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87mm"/>
    </style:style>
    <style:style style:name="co2" style:family="table-column">
      <style:table-column-properties fo:break-before="auto" style:column-width="51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72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22.51mm"/>
    </style:style>
    <style:style style:name="co7" style:family="table-column">
      <style:table-column-properties fo:break-before="auto" style:column-width="10.53mm"/>
    </style:style>
    <style:style style:name="co8" style:family="table-column">
      <style:table-column-properties fo:break-before="auto" style:column-width="64.51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2.33mm"/>
    </style:style>
    <style:style style:name="co11" style:family="table-column">
      <style:table-column-properties fo:break-before="auto" style:column-width="30.5mm"/>
    </style:style>
    <style:style style:name="co12" style:family="table-column">
      <style:table-column-properties fo:break-before="auto" style:column-width="13.41mm"/>
    </style:style>
    <style:style style:name="co13" style:family="table-column">
      <style:table-column-properties fo:break-before="auto" style:column-width="13.19mm"/>
    </style:style>
    <style:style style:name="co14" style:family="table-column">
      <style:table-column-properties fo:break-before="auto" style:column-width="12.31mm"/>
    </style:style>
    <style:style style:name="co15" style:family="table-column">
      <style:table-column-properties fo:break-before="auto" style:column-width="61.72mm"/>
    </style:style>
    <style:style style:name="co16" style:family="table-column">
      <style:table-column-properties fo:break-before="auto" style:column-width="12.96mm"/>
    </style:style>
    <style:style style:name="co17" style:family="table-column">
      <style:table-column-properties fo:break-before="auto" style:column-width="19.56mm"/>
    </style:style>
    <style:style style:name="co18" style:family="table-column">
      <style:table-column-properties fo:break-before="auto" style:column-width="27.68mm"/>
    </style:style>
    <style:style style:name="co19" style:family="table-column">
      <style:table-column-properties fo:break-before="auto" style:column-width="51.38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13.39mm"/>
    </style:style>
    <style:style style:name="co22" style:family="table-column">
      <style:table-column-properties fo:break-before="auto" style:column-width="35.12mm"/>
    </style:style>
    <style:style style:name="co23" style:family="table-column">
      <style:table-column-properties fo:break-before="auto" style:column-width="15.38mm"/>
    </style:style>
    <style:style style:name="co24" style:family="table-column">
      <style:table-column-properties fo:break-before="auto" style:column-width="14.71mm"/>
    </style:style>
    <style:style style:name="co25" style:family="table-column">
      <style:table-column-properties fo:break-before="auto" style:column-width="28.35mm"/>
    </style:style>
    <style:style style:name="co26" style:family="table-column">
      <style:table-column-properties fo:break-before="auto" style:column-width="22.63mm"/>
    </style:style>
    <style:style style:name="co27" style:family="table-column">
      <style:table-column-properties fo:break-before="auto" style:column-width="37.27mm"/>
    </style:style>
    <style:style style:name="co28" style:family="table-column">
      <style:table-column-properties fo:break-before="auto" style:column-width="37.55mm"/>
    </style:style>
    <style:style style:name="co29" style:family="table-column">
      <style:table-column-properties fo:break-before="auto" style:column-width="23.51mm"/>
    </style:style>
    <style:style style:name="co30" style:family="table-column">
      <style:table-column-properties fo:break-before="auto" style:column-width="18.87mm"/>
    </style:style>
    <style:style style:name="co31" style:family="table-column">
      <style:table-column-properties fo:break-before="auto" style:column-width="39.53mm"/>
    </style:style>
    <style:style style:name="co32" style:family="table-column">
      <style:table-column-properties fo:break-before="auto" style:column-width="39.09mm"/>
    </style:style>
    <style:style style:name="co33" style:family="table-column">
      <style:table-column-properties fo:break-before="auto" style:column-width="62.39mm"/>
    </style:style>
    <style:style style:name="co34" style:family="table-column">
      <style:table-column-properties fo:break-before="auto" style:column-width="35.6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end" fo:margin-left="0mm"/>
      <style:text-properties fo:color="#666666" fo:font-weight="bold" style:font-weight-asian="bold" style:font-weight-complex="bold"/>
    </style:style>
    <style:style style:name="ce2" style:family="table-cell" style:parent-style-name="Default">
      <style:table-cell-properties fo:background-color="#e6e6e6" style:cell-protect="protected" style:print-content="true"/>
      <style:text-properties fo:color="#666666" fo:font-weight="bold" style:font-weight-asian="bold" style:font-weight-complex="bold"/>
    </style:style>
    <style:style style:name="ce3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cell-protect="protected" style:print-content="true"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5" style:family="table-cell" style:parent-style-name="Default">
      <style:table-cell-properties fo:background-color="#ffff00" style:cell-protect="none" style:print-content="true"/>
    </style:style>
    <style:style style:name="ce6" style:family="table-cell" style:parent-style-name="Default">
      <style:table-cell-properties fo:background-color="#e6e6e6" style:cell-protect="protected" style:print-content="tru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0">
      <style:table-cell-properties fo:background-color="#ffff00" style:cell-protect="none" style:print-content="true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cell-protect="protected" style:print-content="tru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cell-protect="none" style:print-content="true"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transparent"/>
      <style:text-properties fo:color="#800000" style:font-name="Liberation Mono" fo:font-size="9pt" fo:font-weight="normal" style:font-size-asian="9pt" style:font-weight-asian="normal" style:font-size-complex="9pt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fo:color="#800000" style:font-name="Liberation Mono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transparent"/>
      <style:text-properties fo:font-style="normal" style:text-underline-style="none" style:font-style-asian="normal" style:font-style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TEAM NAMES" table:style-name="ta1" table:protected="true">
        <loext:table-protection loext:select-protected-cells="true" loext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"/>
        <table:table-column table:style-name="co2" table:number-columns-repeated="4" table:default-cell-style-name="ce9"/>
        <table:table-column table:style-name="co3" table:number-columns-repeated="1015" table:default-cell-style-name="ce9"/>
        <table:table-row table:style-name="ro1">
          <table:table-cell/>
          <table:table-cell table:style-name="ce2" office:value-type="string" calcext:value-type="string">
            <text:p>Competition</text:p>
          </table:table-cell>
          <table:table-cell table:style-name="ce2" office:value-type="string" calcext:value-type="string">
            <text:p>Stage 2 Comp Name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U15</text:p>
          </table:table-cell>
          <table:table-cell table:style-name="ce3" office:value-type="string" calcext:value-type="string">
            <text:p>Girls Champions League</text:p>
          </table:table-cell>
          <table:table-cell table:style-name="ce10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Section</text:p>
          </table:table-cell>
          <table:table-cell table:style-name="ce3" office:value-type="string" calcext:value-type="string">
            <text:p>Girls</text:p>
          </table:table-cell>
          <table:table-cell table:style-name="ce3" office:value-type="string" calcext:value-type="string">
            <text:p>Girls Europa League</text:p>
          </table:table-cell>
          <table:table-cell table:style-name="ce10"/>
          <table:table-cell table:style-name="ce11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1</text:p>
          </table:table-cell>
          <table:table-cell table:style-name="ce4" office:value-type="string" calcext:value-type="string">
            <text:p>G2</text:p>
          </table:table-cell>
          <table:table-cell table:style-name="ce4" office:value-type="string" calcext:value-type="string">
            <text:p>G3</text:p>
          </table:table-cell>
          <table:table-cell table:style-name="ce4" office:value-type="string" calcext:value-type="string">
            <text:p>G4</text:p>
          </table:table-cell>
          <table:table-cell table:style-name="ce4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FC Charvil 'B'</text:p>
          </table:table-cell>
          <table:table-cell table:style-name="ce5" office:value-type="string" calcext:value-type="string">
            <text:p>AFC Charvil 'A'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Haslemere Town</text:p>
          </table:table-cell>
          <table:table-cell table:style-name="ce5" office:value-type="string" calcext:value-type="string">
            <text:p>Eastleigh Girls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Maidenhead B&amp;G FC White Sox</text:p>
          </table:table-cell>
          <table:table-cell table:style-name="ce5" office:value-type="string" calcext:value-type="string">
            <text:p>Laurel Park Starz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STBGFC Rockets 'A'</text:p>
          </table:table-cell>
          <table:table-cell table:style-name="ce5" office:value-type="string" calcext:value-type="string">
            <text:p>STBGFC Rockets 'B'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Thatcham Tornadoes Amber</text:p>
          </table:table-cell>
          <table:table-cell table:style-name="ce5" office:value-type="string" calcext:value-type="string">
            <text:p>Thatcham Tornadoes Black</text:p>
          </table:table-cell>
          <table:table-cell table:style-name="ce5" table:number-columns-repeated="2"/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table:number-columns-repeated="4"/>
          <table:table-cell table:number-columns-repeated="1015"/>
        </table:table-row>
        <table:table-row table:style-name="ro1">
          <table:table-cell/>
          <table:table-cell table:style-name="ce6" table:number-columns-repeated="1019"/>
        </table:table-row>
        <table:table-row table:style-name="ro1">
          <table:table-cell office:value-type="string" calcext:value-type="string">
            <text:p>Day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art/Duration</text:p>
          </table:table-cell>
          <table:table-cell table:style-name="ce8" office:value-type="string" calcext:value-type="string">
            <text:p>1400</text:p>
          </table:table-cell>
          <table:table-cell table:style-name="ce8" office:value-type="string" calcext:value-type="string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me/Sec Gap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tches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number-columns-repeated="2"/>
          <table:table-cell table:number-columns-repeated="1015"/>
        </table:table-row>
        <table:table-row table:style-name="ro1">
          <table:table-cell/>
          <table:table-cell table:style-name="ce6" table:number-columns-repeated="1019"/>
        </table:table-row>
        <table:table-row table:style-name="ro1">
          <table:table-cell table:number-columns-repeated="1020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formula="of:=SUBSTITUTE(['TEAM NAMES'.B5];&quot;&quot;&quot;&quot;;&quot;'&quot;)" office:value-type="string" office:string-value="AFC Charvil 'B'" calcext:value-type="string">
            <text:p>AFC Charvil 'B'</text:p>
          </table:table-cell>
          <table:table-cell table:formula="of:=SUBSTITUTE(['TEAM NAMES'.C5];&quot;&quot;&quot;&quot;;&quot;'&quot;)" office:value-type="string" office:string-value="AFC Charvil 'A'" calcext:value-type="string">
            <text:p>AFC Charvil 'A'</text:p>
          </table:table-cell>
          <table:table-cell table:formula="of:=SUBSTITUTE(['TEAM NAMES'.D5];&quot;&quot;&quot;&quot;;&quot;'&quot;)">
            <text:p/>
          </table:table-cell>
          <table:table-cell table:formula="of:=SUBSTITUTE(['TEAM NAMES'.E5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SUBSTITUTE(['TEAM NAMES'.B6];&quot;&quot;&quot;&quot;;&quot;'&quot;)" office:value-type="string" office:string-value="Haslemere Town" calcext:value-type="string">
            <text:p>Haslemere Town</text:p>
          </table:table-cell>
          <table:table-cell table:formula="of:=SUBSTITUTE(['TEAM NAMES'.C6];&quot;&quot;&quot;&quot;;&quot;'&quot;)" office:value-type="string" office:string-value="Eastleigh Girls" calcext:value-type="string">
            <text:p>Eastleigh Girls</text:p>
          </table:table-cell>
          <table:table-cell table:formula="of:=SUBSTITUTE(['TEAM NAMES'.D6];&quot;&quot;&quot;&quot;;&quot;'&quot;)">
            <text:p/>
          </table:table-cell>
          <table:table-cell table:formula="of:=SUBSTITUTE(['TEAM NAMES'.E6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SUBSTITUTE(['TEAM NAMES'.B7];&quot;&quot;&quot;&quot;;&quot;'&quot;)" office:value-type="string" office:string-value="Maidenhead B&amp;G FC White Sox" calcext:value-type="string">
            <text:p>Maidenhead B&amp;G FC White Sox</text:p>
          </table:table-cell>
          <table:table-cell table:formula="of:=SUBSTITUTE(['TEAM NAMES'.C7];&quot;&quot;&quot;&quot;;&quot;'&quot;)" office:value-type="string" office:string-value="Laurel Park Starz" calcext:value-type="string">
            <text:p>Laurel Park Starz</text:p>
          </table:table-cell>
          <table:table-cell table:formula="of:=SUBSTITUTE(['TEAM NAMES'.D7];&quot;&quot;&quot;&quot;;&quot;'&quot;)">
            <text:p/>
          </table:table-cell>
          <table:table-cell table:formula="of:=SUBSTITUTE(['TEAM NAMES'.E7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SUBSTITUTE(['TEAM NAMES'.B8];&quot;&quot;&quot;&quot;;&quot;'&quot;)" office:value-type="string" office:string-value="STBGFC Rockets 'A'" calcext:value-type="string">
            <text:p>STBGFC Rockets 'A'</text:p>
          </table:table-cell>
          <table:table-cell table:formula="of:=SUBSTITUTE(['TEAM NAMES'.C8];&quot;&quot;&quot;&quot;;&quot;'&quot;)" office:value-type="string" office:string-value="STBGFC Rockets 'B'" calcext:value-type="string">
            <text:p>STBGFC Rockets 'B'</text:p>
          </table:table-cell>
          <table:table-cell table:formula="of:=SUBSTITUTE(['TEAM NAMES'.D8];&quot;&quot;&quot;&quot;;&quot;'&quot;)">
            <text:p/>
          </table:table-cell>
          <table:table-cell table:formula="of:=SUBSTITUTE(['TEAM NAMES'.E8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SUBSTITUTE(['TEAM NAMES'.B9];&quot;&quot;&quot;&quot;;&quot;'&quot;)" office:value-type="string" office:string-value="Thatcham Tornadoes Amber" calcext:value-type="string">
            <text:p>Thatcham Tornadoes Amber</text:p>
          </table:table-cell>
          <table:table-cell table:formula="of:=SUBSTITUTE(['TEAM NAMES'.C9];&quot;&quot;&quot;&quot;;&quot;'&quot;)" office:value-type="string" office:string-value="Thatcham Tornadoes Black" calcext:value-type="string">
            <text:p>Thatcham Tornadoes Black</text:p>
          </table:table-cell>
          <table:table-cell table:formula="of:=SUBSTITUTE(['TEAM NAMES'.D9];&quot;&quot;&quot;&quot;;&quot;'&quot;)">
            <text:p/>
          </table:table-cell>
          <table:table-cell table:formula="of:=SUBSTITUTE(['TEAM NAMES'.E9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SUBSTITUTE(['TEAM NAMES'.B10];&quot;&quot;&quot;&quot;;&quot;'&quot;)">
            <text:p/>
          </table:table-cell>
          <table:table-cell table:formula="of:=SUBSTITUTE(['TEAM NAMES'.C10];&quot;&quot;&quot;&quot;;&quot;'&quot;)">
            <text:p/>
          </table:table-cell>
          <table:table-cell table:formula="of:=SUBSTITUTE(['TEAM NAMES'.D10];&quot;&quot;&quot;&quot;;&quot;'&quot;)">
            <text:p/>
          </table:table-cell>
          <table:table-cell table:formula="of:=SUBSTITUTE(['TEAM NAMES'.E10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SUBSTITUTE(['TEAM NAMES'.B11];&quot;&quot;&quot;&quot;;&quot;'&quot;)">
            <text:p/>
          </table:table-cell>
          <table:table-cell table:formula="of:=SUBSTITUTE(['TEAM NAMES'.C11];&quot;&quot;&quot;&quot;;&quot;'&quot;)">
            <text:p/>
          </table:table-cell>
          <table:table-cell table:formula="of:=SUBSTITUTE(['TEAM NAMES'.D11];&quot;&quot;&quot;&quot;;&quot;'&quot;)">
            <text:p/>
          </table:table-cell>
          <table:table-cell table:formula="of:=SUBSTITUTE(['TEAM NAMES'.E11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SUBSTITUTE(['TEAM NAMES'.B12];&quot;&quot;&quot;&quot;;&quot;'&quot;)">
            <text:p/>
          </table:table-cell>
          <table:table-cell table:formula="of:=SUBSTITUTE(['TEAM NAMES'.C12];&quot;&quot;&quot;&quot;;&quot;'&quot;)">
            <text:p/>
          </table:table-cell>
          <table:table-cell table:formula="of:=SUBSTITUTE(['TEAM NAMES'.D12];&quot;&quot;&quot;&quot;;&quot;'&quot;)">
            <text:p/>
          </table:table-cell>
          <table:table-cell table:formula="of:=SUBSTITUTE(['TEAM NAMES'.E12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SUBSTITUTE(['TEAM NAMES'.B13];&quot;&quot;&quot;&quot;;&quot;'&quot;)">
            <text:p/>
          </table:table-cell>
          <table:table-cell table:formula="of:=SUBSTITUTE(['TEAM NAMES'.C13];&quot;&quot;&quot;&quot;;&quot;'&quot;)">
            <text:p/>
          </table:table-cell>
          <table:table-cell table:formula="of:=SUBSTITUTE(['TEAM NAMES'.D13];&quot;&quot;&quot;&quot;;&quot;'&quot;)">
            <text:p/>
          </table:table-cell>
          <table:table-cell table:formula="of:=SUBSTITUTE(['TEAM NAMES'.E13];&quot;&quot;&quot;&quot;;&quot;'&quot;)">
            <text:p/>
          </table:table-cell>
          <table:table-cell table:number-columns-repeated="1015"/>
        </table:table-row>
        <table:table-row table:style-name="ro1" table:visibility="collapse">
          <table:table-cell/>
          <table:table-cell table:formula="of:=SUBSTITUTE(AGE_GROUP;&quot; &quot;;&quot;&quot;)" office:value-type="string" office:string-value="U15" calcext:value-type="string">
            <text:p>U15</text:p>
          </table:table-cell>
          <table:table-cell table:number-columns-repeated="1018"/>
        </table:table-row>
        <table:table-row table:style-name="ro1" table:visibility="collapse">
          <table:table-cell/>
          <table:table-cell table:formula="of:=SUBSTITUTE(SECTION;&quot; &quot;;&quot;&quot;)" office:value-type="string" office:string-value="Girls" calcext:value-type="string">
            <text:p>Girls</text:p>
          </table:table-cell>
          <table:table-cell table:number-columns-repeated="1018"/>
        </table:table-row>
        <table:table-row table:style-name="ro1" table:visibility="collapse">
          <table:table-cell/>
          <table:table-cell table:formula="of:=SUBSTITUTE(S2_SEC1;&quot; &quot;;&quot;&quot;)" office:value-type="string" office:string-value="GirlsChampionsLeague" calcext:value-type="string">
            <text:p>GirlsChampionsLeague</text:p>
          </table:table-cell>
          <table:table-cell table:number-columns-repeated="1018"/>
        </table:table-row>
        <table:table-row table:style-name="ro1" table:visibility="collapse">
          <table:table-cell/>
          <table:table-cell table:formula="of:=SUBSTITUTE(S2_SEC2;&quot; &quot;;&quot;&quot;)" office:value-type="string" office:string-value="GirlsEuropaLeague" calcext:value-type="string">
            <text:p>GirlsEuropaLeague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hh/mm</text:p>
          </table:table-cell>
          <table:table-cell table:formula="of:=(NUMBERVALUE(LEFT(START_TIME;2)))" office:value-type="float" office:value="14" calcext:value-type="float">
            <text:p>14</text:p>
          </table:table-cell>
          <table:table-cell table:formula="of:=NUMBERVALUE(RIGHT(START_TIME;2))" office:value-type="float" office:value="0" calcext:value-type="float">
            <text:p>0</text:p>
          </table:table-cell>
          <table:table-cell table:number-columns-repeated="1017"/>
        </table:table-row>
        <table:table-row table:style-name="ro1" table:visibility="collapse">
          <table:table-cell office:value-type="string" calcext:value-type="string">
            <text:p>first</text:p>
          </table:table-cell>
          <table:table-cell table:formula="of:=(3600000*HH_START)+(60000*MM_START)" office:value-type="float" office:value="50400000" calcext:value-type="float">
            <text:p>50400000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duration</text:p>
          </table:table-cell>
          <table:table-cell table:formula="of:=60000*MATCH_DURATION" office:value-type="float" office:value="600000" calcext:value-type="float">
            <text:p>600000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G-gap</text:p>
          </table:table-cell>
          <table:table-cell table:formula="of:=60000*GAME_GAP" office:value-type="float" office:value="120000" calcext:value-type="float">
            <text:p>120000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S-gap</text:p>
          </table:table-cell>
          <table:table-cell table:formula="of:=60000*SECTION_GAP" office:value-type="float" office:value="600000" calcext:value-type="float">
            <text:p>600000</text:p>
          </table:table-cell>
          <table:table-cell table:number-columns-repeated="1018"/>
        </table:table-row>
        <table:table-row table:style-name="ro1" table:visibility="collapse">
          <table:table-cell office:value-type="string" calcext:value-type="string">
            <text:p>num pitches</text:p>
          </table:table-cell>
          <table:table-cell table:formula="of:=COUNT(INDEX(PITCHES))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visibility="collapse">
          <table:table-cell table:number-columns-repeated="1020"/>
        </table:table-row>
        <table:table-row table:style-name="ro1" table:number-rows-repeated="104853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 x 5 P=1-2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default-cell-style-name="ce12"/>
        <table:table-column table:style-name="co5" table:visibility="collapse" table:default-cell-style-name="ce13"/>
        <table:table-column table:style-name="co6" table:visibility="collapse" table:default-cell-style-name="ce13"/>
        <table:table-column table:style-name="co7" table:visibility="collapse" table:default-cell-style-name="ce12"/>
        <table:table-column table:style-name="co7" table:visibility="collapse" table:number-columns-repeated="2" table:default-cell-style-name="ce14"/>
        <table:table-column table:style-name="co8" table:default-cell-style-name="ce15"/>
        <table:table-column table:style-name="co8" table:default-cell-style-name="ce16"/>
        <table:table-column table:style-name="co9" table:default-cell-style-name="ce18"/>
        <table:table-column table:style-name="co10" table:default-cell-style-name="ce19"/>
        <table:table-column table:style-name="co3" table:number-columns-repeated="1014" table:default-cell-style-name="ce18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4" office:value-type="string" calcext:value-type="string">
            <text:p>Pitch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50400000" calcext:value-type="float">
            <text:p>50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1 x 5 P=1-2'.E2];TRANSLATED_TEAM_NAMES;['1 x 5 P=1-2'.$D2]+1)" office:value-type="string" office:string-value="AFC Charvil 'B'" calcext:value-type="string">
            <text:p>AFC Charvil 'B'</text:p>
          </table:table-cell>
          <table:table-cell table:formula="of:=VLOOKUP(['1 x 5 P=1-2'.F2];TRANSLATED_TEAM_NAMES;['1 x 5 P=1-2'.$D2]+1)" office:value-type="string" office:string-value="Haslemere Town" calcext:value-type="string">
            <text:p>Haslemere Town</text:p>
          </table:table-cell>
          <table:table-cell table:style-name="ce17" table:formula="of:=IF(MOD([.B2]; NUM_PITCHES)=0;INDEX(PITCHES;1;NUM_PITCHES);INDEX(PITCHES;1;MOD([.B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2,&quot;dateTime&quot;:50400000,&quot;duration&quot;:&quot;10m&quot;,&quot;pitch&quot;:&quot;11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50400000,"duration":"10m","pitch":"11","competition":{"name":"U15", "section":"Girls", "group":"1"},"tag":"1", "homeTeam":"AFC Charvil 'B'", "awayTeam":"Haslemere Town"}</text:p>
          </table:table-cell>
          <table:table-cell table:number-columns-repeated="1014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1 x 5 P=1-2'.E3];TRANSLATED_TEAM_NAMES;['1 x 5 P=1-2'.$D3]+1)" office:value-type="string" office:string-value="Maidenhead B&amp;G FC White Sox" calcext:value-type="string">
            <text:p>Maidenhead B&amp;G FC White Sox</text:p>
          </table:table-cell>
          <table:table-cell table:formula="of:=VLOOKUP(['1 x 5 P=1-2'.F3];TRANSLATED_TEAM_NAMES;['1 x 5 P=1-2'.$D3]+1)" office:value-type="string" office:string-value="STBGFC Rockets 'A'" calcext:value-type="string">
            <text:p>STBGFC Rockets 'A'</text:p>
          </table:table-cell>
          <table:table-cell table:style-name="ce17" table:formula="of:=IF(MOD([.B3]; NUM_PITCHES)=0;INDEX(PITCHES;1;NUM_PITCHES);INDEX(PITCHES;1;MOD([.B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2,&quot;dateTime&quot;:50400000,&quot;duration&quot;:&quot;10m&quot;,&quot;pitch&quot;:&quot;12&quot;,&quot;competition&quot;:{&quot;name&quot;:&quot;U15&quot;, &quot;section&quot;:&quot;Girls&quot;, &quot;group&quot;:&quot;1&quot;},&quot;tag&quot;:&quot;1&quot;, &quot;homeTeam&quot;:&quot;Maidenhead B&amp;G FC White Sox&quot;, &quot;awayTeam&quot;:&quot;STBGFC Rockets 'A'&quot;}" calcext:value-type="string">
            <text:p>{"__v":0,"day":2,"dateTime":50400000,"duration":"10m","pitch":"12","competition":{"name":"U15", "section":"Girls", "group":"1"},"tag":"1", "homeTeam":"Maidenhead B&amp;G FC White Sox", "awayTeam":"STBGFC Rockets 'A'"}</text:p>
          </table:table-cell>
          <table:table-cell table:number-columns-repeated="1014"/>
        </table:table-row>
        <table:table-row table:style-name="ro1">
          <table:table-cell table:formula="of:=IF([.I4]&gt;[.I3];[.A3];[.A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51120000" calcext:value-type="float">
            <text:p>511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1 x 5 P=1-2'.E4];TRANSLATED_TEAM_NAMES;['1 x 5 P=1-2'.$D4]+1)" office:value-type="string" office:string-value="Thatcham Tornadoes Amber" calcext:value-type="string">
            <text:p>Thatcham Tornadoes Amber</text:p>
          </table:table-cell>
          <table:table-cell table:formula="of:=VLOOKUP(['1 x 5 P=1-2'.F4];TRANSLATED_TEAM_NAMES;['1 x 5 P=1-2'.$D4]+1)" office:value-type="string" office:string-value="AFC Charvil 'B'" calcext:value-type="string">
            <text:p>AFC Charvil 'B'</text:p>
          </table:table-cell>
          <table:table-cell table:style-name="ce17" table:formula="of:=IF(MOD([.B4]; NUM_PITCHES)=0;INDEX(PITCHES;1;NUM_PITCHES);INDEX(PITCHES;1;MOD([.B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2,&quot;dateTime&quot;:51120000,&quot;duration&quot;:&quot;10m&quot;,&quot;pitch&quot;:&quot;11&quot;,&quot;competition&quot;:{&quot;name&quot;:&quot;U15&quot;, &quot;section&quot;:&quot;Girls&quot;, &quot;group&quot;:&quot;1&quot;},&quot;tag&quot;:&quot;2&quot;, &quot;homeTeam&quot;:&quot;Thatcham Tornadoes Amber&quot;, &quot;awayTeam&quot;:&quot;AFC Charvil 'B'&quot;}" calcext:value-type="string">
            <text:p>{"__v":0,"day":2,"dateTime":51120000,"duration":"10m","pitch":"11","competition":{"name":"U15", "section":"Girls", "group":"1"},"tag":"2", "homeTeam":"Thatcham Tornadoes Amber", "awayTeam":"AFC Charvil 'B'"}</text:p>
          </table:table-cell>
          <table:table-cell table:number-columns-repeated="1014"/>
        </table:table-row>
        <table:table-row table:style-name="ro1">
          <table:table-cell table:formula="of:=IF([.I5]&gt;[.I4];[.A4];[.A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51120000" calcext:value-type="float">
            <text:p>511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1 x 5 P=1-2'.E5];TRANSLATED_TEAM_NAMES;['1 x 5 P=1-2'.$D5]+1)" office:value-type="string" office:string-value="Haslemere Town" calcext:value-type="string">
            <text:p>Haslemere Town</text:p>
          </table:table-cell>
          <table:table-cell table:formula="of:=VLOOKUP(['1 x 5 P=1-2'.F5];TRANSLATED_TEAM_NAMES;['1 x 5 P=1-2'.$D5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5]; NUM_PITCHES)=0;INDEX(PITCHES;1;NUM_PITCHES);INDEX(PITCHES;1;MOD([.B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2,&quot;dateTime&quot;:51120000,&quot;duration&quot;:&quot;10m&quot;,&quot;pitch&quot;:&quot;12&quot;,&quot;competition&quot;:{&quot;name&quot;:&quot;U15&quot;, &quot;section&quot;:&quot;Girls&quot;, &quot;group&quot;:&quot;1&quot;},&quot;tag&quot;:&quot;2&quot;, &quot;homeTeam&quot;:&quot;Haslemere Town&quot;, &quot;awayTeam&quot;:&quot;Maidenhead B&amp;G FC White Sox&quot;}" calcext:value-type="string">
            <text:p>{"__v":0,"day":2,"dateTime":51120000,"duration":"10m","pitch":"12","competition":{"name":"U15", "section":"Girls", "group":"1"},"tag":"2", "homeTeam":"Haslemere Town", "awayTeam":"Maidenhead B&amp;G FC White Sox"}</text:p>
          </table:table-cell>
          <table:table-cell table:number-columns-repeated="1014"/>
        </table:table-row>
        <table:table-row table:style-name="ro1">
          <table:table-cell table:formula="of:=IF([.I6]&gt;[.I5];[.A5];[.A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51840000" calcext:value-type="float">
            <text:p>518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1 x 5 P=1-2'.E6];TRANSLATED_TEAM_NAMES;['1 x 5 P=1-2'.$D6]+1)" office:value-type="string" office:string-value="STBGFC Rockets 'A'" calcext:value-type="string">
            <text:p>STBGFC Rockets 'A'</text:p>
          </table:table-cell>
          <table:table-cell table:formula="of:=VLOOKUP(['1 x 5 P=1-2'.F6];TRANSLATED_TEAM_NAMES;['1 x 5 P=1-2'.$D6]+1)" office:value-type="string" office:string-value="Thatcham Tornadoes Amber" calcext:value-type="string">
            <text:p>Thatcham Tornadoes Amber</text:p>
          </table:table-cell>
          <table:table-cell table:style-name="ce17" table:formula="of:=IF(MOD([.B6]; NUM_PITCHES)=0;INDEX(PITCHES;1;NUM_PITCHES);INDEX(PITCHES;1;MOD([.B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2,&quot;dateTime&quot;:51840000,&quot;duration&quot;:&quot;10m&quot;,&quot;pitch&quot;:&quot;11&quot;,&quot;competition&quot;:{&quot;name&quot;:&quot;U15&quot;, &quot;section&quot;:&quot;Girls&quot;, &quot;group&quot;:&quot;1&quot;},&quot;tag&quot;:&quot;3&quot;, &quot;homeTeam&quot;:&quot;STBGFC Rockets 'A'&quot;, &quot;awayTeam&quot;:&quot;Thatcham Tornadoes Amber&quot;}" calcext:value-type="string">
            <text:p>{"__v":0,"day":2,"dateTime":51840000,"duration":"10m","pitch":"11","competition":{"name":"U15", "section":"Girls", "group":"1"},"tag":"3", "homeTeam":"STBGFC Rockets 'A'", "awayTeam":"Thatcham Tornadoes Amber"}</text:p>
          </table:table-cell>
          <table:table-cell table:number-columns-repeated="1014"/>
        </table:table-row>
        <table:table-row table:style-name="ro1">
          <table:table-cell table:formula="of:=IF([.I7]&gt;[.I6];[.A6];[.A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51840000" calcext:value-type="float">
            <text:p>518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1 x 5 P=1-2'.E7];TRANSLATED_TEAM_NAMES;['1 x 5 P=1-2'.$D7]+1)" office:value-type="string" office:string-value="AFC Charvil 'B'" calcext:value-type="string">
            <text:p>AFC Charvil 'B'</text:p>
          </table:table-cell>
          <table:table-cell table:formula="of:=VLOOKUP(['1 x 5 P=1-2'.F7];TRANSLATED_TEAM_NAMES;['1 x 5 P=1-2'.$D7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7]; NUM_PITCHES)=0;INDEX(PITCHES;1;NUM_PITCHES);INDEX(PITCHES;1;MOD([.B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2,&quot;dateTime&quot;:51840000,&quot;duration&quot;:&quot;10m&quot;,&quot;pitch&quot;:&quot;12&quot;,&quot;competition&quot;:{&quot;name&quot;:&quot;U15&quot;, &quot;section&quot;:&quot;Girls&quot;, &quot;group&quot;:&quot;1&quot;},&quot;tag&quot;:&quot;3&quot;, &quot;homeTeam&quot;:&quot;AFC Charvil 'B'&quot;, &quot;awayTeam&quot;:&quot;Maidenhead B&amp;G FC White Sox&quot;}" calcext:value-type="string">
            <text:p>{"__v":0,"day":2,"dateTime":51840000,"duration":"10m","pitch":"12","competition":{"name":"U15", "section":"Girls", "group":"1"},"tag":"3", "homeTeam":"AFC Charvil 'B'", "awayTeam":"Maidenhead B&amp;G FC White Sox"}</text:p>
          </table:table-cell>
          <table:table-cell table:number-columns-repeated="1014"/>
        </table:table-row>
        <table:table-row table:style-name="ro1">
          <table:table-cell table:formula="of:=IF([.I8]&gt;[.I7];[.A7];[.A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52560000" calcext:value-type="float">
            <text:p>525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1 x 5 P=1-2'.E8];TRANSLATED_TEAM_NAMES;['1 x 5 P=1-2'.$D8]+1)" office:value-type="string" office:string-value="Haslemere Town" calcext:value-type="string">
            <text:p>Haslemere Town</text:p>
          </table:table-cell>
          <table:table-cell table:formula="of:=VLOOKUP(['1 x 5 P=1-2'.F8];TRANSLATED_TEAM_NAMES;['1 x 5 P=1-2'.$D8]+1)" office:value-type="string" office:string-value="STBGFC Rockets 'A'" calcext:value-type="string">
            <text:p>STBGFC Rockets 'A'</text:p>
          </table:table-cell>
          <table:table-cell table:style-name="ce17" table:formula="of:=IF(MOD([.B8]; NUM_PITCHES)=0;INDEX(PITCHES;1;NUM_PITCHES);INDEX(PITCHES;1;MOD([.B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2,&quot;dateTime&quot;:52560000,&quot;duration&quot;:&quot;10m&quot;,&quot;pitch&quot;:&quot;11&quot;,&quot;competition&quot;:{&quot;name&quot;:&quot;U15&quot;, &quot;section&quot;:&quot;Girls&quot;, &quot;group&quot;:&quot;1&quot;},&quot;tag&quot;:&quot;4&quot;, &quot;homeTeam&quot;:&quot;Haslemere Town&quot;, &quot;awayTeam&quot;:&quot;STBGFC Rockets 'A'&quot;}" calcext:value-type="string">
            <text:p>{"__v":0,"day":2,"dateTime":52560000,"duration":"10m","pitch":"11","competition":{"name":"U15", "section":"Girls", "group":"1"},"tag":"4", "homeTeam":"Haslemere Town", "awayTeam":"STBGFC Rockets 'A'"}</text:p>
          </table:table-cell>
          <table:table-cell table:number-columns-repeated="1014"/>
        </table:table-row>
        <table:table-row table:style-name="ro1">
          <table:table-cell table:formula="of:=IF([.I9]&gt;[.I8];[.A8];[.A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52560000" calcext:value-type="float">
            <text:p>525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1 x 5 P=1-2'.E9];TRANSLATED_TEAM_NAMES;['1 x 5 P=1-2'.$D9]+1)" office:value-type="string" office:string-value="Maidenhead B&amp;G FC White Sox" calcext:value-type="string">
            <text:p>Maidenhead B&amp;G FC White Sox</text:p>
          </table:table-cell>
          <table:table-cell table:formula="of:=VLOOKUP(['1 x 5 P=1-2'.F9];TRANSLATED_TEAM_NAMES;['1 x 5 P=1-2'.$D9]+1)" office:value-type="string" office:string-value="Thatcham Tornadoes Amber" calcext:value-type="string">
            <text:p>Thatcham Tornadoes Amber</text:p>
          </table:table-cell>
          <table:table-cell table:style-name="ce17" table:formula="of:=IF(MOD([.B9]; NUM_PITCHES)=0;INDEX(PITCHES;1;NUM_PITCHES);INDEX(PITCHES;1;MOD([.B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2,&quot;dateTime&quot;:52560000,&quot;duration&quot;:&quot;10m&quot;,&quot;pitch&quot;:&quot;12&quot;,&quot;competition&quot;:{&quot;name&quot;:&quot;U15&quot;, &quot;section&quot;:&quot;Girls&quot;, &quot;group&quot;:&quot;1&quot;},&quot;tag&quot;:&quot;4&quot;, &quot;homeTeam&quot;:&quot;Maidenhead B&amp;G FC White Sox&quot;, &quot;awayTeam&quot;:&quot;Thatcham Tornadoes Amber&quot;}" calcext:value-type="string">
            <text:p>{"__v":0,"day":2,"dateTime":52560000,"duration":"10m","pitch":"12","competition":{"name":"U15", "section":"Girls", "group":"1"},"tag":"4", "homeTeam":"Maidenhead B&amp;G FC White Sox", "awayTeam":"Thatcham Tornadoes Amber"}</text:p>
          </table:table-cell>
          <table:table-cell table:number-columns-repeated="1014"/>
        </table:table-row>
        <table:table-row table:style-name="ro1">
          <table:table-cell table:formula="of:=IF([.I10]&gt;[.I9];[.A9];[.A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53280000" calcext:value-type="float">
            <text:p>532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1 x 5 P=1-2'.E10];TRANSLATED_TEAM_NAMES;['1 x 5 P=1-2'.$D10]+1)" office:value-type="string" office:string-value="STBGFC Rockets 'A'" calcext:value-type="string">
            <text:p>STBGFC Rockets 'A'</text:p>
          </table:table-cell>
          <table:table-cell table:formula="of:=VLOOKUP(['1 x 5 P=1-2'.F10];TRANSLATED_TEAM_NAMES;['1 x 5 P=1-2'.$D10]+1)" office:value-type="string" office:string-value="AFC Charvil 'B'" calcext:value-type="string">
            <text:p>AFC Charvil 'B'</text:p>
          </table:table-cell>
          <table:table-cell table:style-name="ce17" table:formula="of:=IF(MOD([.B10]; NUM_PITCHES)=0;INDEX(PITCHES;1;NUM_PITCHES);INDEX(PITCHES;1;MOD([.B1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2,&quot;dateTime&quot;:53280000,&quot;duration&quot;:&quot;10m&quot;,&quot;pitch&quot;:&quot;11&quot;,&quot;competition&quot;:{&quot;name&quot;:&quot;U15&quot;, &quot;section&quot;:&quot;Girls&quot;, &quot;group&quot;:&quot;1&quot;},&quot;tag&quot;:&quot;5&quot;, &quot;homeTeam&quot;:&quot;STBGFC Rockets 'A'&quot;, &quot;awayTeam&quot;:&quot;AFC Charvil 'B'&quot;}" calcext:value-type="string">
            <text:p>{"__v":0,"day":2,"dateTime":53280000,"duration":"10m","pitch":"11","competition":{"name":"U15", "section":"Girls", "group":"1"},"tag":"5", "homeTeam":"STBGFC Rockets 'A'", "awayTeam":"AFC Charvil 'B'"}</text:p>
          </table:table-cell>
          <table:table-cell table:number-columns-repeated="1014"/>
        </table:table-row>
        <table:table-row table:style-name="ro1">
          <table:table-cell table:formula="of:=IF([.I11]&gt;[.I10];[.A10];[.A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53280000" calcext:value-type="float">
            <text:p>532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1 x 5 P=1-2'.E11];TRANSLATED_TEAM_NAMES;['1 x 5 P=1-2'.$D11]+1)" office:value-type="string" office:string-value="Thatcham Tornadoes Amber" calcext:value-type="string">
            <text:p>Thatcham Tornadoes Amber</text:p>
          </table:table-cell>
          <table:table-cell table:formula="of:=VLOOKUP(['1 x 5 P=1-2'.F11];TRANSLATED_TEAM_NAMES;['1 x 5 P=1-2'.$D11]+1)" office:value-type="string" office:string-value="Haslemere Town" calcext:value-type="string">
            <text:p>Haslemere Town</text:p>
          </table:table-cell>
          <table:table-cell table:style-name="ce17" table:formula="of:=IF(MOD([.B11]; NUM_PITCHES)=0;INDEX(PITCHES;1;NUM_PITCHES);INDEX(PITCHES;1;MOD([.B11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2,&quot;dateTime&quot;:53280000,&quot;duration&quot;:&quot;10m&quot;,&quot;pitch&quot;:&quot;12&quot;,&quot;competition&quot;:{&quot;name&quot;:&quot;U15&quot;, &quot;section&quot;:&quot;Girls&quot;, &quot;group&quot;:&quot;1&quot;},&quot;tag&quot;:&quot;5&quot;, &quot;homeTeam&quot;:&quot;Thatcham Tornadoes Amber&quot;, &quot;awayTeam&quot;:&quot;Haslemere Town&quot;}" calcext:value-type="string">
            <text:p>{"__v":0,"day":2,"dateTime":53280000,"duration":"10m","pitch":"12","competition":{"name":"U15", "section":"Girls", "group":"1"},"tag":"5", "homeTeam":"Thatcham Tornadoes Amber", "awayTeam":"Haslemere Town"}</text:p>
          </table:table-cell>
          <table:table-cell table:number-columns-repeated="1014"/>
        </table:table-row>
        <table:table-row table:style-name="ro1">
          <table:table-cell table:formula="of:=IF([.I12]&gt;[.I11];[.A11];[.A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VLOOKUP(['1 x 5 P=1-2'.E12];TRANSLATED_TEAM_NAMES;['1 x 5 P=1-2'.$D12]+1)" office:value-type="string" office:string-value="Haslemere Town" calcext:value-type="string">
            <text:p>Haslemere Town</text:p>
          </table:table-cell>
          <table:table-cell table:formula="of:=VLOOKUP(['1 x 5 P=1-2'.F12];TRANSLATED_TEAM_NAMES;['1 x 5 P=1-2'.$D12]+1)" office:value-type="string" office:string-value="AFC Charvil 'B'" calcext:value-type="string">
            <text:p>AFC Charvil 'B'</text:p>
          </table:table-cell>
          <table:table-cell table:style-name="ce17" table:formula="of:=IF(MOD([.B12]; NUM_PITCHES)=0;INDEX(PITCHES;1;NUM_PITCHES);INDEX(PITCHES;1;MOD([.B1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2,&quot;dateTime&quot;:54000000,&quot;duration&quot;:&quot;10m&quot;,&quot;pitch&quot;:&quot;11&quot;,&quot;competition&quot;:{&quot;name&quot;:&quot;U15&quot;, &quot;section&quot;:&quot;Girls&quot;, &quot;group&quot;:&quot;1&quot;},&quot;tag&quot;:&quot;6&quot;, &quot;homeTeam&quot;:&quot;Haslemere Town&quot;, &quot;awayTeam&quot;:&quot;AFC Charvil 'B'&quot;}" calcext:value-type="string">
            <text:p>{"__v":0,"day":2,"dateTime":54000000,"duration":"10m","pitch":"11","competition":{"name":"U15", "section":"Girls", "group":"1"},"tag":"6", "homeTeam":"Haslemere Town", "awayTeam":"AFC Charvil 'B'"}</text:p>
          </table:table-cell>
          <table:table-cell table:number-columns-repeated="1014"/>
        </table:table-row>
        <table:table-row table:style-name="ro1">
          <table:table-cell table:formula="of:=IF([.I13]&gt;[.I12];[.A12];[.A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'1 x 5 P=1-2'.E13];TRANSLATED_TEAM_NAMES;['1 x 5 P=1-2'.$D13]+1)" office:value-type="string" office:string-value="STBGFC Rockets 'A'" calcext:value-type="string">
            <text:p>STBGFC Rockets 'A'</text:p>
          </table:table-cell>
          <table:table-cell table:formula="of:=VLOOKUP(['1 x 5 P=1-2'.F13];TRANSLATED_TEAM_NAMES;['1 x 5 P=1-2'.$D13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13]; NUM_PITCHES)=0;INDEX(PITCHES;1;NUM_PITCHES);INDEX(PITCHES;1;MOD([.B1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2,&quot;dateTime&quot;:54000000,&quot;duration&quot;:&quot;10m&quot;,&quot;pitch&quot;:&quot;12&quot;,&quot;competition&quot;:{&quot;name&quot;:&quot;U15&quot;, &quot;section&quot;:&quot;Girls&quot;, &quot;group&quot;:&quot;1&quot;},&quot;tag&quot;:&quot;6&quot;, &quot;homeTeam&quot;:&quot;STBGFC Rockets 'A'&quot;, &quot;awayTeam&quot;:&quot;Maidenhead B&amp;G FC White Sox&quot;}" calcext:value-type="string">
            <text:p>{"__v":0,"day":2,"dateTime":54000000,"duration":"10m","pitch":"12","competition":{"name":"U15", "section":"Girls", "group":"1"},"tag":"6", "homeTeam":"STBGFC Rockets 'A'", "awayTeam":"Maidenhead B&amp;G FC White Sox"}</text:p>
          </table:table-cell>
          <table:table-cell table:number-columns-repeated="1014"/>
        </table:table-row>
        <table:table-row table:style-name="ro1">
          <table:table-cell table:formula="of:=IF([.I14]&gt;[.I13];[.A13];[.A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54720000" calcext:value-type="float">
            <text:p>547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'1 x 5 P=1-2'.E14];TRANSLATED_TEAM_NAMES;['1 x 5 P=1-2'.$D14]+1)" office:value-type="string" office:string-value="AFC Charvil 'B'" calcext:value-type="string">
            <text:p>AFC Charvil 'B'</text:p>
          </table:table-cell>
          <table:table-cell table:formula="of:=VLOOKUP(['1 x 5 P=1-2'.F14];TRANSLATED_TEAM_NAMES;['1 x 5 P=1-2'.$D14]+1)" office:value-type="string" office:string-value="Thatcham Tornadoes Amber" calcext:value-type="string">
            <text:p>Thatcham Tornadoes Amber</text:p>
          </table:table-cell>
          <table:table-cell table:style-name="ce17" table:formula="of:=IF(MOD([.B14]; NUM_PITCHES)=0;INDEX(PITCHES;1;NUM_PITCHES);INDEX(PITCHES;1;MOD([.B1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4] &amp; &quot;&quot;&quot;},&quot;&quot;tag&quot;&quot;:&quot;&quot;&quot; &amp; [.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2,&quot;dateTime&quot;:54720000,&quot;duration&quot;:&quot;10m&quot;,&quot;pitch&quot;:&quot;11&quot;,&quot;competition&quot;:{&quot;name&quot;:&quot;U15&quot;, &quot;section&quot;:&quot;Girls&quot;, &quot;group&quot;:&quot;1&quot;},&quot;tag&quot;:&quot;7&quot;, &quot;homeTeam&quot;:&quot;AFC Charvil 'B'&quot;, &quot;awayTeam&quot;:&quot;Thatcham Tornadoes Amber&quot;}" calcext:value-type="string">
            <text:p>{"__v":0,"day":2,"dateTime":54720000,"duration":"10m","pitch":"11","competition":{"name":"U15", "section":"Girls", "group":"1"},"tag":"7", "homeTeam":"AFC Charvil 'B'", "awayTeam":"Thatcham Tornadoes Amber"}</text:p>
          </table:table-cell>
          <table:table-cell table:number-columns-repeated="1014"/>
        </table:table-row>
        <table:table-row table:style-name="ro1">
          <table:table-cell table:formula="of:=IF([.I15]&gt;[.I14];[.A14];[.A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54720000" calcext:value-type="float">
            <text:p>547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VLOOKUP(['1 x 5 P=1-2'.E15];TRANSLATED_TEAM_NAMES;['1 x 5 P=1-2'.$D15]+1)" office:value-type="string" office:string-value="Maidenhead B&amp;G FC White Sox" calcext:value-type="string">
            <text:p>Maidenhead B&amp;G FC White Sox</text:p>
          </table:table-cell>
          <table:table-cell table:formula="of:=VLOOKUP(['1 x 5 P=1-2'.F15];TRANSLATED_TEAM_NAMES;['1 x 5 P=1-2'.$D15]+1)" office:value-type="string" office:string-value="Haslemere Town" calcext:value-type="string">
            <text:p>Haslemere Town</text:p>
          </table:table-cell>
          <table:table-cell table:style-name="ce17" table:formula="of:=IF(MOD([.B15]; NUM_PITCHES)=0;INDEX(PITCHES;1;NUM_PITCHES);INDEX(PITCHES;1;MOD([.B1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5] &amp; &quot;&quot;&quot;},&quot;&quot;tag&quot;&quot;:&quot;&quot;&quot; &amp; [.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2,&quot;dateTime&quot;:54720000,&quot;duration&quot;:&quot;10m&quot;,&quot;pitch&quot;:&quot;12&quot;,&quot;competition&quot;:{&quot;name&quot;:&quot;U15&quot;, &quot;section&quot;:&quot;Girls&quot;, &quot;group&quot;:&quot;1&quot;},&quot;tag&quot;:&quot;7&quot;, &quot;homeTeam&quot;:&quot;Maidenhead B&amp;G FC White Sox&quot;, &quot;awayTeam&quot;:&quot;Haslemere Town&quot;}" calcext:value-type="string">
            <text:p>{"__v":0,"day":2,"dateTime":54720000,"duration":"10m","pitch":"12","competition":{"name":"U15", "section":"Girls", "group":"1"},"tag":"7", "homeTeam":"Maidenhead B&amp;G FC White Sox", "awayTeam":"Haslemere Town"}</text:p>
          </table:table-cell>
          <table:table-cell table:number-columns-repeated="1014"/>
        </table:table-row>
        <table:table-row table:style-name="ro1">
          <table:table-cell table:formula="of:=IF([.I16]&gt;[.I15];[.A15];[.A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55440000" calcext:value-type="float">
            <text:p>554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VLOOKUP(['1 x 5 P=1-2'.E16];TRANSLATED_TEAM_NAMES;['1 x 5 P=1-2'.$D16]+1)" office:value-type="string" office:string-value="Thatcham Tornadoes Amber" calcext:value-type="string">
            <text:p>Thatcham Tornadoes Amber</text:p>
          </table:table-cell>
          <table:table-cell table:formula="of:=VLOOKUP(['1 x 5 P=1-2'.F16];TRANSLATED_TEAM_NAMES;['1 x 5 P=1-2'.$D16]+1)" office:value-type="string" office:string-value="STBGFC Rockets 'A'" calcext:value-type="string">
            <text:p>STBGFC Rockets 'A'</text:p>
          </table:table-cell>
          <table:table-cell table:style-name="ce17" table:formula="of:=IF(MOD([.B16]; NUM_PITCHES)=0;INDEX(PITCHES;1;NUM_PITCHES);INDEX(PITCHES;1;MOD([.B1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6] &amp; &quot;&quot;&quot;},&quot;&quot;tag&quot;&quot;:&quot;&quot;&quot; &amp; [.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2,&quot;dateTime&quot;:55440000,&quot;duration&quot;:&quot;10m&quot;,&quot;pitch&quot;:&quot;11&quot;,&quot;competition&quot;:{&quot;name&quot;:&quot;U15&quot;, &quot;section&quot;:&quot;Girls&quot;, &quot;group&quot;:&quot;1&quot;},&quot;tag&quot;:&quot;8&quot;, &quot;homeTeam&quot;:&quot;Thatcham Tornadoes Amber&quot;, &quot;awayTeam&quot;:&quot;STBGFC Rockets 'A'&quot;}" calcext:value-type="string">
            <text:p>{"__v":0,"day":2,"dateTime":55440000,"duration":"10m","pitch":"11","competition":{"name":"U15", "section":"Girls", "group":"1"},"tag":"8", "homeTeam":"Thatcham Tornadoes Amber", "awayTeam":"STBGFC Rockets 'A'"}</text:p>
          </table:table-cell>
          <table:table-cell table:number-columns-repeated="1014"/>
        </table:table-row>
        <table:table-row table:style-name="ro1">
          <table:table-cell table:formula="of:=IF([.I17]&gt;[.I16];[.A16];[.A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55440000" calcext:value-type="float">
            <text:p>554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'1 x 5 P=1-2'.E17];TRANSLATED_TEAM_NAMES;['1 x 5 P=1-2'.$D17]+1)" office:value-type="string" office:string-value="Maidenhead B&amp;G FC White Sox" calcext:value-type="string">
            <text:p>Maidenhead B&amp;G FC White Sox</text:p>
          </table:table-cell>
          <table:table-cell table:formula="of:=VLOOKUP(['1 x 5 P=1-2'.F17];TRANSLATED_TEAM_NAMES;['1 x 5 P=1-2'.$D17]+1)" office:value-type="string" office:string-value="AFC Charvil 'B'" calcext:value-type="string">
            <text:p>AFC Charvil 'B'</text:p>
          </table:table-cell>
          <table:table-cell table:style-name="ce17" table:formula="of:=IF(MOD([.B17]; NUM_PITCHES)=0;INDEX(PITCHES;1;NUM_PITCHES);INDEX(PITCHES;1;MOD([.B1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7] &amp; &quot;&quot;&quot;},&quot;&quot;tag&quot;&quot;:&quot;&quot;&quot; &amp; [.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2,&quot;dateTime&quot;:55440000,&quot;duration&quot;:&quot;10m&quot;,&quot;pitch&quot;:&quot;12&quot;,&quot;competition&quot;:{&quot;name&quot;:&quot;U15&quot;, &quot;section&quot;:&quot;Girls&quot;, &quot;group&quot;:&quot;1&quot;},&quot;tag&quot;:&quot;8&quot;, &quot;homeTeam&quot;:&quot;Maidenhead B&amp;G FC White Sox&quot;, &quot;awayTeam&quot;:&quot;AFC Charvil 'B'&quot;}" calcext:value-type="string">
            <text:p>{"__v":0,"day":2,"dateTime":55440000,"duration":"10m","pitch":"12","competition":{"name":"U15", "section":"Girls", "group":"1"},"tag":"8", "homeTeam":"Maidenhead B&amp;G FC White Sox", "awayTeam":"AFC Charvil 'B'"}</text:p>
          </table:table-cell>
          <table:table-cell table:number-columns-repeated="1014"/>
        </table:table-row>
        <table:table-row table:style-name="ro1">
          <table:table-cell table:formula="of:=IF([.I18]&gt;[.I17];[.A17];[.A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56160000" calcext:value-type="float">
            <text:p>561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'1 x 5 P=1-2'.E18];TRANSLATED_TEAM_NAMES;['1 x 5 P=1-2'.$D18]+1)" office:value-type="string" office:string-value="STBGFC Rockets 'A'" calcext:value-type="string">
            <text:p>STBGFC Rockets 'A'</text:p>
          </table:table-cell>
          <table:table-cell table:formula="of:=VLOOKUP(['1 x 5 P=1-2'.F18];TRANSLATED_TEAM_NAMES;['1 x 5 P=1-2'.$D18]+1)" office:value-type="string" office:string-value="Haslemere Town" calcext:value-type="string">
            <text:p>Haslemere Town</text:p>
          </table:table-cell>
          <table:table-cell table:style-name="ce17" table:formula="of:=IF(MOD([.B18]; NUM_PITCHES)=0;INDEX(PITCHES;1;NUM_PITCHES);INDEX(PITCHES;1;MOD([.B1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8] &amp; &quot;&quot;&quot;},&quot;&quot;tag&quot;&quot;:&quot;&quot;&quot; &amp; [.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2,&quot;dateTime&quot;:56160000,&quot;duration&quot;:&quot;10m&quot;,&quot;pitch&quot;:&quot;11&quot;,&quot;competition&quot;:{&quot;name&quot;:&quot;U15&quot;, &quot;section&quot;:&quot;Girls&quot;, &quot;group&quot;:&quot;1&quot;},&quot;tag&quot;:&quot;9&quot;, &quot;homeTeam&quot;:&quot;STBGFC Rockets 'A'&quot;, &quot;awayTeam&quot;:&quot;Haslemere Town&quot;}" calcext:value-type="string">
            <text:p>{"__v":0,"day":2,"dateTime":56160000,"duration":"10m","pitch":"11","competition":{"name":"U15", "section":"Girls", "group":"1"},"tag":"9", "homeTeam":"STBGFC Rockets 'A'", "awayTeam":"Haslemere Town"}</text:p>
          </table:table-cell>
          <table:table-cell table:number-columns-repeated="1014"/>
        </table:table-row>
        <table:table-row table:style-name="ro1">
          <table:table-cell table:formula="of:=IF([.I19]&gt;[.I18];[.A18];[.A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56160000" calcext:value-type="float">
            <text:p>561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'1 x 5 P=1-2'.E19];TRANSLATED_TEAM_NAMES;['1 x 5 P=1-2'.$D19]+1)" office:value-type="string" office:string-value="Thatcham Tornadoes Amber" calcext:value-type="string">
            <text:p>Thatcham Tornadoes Amber</text:p>
          </table:table-cell>
          <table:table-cell table:formula="of:=VLOOKUP(['1 x 5 P=1-2'.F19];TRANSLATED_TEAM_NAMES;['1 x 5 P=1-2'.$D19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19]; NUM_PITCHES)=0;INDEX(PITCHES;1;NUM_PITCHES);INDEX(PITCHES;1;MOD([.B1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9] &amp; &quot;&quot;&quot;},&quot;&quot;tag&quot;&quot;:&quot;&quot;&quot; &amp; [.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2,&quot;dateTime&quot;:56160000,&quot;duration&quot;:&quot;10m&quot;,&quot;pitch&quot;:&quot;12&quot;,&quot;competition&quot;:{&quot;name&quot;:&quot;U15&quot;, &quot;section&quot;:&quot;Girls&quot;, &quot;group&quot;:&quot;1&quot;},&quot;tag&quot;:&quot;9&quot;, &quot;homeTeam&quot;:&quot;Thatcham Tornadoes Amber&quot;, &quot;awayTeam&quot;:&quot;Maidenhead B&amp;G FC White Sox&quot;}" calcext:value-type="string">
            <text:p>{"__v":0,"day":2,"dateTime":56160000,"duration":"10m","pitch":"12","competition":{"name":"U15", "section":"Girls", "group":"1"},"tag":"9", "homeTeam":"Thatcham Tornadoes Amber", "awayTeam":"Maidenhead B&amp;G FC White Sox"}</text:p>
          </table:table-cell>
          <table:table-cell table:number-columns-repeated="1014"/>
        </table:table-row>
        <table:table-row table:style-name="ro1">
          <table:table-cell table:formula="of:=IF([.I20]&gt;[.I19];[.A19];[.A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56880000" calcext:value-type="float">
            <text:p>568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'1 x 5 P=1-2'.E20];TRANSLATED_TEAM_NAMES;['1 x 5 P=1-2'.$D20]+1)" office:value-type="string" office:string-value="AFC Charvil 'B'" calcext:value-type="string">
            <text:p>AFC Charvil 'B'</text:p>
          </table:table-cell>
          <table:table-cell table:formula="of:=VLOOKUP(['1 x 5 P=1-2'.F20];TRANSLATED_TEAM_NAMES;['1 x 5 P=1-2'.$D20]+1)" office:value-type="string" office:string-value="STBGFC Rockets 'A'" calcext:value-type="string">
            <text:p>STBGFC Rockets 'A'</text:p>
          </table:table-cell>
          <table:table-cell table:style-name="ce17" table:formula="of:=IF(MOD([.B20]; NUM_PITCHES)=0;INDEX(PITCHES;1;NUM_PITCHES);INDEX(PITCHES;1;MOD([.B2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0] &amp; &quot;&quot;&quot;},&quot;&quot;tag&quot;&quot;:&quot;&quot;&quot; &amp; [.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2,&quot;dateTime&quot;:56880000,&quot;duration&quot;:&quot;10m&quot;,&quot;pitch&quot;:&quot;11&quot;,&quot;competition&quot;:{&quot;name&quot;:&quot;U15&quot;, &quot;section&quot;:&quot;Girls&quot;, &quot;group&quot;:&quot;1&quot;},&quot;tag&quot;:&quot;10&quot;, &quot;homeTeam&quot;:&quot;AFC Charvil 'B'&quot;, &quot;awayTeam&quot;:&quot;STBGFC Rockets 'A'&quot;}" calcext:value-type="string">
            <text:p>{"__v":0,"day":2,"dateTime":56880000,"duration":"10m","pitch":"11","competition":{"name":"U15", "section":"Girls", "group":"1"},"tag":"10", "homeTeam":"AFC Charvil 'B'", "awayTeam":"STBGFC Rockets 'A'"}</text:p>
          </table:table-cell>
          <table:table-cell table:number-columns-repeated="1014"/>
        </table:table-row>
        <table:table-row table:style-name="ro1">
          <table:table-cell table:formula="of:=IF([.I21]&gt;[.I20];[.A20];[.A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56880000" calcext:value-type="float">
            <text:p>568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'1 x 5 P=1-2'.E21];TRANSLATED_TEAM_NAMES;['1 x 5 P=1-2'.$D21]+1)" office:value-type="string" office:string-value="Haslemere Town" calcext:value-type="string">
            <text:p>Haslemere Town</text:p>
          </table:table-cell>
          <table:table-cell table:formula="of:=VLOOKUP(['1 x 5 P=1-2'.F21];TRANSLATED_TEAM_NAMES;['1 x 5 P=1-2'.$D21]+1)" office:value-type="string" office:string-value="Thatcham Tornadoes Amber" calcext:value-type="string">
            <text:p>Thatcham Tornadoes Amber</text:p>
          </table:table-cell>
          <table:table-cell table:style-name="ce17" table:formula="of:=IF(MOD([.B21]; NUM_PITCHES)=0;INDEX(PITCHES;1;NUM_PITCHES);INDEX(PITCHES;1;MOD([.B21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1] &amp; &quot;&quot;&quot;},&quot;&quot;tag&quot;&quot;:&quot;&quot;&quot; &amp; [.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2,&quot;dateTime&quot;:56880000,&quot;duration&quot;:&quot;10m&quot;,&quot;pitch&quot;:&quot;12&quot;,&quot;competition&quot;:{&quot;name&quot;:&quot;U15&quot;, &quot;section&quot;:&quot;Girls&quot;, &quot;group&quot;:&quot;1&quot;},&quot;tag&quot;:&quot;10&quot;, &quot;homeTeam&quot;:&quot;Haslemere Town&quot;, &quot;awayTeam&quot;:&quot;Thatcham Tornadoes Amber&quot;}" calcext:value-type="string">
            <text:p>{"__v":0,"day":2,"dateTime":56880000,"duration":"10m","pitch":"12","competition":{"name":"U15", "section":"Girls", "group":"1"},"tag":"10", "homeTeam":"Haslemere Town", "awayTeam":"Thatcham Tornadoes Amber"}</text:p>
          </table:table-cell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 x 7 P=1-2" table:style-name="ta1" table:protected="true">
        <loext:table-protection loext:select-protected-cells="true" loext:select-unprotected-cells="true"/>
        <table:table-column table:style-name="co3" table:default-cell-style-name="ce12"/>
        <table:table-column table:style-name="co5" table:visibility="collapse" table:default-cell-style-name="ce13"/>
        <table:table-column table:style-name="co11" table:visibility="collapse" table:default-cell-style-name="ce13"/>
        <table:table-column table:style-name="co12" table:visibility="collapse" table:default-cell-style-name="ce12"/>
        <table:table-column table:style-name="co13" table:visibility="collapse" table:default-cell-style-name="ce14"/>
        <table:table-column table:style-name="co14" table:visibility="collapse" table:default-cell-style-name="ce14"/>
        <table:table-column table:style-name="co15" table:default-cell-style-name="ce15"/>
        <table:table-column table:style-name="co15" table:default-cell-style-name="ce16"/>
        <table:table-column table:style-name="co9" table:default-cell-style-name="ce18"/>
        <table:table-column table:style-name="co10" table:default-cell-style-name="ce19"/>
        <table:table-column table:style-name="co3" table:number-columns-repeated="1014" table:default-cell-style-name="ce18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table:style-name="ce14" office:value-type="string" calcext:value-type="string">
            <text:p>Pitch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50400000" calcext:value-type="float">
            <text:p>50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1 x 7 P=1-2'.E2];TRANSLATED_TEAM_NAMES;['1 x 7 P=1-2'.$D2]+1)" office:value-type="string" office:string-value="AFC Charvil 'B'" calcext:value-type="string">
            <text:p>AFC Charvil 'B'</text:p>
          </table:table-cell>
          <table:table-cell table:formula="of:=VLOOKUP(['1 x 7 P=1-2'.F2];TRANSLATED_TEAM_NAMES;['1 x 7 P=1-2'.$D2]+1)" office:value-type="string" office:string-value="Haslemere Town" calcext:value-type="string">
            <text:p>Haslemere Town</text:p>
          </table:table-cell>
          <table:table-cell table:style-name="ce17" table:formula="of:=IF(MOD([.B2]; NUM_PITCHES)=0;INDEX(PITCHES;1;NUM_PITCHES);INDEX(PITCHES;1;MOD([.B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2,&quot;dateTime&quot;:50400000,&quot;duration&quot;:&quot;10m&quot;,&quot;pitch&quot;:&quot;11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50400000,"duration":"10m","pitch":"11","competition":{"name":"U15", "section":"Girls", "group":"1"},"tag":"1", "homeTeam":"AFC Charvil 'B'", "awayTeam":"Haslemere Town"}</text:p>
          </table:table-cell>
          <table:table-cell table:number-columns-repeated="1014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1 x 7 P=1-2'.E3];TRANSLATED_TEAM_NAMES;['1 x 7 P=1-2'.$D3]+1)" office:value-type="string" office:string-value="Maidenhead B&amp;G FC White Sox" calcext:value-type="string">
            <text:p>Maidenhead B&amp;G FC White Sox</text:p>
          </table:table-cell>
          <table:table-cell table:formula="of:=VLOOKUP(['1 x 7 P=1-2'.F3];TRANSLATED_TEAM_NAMES;['1 x 7 P=1-2'.$D3]+1)" office:value-type="string" office:string-value="STBGFC Rockets 'A'" calcext:value-type="string">
            <text:p>STBGFC Rockets 'A'</text:p>
          </table:table-cell>
          <table:table-cell table:style-name="ce17" table:formula="of:=IF(MOD([.B3]; NUM_PITCHES)=0;INDEX(PITCHES;1;NUM_PITCHES);INDEX(PITCHES;1;MOD([.B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2,&quot;dateTime&quot;:50400000,&quot;duration&quot;:&quot;10m&quot;,&quot;pitch&quot;:&quot;12&quot;,&quot;competition&quot;:{&quot;name&quot;:&quot;U15&quot;, &quot;section&quot;:&quot;Girls&quot;, &quot;group&quot;:&quot;1&quot;},&quot;tag&quot;:&quot;1&quot;, &quot;homeTeam&quot;:&quot;Maidenhead B&amp;G FC White Sox&quot;, &quot;awayTeam&quot;:&quot;STBGFC Rockets 'A'&quot;}" calcext:value-type="string">
            <text:p>{"__v":0,"day":2,"dateTime":50400000,"duration":"10m","pitch":"12","competition":{"name":"U15", "section":"Girls", "group":"1"},"tag":"1", "homeTeam":"Maidenhead B&amp;G FC White Sox", "awayTeam":"STBGFC Rockets 'A'"}</text:p>
          </table:table-cell>
          <table:table-cell table:number-columns-repeated="1014"/>
        </table:table-row>
        <table:table-row table:style-name="ro1">
          <table:table-cell table:formula="of:=IF([.I4]&gt;[.I3];[.A3];[.A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51120000" calcext:value-type="float">
            <text:p>5112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'1 x 7 P=1-2'.E4];TRANSLATED_TEAM_NAMES;['1 x 7 P=1-2'.$D4]+1)">
            <text:p/>
          </table:table-cell>
          <table:table-cell table:formula="of:=VLOOKUP(['1 x 7 P=1-2'.F4];TRANSLATED_TEAM_NAMES;['1 x 7 P=1-2'.$D4]+1)" office:value-type="string" office:string-value="AFC Charvil 'B'" calcext:value-type="string">
            <text:p>AFC Charvil 'B'</text:p>
          </table:table-cell>
          <table:table-cell table:style-name="ce17" table:formula="of:=IF(MOD([.B4]; NUM_PITCHES)=0;INDEX(PITCHES;1;NUM_PITCHES);INDEX(PITCHES;1;MOD([.B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2,&quot;dateTime&quot;:51120000,&quot;duration&quot;:&quot;10m&quot;,&quot;pitch&quot;:&quot;11&quot;,&quot;competition&quot;:{&quot;name&quot;:&quot;U15&quot;, &quot;section&quot;:&quot;Girls&quot;, &quot;group&quot;:&quot;1&quot;},&quot;tag&quot;:&quot;2&quot;, &quot;homeTeam&quot;:&quot;&quot;, &quot;awayTeam&quot;:&quot;AFC Charvil 'B'&quot;}" calcext:value-type="string">
            <text:p>{"__v":0,"day":2,"dateTime":51120000,"duration":"10m","pitch":"11","competition":{"name":"U15", "section":"Girls", "group":"1"},"tag":"2", "homeTeam":"", "awayTeam":"AFC Charvil 'B'"}</text:p>
          </table:table-cell>
          <table:table-cell table:number-columns-repeated="1014"/>
        </table:table-row>
        <table:table-row table:style-name="ro1">
          <table:table-cell table:formula="of:=IF([.I5]&gt;[.I4];[.A4];[.A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51120000" calcext:value-type="float">
            <text:p>511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1 x 7 P=1-2'.E5];TRANSLATED_TEAM_NAMES;['1 x 7 P=1-2'.$D5]+1)" office:value-type="string" office:string-value="Thatcham Tornadoes Amber" calcext:value-type="string">
            <text:p>Thatcham Tornadoes Amber</text:p>
          </table:table-cell>
          <table:table-cell table:formula="of:=VLOOKUP(['1 x 7 P=1-2'.F5];TRANSLATED_TEAM_NAMES;['1 x 7 P=1-2'.$D5]+1)">
            <text:p/>
          </table:table-cell>
          <table:table-cell table:style-name="ce17" table:formula="of:=IF(MOD([.B5]; NUM_PITCHES)=0;INDEX(PITCHES;1;NUM_PITCHES);INDEX(PITCHES;1;MOD([.B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2,&quot;dateTime&quot;:51120000,&quot;duration&quot;:&quot;10m&quot;,&quot;pitch&quot;:&quot;12&quot;,&quot;competition&quot;:{&quot;name&quot;:&quot;U15&quot;, &quot;section&quot;:&quot;Girls&quot;, &quot;group&quot;:&quot;1&quot;},&quot;tag&quot;:&quot;2&quot;, &quot;homeTeam&quot;:&quot;Thatcham Tornadoes Amber&quot;, &quot;awayTeam&quot;:&quot;&quot;}" calcext:value-type="string">
            <text:p>{"__v":0,"day":2,"dateTime":51120000,"duration":"10m","pitch":"12","competition":{"name":"U15", "section":"Girls", "group":"1"},"tag":"2", "homeTeam":"Thatcham Tornadoes Amber", "awayTeam":""}</text:p>
          </table:table-cell>
          <table:table-cell table:number-columns-repeated="1014"/>
        </table:table-row>
        <table:table-row table:style-name="ro1">
          <table:table-cell table:formula="of:=IF([.I6]&gt;[.I5];[.A5];[.A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51840000" calcext:value-type="float">
            <text:p>518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1 x 7 P=1-2'.E6];TRANSLATED_TEAM_NAMES;['1 x 7 P=1-2'.$D6]+1)" office:value-type="string" office:string-value="Haslemere Town" calcext:value-type="string">
            <text:p>Haslemere Town</text:p>
          </table:table-cell>
          <table:table-cell table:formula="of:=VLOOKUP(['1 x 7 P=1-2'.F6];TRANSLATED_TEAM_NAMES;['1 x 7 P=1-2'.$D6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6]; NUM_PITCHES)=0;INDEX(PITCHES;1;NUM_PITCHES);INDEX(PITCHES;1;MOD([.B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2,&quot;dateTime&quot;:51840000,&quot;duration&quot;:&quot;10m&quot;,&quot;pitch&quot;:&quot;11&quot;,&quot;competition&quot;:{&quot;name&quot;:&quot;U15&quot;, &quot;section&quot;:&quot;Girls&quot;, &quot;group&quot;:&quot;1&quot;},&quot;tag&quot;:&quot;3&quot;, &quot;homeTeam&quot;:&quot;Haslemere Town&quot;, &quot;awayTeam&quot;:&quot;Maidenhead B&amp;G FC White Sox&quot;}" calcext:value-type="string">
            <text:p>{"__v":0,"day":2,"dateTime":51840000,"duration":"10m","pitch":"11","competition":{"name":"U15", "section":"Girls", "group":"1"},"tag":"3", "homeTeam":"Haslemere Town", "awayTeam":"Maidenhead B&amp;G FC White Sox"}</text:p>
          </table:table-cell>
          <table:table-cell table:number-columns-repeated="1014"/>
        </table:table-row>
        <table:table-row table:style-name="ro1">
          <table:table-cell table:formula="of:=IF([.I7]&gt;[.I6];[.A6];[.A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51840000" calcext:value-type="float">
            <text:p>518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1 x 7 P=1-2'.E7];TRANSLATED_TEAM_NAMES;['1 x 7 P=1-2'.$D7]+1)" office:value-type="string" office:string-value="STBGFC Rockets 'A'" calcext:value-type="string">
            <text:p>STBGFC Rockets 'A'</text:p>
          </table:table-cell>
          <table:table-cell table:formula="of:=VLOOKUP(['1 x 7 P=1-2'.F7];TRANSLATED_TEAM_NAMES;['1 x 7 P=1-2'.$D7]+1)" office:value-type="string" office:string-value="Thatcham Tornadoes Amber" calcext:value-type="string">
            <text:p>Thatcham Tornadoes Amber</text:p>
          </table:table-cell>
          <table:table-cell table:style-name="ce17" table:formula="of:=IF(MOD([.B7]; NUM_PITCHES)=0;INDEX(PITCHES;1;NUM_PITCHES);INDEX(PITCHES;1;MOD([.B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2,&quot;dateTime&quot;:51840000,&quot;duration&quot;:&quot;10m&quot;,&quot;pitch&quot;:&quot;12&quot;,&quot;competition&quot;:{&quot;name&quot;:&quot;U15&quot;, &quot;section&quot;:&quot;Girls&quot;, &quot;group&quot;:&quot;1&quot;},&quot;tag&quot;:&quot;3&quot;, &quot;homeTeam&quot;:&quot;STBGFC Rockets 'A'&quot;, &quot;awayTeam&quot;:&quot;Thatcham Tornadoes Amber&quot;}" calcext:value-type="string">
            <text:p>{"__v":0,"day":2,"dateTime":51840000,"duration":"10m","pitch":"12","competition":{"name":"U15", "section":"Girls", "group":"1"},"tag":"3", "homeTeam":"STBGFC Rockets 'A'", "awayTeam":"Thatcham Tornadoes Amber"}</text:p>
          </table:table-cell>
          <table:table-cell table:number-columns-repeated="1014"/>
        </table:table-row>
        <table:table-row table:style-name="ro1">
          <table:table-cell table:formula="of:=IF([.I8]&gt;[.I7];[.A7];[.A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52560000" calcext:value-type="float">
            <text:p>525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'1 x 7 P=1-2'.E8];TRANSLATED_TEAM_NAMES;['1 x 7 P=1-2'.$D8]+1)" office:value-type="string" office:string-value="Maidenhead B&amp;G FC White Sox" calcext:value-type="string">
            <text:p>Maidenhead B&amp;G FC White Sox</text:p>
          </table:table-cell>
          <table:table-cell table:formula="of:=VLOOKUP(['1 x 7 P=1-2'.F8];TRANSLATED_TEAM_NAMES;['1 x 7 P=1-2'.$D8]+1)" office:value-type="string" office:string-value="AFC Charvil 'B'" calcext:value-type="string">
            <text:p>AFC Charvil 'B'</text:p>
          </table:table-cell>
          <table:table-cell table:style-name="ce17" table:formula="of:=IF(MOD([.B8]; NUM_PITCHES)=0;INDEX(PITCHES;1;NUM_PITCHES);INDEX(PITCHES;1;MOD([.B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2,&quot;dateTime&quot;:52560000,&quot;duration&quot;:&quot;10m&quot;,&quot;pitch&quot;:&quot;11&quot;,&quot;competition&quot;:{&quot;name&quot;:&quot;U15&quot;, &quot;section&quot;:&quot;Girls&quot;, &quot;group&quot;:&quot;1&quot;},&quot;tag&quot;:&quot;4&quot;, &quot;homeTeam&quot;:&quot;Maidenhead B&amp;G FC White Sox&quot;, &quot;awayTeam&quot;:&quot;AFC Charvil 'B'&quot;}" calcext:value-type="string">
            <text:p>{"__v":0,"day":2,"dateTime":52560000,"duration":"10m","pitch":"11","competition":{"name":"U15", "section":"Girls", "group":"1"},"tag":"4", "homeTeam":"Maidenhead B&amp;G FC White Sox", "awayTeam":"AFC Charvil 'B'"}</text:p>
          </table:table-cell>
          <table:table-cell table:number-columns-repeated="1014"/>
        </table:table-row>
        <table:table-row table:style-name="ro1">
          <table:table-cell table:formula="of:=IF([.I9]&gt;[.I8];[.A8];[.A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52560000" calcext:value-type="float">
            <text:p>5256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'1 x 7 P=1-2'.E9];TRANSLATED_TEAM_NAMES;['1 x 7 P=1-2'.$D9]+1)">
            <text:p/>
          </table:table-cell>
          <table:table-cell table:formula="of:=VLOOKUP(['1 x 7 P=1-2'.F9];TRANSLATED_TEAM_NAMES;['1 x 7 P=1-2'.$D9]+1)">
            <text:p/>
          </table:table-cell>
          <table:table-cell table:style-name="ce17" table:formula="of:=IF(MOD([.B9]; NUM_PITCHES)=0;INDEX(PITCHES;1;NUM_PITCHES);INDEX(PITCHES;1;MOD([.B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2,&quot;dateTime&quot;:52560000,&quot;duration&quot;:&quot;10m&quot;,&quot;pitch&quot;:&quot;12&quot;,&quot;competition&quot;:{&quot;name&quot;:&quot;U15&quot;, &quot;section&quot;:&quot;Girls&quot;, &quot;group&quot;:&quot;1&quot;},&quot;tag&quot;:&quot;4&quot;, &quot;homeTeam&quot;:&quot;&quot;, &quot;awayTeam&quot;:&quot;&quot;}" calcext:value-type="string">
            <text:p>{"__v":0,"day":2,"dateTime":52560000,"duration":"10m","pitch":"12","competition":{"name":"U15", "section":"Girls", "group":"1"},"tag":"4", "homeTeam":"", "awayTeam":""}</text:p>
          </table:table-cell>
          <table:table-cell table:number-columns-repeated="1014"/>
        </table:table-row>
        <table:table-row table:style-name="ro1">
          <table:table-cell table:formula="of:=IF([.I10]&gt;[.I9];[.A9];[.A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53280000" calcext:value-type="float">
            <text:p>5328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VLOOKUP(['1 x 7 P=1-2'.E10];TRANSLATED_TEAM_NAMES;['1 x 7 P=1-2'.$D10]+1)">
            <text:p/>
          </table:table-cell>
          <table:table-cell table:formula="of:=VLOOKUP(['1 x 7 P=1-2'.F10];TRANSLATED_TEAM_NAMES;['1 x 7 P=1-2'.$D10]+1)" office:value-type="string" office:string-value="Thatcham Tornadoes Amber" calcext:value-type="string">
            <text:p>Thatcham Tornadoes Amber</text:p>
          </table:table-cell>
          <table:table-cell table:style-name="ce17" table:formula="of:=IF(MOD([.B10]; NUM_PITCHES)=0;INDEX(PITCHES;1;NUM_PITCHES);INDEX(PITCHES;1;MOD([.B1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2,&quot;dateTime&quot;:53280000,&quot;duration&quot;:&quot;10m&quot;,&quot;pitch&quot;:&quot;11&quot;,&quot;competition&quot;:{&quot;name&quot;:&quot;U15&quot;, &quot;section&quot;:&quot;Girls&quot;, &quot;group&quot;:&quot;1&quot;},&quot;tag&quot;:&quot;5&quot;, &quot;homeTeam&quot;:&quot;&quot;, &quot;awayTeam&quot;:&quot;Thatcham Tornadoes Amber&quot;}" calcext:value-type="string">
            <text:p>{"__v":0,"day":2,"dateTime":53280000,"duration":"10m","pitch":"11","competition":{"name":"U15", "section":"Girls", "group":"1"},"tag":"5", "homeTeam":"", "awayTeam":"Thatcham Tornadoes Amber"}</text:p>
          </table:table-cell>
          <table:table-cell table:number-columns-repeated="1014"/>
        </table:table-row>
        <table:table-row table:style-name="ro1">
          <table:table-cell table:formula="of:=IF([.I11]&gt;[.I10];[.A10];[.A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53280000" calcext:value-type="float">
            <text:p>532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VLOOKUP(['1 x 7 P=1-2'.E11];TRANSLATED_TEAM_NAMES;['1 x 7 P=1-2'.$D11]+1)" office:value-type="string" office:string-value="STBGFC Rockets 'A'" calcext:value-type="string">
            <text:p>STBGFC Rockets 'A'</text:p>
          </table:table-cell>
          <table:table-cell table:formula="of:=VLOOKUP(['1 x 7 P=1-2'.F11];TRANSLATED_TEAM_NAMES;['1 x 7 P=1-2'.$D11]+1)" office:value-type="string" office:string-value="Haslemere Town" calcext:value-type="string">
            <text:p>Haslemere Town</text:p>
          </table:table-cell>
          <table:table-cell table:style-name="ce17" table:formula="of:=IF(MOD([.B11]; NUM_PITCHES)=0;INDEX(PITCHES;1;NUM_PITCHES);INDEX(PITCHES;1;MOD([.B11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2,&quot;dateTime&quot;:53280000,&quot;duration&quot;:&quot;10m&quot;,&quot;pitch&quot;:&quot;12&quot;,&quot;competition&quot;:{&quot;name&quot;:&quot;U15&quot;, &quot;section&quot;:&quot;Girls&quot;, &quot;group&quot;:&quot;1&quot;},&quot;tag&quot;:&quot;5&quot;, &quot;homeTeam&quot;:&quot;STBGFC Rockets 'A'&quot;, &quot;awayTeam&quot;:&quot;Haslemere Town&quot;}" calcext:value-type="string">
            <text:p>{"__v":0,"day":2,"dateTime":53280000,"duration":"10m","pitch":"12","competition":{"name":"U15", "section":"Girls", "group":"1"},"tag":"5", "homeTeam":"STBGFC Rockets 'A'", "awayTeam":"Haslemere Town"}</text:p>
          </table:table-cell>
          <table:table-cell table:number-columns-repeated="1014"/>
        </table:table-row>
        <table:table-row table:style-name="ro1">
          <table:table-cell table:formula="of:=IF([.I12]&gt;[.I11];[.A11];[.A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54000000" calcext:value-type="float">
            <text:p>54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'1 x 7 P=1-2'.E12];TRANSLATED_TEAM_NAMES;['1 x 7 P=1-2'.$D12]+1)" office:value-type="string" office:string-value="AFC Charvil 'B'" calcext:value-type="string">
            <text:p>AFC Charvil 'B'</text:p>
          </table:table-cell>
          <table:table-cell table:formula="of:=VLOOKUP(['1 x 7 P=1-2'.F12];TRANSLATED_TEAM_NAMES;['1 x 7 P=1-2'.$D12]+1)">
            <text:p/>
          </table:table-cell>
          <table:table-cell table:style-name="ce17" table:formula="of:=IF(MOD([.B12]; NUM_PITCHES)=0;INDEX(PITCHES;1;NUM_PITCHES);INDEX(PITCHES;1;MOD([.B1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2,&quot;dateTime&quot;:54000000,&quot;duration&quot;:&quot;10m&quot;,&quot;pitch&quot;:&quot;11&quot;,&quot;competition&quot;:{&quot;name&quot;:&quot;U15&quot;, &quot;section&quot;:&quot;Girls&quot;, &quot;group&quot;:&quot;1&quot;},&quot;tag&quot;:&quot;6&quot;, &quot;homeTeam&quot;:&quot;AFC Charvil 'B'&quot;, &quot;awayTeam&quot;:&quot;&quot;}" calcext:value-type="string">
            <text:p>{"__v":0,"day":2,"dateTime":54000000,"duration":"10m","pitch":"11","competition":{"name":"U15", "section":"Girls", "group":"1"},"tag":"6", "homeTeam":"AFC Charvil 'B'", "awayTeam":""}</text:p>
          </table:table-cell>
          <table:table-cell table:number-columns-repeated="1014"/>
        </table:table-row>
        <table:table-row table:style-name="ro1">
          <table:table-cell table:formula="of:=IF([.I13]&gt;[.I12];[.A12];[.A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1 x 7 P=1-2'.E13];TRANSLATED_TEAM_NAMES;['1 x 7 P=1-2'.$D13]+1)" office:value-type="string" office:string-value="Maidenhead B&amp;G FC White Sox" calcext:value-type="string">
            <text:p>Maidenhead B&amp;G FC White Sox</text:p>
          </table:table-cell>
          <table:table-cell table:formula="of:=VLOOKUP(['1 x 7 P=1-2'.F13];TRANSLATED_TEAM_NAMES;['1 x 7 P=1-2'.$D13]+1)" office:value-type="string" office:string-value="Thatcham Tornadoes Amber" calcext:value-type="string">
            <text:p>Thatcham Tornadoes Amber</text:p>
          </table:table-cell>
          <table:table-cell table:style-name="ce17" table:formula="of:=IF(MOD([.B13]; NUM_PITCHES)=0;INDEX(PITCHES;1;NUM_PITCHES);INDEX(PITCHES;1;MOD([.B1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2,&quot;dateTime&quot;:54000000,&quot;duration&quot;:&quot;10m&quot;,&quot;pitch&quot;:&quot;12&quot;,&quot;competition&quot;:{&quot;name&quot;:&quot;U15&quot;, &quot;section&quot;:&quot;Girls&quot;, &quot;group&quot;:&quot;1&quot;},&quot;tag&quot;:&quot;6&quot;, &quot;homeTeam&quot;:&quot;Maidenhead B&amp;G FC White Sox&quot;, &quot;awayTeam&quot;:&quot;Thatcham Tornadoes Amber&quot;}" calcext:value-type="string">
            <text:p>{"__v":0,"day":2,"dateTime":54000000,"duration":"10m","pitch":"12","competition":{"name":"U15", "section":"Girls", "group":"1"},"tag":"6", "homeTeam":"Maidenhead B&amp;G FC White Sox", "awayTeam":"Thatcham Tornadoes Amber"}</text:p>
          </table:table-cell>
          <table:table-cell table:number-columns-repeated="1014"/>
        </table:table-row>
        <table:table-row table:style-name="ro1">
          <table:table-cell table:formula="of:=IF([.I14]&gt;[.I13];[.A13];[.A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54720000" calcext:value-type="float">
            <text:p>547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'1 x 7 P=1-2'.E14];TRANSLATED_TEAM_NAMES;['1 x 7 P=1-2'.$D14]+1)" office:value-type="string" office:string-value="Haslemere Town" calcext:value-type="string">
            <text:p>Haslemere Town</text:p>
          </table:table-cell>
          <table:table-cell table:formula="of:=VLOOKUP(['1 x 7 P=1-2'.F14];TRANSLATED_TEAM_NAMES;['1 x 7 P=1-2'.$D14]+1)">
            <text:p/>
          </table:table-cell>
          <table:table-cell table:style-name="ce17" table:formula="of:=IF(MOD([.B14]; NUM_PITCHES)=0;INDEX(PITCHES;1;NUM_PITCHES);INDEX(PITCHES;1;MOD([.B1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4] &amp; &quot;&quot;&quot;},&quot;&quot;tag&quot;&quot;:&quot;&quot;&quot; &amp; [.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2,&quot;dateTime&quot;:54720000,&quot;duration&quot;:&quot;10m&quot;,&quot;pitch&quot;:&quot;11&quot;,&quot;competition&quot;:{&quot;name&quot;:&quot;U15&quot;, &quot;section&quot;:&quot;Girls&quot;, &quot;group&quot;:&quot;1&quot;},&quot;tag&quot;:&quot;7&quot;, &quot;homeTeam&quot;:&quot;Haslemere Town&quot;, &quot;awayTeam&quot;:&quot;&quot;}" calcext:value-type="string">
            <text:p>{"__v":0,"day":2,"dateTime":54720000,"duration":"10m","pitch":"11","competition":{"name":"U15", "section":"Girls", "group":"1"},"tag":"7", "homeTeam":"Haslemere Town", "awayTeam":""}</text:p>
          </table:table-cell>
          <table:table-cell table:number-columns-repeated="1014"/>
        </table:table-row>
        <table:table-row table:style-name="ro1">
          <table:table-cell table:formula="of:=IF([.I15]&gt;[.I14];[.A14];[.A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54720000" calcext:value-type="float">
            <text:p>5472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'1 x 7 P=1-2'.E15];TRANSLATED_TEAM_NAMES;['1 x 7 P=1-2'.$D15]+1)">
            <text:p/>
          </table:table-cell>
          <table:table-cell table:formula="of:=VLOOKUP(['1 x 7 P=1-2'.F15];TRANSLATED_TEAM_NAMES;['1 x 7 P=1-2'.$D15]+1)" office:value-type="string" office:string-value="STBGFC Rockets 'A'" calcext:value-type="string">
            <text:p>STBGFC Rockets 'A'</text:p>
          </table:table-cell>
          <table:table-cell table:style-name="ce17" table:formula="of:=IF(MOD([.B15]; NUM_PITCHES)=0;INDEX(PITCHES;1;NUM_PITCHES);INDEX(PITCHES;1;MOD([.B1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5] &amp; &quot;&quot;&quot;},&quot;&quot;tag&quot;&quot;:&quot;&quot;&quot; &amp; [.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2,&quot;dateTime&quot;:54720000,&quot;duration&quot;:&quot;10m&quot;,&quot;pitch&quot;:&quot;12&quot;,&quot;competition&quot;:{&quot;name&quot;:&quot;U15&quot;, &quot;section&quot;:&quot;Girls&quot;, &quot;group&quot;:&quot;1&quot;},&quot;tag&quot;:&quot;7&quot;, &quot;homeTeam&quot;:&quot;&quot;, &quot;awayTeam&quot;:&quot;STBGFC Rockets 'A'&quot;}" calcext:value-type="string">
            <text:p>{"__v":0,"day":2,"dateTime":54720000,"duration":"10m","pitch":"12","competition":{"name":"U15", "section":"Girls", "group":"1"},"tag":"7", "homeTeam":"", "awayTeam":"STBGFC Rockets 'A'"}</text:p>
          </table:table-cell>
          <table:table-cell table:number-columns-repeated="1014"/>
        </table:table-row>
        <table:table-row table:style-name="ro1">
          <table:table-cell table:formula="of:=IF([.I16]&gt;[.I15];[.A15];[.A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55440000" calcext:value-type="float">
            <text:p>554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1 x 7 P=1-2'.E16];TRANSLATED_TEAM_NAMES;['1 x 7 P=1-2'.$D16]+1)" office:value-type="string" office:string-value="Thatcham Tornadoes Amber" calcext:value-type="string">
            <text:p>Thatcham Tornadoes Amber</text:p>
          </table:table-cell>
          <table:table-cell table:formula="of:=VLOOKUP(['1 x 7 P=1-2'.F16];TRANSLATED_TEAM_NAMES;['1 x 7 P=1-2'.$D16]+1)" office:value-type="string" office:string-value="AFC Charvil 'B'" calcext:value-type="string">
            <text:p>AFC Charvil 'B'</text:p>
          </table:table-cell>
          <table:table-cell table:style-name="ce17" table:formula="of:=IF(MOD([.B16]; NUM_PITCHES)=0;INDEX(PITCHES;1;NUM_PITCHES);INDEX(PITCHES;1;MOD([.B1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6] &amp; &quot;&quot;&quot;},&quot;&quot;tag&quot;&quot;:&quot;&quot;&quot; &amp; [.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2,&quot;dateTime&quot;:55440000,&quot;duration&quot;:&quot;10m&quot;,&quot;pitch&quot;:&quot;11&quot;,&quot;competition&quot;:{&quot;name&quot;:&quot;U15&quot;, &quot;section&quot;:&quot;Girls&quot;, &quot;group&quot;:&quot;1&quot;},&quot;tag&quot;:&quot;8&quot;, &quot;homeTeam&quot;:&quot;Thatcham Tornadoes Amber&quot;, &quot;awayTeam&quot;:&quot;AFC Charvil 'B'&quot;}" calcext:value-type="string">
            <text:p>{"__v":0,"day":2,"dateTime":55440000,"duration":"10m","pitch":"11","competition":{"name":"U15", "section":"Girls", "group":"1"},"tag":"8", "homeTeam":"Thatcham Tornadoes Amber", "awayTeam":"AFC Charvil 'B'"}</text:p>
          </table:table-cell>
          <table:table-cell table:number-columns-repeated="1014"/>
        </table:table-row>
        <table:table-row table:style-name="ro1">
          <table:table-cell table:formula="of:=IF([.I17]&gt;[.I16];[.A16];[.A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55440000" calcext:value-type="float">
            <text:p>5544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VLOOKUP(['1 x 7 P=1-2'.E17];TRANSLATED_TEAM_NAMES;['1 x 7 P=1-2'.$D17]+1)">
            <text:p/>
          </table:table-cell>
          <table:table-cell table:formula="of:=VLOOKUP(['1 x 7 P=1-2'.F17];TRANSLATED_TEAM_NAMES;['1 x 7 P=1-2'.$D17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17]; NUM_PITCHES)=0;INDEX(PITCHES;1;NUM_PITCHES);INDEX(PITCHES;1;MOD([.B1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7] &amp; &quot;&quot;&quot;},&quot;&quot;tag&quot;&quot;:&quot;&quot;&quot; &amp; [.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2,&quot;dateTime&quot;:55440000,&quot;duration&quot;:&quot;10m&quot;,&quot;pitch&quot;:&quot;12&quot;,&quot;competition&quot;:{&quot;name&quot;:&quot;U15&quot;, &quot;section&quot;:&quot;Girls&quot;, &quot;group&quot;:&quot;1&quot;},&quot;tag&quot;:&quot;8&quot;, &quot;homeTeam&quot;:&quot;&quot;, &quot;awayTeam&quot;:&quot;Maidenhead B&amp;G FC White Sox&quot;}" calcext:value-type="string">
            <text:p>{"__v":0,"day":2,"dateTime":55440000,"duration":"10m","pitch":"12","competition":{"name":"U15", "section":"Girls", "group":"1"},"tag":"8", "homeTeam":"", "awayTeam":"Maidenhead B&amp;G FC White Sox"}</text:p>
          </table:table-cell>
          <table:table-cell table:number-columns-repeated="1014"/>
        </table:table-row>
        <table:table-row table:style-name="ro1">
          <table:table-cell table:formula="of:=IF([.I18]&gt;[.I17];[.A17];[.A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56160000" calcext:value-type="float">
            <text:p>561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VLOOKUP(['1 x 7 P=1-2'.E18];TRANSLATED_TEAM_NAMES;['1 x 7 P=1-2'.$D18]+1)" office:value-type="string" office:string-value="Haslemere Town" calcext:value-type="string">
            <text:p>Haslemere Town</text:p>
          </table:table-cell>
          <table:table-cell table:formula="of:=VLOOKUP(['1 x 7 P=1-2'.F18];TRANSLATED_TEAM_NAMES;['1 x 7 P=1-2'.$D18]+1)">
            <text:p/>
          </table:table-cell>
          <table:table-cell table:style-name="ce17" table:formula="of:=IF(MOD([.B18]; NUM_PITCHES)=0;INDEX(PITCHES;1;NUM_PITCHES);INDEX(PITCHES;1;MOD([.B1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8] &amp; &quot;&quot;&quot;},&quot;&quot;tag&quot;&quot;:&quot;&quot;&quot; &amp; [.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2,&quot;dateTime&quot;:56160000,&quot;duration&quot;:&quot;10m&quot;,&quot;pitch&quot;:&quot;11&quot;,&quot;competition&quot;:{&quot;name&quot;:&quot;U15&quot;, &quot;section&quot;:&quot;Girls&quot;, &quot;group&quot;:&quot;1&quot;},&quot;tag&quot;:&quot;9&quot;, &quot;homeTeam&quot;:&quot;Haslemere Town&quot;, &quot;awayTeam&quot;:&quot;&quot;}" calcext:value-type="string">
            <text:p>{"__v":0,"day":2,"dateTime":56160000,"duration":"10m","pitch":"11","competition":{"name":"U15", "section":"Girls", "group":"1"},"tag":"9", "homeTeam":"Haslemere Town", "awayTeam":""}</text:p>
          </table:table-cell>
          <table:table-cell table:number-columns-repeated="1014"/>
        </table:table-row>
        <table:table-row table:style-name="ro1">
          <table:table-cell table:formula="of:=IF([.I19]&gt;[.I18];[.A18];[.A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56160000" calcext:value-type="float">
            <text:p>5616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VLOOKUP(['1 x 7 P=1-2'.E19];TRANSLATED_TEAM_NAMES;['1 x 7 P=1-2'.$D19]+1)" office:value-type="string" office:string-value="AFC Charvil 'B'" calcext:value-type="string">
            <text:p>AFC Charvil 'B'</text:p>
          </table:table-cell>
          <table:table-cell table:formula="of:=VLOOKUP(['1 x 7 P=1-2'.F19];TRANSLATED_TEAM_NAMES;['1 x 7 P=1-2'.$D19]+1)" office:value-type="string" office:string-value="STBGFC Rockets 'A'" calcext:value-type="string">
            <text:p>STBGFC Rockets 'A'</text:p>
          </table:table-cell>
          <table:table-cell table:style-name="ce17" table:formula="of:=IF(MOD([.B19]; NUM_PITCHES)=0;INDEX(PITCHES;1;NUM_PITCHES);INDEX(PITCHES;1;MOD([.B1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9] &amp; &quot;&quot;&quot;},&quot;&quot;tag&quot;&quot;:&quot;&quot;&quot; &amp; [.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2,&quot;dateTime&quot;:56160000,&quot;duration&quot;:&quot;10m&quot;,&quot;pitch&quot;:&quot;12&quot;,&quot;competition&quot;:{&quot;name&quot;:&quot;U15&quot;, &quot;section&quot;:&quot;Girls&quot;, &quot;group&quot;:&quot;1&quot;},&quot;tag&quot;:&quot;9&quot;, &quot;homeTeam&quot;:&quot;AFC Charvil 'B'&quot;, &quot;awayTeam&quot;:&quot;STBGFC Rockets 'A'&quot;}" calcext:value-type="string">
            <text:p>{"__v":0,"day":2,"dateTime":56160000,"duration":"10m","pitch":"12","competition":{"name":"U15", "section":"Girls", "group":"1"},"tag":"9", "homeTeam":"AFC Charvil 'B'", "awayTeam":"STBGFC Rockets 'A'"}</text:p>
          </table:table-cell>
          <table:table-cell table:number-columns-repeated="1014"/>
        </table:table-row>
        <table:table-row table:style-name="ro1">
          <table:table-cell table:formula="of:=IF([.I20]&gt;[.I19];[.A19];[.A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56880000" calcext:value-type="float">
            <text:p>568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VLOOKUP(['1 x 7 P=1-2'.E20];TRANSLATED_TEAM_NAMES;['1 x 7 P=1-2'.$D20]+1)" office:value-type="string" office:string-value="STBGFC Rockets 'A'" calcext:value-type="string">
            <text:p>STBGFC Rockets 'A'</text:p>
          </table:table-cell>
          <table:table-cell table:formula="of:=VLOOKUP(['1 x 7 P=1-2'.F20];TRANSLATED_TEAM_NAMES;['1 x 7 P=1-2'.$D20]+1)">
            <text:p/>
          </table:table-cell>
          <table:table-cell table:style-name="ce17" table:formula="of:=IF(MOD([.B20]; NUM_PITCHES)=0;INDEX(PITCHES;1;NUM_PITCHES);INDEX(PITCHES;1;MOD([.B2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0] &amp; &quot;&quot;&quot;},&quot;&quot;tag&quot;&quot;:&quot;&quot;&quot; &amp; [.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2,&quot;dateTime&quot;:56880000,&quot;duration&quot;:&quot;10m&quot;,&quot;pitch&quot;:&quot;11&quot;,&quot;competition&quot;:{&quot;name&quot;:&quot;U15&quot;, &quot;section&quot;:&quot;Girls&quot;, &quot;group&quot;:&quot;1&quot;},&quot;tag&quot;:&quot;10&quot;, &quot;homeTeam&quot;:&quot;STBGFC Rockets 'A'&quot;, &quot;awayTeam&quot;:&quot;&quot;}" calcext:value-type="string">
            <text:p>{"__v":0,"day":2,"dateTime":56880000,"duration":"10m","pitch":"11","competition":{"name":"U15", "section":"Girls", "group":"1"},"tag":"10", "homeTeam":"STBGFC Rockets 'A'", "awayTeam":""}</text:p>
          </table:table-cell>
          <table:table-cell table:number-columns-repeated="1014"/>
        </table:table-row>
        <table:table-row table:style-name="ro1">
          <table:table-cell table:formula="of:=IF([.I21]&gt;[.I20];[.A20];[.A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56880000" calcext:value-type="float">
            <text:p>568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1 x 7 P=1-2'.E21];TRANSLATED_TEAM_NAMES;['1 x 7 P=1-2'.$D21]+1)" office:value-type="string" office:string-value="Thatcham Tornadoes Amber" calcext:value-type="string">
            <text:p>Thatcham Tornadoes Amber</text:p>
          </table:table-cell>
          <table:table-cell table:formula="of:=VLOOKUP(['1 x 7 P=1-2'.F21];TRANSLATED_TEAM_NAMES;['1 x 7 P=1-2'.$D21]+1)" office:value-type="string" office:string-value="Haslemere Town" calcext:value-type="string">
            <text:p>Haslemere Town</text:p>
          </table:table-cell>
          <table:table-cell table:style-name="ce17" table:formula="of:=IF(MOD([.B21]; NUM_PITCHES)=0;INDEX(PITCHES;1;NUM_PITCHES);INDEX(PITCHES;1;MOD([.B21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1] &amp; &quot;&quot;&quot;},&quot;&quot;tag&quot;&quot;:&quot;&quot;&quot; &amp; [.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2,&quot;dateTime&quot;:56880000,&quot;duration&quot;:&quot;10m&quot;,&quot;pitch&quot;:&quot;12&quot;,&quot;competition&quot;:{&quot;name&quot;:&quot;U15&quot;, &quot;section&quot;:&quot;Girls&quot;, &quot;group&quot;:&quot;1&quot;},&quot;tag&quot;:&quot;10&quot;, &quot;homeTeam&quot;:&quot;Thatcham Tornadoes Amber&quot;, &quot;awayTeam&quot;:&quot;Haslemere Town&quot;}" calcext:value-type="string">
            <text:p>{"__v":0,"day":2,"dateTime":56880000,"duration":"10m","pitch":"12","competition":{"name":"U15", "section":"Girls", "group":"1"},"tag":"10", "homeTeam":"Thatcham Tornadoes Amber", "awayTeam":"Haslemere Town"}</text:p>
          </table:table-cell>
          <table:table-cell table:number-columns-repeated="1014"/>
        </table:table-row>
        <table:table-row table:style-name="ro1">
          <table:table-cell table:formula="of:=IF([.I22]&gt;[.I21];[.A21];[.A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57600000" calcext:value-type="float">
            <text:p>5760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'1 x 7 P=1-2'.E22];TRANSLATED_TEAM_NAMES;['1 x 7 P=1-2'.$D22]+1)">
            <text:p/>
          </table:table-cell>
          <table:table-cell table:formula="of:=VLOOKUP(['1 x 7 P=1-2'.F22];TRANSLATED_TEAM_NAMES;['1 x 7 P=1-2'.$D22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22]; NUM_PITCHES)=0;INDEX(PITCHES;1;NUM_PITCHES);INDEX(PITCHES;1;MOD([.B2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22] &amp; &quot;,&quot;&quot;duration&quot;&quot;:&quot;&quot;&quot; &amp; MATCH_DURATION &amp; &quot;m&quot;&quot;,&quot;&quot;pitch&quot;&quot;:&quot;&quot;&quot; &amp; [.I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2] &amp; &quot;&quot;&quot;},&quot;&quot;tag&quot;&quot;:&quot;&quot;&quot; &amp; [.A22] &amp; &quot;&quot;&quot;, &quot;&quot;homeTeam&quot;&quot;:&quot;&quot;&quot; &amp; [.G22] &amp; &quot;&quot;&quot;, &quot;&quot;awayTeam&quot;&quot;:&quot;&quot;&quot; &amp; [.H22] &amp; &quot;&quot;&quot;}&quot;" office:value-type="string" office:string-value="{&quot;__v&quot;:0,&quot;day&quot;:2,&quot;dateTime&quot;:57600000,&quot;duration&quot;:&quot;10m&quot;,&quot;pitch&quot;:&quot;11&quot;,&quot;competition&quot;:{&quot;name&quot;:&quot;U15&quot;, &quot;section&quot;:&quot;Girls&quot;, &quot;group&quot;:&quot;1&quot;},&quot;tag&quot;:&quot;11&quot;, &quot;homeTeam&quot;:&quot;&quot;, &quot;awayTeam&quot;:&quot;Maidenhead B&amp;G FC White Sox&quot;}" calcext:value-type="string">
            <text:p>{"__v":0,"day":2,"dateTime":57600000,"duration":"10m","pitch":"11","competition":{"name":"U15", "section":"Girls", "group":"1"},"tag":"11", "homeTeam":"", "awayTeam":"Maidenhead B&amp;G FC White Sox"}</text:p>
          </table:table-cell>
          <table:table-cell table:number-columns-repeated="1014"/>
        </table:table-row>
        <table:table-row table:style-name="ro1" table:number-rows-repeated="104854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 x 9 P=2-4" table:style-name="ta1" table:protected="true">
        <loext:table-protection loext:select-protected-cells="true" loext:select-unprotected-cells="true"/>
        <table:table-column table:style-name="co4" table:default-cell-style-name="ce12"/>
        <table:table-column table:style-name="co16" table:visibility="collapse" table:default-cell-style-name="ce13"/>
        <table:table-column table:style-name="co17" table:visibility="collapse" table:default-cell-style-name="ce13"/>
        <table:table-column table:style-name="co12" table:visibility="collapse" table:default-cell-style-name="ce12"/>
        <table:table-column table:style-name="co13" table:visibility="collapse" table:default-cell-style-name="ce14"/>
        <table:table-column table:style-name="co14" table:visibility="collapse" table:default-cell-style-name="ce14"/>
        <table:table-column table:style-name="co15" table:default-cell-style-name="ce15"/>
        <table:table-column table:style-name="co15" table:default-cell-style-name="ce16"/>
        <table:table-column table:style-name="co9" table:default-cell-style-name="ce18"/>
        <table:table-column table:style-name="co10" table:default-cell-style-name="ce19"/>
        <table:table-column table:style-name="co3" table:number-columns-repeated="1014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1" office:value-type="string" calcext:value-type="string">
            <text:p>Index</text:p>
          </table:table-cell>
          <table:table-cell table:style-name="ce21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50400000" calcext:value-type="float">
            <text:p>50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1 x 9 P=2-4'.E2];TRANSLATED_TEAM_NAMES;['1 x 9 P=2-4'.$D2]+1)" office:value-type="string" office:string-value="AFC Charvil 'B'" calcext:value-type="string">
            <text:p>AFC Charvil 'B'</text:p>
          </table:table-cell>
          <table:table-cell table:formula="of:=VLOOKUP(['1 x 9 P=2-4'.F2];TRANSLATED_TEAM_NAMES;['1 x 9 P=2-4'.$D2]+1)" office:value-type="string" office:string-value="Haslemere Town" calcext:value-type="string">
            <text:p>Haslemere Town</text:p>
          </table:table-cell>
          <table:table-cell table:style-name="ce17" table:formula="of:=IF(MOD([.B2]; NUM_PITCHES)=0;INDEX(PITCHES;1;NUM_PITCHES);INDEX(PITCHES;1;MOD([.B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2,&quot;dateTime&quot;:50400000,&quot;duration&quot;:&quot;10m&quot;,&quot;pitch&quot;:&quot;11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50400000,"duration":"10m","pitch":"11","competition":{"name":"U15", "section":"Girls", "group":"1"},"tag":"1", "homeTeam":"AFC Charvil 'B'", "awayTeam":"Haslemere Town"}</text:p>
          </table:table-cell>
          <table:table-cell table:number-columns-repeated="1014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VLOOKUP(['1 x 9 P=2-4'.E3];TRANSLATED_TEAM_NAMES;['1 x 9 P=2-4'.$D3]+1)" office:value-type="string" office:string-value="STBGFC Rockets 'A'" calcext:value-type="string">
            <text:p>STBGFC Rockets 'A'</text:p>
          </table:table-cell>
          <table:table-cell table:formula="of:=VLOOKUP(['1 x 9 P=2-4'.F3];TRANSLATED_TEAM_NAMES;['1 x 9 P=2-4'.$D3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3]; NUM_PITCHES)=0;INDEX(PITCHES;1;NUM_PITCHES);INDEX(PITCHES;1;MOD([.B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2,&quot;dateTime&quot;:50400000,&quot;duration&quot;:&quot;10m&quot;,&quot;pitch&quot;:&quot;12&quot;,&quot;competition&quot;:{&quot;name&quot;:&quot;U15&quot;, &quot;section&quot;:&quot;Girls&quot;, &quot;group&quot;:&quot;1&quot;},&quot;tag&quot;:&quot;1&quot;, &quot;homeTeam&quot;:&quot;STBGFC Rockets 'A'&quot;, &quot;awayTeam&quot;:&quot;Maidenhead B&amp;G FC White Sox&quot;}" calcext:value-type="string">
            <text:p>{"__v":0,"day":2,"dateTime":50400000,"duration":"10m","pitch":"12","competition":{"name":"U15", "section":"Girls", "group":"1"},"tag":"1", "homeTeam":"STBGFC Rockets 'A'", "awayTeam":"Maidenhead B&amp;G FC White Sox"}</text:p>
          </table:table-cell>
          <table:table-cell table:number-columns-repeated="1014"/>
        </table:table-row>
        <table:table-row table:style-name="ro1">
          <table:table-cell table:formula="of:=IF([.I4]&gt;[.I3];[.A3];[.A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51120000" calcext:value-type="float">
            <text:p>511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1 x 9 P=2-4'.E4];TRANSLATED_TEAM_NAMES;['1 x 9 P=2-4'.$D4]+1)" office:value-type="string" office:string-value="Thatcham Tornadoes Amber" calcext:value-type="string">
            <text:p>Thatcham Tornadoes Amber</text:p>
          </table:table-cell>
          <table:table-cell table:formula="of:=VLOOKUP(['1 x 9 P=2-4'.F4];TRANSLATED_TEAM_NAMES;['1 x 9 P=2-4'.$D4]+1)">
            <text:p/>
          </table:table-cell>
          <table:table-cell table:style-name="ce17" table:formula="of:=IF(MOD([.B4]; NUM_PITCHES)=0;INDEX(PITCHES;1;NUM_PITCHES);INDEX(PITCHES;1;MOD([.B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2,&quot;dateTime&quot;:51120000,&quot;duration&quot;:&quot;10m&quot;,&quot;pitch&quot;:&quot;11&quot;,&quot;competition&quot;:{&quot;name&quot;:&quot;U15&quot;, &quot;section&quot;:&quot;Girls&quot;, &quot;group&quot;:&quot;1&quot;},&quot;tag&quot;:&quot;2&quot;, &quot;homeTeam&quot;:&quot;Thatcham Tornadoes Amber&quot;, &quot;awayTeam&quot;:&quot;&quot;}" calcext:value-type="string">
            <text:p>{"__v":0,"day":2,"dateTime":51120000,"duration":"10m","pitch":"11","competition":{"name":"U15", "section":"Girls", "group":"1"},"tag":"2", "homeTeam":"Thatcham Tornadoes Amber", "awayTeam":""}</text:p>
          </table:table-cell>
          <table:table-cell table:number-columns-repeated="1014"/>
        </table:table-row>
        <table:table-row table:style-name="ro1">
          <table:table-cell table:formula="of:=IF([.I5]&gt;[.I4];[.A4];[.A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51120000" calcext:value-type="float">
            <text:p>5112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VLOOKUP(['1 x 9 P=2-4'.E5];TRANSLATED_TEAM_NAMES;['1 x 9 P=2-4'.$D5]+1)">
            <text:p/>
          </table:table-cell>
          <table:table-cell table:formula="of:=VLOOKUP(['1 x 9 P=2-4'.F5];TRANSLATED_TEAM_NAMES;['1 x 9 P=2-4'.$D5]+1)">
            <text:p/>
          </table:table-cell>
          <table:table-cell table:style-name="ce17" table:formula="of:=IF(MOD([.B5]; NUM_PITCHES)=0;INDEX(PITCHES;1;NUM_PITCHES);INDEX(PITCHES;1;MOD([.B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2,&quot;dateTime&quot;:51120000,&quot;duration&quot;:&quot;10m&quot;,&quot;pitch&quot;:&quot;12&quot;,&quot;competition&quot;:{&quot;name&quot;:&quot;U15&quot;, &quot;section&quot;:&quot;Girls&quot;, &quot;group&quot;:&quot;1&quot;},&quot;tag&quot;:&quot;2&quot;, &quot;homeTeam&quot;:&quot;&quot;, &quot;awayTeam&quot;:&quot;&quot;}" calcext:value-type="string">
            <text:p>{"__v":0,"day":2,"dateTime":51120000,"duration":"10m","pitch":"12","competition":{"name":"U15", "section":"Girls", "group":"1"},"tag":"2", "homeTeam":"", "awayTeam":""}</text:p>
          </table:table-cell>
          <table:table-cell table:number-columns-repeated="1014"/>
        </table:table-row>
        <table:table-row table:style-name="ro1">
          <table:table-cell table:formula="of:=IF([.I6]&gt;[.I5];[.A5];[.A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51840000" calcext:value-type="float">
            <text:p>5184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'1 x 9 P=2-4'.E6];TRANSLATED_TEAM_NAMES;['1 x 9 P=2-4'.$D6]+1)">
            <text:p/>
          </table:table-cell>
          <table:table-cell table:formula="of:=VLOOKUP(['1 x 9 P=2-4'.F6];TRANSLATED_TEAM_NAMES;['1 x 9 P=2-4'.$D6]+1)" office:value-type="string" office:string-value="AFC Charvil 'B'" calcext:value-type="string">
            <text:p>AFC Charvil 'B'</text:p>
          </table:table-cell>
          <table:table-cell table:style-name="ce17" table:formula="of:=IF(MOD([.B6]; NUM_PITCHES)=0;INDEX(PITCHES;1;NUM_PITCHES);INDEX(PITCHES;1;MOD([.B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2,&quot;dateTime&quot;:51840000,&quot;duration&quot;:&quot;10m&quot;,&quot;pitch&quot;:&quot;11&quot;,&quot;competition&quot;:{&quot;name&quot;:&quot;U15&quot;, &quot;section&quot;:&quot;Girls&quot;, &quot;group&quot;:&quot;1&quot;},&quot;tag&quot;:&quot;3&quot;, &quot;homeTeam&quot;:&quot;&quot;, &quot;awayTeam&quot;:&quot;AFC Charvil 'B'&quot;}" calcext:value-type="string">
            <text:p>{"__v":0,"day":2,"dateTime":51840000,"duration":"10m","pitch":"11","competition":{"name":"U15", "section":"Girls", "group":"1"},"tag":"3", "homeTeam":"", "awayTeam":"AFC Charvil 'B'"}</text:p>
          </table:table-cell>
          <table:table-cell table:number-columns-repeated="1014"/>
        </table:table-row>
        <table:table-row table:style-name="ro1">
          <table:table-cell table:formula="of:=IF([.I7]&gt;[.I6];[.A6];[.A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51840000" calcext:value-type="float">
            <text:p>518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VLOOKUP(['1 x 9 P=2-4'.E7];TRANSLATED_TEAM_NAMES;['1 x 9 P=2-4'.$D7]+1)" office:value-type="string" office:string-value="STBGFC Rockets 'A'" calcext:value-type="string">
            <text:p>STBGFC Rockets 'A'</text:p>
          </table:table-cell>
          <table:table-cell table:formula="of:=VLOOKUP(['1 x 9 P=2-4'.F7];TRANSLATED_TEAM_NAMES;['1 x 9 P=2-4'.$D7]+1)">
            <text:p/>
          </table:table-cell>
          <table:table-cell table:style-name="ce17" table:formula="of:=IF(MOD([.B7]; NUM_PITCHES)=0;INDEX(PITCHES;1;NUM_PITCHES);INDEX(PITCHES;1;MOD([.B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2,&quot;dateTime&quot;:51840000,&quot;duration&quot;:&quot;10m&quot;,&quot;pitch&quot;:&quot;12&quot;,&quot;competition&quot;:{&quot;name&quot;:&quot;U15&quot;, &quot;section&quot;:&quot;Girls&quot;, &quot;group&quot;:&quot;1&quot;},&quot;tag&quot;:&quot;3&quot;, &quot;homeTeam&quot;:&quot;STBGFC Rockets 'A'&quot;, &quot;awayTeam&quot;:&quot;&quot;}" calcext:value-type="string">
            <text:p>{"__v":0,"day":2,"dateTime":51840000,"duration":"10m","pitch":"12","competition":{"name":"U15", "section":"Girls", "group":"1"},"tag":"3", "homeTeam":"STBGFC Rockets 'A'", "awayTeam":""}</text:p>
          </table:table-cell>
          <table:table-cell table:number-columns-repeated="1014"/>
        </table:table-row>
        <table:table-row table:style-name="ro1">
          <table:table-cell table:formula="of:=IF([.I8]&gt;[.I7];[.A7];[.A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52560000" calcext:value-type="float">
            <text:p>5256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VLOOKUP(['1 x 9 P=2-4'.E8];TRANSLATED_TEAM_NAMES;['1 x 9 P=2-4'.$D8]+1)">
            <text:p/>
          </table:table-cell>
          <table:table-cell table:formula="of:=VLOOKUP(['1 x 9 P=2-4'.F8];TRANSLATED_TEAM_NAMES;['1 x 9 P=2-4'.$D8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8]; NUM_PITCHES)=0;INDEX(PITCHES;1;NUM_PITCHES);INDEX(PITCHES;1;MOD([.B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2,&quot;dateTime&quot;:52560000,&quot;duration&quot;:&quot;10m&quot;,&quot;pitch&quot;:&quot;11&quot;,&quot;competition&quot;:{&quot;name&quot;:&quot;U15&quot;, &quot;section&quot;:&quot;Girls&quot;, &quot;group&quot;:&quot;1&quot;},&quot;tag&quot;:&quot;4&quot;, &quot;homeTeam&quot;:&quot;&quot;, &quot;awayTeam&quot;:&quot;Maidenhead B&amp;G FC White Sox&quot;}" calcext:value-type="string">
            <text:p>{"__v":0,"day":2,"dateTime":52560000,"duration":"10m","pitch":"11","competition":{"name":"U15", "section":"Girls", "group":"1"},"tag":"4", "homeTeam":"", "awayTeam":"Maidenhead B&amp;G FC White Sox"}</text:p>
          </table:table-cell>
          <table:table-cell table:number-columns-repeated="1014"/>
        </table:table-row>
        <table:table-row table:style-name="ro1">
          <table:table-cell table:formula="of:=IF([.I9]&gt;[.I8];[.A8];[.A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52560000" calcext:value-type="float">
            <text:p>525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VLOOKUP(['1 x 9 P=2-4'.E9];TRANSLATED_TEAM_NAMES;['1 x 9 P=2-4'.$D9]+1)" office:value-type="string" office:string-value="Haslemere Town" calcext:value-type="string">
            <text:p>Haslemere Town</text:p>
          </table:table-cell>
          <table:table-cell table:formula="of:=VLOOKUP(['1 x 9 P=2-4'.F9];TRANSLATED_TEAM_NAMES;['1 x 9 P=2-4'.$D9]+1)">
            <text:p/>
          </table:table-cell>
          <table:table-cell table:style-name="ce17" table:formula="of:=IF(MOD([.B9]; NUM_PITCHES)=0;INDEX(PITCHES;1;NUM_PITCHES);INDEX(PITCHES;1;MOD([.B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2,&quot;dateTime&quot;:52560000,&quot;duration&quot;:&quot;10m&quot;,&quot;pitch&quot;:&quot;12&quot;,&quot;competition&quot;:{&quot;name&quot;:&quot;U15&quot;, &quot;section&quot;:&quot;Girls&quot;, &quot;group&quot;:&quot;1&quot;},&quot;tag&quot;:&quot;4&quot;, &quot;homeTeam&quot;:&quot;Haslemere Town&quot;, &quot;awayTeam&quot;:&quot;&quot;}" calcext:value-type="string">
            <text:p>{"__v":0,"day":2,"dateTime":52560000,"duration":"10m","pitch":"12","competition":{"name":"U15", "section":"Girls", "group":"1"},"tag":"4", "homeTeam":"Haslemere Town", "awayTeam":""}</text:p>
          </table:table-cell>
          <table:table-cell table:number-columns-repeated="1014"/>
        </table:table-row>
        <table:table-row table:style-name="ro1">
          <table:table-cell table:formula="of:=IF([.I10]&gt;[.I9];[.A9];[.A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53280000" calcext:value-type="float">
            <text:p>5328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VLOOKUP(['1 x 9 P=2-4'.E10];TRANSLATED_TEAM_NAMES;['1 x 9 P=2-4'.$D10]+1)">
            <text:p/>
          </table:table-cell>
          <table:table-cell table:formula="of:=VLOOKUP(['1 x 9 P=2-4'.F10];TRANSLATED_TEAM_NAMES;['1 x 9 P=2-4'.$D10]+1)">
            <text:p/>
          </table:table-cell>
          <table:table-cell table:style-name="ce17" table:formula="of:=IF(MOD([.B10]; NUM_PITCHES)=0;INDEX(PITCHES;1;NUM_PITCHES);INDEX(PITCHES;1;MOD([.B1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2,&quot;dateTime&quot;:53280000,&quot;duration&quot;:&quot;10m&quot;,&quot;pitch&quot;:&quot;11&quot;,&quot;competition&quot;:{&quot;name&quot;:&quot;U15&quot;, &quot;section&quot;:&quot;Girls&quot;, &quot;group&quot;:&quot;1&quot;},&quot;tag&quot;:&quot;5&quot;, &quot;homeTeam&quot;:&quot;&quot;, &quot;awayTeam&quot;:&quot;&quot;}" calcext:value-type="string">
            <text:p>{"__v":0,"day":2,"dateTime":53280000,"duration":"10m","pitch":"11","competition":{"name":"U15", "section":"Girls", "group":"1"},"tag":"5", "homeTeam":"", "awayTeam":""}</text:p>
          </table:table-cell>
          <table:table-cell table:number-columns-repeated="1014"/>
        </table:table-row>
        <table:table-row table:style-name="ro1">
          <table:table-cell table:formula="of:=IF([.I11]&gt;[.I10];[.A10];[.A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53280000" calcext:value-type="float">
            <text:p>532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1 x 9 P=2-4'.E11];TRANSLATED_TEAM_NAMES;['1 x 9 P=2-4'.$D11]+1)" office:value-type="string" office:string-value="AFC Charvil 'B'" calcext:value-type="string">
            <text:p>AFC Charvil 'B'</text:p>
          </table:table-cell>
          <table:table-cell table:formula="of:=VLOOKUP(['1 x 9 P=2-4'.F11];TRANSLATED_TEAM_NAMES;['1 x 9 P=2-4'.$D11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11]; NUM_PITCHES)=0;INDEX(PITCHES;1;NUM_PITCHES);INDEX(PITCHES;1;MOD([.B11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2,&quot;dateTime&quot;:53280000,&quot;duration&quot;:&quot;10m&quot;,&quot;pitch&quot;:&quot;12&quot;,&quot;competition&quot;:{&quot;name&quot;:&quot;U15&quot;, &quot;section&quot;:&quot;Girls&quot;, &quot;group&quot;:&quot;1&quot;},&quot;tag&quot;:&quot;5&quot;, &quot;homeTeam&quot;:&quot;AFC Charvil 'B'&quot;, &quot;awayTeam&quot;:&quot;Maidenhead B&amp;G FC White Sox&quot;}" calcext:value-type="string">
            <text:p>{"__v":0,"day":2,"dateTime":53280000,"duration":"10m","pitch":"12","competition":{"name":"U15", "section":"Girls", "group":"1"},"tag":"5", "homeTeam":"AFC Charvil 'B'", "awayTeam":"Maidenhead B&amp;G FC White Sox"}</text:p>
          </table:table-cell>
          <table:table-cell table:number-columns-repeated="1014"/>
        </table:table-row>
        <table:table-row table:style-name="ro1">
          <table:table-cell table:formula="of:=IF([.I12]&gt;[.I11];[.A11];[.A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1 x 9 P=2-4'.E12];TRANSLATED_TEAM_NAMES;['1 x 9 P=2-4'.$D12]+1)" office:value-type="string" office:string-value="Haslemere Town" calcext:value-type="string">
            <text:p>Haslemere Town</text:p>
          </table:table-cell>
          <table:table-cell table:formula="of:=VLOOKUP(['1 x 9 P=2-4'.F12];TRANSLATED_TEAM_NAMES;['1 x 9 P=2-4'.$D12]+1)" office:value-type="string" office:string-value="STBGFC Rockets 'A'" calcext:value-type="string">
            <text:p>STBGFC Rockets 'A'</text:p>
          </table:table-cell>
          <table:table-cell table:style-name="ce17" table:formula="of:=IF(MOD([.B12]; NUM_PITCHES)=0;INDEX(PITCHES;1;NUM_PITCHES);INDEX(PITCHES;1;MOD([.B1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2,&quot;dateTime&quot;:54000000,&quot;duration&quot;:&quot;10m&quot;,&quot;pitch&quot;:&quot;11&quot;,&quot;competition&quot;:{&quot;name&quot;:&quot;U15&quot;, &quot;section&quot;:&quot;Girls&quot;, &quot;group&quot;:&quot;1&quot;},&quot;tag&quot;:&quot;6&quot;, &quot;homeTeam&quot;:&quot;Haslemere Town&quot;, &quot;awayTeam&quot;:&quot;STBGFC Rockets 'A'&quot;}" calcext:value-type="string">
            <text:p>{"__v":0,"day":2,"dateTime":54000000,"duration":"10m","pitch":"11","competition":{"name":"U15", "section":"Girls", "group":"1"},"tag":"6", "homeTeam":"Haslemere Town", "awayTeam":"STBGFC Rockets 'A'"}</text:p>
          </table:table-cell>
          <table:table-cell table:number-columns-repeated="1014"/>
        </table:table-row>
        <table:table-row table:style-name="ro1">
          <table:table-cell table:formula="of:=IF([.I13]&gt;[.I12];[.A12];[.A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'1 x 9 P=2-4'.E13];TRANSLATED_TEAM_NAMES;['1 x 9 P=2-4'.$D13]+1)" office:value-type="string" office:string-value="Thatcham Tornadoes Amber" calcext:value-type="string">
            <text:p>Thatcham Tornadoes Amber</text:p>
          </table:table-cell>
          <table:table-cell table:formula="of:=VLOOKUP(['1 x 9 P=2-4'.F13];TRANSLATED_TEAM_NAMES;['1 x 9 P=2-4'.$D13]+1)">
            <text:p/>
          </table:table-cell>
          <table:table-cell table:style-name="ce17" table:formula="of:=IF(MOD([.B13]; NUM_PITCHES)=0;INDEX(PITCHES;1;NUM_PITCHES);INDEX(PITCHES;1;MOD([.B1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2,&quot;dateTime&quot;:54000000,&quot;duration&quot;:&quot;10m&quot;,&quot;pitch&quot;:&quot;12&quot;,&quot;competition&quot;:{&quot;name&quot;:&quot;U15&quot;, &quot;section&quot;:&quot;Girls&quot;, &quot;group&quot;:&quot;1&quot;},&quot;tag&quot;:&quot;6&quot;, &quot;homeTeam&quot;:&quot;Thatcham Tornadoes Amber&quot;, &quot;awayTeam&quot;:&quot;&quot;}" calcext:value-type="string">
            <text:p>{"__v":0,"day":2,"dateTime":54000000,"duration":"10m","pitch":"12","competition":{"name":"U15", "section":"Girls", "group":"1"},"tag":"6", "homeTeam":"Thatcham Tornadoes Amber", "awayTeam":""}</text:p>
          </table:table-cell>
          <table:table-cell table:number-columns-repeated="1014"/>
        </table:table-row>
        <table:table-row table:style-name="ro1">
          <table:table-cell table:formula="of:=IF([.I14]&gt;[.I13];[.A13];[.A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" office:value-type="float" office:value="54720000" calcext:value-type="float">
            <text:p>5472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VLOOKUP(['1 x 9 P=2-4'.E14];TRANSLATED_TEAM_NAMES;['1 x 9 P=2-4'.$D14]+1)">
            <text:p/>
          </table:table-cell>
          <table:table-cell table:formula="of:=VLOOKUP(['1 x 9 P=2-4'.F14];TRANSLATED_TEAM_NAMES;['1 x 9 P=2-4'.$D14]+1)">
            <text:p/>
          </table:table-cell>
          <table:table-cell table:style-name="ce17" table:formula="of:=IF(MOD([.B14]; NUM_PITCHES)=0;INDEX(PITCHES;1;NUM_PITCHES);INDEX(PITCHES;1;MOD([.B1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4] &amp; &quot;&quot;&quot;},&quot;&quot;tag&quot;&quot;:&quot;&quot;&quot; &amp; [.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2,&quot;dateTime&quot;:54720000,&quot;duration&quot;:&quot;10m&quot;,&quot;pitch&quot;:&quot;11&quot;,&quot;competition&quot;:{&quot;name&quot;:&quot;U15&quot;, &quot;section&quot;:&quot;Girls&quot;, &quot;group&quot;:&quot;1&quot;},&quot;tag&quot;:&quot;7&quot;, &quot;homeTeam&quot;:&quot;&quot;, &quot;awayTeam&quot;:&quot;&quot;}" calcext:value-type="string">
            <text:p>{"__v":0,"day":2,"dateTime":54720000,"duration":"10m","pitch":"11","competition":{"name":"U15", "section":"Girls", "group":"1"},"tag":"7", "homeTeam":"", "awayTeam":""}</text:p>
          </table:table-cell>
          <table:table-cell table:number-columns-repeated="1014"/>
        </table:table-row>
        <table:table-row table:style-name="ro1">
          <table:table-cell table:formula="of:=IF([.I15]&gt;[.I14];[.A14];[.A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" office:value-type="float" office:value="54720000" calcext:value-type="float">
            <text:p>547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VLOOKUP(['1 x 9 P=2-4'.E15];TRANSLATED_TEAM_NAMES;['1 x 9 P=2-4'.$D15]+1)" office:value-type="string" office:string-value="Haslemere Town" calcext:value-type="string">
            <text:p>Haslemere Town</text:p>
          </table:table-cell>
          <table:table-cell table:formula="of:=VLOOKUP(['1 x 9 P=2-4'.F15];TRANSLATED_TEAM_NAMES;['1 x 9 P=2-4'.$D15]+1)">
            <text:p/>
          </table:table-cell>
          <table:table-cell table:style-name="ce17" table:formula="of:=IF(MOD([.B15]; NUM_PITCHES)=0;INDEX(PITCHES;1;NUM_PITCHES);INDEX(PITCHES;1;MOD([.B1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5] &amp; &quot;&quot;&quot;},&quot;&quot;tag&quot;&quot;:&quot;&quot;&quot; &amp; [.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2,&quot;dateTime&quot;:54720000,&quot;duration&quot;:&quot;10m&quot;,&quot;pitch&quot;:&quot;12&quot;,&quot;competition&quot;:{&quot;name&quot;:&quot;U15&quot;, &quot;section&quot;:&quot;Girls&quot;, &quot;group&quot;:&quot;1&quot;},&quot;tag&quot;:&quot;7&quot;, &quot;homeTeam&quot;:&quot;Haslemere Town&quot;, &quot;awayTeam&quot;:&quot;&quot;}" calcext:value-type="string">
            <text:p>{"__v":0,"day":2,"dateTime":54720000,"duration":"10m","pitch":"12","competition":{"name":"U15", "section":"Girls", "group":"1"},"tag":"7", "homeTeam":"Haslemere Town", "awayTeam":""}</text:p>
          </table:table-cell>
          <table:table-cell table:number-columns-repeated="1014"/>
        </table:table-row>
        <table:table-row table:style-name="ro1">
          <table:table-cell table:formula="of:=IF([.I16]&gt;[.I15];[.A15];[.A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" office:value-type="float" office:value="55440000" calcext:value-type="float">
            <text:p>554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1 x 9 P=2-4'.E16];TRANSLATED_TEAM_NAMES;['1 x 9 P=2-4'.$D16]+1)" office:value-type="string" office:string-value="Maidenhead B&amp;G FC White Sox" calcext:value-type="string">
            <text:p>Maidenhead B&amp;G FC White Sox</text:p>
          </table:table-cell>
          <table:table-cell table:formula="of:=VLOOKUP(['1 x 9 P=2-4'.F16];TRANSLATED_TEAM_NAMES;['1 x 9 P=2-4'.$D16]+1)" office:value-type="string" office:string-value="Thatcham Tornadoes Amber" calcext:value-type="string">
            <text:p>Thatcham Tornadoes Amber</text:p>
          </table:table-cell>
          <table:table-cell table:style-name="ce17" table:formula="of:=IF(MOD([.B16]; NUM_PITCHES)=0;INDEX(PITCHES;1;NUM_PITCHES);INDEX(PITCHES;1;MOD([.B1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6] &amp; &quot;&quot;&quot;},&quot;&quot;tag&quot;&quot;:&quot;&quot;&quot; &amp; [.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2,&quot;dateTime&quot;:55440000,&quot;duration&quot;:&quot;10m&quot;,&quot;pitch&quot;:&quot;11&quot;,&quot;competition&quot;:{&quot;name&quot;:&quot;U15&quot;, &quot;section&quot;:&quot;Girls&quot;, &quot;group&quot;:&quot;1&quot;},&quot;tag&quot;:&quot;8&quot;, &quot;homeTeam&quot;:&quot;Maidenhead B&amp;G FC White Sox&quot;, &quot;awayTeam&quot;:&quot;Thatcham Tornadoes Amber&quot;}" calcext:value-type="string">
            <text:p>{"__v":0,"day":2,"dateTime":55440000,"duration":"10m","pitch":"11","competition":{"name":"U15", "section":"Girls", "group":"1"},"tag":"8", "homeTeam":"Maidenhead B&amp;G FC White Sox", "awayTeam":"Thatcham Tornadoes Amber"}</text:p>
          </table:table-cell>
          <table:table-cell table:number-columns-repeated="1014"/>
        </table:table-row>
        <table:table-row table:style-name="ro1">
          <table:table-cell table:formula="of:=IF([.I17]&gt;[.I16];[.A16];[.A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" office:value-type="float" office:value="55440000" calcext:value-type="float">
            <text:p>5544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VLOOKUP(['1 x 9 P=2-4'.E17];TRANSLATED_TEAM_NAMES;['1 x 9 P=2-4'.$D17]+1)">
            <text:p/>
          </table:table-cell>
          <table:table-cell table:formula="of:=VLOOKUP(['1 x 9 P=2-4'.F17];TRANSLATED_TEAM_NAMES;['1 x 9 P=2-4'.$D17]+1)" office:value-type="string" office:string-value="STBGFC Rockets 'A'" calcext:value-type="string">
            <text:p>STBGFC Rockets 'A'</text:p>
          </table:table-cell>
          <table:table-cell table:style-name="ce17" table:formula="of:=IF(MOD([.B17]; NUM_PITCHES)=0;INDEX(PITCHES;1;NUM_PITCHES);INDEX(PITCHES;1;MOD([.B1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7] &amp; &quot;&quot;&quot;},&quot;&quot;tag&quot;&quot;:&quot;&quot;&quot; &amp; [.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2,&quot;dateTime&quot;:55440000,&quot;duration&quot;:&quot;10m&quot;,&quot;pitch&quot;:&quot;12&quot;,&quot;competition&quot;:{&quot;name&quot;:&quot;U15&quot;, &quot;section&quot;:&quot;Girls&quot;, &quot;group&quot;:&quot;1&quot;},&quot;tag&quot;:&quot;8&quot;, &quot;homeTeam&quot;:&quot;&quot;, &quot;awayTeam&quot;:&quot;STBGFC Rockets 'A'&quot;}" calcext:value-type="string">
            <text:p>{"__v":0,"day":2,"dateTime":55440000,"duration":"10m","pitch":"12","competition":{"name":"U15", "section":"Girls", "group":"1"},"tag":"8", "homeTeam":"", "awayTeam":"STBGFC Rockets 'A'"}</text:p>
          </table:table-cell>
          <table:table-cell table:number-columns-repeated="1014"/>
        </table:table-row>
        <table:table-row table:style-name="ro1">
          <table:table-cell table:formula="of:=IF([.I18]&gt;[.I17];[.A17];[.A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" office:value-type="float" office:value="56160000" calcext:value-type="float">
            <text:p>5616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VLOOKUP(['1 x 9 P=2-4'.E18];TRANSLATED_TEAM_NAMES;['1 x 9 P=2-4'.$D18]+1)">
            <text:p/>
          </table:table-cell>
          <table:table-cell table:formula="of:=VLOOKUP(['1 x 9 P=2-4'.F18];TRANSLATED_TEAM_NAMES;['1 x 9 P=2-4'.$D18]+1)" office:value-type="string" office:string-value="AFC Charvil 'B'" calcext:value-type="string">
            <text:p>AFC Charvil 'B'</text:p>
          </table:table-cell>
          <table:table-cell table:style-name="ce17" table:formula="of:=IF(MOD([.B18]; NUM_PITCHES)=0;INDEX(PITCHES;1;NUM_PITCHES);INDEX(PITCHES;1;MOD([.B1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8] &amp; &quot;&quot;&quot;},&quot;&quot;tag&quot;&quot;:&quot;&quot;&quot; &amp; [.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2,&quot;dateTime&quot;:56160000,&quot;duration&quot;:&quot;10m&quot;,&quot;pitch&quot;:&quot;11&quot;,&quot;competition&quot;:{&quot;name&quot;:&quot;U15&quot;, &quot;section&quot;:&quot;Girls&quot;, &quot;group&quot;:&quot;1&quot;},&quot;tag&quot;:&quot;9&quot;, &quot;homeTeam&quot;:&quot;&quot;, &quot;awayTeam&quot;:&quot;AFC Charvil 'B'&quot;}" calcext:value-type="string">
            <text:p>{"__v":0,"day":2,"dateTime":56160000,"duration":"10m","pitch":"11","competition":{"name":"U15", "section":"Girls", "group":"1"},"tag":"9", "homeTeam":"", "awayTeam":"AFC Charvil 'B'"}</text:p>
          </table:table-cell>
          <table:table-cell table:number-columns-repeated="1014"/>
        </table:table-row>
        <table:table-row table:style-name="ro1">
          <table:table-cell table:formula="of:=IF([.I19]&gt;[.I18];[.A18];[.A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" office:value-type="float" office:value="56160000" calcext:value-type="float">
            <text:p>561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VLOOKUP(['1 x 9 P=2-4'.E19];TRANSLATED_TEAM_NAMES;['1 x 9 P=2-4'.$D19]+1)" office:value-type="string" office:string-value="Thatcham Tornadoes Amber" calcext:value-type="string">
            <text:p>Thatcham Tornadoes Amber</text:p>
          </table:table-cell>
          <table:table-cell table:formula="of:=VLOOKUP(['1 x 9 P=2-4'.F19];TRANSLATED_TEAM_NAMES;['1 x 9 P=2-4'.$D19]+1)">
            <text:p/>
          </table:table-cell>
          <table:table-cell table:style-name="ce17" table:formula="of:=IF(MOD([.B19]; NUM_PITCHES)=0;INDEX(PITCHES;1;NUM_PITCHES);INDEX(PITCHES;1;MOD([.B1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9] &amp; &quot;&quot;&quot;},&quot;&quot;tag&quot;&quot;:&quot;&quot;&quot; &amp; [.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2,&quot;dateTime&quot;:56160000,&quot;duration&quot;:&quot;10m&quot;,&quot;pitch&quot;:&quot;12&quot;,&quot;competition&quot;:{&quot;name&quot;:&quot;U15&quot;, &quot;section&quot;:&quot;Girls&quot;, &quot;group&quot;:&quot;1&quot;},&quot;tag&quot;:&quot;9&quot;, &quot;homeTeam&quot;:&quot;Thatcham Tornadoes Amber&quot;, &quot;awayTeam&quot;:&quot;&quot;}" calcext:value-type="string">
            <text:p>{"__v":0,"day":2,"dateTime":56160000,"duration":"10m","pitch":"12","competition":{"name":"U15", "section":"Girls", "group":"1"},"tag":"9", "homeTeam":"Thatcham Tornadoes Amber", "awayTeam":""}</text:p>
          </table:table-cell>
          <table:table-cell table:number-columns-repeated="1014"/>
        </table:table-row>
        <table:table-row table:style-name="ro1">
          <table:table-cell table:formula="of:=IF([.I20]&gt;[.I19];[.A19];[.A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" office:value-type="float" office:value="56880000" calcext:value-type="float">
            <text:p>568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VLOOKUP(['1 x 9 P=2-4'.E20];TRANSLATED_TEAM_NAMES;['1 x 9 P=2-4'.$D20]+1)" office:value-type="string" office:string-value="Maidenhead B&amp;G FC White Sox" calcext:value-type="string">
            <text:p>Maidenhead B&amp;G FC White Sox</text:p>
          </table:table-cell>
          <table:table-cell table:formula="of:=VLOOKUP(['1 x 9 P=2-4'.F20];TRANSLATED_TEAM_NAMES;['1 x 9 P=2-4'.$D20]+1)">
            <text:p/>
          </table:table-cell>
          <table:table-cell table:style-name="ce17" table:formula="of:=IF(MOD([.B20]; NUM_PITCHES)=0;INDEX(PITCHES;1;NUM_PITCHES);INDEX(PITCHES;1;MOD([.B2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0] &amp; &quot;&quot;&quot;},&quot;&quot;tag&quot;&quot;:&quot;&quot;&quot; &amp; [.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2,&quot;dateTime&quot;:56880000,&quot;duration&quot;:&quot;10m&quot;,&quot;pitch&quot;:&quot;11&quot;,&quot;competition&quot;:{&quot;name&quot;:&quot;U15&quot;, &quot;section&quot;:&quot;Girls&quot;, &quot;group&quot;:&quot;1&quot;},&quot;tag&quot;:&quot;10&quot;, &quot;homeTeam&quot;:&quot;Maidenhead B&amp;G FC White Sox&quot;, &quot;awayTeam&quot;:&quot;&quot;}" calcext:value-type="string">
            <text:p>{"__v":0,"day":2,"dateTime":56880000,"duration":"10m","pitch":"11","competition":{"name":"U15", "section":"Girls", "group":"1"},"tag":"10", "homeTeam":"Maidenhead B&amp;G FC White Sox", "awayTeam":""}</text:p>
          </table:table-cell>
          <table:table-cell table:number-columns-repeated="1014"/>
        </table:table-row>
        <table:table-row table:style-name="ro1">
          <table:table-cell table:formula="of:=IF([.I21]&gt;[.I20];[.A20];[.A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" office:value-type="float" office:value="56880000" calcext:value-type="float">
            <text:p>568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VLOOKUP(['1 x 9 P=2-4'.E21];TRANSLATED_TEAM_NAMES;['1 x 9 P=2-4'.$D21]+1)">
            <text:p/>
          </table:table-cell>
          <table:table-cell table:formula="of:=VLOOKUP(['1 x 9 P=2-4'.F21];TRANSLATED_TEAM_NAMES;['1 x 9 P=2-4'.$D21]+1)" office:value-type="string" office:string-value="STBGFC Rockets 'A'" calcext:value-type="string">
            <text:p>STBGFC Rockets 'A'</text:p>
          </table:table-cell>
          <table:table-cell table:style-name="ce17" table:formula="of:=IF(MOD([.B21]; NUM_PITCHES)=0;INDEX(PITCHES;1;NUM_PITCHES);INDEX(PITCHES;1;MOD([.B21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1] &amp; &quot;&quot;&quot;},&quot;&quot;tag&quot;&quot;:&quot;&quot;&quot; &amp; [.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2,&quot;dateTime&quot;:56880000,&quot;duration&quot;:&quot;10m&quot;,&quot;pitch&quot;:&quot;12&quot;,&quot;competition&quot;:{&quot;name&quot;:&quot;U15&quot;, &quot;section&quot;:&quot;Girls&quot;, &quot;group&quot;:&quot;1&quot;},&quot;tag&quot;:&quot;10&quot;, &quot;homeTeam&quot;:&quot;&quot;, &quot;awayTeam&quot;:&quot;STBGFC Rockets 'A'&quot;}" calcext:value-type="string">
            <text:p>{"__v":0,"day":2,"dateTime":56880000,"duration":"10m","pitch":"12","competition":{"name":"U15", "section":"Girls", "group":"1"},"tag":"10", "homeTeam":"", "awayTeam":"STBGFC Rockets 'A'"}</text:p>
          </table:table-cell>
          <table:table-cell table:number-columns-repeated="1014"/>
        </table:table-row>
        <table:table-row table:style-name="ro1">
          <table:table-cell table:formula="of:=IF([.I22]&gt;[.I21];[.A21];[.A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" office:value-type="float" office:value="57600000" calcext:value-type="float">
            <text:p>576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VLOOKUP(['1 x 9 P=2-4'.E22];TRANSLATED_TEAM_NAMES;['1 x 9 P=2-4'.$D22]+1)">
            <text:p/>
          </table:table-cell>
          <table:table-cell table:formula="of:=VLOOKUP(['1 x 9 P=2-4'.F22];TRANSLATED_TEAM_NAMES;['1 x 9 P=2-4'.$D22]+1)" office:value-type="string" office:string-value="Haslemere Town" calcext:value-type="string">
            <text:p>Haslemere Town</text:p>
          </table:table-cell>
          <table:table-cell table:style-name="ce17" table:formula="of:=IF(MOD([.B22]; NUM_PITCHES)=0;INDEX(PITCHES;1;NUM_PITCHES);INDEX(PITCHES;1;MOD([.B2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22] &amp; &quot;,&quot;&quot;duration&quot;&quot;:&quot;&quot;&quot; &amp; MATCH_DURATION &amp; &quot;m&quot;&quot;,&quot;&quot;pitch&quot;&quot;:&quot;&quot;&quot; &amp; [.I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2] &amp; &quot;&quot;&quot;},&quot;&quot;tag&quot;&quot;:&quot;&quot;&quot; &amp; [.A22] &amp; &quot;&quot;&quot;, &quot;&quot;homeTeam&quot;&quot;:&quot;&quot;&quot; &amp; [.G22] &amp; &quot;&quot;&quot;, &quot;&quot;awayTeam&quot;&quot;:&quot;&quot;&quot; &amp; [.H22] &amp; &quot;&quot;&quot;}&quot;" office:value-type="string" office:string-value="{&quot;__v&quot;:0,&quot;day&quot;:2,&quot;dateTime&quot;:57600000,&quot;duration&quot;:&quot;10m&quot;,&quot;pitch&quot;:&quot;11&quot;,&quot;competition&quot;:{&quot;name&quot;:&quot;U15&quot;, &quot;section&quot;:&quot;Girls&quot;, &quot;group&quot;:&quot;1&quot;},&quot;tag&quot;:&quot;11&quot;, &quot;homeTeam&quot;:&quot;&quot;, &quot;awayTeam&quot;:&quot;Haslemere Town&quot;}" calcext:value-type="string">
            <text:p>{"__v":0,"day":2,"dateTime":57600000,"duration":"10m","pitch":"11","competition":{"name":"U15", "section":"Girls", "group":"1"},"tag":"11", "homeTeam":"", "awayTeam":"Haslemere Town"}</text:p>
          </table:table-cell>
          <table:table-cell table:number-columns-repeated="1014"/>
        </table:table-row>
        <table:table-row table:style-name="ro1">
          <table:table-cell table:formula="of:=IF([.I23]&gt;[.I22];[.A22];[.A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" office:value-type="float" office:value="57600000" calcext:value-type="float">
            <text:p>576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VLOOKUP(['1 x 9 P=2-4'.E23];TRANSLATED_TEAM_NAMES;['1 x 9 P=2-4'.$D23]+1)">
            <text:p/>
          </table:table-cell>
          <table:table-cell table:formula="of:=VLOOKUP(['1 x 9 P=2-4'.F23];TRANSLATED_TEAM_NAMES;['1 x 9 P=2-4'.$D23]+1)" office:value-type="string" office:string-value="AFC Charvil 'B'" calcext:value-type="string">
            <text:p>AFC Charvil 'B'</text:p>
          </table:table-cell>
          <table:table-cell table:style-name="ce17" table:formula="of:=IF(MOD([.B23]; NUM_PITCHES)=0;INDEX(PITCHES;1;NUM_PITCHES);INDEX(PITCHES;1;MOD([.B2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23] &amp; &quot;,&quot;&quot;duration&quot;&quot;:&quot;&quot;&quot; &amp; MATCH_DURATION &amp; &quot;m&quot;&quot;,&quot;&quot;pitch&quot;&quot;:&quot;&quot;&quot; &amp; [.I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3] &amp; &quot;&quot;&quot;},&quot;&quot;tag&quot;&quot;:&quot;&quot;&quot; &amp; [.A23] &amp; &quot;&quot;&quot;, &quot;&quot;homeTeam&quot;&quot;:&quot;&quot;&quot; &amp; [.G23] &amp; &quot;&quot;&quot;, &quot;&quot;awayTeam&quot;&quot;:&quot;&quot;&quot; &amp; [.H23] &amp; &quot;&quot;&quot;}&quot;" office:value-type="string" office:string-value="{&quot;__v&quot;:0,&quot;day&quot;:2,&quot;dateTime&quot;:57600000,&quot;duration&quot;:&quot;10m&quot;,&quot;pitch&quot;:&quot;12&quot;,&quot;competition&quot;:{&quot;name&quot;:&quot;U15&quot;, &quot;section&quot;:&quot;Girls&quot;, &quot;group&quot;:&quot;1&quot;},&quot;tag&quot;:&quot;11&quot;, &quot;homeTeam&quot;:&quot;&quot;, &quot;awayTeam&quot;:&quot;AFC Charvil 'B'&quot;}" calcext:value-type="string">
            <text:p>{"__v":0,"day":2,"dateTime":57600000,"duration":"10m","pitch":"12","competition":{"name":"U15", "section":"Girls", "group":"1"},"tag":"11", "homeTeam":"", "awayTeam":"AFC Charvil 'B'"}</text:p>
          </table:table-cell>
          <table:table-cell table:number-columns-repeated="1014"/>
        </table:table-row>
        <table:table-row table:style-name="ro1">
          <table:table-cell table:formula="of:=IF([.I24]&gt;[.I23];[.A23];[.A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" office:value-type="float" office:value="58320000" calcext:value-type="float">
            <text:p>583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VLOOKUP(['1 x 9 P=2-4'.E24];TRANSLATED_TEAM_NAMES;['1 x 9 P=2-4'.$D24]+1)" office:value-type="string" office:string-value="Maidenhead B&amp;G FC White Sox" calcext:value-type="string">
            <text:p>Maidenhead B&amp;G FC White Sox</text:p>
          </table:table-cell>
          <table:table-cell table:formula="of:=VLOOKUP(['1 x 9 P=2-4'.F24];TRANSLATED_TEAM_NAMES;['1 x 9 P=2-4'.$D24]+1)">
            <text:p/>
          </table:table-cell>
          <table:table-cell table:style-name="ce17" table:formula="of:=IF(MOD([.B24]; NUM_PITCHES)=0;INDEX(PITCHES;1;NUM_PITCHES);INDEX(PITCHES;1;MOD([.B2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24] &amp; &quot;,&quot;&quot;duration&quot;&quot;:&quot;&quot;&quot; &amp; MATCH_DURATION &amp; &quot;m&quot;&quot;,&quot;&quot;pitch&quot;&quot;:&quot;&quot;&quot; &amp; [.I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4] &amp; &quot;&quot;&quot;},&quot;&quot;tag&quot;&quot;:&quot;&quot;&quot; &amp; [.A24] &amp; &quot;&quot;&quot;, &quot;&quot;homeTeam&quot;&quot;:&quot;&quot;&quot; &amp; [.G24] &amp; &quot;&quot;&quot;, &quot;&quot;awayTeam&quot;&quot;:&quot;&quot;&quot; &amp; [.H24] &amp; &quot;&quot;&quot;}&quot;" office:value-type="string" office:string-value="{&quot;__v&quot;:0,&quot;day&quot;:2,&quot;dateTime&quot;:58320000,&quot;duration&quot;:&quot;10m&quot;,&quot;pitch&quot;:&quot;11&quot;,&quot;competition&quot;:{&quot;name&quot;:&quot;U15&quot;, &quot;section&quot;:&quot;Girls&quot;, &quot;group&quot;:&quot;1&quot;},&quot;tag&quot;:&quot;12&quot;, &quot;homeTeam&quot;:&quot;Maidenhead B&amp;G FC White Sox&quot;, &quot;awayTeam&quot;:&quot;&quot;}" calcext:value-type="string">
            <text:p>{"__v":0,"day":2,"dateTime":58320000,"duration":"10m","pitch":"11","competition":{"name":"U15", "section":"Girls", "group":"1"},"tag":"12", "homeTeam":"Maidenhead B&amp;G FC White Sox", "awayTeam":""}</text:p>
          </table:table-cell>
          <table:table-cell table:number-columns-repeated="1014"/>
        </table:table-row>
        <table:table-row table:style-name="ro1">
          <table:table-cell table:formula="of:=IF([.I25]&gt;[.I24];[.A24];[.A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" office:value-type="float" office:value="58320000" calcext:value-type="float">
            <text:p>583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1 x 9 P=2-4'.E25];TRANSLATED_TEAM_NAMES;['1 x 9 P=2-4'.$D25]+1)" office:value-type="string" office:string-value="STBGFC Rockets 'A'" calcext:value-type="string">
            <text:p>STBGFC Rockets 'A'</text:p>
          </table:table-cell>
          <table:table-cell table:formula="of:=VLOOKUP(['1 x 9 P=2-4'.F25];TRANSLATED_TEAM_NAMES;['1 x 9 P=2-4'.$D25]+1)" office:value-type="string" office:string-value="Thatcham Tornadoes Amber" calcext:value-type="string">
            <text:p>Thatcham Tornadoes Amber</text:p>
          </table:table-cell>
          <table:table-cell table:style-name="ce17" table:formula="of:=IF(MOD([.B25]; NUM_PITCHES)=0;INDEX(PITCHES;1;NUM_PITCHES);INDEX(PITCHES;1;MOD([.B2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25] &amp; &quot;,&quot;&quot;duration&quot;&quot;:&quot;&quot;&quot; &amp; MATCH_DURATION &amp; &quot;m&quot;&quot;,&quot;&quot;pitch&quot;&quot;:&quot;&quot;&quot; &amp; [.I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5] &amp; &quot;&quot;&quot;},&quot;&quot;tag&quot;&quot;:&quot;&quot;&quot; &amp; [.A25] &amp; &quot;&quot;&quot;, &quot;&quot;homeTeam&quot;&quot;:&quot;&quot;&quot; &amp; [.G25] &amp; &quot;&quot;&quot;, &quot;&quot;awayTeam&quot;&quot;:&quot;&quot;&quot; &amp; [.H25] &amp; &quot;&quot;&quot;}&quot;" office:value-type="string" office:string-value="{&quot;__v&quot;:0,&quot;day&quot;:2,&quot;dateTime&quot;:58320000,&quot;duration&quot;:&quot;10m&quot;,&quot;pitch&quot;:&quot;12&quot;,&quot;competition&quot;:{&quot;name&quot;:&quot;U15&quot;, &quot;section&quot;:&quot;Girls&quot;, &quot;group&quot;:&quot;1&quot;},&quot;tag&quot;:&quot;12&quot;, &quot;homeTeam&quot;:&quot;STBGFC Rockets 'A'&quot;, &quot;awayTeam&quot;:&quot;Thatcham Tornadoes Amber&quot;}" calcext:value-type="string">
            <text:p>{"__v":0,"day":2,"dateTime":58320000,"duration":"10m","pitch":"12","competition":{"name":"U15", "section":"Girls", "group":"1"},"tag":"12", "homeTeam":"STBGFC Rockets 'A'", "awayTeam":"Thatcham Tornadoes Amber"}</text:p>
          </table:table-cell>
          <table:table-cell table:number-columns-repeated="1014"/>
        </table:table-row>
        <table:table-row table:style-name="ro1">
          <table:table-cell table:formula="of:=IF([.I26]&gt;[.I25];[.A25];[.A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A26]-1))" office:value-type="float" office:value="59040000" calcext:value-type="float">
            <text:p>590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1 x 9 P=2-4'.E26];TRANSLATED_TEAM_NAMES;['1 x 9 P=2-4'.$D26]+1)" office:value-type="string" office:string-value="STBGFC Rockets 'A'" calcext:value-type="string">
            <text:p>STBGFC Rockets 'A'</text:p>
          </table:table-cell>
          <table:table-cell table:formula="of:=VLOOKUP(['1 x 9 P=2-4'.F26];TRANSLATED_TEAM_NAMES;['1 x 9 P=2-4'.$D26]+1)" office:value-type="string" office:string-value="AFC Charvil 'B'" calcext:value-type="string">
            <text:p>AFC Charvil 'B'</text:p>
          </table:table-cell>
          <table:table-cell table:style-name="ce17" table:formula="of:=IF(MOD([.B26]; NUM_PITCHES)=0;INDEX(PITCHES;1;NUM_PITCHES);INDEX(PITCHES;1;MOD([.B2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26] &amp; &quot;,&quot;&quot;duration&quot;&quot;:&quot;&quot;&quot; &amp; MATCH_DURATION &amp; &quot;m&quot;&quot;,&quot;&quot;pitch&quot;&quot;:&quot;&quot;&quot; &amp; [.I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6] &amp; &quot;&quot;&quot;},&quot;&quot;tag&quot;&quot;:&quot;&quot;&quot; &amp; [.A26] &amp; &quot;&quot;&quot;, &quot;&quot;homeTeam&quot;&quot;:&quot;&quot;&quot; &amp; [.G26] &amp; &quot;&quot;&quot;, &quot;&quot;awayTeam&quot;&quot;:&quot;&quot;&quot; &amp; [.H26] &amp; &quot;&quot;&quot;}&quot;" office:value-type="string" office:string-value="{&quot;__v&quot;:0,&quot;day&quot;:2,&quot;dateTime&quot;:59040000,&quot;duration&quot;:&quot;10m&quot;,&quot;pitch&quot;:&quot;11&quot;,&quot;competition&quot;:{&quot;name&quot;:&quot;U15&quot;, &quot;section&quot;:&quot;Girls&quot;, &quot;group&quot;:&quot;1&quot;},&quot;tag&quot;:&quot;13&quot;, &quot;homeTeam&quot;:&quot;STBGFC Rockets 'A'&quot;, &quot;awayTeam&quot;:&quot;AFC Charvil 'B'&quot;}" calcext:value-type="string">
            <text:p>{"__v":0,"day":2,"dateTime":59040000,"duration":"10m","pitch":"11","competition":{"name":"U15", "section":"Girls", "group":"1"},"tag":"13", "homeTeam":"STBGFC Rockets 'A'", "awayTeam":"AFC Charvil 'B'"}</text:p>
          </table:table-cell>
          <table:table-cell table:number-columns-repeated="1014"/>
        </table:table-row>
        <table:table-row table:style-name="ro1">
          <table:table-cell table:formula="of:=IF([.I27]&gt;[.I26];[.A26];[.A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A27]-1))" office:value-type="float" office:value="59040000" calcext:value-type="float">
            <text:p>590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1 x 9 P=2-4'.E27];TRANSLATED_TEAM_NAMES;['1 x 9 P=2-4'.$D27]+1)" office:value-type="string" office:string-value="Thatcham Tornadoes Amber" calcext:value-type="string">
            <text:p>Thatcham Tornadoes Amber</text:p>
          </table:table-cell>
          <table:table-cell table:formula="of:=VLOOKUP(['1 x 9 P=2-4'.F27];TRANSLATED_TEAM_NAMES;['1 x 9 P=2-4'.$D27]+1)" office:value-type="string" office:string-value="Haslemere Town" calcext:value-type="string">
            <text:p>Haslemere Town</text:p>
          </table:table-cell>
          <table:table-cell table:style-name="ce17" table:formula="of:=IF(MOD([.B27]; NUM_PITCHES)=0;INDEX(PITCHES;1;NUM_PITCHES);INDEX(PITCHES;1;MOD([.B2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27] &amp; &quot;,&quot;&quot;duration&quot;&quot;:&quot;&quot;&quot; &amp; MATCH_DURATION &amp; &quot;m&quot;&quot;,&quot;&quot;pitch&quot;&quot;:&quot;&quot;&quot; &amp; [.I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7] &amp; &quot;&quot;&quot;},&quot;&quot;tag&quot;&quot;:&quot;&quot;&quot; &amp; [.A27] &amp; &quot;&quot;&quot;, &quot;&quot;homeTeam&quot;&quot;:&quot;&quot;&quot; &amp; [.G27] &amp; &quot;&quot;&quot;, &quot;&quot;awayTeam&quot;&quot;:&quot;&quot;&quot; &amp; [.H27] &amp; &quot;&quot;&quot;}&quot;" office:value-type="string" office:string-value="{&quot;__v&quot;:0,&quot;day&quot;:2,&quot;dateTime&quot;:59040000,&quot;duration&quot;:&quot;10m&quot;,&quot;pitch&quot;:&quot;12&quot;,&quot;competition&quot;:{&quot;name&quot;:&quot;U15&quot;, &quot;section&quot;:&quot;Girls&quot;, &quot;group&quot;:&quot;1&quot;},&quot;tag&quot;:&quot;13&quot;, &quot;homeTeam&quot;:&quot;Thatcham Tornadoes Amber&quot;, &quot;awayTeam&quot;:&quot;Haslemere Town&quot;}" calcext:value-type="string">
            <text:p>{"__v":0,"day":2,"dateTime":59040000,"duration":"10m","pitch":"12","competition":{"name":"U15", "section":"Girls", "group":"1"},"tag":"13", "homeTeam":"Thatcham Tornadoes Amber", "awayTeam":"Haslemere Town"}</text:p>
          </table:table-cell>
          <table:table-cell table:number-columns-repeated="1014"/>
        </table:table-row>
        <table:table-row table:style-name="ro1">
          <table:table-cell table:formula="of:=IF([.I28]&gt;[.I27];[.A27];[.A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A28]-1))" office:value-type="float" office:value="59760000" calcext:value-type="float">
            <text:p>597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'1 x 9 P=2-4'.E28];TRANSLATED_TEAM_NAMES;['1 x 9 P=2-4'.$D28]+1)" office:value-type="string" office:string-value="Maidenhead B&amp;G FC White Sox" calcext:value-type="string">
            <text:p>Maidenhead B&amp;G FC White Sox</text:p>
          </table:table-cell>
          <table:table-cell table:formula="of:=VLOOKUP(['1 x 9 P=2-4'.F28];TRANSLATED_TEAM_NAMES;['1 x 9 P=2-4'.$D28]+1)">
            <text:p/>
          </table:table-cell>
          <table:table-cell table:style-name="ce17" table:formula="of:=IF(MOD([.B28]; NUM_PITCHES)=0;INDEX(PITCHES;1;NUM_PITCHES);INDEX(PITCHES;1;MOD([.B2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28] &amp; &quot;,&quot;&quot;duration&quot;&quot;:&quot;&quot;&quot; &amp; MATCH_DURATION &amp; &quot;m&quot;&quot;,&quot;&quot;pitch&quot;&quot;:&quot;&quot;&quot; &amp; [.I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8] &amp; &quot;&quot;&quot;},&quot;&quot;tag&quot;&quot;:&quot;&quot;&quot; &amp; [.A28] &amp; &quot;&quot;&quot;, &quot;&quot;homeTeam&quot;&quot;:&quot;&quot;&quot; &amp; [.G28] &amp; &quot;&quot;&quot;, &quot;&quot;awayTeam&quot;&quot;:&quot;&quot;&quot; &amp; [.H28] &amp; &quot;&quot;&quot;}&quot;" office:value-type="string" office:string-value="{&quot;__v&quot;:0,&quot;day&quot;:2,&quot;dateTime&quot;:59760000,&quot;duration&quot;:&quot;10m&quot;,&quot;pitch&quot;:&quot;11&quot;,&quot;competition&quot;:{&quot;name&quot;:&quot;U15&quot;, &quot;section&quot;:&quot;Girls&quot;, &quot;group&quot;:&quot;1&quot;},&quot;tag&quot;:&quot;14&quot;, &quot;homeTeam&quot;:&quot;Maidenhead B&amp;G FC White Sox&quot;, &quot;awayTeam&quot;:&quot;&quot;}" calcext:value-type="string">
            <text:p>{"__v":0,"day":2,"dateTime":59760000,"duration":"10m","pitch":"11","competition":{"name":"U15", "section":"Girls", "group":"1"},"tag":"14", "homeTeam":"Maidenhead B&amp;G FC White Sox", "awayTeam":""}</text:p>
          </table:table-cell>
          <table:table-cell table:number-columns-repeated="1014"/>
        </table:table-row>
        <table:table-row table:style-name="ro1">
          <table:table-cell table:formula="of:=IF([.I29]&gt;[.I28];[.A28];[.A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A29]-1))" office:value-type="float" office:value="59760000" calcext:value-type="float">
            <text:p>5976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VLOOKUP(['1 x 9 P=2-4'.E29];TRANSLATED_TEAM_NAMES;['1 x 9 P=2-4'.$D29]+1)">
            <text:p/>
          </table:table-cell>
          <table:table-cell table:formula="of:=VLOOKUP(['1 x 9 P=2-4'.F29];TRANSLATED_TEAM_NAMES;['1 x 9 P=2-4'.$D29]+1)">
            <text:p/>
          </table:table-cell>
          <table:table-cell table:style-name="ce17" table:formula="of:=IF(MOD([.B29]; NUM_PITCHES)=0;INDEX(PITCHES;1;NUM_PITCHES);INDEX(PITCHES;1;MOD([.B2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29] &amp; &quot;,&quot;&quot;duration&quot;&quot;:&quot;&quot;&quot; &amp; MATCH_DURATION &amp; &quot;m&quot;&quot;,&quot;&quot;pitch&quot;&quot;:&quot;&quot;&quot; &amp; [.I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9] &amp; &quot;&quot;&quot;},&quot;&quot;tag&quot;&quot;:&quot;&quot;&quot; &amp; [.A29] &amp; &quot;&quot;&quot;, &quot;&quot;homeTeam&quot;&quot;:&quot;&quot;&quot; &amp; [.G29] &amp; &quot;&quot;&quot;, &quot;&quot;awayTeam&quot;&quot;:&quot;&quot;&quot; &amp; [.H29] &amp; &quot;&quot;&quot;}&quot;" office:value-type="string" office:string-value="{&quot;__v&quot;:0,&quot;day&quot;:2,&quot;dateTime&quot;:59760000,&quot;duration&quot;:&quot;10m&quot;,&quot;pitch&quot;:&quot;12&quot;,&quot;competition&quot;:{&quot;name&quot;:&quot;U15&quot;, &quot;section&quot;:&quot;Girls&quot;, &quot;group&quot;:&quot;1&quot;},&quot;tag&quot;:&quot;14&quot;, &quot;homeTeam&quot;:&quot;&quot;, &quot;awayTeam&quot;:&quot;&quot;}" calcext:value-type="string">
            <text:p>{"__v":0,"day":2,"dateTime":59760000,"duration":"10m","pitch":"12","competition":{"name":"U15", "section":"Girls", "group":"1"},"tag":"14", "homeTeam":"", "awayTeam":""}</text:p>
          </table:table-cell>
          <table:table-cell table:number-columns-repeated="1014"/>
        </table:table-row>
        <table:table-row table:style-name="ro1">
          <table:table-cell table:formula="of:=IF([.I30]&gt;[.I29];[.A29];[.A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A30]-1))" office:value-type="float" office:value="60480000" calcext:value-type="float">
            <text:p>6048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VLOOKUP(['1 x 9 P=2-4'.E30];TRANSLATED_TEAM_NAMES;['1 x 9 P=2-4'.$D30]+1)" office:value-type="string" office:string-value="AFC Charvil 'B'" calcext:value-type="string">
            <text:p>AFC Charvil 'B'</text:p>
          </table:table-cell>
          <table:table-cell table:formula="of:=VLOOKUP(['1 x 9 P=2-4'.F30];TRANSLATED_TEAM_NAMES;['1 x 9 P=2-4'.$D30]+1)" office:value-type="string" office:string-value="Thatcham Tornadoes Amber" calcext:value-type="string">
            <text:p>Thatcham Tornadoes Amber</text:p>
          </table:table-cell>
          <table:table-cell table:style-name="ce17" table:formula="of:=IF(MOD([.B30]; NUM_PITCHES)=0;INDEX(PITCHES;1;NUM_PITCHES);INDEX(PITCHES;1;MOD([.B3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30] &amp; &quot;,&quot;&quot;duration&quot;&quot;:&quot;&quot;&quot; &amp; MATCH_DURATION &amp; &quot;m&quot;&quot;,&quot;&quot;pitch&quot;&quot;:&quot;&quot;&quot; &amp; [.I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0] &amp; &quot;&quot;&quot;},&quot;&quot;tag&quot;&quot;:&quot;&quot;&quot; &amp; [.A30] &amp; &quot;&quot;&quot;, &quot;&quot;homeTeam&quot;&quot;:&quot;&quot;&quot; &amp; [.G30] &amp; &quot;&quot;&quot;, &quot;&quot;awayTeam&quot;&quot;:&quot;&quot;&quot; &amp; [.H30] &amp; &quot;&quot;&quot;}&quot;" office:value-type="string" office:string-value="{&quot;__v&quot;:0,&quot;day&quot;:2,&quot;dateTime&quot;:60480000,&quot;duration&quot;:&quot;10m&quot;,&quot;pitch&quot;:&quot;11&quot;,&quot;competition&quot;:{&quot;name&quot;:&quot;U15&quot;, &quot;section&quot;:&quot;Girls&quot;, &quot;group&quot;:&quot;1&quot;},&quot;tag&quot;:&quot;15&quot;, &quot;homeTeam&quot;:&quot;AFC Charvil 'B'&quot;, &quot;awayTeam&quot;:&quot;Thatcham Tornadoes Amber&quot;}" calcext:value-type="string">
            <text:p>{"__v":0,"day":2,"dateTime":60480000,"duration":"10m","pitch":"11","competition":{"name":"U15", "section":"Girls", "group":"1"},"tag":"15", "homeTeam":"AFC Charvil 'B'", "awayTeam":"Thatcham Tornadoes Amber"}</text:p>
          </table:table-cell>
          <table:table-cell table:number-columns-repeated="1014"/>
        </table:table-row>
        <table:table-row table:style-name="ro1">
          <table:table-cell table:formula="of:=IF([.I31]&gt;[.I30];[.A30];[.A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A31]-1))" office:value-type="float" office:value="60480000" calcext:value-type="float">
            <text:p>604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'1 x 9 P=2-4'.E31];TRANSLATED_TEAM_NAMES;['1 x 9 P=2-4'.$D31]+1)">
            <text:p/>
          </table:table-cell>
          <table:table-cell table:formula="of:=VLOOKUP(['1 x 9 P=2-4'.F31];TRANSLATED_TEAM_NAMES;['1 x 9 P=2-4'.$D31]+1)" office:value-type="string" office:string-value="Haslemere Town" calcext:value-type="string">
            <text:p>Haslemere Town</text:p>
          </table:table-cell>
          <table:table-cell table:style-name="ce17" table:formula="of:=IF(MOD([.B31]; NUM_PITCHES)=0;INDEX(PITCHES;1;NUM_PITCHES);INDEX(PITCHES;1;MOD([.B31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31] &amp; &quot;,&quot;&quot;duration&quot;&quot;:&quot;&quot;&quot; &amp; MATCH_DURATION &amp; &quot;m&quot;&quot;,&quot;&quot;pitch&quot;&quot;:&quot;&quot;&quot; &amp; [.I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1] &amp; &quot;&quot;&quot;},&quot;&quot;tag&quot;&quot;:&quot;&quot;&quot; &amp; [.A31] &amp; &quot;&quot;&quot;, &quot;&quot;homeTeam&quot;&quot;:&quot;&quot;&quot; &amp; [.G31] &amp; &quot;&quot;&quot;, &quot;&quot;awayTeam&quot;&quot;:&quot;&quot;&quot; &amp; [.H31] &amp; &quot;&quot;&quot;}&quot;" office:value-type="string" office:string-value="{&quot;__v&quot;:0,&quot;day&quot;:2,&quot;dateTime&quot;:60480000,&quot;duration&quot;:&quot;10m&quot;,&quot;pitch&quot;:&quot;12&quot;,&quot;competition&quot;:{&quot;name&quot;:&quot;U15&quot;, &quot;section&quot;:&quot;Girls&quot;, &quot;group&quot;:&quot;1&quot;},&quot;tag&quot;:&quot;15&quot;, &quot;homeTeam&quot;:&quot;&quot;, &quot;awayTeam&quot;:&quot;Haslemere Town&quot;}" calcext:value-type="string">
            <text:p>{"__v":0,"day":2,"dateTime":60480000,"duration":"10m","pitch":"12","competition":{"name":"U15", "section":"Girls", "group":"1"},"tag":"15", "homeTeam":"", "awayTeam":"Haslemere Town"}</text:p>
          </table:table-cell>
          <table:table-cell table:number-columns-repeated="1014"/>
        </table:table-row>
        <table:table-row table:style-name="ro1">
          <table:table-cell table:formula="of:=IF([.I32]&gt;[.I31];[.A31];[.A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A32]-1))" office:value-type="float" office:value="61200000" calcext:value-type="float">
            <text:p>6120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VLOOKUP(['1 x 9 P=2-4'.E32];TRANSLATED_TEAM_NAMES;['1 x 9 P=2-4'.$D32]+1)">
            <text:p/>
          </table:table-cell>
          <table:table-cell table:formula="of:=VLOOKUP(['1 x 9 P=2-4'.F32];TRANSLATED_TEAM_NAMES;['1 x 9 P=2-4'.$D32]+1)">
            <text:p/>
          </table:table-cell>
          <table:table-cell table:style-name="ce17" table:formula="of:=IF(MOD([.B32]; NUM_PITCHES)=0;INDEX(PITCHES;1;NUM_PITCHES);INDEX(PITCHES;1;MOD([.B3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32] &amp; &quot;,&quot;&quot;duration&quot;&quot;:&quot;&quot;&quot; &amp; MATCH_DURATION &amp; &quot;m&quot;&quot;,&quot;&quot;pitch&quot;&quot;:&quot;&quot;&quot; &amp; [.I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2] &amp; &quot;&quot;&quot;},&quot;&quot;tag&quot;&quot;:&quot;&quot;&quot; &amp; [.A32] &amp; &quot;&quot;&quot;, &quot;&quot;homeTeam&quot;&quot;:&quot;&quot;&quot; &amp; [.G32] &amp; &quot;&quot;&quot;, &quot;&quot;awayTeam&quot;&quot;:&quot;&quot;&quot; &amp; [.H32] &amp; &quot;&quot;&quot;}&quot;" office:value-type="string" office:string-value="{&quot;__v&quot;:0,&quot;day&quot;:2,&quot;dateTime&quot;:61200000,&quot;duration&quot;:&quot;10m&quot;,&quot;pitch&quot;:&quot;11&quot;,&quot;competition&quot;:{&quot;name&quot;:&quot;U15&quot;, &quot;section&quot;:&quot;Girls&quot;, &quot;group&quot;:&quot;1&quot;},&quot;tag&quot;:&quot;16&quot;, &quot;homeTeam&quot;:&quot;&quot;, &quot;awayTeam&quot;:&quot;&quot;}" calcext:value-type="string">
            <text:p>{"__v":0,"day":2,"dateTime":61200000,"duration":"10m","pitch":"11","competition":{"name":"U15", "section":"Girls", "group":"1"},"tag":"16", "homeTeam":"", "awayTeam":""}</text:p>
          </table:table-cell>
          <table:table-cell table:number-columns-repeated="1014"/>
        </table:table-row>
        <table:table-row table:style-name="ro1">
          <table:table-cell table:formula="of:=IF([.I33]&gt;[.I32];[.A32];[.A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A33]-1))" office:value-type="float" office:value="61200000" calcext:value-type="float">
            <text:p>6120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VLOOKUP(['1 x 9 P=2-4'.E33];TRANSLATED_TEAM_NAMES;['1 x 9 P=2-4'.$D33]+1)">
            <text:p/>
          </table:table-cell>
          <table:table-cell table:formula="of:=VLOOKUP(['1 x 9 P=2-4'.F33];TRANSLATED_TEAM_NAMES;['1 x 9 P=2-4'.$D33]+1)" office:value-type="string" office:string-value="STBGFC Rockets 'A'" calcext:value-type="string">
            <text:p>STBGFC Rockets 'A'</text:p>
          </table:table-cell>
          <table:table-cell table:style-name="ce17" table:formula="of:=IF(MOD([.B33]; NUM_PITCHES)=0;INDEX(PITCHES;1;NUM_PITCHES);INDEX(PITCHES;1;MOD([.B3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33] &amp; &quot;,&quot;&quot;duration&quot;&quot;:&quot;&quot;&quot; &amp; MATCH_DURATION &amp; &quot;m&quot;&quot;,&quot;&quot;pitch&quot;&quot;:&quot;&quot;&quot; &amp; [.I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3] &amp; &quot;&quot;&quot;},&quot;&quot;tag&quot;&quot;:&quot;&quot;&quot; &amp; [.A33] &amp; &quot;&quot;&quot;, &quot;&quot;homeTeam&quot;&quot;:&quot;&quot;&quot; &amp; [.G33] &amp; &quot;&quot;&quot;, &quot;&quot;awayTeam&quot;&quot;:&quot;&quot;&quot; &amp; [.H33] &amp; &quot;&quot;&quot;}&quot;" office:value-type="string" office:string-value="{&quot;__v&quot;:0,&quot;day&quot;:2,&quot;dateTime&quot;:61200000,&quot;duration&quot;:&quot;10m&quot;,&quot;pitch&quot;:&quot;12&quot;,&quot;competition&quot;:{&quot;name&quot;:&quot;U15&quot;, &quot;section&quot;:&quot;Girls&quot;, &quot;group&quot;:&quot;1&quot;},&quot;tag&quot;:&quot;16&quot;, &quot;homeTeam&quot;:&quot;&quot;, &quot;awayTeam&quot;:&quot;STBGFC Rockets 'A'&quot;}" calcext:value-type="string">
            <text:p>{"__v":0,"day":2,"dateTime":61200000,"duration":"10m","pitch":"12","competition":{"name":"U15", "section":"Girls", "group":"1"},"tag":"16", "homeTeam":"", "awayTeam":"STBGFC Rockets 'A'"}</text:p>
          </table:table-cell>
          <table:table-cell table:number-columns-repeated="1014"/>
        </table:table-row>
        <table:table-row table:style-name="ro1">
          <table:table-cell table:formula="of:=IF([.I34]&gt;[.I33];[.A33];[.A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A34]-1))" office:value-type="float" office:value="61920000" calcext:value-type="float">
            <text:p>619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VLOOKUP(['1 x 9 P=2-4'.E34];TRANSLATED_TEAM_NAMES;['1 x 9 P=2-4'.$D34]+1)" office:value-type="string" office:string-value="AFC Charvil 'B'" calcext:value-type="string">
            <text:p>AFC Charvil 'B'</text:p>
          </table:table-cell>
          <table:table-cell table:formula="of:=VLOOKUP(['1 x 9 P=2-4'.F34];TRANSLATED_TEAM_NAMES;['1 x 9 P=2-4'.$D34]+1)">
            <text:p/>
          </table:table-cell>
          <table:table-cell table:style-name="ce17" table:formula="of:=IF(MOD([.B34]; NUM_PITCHES)=0;INDEX(PITCHES;1;NUM_PITCHES);INDEX(PITCHES;1;MOD([.B3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34] &amp; &quot;,&quot;&quot;duration&quot;&quot;:&quot;&quot;&quot; &amp; MATCH_DURATION &amp; &quot;m&quot;&quot;,&quot;&quot;pitch&quot;&quot;:&quot;&quot;&quot; &amp; [.I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4] &amp; &quot;&quot;&quot;},&quot;&quot;tag&quot;&quot;:&quot;&quot;&quot; &amp; [.A34] &amp; &quot;&quot;&quot;, &quot;&quot;homeTeam&quot;&quot;:&quot;&quot;&quot; &amp; [.G34] &amp; &quot;&quot;&quot;, &quot;&quot;awayTeam&quot;&quot;:&quot;&quot;&quot; &amp; [.H34] &amp; &quot;&quot;&quot;}&quot;" office:value-type="string" office:string-value="{&quot;__v&quot;:0,&quot;day&quot;:2,&quot;dateTime&quot;:61920000,&quot;duration&quot;:&quot;10m&quot;,&quot;pitch&quot;:&quot;11&quot;,&quot;competition&quot;:{&quot;name&quot;:&quot;U15&quot;, &quot;section&quot;:&quot;Girls&quot;, &quot;group&quot;:&quot;1&quot;},&quot;tag&quot;:&quot;17&quot;, &quot;homeTeam&quot;:&quot;AFC Charvil 'B'&quot;, &quot;awayTeam&quot;:&quot;&quot;}" calcext:value-type="string">
            <text:p>{"__v":0,"day":2,"dateTime":61920000,"duration":"10m","pitch":"11","competition":{"name":"U15", "section":"Girls", "group":"1"},"tag":"17", "homeTeam":"AFC Charvil 'B'", "awayTeam":""}</text:p>
          </table:table-cell>
          <table:table-cell table:number-columns-repeated="1014"/>
        </table:table-row>
        <table:table-row table:style-name="ro1">
          <table:table-cell table:formula="of:=IF([.I35]&gt;[.I34];[.A34];[.A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A35]-1))" office:value-type="float" office:value="61920000" calcext:value-type="float">
            <text:p>619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1 x 9 P=2-4'.E35];TRANSLATED_TEAM_NAMES;['1 x 9 P=2-4'.$D35]+1)" office:value-type="string" office:string-value="Haslemere Town" calcext:value-type="string">
            <text:p>Haslemere Town</text:p>
          </table:table-cell>
          <table:table-cell table:formula="of:=VLOOKUP(['1 x 9 P=2-4'.F35];TRANSLATED_TEAM_NAMES;['1 x 9 P=2-4'.$D35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B35]; NUM_PITCHES)=0;INDEX(PITCHES;1;NUM_PITCHES);INDEX(PITCHES;1;MOD([.B3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35] &amp; &quot;,&quot;&quot;duration&quot;&quot;:&quot;&quot;&quot; &amp; MATCH_DURATION &amp; &quot;m&quot;&quot;,&quot;&quot;pitch&quot;&quot;:&quot;&quot;&quot; &amp; [.I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5] &amp; &quot;&quot;&quot;},&quot;&quot;tag&quot;&quot;:&quot;&quot;&quot; &amp; [.A35] &amp; &quot;&quot;&quot;, &quot;&quot;homeTeam&quot;&quot;:&quot;&quot;&quot; &amp; [.G35] &amp; &quot;&quot;&quot;, &quot;&quot;awayTeam&quot;&quot;:&quot;&quot;&quot; &amp; [.H35] &amp; &quot;&quot;&quot;}&quot;" office:value-type="string" office:string-value="{&quot;__v&quot;:0,&quot;day&quot;:2,&quot;dateTime&quot;:61920000,&quot;duration&quot;:&quot;10m&quot;,&quot;pitch&quot;:&quot;12&quot;,&quot;competition&quot;:{&quot;name&quot;:&quot;U15&quot;, &quot;section&quot;:&quot;Girls&quot;, &quot;group&quot;:&quot;1&quot;},&quot;tag&quot;:&quot;17&quot;, &quot;homeTeam&quot;:&quot;Haslemere Town&quot;, &quot;awayTeam&quot;:&quot;Maidenhead B&amp;G FC White Sox&quot;}" calcext:value-type="string">
            <text:p>{"__v":0,"day":2,"dateTime":61920000,"duration":"10m","pitch":"12","competition":{"name":"U15", "section":"Girls", "group":"1"},"tag":"17", "homeTeam":"Haslemere Town", "awayTeam":"Maidenhead B&amp;G FC White Sox"}</text:p>
          </table:table-cell>
          <table:table-cell table:number-columns-repeated="1014"/>
        </table:table-row>
        <table:table-row table:style-name="ro1">
          <table:table-cell table:formula="of:=IF([.I36]&gt;[.I35];[.A35];[.A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A36]-1))" office:value-type="float" office:value="62640000" calcext:value-type="float">
            <text:p>6264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VLOOKUP(['1 x 9 P=2-4'.E36];TRANSLATED_TEAM_NAMES;['1 x 9 P=2-4'.$D36]+1)">
            <text:p/>
          </table:table-cell>
          <table:table-cell table:formula="of:=VLOOKUP(['1 x 9 P=2-4'.F36];TRANSLATED_TEAM_NAMES;['1 x 9 P=2-4'.$D36]+1)">
            <text:p/>
          </table:table-cell>
          <table:table-cell table:style-name="ce17" table:formula="of:=IF(MOD([.B36]; NUM_PITCHES)=0;INDEX(PITCHES;1;NUM_PITCHES);INDEX(PITCHES;1;MOD([.B3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C36] &amp; &quot;,&quot;&quot;duration&quot;&quot;:&quot;&quot;&quot; &amp; MATCH_DURATION &amp; &quot;m&quot;&quot;,&quot;&quot;pitch&quot;&quot;:&quot;&quot;&quot; &amp; [.I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6] &amp; &quot;&quot;&quot;},&quot;&quot;tag&quot;&quot;:&quot;&quot;&quot; &amp; [.A36] &amp; &quot;&quot;&quot;, &quot;&quot;homeTeam&quot;&quot;:&quot;&quot;&quot; &amp; [.G36] &amp; &quot;&quot;&quot;, &quot;&quot;awayTeam&quot;&quot;:&quot;&quot;&quot; &amp; [.H36] &amp; &quot;&quot;&quot;}&quot;" office:value-type="string" office:string-value="{&quot;__v&quot;:0,&quot;day&quot;:2,&quot;dateTime&quot;:62640000,&quot;duration&quot;:&quot;10m&quot;,&quot;pitch&quot;:&quot;11&quot;,&quot;competition&quot;:{&quot;name&quot;:&quot;U15&quot;, &quot;section&quot;:&quot;Girls&quot;, &quot;group&quot;:&quot;1&quot;},&quot;tag&quot;:&quot;18&quot;, &quot;homeTeam&quot;:&quot;&quot;, &quot;awayTeam&quot;:&quot;&quot;}" calcext:value-type="string">
            <text:p>{"__v":0,"day":2,"dateTime":62640000,"duration":"10m","pitch":"11","competition":{"name":"U15", "section":"Girls", "group":"1"},"tag":"18", "homeTeam":"", "awayTeam":""}</text:p>
          </table:table-cell>
          <table:table-cell table:number-columns-repeated="1014"/>
        </table:table-row>
        <table:table-row table:style-name="ro1">
          <table:table-cell table:formula="of:=IF([.I37]&gt;[.I36];[.A36];[.A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A37]-1))" office:value-type="float" office:value="62640000" calcext:value-type="float">
            <text:p>6264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VLOOKUP(['1 x 9 P=2-4'.E37];TRANSLATED_TEAM_NAMES;['1 x 9 P=2-4'.$D37]+1)">
            <text:p/>
          </table:table-cell>
          <table:table-cell table:formula="of:=VLOOKUP(['1 x 9 P=2-4'.F37];TRANSLATED_TEAM_NAMES;['1 x 9 P=2-4'.$D37]+1)" office:value-type="string" office:string-value="Thatcham Tornadoes Amber" calcext:value-type="string">
            <text:p>Thatcham Tornadoes Amber</text:p>
          </table:table-cell>
          <table:table-cell table:style-name="ce17" table:formula="of:=IF(MOD([.B37]; NUM_PITCHES)=0;INDEX(PITCHES;1;NUM_PITCHES);INDEX(PITCHES;1;MOD([.B3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C37] &amp; &quot;,&quot;&quot;duration&quot;&quot;:&quot;&quot;&quot; &amp; MATCH_DURATION &amp; &quot;m&quot;&quot;,&quot;&quot;pitch&quot;&quot;:&quot;&quot;&quot; &amp; [.I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7] &amp; &quot;&quot;&quot;},&quot;&quot;tag&quot;&quot;:&quot;&quot;&quot; &amp; [.A37] &amp; &quot;&quot;&quot;, &quot;&quot;homeTeam&quot;&quot;:&quot;&quot;&quot; &amp; [.G37] &amp; &quot;&quot;&quot;, &quot;&quot;awayTeam&quot;&quot;:&quot;&quot;&quot; &amp; [.H37] &amp; &quot;&quot;&quot;}&quot;" office:value-type="string" office:string-value="{&quot;__v&quot;:0,&quot;day&quot;:2,&quot;dateTime&quot;:62640000,&quot;duration&quot;:&quot;10m&quot;,&quot;pitch&quot;:&quot;12&quot;,&quot;competition&quot;:{&quot;name&quot;:&quot;U15&quot;, &quot;section&quot;:&quot;Girls&quot;, &quot;group&quot;:&quot;1&quot;},&quot;tag&quot;:&quot;18&quot;, &quot;homeTeam&quot;:&quot;&quot;, &quot;awayTeam&quot;:&quot;Thatcham Tornadoes Amber&quot;}" calcext:value-type="string">
            <text:p>{"__v":0,"day":2,"dateTime":62640000,"duration":"10m","pitch":"12","competition":{"name":"U15", "section":"Girls", "group":"1"},"tag":"18", "homeTeam":"", "awayTeam":"Thatcham Tornadoes Amber"}</text:p>
          </table:table-cell>
          <table:table-cell table:number-columns-repeated="1014"/>
        </table:table-row>
        <table:table-row table:style-name="ro1" table:number-rows-repeated="104853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x 4 x 2 No KO P=1-2,4" table:style-name="ta1" table:protected="true">
        <loext:table-protection loext:select-protected-cells="true" loext:select-unprotected-cells="true"/>
        <table:table-column table:style-name="co4" table:default-cell-style-name="ce12"/>
        <table:table-column table:style-name="co5" table:default-cell-style-name="ce13"/>
        <table:table-column table:style-name="co17" table:default-cell-style-name="ce13"/>
        <table:table-column table:style-name="co5" table:default-cell-style-name="ce13"/>
        <table:table-column table:style-name="co18" table:number-columns-repeated="2" table:default-cell-style-name="ce27"/>
        <table:table-column table:style-name="co19" table:default-cell-style-name="ce13"/>
        <table:table-column table:style-name="co19" table:default-cell-style-name="ce27"/>
        <table:table-column table:style-name="co20" table:default-cell-style-name="ce12"/>
        <table:table-column table:style-name="co10" table:default-cell-style-name="ce19"/>
        <table:table-column table:style-name="co3" table:number-columns-repeated="1012" table:default-cell-style-name="ce30"/>
        <table:table-row table:style-name="ro1">
          <table:table-cell table:style-name="ce20" office:value-type="string" calcext:value-type="string">
            <text:p>Tag</text:p>
          </table:table-cell>
          <table:table-cell table:style-name="ce21" office:value-type="string" calcext:value-type="string">
            <text:p>Index</text:p>
          </table:table-cell>
          <table:table-cell table:style-name="ce21" office:value-type="string" calcext:value-type="string">
            <text:p>Time</text:p>
          </table:table-cell>
          <table:table-cell table:style-name="ce21" office:value-type="string" calcext:value-type="string">
            <text:p>Group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Away</text:p>
          </table:table-cell>
          <table:table-cell table:style-name="ce21" office:value-type="string" calcext:value-type="string">
            <text:p>Home</text:p>
          </table:table-cell>
          <table:table-cell table:style-name="ce28" office:value-type="string" calcext:value-type="string">
            <text:p>Away</text:p>
          </table:table-cell>
          <table:table-cell table:style-name="ce20" office:value-type="string" calcext:value-type="string">
            <text:p>Pitch</text:p>
          </table:table-cell>
          <table:table-cell table:style-name="ce20"/>
          <table:table-cell table:style-name="ce29"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VLOOKUP([.$E2];TRANSLATED_TEAM_NAMES;[.$D2]+1)" office:value-type="string" office:string-value="AFC Charvil 'B'" calcext:value-type="string">
            <text:p>AFC Charvil 'B'</text:p>
          </table:table-cell>
          <table:table-cell table:formula="of:=VLOOKUP([.$F2];TRANSLATED_TEAM_NAMES;[.$D2]+1)" office:value-type="string" office:string-value="Haslemere Town" calcext:value-type="string">
            <text:p>Haslemere Town</text:p>
          </table:table-cell>
          <table:table-cell table:style-name="ce17" table:formula="of:=IF(MOD([.$B2]; NUM_PITCHES)=0;INDEX(PITCHES;1;NUM_PITCHES);INDEX(PITCHES;1;MOD([.$B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C2] &amp; &quot;,&quot;&quot;duration&quot;&quot;:&quot;&quot;&quot; &amp; MATCH_DURATION &amp; &quot;m&quot;&quot;,&quot;&quot;pitch&quot;&quot;:&quot;&quot;&quot; &amp; [.I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2] &amp; &quot;&quot;&quot;},&quot;&quot;tag&quot;&quot;:&quot;&quot;&quot; &amp; [.$A2] &amp; &quot;&quot;&quot;, &quot;&quot;homeTeam&quot;&quot;:&quot;&quot;&quot; &amp; [.G2] &amp; &quot;&quot;&quot;, &quot;&quot;awayTeam&quot;&quot;:&quot;&quot;&quot; &amp; [.H2] &amp; &quot;&quot;&quot;}&quot;" office:value-type="string" office:string-value="{&quot;__v&quot;:0,&quot;day&quot;:2,&quot;dateTime&quot;:50400000,&quot;duration&quot;:&quot;10m&quot;,&quot;pitch&quot;:&quot;11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50400000,"duration":"10m","pitch":"11","competition":{"name":"U15", "section":"Girls", "group":"1"},"tag":"1", "homeTeam":"AFC Charvil 'B'", "awayTeam":"Haslemere Town"}</text:p>
          </table:table-cell>
          <table:table-cell table:number-columns-repeated="1012"/>
        </table:table-row>
        <table:table-row table:style-name="ro1">
          <table:table-cell table:formula="of:=IF([.I3]&gt;[.I2];[.A2];[.A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A3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$E3];TRANSLATED_TEAM_NAMES;[.$D3]+1)" office:value-type="string" office:string-value="Maidenhead B&amp;G FC White Sox" calcext:value-type="string">
            <text:p>Maidenhead B&amp;G FC White Sox</text:p>
          </table:table-cell>
          <table:table-cell table:formula="of:=VLOOKUP([.$F3];TRANSLATED_TEAM_NAMES;[.$D3]+1)" office:value-type="string" office:string-value="STBGFC Rockets 'A'" calcext:value-type="string">
            <text:p>STBGFC Rockets 'A'</text:p>
          </table:table-cell>
          <table:table-cell table:style-name="ce17" table:formula="of:=IF(MOD([.$B3]; NUM_PITCHES)=0;INDEX(PITCHES;1;NUM_PITCHES);INDEX(PITCHES;1;MOD([.$B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C3] &amp; &quot;,&quot;&quot;duration&quot;&quot;:&quot;&quot;&quot; &amp; MATCH_DURATION &amp; &quot;m&quot;&quot;,&quot;&quot;pitch&quot;&quot;:&quot;&quot;&quot; &amp; [.I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3] &amp; &quot;&quot;&quot;},&quot;&quot;tag&quot;&quot;:&quot;&quot;&quot; &amp; [.$A3] &amp; &quot;&quot;&quot;, &quot;&quot;homeTeam&quot;&quot;:&quot;&quot;&quot; &amp; [.G3] &amp; &quot;&quot;&quot;, &quot;&quot;awayTeam&quot;&quot;:&quot;&quot;&quot; &amp; [.H3] &amp; &quot;&quot;&quot;}&quot;" office:value-type="string" office:string-value="{&quot;__v&quot;:0,&quot;day&quot;:2,&quot;dateTime&quot;:50400000,&quot;duration&quot;:&quot;10m&quot;,&quot;pitch&quot;:&quot;12&quot;,&quot;competition&quot;:{&quot;name&quot;:&quot;U15&quot;, &quot;section&quot;:&quot;Girls&quot;, &quot;group&quot;:&quot;1&quot;},&quot;tag&quot;:&quot;1&quot;, &quot;homeTeam&quot;:&quot;Maidenhead B&amp;G FC White Sox&quot;, &quot;awayTeam&quot;:&quot;STBGFC Rockets 'A'&quot;}" calcext:value-type="string">
            <text:p>{"__v":0,"day":2,"dateTime":50400000,"duration":"10m","pitch":"12","competition":{"name":"U15", "section":"Girls", "group":"1"},"tag":"1", "homeTeam":"Maidenhead B&amp;G FC White Sox", "awayTeam":"STBGFC Rockets 'A'"}</text:p>
          </table:table-cell>
          <table:table-cell table:number-columns-repeated="1012"/>
        </table:table-row>
        <table:table-row table:style-name="ro1">
          <table:table-cell table:formula="of:=IF([.I4]&gt;[.I3];[.A3];[.A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A4]-1))" office:value-type="float" office:value="51120000" calcext:value-type="float">
            <text:p>5112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$E4];TRANSLATED_TEAM_NAMES;[.$D4]+1)" office:value-type="string" office:string-value="Laurel Park Starz" calcext:value-type="string">
            <text:p>Laurel Park Starz</text:p>
          </table:table-cell>
          <table:table-cell table:formula="of:=VLOOKUP([.$F4];TRANSLATED_TEAM_NAMES;[.$D4]+1)" office:value-type="string" office:string-value="AFC Charvil 'A'" calcext:value-type="string">
            <text:p>AFC Charvil 'A'</text:p>
          </table:table-cell>
          <table:table-cell table:style-name="ce17" table:formula="of:=IF(MOD([.$B4]; NUM_PITCHES)=0;INDEX(PITCHES;1;NUM_PITCHES);INDEX(PITCHES;1;MOD([.$B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C4] &amp; &quot;,&quot;&quot;duration&quot;&quot;:&quot;&quot;&quot; &amp; MATCH_DURATION &amp; &quot;m&quot;&quot;,&quot;&quot;pitch&quot;&quot;:&quot;&quot;&quot; &amp; [.I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4] &amp; &quot;&quot;&quot;},&quot;&quot;tag&quot;&quot;:&quot;&quot;&quot; &amp; [.$A4] &amp; &quot;&quot;&quot;, &quot;&quot;homeTeam&quot;&quot;:&quot;&quot;&quot; &amp; [.G4] &amp; &quot;&quot;&quot;, &quot;&quot;awayTeam&quot;&quot;:&quot;&quot;&quot; &amp; [.H4] &amp; &quot;&quot;&quot;}&quot;" office:value-type="string" office:string-value="{&quot;__v&quot;:0,&quot;day&quot;:2,&quot;dateTime&quot;:51120000,&quot;duration&quot;:&quot;10m&quot;,&quot;pitch&quot;:&quot;11&quot;,&quot;competition&quot;:{&quot;name&quot;:&quot;U15&quot;, &quot;section&quot;:&quot;Girls&quot;, &quot;group&quot;:&quot;2&quot;},&quot;tag&quot;:&quot;2&quot;, &quot;homeTeam&quot;:&quot;Laurel Park Starz&quot;, &quot;awayTeam&quot;:&quot;AFC Charvil 'A'&quot;}" calcext:value-type="string">
            <text:p>{"__v":0,"day":2,"dateTime":51120000,"duration":"10m","pitch":"11","competition":{"name":"U15", "section":"Girls", "group":"2"},"tag":"2", "homeTeam":"Laurel Park Starz", "awayTeam":"AFC Charvil 'A'"}</text:p>
          </table:table-cell>
          <table:table-cell table:number-columns-repeated="1012"/>
        </table:table-row>
        <table:table-row table:style-name="ro1">
          <table:table-cell table:formula="of:=IF([.I5]&gt;[.I4];[.A4];[.A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A5]-1))" office:value-type="float" office:value="51120000" calcext:value-type="float">
            <text:p>5112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$E5];TRANSLATED_TEAM_NAMES;[.$D5]+1)" office:value-type="string" office:string-value="Eastleigh Girls" calcext:value-type="string">
            <text:p>Eastleigh Girls</text:p>
          </table:table-cell>
          <table:table-cell table:formula="of:=VLOOKUP([.$F5];TRANSLATED_TEAM_NAMES;[.$D5]+1)" office:value-type="string" office:string-value="STBGFC Rockets 'B'" calcext:value-type="string">
            <text:p>STBGFC Rockets 'B'</text:p>
          </table:table-cell>
          <table:table-cell table:style-name="ce17" table:formula="of:=IF(MOD([.$B5]; NUM_PITCHES)=0;INDEX(PITCHES;1;NUM_PITCHES);INDEX(PITCHES;1;MOD([.$B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C5] &amp; &quot;,&quot;&quot;duration&quot;&quot;:&quot;&quot;&quot; &amp; MATCH_DURATION &amp; &quot;m&quot;&quot;,&quot;&quot;pitch&quot;&quot;:&quot;&quot;&quot; &amp; [.I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5] &amp; &quot;&quot;&quot;},&quot;&quot;tag&quot;&quot;:&quot;&quot;&quot; &amp; [.$A5] &amp; &quot;&quot;&quot;, &quot;&quot;homeTeam&quot;&quot;:&quot;&quot;&quot; &amp; [.G5] &amp; &quot;&quot;&quot;, &quot;&quot;awayTeam&quot;&quot;:&quot;&quot;&quot; &amp; [.H5] &amp; &quot;&quot;&quot;}&quot;" office:value-type="string" office:string-value="{&quot;__v&quot;:0,&quot;day&quot;:2,&quot;dateTime&quot;:51120000,&quot;duration&quot;:&quot;10m&quot;,&quot;pitch&quot;:&quot;12&quot;,&quot;competition&quot;:{&quot;name&quot;:&quot;U15&quot;, &quot;section&quot;:&quot;Girls&quot;, &quot;group&quot;:&quot;2&quot;},&quot;tag&quot;:&quot;2&quot;, &quot;homeTeam&quot;:&quot;Eastleigh Girls&quot;, &quot;awayTeam&quot;:&quot;STBGFC Rockets 'B'&quot;}" calcext:value-type="string">
            <text:p>{"__v":0,"day":2,"dateTime":51120000,"duration":"10m","pitch":"12","competition":{"name":"U15", "section":"Girls", "group":"2"},"tag":"2", "homeTeam":"Eastleigh Girls", "awayTeam":"STBGFC Rockets 'B'"}</text:p>
          </table:table-cell>
          <table:table-cell table:number-columns-repeated="1012"/>
        </table:table-row>
        <table:table-row table:style-name="ro1">
          <table:table-cell table:formula="of:=IF([.I6]&gt;[.I5];[.A5];[.A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A6]-1))" office:value-type="float" office:value="51840000" calcext:value-type="float">
            <text:p>5184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$E6];TRANSLATED_TEAM_NAMES;[.$D6]+1)" office:value-type="string" office:string-value="STBGFC Rockets 'A'" calcext:value-type="string">
            <text:p>STBGFC Rockets 'A'</text:p>
          </table:table-cell>
          <table:table-cell table:formula="of:=VLOOKUP([.$F6];TRANSLATED_TEAM_NAMES;[.$D6]+1)" office:value-type="string" office:string-value="AFC Charvil 'B'" calcext:value-type="string">
            <text:p>AFC Charvil 'B'</text:p>
          </table:table-cell>
          <table:table-cell table:style-name="ce17" table:formula="of:=IF(MOD([.$B6]; NUM_PITCHES)=0;INDEX(PITCHES;1;NUM_PITCHES);INDEX(PITCHES;1;MOD([.$B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C6] &amp; &quot;,&quot;&quot;duration&quot;&quot;:&quot;&quot;&quot; &amp; MATCH_DURATION &amp; &quot;m&quot;&quot;,&quot;&quot;pitch&quot;&quot;:&quot;&quot;&quot; &amp; [.I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6] &amp; &quot;&quot;&quot;},&quot;&quot;tag&quot;&quot;:&quot;&quot;&quot; &amp; [.$A6] &amp; &quot;&quot;&quot;, &quot;&quot;homeTeam&quot;&quot;:&quot;&quot;&quot; &amp; [.G6] &amp; &quot;&quot;&quot;, &quot;&quot;awayTeam&quot;&quot;:&quot;&quot;&quot; &amp; [.H6] &amp; &quot;&quot;&quot;}&quot;" office:value-type="string" office:string-value="{&quot;__v&quot;:0,&quot;day&quot;:2,&quot;dateTime&quot;:51840000,&quot;duration&quot;:&quot;10m&quot;,&quot;pitch&quot;:&quot;11&quot;,&quot;competition&quot;:{&quot;name&quot;:&quot;U15&quot;, &quot;section&quot;:&quot;Girls&quot;, &quot;group&quot;:&quot;1&quot;},&quot;tag&quot;:&quot;3&quot;, &quot;homeTeam&quot;:&quot;STBGFC Rockets 'A'&quot;, &quot;awayTeam&quot;:&quot;AFC Charvil 'B'&quot;}" calcext:value-type="string">
            <text:p>{"__v":0,"day":2,"dateTime":51840000,"duration":"10m","pitch":"11","competition":{"name":"U15", "section":"Girls", "group":"1"},"tag":"3", "homeTeam":"STBGFC Rockets 'A'", "awayTeam":"AFC Charvil 'B'"}</text:p>
          </table:table-cell>
          <table:table-cell table:number-columns-repeated="1012"/>
        </table:table-row>
        <table:table-row table:style-name="ro1">
          <table:table-cell table:formula="of:=IF([.I7]&gt;[.I6];[.A6];[.A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A7]-1))" office:value-type="float" office:value="51840000" calcext:value-type="float">
            <text:p>5184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formula="of:=VLOOKUP([.$E7];TRANSLATED_TEAM_NAMES;[.$D7]+1)" office:value-type="string" office:string-value="Haslemere Town" calcext:value-type="string">
            <text:p>Haslemere Town</text:p>
          </table:table-cell>
          <table:table-cell table:formula="of:=VLOOKUP([.$F7];TRANSLATED_TEAM_NAMES;[.$D7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B7]; NUM_PITCHES)=0;INDEX(PITCHES;1;NUM_PITCHES);INDEX(PITCHES;1;MOD([.$B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C7] &amp; &quot;,&quot;&quot;duration&quot;&quot;:&quot;&quot;&quot; &amp; MATCH_DURATION &amp; &quot;m&quot;&quot;,&quot;&quot;pitch&quot;&quot;:&quot;&quot;&quot; &amp; [.I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7] &amp; &quot;&quot;&quot;},&quot;&quot;tag&quot;&quot;:&quot;&quot;&quot; &amp; [.$A7] &amp; &quot;&quot;&quot;, &quot;&quot;homeTeam&quot;&quot;:&quot;&quot;&quot; &amp; [.G7] &amp; &quot;&quot;&quot;, &quot;&quot;awayTeam&quot;&quot;:&quot;&quot;&quot; &amp; [.H7] &amp; &quot;&quot;&quot;}&quot;" office:value-type="string" office:string-value="{&quot;__v&quot;:0,&quot;day&quot;:2,&quot;dateTime&quot;:51840000,&quot;duration&quot;:&quot;10m&quot;,&quot;pitch&quot;:&quot;12&quot;,&quot;competition&quot;:{&quot;name&quot;:&quot;U15&quot;, &quot;section&quot;:&quot;Girls&quot;, &quot;group&quot;:&quot;1&quot;},&quot;tag&quot;:&quot;3&quot;, &quot;homeTeam&quot;:&quot;Haslemere Town&quot;, &quot;awayTeam&quot;:&quot;Maidenhead B&amp;G FC White Sox&quot;}" calcext:value-type="string">
            <text:p>{"__v":0,"day":2,"dateTime":51840000,"duration":"10m","pitch":"12","competition":{"name":"U15", "section":"Girls", "group":"1"},"tag":"3", "homeTeam":"Haslemere Town", "awayTeam":"Maidenhead B&amp;G FC White Sox"}</text:p>
          </table:table-cell>
          <table:table-cell table:number-columns-repeated="1012"/>
        </table:table-row>
        <table:table-row table:style-name="ro1">
          <table:table-cell table:formula="of:=IF([.I8]&gt;[.I7];[.A7];[.A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A8]-1))" office:value-type="float" office:value="52560000" calcext:value-type="float">
            <text:p>5256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VLOOKUP([.$E8];TRANSLATED_TEAM_NAMES;[.$D8]+1)" office:value-type="string" office:string-value="AFC Charvil 'A'" calcext:value-type="string">
            <text:p>AFC Charvil 'A'</text:p>
          </table:table-cell>
          <table:table-cell table:formula="of:=VLOOKUP([.$F8];TRANSLATED_TEAM_NAMES;[.$D8]+1)" office:value-type="string" office:string-value="Eastleigh Girls" calcext:value-type="string">
            <text:p>Eastleigh Girls</text:p>
          </table:table-cell>
          <table:table-cell table:style-name="ce17" table:formula="of:=IF(MOD([.$B8]; NUM_PITCHES)=0;INDEX(PITCHES;1;NUM_PITCHES);INDEX(PITCHES;1;MOD([.$B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C8] &amp; &quot;,&quot;&quot;duration&quot;&quot;:&quot;&quot;&quot; &amp; MATCH_DURATION &amp; &quot;m&quot;&quot;,&quot;&quot;pitch&quot;&quot;:&quot;&quot;&quot; &amp; [.I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8] &amp; &quot;&quot;&quot;},&quot;&quot;tag&quot;&quot;:&quot;&quot;&quot; &amp; [.$A8] &amp; &quot;&quot;&quot;, &quot;&quot;homeTeam&quot;&quot;:&quot;&quot;&quot; &amp; [.G8] &amp; &quot;&quot;&quot;, &quot;&quot;awayTeam&quot;&quot;:&quot;&quot;&quot; &amp; [.H8] &amp; &quot;&quot;&quot;}&quot;" office:value-type="string" office:string-value="{&quot;__v&quot;:0,&quot;day&quot;:2,&quot;dateTime&quot;:52560000,&quot;duration&quot;:&quot;10m&quot;,&quot;pitch&quot;:&quot;11&quot;,&quot;competition&quot;:{&quot;name&quot;:&quot;U15&quot;, &quot;section&quot;:&quot;Girls&quot;, &quot;group&quot;:&quot;2&quot;},&quot;tag&quot;:&quot;4&quot;, &quot;homeTeam&quot;:&quot;AFC Charvil 'A'&quot;, &quot;awayTeam&quot;:&quot;Eastleigh Girls&quot;}" calcext:value-type="string">
            <text:p>{"__v":0,"day":2,"dateTime":52560000,"duration":"10m","pitch":"11","competition":{"name":"U15", "section":"Girls", "group":"2"},"tag":"4", "homeTeam":"AFC Charvil 'A'", "awayTeam":"Eastleigh Girls"}</text:p>
          </table:table-cell>
          <table:table-cell table:number-columns-repeated="1012"/>
        </table:table-row>
        <table:table-row table:style-name="ro1">
          <table:table-cell table:formula="of:=IF([.I9]&gt;[.I8];[.A8];[.A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A9]-1))" office:value-type="float" office:value="52560000" calcext:value-type="float">
            <text:p>5256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$E9];TRANSLATED_TEAM_NAMES;[.$D9]+1)" office:value-type="string" office:string-value="Laurel Park Starz" calcext:value-type="string">
            <text:p>Laurel Park Starz</text:p>
          </table:table-cell>
          <table:table-cell table:formula="of:=VLOOKUP([.$F9];TRANSLATED_TEAM_NAMES;[.$D9]+1)" office:value-type="string" office:string-value="STBGFC Rockets 'B'" calcext:value-type="string">
            <text:p>STBGFC Rockets 'B'</text:p>
          </table:table-cell>
          <table:table-cell table:style-name="ce17" table:formula="of:=IF(MOD([.$B9]; NUM_PITCHES)=0;INDEX(PITCHES;1;NUM_PITCHES);INDEX(PITCHES;1;MOD([.$B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C9] &amp; &quot;,&quot;&quot;duration&quot;&quot;:&quot;&quot;&quot; &amp; MATCH_DURATION &amp; &quot;m&quot;&quot;,&quot;&quot;pitch&quot;&quot;:&quot;&quot;&quot; &amp; [.I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9] &amp; &quot;&quot;&quot;},&quot;&quot;tag&quot;&quot;:&quot;&quot;&quot; &amp; [.$A9] &amp; &quot;&quot;&quot;, &quot;&quot;homeTeam&quot;&quot;:&quot;&quot;&quot; &amp; [.G9] &amp; &quot;&quot;&quot;, &quot;&quot;awayTeam&quot;&quot;:&quot;&quot;&quot; &amp; [.H9] &amp; &quot;&quot;&quot;}&quot;" office:value-type="string" office:string-value="{&quot;__v&quot;:0,&quot;day&quot;:2,&quot;dateTime&quot;:52560000,&quot;duration&quot;:&quot;10m&quot;,&quot;pitch&quot;:&quot;12&quot;,&quot;competition&quot;:{&quot;name&quot;:&quot;U15&quot;, &quot;section&quot;:&quot;Girls&quot;, &quot;group&quot;:&quot;2&quot;},&quot;tag&quot;:&quot;4&quot;, &quot;homeTeam&quot;:&quot;Laurel Park Starz&quot;, &quot;awayTeam&quot;:&quot;STBGFC Rockets 'B'&quot;}" calcext:value-type="string">
            <text:p>{"__v":0,"day":2,"dateTime":52560000,"duration":"10m","pitch":"12","competition":{"name":"U15", "section":"Girls", "group":"2"},"tag":"4", "homeTeam":"Laurel Park Starz", "awayTeam":"STBGFC Rockets 'B'"}</text:p>
          </table:table-cell>
          <table:table-cell table:number-columns-repeated="1012"/>
        </table:table-row>
        <table:table-row table:style-name="ro1">
          <table:table-cell table:formula="of:=IF([.I10]&gt;[.I9];[.A9];[.A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A10]-1))" office:value-type="float" office:value="53280000" calcext:value-type="float">
            <text:p>5328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$E10];TRANSLATED_TEAM_NAMES;[.$D10]+1)" office:value-type="string" office:string-value="Maidenhead B&amp;G FC White Sox" calcext:value-type="string">
            <text:p>Maidenhead B&amp;G FC White Sox</text:p>
          </table:table-cell>
          <table:table-cell table:formula="of:=VLOOKUP([.$F10];TRANSLATED_TEAM_NAMES;[.$D10]+1)" office:value-type="string" office:string-value="AFC Charvil 'B'" calcext:value-type="string">
            <text:p>AFC Charvil 'B'</text:p>
          </table:table-cell>
          <table:table-cell table:style-name="ce17" table:formula="of:=IF(MOD([.$B10]; NUM_PITCHES)=0;INDEX(PITCHES;1;NUM_PITCHES);INDEX(PITCHES;1;MOD([.$B1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C10] &amp; &quot;,&quot;&quot;duration&quot;&quot;:&quot;&quot;&quot; &amp; MATCH_DURATION &amp; &quot;m&quot;&quot;,&quot;&quot;pitch&quot;&quot;:&quot;&quot;&quot; &amp; [.I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0] &amp; &quot;&quot;&quot;},&quot;&quot;tag&quot;&quot;:&quot;&quot;&quot; &amp; [.$A10] &amp; &quot;&quot;&quot;, &quot;&quot;homeTeam&quot;&quot;:&quot;&quot;&quot; &amp; [.G10] &amp; &quot;&quot;&quot;, &quot;&quot;awayTeam&quot;&quot;:&quot;&quot;&quot; &amp; [.H10] &amp; &quot;&quot;&quot;}&quot;" office:value-type="string" office:string-value="{&quot;__v&quot;:0,&quot;day&quot;:2,&quot;dateTime&quot;:53280000,&quot;duration&quot;:&quot;10m&quot;,&quot;pitch&quot;:&quot;11&quot;,&quot;competition&quot;:{&quot;name&quot;:&quot;U15&quot;, &quot;section&quot;:&quot;Girls&quot;, &quot;group&quot;:&quot;1&quot;},&quot;tag&quot;:&quot;5&quot;, &quot;homeTeam&quot;:&quot;Maidenhead B&amp;G FC White Sox&quot;, &quot;awayTeam&quot;:&quot;AFC Charvil 'B'&quot;}" calcext:value-type="string">
            <text:p>{"__v":0,"day":2,"dateTime":53280000,"duration":"10m","pitch":"11","competition":{"name":"U15", "section":"Girls", "group":"1"},"tag":"5", "homeTeam":"Maidenhead B&amp;G FC White Sox", "awayTeam":"AFC Charvil 'B'"}</text:p>
          </table:table-cell>
          <table:table-cell table:number-columns-repeated="1012"/>
        </table:table-row>
        <table:table-row table:style-name="ro1">
          <table:table-cell table:formula="of:=IF([.I11]&gt;[.I10];[.A10];[.A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A11]-1))" office:value-type="float" office:value="53280000" calcext:value-type="float">
            <text:p>5328000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formula="of:=VLOOKUP([.$E11];TRANSLATED_TEAM_NAMES;[.$D11]+1)" office:value-type="string" office:string-value="Haslemere Town" calcext:value-type="string">
            <text:p>Haslemere Town</text:p>
          </table:table-cell>
          <table:table-cell table:formula="of:=VLOOKUP([.$F11];TRANSLATED_TEAM_NAMES;[.$D11]+1)" office:value-type="string" office:string-value="STBGFC Rockets 'A'" calcext:value-type="string">
            <text:p>STBGFC Rockets 'A'</text:p>
          </table:table-cell>
          <table:table-cell table:style-name="ce17" table:formula="of:=IF(MOD([.$B11]; NUM_PITCHES)=0;INDEX(PITCHES;1;NUM_PITCHES);INDEX(PITCHES;1;MOD([.$B11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C11] &amp; &quot;,&quot;&quot;duration&quot;&quot;:&quot;&quot;&quot; &amp; MATCH_DURATION &amp; &quot;m&quot;&quot;,&quot;&quot;pitch&quot;&quot;:&quot;&quot;&quot; &amp; [.I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1] &amp; &quot;&quot;&quot;},&quot;&quot;tag&quot;&quot;:&quot;&quot;&quot; &amp; [.$A11] &amp; &quot;&quot;&quot;, &quot;&quot;homeTeam&quot;&quot;:&quot;&quot;&quot; &amp; [.G11] &amp; &quot;&quot;&quot;, &quot;&quot;awayTeam&quot;&quot;:&quot;&quot;&quot; &amp; [.H11] &amp; &quot;&quot;&quot;}&quot;" office:value-type="string" office:string-value="{&quot;__v&quot;:0,&quot;day&quot;:2,&quot;dateTime&quot;:53280000,&quot;duration&quot;:&quot;10m&quot;,&quot;pitch&quot;:&quot;12&quot;,&quot;competition&quot;:{&quot;name&quot;:&quot;U15&quot;, &quot;section&quot;:&quot;Girls&quot;, &quot;group&quot;:&quot;1&quot;},&quot;tag&quot;:&quot;5&quot;, &quot;homeTeam&quot;:&quot;Haslemere Town&quot;, &quot;awayTeam&quot;:&quot;STBGFC Rockets 'A'&quot;}" calcext:value-type="string">
            <text:p>{"__v":0,"day":2,"dateTime":53280000,"duration":"10m","pitch":"12","competition":{"name":"U15", "section":"Girls", "group":"1"},"tag":"5", "homeTeam":"Haslemere Town", "awayTeam":"STBGFC Rockets 'A'"}</text:p>
          </table:table-cell>
          <table:table-cell table:number-columns-repeated="1012"/>
        </table:table-row>
        <table:table-row table:style-name="ro1">
          <table:table-cell table:formula="of:=IF([.I12]&gt;[.I11];[.A11];[.A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A12]-1))" office:value-type="float" office:value="54000000" calcext:value-type="float">
            <text:p>5400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formula="of:=VLOOKUP([.$E12];TRANSLATED_TEAM_NAMES;[.$D12]+1)" office:value-type="string" office:string-value="STBGFC Rockets 'B'" calcext:value-type="string">
            <text:p>STBGFC Rockets 'B'</text:p>
          </table:table-cell>
          <table:table-cell table:formula="of:=VLOOKUP([.$F12];TRANSLATED_TEAM_NAMES;[.$D12]+1)" office:value-type="string" office:string-value="AFC Charvil 'A'" calcext:value-type="string">
            <text:p>AFC Charvil 'A'</text:p>
          </table:table-cell>
          <table:table-cell table:style-name="ce17" table:formula="of:=IF(MOD([.$B12]; NUM_PITCHES)=0;INDEX(PITCHES;1;NUM_PITCHES);INDEX(PITCHES;1;MOD([.$B1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C12] &amp; &quot;,&quot;&quot;duration&quot;&quot;:&quot;&quot;&quot; &amp; MATCH_DURATION &amp; &quot;m&quot;&quot;,&quot;&quot;pitch&quot;&quot;:&quot;&quot;&quot; &amp; [.I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2] &amp; &quot;&quot;&quot;},&quot;&quot;tag&quot;&quot;:&quot;&quot;&quot; &amp; [.$A12] &amp; &quot;&quot;&quot;, &quot;&quot;homeTeam&quot;&quot;:&quot;&quot;&quot; &amp; [.G12] &amp; &quot;&quot;&quot;, &quot;&quot;awayTeam&quot;&quot;:&quot;&quot;&quot; &amp; [.H12] &amp; &quot;&quot;&quot;}&quot;" office:value-type="string" office:string-value="{&quot;__v&quot;:0,&quot;day&quot;:2,&quot;dateTime&quot;:54000000,&quot;duration&quot;:&quot;10m&quot;,&quot;pitch&quot;:&quot;11&quot;,&quot;competition&quot;:{&quot;name&quot;:&quot;U15&quot;, &quot;section&quot;:&quot;Girls&quot;, &quot;group&quot;:&quot;2&quot;},&quot;tag&quot;:&quot;6&quot;, &quot;homeTeam&quot;:&quot;STBGFC Rockets 'B'&quot;, &quot;awayTeam&quot;:&quot;AFC Charvil 'A'&quot;}" calcext:value-type="string">
            <text:p>{"__v":0,"day":2,"dateTime":54000000,"duration":"10m","pitch":"11","competition":{"name":"U15", "section":"Girls", "group":"2"},"tag":"6", "homeTeam":"STBGFC Rockets 'B'", "awayTeam":"AFC Charvil 'A'"}</text:p>
          </table:table-cell>
          <table:table-cell table:number-columns-repeated="1012"/>
        </table:table-row>
        <table:table-row table:style-name="ro1">
          <table:table-cell table:formula="of:=IF([.I13]&gt;[.I12];[.A12];[.A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A13]-1))" office:value-type="float" office:value="54000000" calcext:value-type="float">
            <text:p>54000000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formula="of:=VLOOKUP([.$E13];TRANSLATED_TEAM_NAMES;[.$D13]+1)" office:value-type="string" office:string-value="Eastleigh Girls" calcext:value-type="string">
            <text:p>Eastleigh Girls</text:p>
          </table:table-cell>
          <table:table-cell table:formula="of:=VLOOKUP([.$F13];TRANSLATED_TEAM_NAMES;[.$D13]+1)" office:value-type="string" office:string-value="Laurel Park Starz" calcext:value-type="string">
            <text:p>Laurel Park Starz</text:p>
          </table:table-cell>
          <table:table-cell table:style-name="ce17" table:formula="of:=IF(MOD([.$B13]; NUM_PITCHES)=0;INDEX(PITCHES;1;NUM_PITCHES);INDEX(PITCHES;1;MOD([.$B1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C13] &amp; &quot;,&quot;&quot;duration&quot;&quot;:&quot;&quot;&quot; &amp; MATCH_DURATION &amp; &quot;m&quot;&quot;,&quot;&quot;pitch&quot;&quot;:&quot;&quot;&quot; &amp; [.I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D13] &amp; &quot;&quot;&quot;},&quot;&quot;tag&quot;&quot;:&quot;&quot;&quot; &amp; [.$A13] &amp; &quot;&quot;&quot;, &quot;&quot;homeTeam&quot;&quot;:&quot;&quot;&quot; &amp; [.G13] &amp; &quot;&quot;&quot;, &quot;&quot;awayTeam&quot;&quot;:&quot;&quot;&quot; &amp; [.H13] &amp; &quot;&quot;&quot;}&quot;" office:value-type="string" office:string-value="{&quot;__v&quot;:0,&quot;day&quot;:2,&quot;dateTime&quot;:54000000,&quot;duration&quot;:&quot;10m&quot;,&quot;pitch&quot;:&quot;12&quot;,&quot;competition&quot;:{&quot;name&quot;:&quot;U15&quot;, &quot;section&quot;:&quot;Girls&quot;, &quot;group&quot;:&quot;2&quot;},&quot;tag&quot;:&quot;6&quot;, &quot;homeTeam&quot;:&quot;Eastleigh Girls&quot;, &quot;awayTeam&quot;:&quot;Laurel Park Starz&quot;}" calcext:value-type="string">
            <text:p>{"__v":0,"day":2,"dateTime":54000000,"duration":"10m","pitch":"12","competition":{"name":"U15", "section":"Girls", "group":"2"},"tag":"6", "homeTeam":"Eastleigh Girls", "awayTeam":"Laurel Park Starz"}</text:p>
          </table:table-cell>
          <table:table-cell table:number-columns-repeated="1012"/>
        </table:table-row>
        <table:table-row table:style-name="ro1">
          <table:table-cell table:formula="of:=IF([.I14]&gt;[.I13];[.A13];[.A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A14]-1))+SECTION_GAP_MS" office:value-type="float" office:value="55320000" calcext:value-type="float">
            <text:p>5532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table:style-name="ce12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17" table:formula="of:=IF(MOD([.$B14]; NUM_PITCHES)=0;INDEX(PITCHES;1;NUM_PITCHES);INDEX(PITCHES;1;MOD([.$B1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C14] &amp; &quot;,&quot;&quot;duration&quot;&quot;:&quot;&quot;&quot; &amp; MATCH_DURATION &amp; &quot;m&quot;&quot;,&quot;&quot;pitch&quot;&quot;:&quot;&quot;&quot; &amp; [.I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4] &amp; &quot;&quot;&quot;},&quot;&quot;tag&quot;&quot;:&quot;&quot;&quot; &amp; [.$A14] &amp; &quot;&quot;&quot;, &quot;&quot;homeTeam&quot;&quot;:&quot;&quot;&quot; &amp; [.G14] &amp; &quot;&quot;&quot;, &quot;&quot;awayTeam&quot;&quot;:&quot;&quot;&quot; &amp; [.H14] &amp; &quot;&quot;&quot;}&quot;" office:value-type="string" office:string-value="{&quot;__v&quot;:0,&quot;day&quot;:2,&quot;dateTime&quot;:55320000,&quot;duration&quot;:&quot;10m&quot;,&quot;pitch&quot;:&quot;11&quot;,&quot;competition&quot;:{&quot;name&quot;:&quot;U15&quot;, &quot;section&quot;:&quot;Girls Champions League&quot;, &quot;group&quot;:&quot;1&quot;},&quot;tag&quot;:&quot;7&quot;, &quot;homeTeam&quot;:&quot;Winner Group 1&quot;, &quot;awayTeam&quot;:&quot;2nd Group 2&quot;}" calcext:value-type="string">
            <text:p>{"__v":0,"day":2,"dateTime":55320000,"duration":"10m","pitch":"11","competition":{"name":"U15", "section":"Girls Champions League", "group":"1"},"tag":"7", "homeTeam":"Winner Group 1", "awayTeam":"2nd Group 2"}</text:p>
          </table:table-cell>
          <table:table-cell table:number-columns-repeated="1012"/>
        </table:table-row>
        <table:table-row table:style-name="ro1">
          <table:table-cell table:formula="of:=IF([.I15]&gt;[.I14];[.A14];[.A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A15]-1))+SECTION_GAP_MS" office:value-type="float" office:value="55320000" calcext:value-type="float">
            <text:p>5532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table:style-name="ce12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17" table:formula="of:=IF(MOD([.$B15]; NUM_PITCHES)=0;INDEX(PITCHES;1;NUM_PITCHES);INDEX(PITCHES;1;MOD([.$B1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C15] &amp; &quot;,&quot;&quot;duration&quot;&quot;:&quot;&quot;&quot; &amp; MATCH_DURATION &amp; &quot;m&quot;&quot;,&quot;&quot;pitch&quot;&quot;:&quot;&quot;&quot; &amp; [.I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5] &amp; &quot;&quot;&quot;},&quot;&quot;tag&quot;&quot;:&quot;&quot;&quot; &amp; [.$A15] &amp; &quot;&quot;&quot;, &quot;&quot;homeTeam&quot;&quot;:&quot;&quot;&quot; &amp; [.G15] &amp; &quot;&quot;&quot;, &quot;&quot;awayTeam&quot;&quot;:&quot;&quot;&quot; &amp; [.H15] &amp; &quot;&quot;&quot;}&quot;" office:value-type="string" office:string-value="{&quot;__v&quot;:0,&quot;day&quot;:2,&quot;dateTime&quot;:55320000,&quot;duration&quot;:&quot;10m&quot;,&quot;pitch&quot;:&quot;12&quot;,&quot;competition&quot;:{&quot;name&quot;:&quot;U15&quot;, &quot;section&quot;:&quot;Girls Champions League&quot;, &quot;group&quot;:&quot;1&quot;},&quot;tag&quot;:&quot;7&quot;, &quot;homeTeam&quot;:&quot;Winner Group 2&quot;, &quot;awayTeam&quot;:&quot;2nd Group 1&quot;}" calcext:value-type="string">
            <text:p>{"__v":0,"day":2,"dateTime":55320000,"duration":"10m","pitch":"12","competition":{"name":"U15", "section":"Girls Champions League", "group":"1"},"tag":"7", "homeTeam":"Winner Group 2", "awayTeam":"2nd Group 1"}</text:p>
          </table:table-cell>
          <table:table-cell table:number-columns-repeated="1012"/>
        </table:table-row>
        <table:table-row table:style-name="ro1">
          <table:table-cell table:formula="of:=IF([.I16]&gt;[.I15];[.A15];[.A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A16]-1))+SECTION_GAP_MS" office:value-type="float" office:value="56040000" calcext:value-type="float">
            <text:p>5604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table:style-name="ce12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office:value-type="string" calcext:value-type="string">
            <text:p>3<text:span text:style-name="T1">rd</text:span>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17" table:formula="of:=IF(MOD([.$B16]; NUM_PITCHES)=0;INDEX(PITCHES;1;NUM_PITCHES);INDEX(PITCHES;1;MOD([.$B1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C16] &amp; &quot;,&quot;&quot;duration&quot;&quot;:&quot;&quot;&quot; &amp; MATCH_DURATION &amp; &quot;m&quot;&quot;,&quot;&quot;pitch&quot;&quot;:&quot;&quot;&quot; &amp; [.I1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16] &amp; &quot;&quot;&quot;},&quot;&quot;tag&quot;&quot;:&quot;&quot;&quot; &amp; [.$A16] &amp; &quot;&quot;&quot;, &quot;&quot;homeTeam&quot;&quot;:&quot;&quot;&quot; &amp; [.G16] &amp; &quot;&quot;&quot;, &quot;&quot;awayTeam&quot;&quot;:&quot;&quot;&quot; &amp; [.H16] &amp; &quot;&quot;&quot;}&quot;" office:value-type="string" office:string-value="{&quot;__v&quot;:0,&quot;day&quot;:2,&quot;dateTime&quot;:56040000,&quot;duration&quot;:&quot;10m&quot;,&quot;pitch&quot;:&quot;11&quot;,&quot;competition&quot;:{&quot;name&quot;:&quot;U15&quot;, &quot;section&quot;:&quot;Girls Europa League&quot;, &quot;group&quot;:&quot;1&quot;},&quot;tag&quot;:&quot;8&quot;, &quot;homeTeam&quot;:&quot;3rd Group 1&quot;, &quot;awayTeam&quot;:&quot;4th Group 2&quot;}" calcext:value-type="string">
            <text:p>{"__v":0,"day":2,"dateTime":56040000,"duration":"10m","pitch":"11","competition":{"name":"U15", "section":"Girls Europa League", "group":"1"},"tag":"8", "homeTeam":"3rd Group 1", "awayTeam":"4th Group 2"}</text:p>
          </table:table-cell>
          <table:table-cell table:number-columns-repeated="1012"/>
        </table:table-row>
        <table:table-row table:style-name="ro1">
          <table:table-cell table:formula="of:=IF([.I17]&gt;[.I16];[.A16];[.A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A17]-1))+SECTION_GAP_MS" office:value-type="float" office:value="56040000" calcext:value-type="float">
            <text:p>5604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table:style-name="ce12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17" table:formula="of:=IF(MOD([.$B17]; NUM_PITCHES)=0;INDEX(PITCHES;1;NUM_PITCHES);INDEX(PITCHES;1;MOD([.$B1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C17] &amp; &quot;,&quot;&quot;duration&quot;&quot;:&quot;&quot;&quot; &amp; MATCH_DURATION &amp; &quot;m&quot;&quot;,&quot;&quot;pitch&quot;&quot;:&quot;&quot;&quot; &amp; [.I1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17] &amp; &quot;&quot;&quot;},&quot;&quot;tag&quot;&quot;:&quot;&quot;&quot; &amp; [.$A17] &amp; &quot;&quot;&quot;, &quot;&quot;homeTeam&quot;&quot;:&quot;&quot;&quot; &amp; [.G17] &amp; &quot;&quot;&quot;, &quot;&quot;awayTeam&quot;&quot;:&quot;&quot;&quot; &amp; [.H17] &amp; &quot;&quot;&quot;}&quot;" office:value-type="string" office:string-value="{&quot;__v&quot;:0,&quot;day&quot;:2,&quot;dateTime&quot;:56040000,&quot;duration&quot;:&quot;10m&quot;,&quot;pitch&quot;:&quot;12&quot;,&quot;competition&quot;:{&quot;name&quot;:&quot;U15&quot;, &quot;section&quot;:&quot;Girls Europa League&quot;, &quot;group&quot;:&quot;1&quot;},&quot;tag&quot;:&quot;8&quot;, &quot;homeTeam&quot;:&quot;3rd Group 2&quot;, &quot;awayTeam&quot;:&quot;4th Group 1&quot;}" calcext:value-type="string">
            <text:p>{"__v":0,"day":2,"dateTime":56040000,"duration":"10m","pitch":"12","competition":{"name":"U15", "section":"Girls Europa League", "group":"1"},"tag":"8", "homeTeam":"3rd Group 2", "awayTeam":"4th Group 1"}</text:p>
          </table:table-cell>
          <table:table-cell table:number-columns-repeated="1012"/>
        </table:table-row>
        <table:table-row table:style-name="ro1">
          <table:table-cell table:formula="of:=IF([.I18]&gt;[.I17];[.A17];[.A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A18]-1))+SECTION_GAP_MS" office:value-type="float" office:value="56760000" calcext:value-type="float">
            <text:p>5676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table:style-name="ce12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17" table:formula="of:=IF(MOD([.$B18]; NUM_PITCHES)=0;INDEX(PITCHES;1;NUM_PITCHES);INDEX(PITCHES;1;MOD([.$B1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C18] &amp; &quot;,&quot;&quot;duration&quot;&quot;:&quot;&quot;&quot; &amp; MATCH_DURATION &amp; &quot;m&quot;&quot;,&quot;&quot;pitch&quot;&quot;:&quot;&quot;&quot; &amp; [.I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8] &amp; &quot;&quot;&quot;},&quot;&quot;tag&quot;&quot;:&quot;&quot;&quot; &amp; [.$A18] &amp; &quot;&quot;&quot;, &quot;&quot;homeTeam&quot;&quot;:&quot;&quot;&quot; &amp; [.G18] &amp; &quot;&quot;&quot;, &quot;&quot;awayTeam&quot;&quot;:&quot;&quot;&quot; &amp; [.H18] &amp; &quot;&quot;&quot;}&quot;" office:value-type="string" office:string-value="{&quot;__v&quot;:0,&quot;day&quot;:2,&quot;dateTime&quot;:56760000,&quot;duration&quot;:&quot;10m&quot;,&quot;pitch&quot;:&quot;11&quot;,&quot;competition&quot;:{&quot;name&quot;:&quot;U15&quot;, &quot;section&quot;:&quot;Girls Champions League&quot;, &quot;group&quot;:&quot;1&quot;},&quot;tag&quot;:&quot;9&quot;, &quot;homeTeam&quot;:&quot;Winner Group 2&quot;, &quot;awayTeam&quot;:&quot;Winner Group 1&quot;}" calcext:value-type="string">
            <text:p>{"__v":0,"day":2,"dateTime":56760000,"duration":"10m","pitch":"11","competition":{"name":"U15", "section":"Girls Champions League", "group":"1"},"tag":"9", "homeTeam":"Winner Group 2", "awayTeam":"Winner Group 1"}</text:p>
          </table:table-cell>
          <table:table-cell table:number-columns-repeated="1012"/>
        </table:table-row>
        <table:table-row table:style-name="ro1">
          <table:table-cell table:formula="of:=IF([.I19]&gt;[.I18];[.A18];[.A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A19]-1))+SECTION_GAP_MS" office:value-type="float" office:value="56760000" calcext:value-type="float">
            <text:p>5676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style-name="ce12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17" table:formula="of:=IF(MOD([.$B19]; NUM_PITCHES)=0;INDEX(PITCHES;1;NUM_PITCHES);INDEX(PITCHES;1;MOD([.$B1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C19] &amp; &quot;,&quot;&quot;duration&quot;&quot;:&quot;&quot;&quot; &amp; MATCH_DURATION &amp; &quot;m&quot;&quot;,&quot;&quot;pitch&quot;&quot;:&quot;&quot;&quot; &amp; [.I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19] &amp; &quot;&quot;&quot;},&quot;&quot;tag&quot;&quot;:&quot;&quot;&quot; &amp; [.$A19] &amp; &quot;&quot;&quot;, &quot;&quot;homeTeam&quot;&quot;:&quot;&quot;&quot; &amp; [.G19] &amp; &quot;&quot;&quot;, &quot;&quot;awayTeam&quot;&quot;:&quot;&quot;&quot; &amp; [.H19] &amp; &quot;&quot;&quot;}&quot;" office:value-type="string" office:string-value="{&quot;__v&quot;:0,&quot;day&quot;:2,&quot;dateTime&quot;:56760000,&quot;duration&quot;:&quot;10m&quot;,&quot;pitch&quot;:&quot;12&quot;,&quot;competition&quot;:{&quot;name&quot;:&quot;U15&quot;, &quot;section&quot;:&quot;Girls Champions League&quot;, &quot;group&quot;:&quot;1&quot;},&quot;tag&quot;:&quot;9&quot;, &quot;homeTeam&quot;:&quot;2nd Group 2&quot;, &quot;awayTeam&quot;:&quot;2nd Group 1&quot;}" calcext:value-type="string">
            <text:p>{"__v":0,"day":2,"dateTime":56760000,"duration":"10m","pitch":"12","competition":{"name":"U15", "section":"Girls Champions League", "group":"1"},"tag":"9", "homeTeam":"2nd Group 2", "awayTeam":"2nd Group 1"}</text:p>
          </table:table-cell>
          <table:table-cell table:number-columns-repeated="1012"/>
        </table:table-row>
        <table:table-row table:style-name="ro1">
          <table:table-cell table:formula="of:=IF([.I20]&gt;[.I19];[.A19];[.A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A20]-1))+SECTION_GAP_MS" office:value-type="float" office:value="57480000" calcext:value-type="float">
            <text:p>5748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table:style-name="ce12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string" calcext:value-type="string">
            <text:p>3<text:span text:style-name="T1">r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17" table:formula="of:=IF(MOD([.$B20]; NUM_PITCHES)=0;INDEX(PITCHES;1;NUM_PITCHES);INDEX(PITCHES;1;MOD([.$B2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C20] &amp; &quot;,&quot;&quot;duration&quot;&quot;:&quot;&quot;&quot; &amp; MATCH_DURATION &amp; &quot;m&quot;&quot;,&quot;&quot;pitch&quot;&quot;:&quot;&quot;&quot; &amp; [.I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0] &amp; &quot;&quot;&quot;},&quot;&quot;tag&quot;&quot;:&quot;&quot;&quot; &amp; [.$A20] &amp; &quot;&quot;&quot;, &quot;&quot;homeTeam&quot;&quot;:&quot;&quot;&quot; &amp; [.G20] &amp; &quot;&quot;&quot;, &quot;&quot;awayTeam&quot;&quot;:&quot;&quot;&quot; &amp; [.H20] &amp; &quot;&quot;&quot;}&quot;" office:value-type="string" office:string-value="{&quot;__v&quot;:0,&quot;day&quot;:2,&quot;dateTime&quot;:57480000,&quot;duration&quot;:&quot;10m&quot;,&quot;pitch&quot;:&quot;11&quot;,&quot;competition&quot;:{&quot;name&quot;:&quot;U15&quot;, &quot;section&quot;:&quot;Girls Europa League&quot;, &quot;group&quot;:&quot;1&quot;},&quot;tag&quot;:&quot;10&quot;, &quot;homeTeam&quot;:&quot;3rd Group 2&quot;, &quot;awayTeam&quot;:&quot;3rd Group 1&quot;}" calcext:value-type="string">
            <text:p>{"__v":0,"day":2,"dateTime":57480000,"duration":"10m","pitch":"11","competition":{"name":"U15", "section":"Girls Europa League", "group":"1"},"tag":"10", "homeTeam":"3rd Group 2", "awayTeam":"3rd Group 1"}</text:p>
          </table:table-cell>
          <table:table-cell table:number-columns-repeated="1012"/>
        </table:table-row>
        <table:table-row table:style-name="ro1">
          <table:table-cell table:formula="of:=IF([.I21]&gt;[.I20];[.A20];[.A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A21]-1))+SECTION_GAP_MS" office:value-type="float" office:value="57480000" calcext:value-type="float">
            <text:p>5748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style-name="ce12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17" table:formula="of:=IF(MOD([.$B21]; NUM_PITCHES)=0;INDEX(PITCHES;1;NUM_PITCHES);INDEX(PITCHES;1;MOD([.$B21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C21] &amp; &quot;,&quot;&quot;duration&quot;&quot;:&quot;&quot;&quot; &amp; MATCH_DURATION &amp; &quot;m&quot;&quot;,&quot;&quot;pitch&quot;&quot;:&quot;&quot;&quot; &amp; [.I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1] &amp; &quot;&quot;&quot;},&quot;&quot;tag&quot;&quot;:&quot;&quot;&quot; &amp; [.$A21] &amp; &quot;&quot;&quot;, &quot;&quot;homeTeam&quot;&quot;:&quot;&quot;&quot; &amp; [.G21] &amp; &quot;&quot;&quot;, &quot;&quot;awayTeam&quot;&quot;:&quot;&quot;&quot; &amp; [.H21] &amp; &quot;&quot;&quot;}&quot;" office:value-type="string" office:string-value="{&quot;__v&quot;:0,&quot;day&quot;:2,&quot;dateTime&quot;:57480000,&quot;duration&quot;:&quot;10m&quot;,&quot;pitch&quot;:&quot;12&quot;,&quot;competition&quot;:{&quot;name&quot;:&quot;U15&quot;, &quot;section&quot;:&quot;Girls Europa League&quot;, &quot;group&quot;:&quot;1&quot;},&quot;tag&quot;:&quot;10&quot;, &quot;homeTeam&quot;:&quot;4th Group 2&quot;, &quot;awayTeam&quot;:&quot;4th Group 1&quot;}" calcext:value-type="string">
            <text:p>{"__v":0,"day":2,"dateTime":57480000,"duration":"10m","pitch":"12","competition":{"name":"U15", "section":"Girls Europa League", "group":"1"},"tag":"10", "homeTeam":"4th Group 2", "awayTeam":"4th Group 1"}</text:p>
          </table:table-cell>
          <table:table-cell table:number-columns-repeated="1012"/>
        </table:table-row>
        <table:table-row table:style-name="ro1">
          <table:table-cell table:formula="of:=IF([.I22]&gt;[.I21];[.A21];[.A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A22]-1))+SECTION_GAP_MS" office:value-type="float" office:value="58200000" calcext:value-type="float">
            <text:p>5820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table:style-name="ce12"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17" table:formula="of:=IF(MOD([.$B22]; NUM_PITCHES)=0;INDEX(PITCHES;1;NUM_PITCHES);INDEX(PITCHES;1;MOD([.$B2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C22] &amp; &quot;,&quot;&quot;duration&quot;&quot;:&quot;&quot;&quot; &amp; MATCH_DURATION &amp; &quot;m&quot;&quot;,&quot;&quot;pitch&quot;&quot;:&quot;&quot;&quot; &amp; [.I2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22] &amp; &quot;&quot;&quot;},&quot;&quot;tag&quot;&quot;:&quot;&quot;&quot; &amp; [.$A22] &amp; &quot;&quot;&quot;, &quot;&quot;homeTeam&quot;&quot;:&quot;&quot;&quot; &amp; [.G22] &amp; &quot;&quot;&quot;, &quot;&quot;awayTeam&quot;&quot;:&quot;&quot;&quot; &amp; [.H22] &amp; &quot;&quot;&quot;}&quot;" office:value-type="string" office:string-value="{&quot;__v&quot;:0,&quot;day&quot;:2,&quot;dateTime&quot;:58200000,&quot;duration&quot;:&quot;10m&quot;,&quot;pitch&quot;:&quot;11&quot;,&quot;competition&quot;:{&quot;name&quot;:&quot;U15&quot;, &quot;section&quot;:&quot;Girls Champions League&quot;, &quot;group&quot;:&quot;1&quot;},&quot;tag&quot;:&quot;11&quot;, &quot;homeTeam&quot;:&quot;2nd Group 1&quot;, &quot;awayTeam&quot;:&quot;Winner Group 1&quot;}" calcext:value-type="string">
            <text:p>{"__v":0,"day":2,"dateTime":58200000,"duration":"10m","pitch":"11","competition":{"name":"U15", "section":"Girls Champions League", "group":"1"},"tag":"11", "homeTeam":"2nd Group 1", "awayTeam":"Winner Group 1"}</text:p>
          </table:table-cell>
          <table:table-cell table:number-columns-repeated="1012"/>
        </table:table-row>
        <table:table-row table:style-name="ro1">
          <table:table-cell table:formula="of:=IF([.I23]&gt;[.I22];[.A22];[.A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A23]-1))+SECTION_GAP_MS" office:value-type="float" office:value="58200000" calcext:value-type="float">
            <text:p>5820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style-name="ce12"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17" table:formula="of:=IF(MOD([.$B23]; NUM_PITCHES)=0;INDEX(PITCHES;1;NUM_PITCHES);INDEX(PITCHES;1;MOD([.$B2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C23] &amp; &quot;,&quot;&quot;duration&quot;&quot;:&quot;&quot;&quot; &amp; MATCH_DURATION &amp; &quot;m&quot;&quot;,&quot;&quot;pitch&quot;&quot;:&quot;&quot;&quot; &amp; [.I2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D23] &amp; &quot;&quot;&quot;},&quot;&quot;tag&quot;&quot;:&quot;&quot;&quot; &amp; [.$A23] &amp; &quot;&quot;&quot;, &quot;&quot;homeTeam&quot;&quot;:&quot;&quot;&quot; &amp; [.G23] &amp; &quot;&quot;&quot;, &quot;&quot;awayTeam&quot;&quot;:&quot;&quot;&quot; &amp; [.H23] &amp; &quot;&quot;&quot;}&quot;" office:value-type="string" office:string-value="{&quot;__v&quot;:0,&quot;day&quot;:2,&quot;dateTime&quot;:58200000,&quot;duration&quot;:&quot;10m&quot;,&quot;pitch&quot;:&quot;12&quot;,&quot;competition&quot;:{&quot;name&quot;:&quot;U15&quot;, &quot;section&quot;:&quot;Girls Champions League&quot;, &quot;group&quot;:&quot;1&quot;},&quot;tag&quot;:&quot;11&quot;, &quot;homeTeam&quot;:&quot;2nd Group 2&quot;, &quot;awayTeam&quot;:&quot;Winner Group 2&quot;}" calcext:value-type="string">
            <text:p>{"__v":0,"day":2,"dateTime":58200000,"duration":"10m","pitch":"12","competition":{"name":"U15", "section":"Girls Champions League", "group":"1"},"tag":"11", "homeTeam":"2nd Group 2", "awayTeam":"Winner Group 2"}</text:p>
          </table:table-cell>
          <table:table-cell table:number-columns-repeated="1012"/>
        </table:table-row>
        <table:table-row table:style-name="ro1">
          <table:table-cell table:formula="of:=IF([.I24]&gt;[.I23];[.A23];[.A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A24]-1))+SECTION_GAP_MS" office:value-type="float" office:value="58920000" calcext:value-type="float">
            <text:p>5892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table:style-name="ce12"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string" calcext:value-type="string">
            <text:p>4<text:span text:style-name="T1">th</text:span> Group 1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17" table:formula="of:=IF(MOD([.$B24]; NUM_PITCHES)=0;INDEX(PITCHES;1;NUM_PITCHES);INDEX(PITCHES;1;MOD([.$B2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C24] &amp; &quot;,&quot;&quot;duration&quot;&quot;:&quot;&quot;&quot; &amp; MATCH_DURATION &amp; &quot;m&quot;&quot;,&quot;&quot;pitch&quot;&quot;:&quot;&quot;&quot; &amp; [.I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4] &amp; &quot;&quot;&quot;},&quot;&quot;tag&quot;&quot;:&quot;&quot;&quot; &amp; [.$A24] &amp; &quot;&quot;&quot;, &quot;&quot;homeTeam&quot;&quot;:&quot;&quot;&quot; &amp; [.G24] &amp; &quot;&quot;&quot;, &quot;&quot;awayTeam&quot;&quot;:&quot;&quot;&quot; &amp; [.H24] &amp; &quot;&quot;&quot;}&quot;" office:value-type="string" office:string-value="{&quot;__v&quot;:0,&quot;day&quot;:2,&quot;dateTime&quot;:58920000,&quot;duration&quot;:&quot;10m&quot;,&quot;pitch&quot;:&quot;11&quot;,&quot;competition&quot;:{&quot;name&quot;:&quot;U15&quot;, &quot;section&quot;:&quot;Girls Europa League&quot;, &quot;group&quot;:&quot;1&quot;},&quot;tag&quot;:&quot;12&quot;, &quot;homeTeam&quot;:&quot;4th Group 1&quot;, &quot;awayTeam&quot;:&quot;3rd Group 1&quot;}" calcext:value-type="string">
            <text:p>{"__v":0,"day":2,"dateTime":58920000,"duration":"10m","pitch":"11","competition":{"name":"U15", "section":"Girls Europa League", "group":"1"},"tag":"12", "homeTeam":"4th Group 1", "awayTeam":"3rd Group 1"}</text:p>
          </table:table-cell>
          <table:table-cell table:number-columns-repeated="1012"/>
        </table:table-row>
        <table:table-row table:style-name="ro1">
          <table:table-cell table:formula="of:=IF([.I25]&gt;[.I24];[.A24];[.A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A25]-1))+SECTION_GAP_MS" office:value-type="float" office:value="58920000" calcext:value-type="float">
            <text:p>58920000</text:p>
          </table:table-cell>
          <table:table-cell office:value-type="float" office:value="1" calcext:value-type="float">
            <text:p>1</text:p>
          </table:table-cell>
          <table:table-cell table:style-name="ce12"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style-name="ce12"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office:value-type="string" calcext:value-type="string">
            <text:p>4<text:span text:style-name="T1">th</text:span> Group 2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17" table:formula="of:=IF(MOD([.$B25]; NUM_PITCHES)=0;INDEX(PITCHES;1;NUM_PITCHES);INDEX(PITCHES;1;MOD([.$B2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C25] &amp; &quot;,&quot;&quot;duration&quot;&quot;:&quot;&quot;&quot; &amp; MATCH_DURATION &amp; &quot;m&quot;&quot;,&quot;&quot;pitch&quot;&quot;:&quot;&quot;&quot; &amp; [.I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D25] &amp; &quot;&quot;&quot;},&quot;&quot;tag&quot;&quot;:&quot;&quot;&quot; &amp; [.$A25] &amp; &quot;&quot;&quot;, &quot;&quot;homeTeam&quot;&quot;:&quot;&quot;&quot; &amp; [.G25] &amp; &quot;&quot;&quot;, &quot;&quot;awayTeam&quot;&quot;:&quot;&quot;&quot; &amp; [.H25] &amp; &quot;&quot;&quot;}&quot;" office:value-type="string" office:string-value="{&quot;__v&quot;:0,&quot;day&quot;:2,&quot;dateTime&quot;:58920000,&quot;duration&quot;:&quot;10m&quot;,&quot;pitch&quot;:&quot;12&quot;,&quot;competition&quot;:{&quot;name&quot;:&quot;U15&quot;, &quot;section&quot;:&quot;Girls Europa League&quot;, &quot;group&quot;:&quot;1&quot;},&quot;tag&quot;:&quot;12&quot;, &quot;homeTeam&quot;:&quot;4th Group 2&quot;, &quot;awayTeam&quot;:&quot;3rd Group 2&quot;}" calcext:value-type="string">
            <text:p>{"__v":0,"day":2,"dateTime":58920000,"duration":"10m","pitch":"12","competition":{"name":"U15", "section":"Girls Europa League", "group":"1"},"tag":"12", "homeTeam":"4th Group 2", "awayTeam":"3rd Group 2"}</text:p>
          </table:table-cell>
          <table:table-cell table:number-columns-repeated="1012"/>
        </table:table-row>
        <table:table-row table:style-name="ro1" table:number-rows-repeated="9">
          <table:table-cell table:number-columns-repeated="4"/>
          <table:table-cell table:style-name="ce12" table:number-columns-repeated="2"/>
          <table:table-cell table:number-columns-repeated="1016"/>
        </table:table-row>
        <table:table-row table:style-name="ro1" table:number-rows-repeated="4">
          <table:table-cell table:number-columns-repeated="6"/>
          <table:table-cell table:style-name="ce15"/>
          <table:table-cell table:style-name="ce16"/>
          <table:table-cell table:number-columns-repeated="1014"/>
        </table:table-row>
        <table:table-row table:style-name="ro1" table:number-rows-repeated="10485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2 x 5 KO P=2,4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4" table:visibility="collapse" table:default-cell-style-name="ce12"/>
        <table:table-column table:style-name="co21" table:visibility="collapse" table:default-cell-style-name="ce12"/>
        <table:table-column table:style-name="co5" table:visibility="collapse" table:default-cell-style-name="ce13"/>
        <table:table-column table:style-name="co11" table:visibility="collapse" table:default-cell-style-name="ce13"/>
        <table:table-column table:style-name="co11" table:default-cell-style-name="ce12"/>
        <table:table-column table:style-name="co11" table:visibility="collapse" table:number-columns-repeated="2" table:default-cell-style-name="ce14"/>
        <table:table-column table:style-name="co22" table:default-cell-style-name="ce15"/>
        <table:table-column table:style-name="co22" table:default-cell-style-name="ce16"/>
        <table:table-column table:style-name="co9" table:default-cell-style-name="ce14"/>
        <table:table-column table:style-name="co10" table:default-cell-style-name="ce19"/>
        <table:table-column table:style-name="co3" table:number-columns-repeated="1013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1" office:value-type="string" calcext:value-type="string">
            <text:p>Index</text:p>
          </table:table-cell>
          <table:table-cell table:style-name="ce21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formula="of:=FIRST_GAME_MS" office:value-type="float" office:value="50400000" calcext:value-type="float">
            <text:p>50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5 KO P=2,4'.F2];TRANSLATED_TEAM_NAMES;['2 x 5 KO P=2,4'.$E2]+1)" office:value-type="string" office:string-value="AFC Charvil 'B'" calcext:value-type="string">
            <text:p>AFC Charvil 'B'</text:p>
          </table:table-cell>
          <table:table-cell table:formula="of:=VLOOKUP(['2 x 5 KO P=2,4'.G2];TRANSLATED_TEAM_NAMES;['2 x 5 KO P=2,4'.$E2]+1)" office:value-type="string" office:string-value="Haslemere Town" calcext:value-type="string">
            <text:p>Haslemere Town</text:p>
          </table:table-cell>
          <table:table-cell table:style-name="ce17" table:formula="of:=IF(MOD([.$C2]; NUM_PITCHES)=0;INDEX(PITCHES;1;NUM_PITCHES);INDEX(PITCHES;1;MOD([.$C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0m&quot;,&quot;pitch&quot;:&quot;11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50400000,"duration":"10m","pitch":"11","competition":{"name":"U15", "section":"Girls", "group":"1"},"tag":"1", "homeTeam":"AFC Charvil 'B'", "awayTeam":"Haslemere Town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50400000" calcext:value-type="float">
            <text:p>504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5 KO P=2,4'.F3];TRANSLATED_TEAM_NAMES;['2 x 5 KO P=2,4'.$E3]+1)" office:value-type="string" office:string-value="AFC Charvil 'A'" calcext:value-type="string">
            <text:p>AFC Charvil 'A'</text:p>
          </table:table-cell>
          <table:table-cell table:formula="of:=VLOOKUP(['2 x 5 KO P=2,4'.G3];TRANSLATED_TEAM_NAMES;['2 x 5 KO P=2,4'.$E3]+1)" office:value-type="string" office:string-value="Eastleigh Girls" calcext:value-type="string">
            <text:p>Eastleigh Girls</text:p>
          </table:table-cell>
          <table:table-cell table:style-name="ce17" table:formula="of:=IF(MOD([.$C3]; NUM_PITCHES)=0;INDEX(PITCHES;1;NUM_PITCHES);INDEX(PITCHES;1;MOD([.$C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0m&quot;,&quot;pitch&quot;:&quot;12&quot;,&quot;competition&quot;:{&quot;name&quot;:&quot;U15&quot;, &quot;section&quot;:&quot;Girls&quot;, &quot;group&quot;:&quot;2&quot;},&quot;tag&quot;:&quot;1&quot;, &quot;homeTeam&quot;:&quot;AFC Charvil 'A'&quot;, &quot;awayTeam&quot;:&quot;Eastleigh Girls&quot;}" calcext:value-type="string">
            <text:p>{"__v":0,"day":2,"dateTime":50400000,"duration":"10m","pitch":"12","competition":{"name":"U15", "section":"Girls", "group":"2"},"tag":"1", "homeTeam":"AFC Charvil 'A'", "awayTeam":"Eastleigh Girl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51120000" calcext:value-type="float">
            <text:p>511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5 KO P=2,4'.F4];TRANSLATED_TEAM_NAMES;['2 x 5 KO P=2,4'.$E4]+1)" office:value-type="string" office:string-value="Maidenhead B&amp;G FC White Sox" calcext:value-type="string">
            <text:p>Maidenhead B&amp;G FC White Sox</text:p>
          </table:table-cell>
          <table:table-cell table:formula="of:=VLOOKUP(['2 x 5 KO P=2,4'.G4];TRANSLATED_TEAM_NAMES;['2 x 5 KO P=2,4'.$E4]+1)" office:value-type="string" office:string-value="STBGFC Rockets 'A'" calcext:value-type="string">
            <text:p>STBGFC Rockets 'A'</text:p>
          </table:table-cell>
          <table:table-cell table:style-name="ce17" table:formula="of:=IF(MOD([.$C4]; NUM_PITCHES)=0;INDEX(PITCHES;1;NUM_PITCHES);INDEX(PITCHES;1;MOD([.$C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1120000,&quot;duration&quot;:&quot;10m&quot;,&quot;pitch&quot;:&quot;11&quot;,&quot;competition&quot;:{&quot;name&quot;:&quot;U15&quot;, &quot;section&quot;:&quot;Girls&quot;, &quot;group&quot;:&quot;1&quot;},&quot;tag&quot;:&quot;2&quot;, &quot;homeTeam&quot;:&quot;Maidenhead B&amp;G FC White Sox&quot;, &quot;awayTeam&quot;:&quot;STBGFC Rockets 'A'&quot;}" calcext:value-type="string">
            <text:p>{"__v":0,"day":2,"dateTime":51120000,"duration":"10m","pitch":"11","competition":{"name":"U15", "section":"Girls", "group":"1"},"tag":"2", "homeTeam":"Maidenhead B&amp;G FC White Sox", "awayTeam":"STBGFC Rockets 'A'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51120000" calcext:value-type="float">
            <text:p>511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5 KO P=2,4'.F5];TRANSLATED_TEAM_NAMES;['2 x 5 KO P=2,4'.$E5]+1)" office:value-type="string" office:string-value="Laurel Park Starz" calcext:value-type="string">
            <text:p>Laurel Park Starz</text:p>
          </table:table-cell>
          <table:table-cell table:formula="of:=VLOOKUP(['2 x 5 KO P=2,4'.G5];TRANSLATED_TEAM_NAMES;['2 x 5 KO P=2,4'.$E5]+1)" office:value-type="string" office:string-value="STBGFC Rockets 'B'" calcext:value-type="string">
            <text:p>STBGFC Rockets 'B'</text:p>
          </table:table-cell>
          <table:table-cell table:style-name="ce17" table:formula="of:=IF(MOD([.$C5]; NUM_PITCHES)=0;INDEX(PITCHES;1;NUM_PITCHES);INDEX(PITCHES;1;MOD([.$C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1120000,&quot;duration&quot;:&quot;10m&quot;,&quot;pitch&quot;:&quot;12&quot;,&quot;competition&quot;:{&quot;name&quot;:&quot;U15&quot;, &quot;section&quot;:&quot;Girls&quot;, &quot;group&quot;:&quot;2&quot;},&quot;tag&quot;:&quot;2&quot;, &quot;homeTeam&quot;:&quot;Laurel Park Starz&quot;, &quot;awayTeam&quot;:&quot;STBGFC Rockets 'B'&quot;}" calcext:value-type="string">
            <text:p>{"__v":0,"day":2,"dateTime":51120000,"duration":"10m","pitch":"12","competition":{"name":"U15", "section":"Girls", "group":"2"},"tag":"2", "homeTeam":"Laurel Park Starz", "awayTeam":"STBGFC Rockets 'B'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51840000" calcext:value-type="float">
            <text:p>518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5 KO P=2,4'.F6];TRANSLATED_TEAM_NAMES;['2 x 5 KO P=2,4'.$E6]+1)" office:value-type="string" office:string-value="Thatcham Tornadoes Amber" calcext:value-type="string">
            <text:p>Thatcham Tornadoes Amber</text:p>
          </table:table-cell>
          <table:table-cell table:formula="of:=VLOOKUP(['2 x 5 KO P=2,4'.G6];TRANSLATED_TEAM_NAMES;['2 x 5 KO P=2,4'.$E6]+1)" office:value-type="string" office:string-value="AFC Charvil 'B'" calcext:value-type="string">
            <text:p>AFC Charvil 'B'</text:p>
          </table:table-cell>
          <table:table-cell table:style-name="ce17" table:formula="of:=IF(MOD([.$C6]; NUM_PITCHES)=0;INDEX(PITCHES;1;NUM_PITCHES);INDEX(PITCHES;1;MOD([.$C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840000,&quot;duration&quot;:&quot;10m&quot;,&quot;pitch&quot;:&quot;11&quot;,&quot;competition&quot;:{&quot;name&quot;:&quot;U15&quot;, &quot;section&quot;:&quot;Girls&quot;, &quot;group&quot;:&quot;1&quot;},&quot;tag&quot;:&quot;3&quot;, &quot;homeTeam&quot;:&quot;Thatcham Tornadoes Amber&quot;, &quot;awayTeam&quot;:&quot;AFC Charvil 'B'&quot;}" calcext:value-type="string">
            <text:p>{"__v":0,"day":2,"dateTime":51840000,"duration":"10m","pitch":"11","competition":{"name":"U15", "section":"Girls", "group":"1"},"tag":"3", "homeTeam":"Thatcham Tornadoes Amber", "awayTeam":"AFC Charvil 'B'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table:style-name="ce12"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51840000" calcext:value-type="float">
            <text:p>5184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5 KO P=2,4'.F7];TRANSLATED_TEAM_NAMES;['2 x 5 KO P=2,4'.$E7]+1)" office:value-type="string" office:string-value="Thatcham Tornadoes Black" calcext:value-type="string">
            <text:p>Thatcham Tornadoes Black</text:p>
          </table:table-cell>
          <table:table-cell table:formula="of:=VLOOKUP(['2 x 5 KO P=2,4'.G7];TRANSLATED_TEAM_NAMES;['2 x 5 KO P=2,4'.$E7]+1)" office:value-type="string" office:string-value="AFC Charvil 'A'" calcext:value-type="string">
            <text:p>AFC Charvil 'A'</text:p>
          </table:table-cell>
          <table:table-cell table:style-name="ce17" table:formula="of:=IF(MOD([.$C7]; NUM_PITCHES)=0;INDEX(PITCHES;1;NUM_PITCHES);INDEX(PITCHES;1;MOD([.$C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840000,&quot;duration&quot;:&quot;10m&quot;,&quot;pitch&quot;:&quot;12&quot;,&quot;competition&quot;:{&quot;name&quot;:&quot;U15&quot;, &quot;section&quot;:&quot;Girls&quot;, &quot;group&quot;:&quot;2&quot;},&quot;tag&quot;:&quot;3&quot;, &quot;homeTeam&quot;:&quot;Thatcham Tornadoes Black&quot;, &quot;awayTeam&quot;:&quot;AFC Charvil 'A'&quot;}" calcext:value-type="string">
            <text:p>{"__v":0,"day":2,"dateTime":51840000,"duration":"10m","pitch":"12","competition":{"name":"U15", "section":"Girls", "group":"2"},"tag":"3", "homeTeam":"Thatcham Tornadoes Black", "awayTeam":"AFC Charvil 'A'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52560000" calcext:value-type="float">
            <text:p>525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5 KO P=2,4'.F8];TRANSLATED_TEAM_NAMES;['2 x 5 KO P=2,4'.$E8]+1)" office:value-type="string" office:string-value="Haslemere Town" calcext:value-type="string">
            <text:p>Haslemere Town</text:p>
          </table:table-cell>
          <table:table-cell table:formula="of:=VLOOKUP(['2 x 5 KO P=2,4'.G8];TRANSLATED_TEAM_NAMES;['2 x 5 KO P=2,4'.$E8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8]; NUM_PITCHES)=0;INDEX(PITCHES;1;NUM_PITCHES);INDEX(PITCHES;1;MOD([.$C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2560000,&quot;duration&quot;:&quot;10m&quot;,&quot;pitch&quot;:&quot;11&quot;,&quot;competition&quot;:{&quot;name&quot;:&quot;U15&quot;, &quot;section&quot;:&quot;Girls&quot;, &quot;group&quot;:&quot;1&quot;},&quot;tag&quot;:&quot;4&quot;, &quot;homeTeam&quot;:&quot;Haslemere Town&quot;, &quot;awayTeam&quot;:&quot;Maidenhead B&amp;G FC White Sox&quot;}" calcext:value-type="string">
            <text:p>{"__v":0,"day":2,"dateTime":52560000,"duration":"10m","pitch":"11","competition":{"name":"U15", "section":"Girls", "group":"1"},"tag":"4", "homeTeam":"Haslemere Town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52560000" calcext:value-type="float">
            <text:p>525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5 KO P=2,4'.F9];TRANSLATED_TEAM_NAMES;['2 x 5 KO P=2,4'.$E9]+1)" office:value-type="string" office:string-value="Eastleigh Girls" calcext:value-type="string">
            <text:p>Eastleigh Girls</text:p>
          </table:table-cell>
          <table:table-cell table:formula="of:=VLOOKUP(['2 x 5 KO P=2,4'.G9];TRANSLATED_TEAM_NAMES;['2 x 5 KO P=2,4'.$E9]+1)" office:value-type="string" office:string-value="Laurel Park Starz" calcext:value-type="string">
            <text:p>Laurel Park Starz</text:p>
          </table:table-cell>
          <table:table-cell table:style-name="ce17" table:formula="of:=IF(MOD([.$C9]; NUM_PITCHES)=0;INDEX(PITCHES;1;NUM_PITCHES);INDEX(PITCHES;1;MOD([.$C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2560000,&quot;duration&quot;:&quot;10m&quot;,&quot;pitch&quot;:&quot;12&quot;,&quot;competition&quot;:{&quot;name&quot;:&quot;U15&quot;, &quot;section&quot;:&quot;Girls&quot;, &quot;group&quot;:&quot;2&quot;},&quot;tag&quot;:&quot;4&quot;, &quot;homeTeam&quot;:&quot;Eastleigh Girls&quot;, &quot;awayTeam&quot;:&quot;Laurel Park Starz&quot;}" calcext:value-type="string">
            <text:p>{"__v":0,"day":2,"dateTime":52560000,"duration":"10m","pitch":"12","competition":{"name":"U15", "section":"Girls", "group":"2"},"tag":"4", "homeTeam":"Eastleigh Girls", "awayTeam":"Laurel Park Starz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table:style-name="ce12"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53280000" calcext:value-type="float">
            <text:p>532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5 KO P=2,4'.F10];TRANSLATED_TEAM_NAMES;['2 x 5 KO P=2,4'.$E10]+1)" office:value-type="string" office:string-value="STBGFC Rockets 'A'" calcext:value-type="string">
            <text:p>STBGFC Rockets 'A'</text:p>
          </table:table-cell>
          <table:table-cell table:formula="of:=VLOOKUP(['2 x 5 KO P=2,4'.G10];TRANSLATED_TEAM_NAMES;['2 x 5 KO P=2,4'.$E10]+1)" office:value-type="string" office:string-value="Thatcham Tornadoes Amber" calcext:value-type="string">
            <text:p>Thatcham Tornadoes Amber</text:p>
          </table:table-cell>
          <table:table-cell table:style-name="ce17" table:formula="of:=IF(MOD([.$C10]; NUM_PITCHES)=0;INDEX(PITCHES;1;NUM_PITCHES);INDEX(PITCHES;1;MOD([.$C1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3280000,&quot;duration&quot;:&quot;10m&quot;,&quot;pitch&quot;:&quot;11&quot;,&quot;competition&quot;:{&quot;name&quot;:&quot;U15&quot;, &quot;section&quot;:&quot;Girls&quot;, &quot;group&quot;:&quot;1&quot;},&quot;tag&quot;:&quot;5&quot;, &quot;homeTeam&quot;:&quot;STBGFC Rockets 'A'&quot;, &quot;awayTeam&quot;:&quot;Thatcham Tornadoes Amber&quot;}" calcext:value-type="string">
            <text:p>{"__v":0,"day":2,"dateTime":53280000,"duration":"10m","pitch":"11","competition":{"name":"U15", "section":"Girls", "group":"1"},"tag":"5", "homeTeam":"STBGFC Rockets 'A'", "awayTeam":"Thatcham Tornadoes Amber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table:style-name="ce12"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53280000" calcext:value-type="float">
            <text:p>5328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5 KO P=2,4'.F11];TRANSLATED_TEAM_NAMES;['2 x 5 KO P=2,4'.$E11]+1)" office:value-type="string" office:string-value="STBGFC Rockets 'B'" calcext:value-type="string">
            <text:p>STBGFC Rockets 'B'</text:p>
          </table:table-cell>
          <table:table-cell table:formula="of:=VLOOKUP(['2 x 5 KO P=2,4'.G11];TRANSLATED_TEAM_NAMES;['2 x 5 KO P=2,4'.$E11]+1)" office:value-type="string" office:string-value="Thatcham Tornadoes Black" calcext:value-type="string">
            <text:p>Thatcham Tornadoes Black</text:p>
          </table:table-cell>
          <table:table-cell table:style-name="ce17" table:formula="of:=IF(MOD([.$C11]; NUM_PITCHES)=0;INDEX(PITCHES;1;NUM_PITCHES);INDEX(PITCHES;1;MOD([.$C11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3280000,&quot;duration&quot;:&quot;10m&quot;,&quot;pitch&quot;:&quot;12&quot;,&quot;competition&quot;:{&quot;name&quot;:&quot;U15&quot;, &quot;section&quot;:&quot;Girls&quot;, &quot;group&quot;:&quot;2&quot;},&quot;tag&quot;:&quot;5&quot;, &quot;homeTeam&quot;:&quot;STBGFC Rockets 'B'&quot;, &quot;awayTeam&quot;:&quot;Thatcham Tornadoes Black&quot;}" calcext:value-type="string">
            <text:p>{"__v":0,"day":2,"dateTime":53280000,"duration":"10m","pitch":"12","competition":{"name":"U15", "section":"Girls", "group":"2"},"tag":"5", "homeTeam":"STBGFC Rockets 'B'", "awayTeam":"Thatcham Tornadoes Black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table:style-name="ce12"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54000000" calcext:value-type="float">
            <text:p>540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2 x 5 KO P=2,4'.F12];TRANSLATED_TEAM_NAMES;['2 x 5 KO P=2,4'.$E12]+1)" office:value-type="string" office:string-value="AFC Charvil 'B'" calcext:value-type="string">
            <text:p>AFC Charvil 'B'</text:p>
          </table:table-cell>
          <table:table-cell table:formula="of:=VLOOKUP(['2 x 5 KO P=2,4'.G12];TRANSLATED_TEAM_NAMES;['2 x 5 KO P=2,4'.$E12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2]; NUM_PITCHES)=0;INDEX(PITCHES;1;NUM_PITCHES);INDEX(PITCHES;1;MOD([.$C1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4000000,&quot;duration&quot;:&quot;10m&quot;,&quot;pitch&quot;:&quot;11&quot;,&quot;competition&quot;:{&quot;name&quot;:&quot;U15&quot;, &quot;section&quot;:&quot;Girls&quot;, &quot;group&quot;:&quot;1&quot;},&quot;tag&quot;:&quot;6&quot;, &quot;homeTeam&quot;:&quot;AFC Charvil 'B'&quot;, &quot;awayTeam&quot;:&quot;Maidenhead B&amp;G FC White Sox&quot;}" calcext:value-type="string">
            <text:p>{"__v":0,"day":2,"dateTime":54000000,"duration":"10m","pitch":"11","competition":{"name":"U15", "section":"Girls", "group":"1"},"tag":"6", "homeTeam":"AFC Charvil 'B'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table:style-name="ce12"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54000000" calcext:value-type="float">
            <text:p>540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2 x 5 KO P=2,4'.F13];TRANSLATED_TEAM_NAMES;['2 x 5 KO P=2,4'.$E13]+1)" office:value-type="string" office:string-value="AFC Charvil 'A'" calcext:value-type="string">
            <text:p>AFC Charvil 'A'</text:p>
          </table:table-cell>
          <table:table-cell table:formula="of:=VLOOKUP(['2 x 5 KO P=2,4'.G13];TRANSLATED_TEAM_NAMES;['2 x 5 KO P=2,4'.$E13]+1)" office:value-type="string" office:string-value="Laurel Park Starz" calcext:value-type="string">
            <text:p>Laurel Park Starz</text:p>
          </table:table-cell>
          <table:table-cell table:style-name="ce17" table:formula="of:=IF(MOD([.$C13]; NUM_PITCHES)=0;INDEX(PITCHES;1;NUM_PITCHES);INDEX(PITCHES;1;MOD([.$C1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4000000,&quot;duration&quot;:&quot;10m&quot;,&quot;pitch&quot;:&quot;12&quot;,&quot;competition&quot;:{&quot;name&quot;:&quot;U15&quot;, &quot;section&quot;:&quot;Girls&quot;, &quot;group&quot;:&quot;2&quot;},&quot;tag&quot;:&quot;6&quot;, &quot;homeTeam&quot;:&quot;AFC Charvil 'A'&quot;, &quot;awayTeam&quot;:&quot;Laurel Park Starz&quot;}" calcext:value-type="string">
            <text:p>{"__v":0,"day":2,"dateTime":54000000,"duration":"10m","pitch":"12","competition":{"name":"U15", "section":"Girls", "group":"2"},"tag":"6", "homeTeam":"AFC Charvil 'A'", "awayTeam":"Laurel Park Starz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table:style-name="ce12"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54720000" calcext:value-type="float">
            <text:p>547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5 KO P=2,4'.F14];TRANSLATED_TEAM_NAMES;['2 x 5 KO P=2,4'.$E14]+1)" office:value-type="string" office:string-value="Haslemere Town" calcext:value-type="string">
            <text:p>Haslemere Town</text:p>
          </table:table-cell>
          <table:table-cell table:formula="of:=VLOOKUP(['2 x 5 KO P=2,4'.G14];TRANSLATED_TEAM_NAMES;['2 x 5 KO P=2,4'.$E14]+1)" office:value-type="string" office:string-value="STBGFC Rockets 'A'" calcext:value-type="string">
            <text:p>STBGFC Rockets 'A'</text:p>
          </table:table-cell>
          <table:table-cell table:style-name="ce17" table:formula="of:=IF(MOD([.$C14]; NUM_PITCHES)=0;INDEX(PITCHES;1;NUM_PITCHES);INDEX(PITCHES;1;MOD([.$C1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54720000,&quot;duration&quot;:&quot;10m&quot;,&quot;pitch&quot;:&quot;11&quot;,&quot;competition&quot;:{&quot;name&quot;:&quot;U15&quot;, &quot;section&quot;:&quot;Girls&quot;, &quot;group&quot;:&quot;1&quot;},&quot;tag&quot;:&quot;7&quot;, &quot;homeTeam&quot;:&quot;Haslemere Town&quot;, &quot;awayTeam&quot;:&quot;STBGFC Rockets 'A'&quot;}" calcext:value-type="string">
            <text:p>{"__v":0,"day":2,"dateTime":54720000,"duration":"10m","pitch":"11","competition":{"name":"U15", "section":"Girls", "group":"1"},"tag":"7", "homeTeam":"Haslemere Town", "awayTeam":"STBGFC Rockets 'A'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table:style-name="ce12"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54720000" calcext:value-type="float">
            <text:p>5472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5 KO P=2,4'.F15];TRANSLATED_TEAM_NAMES;['2 x 5 KO P=2,4'.$E15]+1)" office:value-type="string" office:string-value="Eastleigh Girls" calcext:value-type="string">
            <text:p>Eastleigh Girls</text:p>
          </table:table-cell>
          <table:table-cell table:formula="of:=VLOOKUP(['2 x 5 KO P=2,4'.G15];TRANSLATED_TEAM_NAMES;['2 x 5 KO P=2,4'.$E15]+1)" office:value-type="string" office:string-value="STBGFC Rockets 'B'" calcext:value-type="string">
            <text:p>STBGFC Rockets 'B'</text:p>
          </table:table-cell>
          <table:table-cell table:style-name="ce17" table:formula="of:=IF(MOD([.$C15]; NUM_PITCHES)=0;INDEX(PITCHES;1;NUM_PITCHES);INDEX(PITCHES;1;MOD([.$C1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54720000,&quot;duration&quot;:&quot;10m&quot;,&quot;pitch&quot;:&quot;12&quot;,&quot;competition&quot;:{&quot;name&quot;:&quot;U15&quot;, &quot;section&quot;:&quot;Girls&quot;, &quot;group&quot;:&quot;2&quot;},&quot;tag&quot;:&quot;7&quot;, &quot;homeTeam&quot;:&quot;Eastleigh Girls&quot;, &quot;awayTeam&quot;:&quot;STBGFC Rockets 'B'&quot;}" calcext:value-type="string">
            <text:p>{"__v":0,"day":2,"dateTime":54720000,"duration":"10m","pitch":"12","competition":{"name":"U15", "section":"Girls", "group":"2"},"tag":"7", "homeTeam":"Eastleigh Girls", "awayTeam":"STBGFC Rockets 'B'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table:style-name="ce12"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55440000" calcext:value-type="float">
            <text:p>554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2 x 5 KO P=2,4'.F16];TRANSLATED_TEAM_NAMES;['2 x 5 KO P=2,4'.$E16]+1)" office:value-type="string" office:string-value="Maidenhead B&amp;G FC White Sox" calcext:value-type="string">
            <text:p>Maidenhead B&amp;G FC White Sox</text:p>
          </table:table-cell>
          <table:table-cell table:formula="of:=VLOOKUP(['2 x 5 KO P=2,4'.G16];TRANSLATED_TEAM_NAMES;['2 x 5 KO P=2,4'.$E16]+1)" office:value-type="string" office:string-value="Thatcham Tornadoes Amber" calcext:value-type="string">
            <text:p>Thatcham Tornadoes Amber</text:p>
          </table:table-cell>
          <table:table-cell table:style-name="ce17" table:formula="of:=IF(MOD([.$C16]; NUM_PITCHES)=0;INDEX(PITCHES;1;NUM_PITCHES);INDEX(PITCHES;1;MOD([.$C1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55440000,&quot;duration&quot;:&quot;10m&quot;,&quot;pitch&quot;:&quot;11&quot;,&quot;competition&quot;:{&quot;name&quot;:&quot;U15&quot;, &quot;section&quot;:&quot;Girls&quot;, &quot;group&quot;:&quot;1&quot;},&quot;tag&quot;:&quot;8&quot;, &quot;homeTeam&quot;:&quot;Maidenhead B&amp;G FC White Sox&quot;, &quot;awayTeam&quot;:&quot;Thatcham Tornadoes Amber&quot;}" calcext:value-type="string">
            <text:p>{"__v":0,"day":2,"dateTime":55440000,"duration":"10m","pitch":"11","competition":{"name":"U15", "section":"Girls", "group":"1"},"tag":"8", "homeTeam":"Maidenhead B&amp;G FC White Sox", "awayTeam":"Thatcham Tornadoes Amber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table:style-name="ce12"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55440000" calcext:value-type="float">
            <text:p>5544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2 x 5 KO P=2,4'.F17];TRANSLATED_TEAM_NAMES;['2 x 5 KO P=2,4'.$E17]+1)" office:value-type="string" office:string-value="Laurel Park Starz" calcext:value-type="string">
            <text:p>Laurel Park Starz</text:p>
          </table:table-cell>
          <table:table-cell table:formula="of:=VLOOKUP(['2 x 5 KO P=2,4'.G17];TRANSLATED_TEAM_NAMES;['2 x 5 KO P=2,4'.$E17]+1)" office:value-type="string" office:string-value="Thatcham Tornadoes Black" calcext:value-type="string">
            <text:p>Thatcham Tornadoes Black</text:p>
          </table:table-cell>
          <table:table-cell table:style-name="ce17" table:formula="of:=IF(MOD([.$C17]; NUM_PITCHES)=0;INDEX(PITCHES;1;NUM_PITCHES);INDEX(PITCHES;1;MOD([.$C1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55440000,&quot;duration&quot;:&quot;10m&quot;,&quot;pitch&quot;:&quot;12&quot;,&quot;competition&quot;:{&quot;name&quot;:&quot;U15&quot;, &quot;section&quot;:&quot;Girls&quot;, &quot;group&quot;:&quot;2&quot;},&quot;tag&quot;:&quot;8&quot;, &quot;homeTeam&quot;:&quot;Laurel Park Starz&quot;, &quot;awayTeam&quot;:&quot;Thatcham Tornadoes Black&quot;}" calcext:value-type="string">
            <text:p>{"__v":0,"day":2,"dateTime":55440000,"duration":"10m","pitch":"12","competition":{"name":"U15", "section":"Girls", "group":"2"},"tag":"8", "homeTeam":"Laurel Park Starz", "awayTeam":"Thatcham Tornadoes Black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table:style-name="ce12"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56160000" calcext:value-type="float">
            <text:p>561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5 KO P=2,4'.F18];TRANSLATED_TEAM_NAMES;['2 x 5 KO P=2,4'.$E18]+1)" office:value-type="string" office:string-value="STBGFC Rockets 'A'" calcext:value-type="string">
            <text:p>STBGFC Rockets 'A'</text:p>
          </table:table-cell>
          <table:table-cell table:formula="of:=VLOOKUP(['2 x 5 KO P=2,4'.G18];TRANSLATED_TEAM_NAMES;['2 x 5 KO P=2,4'.$E18]+1)" office:value-type="string" office:string-value="AFC Charvil 'B'" calcext:value-type="string">
            <text:p>AFC Charvil 'B'</text:p>
          </table:table-cell>
          <table:table-cell table:style-name="ce17" table:formula="of:=IF(MOD([.$C18]; NUM_PITCHES)=0;INDEX(PITCHES;1;NUM_PITCHES);INDEX(PITCHES;1;MOD([.$C1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56160000,&quot;duration&quot;:&quot;10m&quot;,&quot;pitch&quot;:&quot;11&quot;,&quot;competition&quot;:{&quot;name&quot;:&quot;U15&quot;, &quot;section&quot;:&quot;Girls&quot;, &quot;group&quot;:&quot;1&quot;},&quot;tag&quot;:&quot;9&quot;, &quot;homeTeam&quot;:&quot;STBGFC Rockets 'A'&quot;, &quot;awayTeam&quot;:&quot;AFC Charvil 'B'&quot;}" calcext:value-type="string">
            <text:p>{"__v":0,"day":2,"dateTime":56160000,"duration":"10m","pitch":"11","competition":{"name":"U15", "section":"Girls", "group":"1"},"tag":"9", "homeTeam":"STBGFC Rockets 'A'", "awayTeam":"AFC Charvil 'B'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table:style-name="ce12"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56160000" calcext:value-type="float">
            <text:p>5616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5 KO P=2,4'.F19];TRANSLATED_TEAM_NAMES;['2 x 5 KO P=2,4'.$E19]+1)" office:value-type="string" office:string-value="STBGFC Rockets 'B'" calcext:value-type="string">
            <text:p>STBGFC Rockets 'B'</text:p>
          </table:table-cell>
          <table:table-cell table:formula="of:=VLOOKUP(['2 x 5 KO P=2,4'.G19];TRANSLATED_TEAM_NAMES;['2 x 5 KO P=2,4'.$E19]+1)" office:value-type="string" office:string-value="AFC Charvil 'A'" calcext:value-type="string">
            <text:p>AFC Charvil 'A'</text:p>
          </table:table-cell>
          <table:table-cell table:style-name="ce17" table:formula="of:=IF(MOD([.$C19]; NUM_PITCHES)=0;INDEX(PITCHES;1;NUM_PITCHES);INDEX(PITCHES;1;MOD([.$C1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56160000,&quot;duration&quot;:&quot;10m&quot;,&quot;pitch&quot;:&quot;12&quot;,&quot;competition&quot;:{&quot;name&quot;:&quot;U15&quot;, &quot;section&quot;:&quot;Girls&quot;, &quot;group&quot;:&quot;2&quot;},&quot;tag&quot;:&quot;9&quot;, &quot;homeTeam&quot;:&quot;STBGFC Rockets 'B'&quot;, &quot;awayTeam&quot;:&quot;AFC Charvil 'A'&quot;}" calcext:value-type="string">
            <text:p>{"__v":0,"day":2,"dateTime":56160000,"duration":"10m","pitch":"12","competition":{"name":"U15", "section":"Girls", "group":"2"},"tag":"9", "homeTeam":"STBGFC Rockets 'B'", "awayTeam":"AFC Charvil 'A'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table:style-name="ce12"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56880000" calcext:value-type="float">
            <text:p>568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2 x 5 KO P=2,4'.F20];TRANSLATED_TEAM_NAMES;['2 x 5 KO P=2,4'.$E20]+1)" office:value-type="string" office:string-value="Thatcham Tornadoes Amber" calcext:value-type="string">
            <text:p>Thatcham Tornadoes Amber</text:p>
          </table:table-cell>
          <table:table-cell table:formula="of:=VLOOKUP(['2 x 5 KO P=2,4'.G20];TRANSLATED_TEAM_NAMES;['2 x 5 KO P=2,4'.$E20]+1)" office:value-type="string" office:string-value="Haslemere Town" calcext:value-type="string">
            <text:p>Haslemere Town</text:p>
          </table:table-cell>
          <table:table-cell table:style-name="ce17" table:formula="of:=IF(MOD([.$C20]; NUM_PITCHES)=0;INDEX(PITCHES;1;NUM_PITCHES);INDEX(PITCHES;1;MOD([.$C2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56880000,&quot;duration&quot;:&quot;10m&quot;,&quot;pitch&quot;:&quot;11&quot;,&quot;competition&quot;:{&quot;name&quot;:&quot;U15&quot;, &quot;section&quot;:&quot;Girls&quot;, &quot;group&quot;:&quot;1&quot;},&quot;tag&quot;:&quot;10&quot;, &quot;homeTeam&quot;:&quot;Thatcham Tornadoes Amber&quot;, &quot;awayTeam&quot;:&quot;Haslemere Town&quot;}" calcext:value-type="string">
            <text:p>{"__v":0,"day":2,"dateTime":56880000,"duration":"10m","pitch":"11","competition":{"name":"U15", "section":"Girls", "group":"1"},"tag":"10", "homeTeam":"Thatcham Tornadoes Amber", "awayTeam":"Haslemere Town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table:style-name="ce12"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56880000" calcext:value-type="float">
            <text:p>5688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2 x 5 KO P=2,4'.F21];TRANSLATED_TEAM_NAMES;['2 x 5 KO P=2,4'.$E21]+1)" office:value-type="string" office:string-value="Thatcham Tornadoes Black" calcext:value-type="string">
            <text:p>Thatcham Tornadoes Black</text:p>
          </table:table-cell>
          <table:table-cell table:formula="of:=VLOOKUP(['2 x 5 KO P=2,4'.G21];TRANSLATED_TEAM_NAMES;['2 x 5 KO P=2,4'.$E21]+1)" office:value-type="string" office:string-value="Eastleigh Girls" calcext:value-type="string">
            <text:p>Eastleigh Girls</text:p>
          </table:table-cell>
          <table:table-cell table:style-name="ce17" table:formula="of:=IF(MOD([.$C21]; NUM_PITCHES)=0;INDEX(PITCHES;1;NUM_PITCHES);INDEX(PITCHES;1;MOD([.$C21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56880000,&quot;duration&quot;:&quot;10m&quot;,&quot;pitch&quot;:&quot;12&quot;,&quot;competition&quot;:{&quot;name&quot;:&quot;U15&quot;, &quot;section&quot;:&quot;Girls&quot;, &quot;group&quot;:&quot;2&quot;},&quot;tag&quot;:&quot;10&quot;, &quot;homeTeam&quot;:&quot;Thatcham Tornadoes Black&quot;, &quot;awayTeam&quot;:&quot;Eastleigh Girls&quot;}" calcext:value-type="string">
            <text:p>{"__v":0,"day":2,"dateTime":56880000,"duration":"10m","pitch":"12","competition":{"name":"U15", "section":"Girls", "group":"2"},"tag":"10", "homeTeam":"Thatcham Tornadoes Black", "awayTeam":"Eastleigh Girls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table:style-name="ce12" office:value-type="float" office:value="21" calcext:value-type="float">
            <text:p>21</text:p>
          </table:table-cell>
          <table:table-cell table:formula="of:=FIRST_GAME_MS + ((DURATION_MS + GAME_GAP_MS) * ([.$B22]-1)) + SECTION_GAP_MS" office:value-type="float" office:value="58200000" calcext:value-type="float">
            <text:p>58200000</text:p>
          </table:table-cell>
          <table:table-cell table:style-name="ce14" table:formula="of:=AGE_GROUP_TRANSLATED&amp;&quot;_&quot;&amp;SECTION_TRANSLATED&amp;&quot;_PO1&quot;" office:value-type="string" office:string-value="U15_Girls_PO1" calcext:value-type="string">
            <text:p>U15_Girls_PO1</text:p>
          </table:table-cell>
          <table:table-cell table:style-name="ce15" table:formula="of:=AGE_GROUP_TRANSLATED&amp;&quot;_&quot;&amp;SECTION_TRANSLATED&amp;&quot;_G1_P4&quot;" office:value-type="string" office:string-value="U15_Girls_G1_P4" calcext:value-type="string">
            <text:p>U15_Girls_G1_P4</text:p>
          </table:table-cell>
          <table:table-cell table:style-name="ce16" table:formula="of:=AGE_GROUP_TRANSLATED&amp;&quot;_&quot;&amp;SECTION_TRANSLATED&amp;&quot;_G2_P5&quot;" office:value-type="string" office:string-value="U15_Girls_G2_P5" calcext:value-type="string">
            <text:p>U15_Girls_G2_P5</text:p>
          </table:table-cell>
          <table:table-cell table:style-name="ce13" office:value-type="string" calcext:value-type="string">
            <text:p>4<text:span text:style-name="T1">th</text:span> Group 1</text:p>
          </table:table-cell>
          <table:table-cell office:value-type="string" calcext:value-type="string">
            <text:p>5<text:span text:style-name="T1">th</text:span> Group 2</text:p>
          </table:table-cell>
          <table:table-cell table:style-name="ce17" table:formula="of:=IF(MOD([.$C22]; NUM_PITCHES)=0;INDEX(PITCHES;1;NUM_PITCHES);INDEX(PITCHES;1;MOD([.$C2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, &quot;&quot;homeTeamFrom&quot;&quot;:&quot;&quot;&quot; &amp; [.F22] &amp; &quot;&quot;&quot;, &quot;&quot;awayTeamFrom&quot;&quot;:&quot;&quot;&quot; &amp; [.G22] &amp; &quot;&quot;&quot;, &quot;&quot;stage2Tag&quot;&quot;:&quot;&quot;&quot; &amp; [.E22] &amp; &quot;&quot;&quot;}&quot;" office:value-type="string" office:string-value="{&quot;__v&quot;:0,&quot;day&quot;:2,&quot;dateTime&quot;:58200000,&quot;duration&quot;:&quot;10m&quot;,&quot;pitch&quot;:&quot;11&quot;,&quot;competition&quot;:{&quot;name&quot;:&quot;U15&quot;, &quot;section&quot;:&quot;Girls&quot;},&quot;tag&quot;:&quot;PO1&quot;, &quot;homeTeam&quot;:&quot;4th Group 1&quot;, &quot;awayTeam&quot;:&quot;5th Group 2&quot;, &quot;homeTeamFrom&quot;:&quot;U15_Girls_G1_P4&quot;, &quot;awayTeamFrom&quot;:&quot;U15_Girls_G2_P5&quot;, &quot;stage2Tag&quot;:&quot;U15_Girls_PO1&quot;}" calcext:value-type="string">
            <text:p>{"__v":0,"day":2,"dateTime":58200000,"duration":"10m","pitch":"11","competition":{"name":"U15", "section":"Girls"},"tag":"PO1", "homeTeam":"4th Group 1", "awayTeam":"5th Group 2", "homeTeamFrom":"U15_Girls_G1_P4", "awayTeamFrom":"U15_Girls_G2_P5", "stage2Tag":"U15_Girls_PO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2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table:style-name="ce12" office:value-type="float" office:value="22" calcext:value-type="float">
            <text:p>22</text:p>
          </table:table-cell>
          <table:table-cell table:formula="of:=FIRST_GAME_MS + ((DURATION_MS + GAME_GAP_MS) * ([.$B23]-1)) + SECTION_GAP_MS" office:value-type="float" office:value="58200000" calcext:value-type="float">
            <text:p>58200000</text:p>
          </table:table-cell>
          <table:table-cell table:style-name="ce14" table:formula="of:=AGE_GROUP_TRANSLATED&amp;&quot;_&quot;&amp;SECTION_TRANSLATED&amp;&quot;_PO2&quot;" office:value-type="string" office:string-value="U15_Girls_PO2" calcext:value-type="string">
            <text:p>U15_Girls_PO2</text:p>
          </table:table-cell>
          <table:table-cell table:style-name="ce15" table:formula="of:=AGE_GROUP_TRANSLATED&amp;&quot;_&quot;&amp;SECTION_TRANSLATED&amp;&quot;_G2_P4&quot;" office:value-type="string" office:string-value="U15_Girls_G2_P4" calcext:value-type="string">
            <text:p>U15_Girls_G2_P4</text:p>
          </table:table-cell>
          <table:table-cell table:style-name="ce16" table:formula="of:=AGE_GROUP_TRANSLATED&amp;&quot;_&quot;&amp;SECTION_TRANSLATED&amp;&quot;_G1_P5&quot;" office:value-type="string" office:string-value="U15_Girls_G1_P5" calcext:value-type="string">
            <text:p>U15_Girls_G1_P5</text:p>
          </table:table-cell>
          <table:table-cell table:style-name="ce13" office:value-type="string" calcext:value-type="string">
            <text:p>4<text:span text:style-name="T1">th</text:span> Group 2</text:p>
          </table:table-cell>
          <table:table-cell office:value-type="string" calcext:value-type="string">
            <text:p>5<text:span text:style-name="T1">th</text:span> Group 1</text:p>
          </table:table-cell>
          <table:table-cell table:style-name="ce17" table:formula="of:=IF(MOD([.$C23]; NUM_PITCHES)=0;INDEX(PITCHES;1;NUM_PITCHES);INDEX(PITCHES;1;MOD([.$C2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, &quot;&quot;homeTeamFrom&quot;&quot;:&quot;&quot;&quot; &amp; [.F23] &amp; &quot;&quot;&quot;, &quot;&quot;awayTeamFrom&quot;&quot;:&quot;&quot;&quot; &amp; [.G23] &amp; &quot;&quot;&quot;, &quot;&quot;stage2Tag&quot;&quot;:&quot;&quot;&quot; &amp; [.E23] &amp; &quot;&quot;&quot;}&quot;" office:value-type="string" office:string-value="{&quot;__v&quot;:0,&quot;day&quot;:2,&quot;dateTime&quot;:58200000,&quot;duration&quot;:&quot;10m&quot;,&quot;pitch&quot;:&quot;12&quot;,&quot;competition&quot;:{&quot;name&quot;:&quot;U15&quot;, &quot;section&quot;:&quot;Girls&quot;},&quot;tag&quot;:&quot;PO2&quot;, &quot;homeTeam&quot;:&quot;4th Group 2&quot;, &quot;awayTeam&quot;:&quot;5th Group 1&quot;, &quot;homeTeamFrom&quot;:&quot;U15_Girls_G2_P4&quot;, &quot;awayTeamFrom&quot;:&quot;U15_Girls_G1_P5&quot;, &quot;stage2Tag&quot;:&quot;U15_Girls_PO2&quot;}" calcext:value-type="string">
            <text:p>{"__v":0,"day":2,"dateTime":58200000,"duration":"10m","pitch":"12","competition":{"name":"U15", "section":"Girls"},"tag":"PO2", "homeTeam":"4th Group 2", "awayTeam":"5th Group 1", "homeTeamFrom":"U15_Girls_G2_P4", "awayTeamFrom":"U15_Girls_G1_P5", "stage2Tag":"U15_Girls_PO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table:style-name="ce12" office:value-type="float" office:value="23" calcext:value-type="float">
            <text:p>23</text:p>
          </table:table-cell>
          <table:table-cell table:formula="of:=FIRST_GAME_MS + ((DURATION_MS + GAME_GAP_MS) * ([.$B24]-1)) + SECTION_GAP_MS" office:value-type="float" office:value="58920000" calcext:value-type="float">
            <text:p>58920000</text:p>
          </table:table-cell>
          <table:table-cell table:style-name="ce14"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15" table:formula="of:=AGE_GROUP_TRANSLATED&amp;&quot;_&quot;&amp;SECTION_TRANSLATED&amp;&quot;_G1_P2&quot;" office:value-type="string" office:string-value="U15_Girls_G1_P2" calcext:value-type="string">
            <text:p>U15_Girls_G1_P2</text:p>
          </table:table-cell>
          <table:table-cell table:style-name="ce16" table:formula="of:=AGE_GROUP_TRANSLATED&amp;&quot;_&quot;&amp;SECTION_TRANSLATED&amp;&quot;_G2_P3&quot;" office:value-type="string" office:string-value="U15_Girls_G2_P3" calcext:value-type="string">
            <text:p>U15_Girls_G2_P3</text:p>
          </table:table-cell>
          <table:table-cell table:style-name="ce13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17" table:formula="of:=IF(MOD([.$C24]; NUM_PITCHES)=0;INDEX(PITCHES;1;NUM_PITCHES);INDEX(PITCHES;1;MOD([.$C2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, &quot;&quot;homeTeamFrom&quot;&quot;:&quot;&quot;&quot; &amp; [.F24] &amp; &quot;&quot;&quot;, &quot;&quot;awayTeamFrom&quot;&quot;:&quot;&quot;&quot; &amp; [.G24] &amp; &quot;&quot;&quot;, &quot;&quot;stage2Tag&quot;&quot;:&quot;&quot;&quot; &amp; [.E24] &amp; &quot;&quot;&quot;}&quot;" office:value-type="string" office:string-value="{&quot;__v&quot;:0,&quot;day&quot;:2,&quot;dateTime&quot;:58920000,&quot;duration&quot;:&quot;10m&quot;,&quot;pitch&quot;:&quot;11&quot;,&quot;competition&quot;:{&quot;name&quot;:&quot;U15&quot;, &quot;section&quot;:&quot;Girls&quot;},&quot;tag&quot;:&quot;QF1&quot;, &quot;homeTeam&quot;:&quot;2nd Group 1&quot;, &quot;awayTeam&quot;:&quot;3rd Group 2&quot;, &quot;homeTeamFrom&quot;:&quot;U15_Girls_G1_P2&quot;, &quot;awayTeamFrom&quot;:&quot;U15_Girls_G2_P3&quot;, &quot;stage2Tag&quot;:&quot;U15_Girls_QF1&quot;}" calcext:value-type="string">
            <text:p>{"__v":0,"day":2,"dateTime":58920000,"duration":"10m","pitch":"11","competition":{"name":"U15", "section":"Girls"},"tag":"QF1", "homeTeam":"2nd Group 1", "awayTeam":"3rd Group 2", "homeTeamFrom":"U15_Girls_G1_P2", "awayTeamFrom":"U15_Girls_G2_P3", "stage2Tag":"U15_Girls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table:style-name="ce12" office:value-type="float" office:value="24" calcext:value-type="float">
            <text:p>24</text:p>
          </table:table-cell>
          <table:table-cell table:formula="of:=FIRST_GAME_MS + ((DURATION_MS + GAME_GAP_MS) * ([.$B25]-1)) + SECTION_GAP_MS" office:value-type="float" office:value="58920000" calcext:value-type="float">
            <text:p>58920000</text:p>
          </table:table-cell>
          <table:table-cell table:style-name="ce14"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15" table:formula="of:=AGE_GROUP_TRANSLATED&amp;&quot;_&quot;&amp;SECTION_TRANSLATED&amp;&quot;_G2_P2&quot;" office:value-type="string" office:string-value="U15_Girls_G2_P2" calcext:value-type="string">
            <text:p>U15_Girls_G2_P2</text:p>
          </table:table-cell>
          <table:table-cell table:style-name="ce16" table:formula="of:=AGE_GROUP_TRANSLATED&amp;&quot;_&quot;&amp;SECTION_TRANSLATED&amp;&quot;_G1_P3&quot;" office:value-type="string" office:string-value="U15_Girls_G1_P3" calcext:value-type="string">
            <text:p>U15_Girls_G1_P3</text:p>
          </table:table-cell>
          <table:table-cell table:style-name="ce13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17" table:formula="of:=IF(MOD([.$C25]; NUM_PITCHES)=0;INDEX(PITCHES;1;NUM_PITCHES);INDEX(PITCHES;1;MOD([.$C2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, &quot;&quot;homeTeamFrom&quot;&quot;:&quot;&quot;&quot; &amp; [.F25] &amp; &quot;&quot;&quot;, &quot;&quot;awayTeamFrom&quot;&quot;:&quot;&quot;&quot; &amp; [.G25] &amp; &quot;&quot;&quot;, &quot;&quot;stage2Tag&quot;&quot;:&quot;&quot;&quot; &amp; [.E25] &amp; &quot;&quot;&quot;}&quot;" office:value-type="string" office:string-value="{&quot;__v&quot;:0,&quot;day&quot;:2,&quot;dateTime&quot;:58920000,&quot;duration&quot;:&quot;10m&quot;,&quot;pitch&quot;:&quot;12&quot;,&quot;competition&quot;:{&quot;name&quot;:&quot;U15&quot;, &quot;section&quot;:&quot;Girls&quot;},&quot;tag&quot;:&quot;QF2&quot;, &quot;homeTeam&quot;:&quot;2nd Group 2&quot;, &quot;awayTeam&quot;:&quot;3rd Group 1&quot;, &quot;homeTeamFrom&quot;:&quot;U15_Girls_G2_P2&quot;, &quot;awayTeamFrom&quot;:&quot;U15_Girls_G1_P3&quot;, &quot;stage2Tag&quot;:&quot;U15_Girls_QF2&quot;}" calcext:value-type="string">
            <text:p>{"__v":0,"day":2,"dateTime":58920000,"duration":"10m","pitch":"12","competition":{"name":"U15", "section":"Girls"},"tag":"QF2", "homeTeam":"2nd Group 2", "awayTeam":"3rd Group 1", "homeTeamFrom":"U15_Girls_G2_P2", "awayTeamFrom":"U15_Girls_G1_P3", "stage2Tag":"U15_Girls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table:style-name="ce12" office:value-type="float" office:value="25" calcext:value-type="float">
            <text:p>25</text:p>
          </table:table-cell>
          <table:table-cell table:formula="of:=FIRST_GAME_MS + ((DURATION_MS + GAME_GAP_MS) * ([.$B26]-1)) + SECTION_GAP_MS" office:value-type="float" office:value="59640000" calcext:value-type="float">
            <text:p>59640000</text:p>
          </table:table-cell>
          <table:table-cell table:style-name="ce14"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5" table:formula="of:=AGE_GROUP_TRANSLATED&amp;&quot;_&quot;&amp;SECTION_TRANSLATED&amp;&quot;_G1_P1&quot;" office:value-type="string" office:string-value="U15_Girls_G1_P1" calcext:value-type="string">
            <text:p>U15_Girls_G1_P1</text:p>
          </table:table-cell>
          <table:table-cell table:style-name="ce16" table:formula="of:=AGE_GROUP_TRANSLATED&amp;&quot;_&quot;&amp;SECTION_TRANSLATED&amp;&quot;_PO2&quot;" office:value-type="string" office:string-value="U15_Girls_PO2" calcext:value-type="string">
            <text:p>U15_Girls_PO2</text:p>
          </table:table-cell>
          <table:table-cell table:style-name="ce13" office:value-type="string" calcext:value-type="string">
            <text:p>Winner Group 1</text:p>
          </table:table-cell>
          <table:table-cell office:value-type="string" calcext:value-type="string">
            <text:p>Winner PO2</text:p>
          </table:table-cell>
          <table:table-cell table:style-name="ce17" table:formula="of:=IF(MOD([.$C26]; NUM_PITCHES)=0;INDEX(PITCHES;1;NUM_PITCHES);INDEX(PITCHES;1;MOD([.$C2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, &quot;&quot;stage2Tag&quot;&quot;:&quot;&quot;&quot; &amp; [.E26] &amp; &quot;&quot;&quot;}&quot;" office:value-type="string" office:string-value="{&quot;__v&quot;:0,&quot;day&quot;:2,&quot;dateTime&quot;:59640000,&quot;duration&quot;:&quot;10m&quot;,&quot;pitch&quot;:&quot;11&quot;,&quot;competition&quot;:{&quot;name&quot;:&quot;U15&quot;, &quot;section&quot;:&quot;Girls&quot;},&quot;tag&quot;:&quot;QF3&quot;, &quot;homeTeam&quot;:&quot;Winner Group 1&quot;, &quot;awayTeam&quot;:&quot;Winner PO2&quot;, &quot;homeTeamFrom&quot;:&quot;U15_Girls_G1_P1&quot;, &quot;awayTeamFrom&quot;:&quot;U15_Girls_PO2&quot;, &quot;stage2Tag&quot;:&quot;U15_Girls_QF3&quot;}" calcext:value-type="string">
            <text:p>{"__v":0,"day":2,"dateTime":59640000,"duration":"10m","pitch":"11","competition":{"name":"U15", "section":"Girls"},"tag":"QF3", "homeTeam":"Winner Group 1", "awayTeam":"Winner PO2", "homeTeamFrom":"U15_Girls_G1_P1", "awayTeamFrom":"U15_Girls_PO2", "stage2Tag":"U15_Girl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table:style-name="ce12" office:value-type="float" office:value="26" calcext:value-type="float">
            <text:p>26</text:p>
          </table:table-cell>
          <table:table-cell table:formula="of:=FIRST_GAME_MS + ((DURATION_MS + GAME_GAP_MS) * ([.$B27]-1)) + SECTION_GAP_MS" office:value-type="float" office:value="59640000" calcext:value-type="float">
            <text:p>59640000</text:p>
          </table:table-cell>
          <table:table-cell table:style-name="ce14"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5"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 table:style-name="ce16" table:formula="of:=AGE_GROUP_TRANSLATED&amp;&quot;_&quot;&amp;SECTION_TRANSLATED&amp;&quot;_PO1&quot;" office:value-type="string" office:string-value="U15_Girls_PO1" calcext:value-type="string">
            <text:p>U15_Girls_PO1</text:p>
          </table:table-cell>
          <table:table-cell table:style-name="ce13" office:value-type="string" calcext:value-type="string">
            <text:p>Winner Group 2</text:p>
          </table:table-cell>
          <table:table-cell office:value-type="string" calcext:value-type="string">
            <text:p>Winner PO1</text:p>
          </table:table-cell>
          <table:table-cell table:style-name="ce17" table:formula="of:=IF(MOD([.$C27]; NUM_PITCHES)=0;INDEX(PITCHES;1;NUM_PITCHES);INDEX(PITCHES;1;MOD([.$C2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, &quot;&quot;stage2Tag&quot;&quot;:&quot;&quot;&quot; &amp; [.E27] &amp; &quot;&quot;&quot;}&quot;" office:value-type="string" office:string-value="{&quot;__v&quot;:0,&quot;day&quot;:2,&quot;dateTime&quot;:59640000,&quot;duration&quot;:&quot;10m&quot;,&quot;pitch&quot;:&quot;12&quot;,&quot;competition&quot;:{&quot;name&quot;:&quot;U15&quot;, &quot;section&quot;:&quot;Girls&quot;},&quot;tag&quot;:&quot;QF4&quot;, &quot;homeTeam&quot;:&quot;Winner Group 2&quot;, &quot;awayTeam&quot;:&quot;Winner PO1&quot;, &quot;homeTeamFrom&quot;:&quot;U15_Girls_G2_P1&quot;, &quot;awayTeamFrom&quot;:&quot;U15_Girls_PO1&quot;, &quot;stage2Tag&quot;:&quot;U15_Girls_QF4&quot;}" calcext:value-type="string">
            <text:p>{"__v":0,"day":2,"dateTime":59640000,"duration":"10m","pitch":"12","competition":{"name":"U15", "section":"Girls"},"tag":"QF4", "homeTeam":"Winner Group 2", "awayTeam":"Winner PO1", "homeTeamFrom":"U15_Girls_G2_P1", "awayTeamFrom":"U15_Girls_PO1", "stage2Tag":"U15_Girl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table:style-name="ce12" office:value-type="float" office:value="27" calcext:value-type="float">
            <text:p>27</text:p>
          </table:table-cell>
          <table:table-cell table:formula="of:=FIRST_GAME_MS + ((DURATION_MS + GAME_GAP_MS) * ([.$B28]-1)) + SECTION_GAP_MS" office:value-type="float" office:value="60360000" calcext:value-type="float">
            <text:p>60360000</text:p>
          </table:table-cell>
          <table:table-cell table:style-name="ce14"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15"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16"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3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17" table:formula="of:=IF(MOD([.$C28]; NUM_PITCHES)=0;INDEX(PITCHES;1;NUM_PITCHES);INDEX(PITCHES;1;MOD([.$C2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, &quot;&quot;stage2Tag&quot;&quot;:&quot;&quot;&quot; &amp; [.E28] &amp; &quot;&quot;&quot;}&quot;" office:value-type="string" office:string-value="{&quot;__v&quot;:0,&quot;day&quot;:2,&quot;dateTime&quot;:60360000,&quot;duration&quot;:&quot;10m&quot;,&quot;pitch&quot;:&quot;11&quot;,&quot;competition&quot;:{&quot;name&quot;:&quot;U15&quot;, &quot;section&quot;:&quot;Girls&quot;},&quot;tag&quot;:&quot;SF1&quot;, &quot;homeTeam&quot;:&quot;Winner QF1&quot;, &quot;awayTeam&quot;:&quot;Winner QF4&quot;, &quot;homeTeamFrom&quot;:&quot;U15_Girls_QF1&quot;, &quot;awayTeamFrom&quot;:&quot;U15_Girls_QF4&quot;, &quot;stage2Tag&quot;:&quot;U15_Girls_SF1&quot;}" calcext:value-type="string">
            <text:p>{"__v":0,"day":2,"dateTime":60360000,"duration":"10m","pitch":"11","competition":{"name":"U15", "section":"Girls"},"tag":"SF1", "homeTeam":"Winner QF1", "awayTeam":"Winner QF4", "homeTeamFrom":"U15_Girls_QF1", "awayTeamFrom":"U15_Girls_QF4", "stage2Tag":"U15_Girl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table:style-name="ce12" office:value-type="float" office:value="28" calcext:value-type="float">
            <text:p>28</text:p>
          </table:table-cell>
          <table:table-cell table:formula="of:=FIRST_GAME_MS + ((DURATION_MS + GAME_GAP_MS) * ([.$B29]-1)) + SECTION_GAP_MS" office:value-type="float" office:value="60360000" calcext:value-type="float">
            <text:p>60360000</text:p>
          </table:table-cell>
          <table:table-cell table:style-name="ce14"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5"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16"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3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17" table:formula="of:=IF(MOD([.$C29]; NUM_PITCHES)=0;INDEX(PITCHES;1;NUM_PITCHES);INDEX(PITCHES;1;MOD([.$C2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, &quot;&quot;stage2Tag&quot;&quot;:&quot;&quot;&quot; &amp; [.E29] &amp; &quot;&quot;&quot;}&quot;" office:value-type="string" office:string-value="{&quot;__v&quot;:0,&quot;day&quot;:2,&quot;dateTime&quot;:60360000,&quot;duration&quot;:&quot;10m&quot;,&quot;pitch&quot;:&quot;12&quot;,&quot;competition&quot;:{&quot;name&quot;:&quot;U15&quot;, &quot;section&quot;:&quot;Girls&quot;},&quot;tag&quot;:&quot;SF2&quot;, &quot;homeTeam&quot;:&quot;Winner QF2&quot;, &quot;awayTeam&quot;:&quot;Winner QF3&quot;, &quot;homeTeamFrom&quot;:&quot;U15_Girls_QF2&quot;, &quot;awayTeamFrom&quot;:&quot;U15_Girls_QF3&quot;, &quot;stage2Tag&quot;:&quot;U15_Girls_SF2&quot;}" calcext:value-type="string">
            <text:p>{"__v":0,"day":2,"dateTime":60360000,"duration":"10m","pitch":"12","competition":{"name":"U15", "section":"Girls"},"tag":"SF2", "homeTeam":"Winner QF2", "awayTeam":"Winner QF3", "homeTeamFrom":"U15_Girls_QF2", "awayTeamFrom":"U15_Girls_QF3", "stage2Tag":"U15_Girl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table:style-name="ce12" office:value-type="float" office:value="29" calcext:value-type="float">
            <text:p>29</text:p>
          </table:table-cell>
          <table:table-cell table:formula="of:=FIRST_GAME_MS + ((DURATION_MS + GAME_GAP_MS) * ([.$B30]-1)) + SECTION_GAP_MS" office:value-type="float" office:value="61080000" calcext:value-type="float">
            <text:p>61080000</text:p>
          </table:table-cell>
          <table:table-cell table:style-name="ce14" table:formula="of:=AGE_GROUP_TRANSLATED&amp;&quot;_&quot;&amp;SECTION_TRANSLATED&amp;&quot;_FNL&quot;" office:value-type="string" office:string-value="U15_Girls_FNL" calcext:value-type="string">
            <text:p>U15_Girls_FNL</text:p>
          </table:table-cell>
          <table:table-cell table:style-name="ce15"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16"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3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17" table:formula="of:=IF(MOD([.$C30]; NUM_PITCHES)=0;INDEX(PITCHES;1;NUM_PITCHES);INDEX(PITCHES;1;MOD([.$C3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, &quot;&quot;stage2Tag&quot;&quot;:&quot;&quot;&quot; &amp; [.E30] &amp; &quot;&quot;&quot;}&quot;" office:value-type="string" office:string-value="{&quot;__v&quot;:0,&quot;day&quot;:2,&quot;dateTime&quot;:61080000,&quot;duration&quot;:&quot;10m&quot;,&quot;pitch&quot;:&quot;11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day":2,"dateTime":61080000,"duration":"10m","pitch":"11","competition":{"name":"U15", "section":"Girls"},"tag":"FNL", "homeTeam":"Winner SF1", "awayTeam":"Winner SF2", "homeTeamFrom":"U15_Girls_SF1", "awayTeamFrom":"U15_Girls_SF2", "stage2Tag":"U15_Girls_FNL"}</text:p>
          </table:table-cell>
          <table:table-cell table:number-columns-repeated="1013"/>
        </table:table-row>
        <table:table-row table:style-name="ro1">
          <table:table-cell/>
          <table:table-cell table:style-name="ce13"/>
          <table:table-cell/>
          <table:table-cell table:style-name="ce12"/>
          <table:table-cell table:style-name="ce14"/>
          <table:table-cell/>
          <table:table-cell table:style-name="ce15"/>
          <table:table-cell table:style-name="ce16"/>
          <table:table-cell table:style-name="ce18"/>
          <table:table-cell table:style-name="ce19"/>
          <table:table-cell table:style-name="ce18"/>
          <table:table-cell table:number-columns-repeated="1013"/>
        </table:table-row>
        <table:table-row table:style-name="ro1" table:number-rows-repeated="6">
          <table:table-cell table:number-columns-repeated="4"/>
          <table:table-cell table:style-name="ce15"/>
          <table:table-cell table:style-name="ce16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1" table:number-rows-repeated="104853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x 6 KO P=2,4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default-cell-style-name="ce12"/>
        <table:table-column table:style-name="co23" table:visibility="collapse" table:default-cell-style-name="ce12"/>
        <table:table-column table:style-name="co5" table:visibility="collapse" table:default-cell-style-name="ce12"/>
        <table:table-column table:style-name="co11" table:visibility="collapse" table:default-cell-style-name="ce12"/>
        <table:table-column table:style-name="co11" table:default-cell-style-name="ce12"/>
        <table:table-column table:style-name="co11" table:visibility="collapse" table:number-columns-repeated="2" table:default-cell-style-name="ce14"/>
        <table:table-column table:style-name="co22" table:default-cell-style-name="ce15"/>
        <table:table-column table:style-name="co22" table:default-cell-style-name="ce16"/>
        <table:table-column table:style-name="co9" table:default-cell-style-name="ce18"/>
        <table:table-column table:style-name="co10" table:default-cell-style-name="ce19"/>
        <table:table-column table:style-name="co3" table:number-columns-repeated="1013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50400000" calcext:value-type="float">
            <text:p>50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6 KO P=2,4'.F2];TRANSLATED_TEAM_NAMES;['2 x 6 KO P=2,4'.$E2]+1)" office:value-type="string" office:string-value="AFC Charvil 'B'" calcext:value-type="string">
            <text:p>AFC Charvil 'B'</text:p>
          </table:table-cell>
          <table:table-cell table:formula="of:=VLOOKUP(['2 x 6 KO P=2,4'.G2];TRANSLATED_TEAM_NAMES;['2 x 6 KO P=2,4'.$E2]+1)" office:value-type="string" office:string-value="Haslemere Town" calcext:value-type="string">
            <text:p>Haslemere Town</text:p>
          </table:table-cell>
          <table:table-cell table:style-name="ce17" table:formula="of:=IF(MOD([.$C2]; NUM_PITCHES)=0;INDEX(PITCHES;1;NUM_PITCHES);INDEX(PITCHES;1;MOD([.$C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0m&quot;,&quot;pitch&quot;:&quot;11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50400000,"duration":"10m","pitch":"11","competition":{"name":"U15", "section":"Girls", "group":"1"},"tag":"1", "homeTeam":"AFC Charvil 'B'", "awayTeam":"Haslemere Town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50400000" calcext:value-type="float">
            <text:p>504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6 KO P=2,4'.F3];TRANSLATED_TEAM_NAMES;['2 x 6 KO P=2,4'.$E3]+1)" office:value-type="string" office:string-value="AFC Charvil 'A'" calcext:value-type="string">
            <text:p>AFC Charvil 'A'</text:p>
          </table:table-cell>
          <table:table-cell table:formula="of:=VLOOKUP(['2 x 6 KO P=2,4'.G3];TRANSLATED_TEAM_NAMES;['2 x 6 KO P=2,4'.$E3]+1)" office:value-type="string" office:string-value="Eastleigh Girls" calcext:value-type="string">
            <text:p>Eastleigh Girls</text:p>
          </table:table-cell>
          <table:table-cell table:style-name="ce17" table:formula="of:=IF(MOD([.$C3]; NUM_PITCHES)=0;INDEX(PITCHES;1;NUM_PITCHES);INDEX(PITCHES;1;MOD([.$C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0m&quot;,&quot;pitch&quot;:&quot;12&quot;,&quot;competition&quot;:{&quot;name&quot;:&quot;U15&quot;, &quot;section&quot;:&quot;Girls&quot;, &quot;group&quot;:&quot;2&quot;},&quot;tag&quot;:&quot;1&quot;, &quot;homeTeam&quot;:&quot;AFC Charvil 'A'&quot;, &quot;awayTeam&quot;:&quot;Eastleigh Girls&quot;}" calcext:value-type="string">
            <text:p>{"__v":0,"day":2,"dateTime":50400000,"duration":"10m","pitch":"12","competition":{"name":"U15", "section":"Girls", "group":"2"},"tag":"1", "homeTeam":"AFC Charvil 'A'", "awayTeam":"Eastleigh Girl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51120000" calcext:value-type="float">
            <text:p>5112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6 KO P=2,4'.F4];TRANSLATED_TEAM_NAMES;['2 x 6 KO P=2,4'.$E4]+1)" office:value-type="string" office:string-value="Maidenhead B&amp;G FC White Sox" calcext:value-type="string">
            <text:p>Maidenhead B&amp;G FC White Sox</text:p>
          </table:table-cell>
          <table:table-cell table:formula="of:=VLOOKUP(['2 x 6 KO P=2,4'.G4];TRANSLATED_TEAM_NAMES;['2 x 6 KO P=2,4'.$E4]+1)" office:value-type="string" office:string-value="STBGFC Rockets 'A'" calcext:value-type="string">
            <text:p>STBGFC Rockets 'A'</text:p>
          </table:table-cell>
          <table:table-cell table:style-name="ce17" table:formula="of:=IF(MOD([.$C4]; NUM_PITCHES)=0;INDEX(PITCHES;1;NUM_PITCHES);INDEX(PITCHES;1;MOD([.$C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1120000,&quot;duration&quot;:&quot;10m&quot;,&quot;pitch&quot;:&quot;11&quot;,&quot;competition&quot;:{&quot;name&quot;:&quot;U15&quot;, &quot;section&quot;:&quot;Girls&quot;, &quot;group&quot;:&quot;1&quot;},&quot;tag&quot;:&quot;2&quot;, &quot;homeTeam&quot;:&quot;Maidenhead B&amp;G FC White Sox&quot;, &quot;awayTeam&quot;:&quot;STBGFC Rockets 'A'&quot;}" calcext:value-type="string">
            <text:p>{"__v":0,"day":2,"dateTime":51120000,"duration":"10m","pitch":"11","competition":{"name":"U15", "section":"Girls", "group":"1"},"tag":"2", "homeTeam":"Maidenhead B&amp;G FC White Sox", "awayTeam":"STBGFC Rockets 'A'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51120000" calcext:value-type="float">
            <text:p>511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6 KO P=2,4'.F5];TRANSLATED_TEAM_NAMES;['2 x 6 KO P=2,4'.$E5]+1)" office:value-type="string" office:string-value="Laurel Park Starz" calcext:value-type="string">
            <text:p>Laurel Park Starz</text:p>
          </table:table-cell>
          <table:table-cell table:formula="of:=VLOOKUP(['2 x 6 KO P=2,4'.G5];TRANSLATED_TEAM_NAMES;['2 x 6 KO P=2,4'.$E5]+1)" office:value-type="string" office:string-value="STBGFC Rockets 'B'" calcext:value-type="string">
            <text:p>STBGFC Rockets 'B'</text:p>
          </table:table-cell>
          <table:table-cell table:style-name="ce17" table:formula="of:=IF(MOD([.$C5]; NUM_PITCHES)=0;INDEX(PITCHES;1;NUM_PITCHES);INDEX(PITCHES;1;MOD([.$C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1120000,&quot;duration&quot;:&quot;10m&quot;,&quot;pitch&quot;:&quot;12&quot;,&quot;competition&quot;:{&quot;name&quot;:&quot;U15&quot;, &quot;section&quot;:&quot;Girls&quot;, &quot;group&quot;:&quot;2&quot;},&quot;tag&quot;:&quot;2&quot;, &quot;homeTeam&quot;:&quot;Laurel Park Starz&quot;, &quot;awayTeam&quot;:&quot;STBGFC Rockets 'B'&quot;}" calcext:value-type="string">
            <text:p>{"__v":0,"day":2,"dateTime":51120000,"duration":"10m","pitch":"12","competition":{"name":"U15", "section":"Girls", "group":"2"},"tag":"2", "homeTeam":"Laurel Park Starz", "awayTeam":"STBGFC Rockets 'B'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51840000" calcext:value-type="float">
            <text:p>5184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2 x 6 KO P=2,4'.F6];TRANSLATED_TEAM_NAMES;['2 x 6 KO P=2,4'.$E6]+1)" office:value-type="string" office:string-value="Thatcham Tornadoes Amber" calcext:value-type="string">
            <text:p>Thatcham Tornadoes Amber</text:p>
          </table:table-cell>
          <table:table-cell table:formula="of:=VLOOKUP(['2 x 6 KO P=2,4'.G6];TRANSLATED_TEAM_NAMES;['2 x 6 KO P=2,4'.$E6]+1)">
            <text:p/>
          </table:table-cell>
          <table:table-cell table:style-name="ce17" table:formula="of:=IF(MOD([.$C6]; NUM_PITCHES)=0;INDEX(PITCHES;1;NUM_PITCHES);INDEX(PITCHES;1;MOD([.$C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840000,&quot;duration&quot;:&quot;10m&quot;,&quot;pitch&quot;:&quot;11&quot;,&quot;competition&quot;:{&quot;name&quot;:&quot;U15&quot;, &quot;section&quot;:&quot;Girls&quot;, &quot;group&quot;:&quot;1&quot;},&quot;tag&quot;:&quot;3&quot;, &quot;homeTeam&quot;:&quot;Thatcham Tornadoes Amber&quot;, &quot;awayTeam&quot;:&quot;&quot;}" calcext:value-type="string">
            <text:p>{"__v":0,"day":2,"dateTime":51840000,"duration":"10m","pitch":"11","competition":{"name":"U15", "section":"Girls", "group":"1"},"tag":"3", "homeTeam":"Thatcham Tornadoes Amber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51840000" calcext:value-type="float">
            <text:p>5184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2 x 6 KO P=2,4'.F7];TRANSLATED_TEAM_NAMES;['2 x 6 KO P=2,4'.$E7]+1)" office:value-type="string" office:string-value="Thatcham Tornadoes Black" calcext:value-type="string">
            <text:p>Thatcham Tornadoes Black</text:p>
          </table:table-cell>
          <table:table-cell table:formula="of:=VLOOKUP(['2 x 6 KO P=2,4'.G7];TRANSLATED_TEAM_NAMES;['2 x 6 KO P=2,4'.$E7]+1)">
            <text:p/>
          </table:table-cell>
          <table:table-cell table:style-name="ce17" table:formula="of:=IF(MOD([.$C7]; NUM_PITCHES)=0;INDEX(PITCHES;1;NUM_PITCHES);INDEX(PITCHES;1;MOD([.$C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840000,&quot;duration&quot;:&quot;10m&quot;,&quot;pitch&quot;:&quot;12&quot;,&quot;competition&quot;:{&quot;name&quot;:&quot;U15&quot;, &quot;section&quot;:&quot;Girls&quot;, &quot;group&quot;:&quot;2&quot;},&quot;tag&quot;:&quot;3&quot;, &quot;homeTeam&quot;:&quot;Thatcham Tornadoes Black&quot;, &quot;awayTeam&quot;:&quot;&quot;}" calcext:value-type="string">
            <text:p>{"__v":0,"day":2,"dateTime":51840000,"duration":"10m","pitch":"12","competition":{"name":"U15", "section":"Girls", "group":"2"},"tag":"3", "homeTeam":"Thatcham Tornadoes Black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52560000" calcext:value-type="float">
            <text:p>525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6 KO P=2,4'.F8];TRANSLATED_TEAM_NAMES;['2 x 6 KO P=2,4'.$E8]+1)" office:value-type="string" office:string-value="STBGFC Rockets 'A'" calcext:value-type="string">
            <text:p>STBGFC Rockets 'A'</text:p>
          </table:table-cell>
          <table:table-cell table:formula="of:=VLOOKUP(['2 x 6 KO P=2,4'.G8];TRANSLATED_TEAM_NAMES;['2 x 6 KO P=2,4'.$E8]+1)" office:value-type="string" office:string-value="Thatcham Tornadoes Amber" calcext:value-type="string">
            <text:p>Thatcham Tornadoes Amber</text:p>
          </table:table-cell>
          <table:table-cell table:style-name="ce17" table:formula="of:=IF(MOD([.$C8]; NUM_PITCHES)=0;INDEX(PITCHES;1;NUM_PITCHES);INDEX(PITCHES;1;MOD([.$C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2560000,&quot;duration&quot;:&quot;10m&quot;,&quot;pitch&quot;:&quot;11&quot;,&quot;competition&quot;:{&quot;name&quot;:&quot;U15&quot;, &quot;section&quot;:&quot;Girls&quot;, &quot;group&quot;:&quot;1&quot;},&quot;tag&quot;:&quot;4&quot;, &quot;homeTeam&quot;:&quot;STBGFC Rockets 'A'&quot;, &quot;awayTeam&quot;:&quot;Thatcham Tornadoes Amber&quot;}" calcext:value-type="string">
            <text:p>{"__v":0,"day":2,"dateTime":52560000,"duration":"10m","pitch":"11","competition":{"name":"U15", "section":"Girls", "group":"1"},"tag":"4", "homeTeam":"STBGFC Rockets 'A'", "awayTeam":"Thatcham Tornadoes Amber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52560000" calcext:value-type="float">
            <text:p>5256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6 KO P=2,4'.F9];TRANSLATED_TEAM_NAMES;['2 x 6 KO P=2,4'.$E9]+1)" office:value-type="string" office:string-value="STBGFC Rockets 'B'" calcext:value-type="string">
            <text:p>STBGFC Rockets 'B'</text:p>
          </table:table-cell>
          <table:table-cell table:formula="of:=VLOOKUP(['2 x 6 KO P=2,4'.G9];TRANSLATED_TEAM_NAMES;['2 x 6 KO P=2,4'.$E9]+1)" office:value-type="string" office:string-value="Thatcham Tornadoes Black" calcext:value-type="string">
            <text:p>Thatcham Tornadoes Black</text:p>
          </table:table-cell>
          <table:table-cell table:style-name="ce17" table:formula="of:=IF(MOD([.$C9]; NUM_PITCHES)=0;INDEX(PITCHES;1;NUM_PITCHES);INDEX(PITCHES;1;MOD([.$C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2560000,&quot;duration&quot;:&quot;10m&quot;,&quot;pitch&quot;:&quot;12&quot;,&quot;competition&quot;:{&quot;name&quot;:&quot;U15&quot;, &quot;section&quot;:&quot;Girls&quot;, &quot;group&quot;:&quot;2&quot;},&quot;tag&quot;:&quot;4&quot;, &quot;homeTeam&quot;:&quot;STBGFC Rockets 'B'&quot;, &quot;awayTeam&quot;:&quot;Thatcham Tornadoes Black&quot;}" calcext:value-type="string">
            <text:p>{"__v":0,"day":2,"dateTime":52560000,"duration":"10m","pitch":"12","competition":{"name":"U15", "section":"Girls", "group":"2"},"tag":"4", "homeTeam":"STBGFC Rockets 'B'", "awayTeam":"Thatcham Tornadoes Black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53280000" calcext:value-type="float">
            <text:p>532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'2 x 6 KO P=2,4'.F10];TRANSLATED_TEAM_NAMES;['2 x 6 KO P=2,4'.$E10]+1)">
            <text:p/>
          </table:table-cell>
          <table:table-cell table:formula="of:=VLOOKUP(['2 x 6 KO P=2,4'.G10];TRANSLATED_TEAM_NAMES;['2 x 6 KO P=2,4'.$E10]+1)" office:value-type="string" office:string-value="AFC Charvil 'B'" calcext:value-type="string">
            <text:p>AFC Charvil 'B'</text:p>
          </table:table-cell>
          <table:table-cell table:style-name="ce17" table:formula="of:=IF(MOD([.$C10]; NUM_PITCHES)=0;INDEX(PITCHES;1;NUM_PITCHES);INDEX(PITCHES;1;MOD([.$C1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3280000,&quot;duration&quot;:&quot;10m&quot;,&quot;pitch&quot;:&quot;11&quot;,&quot;competition&quot;:{&quot;name&quot;:&quot;U15&quot;, &quot;section&quot;:&quot;Girls&quot;, &quot;group&quot;:&quot;1&quot;},&quot;tag&quot;:&quot;5&quot;, &quot;homeTeam&quot;:&quot;&quot;, &quot;awayTeam&quot;:&quot;AFC Charvil 'B'&quot;}" calcext:value-type="string">
            <text:p>{"__v":0,"day":2,"dateTime":53280000,"duration":"10m","pitch":"11","competition":{"name":"U15", "section":"Girls", "group":"1"},"tag":"5", "homeTeam":"", "awayTeam":"AFC Charvil 'B'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53280000" calcext:value-type="float">
            <text:p>5328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VLOOKUP(['2 x 6 KO P=2,4'.F11];TRANSLATED_TEAM_NAMES;['2 x 6 KO P=2,4'.$E11]+1)">
            <text:p/>
          </table:table-cell>
          <table:table-cell table:formula="of:=VLOOKUP(['2 x 6 KO P=2,4'.G11];TRANSLATED_TEAM_NAMES;['2 x 6 KO P=2,4'.$E11]+1)" office:value-type="string" office:string-value="AFC Charvil 'A'" calcext:value-type="string">
            <text:p>AFC Charvil 'A'</text:p>
          </table:table-cell>
          <table:table-cell table:style-name="ce17" table:formula="of:=IF(MOD([.$C11]; NUM_PITCHES)=0;INDEX(PITCHES;1;NUM_PITCHES);INDEX(PITCHES;1;MOD([.$C11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3280000,&quot;duration&quot;:&quot;10m&quot;,&quot;pitch&quot;:&quot;12&quot;,&quot;competition&quot;:{&quot;name&quot;:&quot;U15&quot;, &quot;section&quot;:&quot;Girls&quot;, &quot;group&quot;:&quot;2&quot;},&quot;tag&quot;:&quot;5&quot;, &quot;homeTeam&quot;:&quot;&quot;, &quot;awayTeam&quot;:&quot;AFC Charvil 'A'&quot;}" calcext:value-type="string">
            <text:p>{"__v":0,"day":2,"dateTime":53280000,"duration":"10m","pitch":"12","competition":{"name":"U15", "section":"Girls", "group":"2"},"tag":"5", "homeTeam":"", "awayTeam":"AFC Charvil 'A'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6 KO P=2,4'.F12];TRANSLATED_TEAM_NAMES;['2 x 6 KO P=2,4'.$E12]+1)" office:value-type="string" office:string-value="Haslemere Town" calcext:value-type="string">
            <text:p>Haslemere Town</text:p>
          </table:table-cell>
          <table:table-cell table:formula="of:=VLOOKUP(['2 x 6 KO P=2,4'.G12];TRANSLATED_TEAM_NAMES;['2 x 6 KO P=2,4'.$E12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2]; NUM_PITCHES)=0;INDEX(PITCHES;1;NUM_PITCHES);INDEX(PITCHES;1;MOD([.$C1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4000000,&quot;duration&quot;:&quot;10m&quot;,&quot;pitch&quot;:&quot;11&quot;,&quot;competition&quot;:{&quot;name&quot;:&quot;U15&quot;, &quot;section&quot;:&quot;Girls&quot;, &quot;group&quot;:&quot;1&quot;},&quot;tag&quot;:&quot;6&quot;, &quot;homeTeam&quot;:&quot;Haslemere Town&quot;, &quot;awayTeam&quot;:&quot;Maidenhead B&amp;G FC White Sox&quot;}" calcext:value-type="string">
            <text:p>{"__v":0,"day":2,"dateTime":54000000,"duration":"10m","pitch":"11","competition":{"name":"U15", "section":"Girls", "group":"1"},"tag":"6", "homeTeam":"Haslemere Town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54000000" calcext:value-type="float">
            <text:p>540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6 KO P=2,4'.F13];TRANSLATED_TEAM_NAMES;['2 x 6 KO P=2,4'.$E13]+1)" office:value-type="string" office:string-value="Eastleigh Girls" calcext:value-type="string">
            <text:p>Eastleigh Girls</text:p>
          </table:table-cell>
          <table:table-cell table:formula="of:=VLOOKUP(['2 x 6 KO P=2,4'.G13];TRANSLATED_TEAM_NAMES;['2 x 6 KO P=2,4'.$E13]+1)" office:value-type="string" office:string-value="Laurel Park Starz" calcext:value-type="string">
            <text:p>Laurel Park Starz</text:p>
          </table:table-cell>
          <table:table-cell table:style-name="ce17" table:formula="of:=IF(MOD([.$C13]; NUM_PITCHES)=0;INDEX(PITCHES;1;NUM_PITCHES);INDEX(PITCHES;1;MOD([.$C1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4000000,&quot;duration&quot;:&quot;10m&quot;,&quot;pitch&quot;:&quot;12&quot;,&quot;competition&quot;:{&quot;name&quot;:&quot;U15&quot;, &quot;section&quot;:&quot;Girls&quot;, &quot;group&quot;:&quot;2&quot;},&quot;tag&quot;:&quot;6&quot;, &quot;homeTeam&quot;:&quot;Eastleigh Girls&quot;, &quot;awayTeam&quot;:&quot;Laurel Park Starz&quot;}" calcext:value-type="string">
            <text:p>{"__v":0,"day":2,"dateTime":54000000,"duration":"10m","pitch":"12","competition":{"name":"U15", "section":"Girls", "group":"2"},"tag":"6", "homeTeam":"Eastleigh Girls", "awayTeam":"Laurel Park Starz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54720000" calcext:value-type="float">
            <text:p>547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2 x 6 KO P=2,4'.F14];TRANSLATED_TEAM_NAMES;['2 x 6 KO P=2,4'.$E14]+1)" office:value-type="string" office:string-value="AFC Charvil 'B'" calcext:value-type="string">
            <text:p>AFC Charvil 'B'</text:p>
          </table:table-cell>
          <table:table-cell table:formula="of:=VLOOKUP(['2 x 6 KO P=2,4'.G14];TRANSLATED_TEAM_NAMES;['2 x 6 KO P=2,4'.$E14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4]; NUM_PITCHES)=0;INDEX(PITCHES;1;NUM_PITCHES);INDEX(PITCHES;1;MOD([.$C1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54720000,&quot;duration&quot;:&quot;10m&quot;,&quot;pitch&quot;:&quot;11&quot;,&quot;competition&quot;:{&quot;name&quot;:&quot;U15&quot;, &quot;section&quot;:&quot;Girls&quot;, &quot;group&quot;:&quot;1&quot;},&quot;tag&quot;:&quot;7&quot;, &quot;homeTeam&quot;:&quot;AFC Charvil 'B'&quot;, &quot;awayTeam&quot;:&quot;Maidenhead B&amp;G FC White Sox&quot;}" calcext:value-type="string">
            <text:p>{"__v":0,"day":2,"dateTime":54720000,"duration":"10m","pitch":"11","competition":{"name":"U15", "section":"Girls", "group":"1"},"tag":"7", "homeTeam":"AFC Charvil 'B'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54720000" calcext:value-type="float">
            <text:p>5472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VLOOKUP(['2 x 6 KO P=2,4'.F15];TRANSLATED_TEAM_NAMES;['2 x 6 KO P=2,4'.$E15]+1)" office:value-type="string" office:string-value="AFC Charvil 'A'" calcext:value-type="string">
            <text:p>AFC Charvil 'A'</text:p>
          </table:table-cell>
          <table:table-cell table:formula="of:=VLOOKUP(['2 x 6 KO P=2,4'.G15];TRANSLATED_TEAM_NAMES;['2 x 6 KO P=2,4'.$E15]+1)" office:value-type="string" office:string-value="Laurel Park Starz" calcext:value-type="string">
            <text:p>Laurel Park Starz</text:p>
          </table:table-cell>
          <table:table-cell table:style-name="ce17" table:formula="of:=IF(MOD([.$C15]; NUM_PITCHES)=0;INDEX(PITCHES;1;NUM_PITCHES);INDEX(PITCHES;1;MOD([.$C1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54720000,&quot;duration&quot;:&quot;10m&quot;,&quot;pitch&quot;:&quot;12&quot;,&quot;competition&quot;:{&quot;name&quot;:&quot;U15&quot;, &quot;section&quot;:&quot;Girls&quot;, &quot;group&quot;:&quot;2&quot;},&quot;tag&quot;:&quot;7&quot;, &quot;homeTeam&quot;:&quot;AFC Charvil 'A'&quot;, &quot;awayTeam&quot;:&quot;Laurel Park Starz&quot;}" calcext:value-type="string">
            <text:p>{"__v":0,"day":2,"dateTime":54720000,"duration":"10m","pitch":"12","competition":{"name":"U15", "section":"Girls", "group":"2"},"tag":"7", "homeTeam":"AFC Charvil 'A'", "awayTeam":"Laurel Park Starz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55440000" calcext:value-type="float">
            <text:p>554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'2 x 6 KO P=2,4'.F16];TRANSLATED_TEAM_NAMES;['2 x 6 KO P=2,4'.$E16]+1)" office:value-type="string" office:string-value="STBGFC Rockets 'A'" calcext:value-type="string">
            <text:p>STBGFC Rockets 'A'</text:p>
          </table:table-cell>
          <table:table-cell table:formula="of:=VLOOKUP(['2 x 6 KO P=2,4'.G16];TRANSLATED_TEAM_NAMES;['2 x 6 KO P=2,4'.$E16]+1)">
            <text:p/>
          </table:table-cell>
          <table:table-cell table:style-name="ce17" table:formula="of:=IF(MOD([.$C16]; NUM_PITCHES)=0;INDEX(PITCHES;1;NUM_PITCHES);INDEX(PITCHES;1;MOD([.$C1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55440000,&quot;duration&quot;:&quot;10m&quot;,&quot;pitch&quot;:&quot;11&quot;,&quot;competition&quot;:{&quot;name&quot;:&quot;U15&quot;, &quot;section&quot;:&quot;Girls&quot;, &quot;group&quot;:&quot;1&quot;},&quot;tag&quot;:&quot;8&quot;, &quot;homeTeam&quot;:&quot;STBGFC Rockets 'A'&quot;, &quot;awayTeam&quot;:&quot;&quot;}" calcext:value-type="string">
            <text:p>{"__v":0,"day":2,"dateTime":55440000,"duration":"10m","pitch":"11","competition":{"name":"U15", "section":"Girls", "group":"1"},"tag":"8", "homeTeam":"STBGFC Rockets 'A'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55440000" calcext:value-type="float">
            <text:p>5544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'2 x 6 KO P=2,4'.F17];TRANSLATED_TEAM_NAMES;['2 x 6 KO P=2,4'.$E17]+1)" office:value-type="string" office:string-value="STBGFC Rockets 'B'" calcext:value-type="string">
            <text:p>STBGFC Rockets 'B'</text:p>
          </table:table-cell>
          <table:table-cell table:formula="of:=VLOOKUP(['2 x 6 KO P=2,4'.G17];TRANSLATED_TEAM_NAMES;['2 x 6 KO P=2,4'.$E17]+1)">
            <text:p/>
          </table:table-cell>
          <table:table-cell table:style-name="ce17" table:formula="of:=IF(MOD([.$C17]; NUM_PITCHES)=0;INDEX(PITCHES;1;NUM_PITCHES);INDEX(PITCHES;1;MOD([.$C1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55440000,&quot;duration&quot;:&quot;10m&quot;,&quot;pitch&quot;:&quot;12&quot;,&quot;competition&quot;:{&quot;name&quot;:&quot;U15&quot;, &quot;section&quot;:&quot;Girls&quot;, &quot;group&quot;:&quot;2&quot;},&quot;tag&quot;:&quot;8&quot;, &quot;homeTeam&quot;:&quot;STBGFC Rockets 'B'&quot;, &quot;awayTeam&quot;:&quot;&quot;}" calcext:value-type="string">
            <text:p>{"__v":0,"day":2,"dateTime":55440000,"duration":"10m","pitch":"12","competition":{"name":"U15", "section":"Girls", "group":"2"},"tag":"8", "homeTeam":"STBGFC Rockets 'B'", "awayTeam":"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56160000" calcext:value-type="float">
            <text:p>5616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2 x 6 KO P=2,4'.F18];TRANSLATED_TEAM_NAMES;['2 x 6 KO P=2,4'.$E18]+1)" office:value-type="string" office:string-value="Thatcham Tornadoes Amber" calcext:value-type="string">
            <text:p>Thatcham Tornadoes Amber</text:p>
          </table:table-cell>
          <table:table-cell table:formula="of:=VLOOKUP(['2 x 6 KO P=2,4'.G18];TRANSLATED_TEAM_NAMES;['2 x 6 KO P=2,4'.$E18]+1)" office:value-type="string" office:string-value="Haslemere Town" calcext:value-type="string">
            <text:p>Haslemere Town</text:p>
          </table:table-cell>
          <table:table-cell table:style-name="ce17" table:formula="of:=IF(MOD([.$C18]; NUM_PITCHES)=0;INDEX(PITCHES;1;NUM_PITCHES);INDEX(PITCHES;1;MOD([.$C1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56160000,&quot;duration&quot;:&quot;10m&quot;,&quot;pitch&quot;:&quot;11&quot;,&quot;competition&quot;:{&quot;name&quot;:&quot;U15&quot;, &quot;section&quot;:&quot;Girls&quot;, &quot;group&quot;:&quot;1&quot;},&quot;tag&quot;:&quot;9&quot;, &quot;homeTeam&quot;:&quot;Thatcham Tornadoes Amber&quot;, &quot;awayTeam&quot;:&quot;Haslemere Town&quot;}" calcext:value-type="string">
            <text:p>{"__v":0,"day":2,"dateTime":56160000,"duration":"10m","pitch":"11","competition":{"name":"U15", "section":"Girls", "group":"1"},"tag":"9", "homeTeam":"Thatcham Tornadoes Amber", "awayTeam":"Haslemere Town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56160000" calcext:value-type="float">
            <text:p>5616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VLOOKUP(['2 x 6 KO P=2,4'.F19];TRANSLATED_TEAM_NAMES;['2 x 6 KO P=2,4'.$E19]+1)" office:value-type="string" office:string-value="Thatcham Tornadoes Black" calcext:value-type="string">
            <text:p>Thatcham Tornadoes Black</text:p>
          </table:table-cell>
          <table:table-cell table:formula="of:=VLOOKUP(['2 x 6 KO P=2,4'.G19];TRANSLATED_TEAM_NAMES;['2 x 6 KO P=2,4'.$E19]+1)" office:value-type="string" office:string-value="Eastleigh Girls" calcext:value-type="string">
            <text:p>Eastleigh Girls</text:p>
          </table:table-cell>
          <table:table-cell table:style-name="ce17" table:formula="of:=IF(MOD([.$C19]; NUM_PITCHES)=0;INDEX(PITCHES;1;NUM_PITCHES);INDEX(PITCHES;1;MOD([.$C1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56160000,&quot;duration&quot;:&quot;10m&quot;,&quot;pitch&quot;:&quot;12&quot;,&quot;competition&quot;:{&quot;name&quot;:&quot;U15&quot;, &quot;section&quot;:&quot;Girls&quot;, &quot;group&quot;:&quot;2&quot;},&quot;tag&quot;:&quot;9&quot;, &quot;homeTeam&quot;:&quot;Thatcham Tornadoes Black&quot;, &quot;awayTeam&quot;:&quot;Eastleigh Girls&quot;}" calcext:value-type="string">
            <text:p>{"__v":0,"day":2,"dateTime":56160000,"duration":"10m","pitch":"12","competition":{"name":"U15", "section":"Girls", "group":"2"},"tag":"9", "homeTeam":"Thatcham Tornadoes Black", "awayTeam":"Eastleigh Girls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56880000" calcext:value-type="float">
            <text:p>568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'2 x 6 KO P=2,4'.F20];TRANSLATED_TEAM_NAMES;['2 x 6 KO P=2,4'.$E20]+1)">
            <text:p/>
          </table:table-cell>
          <table:table-cell table:formula="of:=VLOOKUP(['2 x 6 KO P=2,4'.G20];TRANSLATED_TEAM_NAMES;['2 x 6 KO P=2,4'.$E20]+1)" office:value-type="string" office:string-value="Haslemere Town" calcext:value-type="string">
            <text:p>Haslemere Town</text:p>
          </table:table-cell>
          <table:table-cell table:style-name="ce17" table:formula="of:=IF(MOD([.$C20]; NUM_PITCHES)=0;INDEX(PITCHES;1;NUM_PITCHES);INDEX(PITCHES;1;MOD([.$C2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56880000,&quot;duration&quot;:&quot;10m&quot;,&quot;pitch&quot;:&quot;11&quot;,&quot;competition&quot;:{&quot;name&quot;:&quot;U15&quot;, &quot;section&quot;:&quot;Girls&quot;, &quot;group&quot;:&quot;1&quot;},&quot;tag&quot;:&quot;10&quot;, &quot;homeTeam&quot;:&quot;&quot;, &quot;awayTeam&quot;:&quot;Haslemere Town&quot;}" calcext:value-type="string">
            <text:p>{"__v":0,"day":2,"dateTime":56880000,"duration":"10m","pitch":"11","competition":{"name":"U15", "section":"Girls", "group":"1"},"tag":"10", "homeTeam":"", "awayTeam":"Haslemere Town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56880000" calcext:value-type="float">
            <text:p>5688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'2 x 6 KO P=2,4'.F21];TRANSLATED_TEAM_NAMES;['2 x 6 KO P=2,4'.$E21]+1)">
            <text:p/>
          </table:table-cell>
          <table:table-cell table:formula="of:=VLOOKUP(['2 x 6 KO P=2,4'.G21];TRANSLATED_TEAM_NAMES;['2 x 6 KO P=2,4'.$E21]+1)" office:value-type="string" office:string-value="Eastleigh Girls" calcext:value-type="string">
            <text:p>Eastleigh Girls</text:p>
          </table:table-cell>
          <table:table-cell table:style-name="ce17" table:formula="of:=IF(MOD([.$C21]; NUM_PITCHES)=0;INDEX(PITCHES;1;NUM_PITCHES);INDEX(PITCHES;1;MOD([.$C21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56880000,&quot;duration&quot;:&quot;10m&quot;,&quot;pitch&quot;:&quot;12&quot;,&quot;competition&quot;:{&quot;name&quot;:&quot;U15&quot;, &quot;section&quot;:&quot;Girls&quot;, &quot;group&quot;:&quot;2&quot;},&quot;tag&quot;:&quot;10&quot;, &quot;homeTeam&quot;:&quot;&quot;, &quot;awayTeam&quot;:&quot;Eastleigh Girls&quot;}" calcext:value-type="string">
            <text:p>{"__v":0,"day":2,"dateTime":56880000,"duration":"10m","pitch":"12","competition":{"name":"U15", "section":"Girls", "group":"2"},"tag":"10", "homeTeam":"", "awayTeam":"Eastleigh Girl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$B22]-1))" office:value-type="float" office:value="57600000" calcext:value-type="float">
            <text:p>57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2 x 6 KO P=2,4'.F22];TRANSLATED_TEAM_NAMES;['2 x 6 KO P=2,4'.$E22]+1)" office:value-type="string" office:string-value="Maidenhead B&amp;G FC White Sox" calcext:value-type="string">
            <text:p>Maidenhead B&amp;G FC White Sox</text:p>
          </table:table-cell>
          <table:table-cell table:formula="of:=VLOOKUP(['2 x 6 KO P=2,4'.G22];TRANSLATED_TEAM_NAMES;['2 x 6 KO P=2,4'.$E22]+1)" office:value-type="string" office:string-value="Thatcham Tornadoes Amber" calcext:value-type="string">
            <text:p>Thatcham Tornadoes Amber</text:p>
          </table:table-cell>
          <table:table-cell table:style-name="ce17" table:formula="of:=IF(MOD([.$C22]; NUM_PITCHES)=0;INDEX(PITCHES;1;NUM_PITCHES);INDEX(PITCHES;1;MOD([.$C2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57600000,&quot;duration&quot;:&quot;10m&quot;,&quot;pitch&quot;:&quot;11&quot;,&quot;competition&quot;:{&quot;name&quot;:&quot;U15&quot;, &quot;section&quot;:&quot;Girls&quot;, &quot;group&quot;:&quot;1&quot;},&quot;tag&quot;:&quot;11&quot;, &quot;homeTeam&quot;:&quot;Maidenhead B&amp;G FC White Sox&quot;, &quot;awayTeam&quot;:&quot;Thatcham Tornadoes Amber&quot;}" calcext:value-type="string">
            <text:p>{"__v":0,"day":2,"dateTime":57600000,"duration":"10m","pitch":"11","competition":{"name":"U15", "section":"Girls", "group":"1"},"tag":"11", "homeTeam":"Maidenhead B&amp;G FC White Sox", "awayTeam":"Thatcham Tornadoes Amber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$B23]-1))" office:value-type="float" office:value="57600000" calcext:value-type="float">
            <text:p>576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VLOOKUP(['2 x 6 KO P=2,4'.F23];TRANSLATED_TEAM_NAMES;['2 x 6 KO P=2,4'.$E23]+1)" office:value-type="string" office:string-value="Laurel Park Starz" calcext:value-type="string">
            <text:p>Laurel Park Starz</text:p>
          </table:table-cell>
          <table:table-cell table:formula="of:=VLOOKUP(['2 x 6 KO P=2,4'.G23];TRANSLATED_TEAM_NAMES;['2 x 6 KO P=2,4'.$E23]+1)" office:value-type="string" office:string-value="Thatcham Tornadoes Black" calcext:value-type="string">
            <text:p>Thatcham Tornadoes Black</text:p>
          </table:table-cell>
          <table:table-cell table:style-name="ce17" table:formula="of:=IF(MOD([.$C23]; NUM_PITCHES)=0;INDEX(PITCHES;1;NUM_PITCHES);INDEX(PITCHES;1;MOD([.$C2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57600000,&quot;duration&quot;:&quot;10m&quot;,&quot;pitch&quot;:&quot;12&quot;,&quot;competition&quot;:{&quot;name&quot;:&quot;U15&quot;, &quot;section&quot;:&quot;Girls&quot;, &quot;group&quot;:&quot;2&quot;},&quot;tag&quot;:&quot;11&quot;, &quot;homeTeam&quot;:&quot;Laurel Park Starz&quot;, &quot;awayTeam&quot;:&quot;Thatcham Tornadoes Black&quot;}" calcext:value-type="string">
            <text:p>{"__v":0,"day":2,"dateTime":57600000,"duration":"10m","pitch":"12","competition":{"name":"U15", "section":"Girls", "group":"2"},"tag":"11", "homeTeam":"Laurel Park Starz", "awayTeam":"Thatcham Tornadoes Black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$B24]-1))" office:value-type="float" office:value="58320000" calcext:value-type="float">
            <text:p>5832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6 KO P=2,4'.F24];TRANSLATED_TEAM_NAMES;['2 x 6 KO P=2,4'.$E24]+1)" office:value-type="string" office:string-value="STBGFC Rockets 'A'" calcext:value-type="string">
            <text:p>STBGFC Rockets 'A'</text:p>
          </table:table-cell>
          <table:table-cell table:formula="of:=VLOOKUP(['2 x 6 KO P=2,4'.G24];TRANSLATED_TEAM_NAMES;['2 x 6 KO P=2,4'.$E24]+1)" office:value-type="string" office:string-value="AFC Charvil 'B'" calcext:value-type="string">
            <text:p>AFC Charvil 'B'</text:p>
          </table:table-cell>
          <table:table-cell table:style-name="ce17" table:formula="of:=IF(MOD([.$C24]; NUM_PITCHES)=0;INDEX(PITCHES;1;NUM_PITCHES);INDEX(PITCHES;1;MOD([.$C2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58320000,&quot;duration&quot;:&quot;10m&quot;,&quot;pitch&quot;:&quot;11&quot;,&quot;competition&quot;:{&quot;name&quot;:&quot;U15&quot;, &quot;section&quot;:&quot;Girls&quot;, &quot;group&quot;:&quot;1&quot;},&quot;tag&quot;:&quot;12&quot;, &quot;homeTeam&quot;:&quot;STBGFC Rockets 'A'&quot;, &quot;awayTeam&quot;:&quot;AFC Charvil 'B'&quot;}" calcext:value-type="string">
            <text:p>{"__v":0,"day":2,"dateTime":58320000,"duration":"10m","pitch":"11","competition":{"name":"U15", "section":"Girls", "group":"1"},"tag":"12", "homeTeam":"STBGFC Rockets 'A'", "awayTeam":"AFC Charvil 'B'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$B25]-1))" office:value-type="float" office:value="58320000" calcext:value-type="float">
            <text:p>5832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6 KO P=2,4'.F25];TRANSLATED_TEAM_NAMES;['2 x 6 KO P=2,4'.$E25]+1)" office:value-type="string" office:string-value="STBGFC Rockets 'B'" calcext:value-type="string">
            <text:p>STBGFC Rockets 'B'</text:p>
          </table:table-cell>
          <table:table-cell table:formula="of:=VLOOKUP(['2 x 6 KO P=2,4'.G25];TRANSLATED_TEAM_NAMES;['2 x 6 KO P=2,4'.$E25]+1)" office:value-type="string" office:string-value="AFC Charvil 'A'" calcext:value-type="string">
            <text:p>AFC Charvil 'A'</text:p>
          </table:table-cell>
          <table:table-cell table:style-name="ce17" table:formula="of:=IF(MOD([.$C25]; NUM_PITCHES)=0;INDEX(PITCHES;1;NUM_PITCHES);INDEX(PITCHES;1;MOD([.$C2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58320000,&quot;duration&quot;:&quot;10m&quot;,&quot;pitch&quot;:&quot;12&quot;,&quot;competition&quot;:{&quot;name&quot;:&quot;U15&quot;, &quot;section&quot;:&quot;Girls&quot;, &quot;group&quot;:&quot;2&quot;},&quot;tag&quot;:&quot;12&quot;, &quot;homeTeam&quot;:&quot;STBGFC Rockets 'B'&quot;, &quot;awayTeam&quot;:&quot;AFC Charvil 'A'&quot;}" calcext:value-type="string">
            <text:p>{"__v":0,"day":2,"dateTime":58320000,"duration":"10m","pitch":"12","competition":{"name":"U15", "section":"Girls", "group":"2"},"tag":"12", "homeTeam":"STBGFC Rockets 'B'", "awayTeam":"AFC Charvil 'A'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$B26]-1))" office:value-type="float" office:value="59040000" calcext:value-type="float">
            <text:p>590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'2 x 6 KO P=2,4'.F26];TRANSLATED_TEAM_NAMES;['2 x 6 KO P=2,4'.$E26]+1)" office:value-type="string" office:string-value="Maidenhead B&amp;G FC White Sox" calcext:value-type="string">
            <text:p>Maidenhead B&amp;G FC White Sox</text:p>
          </table:table-cell>
          <table:table-cell table:formula="of:=VLOOKUP(['2 x 6 KO P=2,4'.G26];TRANSLATED_TEAM_NAMES;['2 x 6 KO P=2,4'.$E26]+1)">
            <text:p/>
          </table:table-cell>
          <table:table-cell table:style-name="ce17" table:formula="of:=IF(MOD([.$C26]; NUM_PITCHES)=0;INDEX(PITCHES;1;NUM_PITCHES);INDEX(PITCHES;1;MOD([.$C2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59040000,&quot;duration&quot;:&quot;10m&quot;,&quot;pitch&quot;:&quot;11&quot;,&quot;competition&quot;:{&quot;name&quot;:&quot;U15&quot;, &quot;section&quot;:&quot;Girls&quot;, &quot;group&quot;:&quot;1&quot;},&quot;tag&quot;:&quot;13&quot;, &quot;homeTeam&quot;:&quot;Maidenhead B&amp;G FC White Sox&quot;, &quot;awayTeam&quot;:&quot;&quot;}" calcext:value-type="string">
            <text:p>{"__v":0,"day":2,"dateTime":59040000,"duration":"10m","pitch":"11","competition":{"name":"U15", "section":"Girls", "group":"1"},"tag":"13", "homeTeam":"Maidenhead B&amp;G FC White Sox", "awayTeam":"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$B27]-1))" office:value-type="float" office:value="59040000" calcext:value-type="float">
            <text:p>5904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VLOOKUP(['2 x 6 KO P=2,4'.F27];TRANSLATED_TEAM_NAMES;['2 x 6 KO P=2,4'.$E27]+1)" office:value-type="string" office:string-value="Laurel Park Starz" calcext:value-type="string">
            <text:p>Laurel Park Starz</text:p>
          </table:table-cell>
          <table:table-cell table:formula="of:=VLOOKUP(['2 x 6 KO P=2,4'.G27];TRANSLATED_TEAM_NAMES;['2 x 6 KO P=2,4'.$E27]+1)">
            <text:p/>
          </table:table-cell>
          <table:table-cell table:style-name="ce17" table:formula="of:=IF(MOD([.$C27]; NUM_PITCHES)=0;INDEX(PITCHES;1;NUM_PITCHES);INDEX(PITCHES;1;MOD([.$C2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59040000,&quot;duration&quot;:&quot;10m&quot;,&quot;pitch&quot;:&quot;12&quot;,&quot;competition&quot;:{&quot;name&quot;:&quot;U15&quot;, &quot;section&quot;:&quot;Girls&quot;, &quot;group&quot;:&quot;2&quot;},&quot;tag&quot;:&quot;13&quot;, &quot;homeTeam&quot;:&quot;Laurel Park Starz&quot;, &quot;awayTeam&quot;:&quot;&quot;}" calcext:value-type="string">
            <text:p>{"__v":0,"day":2,"dateTime":59040000,"duration":"10m","pitch":"12","competition":{"name":"U15", "section":"Girls", "group":"2"},"tag":"13", "homeTeam":"Laurel Park Starz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$B28]-1))" office:value-type="float" office:value="59760000" calcext:value-type="float">
            <text:p>597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6 KO P=2,4'.F28];TRANSLATED_TEAM_NAMES;['2 x 6 KO P=2,4'.$E28]+1)" office:value-type="string" office:string-value="Haslemere Town" calcext:value-type="string">
            <text:p>Haslemere Town</text:p>
          </table:table-cell>
          <table:table-cell table:formula="of:=VLOOKUP(['2 x 6 KO P=2,4'.G28];TRANSLATED_TEAM_NAMES;['2 x 6 KO P=2,4'.$E28]+1)" office:value-type="string" office:string-value="STBGFC Rockets 'A'" calcext:value-type="string">
            <text:p>STBGFC Rockets 'A'</text:p>
          </table:table-cell>
          <table:table-cell table:style-name="ce17" table:formula="of:=IF(MOD([.$C28]; NUM_PITCHES)=0;INDEX(PITCHES;1;NUM_PITCHES);INDEX(PITCHES;1;MOD([.$C2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59760000,&quot;duration&quot;:&quot;10m&quot;,&quot;pitch&quot;:&quot;11&quot;,&quot;competition&quot;:{&quot;name&quot;:&quot;U15&quot;, &quot;section&quot;:&quot;Girls&quot;, &quot;group&quot;:&quot;1&quot;},&quot;tag&quot;:&quot;14&quot;, &quot;homeTeam&quot;:&quot;Haslemere Town&quot;, &quot;awayTeam&quot;:&quot;STBGFC Rockets 'A'&quot;}" calcext:value-type="string">
            <text:p>{"__v":0,"day":2,"dateTime":59760000,"duration":"10m","pitch":"11","competition":{"name":"U15", "section":"Girls", "group":"1"},"tag":"14", "homeTeam":"Haslemere Town", "awayTeam":"STBGFC Rockets 'A'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$B29]-1))" office:value-type="float" office:value="59760000" calcext:value-type="float">
            <text:p>597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6 KO P=2,4'.F29];TRANSLATED_TEAM_NAMES;['2 x 6 KO P=2,4'.$E29]+1)" office:value-type="string" office:string-value="Eastleigh Girls" calcext:value-type="string">
            <text:p>Eastleigh Girls</text:p>
          </table:table-cell>
          <table:table-cell table:formula="of:=VLOOKUP(['2 x 6 KO P=2,4'.G29];TRANSLATED_TEAM_NAMES;['2 x 6 KO P=2,4'.$E29]+1)" office:value-type="string" office:string-value="STBGFC Rockets 'B'" calcext:value-type="string">
            <text:p>STBGFC Rockets 'B'</text:p>
          </table:table-cell>
          <table:table-cell table:style-name="ce17" table:formula="of:=IF(MOD([.$C29]; NUM_PITCHES)=0;INDEX(PITCHES;1;NUM_PITCHES);INDEX(PITCHES;1;MOD([.$C2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59760000,&quot;duration&quot;:&quot;10m&quot;,&quot;pitch&quot;:&quot;12&quot;,&quot;competition&quot;:{&quot;name&quot;:&quot;U15&quot;, &quot;section&quot;:&quot;Girls&quot;, &quot;group&quot;:&quot;2&quot;},&quot;tag&quot;:&quot;14&quot;, &quot;homeTeam&quot;:&quot;Eastleigh Girls&quot;, &quot;awayTeam&quot;:&quot;STBGFC Rockets 'B'&quot;}" calcext:value-type="string">
            <text:p>{"__v":0,"day":2,"dateTime":59760000,"duration":"10m","pitch":"12","competition":{"name":"U15", "section":"Girls", "group":"2"},"tag":"14", "homeTeam":"Eastleigh Girls", "awayTeam":"STBGFC Rockets 'B'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$B30]-1))" office:value-type="float" office:value="60480000" calcext:value-type="float">
            <text:p>6048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6 KO P=2,4'.F30];TRANSLATED_TEAM_NAMES;['2 x 6 KO P=2,4'.$E30]+1)" office:value-type="string" office:string-value="Thatcham Tornadoes Amber" calcext:value-type="string">
            <text:p>Thatcham Tornadoes Amber</text:p>
          </table:table-cell>
          <table:table-cell table:formula="of:=VLOOKUP(['2 x 6 KO P=2,4'.G30];TRANSLATED_TEAM_NAMES;['2 x 6 KO P=2,4'.$E30]+1)" office:value-type="string" office:string-value="AFC Charvil 'B'" calcext:value-type="string">
            <text:p>AFC Charvil 'B'</text:p>
          </table:table-cell>
          <table:table-cell table:style-name="ce17" table:formula="of:=IF(MOD([.$C30]; NUM_PITCHES)=0;INDEX(PITCHES;1;NUM_PITCHES);INDEX(PITCHES;1;MOD([.$C3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60480000,&quot;duration&quot;:&quot;10m&quot;,&quot;pitch&quot;:&quot;11&quot;,&quot;competition&quot;:{&quot;name&quot;:&quot;U15&quot;, &quot;section&quot;:&quot;Girls&quot;, &quot;group&quot;:&quot;1&quot;},&quot;tag&quot;:&quot;15&quot;, &quot;homeTeam&quot;:&quot;Thatcham Tornadoes Amber&quot;, &quot;awayTeam&quot;:&quot;AFC Charvil 'B'&quot;}" calcext:value-type="string">
            <text:p>{"__v":0,"day":2,"dateTime":60480000,"duration":"10m","pitch":"11","competition":{"name":"U15", "section":"Girls", "group":"1"},"tag":"15", "homeTeam":"Thatcham Tornadoes Amber", "awayTeam":"AFC Charvil 'B'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$B31]-1))" office:value-type="float" office:value="60480000" calcext:value-type="float">
            <text:p>6048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6 KO P=2,4'.F31];TRANSLATED_TEAM_NAMES;['2 x 6 KO P=2,4'.$E31]+1)" office:value-type="string" office:string-value="Thatcham Tornadoes Black" calcext:value-type="string">
            <text:p>Thatcham Tornadoes Black</text:p>
          </table:table-cell>
          <table:table-cell table:formula="of:=VLOOKUP(['2 x 6 KO P=2,4'.G31];TRANSLATED_TEAM_NAMES;['2 x 6 KO P=2,4'.$E31]+1)" office:value-type="string" office:string-value="AFC Charvil 'A'" calcext:value-type="string">
            <text:p>AFC Charvil 'A'</text:p>
          </table:table-cell>
          <table:table-cell table:style-name="ce17" table:formula="of:=IF(MOD([.$C31]; NUM_PITCHES)=0;INDEX(PITCHES;1;NUM_PITCHES);INDEX(PITCHES;1;MOD([.$C31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60480000,&quot;duration&quot;:&quot;10m&quot;,&quot;pitch&quot;:&quot;12&quot;,&quot;competition&quot;:{&quot;name&quot;:&quot;U15&quot;, &quot;section&quot;:&quot;Girls&quot;, &quot;group&quot;:&quot;2&quot;},&quot;tag&quot;:&quot;15&quot;, &quot;homeTeam&quot;:&quot;Thatcham Tornadoes Black&quot;, &quot;awayTeam&quot;:&quot;AFC Charvil 'A'&quot;}" calcext:value-type="string">
            <text:p>{"__v":0,"day":2,"dateTime":60480000,"duration":"10m","pitch":"12","competition":{"name":"U15", "section":"Girls", "group":"2"},"tag":"15", "homeTeam":"Thatcham Tornadoes Black", "awayTeam":"AFC Charvil 'A'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$B32]-1)) + SECTION_GAP_MS" office:value-type="float" office:value="61800000" calcext:value-type="float">
            <text:p>61800000</text:p>
          </table:table-cell>
          <table:table-cell table:style-name="ce14"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formula="of:=AGE_GROUP_TRANSLATED&amp;&quot;_&quot;&amp;SECTION_TRANSLATED&amp;&quot;_G1_P1&quot;" office:value-type="string" office:string-value="U15_Girls_G1_P1" calcext:value-type="string">
            <text:p>U15_Girls_G1_P1</text:p>
          </table:table-cell>
          <table:table-cell table:formula="of:=AGE_GROUP_TRANSLATED&amp;&quot;_&quot;&amp;SECTION_TRANSLATED&amp;&quot;_G2_P4&quot;" office:value-type="string" office:string-value="U15_Girls_G2_P4" calcext:value-type="string">
            <text:p>U15_Girls_G2_P4</text:p>
          </table:table-cell>
          <table:table-cell table:style-name="ce13" office:value-type="string" calcext:value-type="string">
            <text:p>Winner Group 1</text:p>
          </table:table-cell>
          <table:table-cell office:value-type="string" calcext:value-type="string">
            <text:p>4<text:span text:style-name="T1">th</text:span> Group 2</text:p>
          </table:table-cell>
          <table:table-cell table:style-name="ce17" table:formula="of:=IF(MOD([.$C32]; NUM_PITCHES)=0;INDEX(PITCHES;1;NUM_PITCHES);INDEX(PITCHES;1;MOD([.$C3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61800000,&quot;duration&quot;:&quot;10m&quot;,&quot;pitch&quot;:&quot;11&quot;,&quot;competition&quot;:{&quot;name&quot;:&quot;U15&quot;, &quot;section&quot;:&quot;Girls&quot;},&quot;tag&quot;:&quot;QF1&quot;, &quot;homeTeam&quot;:&quot;Winner Group 1&quot;, &quot;awayTeam&quot;:&quot;4th Group 2&quot;, &quot;homeTeamFrom&quot;:&quot;U15_Girls_G1_P1&quot;, &quot;awayTeamFrom&quot;:&quot;U15_Girls_G2_P4&quot;, &quot;stage2Tag&quot;:&quot;U15_Girls_QF1&quot;}" calcext:value-type="string">
            <text:p>{"__v":0,"day":2,"dateTime":61800000,"duration":"10m","pitch":"11","competition":{"name":"U15", "section":"Girls"},"tag":"QF1", "homeTeam":"Winner Group 1", "awayTeam":"4th Group 2", "homeTeamFrom":"U15_Girls_G1_P1", "awayTeamFrom":"U15_Girls_G2_P4", "stage2Tag":"U15_Girls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$B33]-1)) + SECTION_GAP_MS" office:value-type="float" office:value="61800000" calcext:value-type="float">
            <text:p>61800000</text:p>
          </table:table-cell>
          <table:table-cell table:style-name="ce14"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 table:formula="of:=AGE_GROUP_TRANSLATED&amp;&quot;_&quot;&amp;SECTION_TRANSLATED&amp;&quot;_G1_P4&quot;" office:value-type="string" office:string-value="U15_Girls_G1_P4" calcext:value-type="string">
            <text:p>U15_Girls_G1_P4</text:p>
          </table:table-cell>
          <table:table-cell table:style-name="ce13" office:value-type="string" calcext:value-type="string">
            <text:p>Winner Group 2</text:p>
          </table:table-cell>
          <table:table-cell office:value-type="string" calcext:value-type="string">
            <text:p>4<text:span text:style-name="T1">th</text:span> Group 1</text:p>
          </table:table-cell>
          <table:table-cell table:style-name="ce17" table:formula="of:=IF(MOD([.$C33]; NUM_PITCHES)=0;INDEX(PITCHES;1;NUM_PITCHES);INDEX(PITCHES;1;MOD([.$C3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61800000,&quot;duration&quot;:&quot;10m&quot;,&quot;pitch&quot;:&quot;12&quot;,&quot;competition&quot;:{&quot;name&quot;:&quot;U15&quot;, &quot;section&quot;:&quot;Girls&quot;},&quot;tag&quot;:&quot;QF2&quot;, &quot;homeTeam&quot;:&quot;Winner Group 2&quot;, &quot;awayTeam&quot;:&quot;4th Group 1&quot;, &quot;homeTeamFrom&quot;:&quot;U15_Girls_G2_P1&quot;, &quot;awayTeamFrom&quot;:&quot;U15_Girls_G1_P4&quot;, &quot;stage2Tag&quot;:&quot;U15_Girls_QF2&quot;}" calcext:value-type="string">
            <text:p>{"__v":0,"day":2,"dateTime":61800000,"duration":"10m","pitch":"12","competition":{"name":"U15", "section":"Girls"},"tag":"QF2", "homeTeam":"Winner Group 2", "awayTeam":"4th Group 1", "homeTeamFrom":"U15_Girls_G2_P1", "awayTeamFrom":"U15_Girls_G1_P4", "stage2Tag":"U15_Girls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$B34]-1)) + SECTION_GAP_MS" office:value-type="float" office:value="62520000" calcext:value-type="float">
            <text:p>62520000</text:p>
          </table:table-cell>
          <table:table-cell table:style-name="ce14"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formula="of:=AGE_GROUP_TRANSLATED&amp;&quot;_&quot;&amp;SECTION_TRANSLATED&amp;&quot;_G1_P2&quot;" office:value-type="string" office:string-value="U15_Girls_G1_P2" calcext:value-type="string">
            <text:p>U15_Girls_G1_P2</text:p>
          </table:table-cell>
          <table:table-cell table:formula="of:=AGE_GROUP_TRANSLATED&amp;&quot;_&quot;&amp;SECTION_TRANSLATED&amp;&quot;_G2_P3&quot;" office:value-type="string" office:string-value="U15_Girls_G2_P3" calcext:value-type="string">
            <text:p>U15_Girls_G2_P3</text:p>
          </table:table-cell>
          <table:table-cell table:style-name="ce13" office:value-type="string" calcext:value-type="string">
            <text:p>2<text:span text:style-name="T1">nd</text:span> Group 1</text:p>
          </table:table-cell>
          <table:table-cell office:value-type="string" calcext:value-type="string">
            <text:p>3<text:span text:style-name="T1">rd</text:span> Group 2</text:p>
          </table:table-cell>
          <table:table-cell table:style-name="ce17" table:formula="of:=IF(MOD([.$C34]; NUM_PITCHES)=0;INDEX(PITCHES;1;NUM_PITCHES);INDEX(PITCHES;1;MOD([.$C3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62520000,&quot;duration&quot;:&quot;10m&quot;,&quot;pitch&quot;:&quot;11&quot;,&quot;competition&quot;:{&quot;name&quot;:&quot;U15&quot;, &quot;section&quot;:&quot;Girls&quot;},&quot;tag&quot;:&quot;QF3&quot;, &quot;homeTeam&quot;:&quot;2nd Group 1&quot;, &quot;awayTeam&quot;:&quot;3rd Group 2&quot;, &quot;homeTeamFrom&quot;:&quot;U15_Girls_G1_P2&quot;, &quot;awayTeamFrom&quot;:&quot;U15_Girls_G2_P3&quot;, &quot;stage2Tag&quot;:&quot;U15_Girls_QF3&quot;}" calcext:value-type="string">
            <text:p>{"__v":0,"day":2,"dateTime":62520000,"duration":"10m","pitch":"11","competition":{"name":"U15", "section":"Girls"},"tag":"QF3", "homeTeam":"2nd Group 1", "awayTeam":"3rd Group 2", "homeTeamFrom":"U15_Girls_G1_P2", "awayTeamFrom":"U15_Girls_G2_P3", "stage2Tag":"U15_Girl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$B35]-1)) + SECTION_GAP_MS" office:value-type="float" office:value="62520000" calcext:value-type="float">
            <text:p>62520000</text:p>
          </table:table-cell>
          <table:table-cell table:style-name="ce14"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formula="of:=AGE_GROUP_TRANSLATED&amp;&quot;_&quot;&amp;SECTION_TRANSLATED&amp;&quot;_G2_P2&quot;" office:value-type="string" office:string-value="U15_Girls_G2_P2" calcext:value-type="string">
            <text:p>U15_Girls_G2_P2</text:p>
          </table:table-cell>
          <table:table-cell table:formula="of:=AGE_GROUP_TRANSLATED&amp;&quot;_&quot;&amp;SECTION_TRANSLATED&amp;&quot;_G1_P3&quot;" office:value-type="string" office:string-value="U15_Girls_G1_P3" calcext:value-type="string">
            <text:p>U15_Girls_G1_P3</text:p>
          </table:table-cell>
          <table:table-cell table:style-name="ce13" office:value-type="string" calcext:value-type="string">
            <text:p>2<text:span text:style-name="T1">nd</text:span> Group 2</text:p>
          </table:table-cell>
          <table:table-cell office:value-type="string" calcext:value-type="string">
            <text:p>3<text:span text:style-name="T1">rd</text:span> Group 1</text:p>
          </table:table-cell>
          <table:table-cell table:style-name="ce17" table:formula="of:=IF(MOD([.$C35]; NUM_PITCHES)=0;INDEX(PITCHES;1;NUM_PITCHES);INDEX(PITCHES;1;MOD([.$C3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day&quot;:2,&quot;dateTime&quot;:62520000,&quot;duration&quot;:&quot;10m&quot;,&quot;pitch&quot;:&quot;12&quot;,&quot;competition&quot;:{&quot;name&quot;:&quot;U15&quot;, &quot;section&quot;:&quot;Girls&quot;},&quot;tag&quot;:&quot;QF4&quot;, &quot;homeTeam&quot;:&quot;2nd Group 2&quot;, &quot;awayTeam&quot;:&quot;3rd Group 1&quot;, &quot;homeTeamFrom&quot;:&quot;U15_Girls_G2_P2&quot;, &quot;awayTeamFrom&quot;:&quot;U15_Girls_G1_P3&quot;, &quot;stage2Tag&quot;:&quot;U15_Girls_QF4&quot;}" calcext:value-type="string">
            <text:p>{"__v":0,"day":2,"dateTime":62520000,"duration":"10m","pitch":"12","competition":{"name":"U15", "section":"Girls"},"tag":"QF4", "homeTeam":"2nd Group 2", "awayTeam":"3rd Group 1", "homeTeamFrom":"U15_Girls_G2_P2", "awayTeamFrom":"U15_Girls_G1_P3", "stage2Tag":"U15_Girl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$B36]-1)) + SECTION_GAP_MS" office:value-type="float" office:value="63240000" calcext:value-type="float">
            <text:p>63240000</text:p>
          </table:table-cell>
          <table:table-cell table:style-name="ce14"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3" office:value-type="string" calcext:value-type="string">
            <text:p>Winner QF1</text:p>
          </table:table-cell>
          <table:table-cell office:value-type="string" calcext:value-type="string">
            <text:p>Winner QF4</text:p>
          </table:table-cell>
          <table:table-cell table:style-name="ce17" table:formula="of:=IF(MOD([.$C36]; NUM_PITCHES)=0;INDEX(PITCHES;1;NUM_PITCHES);INDEX(PITCHES;1;MOD([.$C3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day&quot;:2,&quot;dateTime&quot;:63240000,&quot;duration&quot;:&quot;10m&quot;,&quot;pitch&quot;:&quot;11&quot;,&quot;competition&quot;:{&quot;name&quot;:&quot;U15&quot;, &quot;section&quot;:&quot;Girls&quot;},&quot;tag&quot;:&quot;SF1&quot;, &quot;homeTeam&quot;:&quot;Winner QF1&quot;, &quot;awayTeam&quot;:&quot;Winner QF4&quot;, &quot;homeTeamFrom&quot;:&quot;U15_Girls_QF1&quot;, &quot;awayTeamFrom&quot;:&quot;U15_Girls_QF4&quot;, &quot;stage2Tag&quot;:&quot;U15_Girls_SF1&quot;}" calcext:value-type="string">
            <text:p>{"__v":0,"day":2,"dateTime":63240000,"duration":"10m","pitch":"11","competition":{"name":"U15", "section":"Girls"},"tag":"SF1", "homeTeam":"Winner QF1", "awayTeam":"Winner QF4", "homeTeamFrom":"U15_Girls_QF1", "awayTeamFrom":"U15_Girls_QF4", "stage2Tag":"U15_Girl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$B37]-1)) + SECTION_GAP_MS" office:value-type="float" office:value="63240000" calcext:value-type="float">
            <text:p>63240000</text:p>
          </table:table-cell>
          <table:table-cell table:style-name="ce14"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3" office:value-type="string" calcext:value-type="string">
            <text:p>Winner QF2</text:p>
          </table:table-cell>
          <table:table-cell office:value-type="string" calcext:value-type="string">
            <text:p>Winner QF3</text:p>
          </table:table-cell>
          <table:table-cell table:style-name="ce17" table:formula="of:=IF(MOD([.$C37]; NUM_PITCHES)=0;INDEX(PITCHES;1;NUM_PITCHES);INDEX(PITCHES;1;MOD([.$C3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day&quot;:2,&quot;dateTime&quot;:63240000,&quot;duration&quot;:&quot;10m&quot;,&quot;pitch&quot;:&quot;12&quot;,&quot;competition&quot;:{&quot;name&quot;:&quot;U15&quot;, &quot;section&quot;:&quot;Girls&quot;},&quot;tag&quot;:&quot;SF2&quot;, &quot;homeTeam&quot;:&quot;Winner QF2&quot;, &quot;awayTeam&quot;:&quot;Winner QF3&quot;, &quot;homeTeamFrom&quot;:&quot;U15_Girls_QF2&quot;, &quot;awayTeamFrom&quot;:&quot;U15_Girls_QF3&quot;, &quot;stage2Tag&quot;:&quot;U15_Girls_SF2&quot;}" calcext:value-type="string">
            <text:p>{"__v":0,"day":2,"dateTime":63240000,"duration":"10m","pitch":"12","competition":{"name":"U15", "section":"Girls"},"tag":"SF2", "homeTeam":"Winner QF2", "awayTeam":"Winner QF3", "homeTeamFrom":"U15_Girls_QF2", "awayTeamFrom":"U15_Girls_QF3", "stage2Tag":"U15_Girl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8]&gt;[.$J37];[.B37];[.B37]+1)"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$B38]-1)) + SECTION_GAP_MS" office:value-type="float" office:value="63960000" calcext:value-type="float">
            <text:p>63960000</text:p>
          </table:table-cell>
          <table:table-cell table:style-name="ce14" table:formula="of:=AGE_GROUP_TRANSLATED&amp;&quot;_&quot;&amp;SECTION_TRANSLATED&amp;&quot;_FNL&quot;" office:value-type="string" office:string-value="U15_Girls_FNL" calcext:value-type="string">
            <text:p>U15_Girls_FNL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3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17" table:formula="of:=IF(MOD([.$C38]; NUM_PITCHES)=0;INDEX(PITCHES;1;NUM_PITCHES);INDEX(PITCHES;1;MOD([.$C3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day&quot;:2,&quot;dateTime&quot;:63960000,&quot;duration&quot;:&quot;10m&quot;,&quot;pitch&quot;:&quot;11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day":2,"dateTime":63960000,"duration":"10m","pitch":"11","competition":{"name":"U15", "section":"Girls"},"tag":"FNL", "homeTeam":"Winner SF1", "awayTeam":"Winner SF2", "homeTeamFrom":"U15_Girls_SF1", "awayTeamFrom":"U15_Girls_SF2", "stage2Tag":"U15_Girls_FNL"}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4"/>
          <table:table-cell table:number-columns-repeated="2"/>
          <table:table-cell table:style-name="ce16"/>
          <table:table-cell table:style-name="ce18"/>
          <table:table-cell table:style-name="ce19"/>
          <table:table-cell table:style-name="ce18"/>
          <table:table-cell table:number-columns-repeated="101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6 ~KO P=2,4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" table:default-cell-style-name="ce12"/>
        <table:table-column table:style-name="co23" table:visibility="collapse" table:default-cell-style-name="ce12"/>
        <table:table-column table:style-name="co5" table:visibility="collapse" table:default-cell-style-name="ce12"/>
        <table:table-column table:style-name="co11" table:visibility="collapse" table:default-cell-style-name="ce12"/>
        <table:table-column table:style-name="co11" table:default-cell-style-name="ce12"/>
        <table:table-column table:style-name="co11" table:visibility="collapse" table:number-columns-repeated="2" table:default-cell-style-name="ce14"/>
        <table:table-column table:style-name="co22" table:default-cell-style-name="ce15"/>
        <table:table-column table:style-name="co22" table:default-cell-style-name="ce16"/>
        <table:table-column table:style-name="co9" table:default-cell-style-name="ce18"/>
        <table:table-column table:style-name="co10" table:default-cell-style-name="ce19"/>
        <table:table-column table:style-name="co3" table:number-columns-repeated="1013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50400000" calcext:value-type="float">
            <text:p>50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6 ~KO P=2,4'.F2];TRANSLATED_TEAM_NAMES;['2 x 6 ~KO P=2,4'.$E2]+1)" office:value-type="string" office:string-value="AFC Charvil 'B'" calcext:value-type="string">
            <text:p>AFC Charvil 'B'</text:p>
          </table:table-cell>
          <table:table-cell table:formula="of:=VLOOKUP(['2 x 6 ~KO P=2,4'.G2];TRANSLATED_TEAM_NAMES;['2 x 6 ~KO P=2,4'.$E2]+1)" office:value-type="string" office:string-value="Haslemere Town" calcext:value-type="string">
            <text:p>Haslemere Town</text:p>
          </table:table-cell>
          <table:table-cell table:style-name="ce17" table:formula="of:=IF(MOD([.$C2]; NUM_PITCHES)=0;INDEX(PITCHES;1;NUM_PITCHES);INDEX(PITCHES;1;MOD([.$C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0m&quot;,&quot;pitch&quot;:&quot;11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50400000,"duration":"10m","pitch":"11","competition":{"name":"U15", "section":"Girls", "group":"1"},"tag":"1", "homeTeam":"AFC Charvil 'B'", "awayTeam":"Haslemere Town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$B3]-1))" office:value-type="float" office:value="50400000" calcext:value-type="float">
            <text:p>5040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'2 x 6 ~KO P=2,4'.F3];TRANSLATED_TEAM_NAMES;['2 x 6 ~KO P=2,4'.$E3]+1)" office:value-type="string" office:string-value="AFC Charvil 'A'" calcext:value-type="string">
            <text:p>AFC Charvil 'A'</text:p>
          </table:table-cell>
          <table:table-cell table:formula="of:=VLOOKUP(['2 x 6 ~KO P=2,4'.G3];TRANSLATED_TEAM_NAMES;['2 x 6 ~KO P=2,4'.$E3]+1)" office:value-type="string" office:string-value="Eastleigh Girls" calcext:value-type="string">
            <text:p>Eastleigh Girls</text:p>
          </table:table-cell>
          <table:table-cell table:style-name="ce17" table:formula="of:=IF(MOD([.$C3]; NUM_PITCHES)=0;INDEX(PITCHES;1;NUM_PITCHES);INDEX(PITCHES;1;MOD([.$C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0m&quot;,&quot;pitch&quot;:&quot;12&quot;,&quot;competition&quot;:{&quot;name&quot;:&quot;U15&quot;, &quot;section&quot;:&quot;Girls&quot;, &quot;group&quot;:&quot;2&quot;},&quot;tag&quot;:&quot;1&quot;, &quot;homeTeam&quot;:&quot;AFC Charvil 'A'&quot;, &quot;awayTeam&quot;:&quot;Eastleigh Girls&quot;}" calcext:value-type="string">
            <text:p>{"__v":0,"day":2,"dateTime":50400000,"duration":"10m","pitch":"12","competition":{"name":"U15", "section":"Girls", "group":"2"},"tag":"1", "homeTeam":"AFC Charvil 'A'", "awayTeam":"Eastleigh Girls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$B4]-1))" office:value-type="float" office:value="51120000" calcext:value-type="float">
            <text:p>511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'2 x 6 ~KO P=2,4'.F4];TRANSLATED_TEAM_NAMES;['2 x 6 ~KO P=2,4'.$E4]+1)" office:value-type="string" office:string-value="Thatcham Tornadoes Amber" calcext:value-type="string">
            <text:p>Thatcham Tornadoes Amber</text:p>
          </table:table-cell>
          <table:table-cell table:formula="of:=VLOOKUP(['2 x 6 ~KO P=2,4'.G4];TRANSLATED_TEAM_NAMES;['2 x 6 ~KO P=2,4'.$E4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4]; NUM_PITCHES)=0;INDEX(PITCHES;1;NUM_PITCHES);INDEX(PITCHES;1;MOD([.$C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1120000,&quot;duration&quot;:&quot;10m&quot;,&quot;pitch&quot;:&quot;11&quot;,&quot;competition&quot;:{&quot;name&quot;:&quot;U15&quot;, &quot;section&quot;:&quot;Girls&quot;, &quot;group&quot;:&quot;1&quot;},&quot;tag&quot;:&quot;2&quot;, &quot;homeTeam&quot;:&quot;Thatcham Tornadoes Amber&quot;, &quot;awayTeam&quot;:&quot;Maidenhead B&amp;G FC White Sox&quot;}" calcext:value-type="string">
            <text:p>{"__v":0,"day":2,"dateTime":51120000,"duration":"10m","pitch":"11","competition":{"name":"U15", "section":"Girls", "group":"1"},"tag":"2", "homeTeam":"Thatcham Tornadoes Amber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$B5]-1))" office:value-type="float" office:value="51120000" calcext:value-type="float">
            <text:p>5112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VLOOKUP(['2 x 6 ~KO P=2,4'.F5];TRANSLATED_TEAM_NAMES;['2 x 6 ~KO P=2,4'.$E5]+1)" office:value-type="string" office:string-value="Thatcham Tornadoes Black" calcext:value-type="string">
            <text:p>Thatcham Tornadoes Black</text:p>
          </table:table-cell>
          <table:table-cell table:formula="of:=VLOOKUP(['2 x 6 ~KO P=2,4'.G5];TRANSLATED_TEAM_NAMES;['2 x 6 ~KO P=2,4'.$E5]+1)" office:value-type="string" office:string-value="Laurel Park Starz" calcext:value-type="string">
            <text:p>Laurel Park Starz</text:p>
          </table:table-cell>
          <table:table-cell table:style-name="ce17" table:formula="of:=IF(MOD([.$C5]; NUM_PITCHES)=0;INDEX(PITCHES;1;NUM_PITCHES);INDEX(PITCHES;1;MOD([.$C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1120000,&quot;duration&quot;:&quot;10m&quot;,&quot;pitch&quot;:&quot;12&quot;,&quot;competition&quot;:{&quot;name&quot;:&quot;U15&quot;, &quot;section&quot;:&quot;Girls&quot;, &quot;group&quot;:&quot;2&quot;},&quot;tag&quot;:&quot;2&quot;, &quot;homeTeam&quot;:&quot;Thatcham Tornadoes Black&quot;, &quot;awayTeam&quot;:&quot;Laurel Park Starz&quot;}" calcext:value-type="string">
            <text:p>{"__v":0,"day":2,"dateTime":51120000,"duration":"10m","pitch":"12","competition":{"name":"U15", "section":"Girls", "group":"2"},"tag":"2", "homeTeam":"Thatcham Tornadoes Black", "awayTeam":"Laurel Park Starz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$B6]-1))" office:value-type="float" office:value="51840000" calcext:value-type="float">
            <text:p>5184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'2 x 6 ~KO P=2,4'.F6];TRANSLATED_TEAM_NAMES;['2 x 6 ~KO P=2,4'.$E6]+1)" office:value-type="string" office:string-value="STBGFC Rockets 'A'" calcext:value-type="string">
            <text:p>STBGFC Rockets 'A'</text:p>
          </table:table-cell>
          <table:table-cell table:formula="of:=VLOOKUP(['2 x 6 ~KO P=2,4'.G6];TRANSLATED_TEAM_NAMES;['2 x 6 ~KO P=2,4'.$E6]+1)">
            <text:p/>
          </table:table-cell>
          <table:table-cell table:style-name="ce17" table:formula="of:=IF(MOD([.$C6]; NUM_PITCHES)=0;INDEX(PITCHES;1;NUM_PITCHES);INDEX(PITCHES;1;MOD([.$C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840000,&quot;duration&quot;:&quot;10m&quot;,&quot;pitch&quot;:&quot;11&quot;,&quot;competition&quot;:{&quot;name&quot;:&quot;U15&quot;, &quot;section&quot;:&quot;Girls&quot;, &quot;group&quot;:&quot;1&quot;},&quot;tag&quot;:&quot;3&quot;, &quot;homeTeam&quot;:&quot;STBGFC Rockets 'A'&quot;, &quot;awayTeam&quot;:&quot;&quot;}" calcext:value-type="string">
            <text:p>{"__v":0,"day":2,"dateTime":51840000,"duration":"10m","pitch":"11","competition":{"name":"U15", "section":"Girls", "group":"1"},"tag":"3", "homeTeam":"STBGFC Rockets 'A'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$B7]-1))" office:value-type="float" office:value="51840000" calcext:value-type="float">
            <text:p>5184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VLOOKUP(['2 x 6 ~KO P=2,4'.F7];TRANSLATED_TEAM_NAMES;['2 x 6 ~KO P=2,4'.$E7]+1)" office:value-type="string" office:string-value="STBGFC Rockets 'B'" calcext:value-type="string">
            <text:p>STBGFC Rockets 'B'</text:p>
          </table:table-cell>
          <table:table-cell table:formula="of:=VLOOKUP(['2 x 6 ~KO P=2,4'.G7];TRANSLATED_TEAM_NAMES;['2 x 6 ~KO P=2,4'.$E7]+1)">
            <text:p/>
          </table:table-cell>
          <table:table-cell table:style-name="ce17" table:formula="of:=IF(MOD([.$C7]; NUM_PITCHES)=0;INDEX(PITCHES;1;NUM_PITCHES);INDEX(PITCHES;1;MOD([.$C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840000,&quot;duration&quot;:&quot;10m&quot;,&quot;pitch&quot;:&quot;12&quot;,&quot;competition&quot;:{&quot;name&quot;:&quot;U15&quot;, &quot;section&quot;:&quot;Girls&quot;, &quot;group&quot;:&quot;2&quot;},&quot;tag&quot;:&quot;3&quot;, &quot;homeTeam&quot;:&quot;STBGFC Rockets 'B'&quot;, &quot;awayTeam&quot;:&quot;&quot;}" calcext:value-type="string">
            <text:p>{"__v":0,"day":2,"dateTime":51840000,"duration":"10m","pitch":"12","competition":{"name":"U15", "section":"Girls", "group":"2"},"tag":"3", "homeTeam":"STBGFC Rockets 'B'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$B8]-1))" office:value-type="float" office:value="52560000" calcext:value-type="float">
            <text:p>5256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'2 x 6 ~KO P=2,4'.F8];TRANSLATED_TEAM_NAMES;['2 x 6 ~KO P=2,4'.$E8]+1)" office:value-type="string" office:string-value="Maidenhead B&amp;G FC White Sox" calcext:value-type="string">
            <text:p>Maidenhead B&amp;G FC White Sox</text:p>
          </table:table-cell>
          <table:table-cell table:formula="of:=VLOOKUP(['2 x 6 ~KO P=2,4'.G8];TRANSLATED_TEAM_NAMES;['2 x 6 ~KO P=2,4'.$E8]+1)" office:value-type="string" office:string-value="AFC Charvil 'B'" calcext:value-type="string">
            <text:p>AFC Charvil 'B'</text:p>
          </table:table-cell>
          <table:table-cell table:style-name="ce17" table:formula="of:=IF(MOD([.$C8]; NUM_PITCHES)=0;INDEX(PITCHES;1;NUM_PITCHES);INDEX(PITCHES;1;MOD([.$C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2560000,&quot;duration&quot;:&quot;10m&quot;,&quot;pitch&quot;:&quot;11&quot;,&quot;competition&quot;:{&quot;name&quot;:&quot;U15&quot;, &quot;section&quot;:&quot;Girls&quot;, &quot;group&quot;:&quot;1&quot;},&quot;tag&quot;:&quot;4&quot;, &quot;homeTeam&quot;:&quot;Maidenhead B&amp;G FC White Sox&quot;, &quot;awayTeam&quot;:&quot;AFC Charvil 'B'&quot;}" calcext:value-type="string">
            <text:p>{"__v":0,"day":2,"dateTime":52560000,"duration":"10m","pitch":"11","competition":{"name":"U15", "section":"Girls", "group":"1"},"tag":"4", "homeTeam":"Maidenhead B&amp;G FC White Sox", "awayTeam":"AFC Charvil 'B'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$B9]-1))" office:value-type="float" office:value="52560000" calcext:value-type="float">
            <text:p>525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'2 x 6 ~KO P=2,4'.F9];TRANSLATED_TEAM_NAMES;['2 x 6 ~KO P=2,4'.$E9]+1)" office:value-type="string" office:string-value="Laurel Park Starz" calcext:value-type="string">
            <text:p>Laurel Park Starz</text:p>
          </table:table-cell>
          <table:table-cell table:formula="of:=VLOOKUP(['2 x 6 ~KO P=2,4'.G9];TRANSLATED_TEAM_NAMES;['2 x 6 ~KO P=2,4'.$E9]+1)" office:value-type="string" office:string-value="AFC Charvil 'A'" calcext:value-type="string">
            <text:p>AFC Charvil 'A'</text:p>
          </table:table-cell>
          <table:table-cell table:style-name="ce17" table:formula="of:=IF(MOD([.$C9]; NUM_PITCHES)=0;INDEX(PITCHES;1;NUM_PITCHES);INDEX(PITCHES;1;MOD([.$C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2560000,&quot;duration&quot;:&quot;10m&quot;,&quot;pitch&quot;:&quot;12&quot;,&quot;competition&quot;:{&quot;name&quot;:&quot;U15&quot;, &quot;section&quot;:&quot;Girls&quot;, &quot;group&quot;:&quot;2&quot;},&quot;tag&quot;:&quot;4&quot;, &quot;homeTeam&quot;:&quot;Laurel Park Starz&quot;, &quot;awayTeam&quot;:&quot;AFC Charvil 'A'&quot;}" calcext:value-type="string">
            <text:p>{"__v":0,"day":2,"dateTime":52560000,"duration":"10m","pitch":"12","competition":{"name":"U15", "section":"Girls", "group":"2"},"tag":"4", "homeTeam":"Laurel Park Starz", "awayTeam":"AFC Charvil 'A'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$B10]-1))" office:value-type="float" office:value="53280000" calcext:value-type="float">
            <text:p>532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6 ~KO P=2,4'.F10];TRANSLATED_TEAM_NAMES;['2 x 6 ~KO P=2,4'.$E10]+1)" office:value-type="string" office:string-value="Haslemere Town" calcext:value-type="string">
            <text:p>Haslemere Town</text:p>
          </table:table-cell>
          <table:table-cell table:formula="of:=VLOOKUP(['2 x 6 ~KO P=2,4'.G10];TRANSLATED_TEAM_NAMES;['2 x 6 ~KO P=2,4'.$E10]+1)" office:value-type="string" office:string-value="STBGFC Rockets 'A'" calcext:value-type="string">
            <text:p>STBGFC Rockets 'A'</text:p>
          </table:table-cell>
          <table:table-cell table:style-name="ce17" table:formula="of:=IF(MOD([.$C10]; NUM_PITCHES)=0;INDEX(PITCHES;1;NUM_PITCHES);INDEX(PITCHES;1;MOD([.$C1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3280000,&quot;duration&quot;:&quot;10m&quot;,&quot;pitch&quot;:&quot;11&quot;,&quot;competition&quot;:{&quot;name&quot;:&quot;U15&quot;, &quot;section&quot;:&quot;Girls&quot;, &quot;group&quot;:&quot;1&quot;},&quot;tag&quot;:&quot;5&quot;, &quot;homeTeam&quot;:&quot;Haslemere Town&quot;, &quot;awayTeam&quot;:&quot;STBGFC Rockets 'A'&quot;}" calcext:value-type="string">
            <text:p>{"__v":0,"day":2,"dateTime":53280000,"duration":"10m","pitch":"11","competition":{"name":"U15", "section":"Girls", "group":"1"},"tag":"5", "homeTeam":"Haslemere Town", "awayTeam":"STBGFC Rockets 'A'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$B11]-1))" office:value-type="float" office:value="53280000" calcext:value-type="float">
            <text:p>5328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'2 x 6 ~KO P=2,4'.F11];TRANSLATED_TEAM_NAMES;['2 x 6 ~KO P=2,4'.$E11]+1)" office:value-type="string" office:string-value="Eastleigh Girls" calcext:value-type="string">
            <text:p>Eastleigh Girls</text:p>
          </table:table-cell>
          <table:table-cell table:formula="of:=VLOOKUP(['2 x 6 ~KO P=2,4'.G11];TRANSLATED_TEAM_NAMES;['2 x 6 ~KO P=2,4'.$E11]+1)" office:value-type="string" office:string-value="STBGFC Rockets 'B'" calcext:value-type="string">
            <text:p>STBGFC Rockets 'B'</text:p>
          </table:table-cell>
          <table:table-cell table:style-name="ce17" table:formula="of:=IF(MOD([.$C11]; NUM_PITCHES)=0;INDEX(PITCHES;1;NUM_PITCHES);INDEX(PITCHES;1;MOD([.$C11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3280000,&quot;duration&quot;:&quot;10m&quot;,&quot;pitch&quot;:&quot;12&quot;,&quot;competition&quot;:{&quot;name&quot;:&quot;U15&quot;, &quot;section&quot;:&quot;Girls&quot;, &quot;group&quot;:&quot;2&quot;},&quot;tag&quot;:&quot;5&quot;, &quot;homeTeam&quot;:&quot;Eastleigh Girls&quot;, &quot;awayTeam&quot;:&quot;STBGFC Rockets 'B'&quot;}" calcext:value-type="string">
            <text:p>{"__v":0,"day":2,"dateTime":53280000,"duration":"10m","pitch":"12","competition":{"name":"U15", "section":"Girls", "group":"2"},"tag":"5", "homeTeam":"Eastleigh Girls", "awayTeam":"STBGFC Rockets 'B'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$B12]-1))" office:value-type="float" office:value="54000000" calcext:value-type="float">
            <text:p>5400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2 x 6 ~KO P=2,4'.F12];TRANSLATED_TEAM_NAMES;['2 x 6 ~KO P=2,4'.$E12]+1)" office:value-type="string" office:string-value="Thatcham Tornadoes Amber" calcext:value-type="string">
            <text:p>Thatcham Tornadoes Amber</text:p>
          </table:table-cell>
          <table:table-cell table:formula="of:=VLOOKUP(['2 x 6 ~KO P=2,4'.G12];TRANSLATED_TEAM_NAMES;['2 x 6 ~KO P=2,4'.$E12]+1)">
            <text:p/>
          </table:table-cell>
          <table:table-cell table:style-name="ce17" table:formula="of:=IF(MOD([.$C12]; NUM_PITCHES)=0;INDEX(PITCHES;1;NUM_PITCHES);INDEX(PITCHES;1;MOD([.$C1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4000000,&quot;duration&quot;:&quot;10m&quot;,&quot;pitch&quot;:&quot;11&quot;,&quot;competition&quot;:{&quot;name&quot;:&quot;U15&quot;, &quot;section&quot;:&quot;Girls&quot;, &quot;group&quot;:&quot;1&quot;},&quot;tag&quot;:&quot;6&quot;, &quot;homeTeam&quot;:&quot;Thatcham Tornadoes Amber&quot;, &quot;awayTeam&quot;:&quot;&quot;}" calcext:value-type="string">
            <text:p>{"__v":0,"day":2,"dateTime":54000000,"duration":"10m","pitch":"11","competition":{"name":"U15", "section":"Girls", "group":"1"},"tag":"6", "homeTeam":"Thatcham Tornadoes Amber", "awayTeam":"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$B13]-1))" office:value-type="float" office:value="54000000" calcext:value-type="float">
            <text:p>5400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VLOOKUP(['2 x 6 ~KO P=2,4'.F13];TRANSLATED_TEAM_NAMES;['2 x 6 ~KO P=2,4'.$E13]+1)" office:value-type="string" office:string-value="Thatcham Tornadoes Black" calcext:value-type="string">
            <text:p>Thatcham Tornadoes Black</text:p>
          </table:table-cell>
          <table:table-cell table:formula="of:=VLOOKUP(['2 x 6 ~KO P=2,4'.G13];TRANSLATED_TEAM_NAMES;['2 x 6 ~KO P=2,4'.$E13]+1)">
            <text:p/>
          </table:table-cell>
          <table:table-cell table:style-name="ce17" table:formula="of:=IF(MOD([.$C13]; NUM_PITCHES)=0;INDEX(PITCHES;1;NUM_PITCHES);INDEX(PITCHES;1;MOD([.$C1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4000000,&quot;duration&quot;:&quot;10m&quot;,&quot;pitch&quot;:&quot;12&quot;,&quot;competition&quot;:{&quot;name&quot;:&quot;U15&quot;, &quot;section&quot;:&quot;Girls&quot;, &quot;group&quot;:&quot;2&quot;},&quot;tag&quot;:&quot;6&quot;, &quot;homeTeam&quot;:&quot;Thatcham Tornadoes Black&quot;, &quot;awayTeam&quot;:&quot;&quot;}" calcext:value-type="string">
            <text:p>{"__v":0,"day":2,"dateTime":54000000,"duration":"10m","pitch":"12","competition":{"name":"U15", "section":"Girls", "group":"2"},"tag":"6", "homeTeam":"Thatcham Tornadoes Black", "awayTeam":"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$B14]-1))" office:value-type="float" office:value="54720000" calcext:value-type="float">
            <text:p>5472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6 ~KO P=2,4'.F14];TRANSLATED_TEAM_NAMES;['2 x 6 ~KO P=2,4'.$E14]+1)" office:value-type="string" office:string-value="Haslemere Town" calcext:value-type="string">
            <text:p>Haslemere Town</text:p>
          </table:table-cell>
          <table:table-cell table:formula="of:=VLOOKUP(['2 x 6 ~KO P=2,4'.G14];TRANSLATED_TEAM_NAMES;['2 x 6 ~KO P=2,4'.$E14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4]; NUM_PITCHES)=0;INDEX(PITCHES;1;NUM_PITCHES);INDEX(PITCHES;1;MOD([.$C1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54720000,&quot;duration&quot;:&quot;10m&quot;,&quot;pitch&quot;:&quot;11&quot;,&quot;competition&quot;:{&quot;name&quot;:&quot;U15&quot;, &quot;section&quot;:&quot;Girls&quot;, &quot;group&quot;:&quot;1&quot;},&quot;tag&quot;:&quot;7&quot;, &quot;homeTeam&quot;:&quot;Haslemere Town&quot;, &quot;awayTeam&quot;:&quot;Maidenhead B&amp;G FC White Sox&quot;}" calcext:value-type="string">
            <text:p>{"__v":0,"day":2,"dateTime":54720000,"duration":"10m","pitch":"11","competition":{"name":"U15", "section":"Girls", "group":"1"},"tag":"7", "homeTeam":"Haslemere Town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$B15]-1))" office:value-type="float" office:value="54720000" calcext:value-type="float">
            <text:p>5472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'2 x 6 ~KO P=2,4'.F15];TRANSLATED_TEAM_NAMES;['2 x 6 ~KO P=2,4'.$E15]+1)" office:value-type="string" office:string-value="Eastleigh Girls" calcext:value-type="string">
            <text:p>Eastleigh Girls</text:p>
          </table:table-cell>
          <table:table-cell table:formula="of:=VLOOKUP(['2 x 6 ~KO P=2,4'.G15];TRANSLATED_TEAM_NAMES;['2 x 6 ~KO P=2,4'.$E15]+1)" office:value-type="string" office:string-value="Laurel Park Starz" calcext:value-type="string">
            <text:p>Laurel Park Starz</text:p>
          </table:table-cell>
          <table:table-cell table:style-name="ce17" table:formula="of:=IF(MOD([.$C15]; NUM_PITCHES)=0;INDEX(PITCHES;1;NUM_PITCHES);INDEX(PITCHES;1;MOD([.$C1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54720000,&quot;duration&quot;:&quot;10m&quot;,&quot;pitch&quot;:&quot;12&quot;,&quot;competition&quot;:{&quot;name&quot;:&quot;U15&quot;, &quot;section&quot;:&quot;Girls&quot;, &quot;group&quot;:&quot;2&quot;},&quot;tag&quot;:&quot;7&quot;, &quot;homeTeam&quot;:&quot;Eastleigh Girls&quot;, &quot;awayTeam&quot;:&quot;Laurel Park Starz&quot;}" calcext:value-type="string">
            <text:p>{"__v":0,"day":2,"dateTime":54720000,"duration":"10m","pitch":"12","competition":{"name":"U15", "section":"Girls", "group":"2"},"tag":"7", "homeTeam":"Eastleigh Girls", "awayTeam":"Laurel Park Starz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$B16]-1))" office:value-type="float" office:value="55440000" calcext:value-type="float">
            <text:p>5544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'2 x 6 ~KO P=2,4'.F16];TRANSLATED_TEAM_NAMES;['2 x 6 ~KO P=2,4'.$E16]+1)" office:value-type="string" office:string-value="AFC Charvil 'B'" calcext:value-type="string">
            <text:p>AFC Charvil 'B'</text:p>
          </table:table-cell>
          <table:table-cell table:formula="of:=VLOOKUP(['2 x 6 ~KO P=2,4'.G16];TRANSLATED_TEAM_NAMES;['2 x 6 ~KO P=2,4'.$E16]+1)">
            <text:p/>
          </table:table-cell>
          <table:table-cell table:style-name="ce17" table:formula="of:=IF(MOD([.$C16]; NUM_PITCHES)=0;INDEX(PITCHES;1;NUM_PITCHES);INDEX(PITCHES;1;MOD([.$C1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55440000,&quot;duration&quot;:&quot;10m&quot;,&quot;pitch&quot;:&quot;11&quot;,&quot;competition&quot;:{&quot;name&quot;:&quot;U15&quot;, &quot;section&quot;:&quot;Girls&quot;, &quot;group&quot;:&quot;1&quot;},&quot;tag&quot;:&quot;8&quot;, &quot;homeTeam&quot;:&quot;AFC Charvil 'B'&quot;, &quot;awayTeam&quot;:&quot;&quot;}" calcext:value-type="string">
            <text:p>{"__v":0,"day":2,"dateTime":55440000,"duration":"10m","pitch":"11","competition":{"name":"U15", "section":"Girls", "group":"1"},"tag":"8", "homeTeam":"AFC Charvil 'B'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$B17]-1))" office:value-type="float" office:value="55440000" calcext:value-type="float">
            <text:p>5544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VLOOKUP(['2 x 6 ~KO P=2,4'.F17];TRANSLATED_TEAM_NAMES;['2 x 6 ~KO P=2,4'.$E17]+1)" office:value-type="string" office:string-value="AFC Charvil 'A'" calcext:value-type="string">
            <text:p>AFC Charvil 'A'</text:p>
          </table:table-cell>
          <table:table-cell table:formula="of:=VLOOKUP(['2 x 6 ~KO P=2,4'.G17];TRANSLATED_TEAM_NAMES;['2 x 6 ~KO P=2,4'.$E17]+1)">
            <text:p/>
          </table:table-cell>
          <table:table-cell table:style-name="ce17" table:formula="of:=IF(MOD([.$C17]; NUM_PITCHES)=0;INDEX(PITCHES;1;NUM_PITCHES);INDEX(PITCHES;1;MOD([.$C1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55440000,&quot;duration&quot;:&quot;10m&quot;,&quot;pitch&quot;:&quot;12&quot;,&quot;competition&quot;:{&quot;name&quot;:&quot;U15&quot;, &quot;section&quot;:&quot;Girls&quot;, &quot;group&quot;:&quot;2&quot;},&quot;tag&quot;:&quot;8&quot;, &quot;homeTeam&quot;:&quot;AFC Charvil 'A'&quot;, &quot;awayTeam&quot;:&quot;&quot;}" calcext:value-type="string">
            <text:p>{"__v":0,"day":2,"dateTime":55440000,"duration":"10m","pitch":"12","competition":{"name":"U15", "section":"Girls", "group":"2"},"tag":"8", "homeTeam":"AFC Charvil 'A'", "awayTeam":"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$B18]-1))" office:value-type="float" office:value="56160000" calcext:value-type="float">
            <text:p>561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6 ~KO P=2,4'.F18];TRANSLATED_TEAM_NAMES;['2 x 6 ~KO P=2,4'.$E18]+1)" office:value-type="string" office:string-value="STBGFC Rockets 'A'" calcext:value-type="string">
            <text:p>STBGFC Rockets 'A'</text:p>
          </table:table-cell>
          <table:table-cell table:formula="of:=VLOOKUP(['2 x 6 ~KO P=2,4'.G18];TRANSLATED_TEAM_NAMES;['2 x 6 ~KO P=2,4'.$E18]+1)" office:value-type="string" office:string-value="Thatcham Tornadoes Amber" calcext:value-type="string">
            <text:p>Thatcham Tornadoes Amber</text:p>
          </table:table-cell>
          <table:table-cell table:style-name="ce17" table:formula="of:=IF(MOD([.$C18]; NUM_PITCHES)=0;INDEX(PITCHES;1;NUM_PITCHES);INDEX(PITCHES;1;MOD([.$C1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56160000,&quot;duration&quot;:&quot;10m&quot;,&quot;pitch&quot;:&quot;11&quot;,&quot;competition&quot;:{&quot;name&quot;:&quot;U15&quot;, &quot;section&quot;:&quot;Girls&quot;, &quot;group&quot;:&quot;1&quot;},&quot;tag&quot;:&quot;9&quot;, &quot;homeTeam&quot;:&quot;STBGFC Rockets 'A'&quot;, &quot;awayTeam&quot;:&quot;Thatcham Tornadoes Amber&quot;}" calcext:value-type="string">
            <text:p>{"__v":0,"day":2,"dateTime":56160000,"duration":"10m","pitch":"11","competition":{"name":"U15", "section":"Girls", "group":"1"},"tag":"9", "homeTeam":"STBGFC Rockets 'A'", "awayTeam":"Thatcham Tornadoes Amber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$B19]-1))" office:value-type="float" office:value="56160000" calcext:value-type="float">
            <text:p>5616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VLOOKUP(['2 x 6 ~KO P=2,4'.F19];TRANSLATED_TEAM_NAMES;['2 x 6 ~KO P=2,4'.$E19]+1)" office:value-type="string" office:string-value="STBGFC Rockets 'B'" calcext:value-type="string">
            <text:p>STBGFC Rockets 'B'</text:p>
          </table:table-cell>
          <table:table-cell table:formula="of:=VLOOKUP(['2 x 6 ~KO P=2,4'.G19];TRANSLATED_TEAM_NAMES;['2 x 6 ~KO P=2,4'.$E19]+1)" office:value-type="string" office:string-value="Thatcham Tornadoes Black" calcext:value-type="string">
            <text:p>Thatcham Tornadoes Black</text:p>
          </table:table-cell>
          <table:table-cell table:style-name="ce17" table:formula="of:=IF(MOD([.$C19]; NUM_PITCHES)=0;INDEX(PITCHES;1;NUM_PITCHES);INDEX(PITCHES;1;MOD([.$C1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56160000,&quot;duration&quot;:&quot;10m&quot;,&quot;pitch&quot;:&quot;12&quot;,&quot;competition&quot;:{&quot;name&quot;:&quot;U15&quot;, &quot;section&quot;:&quot;Girls&quot;, &quot;group&quot;:&quot;2&quot;},&quot;tag&quot;:&quot;9&quot;, &quot;homeTeam&quot;:&quot;STBGFC Rockets 'B'&quot;, &quot;awayTeam&quot;:&quot;Thatcham Tornadoes Black&quot;}" calcext:value-type="string">
            <text:p>{"__v":0,"day":2,"dateTime":56160000,"duration":"10m","pitch":"12","competition":{"name":"U15", "section":"Girls", "group":"2"},"tag":"9", "homeTeam":"STBGFC Rockets 'B'", "awayTeam":"Thatcham Tornadoes Black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$B20]-1))" office:value-type="float" office:value="56880000" calcext:value-type="float">
            <text:p>5688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'2 x 6 ~KO P=2,4'.F20];TRANSLATED_TEAM_NAMES;['2 x 6 ~KO P=2,4'.$E20]+1)">
            <text:p/>
          </table:table-cell>
          <table:table-cell table:formula="of:=VLOOKUP(['2 x 6 ~KO P=2,4'.G20];TRANSLATED_TEAM_NAMES;['2 x 6 ~KO P=2,4'.$E20]+1)" office:value-type="string" office:string-value="Haslemere Town" calcext:value-type="string">
            <text:p>Haslemere Town</text:p>
          </table:table-cell>
          <table:table-cell table:style-name="ce17" table:formula="of:=IF(MOD([.$C20]; NUM_PITCHES)=0;INDEX(PITCHES;1;NUM_PITCHES);INDEX(PITCHES;1;MOD([.$C2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56880000,&quot;duration&quot;:&quot;10m&quot;,&quot;pitch&quot;:&quot;11&quot;,&quot;competition&quot;:{&quot;name&quot;:&quot;U15&quot;, &quot;section&quot;:&quot;Girls&quot;, &quot;group&quot;:&quot;1&quot;},&quot;tag&quot;:&quot;10&quot;, &quot;homeTeam&quot;:&quot;&quot;, &quot;awayTeam&quot;:&quot;Haslemere Town&quot;}" calcext:value-type="string">
            <text:p>{"__v":0,"day":2,"dateTime":56880000,"duration":"10m","pitch":"11","competition":{"name":"U15", "section":"Girls", "group":"1"},"tag":"10", "homeTeam":"", "awayTeam":"Haslemere Town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$B21]-1))" office:value-type="float" office:value="56880000" calcext:value-type="float">
            <text:p>5688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VLOOKUP(['2 x 6 ~KO P=2,4'.F21];TRANSLATED_TEAM_NAMES;['2 x 6 ~KO P=2,4'.$E21]+1)">
            <text:p/>
          </table:table-cell>
          <table:table-cell table:formula="of:=VLOOKUP(['2 x 6 ~KO P=2,4'.G21];TRANSLATED_TEAM_NAMES;['2 x 6 ~KO P=2,4'.$E21]+1)" office:value-type="string" office:string-value="Eastleigh Girls" calcext:value-type="string">
            <text:p>Eastleigh Girls</text:p>
          </table:table-cell>
          <table:table-cell table:style-name="ce17" table:formula="of:=IF(MOD([.$C21]; NUM_PITCHES)=0;INDEX(PITCHES;1;NUM_PITCHES);INDEX(PITCHES;1;MOD([.$C21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56880000,&quot;duration&quot;:&quot;10m&quot;,&quot;pitch&quot;:&quot;12&quot;,&quot;competition&quot;:{&quot;name&quot;:&quot;U15&quot;, &quot;section&quot;:&quot;Girls&quot;, &quot;group&quot;:&quot;2&quot;},&quot;tag&quot;:&quot;10&quot;, &quot;homeTeam&quot;:&quot;&quot;, &quot;awayTeam&quot;:&quot;Eastleigh Girls&quot;}" calcext:value-type="string">
            <text:p>{"__v":0,"day":2,"dateTime":56880000,"duration":"10m","pitch":"12","competition":{"name":"U15", "section":"Girls", "group":"2"},"tag":"10", "homeTeam":"", "awayTeam":"Eastleigh Girl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$B22]-1))" office:value-type="float" office:value="57600000" calcext:value-type="float">
            <text:p>576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6 ~KO P=2,4'.F22];TRANSLATED_TEAM_NAMES;['2 x 6 ~KO P=2,4'.$E22]+1)" office:value-type="string" office:string-value="Maidenhead B&amp;G FC White Sox" calcext:value-type="string">
            <text:p>Maidenhead B&amp;G FC White Sox</text:p>
          </table:table-cell>
          <table:table-cell table:formula="of:=VLOOKUP(['2 x 6 ~KO P=2,4'.G22];TRANSLATED_TEAM_NAMES;['2 x 6 ~KO P=2,4'.$E22]+1)" office:value-type="string" office:string-value="STBGFC Rockets 'A'" calcext:value-type="string">
            <text:p>STBGFC Rockets 'A'</text:p>
          </table:table-cell>
          <table:table-cell table:style-name="ce17" table:formula="of:=IF(MOD([.$C22]; NUM_PITCHES)=0;INDEX(PITCHES;1;NUM_PITCHES);INDEX(PITCHES;1;MOD([.$C2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57600000,&quot;duration&quot;:&quot;10m&quot;,&quot;pitch&quot;:&quot;11&quot;,&quot;competition&quot;:{&quot;name&quot;:&quot;U15&quot;, &quot;section&quot;:&quot;Girls&quot;, &quot;group&quot;:&quot;1&quot;},&quot;tag&quot;:&quot;11&quot;, &quot;homeTeam&quot;:&quot;Maidenhead B&amp;G FC White Sox&quot;, &quot;awayTeam&quot;:&quot;STBGFC Rockets 'A'&quot;}" calcext:value-type="string">
            <text:p>{"__v":0,"day":2,"dateTime":57600000,"duration":"10m","pitch":"11","competition":{"name":"U15", "section":"Girls", "group":"1"},"tag":"11", "homeTeam":"Maidenhead B&amp;G FC White Sox", "awayTeam":"STBGFC Rockets 'A'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$B23]-1))" office:value-type="float" office:value="57600000" calcext:value-type="float">
            <text:p>5760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'2 x 6 ~KO P=2,4'.F23];TRANSLATED_TEAM_NAMES;['2 x 6 ~KO P=2,4'.$E23]+1)" office:value-type="string" office:string-value="Laurel Park Starz" calcext:value-type="string">
            <text:p>Laurel Park Starz</text:p>
          </table:table-cell>
          <table:table-cell table:formula="of:=VLOOKUP(['2 x 6 ~KO P=2,4'.G23];TRANSLATED_TEAM_NAMES;['2 x 6 ~KO P=2,4'.$E23]+1)" office:value-type="string" office:string-value="STBGFC Rockets 'B'" calcext:value-type="string">
            <text:p>STBGFC Rockets 'B'</text:p>
          </table:table-cell>
          <table:table-cell table:style-name="ce17" table:formula="of:=IF(MOD([.$C23]; NUM_PITCHES)=0;INDEX(PITCHES;1;NUM_PITCHES);INDEX(PITCHES;1;MOD([.$C2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57600000,&quot;duration&quot;:&quot;10m&quot;,&quot;pitch&quot;:&quot;12&quot;,&quot;competition&quot;:{&quot;name&quot;:&quot;U15&quot;, &quot;section&quot;:&quot;Girls&quot;, &quot;group&quot;:&quot;2&quot;},&quot;tag&quot;:&quot;11&quot;, &quot;homeTeam&quot;:&quot;Laurel Park Starz&quot;, &quot;awayTeam&quot;:&quot;STBGFC Rockets 'B'&quot;}" calcext:value-type="string">
            <text:p>{"__v":0,"day":2,"dateTime":57600000,"duration":"10m","pitch":"12","competition":{"name":"U15", "section":"Girls", "group":"2"},"tag":"11", "homeTeam":"Laurel Park Starz", "awayTeam":"STBGFC Rockets 'B'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$B24]-1))" office:value-type="float" office:value="58320000" calcext:value-type="float">
            <text:p>5832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6 ~KO P=2,4'.F24];TRANSLATED_TEAM_NAMES;['2 x 6 ~KO P=2,4'.$E24]+1)" office:value-type="string" office:string-value="Thatcham Tornadoes Amber" calcext:value-type="string">
            <text:p>Thatcham Tornadoes Amber</text:p>
          </table:table-cell>
          <table:table-cell table:formula="of:=VLOOKUP(['2 x 6 ~KO P=2,4'.G24];TRANSLATED_TEAM_NAMES;['2 x 6 ~KO P=2,4'.$E24]+1)" office:value-type="string" office:string-value="AFC Charvil 'B'" calcext:value-type="string">
            <text:p>AFC Charvil 'B'</text:p>
          </table:table-cell>
          <table:table-cell table:style-name="ce17" table:formula="of:=IF(MOD([.$C24]; NUM_PITCHES)=0;INDEX(PITCHES;1;NUM_PITCHES);INDEX(PITCHES;1;MOD([.$C2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58320000,&quot;duration&quot;:&quot;10m&quot;,&quot;pitch&quot;:&quot;11&quot;,&quot;competition&quot;:{&quot;name&quot;:&quot;U15&quot;, &quot;section&quot;:&quot;Girls&quot;, &quot;group&quot;:&quot;1&quot;},&quot;tag&quot;:&quot;12&quot;, &quot;homeTeam&quot;:&quot;Thatcham Tornadoes Amber&quot;, &quot;awayTeam&quot;:&quot;AFC Charvil 'B'&quot;}" calcext:value-type="string">
            <text:p>{"__v":0,"day":2,"dateTime":58320000,"duration":"10m","pitch":"11","competition":{"name":"U15", "section":"Girls", "group":"1"},"tag":"12", "homeTeam":"Thatcham Tornadoes Amber", "awayTeam":"AFC Charvil 'B'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$B25]-1))" office:value-type="float" office:value="58320000" calcext:value-type="float">
            <text:p>58320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VLOOKUP(['2 x 6 ~KO P=2,4'.F25];TRANSLATED_TEAM_NAMES;['2 x 6 ~KO P=2,4'.$E25]+1)" office:value-type="string" office:string-value="Thatcham Tornadoes Black" calcext:value-type="string">
            <text:p>Thatcham Tornadoes Black</text:p>
          </table:table-cell>
          <table:table-cell table:formula="of:=VLOOKUP(['2 x 6 ~KO P=2,4'.G25];TRANSLATED_TEAM_NAMES;['2 x 6 ~KO P=2,4'.$E25]+1)" office:value-type="string" office:string-value="AFC Charvil 'A'" calcext:value-type="string">
            <text:p>AFC Charvil 'A'</text:p>
          </table:table-cell>
          <table:table-cell table:style-name="ce17" table:formula="of:=IF(MOD([.$C25]; NUM_PITCHES)=0;INDEX(PITCHES;1;NUM_PITCHES);INDEX(PITCHES;1;MOD([.$C25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58320000,&quot;duration&quot;:&quot;10m&quot;,&quot;pitch&quot;:&quot;12&quot;,&quot;competition&quot;:{&quot;name&quot;:&quot;U15&quot;, &quot;section&quot;:&quot;Girls&quot;, &quot;group&quot;:&quot;2&quot;},&quot;tag&quot;:&quot;12&quot;, &quot;homeTeam&quot;:&quot;Thatcham Tornadoes Black&quot;, &quot;awayTeam&quot;:&quot;AFC Charvil 'A'&quot;}" calcext:value-type="string">
            <text:p>{"__v":0,"day":2,"dateTime":58320000,"duration":"10m","pitch":"12","competition":{"name":"U15", "section":"Girls", "group":"2"},"tag":"12", "homeTeam":"Thatcham Tornadoes Black", "awayTeam":"AFC Charvil 'A'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$B26]-1))" office:value-type="float" office:value="59040000" calcext:value-type="float">
            <text:p>5904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'2 x 6 ~KO P=2,4'.F26];TRANSLATED_TEAM_NAMES;['2 x 6 ~KO P=2,4'.$E26]+1)">
            <text:p/>
          </table:table-cell>
          <table:table-cell table:formula="of:=VLOOKUP(['2 x 6 ~KO P=2,4'.G26];TRANSLATED_TEAM_NAMES;['2 x 6 ~KO P=2,4'.$E26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26]; NUM_PITCHES)=0;INDEX(PITCHES;1;NUM_PITCHES);INDEX(PITCHES;1;MOD([.$C26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59040000,&quot;duration&quot;:&quot;10m&quot;,&quot;pitch&quot;:&quot;11&quot;,&quot;competition&quot;:{&quot;name&quot;:&quot;U15&quot;, &quot;section&quot;:&quot;Girls&quot;, &quot;group&quot;:&quot;1&quot;},&quot;tag&quot;:&quot;13&quot;, &quot;homeTeam&quot;:&quot;&quot;, &quot;awayTeam&quot;:&quot;Maidenhead B&amp;G FC White Sox&quot;}" calcext:value-type="string">
            <text:p>{"__v":0,"day":2,"dateTime":59040000,"duration":"10m","pitch":"11","competition":{"name":"U15", "section":"Girls", "group":"1"},"tag":"13", "homeTeam":"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$B27]-1))" office:value-type="float" office:value="59040000" calcext:value-type="float">
            <text:p>5904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VLOOKUP(['2 x 6 ~KO P=2,4'.F27];TRANSLATED_TEAM_NAMES;['2 x 6 ~KO P=2,4'.$E27]+1)">
            <text:p/>
          </table:table-cell>
          <table:table-cell table:formula="of:=VLOOKUP(['2 x 6 ~KO P=2,4'.G27];TRANSLATED_TEAM_NAMES;['2 x 6 ~KO P=2,4'.$E27]+1)" office:value-type="string" office:string-value="Laurel Park Starz" calcext:value-type="string">
            <text:p>Laurel Park Starz</text:p>
          </table:table-cell>
          <table:table-cell table:style-name="ce17" table:formula="of:=IF(MOD([.$C27]; NUM_PITCHES)=0;INDEX(PITCHES;1;NUM_PITCHES);INDEX(PITCHES;1;MOD([.$C27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59040000,&quot;duration&quot;:&quot;10m&quot;,&quot;pitch&quot;:&quot;12&quot;,&quot;competition&quot;:{&quot;name&quot;:&quot;U15&quot;, &quot;section&quot;:&quot;Girls&quot;, &quot;group&quot;:&quot;2&quot;},&quot;tag&quot;:&quot;13&quot;, &quot;homeTeam&quot;:&quot;&quot;, &quot;awayTeam&quot;:&quot;Laurel Park Starz&quot;}" calcext:value-type="string">
            <text:p>{"__v":0,"day":2,"dateTime":59040000,"duration":"10m","pitch":"12","competition":{"name":"U15", "section":"Girls", "group":"2"},"tag":"13", "homeTeam":"", "awayTeam":"Laurel Park Starz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$B28]-1))" office:value-type="float" office:value="59760000" calcext:value-type="float">
            <text:p>597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'2 x 6 ~KO P=2,4'.F28];TRANSLATED_TEAM_NAMES;['2 x 6 ~KO P=2,4'.$E28]+1)" office:value-type="string" office:string-value="Haslemere Town" calcext:value-type="string">
            <text:p>Haslemere Town</text:p>
          </table:table-cell>
          <table:table-cell table:formula="of:=VLOOKUP(['2 x 6 ~KO P=2,4'.G28];TRANSLATED_TEAM_NAMES;['2 x 6 ~KO P=2,4'.$E28]+1)" office:value-type="string" office:string-value="Thatcham Tornadoes Amber" calcext:value-type="string">
            <text:p>Thatcham Tornadoes Amber</text:p>
          </table:table-cell>
          <table:table-cell table:style-name="ce17" table:formula="of:=IF(MOD([.$C28]; NUM_PITCHES)=0;INDEX(PITCHES;1;NUM_PITCHES);INDEX(PITCHES;1;MOD([.$C28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59760000,&quot;duration&quot;:&quot;10m&quot;,&quot;pitch&quot;:&quot;11&quot;,&quot;competition&quot;:{&quot;name&quot;:&quot;U15&quot;, &quot;section&quot;:&quot;Girls&quot;, &quot;group&quot;:&quot;1&quot;},&quot;tag&quot;:&quot;14&quot;, &quot;homeTeam&quot;:&quot;Haslemere Town&quot;, &quot;awayTeam&quot;:&quot;Thatcham Tornadoes Amber&quot;}" calcext:value-type="string">
            <text:p>{"__v":0,"day":2,"dateTime":59760000,"duration":"10m","pitch":"11","competition":{"name":"U15", "section":"Girls", "group":"1"},"tag":"14", "homeTeam":"Haslemere Town", "awayTeam":"Thatcham Tornadoes Amber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$B29]-1))" office:value-type="float" office:value="59760000" calcext:value-type="float">
            <text:p>597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VLOOKUP(['2 x 6 ~KO P=2,4'.F29];TRANSLATED_TEAM_NAMES;['2 x 6 ~KO P=2,4'.$E29]+1)" office:value-type="string" office:string-value="Eastleigh Girls" calcext:value-type="string">
            <text:p>Eastleigh Girls</text:p>
          </table:table-cell>
          <table:table-cell table:formula="of:=VLOOKUP(['2 x 6 ~KO P=2,4'.G29];TRANSLATED_TEAM_NAMES;['2 x 6 ~KO P=2,4'.$E29]+1)" office:value-type="string" office:string-value="Thatcham Tornadoes Black" calcext:value-type="string">
            <text:p>Thatcham Tornadoes Black</text:p>
          </table:table-cell>
          <table:table-cell table:style-name="ce17" table:formula="of:=IF(MOD([.$C29]; NUM_PITCHES)=0;INDEX(PITCHES;1;NUM_PITCHES);INDEX(PITCHES;1;MOD([.$C29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59760000,&quot;duration&quot;:&quot;10m&quot;,&quot;pitch&quot;:&quot;12&quot;,&quot;competition&quot;:{&quot;name&quot;:&quot;U15&quot;, &quot;section&quot;:&quot;Girls&quot;, &quot;group&quot;:&quot;2&quot;},&quot;tag&quot;:&quot;14&quot;, &quot;homeTeam&quot;:&quot;Eastleigh Girls&quot;, &quot;awayTeam&quot;:&quot;Thatcham Tornadoes Black&quot;}" calcext:value-type="string">
            <text:p>{"__v":0,"day":2,"dateTime":59760000,"duration":"10m","pitch":"12","competition":{"name":"U15", "section":"Girls", "group":"2"},"tag":"14", "homeTeam":"Eastleigh Girls", "awayTeam":"Thatcham Tornadoes Black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$B30]-1))" office:value-type="float" office:value="60480000" calcext:value-type="float">
            <text:p>604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6 ~KO P=2,4'.F30];TRANSLATED_TEAM_NAMES;['2 x 6 ~KO P=2,4'.$E30]+1)" office:value-type="string" office:string-value="STBGFC Rockets 'A'" calcext:value-type="string">
            <text:p>STBGFC Rockets 'A'</text:p>
          </table:table-cell>
          <table:table-cell table:formula="of:=VLOOKUP(['2 x 6 ~KO P=2,4'.G30];TRANSLATED_TEAM_NAMES;['2 x 6 ~KO P=2,4'.$E30]+1)" office:value-type="string" office:string-value="AFC Charvil 'B'" calcext:value-type="string">
            <text:p>AFC Charvil 'B'</text:p>
          </table:table-cell>
          <table:table-cell table:style-name="ce17" table:formula="of:=IF(MOD([.$C30]; NUM_PITCHES)=0;INDEX(PITCHES;1;NUM_PITCHES);INDEX(PITCHES;1;MOD([.$C30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60480000,&quot;duration&quot;:&quot;10m&quot;,&quot;pitch&quot;:&quot;11&quot;,&quot;competition&quot;:{&quot;name&quot;:&quot;U15&quot;, &quot;section&quot;:&quot;Girls&quot;, &quot;group&quot;:&quot;1&quot;},&quot;tag&quot;:&quot;15&quot;, &quot;homeTeam&quot;:&quot;STBGFC Rockets 'A'&quot;, &quot;awayTeam&quot;:&quot;AFC Charvil 'B'&quot;}" calcext:value-type="string">
            <text:p>{"__v":0,"day":2,"dateTime":60480000,"duration":"10m","pitch":"11","competition":{"name":"U15", "section":"Girls", "group":"1"},"tag":"15", "homeTeam":"STBGFC Rockets 'A'", "awayTeam":"AFC Charvil 'B'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$B31]-1))" office:value-type="float" office:value="60480000" calcext:value-type="float">
            <text:p>6048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'2 x 6 ~KO P=2,4'.F31];TRANSLATED_TEAM_NAMES;['2 x 6 ~KO P=2,4'.$E31]+1)" office:value-type="string" office:string-value="STBGFC Rockets 'B'" calcext:value-type="string">
            <text:p>STBGFC Rockets 'B'</text:p>
          </table:table-cell>
          <table:table-cell table:formula="of:=VLOOKUP(['2 x 6 ~KO P=2,4'.G31];TRANSLATED_TEAM_NAMES;['2 x 6 ~KO P=2,4'.$E31]+1)" office:value-type="string" office:string-value="AFC Charvil 'A'" calcext:value-type="string">
            <text:p>AFC Charvil 'A'</text:p>
          </table:table-cell>
          <table:table-cell table:style-name="ce17" table:formula="of:=IF(MOD([.$C31]; NUM_PITCHES)=0;INDEX(PITCHES;1;NUM_PITCHES);INDEX(PITCHES;1;MOD([.$C31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60480000,&quot;duration&quot;:&quot;10m&quot;,&quot;pitch&quot;:&quot;12&quot;,&quot;competition&quot;:{&quot;name&quot;:&quot;U15&quot;, &quot;section&quot;:&quot;Girls&quot;, &quot;group&quot;:&quot;2&quot;},&quot;tag&quot;:&quot;15&quot;, &quot;homeTeam&quot;:&quot;STBGFC Rockets 'B'&quot;, &quot;awayTeam&quot;:&quot;AFC Charvil 'A'&quot;}" calcext:value-type="string">
            <text:p>{"__v":0,"day":2,"dateTime":60480000,"duration":"10m","pitch":"12","competition":{"name":"U15", "section":"Girls", "group":"2"},"tag":"15", "homeTeam":"STBGFC Rockets 'B'", "awayTeam":"AFC Charvil 'A'"}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F1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$B32]-1)) + SECTION_GAP_MS" office:value-type="float" office:value="61800000" calcext:value-type="float">
            <text:p>61800000</text:p>
          </table:table-cell>
          <table:table-cell table:style-name="ce14"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formula="of:=AGE_GROUP_TRANSLATED&amp;&quot;_&quot;&amp;SECTION_TRANSLATED&amp;&quot;_G1_P1&quot;" office:value-type="string" office:string-value="U15_Girls_G1_P1" calcext:value-type="string">
            <text:p>U15_Girls_G1_P1</text:p>
          </table:table-cell>
          <table:table-cell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 table:style-name="ce13" office:value-type="string" calcext:value-type="string">
            <text:p>Winner Group 1</text:p>
          </table:table-cell>
          <table:table-cell table:style-name="ce27" office:value-type="string" calcext:value-type="string">
            <text:p>2<text:span text:style-name="T1">nd</text:span> Group 2</text:p>
          </table:table-cell>
          <table:table-cell table:style-name="ce17" table:formula="of:=IF(MOD([.$C32]; NUM_PITCHES)=0;INDEX(PITCHES;1;NUM_PITCHES);INDEX(PITCHES;1;MOD([.$C32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61800000,&quot;duration&quot;:&quot;10m&quot;,&quot;pitch&quot;:&quot;11&quot;,&quot;competition&quot;:{&quot;name&quot;:&quot;U15&quot;, &quot;section&quot;:&quot;Girls&quot;},&quot;tag&quot;:&quot;SF1&quot;, &quot;homeTeam&quot;:&quot;Winner Group 1&quot;, &quot;awayTeam&quot;:&quot;2nd Group 2&quot;, &quot;homeTeamFrom&quot;:&quot;U15_Girls_G1_P1&quot;, &quot;awayTeamFrom&quot;:&quot;U15_Girls_G2_P1&quot;, &quot;stage2Tag&quot;:&quot;U15_Girls_SF1&quot;}" calcext:value-type="string">
            <text:p>{"__v":0,"day":2,"dateTime":61800000,"duration":"10m","pitch":"11","competition":{"name":"U15", "section":"Girls"},"tag":"SF1", "homeTeam":"Winner Group 1", "awayTeam":"2nd Group 2", "homeTeamFrom":"U15_Girls_G1_P1", "awayTeamFrom":"U15_Girls_G2_P1", "stage2Tag":"U15_Girls_SF1"}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F2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$B33]-1)) + SECTION_GAP_MS" office:value-type="float" office:value="61800000" calcext:value-type="float">
            <text:p>61800000</text:p>
          </table:table-cell>
          <table:table-cell table:style-name="ce14"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 table:formula="of:=AGE_GROUP_TRANSLATED&amp;&quot;_&quot;&amp;SECTION_TRANSLATED&amp;&quot;_G1_P2&quot;" office:value-type="string" office:string-value="U15_Girls_G1_P2" calcext:value-type="string">
            <text:p>U15_Girls_G1_P2</text:p>
          </table:table-cell>
          <table:table-cell table:style-name="ce13" office:value-type="string" calcext:value-type="string">
            <text:p>Winner Group 2</text:p>
          </table:table-cell>
          <table:table-cell table:style-name="ce27" office:value-type="string" calcext:value-type="string">
            <text:p>2<text:span text:style-name="T1">nd</text:span> Group 1</text:p>
          </table:table-cell>
          <table:table-cell table:style-name="ce17" table:formula="of:=IF(MOD([.$C33]; NUM_PITCHES)=0;INDEX(PITCHES;1;NUM_PITCHES);INDEX(PITCHES;1;MOD([.$C33];NUM_PITCHES)))" office:value-type="float" office:value="12" calcext:value-type="float">
            <text:p>12</text:p>
          </table:table-cell>
          <table:table-cell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61800000,&quot;duration&quot;:&quot;10m&quot;,&quot;pitch&quot;:&quot;12&quot;,&quot;competition&quot;:{&quot;name&quot;:&quot;U15&quot;, &quot;section&quot;:&quot;Girls&quot;},&quot;tag&quot;:&quot;SF2&quot;, &quot;homeTeam&quot;:&quot;Winner Group 2&quot;, &quot;awayTeam&quot;:&quot;2nd Group 1&quot;, &quot;homeTeamFrom&quot;:&quot;U15_Girls_G2_P1&quot;, &quot;awayTeamFrom&quot;:&quot;U15_Girls_G1_P2&quot;, &quot;stage2Tag&quot;:&quot;U15_Girls_SF2&quot;}" calcext:value-type="string">
            <text:p>{"__v":0,"day":2,"dateTime":61800000,"duration":"10m","pitch":"12","competition":{"name":"U15", "section":"Girls"},"tag":"SF2", "homeTeam":"Winner Group 2", "awayTeam":"2nd Group 1", "homeTeamFrom":"U15_Girls_G2_P1", "awayTeamFrom":"U15_Girls_G1_P2", "stage2Tag":"U15_Girl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$B34]-1)) + SECTION_GAP_MS" office:value-type="float" office:value="62520000" calcext:value-type="float">
            <text:p>62520000</text:p>
          </table:table-cell>
          <table:table-cell table:style-name="ce14" table:formula="of:=AGE_GROUP_TRANSLATED&amp;&quot;_&quot;&amp;SECTION_TRANSLATED&amp;&quot;_FNL&quot;" office:value-type="string" office:string-value="U15_Girls_FNL" calcext:value-type="string">
            <text:p>U15_Girls_FNL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3" office:value-type="string" calcext:value-type="string">
            <text:p>Winner SF1</text:p>
          </table:table-cell>
          <table:table-cell office:value-type="string" calcext:value-type="string">
            <text:p>Winner SF2</text:p>
          </table:table-cell>
          <table:table-cell table:style-name="ce17" table:formula="of:=IF(MOD([.$C34]; NUM_PITCHES)=0;INDEX(PITCHES;1;NUM_PITCHES);INDEX(PITCHES;1;MOD([.$C34];NUM_PITCHES)))" office:value-type="float" office:value="11" calcext:value-type="float">
            <text:p>11</text:p>
          </table:table-cell>
          <table:table-cell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62520000,&quot;duration&quot;:&quot;10m&quot;,&quot;pitch&quot;:&quot;11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day":2,"dateTime":62520000,"duration":"10m","pitch":"11","competition":{"name":"U15", "section":"Girls"},"tag":"FNL", "homeTeam":"Winner SF1", "awayTeam":"Winner SF2", "homeTeamFrom":"U15_Girls_SF1", "awayTeamFrom":"U15_Girls_SF2", "stage2Tag":"U15_Girls_FNL"}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4"/>
          <table:table-cell table:number-columns-repeated="2"/>
          <table:table-cell table:style-name="ce16"/>
          <table:table-cell table:style-name="ce18"/>
          <table:table-cell table:style-name="ce19"/>
          <table:table-cell table:style-name="ce18"/>
          <table:table-cell table:number-columns-repeated="1013"/>
        </table:table-row>
        <table:table-row table:style-name="ro1" table:number-rows-repeated="1048537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x 6 KO P=3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24" table:default-cell-style-name="ce12"/>
        <table:table-column table:style-name="co23" table:visibility="collapse" table:default-cell-style-name="ce12"/>
        <table:table-column table:style-name="co25" table:visibility="collapse" table:default-cell-style-name="ce12"/>
        <table:table-column table:style-name="co26" table:visibility="collapse" table:default-cell-style-name="ce14"/>
        <table:table-column table:style-name="co27" table:default-cell-style-name="ce14"/>
        <table:table-column table:style-name="co27" table:visibility="collapse" table:number-columns-repeated="2" table:default-cell-style-name="ce14"/>
        <table:table-column table:style-name="co28" table:default-cell-style-name="ce18"/>
        <table:table-column table:style-name="co28" table:default-cell-style-name="ce19"/>
        <table:table-column table:style-name="co3" table:number-columns-repeated="1015" table:default-cell-style-name="Default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table:formula="of:=FIRST_GAME_MS" office:value-type="float" office:value="50400000" calcext:value-type="float">
            <text:p>5040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x 6 KO P=3'.F2];TRANSLATED_TEAM_NAMES;['2 x 6 KO P=3'.$E2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2 x 6 KO P=3'.G2];TRANSLATED_TEAM_NAMES;['2 x 6 KO P=3'.$E2]+1)" office:value-type="string" office:string-value="STBGFC Rockets 'A'" calcext:value-type="string">
            <text:p>STBGFC Rockets 'A'</text:p>
          </table:table-cell>
          <table:table-cell table:style-name="ce17" table:formula="of:=IF(MOD([.$C2]; NUM_PITCHES)=0;INDEX(PITCHES;1;NUM_PITCHES);INDEX(PITCHES;1;MOD([.$C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0m&quot;,&quot;pitch&quot;:&quot;11&quot;,&quot;competition&quot;:{&quot;name&quot;:&quot;U15&quot;, &quot;section&quot;:&quot;Girls&quot;, &quot;group&quot;:&quot;1&quot;},&quot;tag&quot;:&quot;1&quot;, &quot;homeTeam&quot;:&quot;Maidenhead B&amp;G FC White Sox&quot;, &quot;awayTeam&quot;:&quot;STBGFC Rockets 'A'&quot;}" calcext:value-type="string">
            <text:p>{"__v":0,"day":2,"dateTime":50400000,"duration":"10m","pitch":"11","competition":{"name":"U15", "section":"Girls", "group":"1"},"tag":"1", "homeTeam":"Maidenhead B&amp;G FC White Sox", "awayTeam":"STBGFC Rockets 'A'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table:formula="of:=FIRST_GAME_MS + ((DURATION_MS + GAME_GAP_MS) * ([.$B3]-1))" office:value-type="float" office:value="50400000" calcext:value-type="float">
            <text:p>5040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x 6 KO P=3'.F3];TRANSLATED_TEAM_NAMES;['2 x 6 KO P=3'.$E3]+1)" office:value-type="string" office:string-value="Thatcham Tornadoes Amber" calcext:value-type="string">
            <text:p>Thatcham Tornadoes Amber</text:p>
          </table:table-cell>
          <table:table-cell table:style-name="ce16" table:formula="of:=VLOOKUP(['2 x 6 KO P=3'.G3];TRANSLATED_TEAM_NAMES;['2 x 6 KO P=3'.$E3]+1)">
            <text:p/>
          </table:table-cell>
          <table:table-cell table:style-name="ce17" table:formula="of:=IF(MOD([.$C3]; NUM_PITCHES)=0;INDEX(PITCHES;1;NUM_PITCHES);INDEX(PITCHES;1;MOD([.$C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0m&quot;,&quot;pitch&quot;:&quot;12&quot;,&quot;competition&quot;:{&quot;name&quot;:&quot;U15&quot;, &quot;section&quot;:&quot;Girls&quot;, &quot;group&quot;:&quot;1&quot;},&quot;tag&quot;:&quot;1&quot;, &quot;homeTeam&quot;:&quot;Thatcham Tornadoes Amber&quot;, &quot;awayTeam&quot;:&quot;&quot;}" calcext:value-type="string">
            <text:p>{"__v":0,"day":2,"dateTime":50400000,"duration":"10m","pitch":"12","competition":{"name":"U15", "section":"Girls", "group":"1"},"tag":"1", "homeTeam":"Thatcham Tornadoes Amber", "awayTeam":"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table:formula="of:=FIRST_GAME_MS + ((DURATION_MS + GAME_GAP_MS) * ([.$B4]-1))" office:value-type="float" office:value="51120000" calcext:value-type="float">
            <text:p>5112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x 6 KO P=3'.F4];TRANSLATED_TEAM_NAMES;['2 x 6 KO P=3'.$E4]+1)" office:value-type="string" office:string-value="AFC Charvil 'B'" calcext:value-type="string">
            <text:p>AFC Charvil 'B'</text:p>
          </table:table-cell>
          <table:table-cell table:style-name="ce16" table:formula="of:=VLOOKUP(['2 x 6 KO P=3'.G4];TRANSLATED_TEAM_NAMES;['2 x 6 KO P=3'.$E4]+1)" office:value-type="string" office:string-value="Haslemere Town" calcext:value-type="string">
            <text:p>Haslemere Town</text:p>
          </table:table-cell>
          <table:table-cell table:style-name="ce17" table:formula="of:=IF(MOD([.$C4]; NUM_PITCHES)=0;INDEX(PITCHES;1;NUM_PITCHES);INDEX(PITCHES;1;MOD([.$C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1120000,&quot;duration&quot;:&quot;10m&quot;,&quot;pitch&quot;:&quot;11&quot;,&quot;competition&quot;:{&quot;name&quot;:&quot;U15&quot;, &quot;section&quot;:&quot;Girls&quot;, &quot;group&quot;:&quot;1&quot;},&quot;tag&quot;:&quot;2&quot;, &quot;homeTeam&quot;:&quot;AFC Charvil 'B'&quot;, &quot;awayTeam&quot;:&quot;Haslemere Town&quot;}" calcext:value-type="string">
            <text:p>{"__v":0,"day":2,"dateTime":51120000,"duration":"10m","pitch":"11","competition":{"name":"U15", "section":"Girls", "group":"1"},"tag":"2", "homeTeam":"AFC Charvil 'B'", "awayTeam":"Haslemere Town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2" table:formula="of:=FIRST_GAME_MS + ((DURATION_MS + GAME_GAP_MS) * ([.$B5]-1))" office:value-type="float" office:value="51120000" calcext:value-type="float">
            <text:p>5112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x 6 KO P=3'.F5];TRANSLATED_TEAM_NAMES;['2 x 6 KO P=3'.$E5]+1)" office:value-type="string" office:string-value="Laurel Park Starz" calcext:value-type="string">
            <text:p>Laurel Park Starz</text:p>
          </table:table-cell>
          <table:table-cell table:style-name="ce16" table:formula="of:=VLOOKUP(['2 x 6 KO P=3'.G5];TRANSLATED_TEAM_NAMES;['2 x 6 KO P=3'.$E5]+1)" office:value-type="string" office:string-value="STBGFC Rockets 'B'" calcext:value-type="string">
            <text:p>STBGFC Rockets 'B'</text:p>
          </table:table-cell>
          <table:table-cell table:style-name="ce17" table:formula="of:=IF(MOD([.$C5]; NUM_PITCHES)=0;INDEX(PITCHES;1;NUM_PITCHES);INDEX(PITCHES;1;MOD([.$C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1120000,&quot;duration&quot;:&quot;10m&quot;,&quot;pitch&quot;:&quot;12&quot;,&quot;competition&quot;:{&quot;name&quot;:&quot;U15&quot;, &quot;section&quot;:&quot;Girls&quot;, &quot;group&quot;:&quot;2&quot;},&quot;tag&quot;:&quot;2&quot;, &quot;homeTeam&quot;:&quot;Laurel Park Starz&quot;, &quot;awayTeam&quot;:&quot;STBGFC Rockets 'B'&quot;}" calcext:value-type="string">
            <text:p>{"__v":0,"day":2,"dateTime":51120000,"duration":"10m","pitch":"12","competition":{"name":"U15", "section":"Girls", "group":"2"},"tag":"2", "homeTeam":"Laurel Park Starz", "awayTeam":"STBGFC Rockets 'B'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2" table:formula="of:=FIRST_GAME_MS + ((DURATION_MS + GAME_GAP_MS) * ([.$B6]-1))" office:value-type="float" office:value="51840000" calcext:value-type="float">
            <text:p>5184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x 6 KO P=3'.F6];TRANSLATED_TEAM_NAMES;['2 x 6 KO P=3'.$E6]+1)" office:value-type="string" office:string-value="Thatcham Tornadoes Black" calcext:value-type="string">
            <text:p>Thatcham Tornadoes Black</text:p>
          </table:table-cell>
          <table:table-cell table:style-name="ce16" table:formula="of:=VLOOKUP(['2 x 6 KO P=3'.G6];TRANSLATED_TEAM_NAMES;['2 x 6 KO P=3'.$E6]+1)">
            <text:p/>
          </table:table-cell>
          <table:table-cell table:style-name="ce17" table:formula="of:=IF(MOD([.$C6]; NUM_PITCHES)=0;INDEX(PITCHES;1;NUM_PITCHES);INDEX(PITCHES;1;MOD([.$C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840000,&quot;duration&quot;:&quot;10m&quot;,&quot;pitch&quot;:&quot;11&quot;,&quot;competition&quot;:{&quot;name&quot;:&quot;U15&quot;, &quot;section&quot;:&quot;Girls&quot;, &quot;group&quot;:&quot;2&quot;},&quot;tag&quot;:&quot;3&quot;, &quot;homeTeam&quot;:&quot;Thatcham Tornadoes Black&quot;, &quot;awayTeam&quot;:&quot;&quot;}" calcext:value-type="string">
            <text:p>{"__v":0,"day":2,"dateTime":51840000,"duration":"10m","pitch":"11","competition":{"name":"U15", "section":"Girls", "group":"2"},"tag":"3", "homeTeam":"Thatcham Tornadoes Black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2" table:formula="of:=FIRST_GAME_MS + ((DURATION_MS + GAME_GAP_MS) * ([.$B7]-1))" office:value-type="float" office:value="51840000" calcext:value-type="float">
            <text:p>5184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x 6 KO P=3'.F7];TRANSLATED_TEAM_NAMES;['2 x 6 KO P=3'.$E7]+1)" office:value-type="string" office:string-value="AFC Charvil 'A'" calcext:value-type="string">
            <text:p>AFC Charvil 'A'</text:p>
          </table:table-cell>
          <table:table-cell table:style-name="ce16" table:formula="of:=VLOOKUP(['2 x 6 KO P=3'.G7];TRANSLATED_TEAM_NAMES;['2 x 6 KO P=3'.$E7]+1)" office:value-type="string" office:string-value="Eastleigh Girls" calcext:value-type="string">
            <text:p>Eastleigh Girls</text:p>
          </table:table-cell>
          <table:table-cell table:style-name="ce17" table:formula="of:=IF(MOD([.$C7]; NUM_PITCHES)=0;INDEX(PITCHES;1;NUM_PITCHES);INDEX(PITCHES;1;MOD([.$C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840000,&quot;duration&quot;:&quot;10m&quot;,&quot;pitch&quot;:&quot;12&quot;,&quot;competition&quot;:{&quot;name&quot;:&quot;U15&quot;, &quot;section&quot;:&quot;Girls&quot;, &quot;group&quot;:&quot;2&quot;},&quot;tag&quot;:&quot;3&quot;, &quot;homeTeam&quot;:&quot;AFC Charvil 'A'&quot;, &quot;awayTeam&quot;:&quot;Eastleigh Girls&quot;}" calcext:value-type="string">
            <text:p>{"__v":0,"day":2,"dateTime":51840000,"duration":"10m","pitch":"12","competition":{"name":"U15", "section":"Girls", "group":"2"},"tag":"3", "homeTeam":"AFC Charvil 'A'", "awayTeam":"Eastleigh Girls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2" table:formula="of:=FIRST_GAME_MS + ((DURATION_MS + GAME_GAP_MS) * ([.$B8]-1))" office:value-type="float" office:value="52560000" calcext:value-type="float">
            <text:p>5256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x 6 KO P=3'.F8];TRANSLATED_TEAM_NAMES;['2 x 6 KO P=3'.$E8]+1)" office:value-type="string" office:string-value="Haslemere Town" calcext:value-type="string">
            <text:p>Haslemere Town</text:p>
          </table:table-cell>
          <table:table-cell table:style-name="ce16" table:formula="of:=VLOOKUP(['2 x 6 KO P=3'.G8];TRANSLATED_TEAM_NAMES;['2 x 6 KO P=3'.$E8]+1)" office:value-type="string" office:string-value="Thatcham Tornadoes Amber" calcext:value-type="string">
            <text:p>Thatcham Tornadoes Amber</text:p>
          </table:table-cell>
          <table:table-cell table:style-name="ce17" table:formula="of:=IF(MOD([.$C8]; NUM_PITCHES)=0;INDEX(PITCHES;1;NUM_PITCHES);INDEX(PITCHES;1;MOD([.$C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2560000,&quot;duration&quot;:&quot;10m&quot;,&quot;pitch&quot;:&quot;11&quot;,&quot;competition&quot;:{&quot;name&quot;:&quot;U15&quot;, &quot;section&quot;:&quot;Girls&quot;, &quot;group&quot;:&quot;1&quot;},&quot;tag&quot;:&quot;4&quot;, &quot;homeTeam&quot;:&quot;Haslemere Town&quot;, &quot;awayTeam&quot;:&quot;Thatcham Tornadoes Amber&quot;}" calcext:value-type="string">
            <text:p>{"__v":0,"day":2,"dateTime":52560000,"duration":"10m","pitch":"11","competition":{"name":"U15", "section":"Girls", "group":"1"},"tag":"4", "homeTeam":"Haslemere Town", "awayTeam":"Thatcham Tornadoes Amber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2" table:formula="of:=FIRST_GAME_MS + ((DURATION_MS + GAME_GAP_MS) * ([.$B9]-1))" office:value-type="float" office:value="52560000" calcext:value-type="float">
            <text:p>5256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x 6 KO P=3'.F9];TRANSLATED_TEAM_NAMES;['2 x 6 KO P=3'.$E9]+1)" office:value-type="string" office:string-value="STBGFC Rockets 'A'" calcext:value-type="string">
            <text:p>STBGFC Rockets 'A'</text:p>
          </table:table-cell>
          <table:table-cell table:style-name="ce16" table:formula="of:=VLOOKUP(['2 x 6 KO P=3'.G9];TRANSLATED_TEAM_NAMES;['2 x 6 KO P=3'.$E9]+1)" office:value-type="string" office:string-value="AFC Charvil 'B'" calcext:value-type="string">
            <text:p>AFC Charvil 'B'</text:p>
          </table:table-cell>
          <table:table-cell table:style-name="ce17" table:formula="of:=IF(MOD([.$C9]; NUM_PITCHES)=0;INDEX(PITCHES;1;NUM_PITCHES);INDEX(PITCHES;1;MOD([.$C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2560000,&quot;duration&quot;:&quot;10m&quot;,&quot;pitch&quot;:&quot;12&quot;,&quot;competition&quot;:{&quot;name&quot;:&quot;U15&quot;, &quot;section&quot;:&quot;Girls&quot;, &quot;group&quot;:&quot;1&quot;},&quot;tag&quot;:&quot;4&quot;, &quot;homeTeam&quot;:&quot;STBGFC Rockets 'A'&quot;, &quot;awayTeam&quot;:&quot;AFC Charvil 'B'&quot;}" calcext:value-type="string">
            <text:p>{"__v":0,"day":2,"dateTime":52560000,"duration":"10m","pitch":"12","competition":{"name":"U15", "section":"Girls", "group":"1"},"tag":"4", "homeTeam":"STBGFC Rockets 'A'", "awayTeam":"AFC Charvil 'B'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2" table:formula="of:=FIRST_GAME_MS + ((DURATION_MS + GAME_GAP_MS) * ([.$B10]-1))" office:value-type="float" office:value="53280000" calcext:value-type="float">
            <text:p>5328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x 6 KO P=3'.F10];TRANSLATED_TEAM_NAMES;['2 x 6 KO P=3'.$E10]+1)">
            <text:p/>
          </table:table-cell>
          <table:table-cell table:style-name="ce16" table:formula="of:=VLOOKUP(['2 x 6 KO P=3'.G10];TRANSLATED_TEAM_NAMES;['2 x 6 KO P=3'.$E10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0]; NUM_PITCHES)=0;INDEX(PITCHES;1;NUM_PITCHES);INDEX(PITCHES;1;MOD([.$C1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3280000,&quot;duration&quot;:&quot;10m&quot;,&quot;pitch&quot;:&quot;11&quot;,&quot;competition&quot;:{&quot;name&quot;:&quot;U15&quot;, &quot;section&quot;:&quot;Girls&quot;, &quot;group&quot;:&quot;1&quot;},&quot;tag&quot;:&quot;5&quot;, &quot;homeTeam&quot;:&quot;&quot;, &quot;awayTeam&quot;:&quot;Maidenhead B&amp;G FC White Sox&quot;}" calcext:value-type="string">
            <text:p>{"__v":0,"day":2,"dateTime":53280000,"duration":"10m","pitch":"11","competition":{"name":"U15", "section":"Girls", "group":"1"},"tag":"5", "homeTeam":"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2" table:formula="of:=FIRST_GAME_MS + ((DURATION_MS + GAME_GAP_MS) * ([.$B11]-1))" office:value-type="float" office:value="53280000" calcext:value-type="float">
            <text:p>5328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x 6 KO P=3'.F11];TRANSLATED_TEAM_NAMES;['2 x 6 KO P=3'.$E11]+1)" office:value-type="string" office:string-value="Eastleigh Girls" calcext:value-type="string">
            <text:p>Eastleigh Girls</text:p>
          </table:table-cell>
          <table:table-cell table:style-name="ce16" table:formula="of:=VLOOKUP(['2 x 6 KO P=3'.G11];TRANSLATED_TEAM_NAMES;['2 x 6 KO P=3'.$E11]+1)" office:value-type="string" office:string-value="Thatcham Tornadoes Black" calcext:value-type="string">
            <text:p>Thatcham Tornadoes Black</text:p>
          </table:table-cell>
          <table:table-cell table:style-name="ce17" table:formula="of:=IF(MOD([.$C11]; NUM_PITCHES)=0;INDEX(PITCHES;1;NUM_PITCHES);INDEX(PITCHES;1;MOD([.$C1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3280000,&quot;duration&quot;:&quot;10m&quot;,&quot;pitch&quot;:&quot;12&quot;,&quot;competition&quot;:{&quot;name&quot;:&quot;U15&quot;, &quot;section&quot;:&quot;Girls&quot;, &quot;group&quot;:&quot;2&quot;},&quot;tag&quot;:&quot;5&quot;, &quot;homeTeam&quot;:&quot;Eastleigh Girls&quot;, &quot;awayTeam&quot;:&quot;Thatcham Tornadoes Black&quot;}" calcext:value-type="string">
            <text:p>{"__v":0,"day":2,"dateTime":53280000,"duration":"10m","pitch":"12","competition":{"name":"U15", "section":"Girls", "group":"2"},"tag":"5", "homeTeam":"Eastleigh Girls", "awayTeam":"Thatcham Tornadoes Black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12" table:formula="of:=FIRST_GAME_MS + ((DURATION_MS + GAME_GAP_MS) * ([.$B12]-1))" office:value-type="float" office:value="54000000" calcext:value-type="float">
            <text:p>5400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x 6 KO P=3'.F12];TRANSLATED_TEAM_NAMES;['2 x 6 KO P=3'.$E12]+1)" office:value-type="string" office:string-value="STBGFC Rockets 'B'" calcext:value-type="string">
            <text:p>STBGFC Rockets 'B'</text:p>
          </table:table-cell>
          <table:table-cell table:style-name="ce16" table:formula="of:=VLOOKUP(['2 x 6 KO P=3'.G12];TRANSLATED_TEAM_NAMES;['2 x 6 KO P=3'.$E12]+1)" office:value-type="string" office:string-value="AFC Charvil 'A'" calcext:value-type="string">
            <text:p>AFC Charvil 'A'</text:p>
          </table:table-cell>
          <table:table-cell table:style-name="ce17" table:formula="of:=IF(MOD([.$C12]; NUM_PITCHES)=0;INDEX(PITCHES;1;NUM_PITCHES);INDEX(PITCHES;1;MOD([.$C1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4000000,&quot;duration&quot;:&quot;10m&quot;,&quot;pitch&quot;:&quot;11&quot;,&quot;competition&quot;:{&quot;name&quot;:&quot;U15&quot;, &quot;section&quot;:&quot;Girls&quot;, &quot;group&quot;:&quot;2&quot;},&quot;tag&quot;:&quot;6&quot;, &quot;homeTeam&quot;:&quot;STBGFC Rockets 'B'&quot;, &quot;awayTeam&quot;:&quot;AFC Charvil 'A'&quot;}" calcext:value-type="string">
            <text:p>{"__v":0,"day":2,"dateTime":54000000,"duration":"10m","pitch":"11","competition":{"name":"U15", "section":"Girls", "group":"2"},"tag":"6", "homeTeam":"STBGFC Rockets 'B'", "awayTeam":"AFC Charvil 'A'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2" table:formula="of:=FIRST_GAME_MS + ((DURATION_MS + GAME_GAP_MS) * ([.$B13]-1))" office:value-type="float" office:value="54000000" calcext:value-type="float">
            <text:p>5400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x 6 KO P=3'.F13];TRANSLATED_TEAM_NAMES;['2 x 6 KO P=3'.$E13]+1)">
            <text:p/>
          </table:table-cell>
          <table:table-cell table:style-name="ce16" table:formula="of:=VLOOKUP(['2 x 6 KO P=3'.G13];TRANSLATED_TEAM_NAMES;['2 x 6 KO P=3'.$E13]+1)" office:value-type="string" office:string-value="Laurel Park Starz" calcext:value-type="string">
            <text:p>Laurel Park Starz</text:p>
          </table:table-cell>
          <table:table-cell table:style-name="ce17" table:formula="of:=IF(MOD([.$C13]; NUM_PITCHES)=0;INDEX(PITCHES;1;NUM_PITCHES);INDEX(PITCHES;1;MOD([.$C1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4000000,&quot;duration&quot;:&quot;10m&quot;,&quot;pitch&quot;:&quot;12&quot;,&quot;competition&quot;:{&quot;name&quot;:&quot;U15&quot;, &quot;section&quot;:&quot;Girls&quot;, &quot;group&quot;:&quot;2&quot;},&quot;tag&quot;:&quot;6&quot;, &quot;homeTeam&quot;:&quot;&quot;, &quot;awayTeam&quot;:&quot;Laurel Park Starz&quot;}" calcext:value-type="string">
            <text:p>{"__v":0,"day":2,"dateTime":54000000,"duration":"10m","pitch":"12","competition":{"name":"U15", "section":"Girls", "group":"2"},"tag":"6", "homeTeam":"", "awayTeam":"Laurel Park Starz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2" table:formula="of:=FIRST_GAME_MS + ((DURATION_MS + GAME_GAP_MS) * ([.$B14]-1))" office:value-type="float" office:value="54720000" calcext:value-type="float">
            <text:p>5472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x 6 KO P=3'.F14];TRANSLATED_TEAM_NAMES;['2 x 6 KO P=3'.$E14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2 x 6 KO P=3'.G14];TRANSLATED_TEAM_NAMES;['2 x 6 KO P=3'.$E14]+1)" office:value-type="string" office:string-value="AFC Charvil 'B'" calcext:value-type="string">
            <text:p>AFC Charvil 'B'</text:p>
          </table:table-cell>
          <table:table-cell table:style-name="ce17" table:formula="of:=IF(MOD([.$C14]; NUM_PITCHES)=0;INDEX(PITCHES;1;NUM_PITCHES);INDEX(PITCHES;1;MOD([.$C1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54720000,&quot;duration&quot;:&quot;10m&quot;,&quot;pitch&quot;:&quot;11&quot;,&quot;competition&quot;:{&quot;name&quot;:&quot;U15&quot;, &quot;section&quot;:&quot;Girls&quot;, &quot;group&quot;:&quot;1&quot;},&quot;tag&quot;:&quot;7&quot;, &quot;homeTeam&quot;:&quot;Maidenhead B&amp;G FC White Sox&quot;, &quot;awayTeam&quot;:&quot;AFC Charvil 'B'&quot;}" calcext:value-type="string">
            <text:p>{"__v":0,"day":2,"dateTime":54720000,"duration":"10m","pitch":"11","competition":{"name":"U15", "section":"Girls", "group":"1"},"tag":"7", "homeTeam":"Maidenhead B&amp;G FC White Sox", "awayTeam":"AFC Charvil 'B'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2" table:formula="of:=FIRST_GAME_MS + ((DURATION_MS + GAME_GAP_MS) * ([.$B15]-1))" office:value-type="float" office:value="54720000" calcext:value-type="float">
            <text:p>5472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x 6 KO P=3'.F15];TRANSLATED_TEAM_NAMES;['2 x 6 KO P=3'.$E15]+1)" office:value-type="string" office:string-value="Haslemere Town" calcext:value-type="string">
            <text:p>Haslemere Town</text:p>
          </table:table-cell>
          <table:table-cell table:style-name="ce16" table:formula="of:=VLOOKUP(['2 x 6 KO P=3'.G15];TRANSLATED_TEAM_NAMES;['2 x 6 KO P=3'.$E15]+1)">
            <text:p/>
          </table:table-cell>
          <table:table-cell table:style-name="ce17" table:formula="of:=IF(MOD([.$C15]; NUM_PITCHES)=0;INDEX(PITCHES;1;NUM_PITCHES);INDEX(PITCHES;1;MOD([.$C1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54720000,&quot;duration&quot;:&quot;10m&quot;,&quot;pitch&quot;:&quot;12&quot;,&quot;competition&quot;:{&quot;name&quot;:&quot;U15&quot;, &quot;section&quot;:&quot;Girls&quot;, &quot;group&quot;:&quot;1&quot;},&quot;tag&quot;:&quot;7&quot;, &quot;homeTeam&quot;:&quot;Haslemere Town&quot;, &quot;awayTeam&quot;:&quot;&quot;}" calcext:value-type="string">
            <text:p>{"__v":0,"day":2,"dateTime":54720000,"duration":"10m","pitch":"12","competition":{"name":"U15", "section":"Girls", "group":"1"},"tag":"7", "homeTeam":"Haslemere Town", "awayTeam":"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12" table:formula="of:=FIRST_GAME_MS + ((DURATION_MS + GAME_GAP_MS) * ([.$B16]-1))" office:value-type="float" office:value="55440000" calcext:value-type="float">
            <text:p>5544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x 6 KO P=3'.F16];TRANSLATED_TEAM_NAMES;['2 x 6 KO P=3'.$E16]+1)" office:value-type="string" office:string-value="Thatcham Tornadoes Amber" calcext:value-type="string">
            <text:p>Thatcham Tornadoes Amber</text:p>
          </table:table-cell>
          <table:table-cell table:style-name="ce16" table:formula="of:=VLOOKUP(['2 x 6 KO P=3'.G16];TRANSLATED_TEAM_NAMES;['2 x 6 KO P=3'.$E16]+1)" office:value-type="string" office:string-value="STBGFC Rockets 'A'" calcext:value-type="string">
            <text:p>STBGFC Rockets 'A'</text:p>
          </table:table-cell>
          <table:table-cell table:style-name="ce17" table:formula="of:=IF(MOD([.$C16]; NUM_PITCHES)=0;INDEX(PITCHES;1;NUM_PITCHES);INDEX(PITCHES;1;MOD([.$C1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55440000,&quot;duration&quot;:&quot;10m&quot;,&quot;pitch&quot;:&quot;11&quot;,&quot;competition&quot;:{&quot;name&quot;:&quot;U15&quot;, &quot;section&quot;:&quot;Girls&quot;, &quot;group&quot;:&quot;1&quot;},&quot;tag&quot;:&quot;8&quot;, &quot;homeTeam&quot;:&quot;Thatcham Tornadoes Amber&quot;, &quot;awayTeam&quot;:&quot;STBGFC Rockets 'A'&quot;}" calcext:value-type="string">
            <text:p>{"__v":0,"day":2,"dateTime":55440000,"duration":"10m","pitch":"11","competition":{"name":"U15", "section":"Girls", "group":"1"},"tag":"8", "homeTeam":"Thatcham Tornadoes Amber", "awayTeam":"STBGFC Rockets 'A'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2" table:formula="of:=FIRST_GAME_MS + ((DURATION_MS + GAME_GAP_MS) * ([.$B17]-1))" office:value-type="float" office:value="55440000" calcext:value-type="float">
            <text:p>5544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2 x 6 KO P=3'.F17];TRANSLATED_TEAM_NAMES;['2 x 6 KO P=3'.$E17]+1)" office:value-type="string" office:string-value="Laurel Park Starz" calcext:value-type="string">
            <text:p>Laurel Park Starz</text:p>
          </table:table-cell>
          <table:table-cell table:style-name="ce16" table:formula="of:=VLOOKUP(['2 x 6 KO P=3'.G17];TRANSLATED_TEAM_NAMES;['2 x 6 KO P=3'.$E17]+1)" office:value-type="string" office:string-value="AFC Charvil 'A'" calcext:value-type="string">
            <text:p>AFC Charvil 'A'</text:p>
          </table:table-cell>
          <table:table-cell table:style-name="ce17" table:formula="of:=IF(MOD([.$C17]; NUM_PITCHES)=0;INDEX(PITCHES;1;NUM_PITCHES);INDEX(PITCHES;1;MOD([.$C1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55440000,&quot;duration&quot;:&quot;10m&quot;,&quot;pitch&quot;:&quot;12&quot;,&quot;competition&quot;:{&quot;name&quot;:&quot;U15&quot;, &quot;section&quot;:&quot;Girls&quot;, &quot;group&quot;:&quot;2&quot;},&quot;tag&quot;:&quot;8&quot;, &quot;homeTeam&quot;:&quot;Laurel Park Starz&quot;, &quot;awayTeam&quot;:&quot;AFC Charvil 'A'&quot;}" calcext:value-type="string">
            <text:p>{"__v":0,"day":2,"dateTime":55440000,"duration":"10m","pitch":"12","competition":{"name":"U15", "section":"Girls", "group":"2"},"tag":"8", "homeTeam":"Laurel Park Starz", "awayTeam":"AFC Charvil 'A'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12" table:formula="of:=FIRST_GAME_MS + ((DURATION_MS + GAME_GAP_MS) * ([.$B18]-1))" office:value-type="float" office:value="56160000" calcext:value-type="float">
            <text:p>5616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x 6 KO P=3'.F18];TRANSLATED_TEAM_NAMES;['2 x 6 KO P=3'.$E18]+1)" office:value-type="string" office:string-value="Eastleigh Girls" calcext:value-type="string">
            <text:p>Eastleigh Girls</text:p>
          </table:table-cell>
          <table:table-cell table:style-name="ce16" table:formula="of:=VLOOKUP(['2 x 6 KO P=3'.G18];TRANSLATED_TEAM_NAMES;['2 x 6 KO P=3'.$E18]+1)">
            <text:p/>
          </table:table-cell>
          <table:table-cell table:style-name="ce17" table:formula="of:=IF(MOD([.$C18]; NUM_PITCHES)=0;INDEX(PITCHES;1;NUM_PITCHES);INDEX(PITCHES;1;MOD([.$C1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56160000,&quot;duration&quot;:&quot;10m&quot;,&quot;pitch&quot;:&quot;11&quot;,&quot;competition&quot;:{&quot;name&quot;:&quot;U15&quot;, &quot;section&quot;:&quot;Girls&quot;, &quot;group&quot;:&quot;2&quot;},&quot;tag&quot;:&quot;9&quot;, &quot;homeTeam&quot;:&quot;Eastleigh Girls&quot;, &quot;awayTeam&quot;:&quot;&quot;}" calcext:value-type="string">
            <text:p>{"__v":0,"day":2,"dateTime":56160000,"duration":"10m","pitch":"11","competition":{"name":"U15", "section":"Girls", "group":"2"},"tag":"9", "homeTeam":"Eastleigh Girls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12" table:formula="of:=FIRST_GAME_MS + ((DURATION_MS + GAME_GAP_MS) * ([.$B19]-1))" office:value-type="float" office:value="56160000" calcext:value-type="float">
            <text:p>5616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x 6 KO P=3'.F19];TRANSLATED_TEAM_NAMES;['2 x 6 KO P=3'.$E19]+1)" office:value-type="string" office:string-value="Thatcham Tornadoes Black" calcext:value-type="string">
            <text:p>Thatcham Tornadoes Black</text:p>
          </table:table-cell>
          <table:table-cell table:style-name="ce16" table:formula="of:=VLOOKUP(['2 x 6 KO P=3'.G19];TRANSLATED_TEAM_NAMES;['2 x 6 KO P=3'.$E19]+1)" office:value-type="string" office:string-value="STBGFC Rockets 'B'" calcext:value-type="string">
            <text:p>STBGFC Rockets 'B'</text:p>
          </table:table-cell>
          <table:table-cell table:style-name="ce17" table:formula="of:=IF(MOD([.$C19]; NUM_PITCHES)=0;INDEX(PITCHES;1;NUM_PITCHES);INDEX(PITCHES;1;MOD([.$C1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56160000,&quot;duration&quot;:&quot;10m&quot;,&quot;pitch&quot;:&quot;12&quot;,&quot;competition&quot;:{&quot;name&quot;:&quot;U15&quot;, &quot;section&quot;:&quot;Girls&quot;, &quot;group&quot;:&quot;2&quot;},&quot;tag&quot;:&quot;9&quot;, &quot;homeTeam&quot;:&quot;Thatcham Tornadoes Black&quot;, &quot;awayTeam&quot;:&quot;STBGFC Rockets 'B'&quot;}" calcext:value-type="string">
            <text:p>{"__v":0,"day":2,"dateTime":56160000,"duration":"10m","pitch":"12","competition":{"name":"U15", "section":"Girls", "group":"2"},"tag":"9", "homeTeam":"Thatcham Tornadoes Black", "awayTeam":"STBGFC Rockets 'B'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12" table:formula="of:=FIRST_GAME_MS + ((DURATION_MS + GAME_GAP_MS) * ([.$B20]-1))" office:value-type="float" office:value="56880000" calcext:value-type="float">
            <text:p>5688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x 6 KO P=3'.F20];TRANSLATED_TEAM_NAMES;['2 x 6 KO P=3'.$E20]+1)" office:value-type="string" office:string-value="AFC Charvil 'B'" calcext:value-type="string">
            <text:p>AFC Charvil 'B'</text:p>
          </table:table-cell>
          <table:table-cell table:style-name="ce16" table:formula="of:=VLOOKUP(['2 x 6 KO P=3'.G20];TRANSLATED_TEAM_NAMES;['2 x 6 KO P=3'.$E20]+1)" office:value-type="string" office:string-value="Thatcham Tornadoes Amber" calcext:value-type="string">
            <text:p>Thatcham Tornadoes Amber</text:p>
          </table:table-cell>
          <table:table-cell table:style-name="ce17" table:formula="of:=IF(MOD([.$C20]; NUM_PITCHES)=0;INDEX(PITCHES;1;NUM_PITCHES);INDEX(PITCHES;1;MOD([.$C2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56880000,&quot;duration&quot;:&quot;10m&quot;,&quot;pitch&quot;:&quot;11&quot;,&quot;competition&quot;:{&quot;name&quot;:&quot;U15&quot;, &quot;section&quot;:&quot;Girls&quot;, &quot;group&quot;:&quot;1&quot;},&quot;tag&quot;:&quot;10&quot;, &quot;homeTeam&quot;:&quot;AFC Charvil 'B'&quot;, &quot;awayTeam&quot;:&quot;Thatcham Tornadoes Amber&quot;}" calcext:value-type="string">
            <text:p>{"__v":0,"day":2,"dateTime":56880000,"duration":"10m","pitch":"11","competition":{"name":"U15", "section":"Girls", "group":"1"},"tag":"10", "homeTeam":"AFC Charvil 'B'", "awayTeam":"Thatcham Tornadoes Amber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2" table:formula="of:=FIRST_GAME_MS + ((DURATION_MS + GAME_GAP_MS) * ([.$B21]-1))" office:value-type="float" office:value="56880000" calcext:value-type="float">
            <text:p>5688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x 6 KO P=3'.F21];TRANSLATED_TEAM_NAMES;['2 x 6 KO P=3'.$E21]+1)" office:value-type="string" office:string-value="Haslemere Town" calcext:value-type="string">
            <text:p>Haslemere Town</text:p>
          </table:table-cell>
          <table:table-cell table:style-name="ce16" table:formula="of:=VLOOKUP(['2 x 6 KO P=3'.G21];TRANSLATED_TEAM_NAMES;['2 x 6 KO P=3'.$E21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21]; NUM_PITCHES)=0;INDEX(PITCHES;1;NUM_PITCHES);INDEX(PITCHES;1;MOD([.$C2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56880000,&quot;duration&quot;:&quot;10m&quot;,&quot;pitch&quot;:&quot;12&quot;,&quot;competition&quot;:{&quot;name&quot;:&quot;U15&quot;, &quot;section&quot;:&quot;Girls&quot;, &quot;group&quot;:&quot;1&quot;},&quot;tag&quot;:&quot;10&quot;, &quot;homeTeam&quot;:&quot;Haslemere Town&quot;, &quot;awayTeam&quot;:&quot;Maidenhead B&amp;G FC White Sox&quot;}" calcext:value-type="string">
            <text:p>{"__v":0,"day":2,"dateTime":56880000,"duration":"10m","pitch":"12","competition":{"name":"U15", "section":"Girls", "group":"1"},"tag":"10", "homeTeam":"Haslemere Town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12" table:formula="of:=FIRST_GAME_MS + ((DURATION_MS + GAME_GAP_MS) * ([.$B22]-1))" office:value-type="float" office:value="57600000" calcext:value-type="float">
            <text:p>5760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x 6 KO P=3'.F22];TRANSLATED_TEAM_NAMES;['2 x 6 KO P=3'.$E22]+1)">
            <text:p/>
          </table:table-cell>
          <table:table-cell table:style-name="ce16" table:formula="of:=VLOOKUP(['2 x 6 KO P=3'.G22];TRANSLATED_TEAM_NAMES;['2 x 6 KO P=3'.$E22]+1)" office:value-type="string" office:string-value="STBGFC Rockets 'A'" calcext:value-type="string">
            <text:p>STBGFC Rockets 'A'</text:p>
          </table:table-cell>
          <table:table-cell table:style-name="ce17" table:formula="of:=IF(MOD([.$C22]; NUM_PITCHES)=0;INDEX(PITCHES;1;NUM_PITCHES);INDEX(PITCHES;1;MOD([.$C2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57600000,&quot;duration&quot;:&quot;10m&quot;,&quot;pitch&quot;:&quot;11&quot;,&quot;competition&quot;:{&quot;name&quot;:&quot;U15&quot;, &quot;section&quot;:&quot;Girls&quot;, &quot;group&quot;:&quot;1&quot;},&quot;tag&quot;:&quot;11&quot;, &quot;homeTeam&quot;:&quot;&quot;, &quot;awayTeam&quot;:&quot;STBGFC Rockets 'A'&quot;}" calcext:value-type="string">
            <text:p>{"__v":0,"day":2,"dateTime":57600000,"duration":"10m","pitch":"11","competition":{"name":"U15", "section":"Girls", "group":"1"},"tag":"11", "homeTeam":"", "awayTeam":"STBGFC Rockets 'A'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12" table:formula="of:=FIRST_GAME_MS + ((DURATION_MS + GAME_GAP_MS) * ([.$B23]-1))" office:value-type="float" office:value="57600000" calcext:value-type="float">
            <text:p>5760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2 x 6 KO P=3'.F23];TRANSLATED_TEAM_NAMES;['2 x 6 KO P=3'.$E23]+1)" office:value-type="string" office:string-value="AFC Charvil 'A'" calcext:value-type="string">
            <text:p>AFC Charvil 'A'</text:p>
          </table:table-cell>
          <table:table-cell table:style-name="ce16" table:formula="of:=VLOOKUP(['2 x 6 KO P=3'.G23];TRANSLATED_TEAM_NAMES;['2 x 6 KO P=3'.$E23]+1)" office:value-type="string" office:string-value="Thatcham Tornadoes Black" calcext:value-type="string">
            <text:p>Thatcham Tornadoes Black</text:p>
          </table:table-cell>
          <table:table-cell table:style-name="ce17" table:formula="of:=IF(MOD([.$C23]; NUM_PITCHES)=0;INDEX(PITCHES;1;NUM_PITCHES);INDEX(PITCHES;1;MOD([.$C2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57600000,&quot;duration&quot;:&quot;10m&quot;,&quot;pitch&quot;:&quot;12&quot;,&quot;competition&quot;:{&quot;name&quot;:&quot;U15&quot;, &quot;section&quot;:&quot;Girls&quot;, &quot;group&quot;:&quot;2&quot;},&quot;tag&quot;:&quot;11&quot;, &quot;homeTeam&quot;:&quot;AFC Charvil 'A'&quot;, &quot;awayTeam&quot;:&quot;Thatcham Tornadoes Black&quot;}" calcext:value-type="string">
            <text:p>{"__v":0,"day":2,"dateTime":57600000,"duration":"10m","pitch":"12","competition":{"name":"U15", "section":"Girls", "group":"2"},"tag":"11", "homeTeam":"AFC Charvil 'A'", "awayTeam":"Thatcham Tornadoes Black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12" table:formula="of:=FIRST_GAME_MS + ((DURATION_MS + GAME_GAP_MS) * ([.$B24]-1))" office:value-type="float" office:value="58320000" calcext:value-type="float">
            <text:p>5832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x 6 KO P=3'.F24];TRANSLATED_TEAM_NAMES;['2 x 6 KO P=3'.$E24]+1)" office:value-type="string" office:string-value="Eastleigh Girls" calcext:value-type="string">
            <text:p>Eastleigh Girls</text:p>
          </table:table-cell>
          <table:table-cell table:style-name="ce16" table:formula="of:=VLOOKUP(['2 x 6 KO P=3'.G24];TRANSLATED_TEAM_NAMES;['2 x 6 KO P=3'.$E24]+1)" office:value-type="string" office:string-value="Laurel Park Starz" calcext:value-type="string">
            <text:p>Laurel Park Starz</text:p>
          </table:table-cell>
          <table:table-cell table:style-name="ce17" table:formula="of:=IF(MOD([.$C24]; NUM_PITCHES)=0;INDEX(PITCHES;1;NUM_PITCHES);INDEX(PITCHES;1;MOD([.$C2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58320000,&quot;duration&quot;:&quot;10m&quot;,&quot;pitch&quot;:&quot;11&quot;,&quot;competition&quot;:{&quot;name&quot;:&quot;U15&quot;, &quot;section&quot;:&quot;Girls&quot;, &quot;group&quot;:&quot;2&quot;},&quot;tag&quot;:&quot;12&quot;, &quot;homeTeam&quot;:&quot;Eastleigh Girls&quot;, &quot;awayTeam&quot;:&quot;Laurel Park Starz&quot;}" calcext:value-type="string">
            <text:p>{"__v":0,"day":2,"dateTime":58320000,"duration":"10m","pitch":"11","competition":{"name":"U15", "section":"Girls", "group":"2"},"tag":"12", "homeTeam":"Eastleigh Girls", "awayTeam":"Laurel Park Starz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12" table:formula="of:=FIRST_GAME_MS + ((DURATION_MS + GAME_GAP_MS) * ([.$B25]-1))" office:value-type="float" office:value="58320000" calcext:value-type="float">
            <text:p>5832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2 x 6 KO P=3'.F25];TRANSLATED_TEAM_NAMES;['2 x 6 KO P=3'.$E25]+1)">
            <text:p/>
          </table:table-cell>
          <table:table-cell table:style-name="ce16" table:formula="of:=VLOOKUP(['2 x 6 KO P=3'.G25];TRANSLATED_TEAM_NAMES;['2 x 6 KO P=3'.$E25]+1)" office:value-type="string" office:string-value="STBGFC Rockets 'B'" calcext:value-type="string">
            <text:p>STBGFC Rockets 'B'</text:p>
          </table:table-cell>
          <table:table-cell table:style-name="ce17" table:formula="of:=IF(MOD([.$C25]; NUM_PITCHES)=0;INDEX(PITCHES;1;NUM_PITCHES);INDEX(PITCHES;1;MOD([.$C2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58320000,&quot;duration&quot;:&quot;10m&quot;,&quot;pitch&quot;:&quot;12&quot;,&quot;competition&quot;:{&quot;name&quot;:&quot;U15&quot;, &quot;section&quot;:&quot;Girls&quot;, &quot;group&quot;:&quot;2&quot;},&quot;tag&quot;:&quot;12&quot;, &quot;homeTeam&quot;:&quot;&quot;, &quot;awayTeam&quot;:&quot;STBGFC Rockets 'B'&quot;}" calcext:value-type="string">
            <text:p>{"__v":0,"day":2,"dateTime":58320000,"duration":"10m","pitch":"12","competition":{"name":"U15", "section":"Girls", "group":"2"},"tag":"12", "homeTeam":"", "awayTeam":"STBGFC Rockets 'B'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12" table:formula="of:=FIRST_GAME_MS + ((DURATION_MS + GAME_GAP_MS) * ([.$B26]-1))" office:value-type="float" office:value="59040000" calcext:value-type="float">
            <text:p>5904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x 6 KO P=3'.F26];TRANSLATED_TEAM_NAMES;['2 x 6 KO P=3'.$E26]+1)" office:value-type="string" office:string-value="AFC Charvil 'B'" calcext:value-type="string">
            <text:p>AFC Charvil 'B'</text:p>
          </table:table-cell>
          <table:table-cell table:style-name="ce16" table:formula="of:=VLOOKUP(['2 x 6 KO P=3'.G26];TRANSLATED_TEAM_NAMES;['2 x 6 KO P=3'.$E26]+1)">
            <text:p/>
          </table:table-cell>
          <table:table-cell table:style-name="ce17" table:formula="of:=IF(MOD([.$C26]; NUM_PITCHES)=0;INDEX(PITCHES;1;NUM_PITCHES);INDEX(PITCHES;1;MOD([.$C2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59040000,&quot;duration&quot;:&quot;10m&quot;,&quot;pitch&quot;:&quot;11&quot;,&quot;competition&quot;:{&quot;name&quot;:&quot;U15&quot;, &quot;section&quot;:&quot;Girls&quot;, &quot;group&quot;:&quot;1&quot;},&quot;tag&quot;:&quot;13&quot;, &quot;homeTeam&quot;:&quot;AFC Charvil 'B'&quot;, &quot;awayTeam&quot;:&quot;&quot;}" calcext:value-type="string">
            <text:p>{"__v":0,"day":2,"dateTime":59040000,"duration":"10m","pitch":"11","competition":{"name":"U15", "section":"Girls", "group":"1"},"tag":"13", "homeTeam":"AFC Charvil 'B'", "awayTeam":"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12" table:formula="of:=FIRST_GAME_MS + ((DURATION_MS + GAME_GAP_MS) * ([.$B27]-1))" office:value-type="float" office:value="59040000" calcext:value-type="float">
            <text:p>5904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x 6 KO P=3'.F27];TRANSLATED_TEAM_NAMES;['2 x 6 KO P=3'.$E27]+1)" office:value-type="string" office:string-value="STBGFC Rockets 'A'" calcext:value-type="string">
            <text:p>STBGFC Rockets 'A'</text:p>
          </table:table-cell>
          <table:table-cell table:style-name="ce16" table:formula="of:=VLOOKUP(['2 x 6 KO P=3'.G27];TRANSLATED_TEAM_NAMES;['2 x 6 KO P=3'.$E27]+1)" office:value-type="string" office:string-value="Haslemere Town" calcext:value-type="string">
            <text:p>Haslemere Town</text:p>
          </table:table-cell>
          <table:table-cell table:style-name="ce17" table:formula="of:=IF(MOD([.$C27]; NUM_PITCHES)=0;INDEX(PITCHES;1;NUM_PITCHES);INDEX(PITCHES;1;MOD([.$C2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59040000,&quot;duration&quot;:&quot;10m&quot;,&quot;pitch&quot;:&quot;12&quot;,&quot;competition&quot;:{&quot;name&quot;:&quot;U15&quot;, &quot;section&quot;:&quot;Girls&quot;, &quot;group&quot;:&quot;1&quot;},&quot;tag&quot;:&quot;13&quot;, &quot;homeTeam&quot;:&quot;STBGFC Rockets 'A'&quot;, &quot;awayTeam&quot;:&quot;Haslemere Town&quot;}" calcext:value-type="string">
            <text:p>{"__v":0,"day":2,"dateTime":59040000,"duration":"10m","pitch":"12","competition":{"name":"U15", "section":"Girls", "group":"1"},"tag":"13", "homeTeam":"STBGFC Rockets 'A'", "awayTeam":"Haslemere Town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12" table:formula="of:=FIRST_GAME_MS + ((DURATION_MS + GAME_GAP_MS) * ([.$B28]-1))" office:value-type="float" office:value="59760000" calcext:value-type="float">
            <text:p>5976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x 6 KO P=3'.F28];TRANSLATED_TEAM_NAMES;['2 x 6 KO P=3'.$E28]+1)" office:value-type="string" office:string-value="Thatcham Tornadoes Amber" calcext:value-type="string">
            <text:p>Thatcham Tornadoes Amber</text:p>
          </table:table-cell>
          <table:table-cell table:style-name="ce16" table:formula="of:=VLOOKUP(['2 x 6 KO P=3'.G28];TRANSLATED_TEAM_NAMES;['2 x 6 KO P=3'.$E28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28]; NUM_PITCHES)=0;INDEX(PITCHES;1;NUM_PITCHES);INDEX(PITCHES;1;MOD([.$C2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59760000,&quot;duration&quot;:&quot;10m&quot;,&quot;pitch&quot;:&quot;11&quot;,&quot;competition&quot;:{&quot;name&quot;:&quot;U15&quot;, &quot;section&quot;:&quot;Girls&quot;, &quot;group&quot;:&quot;1&quot;},&quot;tag&quot;:&quot;14&quot;, &quot;homeTeam&quot;:&quot;Thatcham Tornadoes Amber&quot;, &quot;awayTeam&quot;:&quot;Maidenhead B&amp;G FC White Sox&quot;}" calcext:value-type="string">
            <text:p>{"__v":0,"day":2,"dateTime":59760000,"duration":"10m","pitch":"11","competition":{"name":"U15", "section":"Girls", "group":"1"},"tag":"14", "homeTeam":"Thatcham Tornadoes Amber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12" table:formula="of:=FIRST_GAME_MS + ((DURATION_MS + GAME_GAP_MS) * ([.$B29]-1))" office:value-type="float" office:value="59760000" calcext:value-type="float">
            <text:p>5976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2 x 6 KO P=3'.F29];TRANSLATED_TEAM_NAMES;['2 x 6 KO P=3'.$E29]+1)" office:value-type="string" office:string-value="AFC Charvil 'A'" calcext:value-type="string">
            <text:p>AFC Charvil 'A'</text:p>
          </table:table-cell>
          <table:table-cell table:style-name="ce16" table:formula="of:=VLOOKUP(['2 x 6 KO P=3'.G29];TRANSLATED_TEAM_NAMES;['2 x 6 KO P=3'.$E29]+1)">
            <text:p/>
          </table:table-cell>
          <table:table-cell table:style-name="ce17" table:formula="of:=IF(MOD([.$C29]; NUM_PITCHES)=0;INDEX(PITCHES;1;NUM_PITCHES);INDEX(PITCHES;1;MOD([.$C2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59760000,&quot;duration&quot;:&quot;10m&quot;,&quot;pitch&quot;:&quot;12&quot;,&quot;competition&quot;:{&quot;name&quot;:&quot;U15&quot;, &quot;section&quot;:&quot;Girls&quot;, &quot;group&quot;:&quot;2&quot;},&quot;tag&quot;:&quot;14&quot;, &quot;homeTeam&quot;:&quot;AFC Charvil 'A'&quot;, &quot;awayTeam&quot;:&quot;&quot;}" calcext:value-type="string">
            <text:p>{"__v":0,"day":2,"dateTime":59760000,"duration":"10m","pitch":"12","competition":{"name":"U15", "section":"Girls", "group":"2"},"tag":"14", "homeTeam":"AFC Charvil 'A'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12" table:formula="of:=FIRST_GAME_MS + ((DURATION_MS + GAME_GAP_MS) * ([.$B30]-1))" office:value-type="float" office:value="60480000" calcext:value-type="float">
            <text:p>6048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2 x 6 KO P=3'.F30];TRANSLATED_TEAM_NAMES;['2 x 6 KO P=3'.$E30]+1)" office:value-type="string" office:string-value="STBGFC Rockets 'B'" calcext:value-type="string">
            <text:p>STBGFC Rockets 'B'</text:p>
          </table:table-cell>
          <table:table-cell table:style-name="ce16" table:formula="of:=VLOOKUP(['2 x 6 KO P=3'.G30];TRANSLATED_TEAM_NAMES;['2 x 6 KO P=3'.$E30]+1)" office:value-type="string" office:string-value="Eastleigh Girls" calcext:value-type="string">
            <text:p>Eastleigh Girls</text:p>
          </table:table-cell>
          <table:table-cell table:style-name="ce17" table:formula="of:=IF(MOD([.$C30]; NUM_PITCHES)=0;INDEX(PITCHES;1;NUM_PITCHES);INDEX(PITCHES;1;MOD([.$C3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60480000,&quot;duration&quot;:&quot;10m&quot;,&quot;pitch&quot;:&quot;11&quot;,&quot;competition&quot;:{&quot;name&quot;:&quot;U15&quot;, &quot;section&quot;:&quot;Girls&quot;, &quot;group&quot;:&quot;2&quot;},&quot;tag&quot;:&quot;15&quot;, &quot;homeTeam&quot;:&quot;STBGFC Rockets 'B'&quot;, &quot;awayTeam&quot;:&quot;Eastleigh Girls&quot;}" calcext:value-type="string">
            <text:p>{"__v":0,"day":2,"dateTime":60480000,"duration":"10m","pitch":"11","competition":{"name":"U15", "section":"Girls", "group":"2"},"tag":"15", "homeTeam":"STBGFC Rockets 'B'", "awayTeam":"Eastleigh Girl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2" table:formula="of:=FIRST_GAME_MS + ((DURATION_MS + GAME_GAP_MS) * ([.$B31]-1))" office:value-type="float" office:value="60480000" calcext:value-type="float">
            <text:p>6048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2 x 6 KO P=3'.F31];TRANSLATED_TEAM_NAMES;['2 x 6 KO P=3'.$E31]+1)" office:value-type="string" office:string-value="Thatcham Tornadoes Black" calcext:value-type="string">
            <text:p>Thatcham Tornadoes Black</text:p>
          </table:table-cell>
          <table:table-cell table:style-name="ce16" table:formula="of:=VLOOKUP(['2 x 6 KO P=3'.G31];TRANSLATED_TEAM_NAMES;['2 x 6 KO P=3'.$E31]+1)" office:value-type="string" office:string-value="Laurel Park Starz" calcext:value-type="string">
            <text:p>Laurel Park Starz</text:p>
          </table:table-cell>
          <table:table-cell table:style-name="ce17" table:formula="of:=IF(MOD([.$C31]; NUM_PITCHES)=0;INDEX(PITCHES;1;NUM_PITCHES);INDEX(PITCHES;1;MOD([.$C3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60480000,&quot;duration&quot;:&quot;10m&quot;,&quot;pitch&quot;:&quot;12&quot;,&quot;competition&quot;:{&quot;name&quot;:&quot;U15&quot;, &quot;section&quot;:&quot;Girls&quot;, &quot;group&quot;:&quot;2&quot;},&quot;tag&quot;:&quot;15&quot;, &quot;homeTeam&quot;:&quot;Thatcham Tornadoes Black&quot;, &quot;awayTeam&quot;:&quot;Laurel Park Starz&quot;}" calcext:value-type="string">
            <text:p>{"__v":0,"day":2,"dateTime":60480000,"duration":"10m","pitch":"12","competition":{"name":"U15", "section":"Girls", "group":"2"},"tag":"15", "homeTeam":"Thatcham Tornadoes Black", "awayTeam":"Laurel Park Starz"}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F1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table:style-name="ce12" table:formula="of:=FIRST_GAME_MS + ((DURATION_MS + GAME_GAP_MS) * ([.$B32]-1)) + SECTION_GAP_MS" office:value-type="float" office:value="61800000" calcext:value-type="float">
            <text:p>61800000</text:p>
          </table:table-cell>
          <table:table-cell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formula="of:=AGE_GROUP_TRANSLATED&amp;&quot;_&quot;&amp;SECTION_TRANSLATED&amp;&quot;_G1_P2&quot;" office:value-type="string" office:string-value="U15_Girls_G1_P2" calcext:value-type="string">
            <text:p>U15_Girls_G1_P2</text:p>
          </table:table-cell>
          <table:table-cell table:formula="of:=AGE_GROUP_TRANSLATED&amp;&quot;_&quot;&amp;SECTION_TRANSLATED&amp;&quot;_G2_P3&quot;" office:value-type="string" office:string-value="U15_Girls_G2_P3" calcext:value-type="string">
            <text:p>U15_Girls_G2_P3</text:p>
          </table:table-cell>
          <table:table-cell table:style-name="ce13" office:value-type="string" calcext:value-type="string">
            <text:p>2<text:span text:style-name="T1">nd</text:span> Group 1</text:p>
          </table:table-cell>
          <table:table-cell table:style-name="ce16" office:value-type="string" calcext:value-type="string">
            <text:p>3<text:span text:style-name="T1">rd</text:span> Group 2</text:p>
          </table:table-cell>
          <table:table-cell table:style-name="ce17" table:formula="of:=IF(MOD([.$C32]; NUM_PITCHES)=0;INDEX(PITCHES;1;NUM_PITCHES);INDEX(PITCHES;1;MOD([.$C32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, &quot;&quot;stage2Tag&quot;&quot;:&quot;&quot;&quot; &amp; [.E32] &amp; &quot;&quot;&quot;}&quot;" office:value-type="string" office:string-value="{&quot;__v&quot;:0,&quot;day&quot;:2,&quot;dateTime&quot;:61800000,&quot;duration&quot;:&quot;10m&quot;,&quot;pitch&quot;:&quot;12&quot;,&quot;competition&quot;:{&quot;name&quot;:&quot;U15&quot;, &quot;section&quot;:&quot;Girls&quot;},&quot;tag&quot;:&quot;QF1&quot;, &quot;homeTeam&quot;:&quot;2nd Group 1&quot;, &quot;awayTeam&quot;:&quot;3rd Group 2&quot;, &quot;homeTeamFrom&quot;:&quot;U15_Girls_G1_P2&quot;, &quot;awayTeamFrom&quot;:&quot;U15_Girls_G2_P3&quot;, &quot;stage2Tag&quot;:&quot;U15_Girls_QF1&quot;}" calcext:value-type="string">
            <text:p>{"__v":0,"day":2,"dateTime":61800000,"duration":"10m","pitch":"12","competition":{"name":"U15", "section":"Girls"},"tag":"QF1", "homeTeam":"2nd Group 1", "awayTeam":"3rd Group 2", "homeTeamFrom":"U15_Girls_G1_P2", "awayTeamFrom":"U15_Girls_G2_P3", "stage2Tag":"U15_Girls_QF1"}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F2</text:p>
          </table:table-cell>
          <table:table-cell table:formula="of:=IF([.$J33]&gt;[.$J32];[.B32];[.B32]+1)"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style-name="ce12" table:formula="of:=FIRST_GAME_MS + ((DURATION_MS + GAME_GAP_MS) * ([.$B33]-1)) + SECTION_GAP_MS" office:value-type="float" office:value="62520000" calcext:value-type="float">
            <text:p>62520000</text:p>
          </table:table-cell>
          <table:table-cell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formula="of:=AGE_GROUP_TRANSLATED&amp;&quot;_&quot;&amp;SECTION_TRANSLATED&amp;&quot;_G2_P2&quot;" office:value-type="string" office:string-value="U15_Girls_G2_P2" calcext:value-type="string">
            <text:p>U15_Girls_G2_P2</text:p>
          </table:table-cell>
          <table:table-cell table:formula="of:=AGE_GROUP_TRANSLATED&amp;&quot;_&quot;&amp;SECTION_TRANSLATED&amp;&quot;_G1_P3&quot;" office:value-type="string" office:string-value="U15_Girls_G1_P3" calcext:value-type="string">
            <text:p>U15_Girls_G1_P3</text:p>
          </table:table-cell>
          <table:table-cell table:style-name="ce13" office:value-type="string" calcext:value-type="string">
            <text:p>2<text:span text:style-name="T1">nd</text:span> Group 2</text:p>
          </table:table-cell>
          <table:table-cell table:style-name="ce16" office:value-type="string" calcext:value-type="string">
            <text:p>3<text:span text:style-name="T1">rd</text:span> Group 1</text:p>
          </table:table-cell>
          <table:table-cell table:style-name="ce17" table:formula="of:=IF(MOD([.$C33]; NUM_PITCHES)=0;INDEX(PITCHES;1;NUM_PITCHES);INDEX(PITCHES;1;MOD([.$C33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3] &amp; &quot;&quot;&quot;, &quot;&quot;homeTeam&quot;&quot;:&quot;&quot;&quot; &amp; [.H33] &amp; &quot;&quot;&quot;, &quot;&quot;awayTeam&quot;&quot;:&quot;&quot;&quot; &amp; [.I35] &amp; &quot;&quot;&quot;, &quot;&quot;homeTeamFrom&quot;&quot;:&quot;&quot;&quot; &amp; [.F33] &amp; &quot;&quot;&quot;, &quot;&quot;awayTeamFrom&quot;&quot;:&quot;&quot;&quot; &amp; [.G33] &amp; &quot;&quot;&quot;, &quot;&quot;stage2Tag&quot;&quot;:&quot;&quot;&quot; &amp; [.E33] &amp; &quot;&quot;&quot;}&quot;" office:value-type="string" office:string-value="{&quot;__v&quot;:0,&quot;day&quot;:2,&quot;dateTime&quot;:62520000,&quot;duration&quot;:&quot;10m&quot;,&quot;pitch&quot;:&quot;11&quot;,&quot;competition&quot;:{&quot;name&quot;:&quot;U15&quot;, &quot;section&quot;:&quot;Girls&quot;},&quot;tag&quot;:&quot;QF2&quot;, &quot;homeTeam&quot;:&quot;2nd Group 2&quot;, &quot;awayTeam&quot;:&quot;4th Group 1&quot;, &quot;homeTeamFrom&quot;:&quot;U15_Girls_G2_P2&quot;, &quot;awayTeamFrom&quot;:&quot;U15_Girls_G1_P3&quot;, &quot;stage2Tag&quot;:&quot;U15_Girls_QF2&quot;}" calcext:value-type="string">
            <text:p>{"__v":0,"day":2,"dateTime":62520000,"duration":"10m","pitch":"11","competition":{"name":"U15", "section":"Girls"},"tag":"QF2", "homeTeam":"2nd Group 2", "awayTeam":"4th Group 1", "homeTeamFrom":"U15_Girls_G2_P2", "awayTeamFrom":"U15_Girls_G1_P3", "stage2Tag":"U15_Girls_QF2"}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F3</text:p>
          </table:table-cell>
          <table:table-cell table:formula="of:=IF([.$J34]&gt;[.$J33];[.B33];[.B33]+1)"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table:style-name="ce12" table:formula="of:=FIRST_GAME_MS + ((DURATION_MS + GAME_GAP_MS) * ([.$B34]-1)) + SECTION_GAP_MS" office:value-type="float" office:value="63240000" calcext:value-type="float">
            <text:p>63240000</text:p>
          </table:table-cell>
          <table:table-cell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formula="of:=AGE_GROUP_TRANSLATED&amp;&quot;_&quot;&amp;SECTION_TRANSLATED&amp;&quot;_G1_P1&quot;" office:value-type="string" office:string-value="U15_Girls_G1_P1" calcext:value-type="string">
            <text:p>U15_Girls_G1_P1</text:p>
          </table:table-cell>
          <table:table-cell table:formula="of:=AGE_GROUP_TRANSLATED&amp;&quot;_&quot;&amp;SECTION_TRANSLATED&amp;&quot;_G2_P4&quot;" office:value-type="string" office:string-value="U15_Girls_G2_P4" calcext:value-type="string">
            <text:p>U15_Girls_G2_P4</text:p>
          </table:table-cell>
          <table:table-cell table:style-name="ce13" office:value-type="string" calcext:value-type="string">
            <text:p>Winner Group 1</text:p>
          </table:table-cell>
          <table:table-cell table:style-name="ce16" office:value-type="string" calcext:value-type="string">
            <text:p>4<text:span text:style-name="T1">th</text:span> Group 2</text:p>
          </table:table-cell>
          <table:table-cell table:style-name="ce17" table:formula="of:=IF(MOD([.$C34]; NUM_PITCHES)=0;INDEX(PITCHES;1;NUM_PITCHES);INDEX(PITCHES;1;MOD([.$C3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, &quot;&quot;stage2Tag&quot;&quot;:&quot;&quot;&quot; &amp; [.E34] &amp; &quot;&quot;&quot;}&quot;" office:value-type="string" office:string-value="{&quot;__v&quot;:0,&quot;day&quot;:2,&quot;dateTime&quot;:63240000,&quot;duration&quot;:&quot;10m&quot;,&quot;pitch&quot;:&quot;11&quot;,&quot;competition&quot;:{&quot;name&quot;:&quot;U15&quot;, &quot;section&quot;:&quot;Girls&quot;},&quot;tag&quot;:&quot;QF3&quot;, &quot;homeTeam&quot;:&quot;Winner Group 1&quot;, &quot;awayTeam&quot;:&quot;4th Group 2&quot;, &quot;homeTeamFrom&quot;:&quot;U15_Girls_G1_P1&quot;, &quot;awayTeamFrom&quot;:&quot;U15_Girls_G2_P4&quot;, &quot;stage2Tag&quot;:&quot;U15_Girls_QF3&quot;}" calcext:value-type="string">
            <text:p>{"__v":0,"day":2,"dateTime":63240000,"duration":"10m","pitch":"11","competition":{"name":"U15", "section":"Girls"},"tag":"QF3", "homeTeam":"Winner Group 1", "awayTeam":"4th Group 2", "homeTeamFrom":"U15_Girls_G1_P1", "awayTeamFrom":"U15_Girls_G2_P4", "stage2Tag":"U15_Girl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35]&gt;[.$J34];[.B34];[.B34]+1)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ce12" table:formula="of:=FIRST_GAME_MS + ((DURATION_MS + GAME_GAP_MS) * ([.$B35]-1)) + SECTION_GAP_MS" office:value-type="float" office:value="63240000" calcext:value-type="float">
            <text:p>63240000</text:p>
          </table:table-cell>
          <table:table-cell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 table:formula="of:=AGE_GROUP_TRANSLATED&amp;&quot;_&quot;&amp;SECTION_TRANSLATED&amp;&quot;_G1_P4&quot;" office:value-type="string" office:string-value="U15_Girls_G1_P4" calcext:value-type="string">
            <text:p>U15_Girls_G1_P4</text:p>
          </table:table-cell>
          <table:table-cell table:style-name="ce13" office:value-type="string" calcext:value-type="string">
            <text:p>Winner Group 2</text:p>
          </table:table-cell>
          <table:table-cell table:style-name="ce16" office:value-type="string" calcext:value-type="string">
            <text:p>4<text:span text:style-name="T1">th</text:span> Group 1</text:p>
          </table:table-cell>
          <table:table-cell table:style-name="ce17" table:formula="of:=IF(MOD([.$C35]; NUM_PITCHES)=0;INDEX(PITCHES;1;NUM_PITCHES);INDEX(PITCHES;1;MOD([.$C3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, &quot;&quot;stage2Tag&quot;&quot;:&quot;&quot;&quot; &amp; [.E35] &amp; &quot;&quot;&quot;}&quot;" office:value-type="string" office:string-value="{&quot;__v&quot;:0,&quot;day&quot;:2,&quot;dateTime&quot;:63240000,&quot;duration&quot;:&quot;10m&quot;,&quot;pitch&quot;:&quot;12&quot;,&quot;competition&quot;:{&quot;name&quot;:&quot;U15&quot;, &quot;section&quot;:&quot;Girls&quot;},&quot;tag&quot;:&quot;QF4&quot;, &quot;homeTeam&quot;:&quot;Winner Group 2&quot;, &quot;awayTeam&quot;:&quot;4th Group 1&quot;, &quot;homeTeamFrom&quot;:&quot;U15_Girls_G2_P1&quot;, &quot;awayTeamFrom&quot;:&quot;U15_Girls_G1_P4&quot;, &quot;stage2Tag&quot;:&quot;U15_Girls_QF4&quot;}" calcext:value-type="string">
            <text:p>{"__v":0,"day":2,"dateTime":63240000,"duration":"10m","pitch":"12","competition":{"name":"U15", "section":"Girls"},"tag":"QF4", "homeTeam":"Winner Group 2", "awayTeam":"4th Group 1", "homeTeamFrom":"U15_Girls_G2_P1", "awayTeamFrom":"U15_Girls_G1_P4", "stage2Tag":"U15_Girl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36]&gt;[.$J35];[.B35];[.B35]+1)"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table:style-name="ce12" table:formula="of:=FIRST_GAME_MS + ((DURATION_MS + GAME_GAP_MS) * ([.$B36]-1)) + SECTION_GAP_MS" office:value-type="float" office:value="63960000" calcext:value-type="float">
            <text:p>63960000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3" office:value-type="string" calcext:value-type="string">
            <text:p>Winner QF1</text:p>
          </table:table-cell>
          <table:table-cell table:style-name="ce16" office:value-type="string" calcext:value-type="string">
            <text:p>Winner QF4</text:p>
          </table:table-cell>
          <table:table-cell table:style-name="ce17" table:formula="of:=IF(MOD([.$C36]; NUM_PITCHES)=0;INDEX(PITCHES;1;NUM_PITCHES);INDEX(PITCHES;1;MOD([.$C36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, &quot;&quot;stage2Tag&quot;&quot;:&quot;&quot;&quot; &amp; [.E36] &amp; &quot;&quot;&quot;}&quot;" office:value-type="string" office:string-value="{&quot;__v&quot;:0,&quot;day&quot;:2,&quot;dateTime&quot;:63960000,&quot;duration&quot;:&quot;10m&quot;,&quot;pitch&quot;:&quot;12&quot;,&quot;competition&quot;:{&quot;name&quot;:&quot;U15&quot;, &quot;section&quot;:&quot;Girls&quot;},&quot;tag&quot;:&quot;SF1&quot;, &quot;homeTeam&quot;:&quot;Winner QF1&quot;, &quot;awayTeam&quot;:&quot;Winner QF4&quot;, &quot;homeTeamFrom&quot;:&quot;U15_Girls_QF1&quot;, &quot;awayTeamFrom&quot;:&quot;U15_Girls_QF4&quot;, &quot;stage2Tag&quot;:&quot;U15_Girls_SF1&quot;}" calcext:value-type="string">
            <text:p>{"__v":0,"day":2,"dateTime":63960000,"duration":"10m","pitch":"12","competition":{"name":"U15", "section":"Girls"},"tag":"SF1", "homeTeam":"Winner QF1", "awayTeam":"Winner QF4", "homeTeamFrom":"U15_Girls_QF1", "awayTeamFrom":"U15_Girls_QF4", "stage2Tag":"U15_Girl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37]&gt;[.$J36];[.B36];[.B36]+1)"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style-name="ce12" table:formula="of:=FIRST_GAME_MS + ((DURATION_MS + GAME_GAP_MS) * ([.$B37]-1)) + SECTION_GAP_MS" office:value-type="float" office:value="64680000" calcext:value-type="float">
            <text:p>64680000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3" office:value-type="string" calcext:value-type="string">
            <text:p>Winner QF2</text:p>
          </table:table-cell>
          <table:table-cell table:style-name="ce16" office:value-type="string" calcext:value-type="string">
            <text:p>Winner QF3</text:p>
          </table:table-cell>
          <table:table-cell table:style-name="ce17" table:formula="of:=IF(MOD([.$C37]; NUM_PITCHES)=0;INDEX(PITCHES;1;NUM_PITCHES);INDEX(PITCHES;1;MOD([.$C37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, &quot;&quot;stage2Tag&quot;&quot;:&quot;&quot;&quot; &amp; [.E37] &amp; &quot;&quot;&quot;}&quot;" office:value-type="string" office:string-value="{&quot;__v&quot;:0,&quot;day&quot;:2,&quot;dateTime&quot;:64680000,&quot;duration&quot;:&quot;10m&quot;,&quot;pitch&quot;:&quot;11&quot;,&quot;competition&quot;:{&quot;name&quot;:&quot;U15&quot;, &quot;section&quot;:&quot;Girls&quot;},&quot;tag&quot;:&quot;SF2&quot;, &quot;homeTeam&quot;:&quot;Winner QF2&quot;, &quot;awayTeam&quot;:&quot;Winner QF3&quot;, &quot;homeTeamFrom&quot;:&quot;U15_Girls_QF2&quot;, &quot;awayTeamFrom&quot;:&quot;U15_Girls_QF3&quot;, &quot;stage2Tag&quot;:&quot;U15_Girls_SF2&quot;}" calcext:value-type="string">
            <text:p>{"__v":0,"day":2,"dateTime":64680000,"duration":"10m","pitch":"11","competition":{"name":"U15", "section":"Girls"},"tag":"SF2", "homeTeam":"Winner QF2", "awayTeam":"Winner QF3", "homeTeamFrom":"U15_Girls_QF2", "awayTeamFrom":"U15_Girls_QF3", "stage2Tag":"U15_Girl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38]&gt;[.$J37];[.B37];[.B37]+1)"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style-name="ce12" table:formula="of:=FIRST_GAME_MS + ((DURATION_MS + GAME_GAP_MS) * ([.$B38]-1)) + SECTION_GAP_MS" office:value-type="float" office:value="65400000" calcext:value-type="float">
            <text:p>65400000</text:p>
          </table:table-cell>
          <table:table-cell table:formula="of:=AGE_GROUP_TRANSLATED&amp;&quot;_&quot;&amp;SECTION_TRANSLATED&amp;&quot;_FNL&quot;" office:value-type="string" office:string-value="U15_Girls_FNL" calcext:value-type="string">
            <text:p>U15_Girls_FNL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3" office:value-type="string" calcext:value-type="string">
            <text:p>Winner SF1</text:p>
          </table:table-cell>
          <table:table-cell table:style-name="ce16" office:value-type="string" calcext:value-type="string">
            <text:p>Winner SF2</text:p>
          </table:table-cell>
          <table:table-cell table:style-name="ce17" table:formula="of:=IF(MOD([.$C38]; NUM_PITCHES)=0;INDEX(PITCHES;1;NUM_PITCHES);INDEX(PITCHES;1;MOD([.$C3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, &quot;&quot;stage2Tag&quot;&quot;:&quot;&quot;&quot; &amp; [.E38] &amp; &quot;&quot;&quot;}&quot;" office:value-type="string" office:string-value="{&quot;__v&quot;:0,&quot;day&quot;:2,&quot;dateTime&quot;:65400000,&quot;duration&quot;:&quot;10m&quot;,&quot;pitch&quot;:&quot;11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day":2,"dateTime":65400000,"duration":"10m","pitch":"11","competition":{"name":"U15", "section":"Girls"},"tag":"FNL", "homeTeam":"Winner SF1", "awayTeam":"Winner SF2", "homeTeamFrom":"U15_Girls_SF1", "awayTeamFrom":"U15_Girls_SF2", "stage2Tag":"U15_Girls_FNL"}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10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10" table:number-columns-repeated="3"/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2" table:number-rows-repeated="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 x 6 KO P=3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24" table:default-cell-style-name="ce12"/>
        <table:table-column table:style-name="co23" table:visibility="collapse" table:default-cell-style-name="ce12"/>
        <table:table-column table:style-name="co25" table:visibility="collapse" table:default-cell-style-name="ce12"/>
        <table:table-column table:style-name="co26" table:visibility="collapse" table:default-cell-style-name="ce14"/>
        <table:table-column table:style-name="co29" table:default-cell-style-name="ce14"/>
        <table:table-column table:style-name="co18" table:visibility="collapse" table:number-columns-repeated="2" table:default-cell-style-name="ce14"/>
        <table:table-column table:style-name="co28" table:default-cell-style-name="ce18"/>
        <table:table-column table:style-name="co28" table:default-cell-style-name="ce19"/>
        <table:table-column table:style-name="co3" table:number-columns-repeated="1015" table:default-cell-style-name="Default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table:formula="of:=FIRST_GAME_MS" office:value-type="float" office:value="50400000" calcext:value-type="float">
            <text:p>5040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2];TRANSLATED_TEAM_NAMES;['3 x 6 KO P=3'.$E2]+1)" office:value-type="string" office:string-value="Thatcham Tornadoes Amber" calcext:value-type="string">
            <text:p>Thatcham Tornadoes Amber</text:p>
          </table:table-cell>
          <table:table-cell table:style-name="ce16" table:formula="of:=VLOOKUP(['3 x 6 KO P=3'.G2];TRANSLATED_TEAM_NAMES;['3 x 6 KO P=3'.$E2]+1)">
            <text:p/>
          </table:table-cell>
          <table:table-cell table:style-name="ce17" table:formula="of:=IF(MOD([.$C2]; NUM_PITCHES)=0;INDEX(PITCHES;1;NUM_PITCHES);INDEX(PITCHES;1;MOD([.$C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0m&quot;,&quot;pitch&quot;:&quot;11&quot;,&quot;competition&quot;:{&quot;name&quot;:&quot;U15&quot;, &quot;section&quot;:&quot;Girls&quot;, &quot;group&quot;:&quot;1&quot;},&quot;tag&quot;:&quot;1&quot;, &quot;homeTeam&quot;:&quot;Thatcham Tornadoes Amber&quot;, &quot;awayTeam&quot;:&quot;&quot;}" calcext:value-type="string">
            <text:p>{"__v":0,"day":2,"dateTime":50400000,"duration":"10m","pitch":"11","competition":{"name":"U15", "section":"Girls", "group":"1"},"tag":"1", "homeTeam":"Thatcham Tornadoes Amber", "awayTeam":"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table:formula="of:=FIRST_GAME_MS + ((DURATION_MS + GAME_GAP_MS) * ([.$B3]-1))" office:value-type="float" office:value="50400000" calcext:value-type="float">
            <text:p>5040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3];TRANSLATED_TEAM_NAMES;['3 x 6 KO P=3'.$E3]+1)" office:value-type="string" office:string-value="Thatcham Tornadoes Black" calcext:value-type="string">
            <text:p>Thatcham Tornadoes Black</text:p>
          </table:table-cell>
          <table:table-cell table:style-name="ce16" table:formula="of:=VLOOKUP(['3 x 6 KO P=3'.G3];TRANSLATED_TEAM_NAMES;['3 x 6 KO P=3'.$E3]+1)">
            <text:p/>
          </table:table-cell>
          <table:table-cell table:style-name="ce17" table:formula="of:=IF(MOD([.$C3]; NUM_PITCHES)=0;INDEX(PITCHES;1;NUM_PITCHES);INDEX(PITCHES;1;MOD([.$C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0m&quot;,&quot;pitch&quot;:&quot;12&quot;,&quot;competition&quot;:{&quot;name&quot;:&quot;U15&quot;, &quot;section&quot;:&quot;Girls&quot;, &quot;group&quot;:&quot;2&quot;},&quot;tag&quot;:&quot;1&quot;, &quot;homeTeam&quot;:&quot;Thatcham Tornadoes Black&quot;, &quot;awayTeam&quot;:&quot;&quot;}" calcext:value-type="string">
            <text:p>{"__v":0,"day":2,"dateTime":50400000,"duration":"10m","pitch":"12","competition":{"name":"U15", "section":"Girls", "group":"2"},"tag":"1", "homeTeam":"Thatcham Tornadoes Black", "awayTeam":"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table:formula="of:=FIRST_GAME_MS + ((DURATION_MS + GAME_GAP_MS) * ([.$B4]-1))" office:value-type="float" office:value="51120000" calcext:value-type="float">
            <text:p>5112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4];TRANSLATED_TEAM_NAMES;['3 x 6 KO P=3'.$E4]+1)">
            <text:p/>
          </table:table-cell>
          <table:table-cell table:style-name="ce16" table:formula="of:=VLOOKUP(['3 x 6 KO P=3'.G4];TRANSLATED_TEAM_NAMES;['3 x 6 KO P=3'.$E4]+1)">
            <text:p/>
          </table:table-cell>
          <table:table-cell table:style-name="ce17" table:formula="of:=IF(MOD([.$C4]; NUM_PITCHES)=0;INDEX(PITCHES;1;NUM_PITCHES);INDEX(PITCHES;1;MOD([.$C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1120000,&quot;duration&quot;:&quot;10m&quot;,&quot;pitch&quot;:&quot;11&quot;,&quot;competition&quot;:{&quot;name&quot;:&quot;U15&quot;, &quot;section&quot;:&quot;Girls&quot;, &quot;group&quot;:&quot;3&quot;},&quot;tag&quot;:&quot;2&quot;, &quot;homeTeam&quot;:&quot;&quot;, &quot;awayTeam&quot;:&quot;&quot;}" calcext:value-type="string">
            <text:p>{"__v":0,"day":2,"dateTime":51120000,"duration":"10m","pitch":"11","competition":{"name":"U15", "section":"Girls", "group":"3"},"tag":"2", "homeTeam":"", "awayTeam":"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2" table:formula="of:=FIRST_GAME_MS + ((DURATION_MS + GAME_GAP_MS) * ([.$B5]-1))" office:value-type="float" office:value="51120000" calcext:value-type="float">
            <text:p>5112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5];TRANSLATED_TEAM_NAMES;['3 x 6 KO P=3'.$E5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3 x 6 KO P=3'.G5];TRANSLATED_TEAM_NAMES;['3 x 6 KO P=3'.$E5]+1)" office:value-type="string" office:string-value="STBGFC Rockets 'A'" calcext:value-type="string">
            <text:p>STBGFC Rockets 'A'</text:p>
          </table:table-cell>
          <table:table-cell table:style-name="ce17" table:formula="of:=IF(MOD([.$C5]; NUM_PITCHES)=0;INDEX(PITCHES;1;NUM_PITCHES);INDEX(PITCHES;1;MOD([.$C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1120000,&quot;duration&quot;:&quot;10m&quot;,&quot;pitch&quot;:&quot;12&quot;,&quot;competition&quot;:{&quot;name&quot;:&quot;U15&quot;, &quot;section&quot;:&quot;Girls&quot;, &quot;group&quot;:&quot;1&quot;},&quot;tag&quot;:&quot;2&quot;, &quot;homeTeam&quot;:&quot;Maidenhead B&amp;G FC White Sox&quot;, &quot;awayTeam&quot;:&quot;STBGFC Rockets 'A'&quot;}" calcext:value-type="string">
            <text:p>{"__v":0,"day":2,"dateTime":51120000,"duration":"10m","pitch":"12","competition":{"name":"U15", "section":"Girls", "group":"1"},"tag":"2", "homeTeam":"Maidenhead B&amp;G FC White Sox", "awayTeam":"STBGFC Rockets 'A'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2" table:formula="of:=FIRST_GAME_MS + ((DURATION_MS + GAME_GAP_MS) * ([.$B6]-1))" office:value-type="float" office:value="51840000" calcext:value-type="float">
            <text:p>5184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6];TRANSLATED_TEAM_NAMES;['3 x 6 KO P=3'.$E6]+1)" office:value-type="string" office:string-value="Laurel Park Starz" calcext:value-type="string">
            <text:p>Laurel Park Starz</text:p>
          </table:table-cell>
          <table:table-cell table:style-name="ce16" table:formula="of:=VLOOKUP(['3 x 6 KO P=3'.G6];TRANSLATED_TEAM_NAMES;['3 x 6 KO P=3'.$E6]+1)" office:value-type="string" office:string-value="STBGFC Rockets 'B'" calcext:value-type="string">
            <text:p>STBGFC Rockets 'B'</text:p>
          </table:table-cell>
          <table:table-cell table:style-name="ce17" table:formula="of:=IF(MOD([.$C6]; NUM_PITCHES)=0;INDEX(PITCHES;1;NUM_PITCHES);INDEX(PITCHES;1;MOD([.$C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840000,&quot;duration&quot;:&quot;10m&quot;,&quot;pitch&quot;:&quot;11&quot;,&quot;competition&quot;:{&quot;name&quot;:&quot;U15&quot;, &quot;section&quot;:&quot;Girls&quot;, &quot;group&quot;:&quot;2&quot;},&quot;tag&quot;:&quot;3&quot;, &quot;homeTeam&quot;:&quot;Laurel Park Starz&quot;, &quot;awayTeam&quot;:&quot;STBGFC Rockets 'B'&quot;}" calcext:value-type="string">
            <text:p>{"__v":0,"day":2,"dateTime":51840000,"duration":"10m","pitch":"11","competition":{"name":"U15", "section":"Girls", "group":"2"},"tag":"3", "homeTeam":"Laurel Park Starz", "awayTeam":"STBGFC Rockets 'B'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2" table:formula="of:=FIRST_GAME_MS + ((DURATION_MS + GAME_GAP_MS) * ([.$B7]-1))" office:value-type="float" office:value="51840000" calcext:value-type="float">
            <text:p>5184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7];TRANSLATED_TEAM_NAMES;['3 x 6 KO P=3'.$E7]+1)">
            <text:p/>
          </table:table-cell>
          <table:table-cell table:style-name="ce16" table:formula="of:=VLOOKUP(['3 x 6 KO P=3'.G7];TRANSLATED_TEAM_NAMES;['3 x 6 KO P=3'.$E7]+1)">
            <text:p/>
          </table:table-cell>
          <table:table-cell table:style-name="ce17" table:formula="of:=IF(MOD([.$C7]; NUM_PITCHES)=0;INDEX(PITCHES;1;NUM_PITCHES);INDEX(PITCHES;1;MOD([.$C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840000,&quot;duration&quot;:&quot;10m&quot;,&quot;pitch&quot;:&quot;12&quot;,&quot;competition&quot;:{&quot;name&quot;:&quot;U15&quot;, &quot;section&quot;:&quot;Girls&quot;, &quot;group&quot;:&quot;3&quot;},&quot;tag&quot;:&quot;3&quot;, &quot;homeTeam&quot;:&quot;&quot;, &quot;awayTeam&quot;:&quot;&quot;}" calcext:value-type="string">
            <text:p>{"__v":0,"day":2,"dateTime":51840000,"duration":"10m","pitch":"12","competition":{"name":"U15", "section":"Girls", "group":"3"},"tag":"3", "homeTeam":"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2" table:formula="of:=FIRST_GAME_MS + ((DURATION_MS + GAME_GAP_MS) * ([.$B8]-1))" office:value-type="float" office:value="52560000" calcext:value-type="float">
            <text:p>5256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8];TRANSLATED_TEAM_NAMES;['3 x 6 KO P=3'.$E8]+1)" office:value-type="string" office:string-value="AFC Charvil 'B'" calcext:value-type="string">
            <text:p>AFC Charvil 'B'</text:p>
          </table:table-cell>
          <table:table-cell table:style-name="ce16" table:formula="of:=VLOOKUP(['3 x 6 KO P=3'.G8];TRANSLATED_TEAM_NAMES;['3 x 6 KO P=3'.$E8]+1)" office:value-type="string" office:string-value="Haslemere Town" calcext:value-type="string">
            <text:p>Haslemere Town</text:p>
          </table:table-cell>
          <table:table-cell table:style-name="ce17" table:formula="of:=IF(MOD([.$C8]; NUM_PITCHES)=0;INDEX(PITCHES;1;NUM_PITCHES);INDEX(PITCHES;1;MOD([.$C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2560000,&quot;duration&quot;:&quot;10m&quot;,&quot;pitch&quot;:&quot;11&quot;,&quot;competition&quot;:{&quot;name&quot;:&quot;U15&quot;, &quot;section&quot;:&quot;Girls&quot;, &quot;group&quot;:&quot;1&quot;},&quot;tag&quot;:&quot;4&quot;, &quot;homeTeam&quot;:&quot;AFC Charvil 'B'&quot;, &quot;awayTeam&quot;:&quot;Haslemere Town&quot;}" calcext:value-type="string">
            <text:p>{"__v":0,"day":2,"dateTime":52560000,"duration":"10m","pitch":"11","competition":{"name":"U15", "section":"Girls", "group":"1"},"tag":"4", "homeTeam":"AFC Charvil 'B'", "awayTeam":"Haslemere Town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2" table:formula="of:=FIRST_GAME_MS + ((DURATION_MS + GAME_GAP_MS) * ([.$B9]-1))" office:value-type="float" office:value="52560000" calcext:value-type="float">
            <text:p>5256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9];TRANSLATED_TEAM_NAMES;['3 x 6 KO P=3'.$E9]+1)" office:value-type="string" office:string-value="AFC Charvil 'A'" calcext:value-type="string">
            <text:p>AFC Charvil 'A'</text:p>
          </table:table-cell>
          <table:table-cell table:style-name="ce16" table:formula="of:=VLOOKUP(['3 x 6 KO P=3'.G9];TRANSLATED_TEAM_NAMES;['3 x 6 KO P=3'.$E9]+1)" office:value-type="string" office:string-value="Eastleigh Girls" calcext:value-type="string">
            <text:p>Eastleigh Girls</text:p>
          </table:table-cell>
          <table:table-cell table:style-name="ce17" table:formula="of:=IF(MOD([.$C9]; NUM_PITCHES)=0;INDEX(PITCHES;1;NUM_PITCHES);INDEX(PITCHES;1;MOD([.$C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2560000,&quot;duration&quot;:&quot;10m&quot;,&quot;pitch&quot;:&quot;12&quot;,&quot;competition&quot;:{&quot;name&quot;:&quot;U15&quot;, &quot;section&quot;:&quot;Girls&quot;, &quot;group&quot;:&quot;2&quot;},&quot;tag&quot;:&quot;4&quot;, &quot;homeTeam&quot;:&quot;AFC Charvil 'A'&quot;, &quot;awayTeam&quot;:&quot;Eastleigh Girls&quot;}" calcext:value-type="string">
            <text:p>{"__v":0,"day":2,"dateTime":52560000,"duration":"10m","pitch":"12","competition":{"name":"U15", "section":"Girls", "group":"2"},"tag":"4", "homeTeam":"AFC Charvil 'A'", "awayTeam":"Eastleigh Girls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2" table:formula="of:=FIRST_GAME_MS + ((DURATION_MS + GAME_GAP_MS) * ([.$B10]-1))" office:value-type="float" office:value="53280000" calcext:value-type="float">
            <text:p>5328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10];TRANSLATED_TEAM_NAMES;['3 x 6 KO P=3'.$E10]+1)">
            <text:p/>
          </table:table-cell>
          <table:table-cell table:style-name="ce16" table:formula="of:=VLOOKUP(['3 x 6 KO P=3'.G10];TRANSLATED_TEAM_NAMES;['3 x 6 KO P=3'.$E10]+1)">
            <text:p/>
          </table:table-cell>
          <table:table-cell table:style-name="ce17" table:formula="of:=IF(MOD([.$C10]; NUM_PITCHES)=0;INDEX(PITCHES;1;NUM_PITCHES);INDEX(PITCHES;1;MOD([.$C1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3280000,&quot;duration&quot;:&quot;10m&quot;,&quot;pitch&quot;:&quot;11&quot;,&quot;competition&quot;:{&quot;name&quot;:&quot;U15&quot;, &quot;section&quot;:&quot;Girls&quot;, &quot;group&quot;:&quot;3&quot;},&quot;tag&quot;:&quot;5&quot;, &quot;homeTeam&quot;:&quot;&quot;, &quot;awayTeam&quot;:&quot;&quot;}" calcext:value-type="string">
            <text:p>{"__v":0,"day":2,"dateTime":53280000,"duration":"10m","pitch":"11","competition":{"name":"U15", "section":"Girls", "group":"3"},"tag":"5", "homeTeam":"", "awayTeam":"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2" table:formula="of:=FIRST_GAME_MS + ((DURATION_MS + GAME_GAP_MS) * ([.$B11]-1))" office:value-type="float" office:value="53280000" calcext:value-type="float">
            <text:p>5328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11];TRANSLATED_TEAM_NAMES;['3 x 6 KO P=3'.$E11]+1)" office:value-type="string" office:string-value="STBGFC Rockets 'A'" calcext:value-type="string">
            <text:p>STBGFC Rockets 'A'</text:p>
          </table:table-cell>
          <table:table-cell table:style-name="ce16" table:formula="of:=VLOOKUP(['3 x 6 KO P=3'.G11];TRANSLATED_TEAM_NAMES;['3 x 6 KO P=3'.$E11]+1)" office:value-type="string" office:string-value="Thatcham Tornadoes Amber" calcext:value-type="string">
            <text:p>Thatcham Tornadoes Amber</text:p>
          </table:table-cell>
          <table:table-cell table:style-name="ce17" table:formula="of:=IF(MOD([.$C11]; NUM_PITCHES)=0;INDEX(PITCHES;1;NUM_PITCHES);INDEX(PITCHES;1;MOD([.$C1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3280000,&quot;duration&quot;:&quot;10m&quot;,&quot;pitch&quot;:&quot;12&quot;,&quot;competition&quot;:{&quot;name&quot;:&quot;U15&quot;, &quot;section&quot;:&quot;Girls&quot;, &quot;group&quot;:&quot;1&quot;},&quot;tag&quot;:&quot;5&quot;, &quot;homeTeam&quot;:&quot;STBGFC Rockets 'A'&quot;, &quot;awayTeam&quot;:&quot;Thatcham Tornadoes Amber&quot;}" calcext:value-type="string">
            <text:p>{"__v":0,"day":2,"dateTime":53280000,"duration":"10m","pitch":"12","competition":{"name":"U15", "section":"Girls", "group":"1"},"tag":"5", "homeTeam":"STBGFC Rockets 'A'", "awayTeam":"Thatcham Tornadoes Amber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12" table:formula="of:=FIRST_GAME_MS + ((DURATION_MS + GAME_GAP_MS) * ([.$B12]-1))" office:value-type="float" office:value="54000000" calcext:value-type="float">
            <text:p>5400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12];TRANSLATED_TEAM_NAMES;['3 x 6 KO P=3'.$E12]+1)" office:value-type="string" office:string-value="STBGFC Rockets 'B'" calcext:value-type="string">
            <text:p>STBGFC Rockets 'B'</text:p>
          </table:table-cell>
          <table:table-cell table:style-name="ce16" table:formula="of:=VLOOKUP(['3 x 6 KO P=3'.G12];TRANSLATED_TEAM_NAMES;['3 x 6 KO P=3'.$E12]+1)" office:value-type="string" office:string-value="Thatcham Tornadoes Black" calcext:value-type="string">
            <text:p>Thatcham Tornadoes Black</text:p>
          </table:table-cell>
          <table:table-cell table:style-name="ce17" table:formula="of:=IF(MOD([.$C12]; NUM_PITCHES)=0;INDEX(PITCHES;1;NUM_PITCHES);INDEX(PITCHES;1;MOD([.$C1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4000000,&quot;duration&quot;:&quot;10m&quot;,&quot;pitch&quot;:&quot;11&quot;,&quot;competition&quot;:{&quot;name&quot;:&quot;U15&quot;, &quot;section&quot;:&quot;Girls&quot;, &quot;group&quot;:&quot;2&quot;},&quot;tag&quot;:&quot;6&quot;, &quot;homeTeam&quot;:&quot;STBGFC Rockets 'B'&quot;, &quot;awayTeam&quot;:&quot;Thatcham Tornadoes Black&quot;}" calcext:value-type="string">
            <text:p>{"__v":0,"day":2,"dateTime":54000000,"duration":"10m","pitch":"11","competition":{"name":"U15", "section":"Girls", "group":"2"},"tag":"6", "homeTeam":"STBGFC Rockets 'B'", "awayTeam":"Thatcham Tornadoes Black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2" table:formula="of:=FIRST_GAME_MS + ((DURATION_MS + GAME_GAP_MS) * ([.$B13]-1))" office:value-type="float" office:value="54000000" calcext:value-type="float">
            <text:p>5400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13];TRANSLATED_TEAM_NAMES;['3 x 6 KO P=3'.$E13]+1)">
            <text:p/>
          </table:table-cell>
          <table:table-cell table:style-name="ce16" table:formula="of:=VLOOKUP(['3 x 6 KO P=3'.G13];TRANSLATED_TEAM_NAMES;['3 x 6 KO P=3'.$E13]+1)">
            <text:p/>
          </table:table-cell>
          <table:table-cell table:style-name="ce17" table:formula="of:=IF(MOD([.$C13]; NUM_PITCHES)=0;INDEX(PITCHES;1;NUM_PITCHES);INDEX(PITCHES;1;MOD([.$C1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4000000,&quot;duration&quot;:&quot;10m&quot;,&quot;pitch&quot;:&quot;12&quot;,&quot;competition&quot;:{&quot;name&quot;:&quot;U15&quot;, &quot;section&quot;:&quot;Girls&quot;, &quot;group&quot;:&quot;3&quot;},&quot;tag&quot;:&quot;6&quot;, &quot;homeTeam&quot;:&quot;&quot;, &quot;awayTeam&quot;:&quot;&quot;}" calcext:value-type="string">
            <text:p>{"__v":0,"day":2,"dateTime":54000000,"duration":"10m","pitch":"12","competition":{"name":"U15", "section":"Girls", "group":"3"},"tag":"6", "homeTeam":"", "awayTeam":"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2" table:formula="of:=FIRST_GAME_MS + ((DURATION_MS + GAME_GAP_MS) * ([.$B14]-1))" office:value-type="float" office:value="54720000" calcext:value-type="float">
            <text:p>5472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14];TRANSLATED_TEAM_NAMES;['3 x 6 KO P=3'.$E14]+1)">
            <text:p/>
          </table:table-cell>
          <table:table-cell table:style-name="ce16" table:formula="of:=VLOOKUP(['3 x 6 KO P=3'.G14];TRANSLATED_TEAM_NAMES;['3 x 6 KO P=3'.$E14]+1)" office:value-type="string" office:string-value="AFC Charvil 'B'" calcext:value-type="string">
            <text:p>AFC Charvil 'B'</text:p>
          </table:table-cell>
          <table:table-cell table:style-name="ce17" table:formula="of:=IF(MOD([.$C14]; NUM_PITCHES)=0;INDEX(PITCHES;1;NUM_PITCHES);INDEX(PITCHES;1;MOD([.$C1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54720000,&quot;duration&quot;:&quot;10m&quot;,&quot;pitch&quot;:&quot;11&quot;,&quot;competition&quot;:{&quot;name&quot;:&quot;U15&quot;, &quot;section&quot;:&quot;Girls&quot;, &quot;group&quot;:&quot;1&quot;},&quot;tag&quot;:&quot;7&quot;, &quot;homeTeam&quot;:&quot;&quot;, &quot;awayTeam&quot;:&quot;AFC Charvil 'B'&quot;}" calcext:value-type="string">
            <text:p>{"__v":0,"day":2,"dateTime":54720000,"duration":"10m","pitch":"11","competition":{"name":"U15", "section":"Girls", "group":"1"},"tag":"7", "homeTeam":"", "awayTeam":"AFC Charvil 'B'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2" table:formula="of:=FIRST_GAME_MS + ((DURATION_MS + GAME_GAP_MS) * ([.$B15]-1))" office:value-type="float" office:value="54720000" calcext:value-type="float">
            <text:p>5472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15];TRANSLATED_TEAM_NAMES;['3 x 6 KO P=3'.$E15]+1)">
            <text:p/>
          </table:table-cell>
          <table:table-cell table:style-name="ce16" table:formula="of:=VLOOKUP(['3 x 6 KO P=3'.G15];TRANSLATED_TEAM_NAMES;['3 x 6 KO P=3'.$E15]+1)" office:value-type="string" office:string-value="AFC Charvil 'A'" calcext:value-type="string">
            <text:p>AFC Charvil 'A'</text:p>
          </table:table-cell>
          <table:table-cell table:style-name="ce17" table:formula="of:=IF(MOD([.$C15]; NUM_PITCHES)=0;INDEX(PITCHES;1;NUM_PITCHES);INDEX(PITCHES;1;MOD([.$C1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54720000,&quot;duration&quot;:&quot;10m&quot;,&quot;pitch&quot;:&quot;12&quot;,&quot;competition&quot;:{&quot;name&quot;:&quot;U15&quot;, &quot;section&quot;:&quot;Girls&quot;, &quot;group&quot;:&quot;2&quot;},&quot;tag&quot;:&quot;7&quot;, &quot;homeTeam&quot;:&quot;&quot;, &quot;awayTeam&quot;:&quot;AFC Charvil 'A'&quot;}" calcext:value-type="string">
            <text:p>{"__v":0,"day":2,"dateTime":54720000,"duration":"10m","pitch":"12","competition":{"name":"U15", "section":"Girls", "group":"2"},"tag":"7", "homeTeam":"", "awayTeam":"AFC Charvil 'A'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12" table:formula="of:=FIRST_GAME_MS + ((DURATION_MS + GAME_GAP_MS) * ([.$B16]-1))" office:value-type="float" office:value="55440000" calcext:value-type="float">
            <text:p>5544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16];TRANSLATED_TEAM_NAMES;['3 x 6 KO P=3'.$E16]+1)">
            <text:p/>
          </table:table-cell>
          <table:table-cell table:style-name="ce16" table:formula="of:=VLOOKUP(['3 x 6 KO P=3'.G16];TRANSLATED_TEAM_NAMES;['3 x 6 KO P=3'.$E16]+1)">
            <text:p/>
          </table:table-cell>
          <table:table-cell table:style-name="ce17" table:formula="of:=IF(MOD([.$C16]; NUM_PITCHES)=0;INDEX(PITCHES;1;NUM_PITCHES);INDEX(PITCHES;1;MOD([.$C1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55440000,&quot;duration&quot;:&quot;10m&quot;,&quot;pitch&quot;:&quot;11&quot;,&quot;competition&quot;:{&quot;name&quot;:&quot;U15&quot;, &quot;section&quot;:&quot;Girls&quot;, &quot;group&quot;:&quot;3&quot;},&quot;tag&quot;:&quot;8&quot;, &quot;homeTeam&quot;:&quot;&quot;, &quot;awayTeam&quot;:&quot;&quot;}" calcext:value-type="string">
            <text:p>{"__v":0,"day":2,"dateTime":55440000,"duration":"10m","pitch":"11","competition":{"name":"U15", "section":"Girls", "group":"3"},"tag":"8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2" table:formula="of:=FIRST_GAME_MS + ((DURATION_MS + GAME_GAP_MS) * ([.$B17]-1))" office:value-type="float" office:value="55440000" calcext:value-type="float">
            <text:p>5544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17];TRANSLATED_TEAM_NAMES;['3 x 6 KO P=3'.$E17]+1)" office:value-type="string" office:string-value="Haslemere Town" calcext:value-type="string">
            <text:p>Haslemere Town</text:p>
          </table:table-cell>
          <table:table-cell table:style-name="ce16" table:formula="of:=VLOOKUP(['3 x 6 KO P=3'.G17];TRANSLATED_TEAM_NAMES;['3 x 6 KO P=3'.$E17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7]; NUM_PITCHES)=0;INDEX(PITCHES;1;NUM_PITCHES);INDEX(PITCHES;1;MOD([.$C1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55440000,&quot;duration&quot;:&quot;10m&quot;,&quot;pitch&quot;:&quot;12&quot;,&quot;competition&quot;:{&quot;name&quot;:&quot;U15&quot;, &quot;section&quot;:&quot;Girls&quot;, &quot;group&quot;:&quot;1&quot;},&quot;tag&quot;:&quot;8&quot;, &quot;homeTeam&quot;:&quot;Haslemere Town&quot;, &quot;awayTeam&quot;:&quot;Maidenhead B&amp;G FC White Sox&quot;}" calcext:value-type="string">
            <text:p>{"__v":0,"day":2,"dateTime":55440000,"duration":"10m","pitch":"12","competition":{"name":"U15", "section":"Girls", "group":"1"},"tag":"8", "homeTeam":"Haslemere Town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12" table:formula="of:=FIRST_GAME_MS + ((DURATION_MS + GAME_GAP_MS) * ([.$B18]-1))" office:value-type="float" office:value="56160000" calcext:value-type="float">
            <text:p>5616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18];TRANSLATED_TEAM_NAMES;['3 x 6 KO P=3'.$E18]+1)" office:value-type="string" office:string-value="Eastleigh Girls" calcext:value-type="string">
            <text:p>Eastleigh Girls</text:p>
          </table:table-cell>
          <table:table-cell table:style-name="ce16" table:formula="of:=VLOOKUP(['3 x 6 KO P=3'.G18];TRANSLATED_TEAM_NAMES;['3 x 6 KO P=3'.$E18]+1)" office:value-type="string" office:string-value="Laurel Park Starz" calcext:value-type="string">
            <text:p>Laurel Park Starz</text:p>
          </table:table-cell>
          <table:table-cell table:style-name="ce17" table:formula="of:=IF(MOD([.$C18]; NUM_PITCHES)=0;INDEX(PITCHES;1;NUM_PITCHES);INDEX(PITCHES;1;MOD([.$C1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56160000,&quot;duration&quot;:&quot;10m&quot;,&quot;pitch&quot;:&quot;11&quot;,&quot;competition&quot;:{&quot;name&quot;:&quot;U15&quot;, &quot;section&quot;:&quot;Girls&quot;, &quot;group&quot;:&quot;2&quot;},&quot;tag&quot;:&quot;9&quot;, &quot;homeTeam&quot;:&quot;Eastleigh Girls&quot;, &quot;awayTeam&quot;:&quot;Laurel Park Starz&quot;}" calcext:value-type="string">
            <text:p>{"__v":0,"day":2,"dateTime":56160000,"duration":"10m","pitch":"11","competition":{"name":"U15", "section":"Girls", "group":"2"},"tag":"9", "homeTeam":"Eastleigh Girls", "awayTeam":"Laurel Park Starz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12" table:formula="of:=FIRST_GAME_MS + ((DURATION_MS + GAME_GAP_MS) * ([.$B19]-1))" office:value-type="float" office:value="56160000" calcext:value-type="float">
            <text:p>5616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19];TRANSLATED_TEAM_NAMES;['3 x 6 KO P=3'.$E19]+1)">
            <text:p/>
          </table:table-cell>
          <table:table-cell table:style-name="ce16" table:formula="of:=VLOOKUP(['3 x 6 KO P=3'.G19];TRANSLATED_TEAM_NAMES;['3 x 6 KO P=3'.$E19]+1)">
            <text:p/>
          </table:table-cell>
          <table:table-cell table:style-name="ce17" table:formula="of:=IF(MOD([.$C19]; NUM_PITCHES)=0;INDEX(PITCHES;1;NUM_PITCHES);INDEX(PITCHES;1;MOD([.$C1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56160000,&quot;duration&quot;:&quot;10m&quot;,&quot;pitch&quot;:&quot;12&quot;,&quot;competition&quot;:{&quot;name&quot;:&quot;U15&quot;, &quot;section&quot;:&quot;Girls&quot;, &quot;group&quot;:&quot;3&quot;},&quot;tag&quot;:&quot;9&quot;, &quot;homeTeam&quot;:&quot;&quot;, &quot;awayTeam&quot;:&quot;&quot;}" calcext:value-type="string">
            <text:p>{"__v":0,"day":2,"dateTime":56160000,"duration":"10m","pitch":"12","competition":{"name":"U15", "section":"Girls", "group":"3"},"tag":"9", "homeTeam":"", "awayTeam":"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12" table:formula="of:=FIRST_GAME_MS + ((DURATION_MS + GAME_GAP_MS) * ([.$B20]-1))" office:value-type="float" office:value="56880000" calcext:value-type="float">
            <text:p>5688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20];TRANSLATED_TEAM_NAMES;['3 x 6 KO P=3'.$E20]+1)" office:value-type="string" office:string-value="STBGFC Rockets 'A'" calcext:value-type="string">
            <text:p>STBGFC Rockets 'A'</text:p>
          </table:table-cell>
          <table:table-cell table:style-name="ce16" table:formula="of:=VLOOKUP(['3 x 6 KO P=3'.G20];TRANSLATED_TEAM_NAMES;['3 x 6 KO P=3'.$E20]+1)">
            <text:p/>
          </table:table-cell>
          <table:table-cell table:style-name="ce17" table:formula="of:=IF(MOD([.$C20]; NUM_PITCHES)=0;INDEX(PITCHES;1;NUM_PITCHES);INDEX(PITCHES;1;MOD([.$C2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56880000,&quot;duration&quot;:&quot;10m&quot;,&quot;pitch&quot;:&quot;11&quot;,&quot;competition&quot;:{&quot;name&quot;:&quot;U15&quot;, &quot;section&quot;:&quot;Girls&quot;, &quot;group&quot;:&quot;1&quot;},&quot;tag&quot;:&quot;10&quot;, &quot;homeTeam&quot;:&quot;STBGFC Rockets 'A'&quot;, &quot;awayTeam&quot;:&quot;&quot;}" calcext:value-type="string">
            <text:p>{"__v":0,"day":2,"dateTime":56880000,"duration":"10m","pitch":"11","competition":{"name":"U15", "section":"Girls", "group":"1"},"tag":"10", "homeTeam":"STBGFC Rockets 'A'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2" table:formula="of:=FIRST_GAME_MS + ((DURATION_MS + GAME_GAP_MS) * ([.$B21]-1))" office:value-type="float" office:value="56880000" calcext:value-type="float">
            <text:p>5688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21];TRANSLATED_TEAM_NAMES;['3 x 6 KO P=3'.$E21]+1)" office:value-type="string" office:string-value="STBGFC Rockets 'B'" calcext:value-type="string">
            <text:p>STBGFC Rockets 'B'</text:p>
          </table:table-cell>
          <table:table-cell table:style-name="ce16" table:formula="of:=VLOOKUP(['3 x 6 KO P=3'.G21];TRANSLATED_TEAM_NAMES;['3 x 6 KO P=3'.$E21]+1)">
            <text:p/>
          </table:table-cell>
          <table:table-cell table:style-name="ce17" table:formula="of:=IF(MOD([.$C21]; NUM_PITCHES)=0;INDEX(PITCHES;1;NUM_PITCHES);INDEX(PITCHES;1;MOD([.$C2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56880000,&quot;duration&quot;:&quot;10m&quot;,&quot;pitch&quot;:&quot;12&quot;,&quot;competition&quot;:{&quot;name&quot;:&quot;U15&quot;, &quot;section&quot;:&quot;Girls&quot;, &quot;group&quot;:&quot;2&quot;},&quot;tag&quot;:&quot;10&quot;, &quot;homeTeam&quot;:&quot;STBGFC Rockets 'B'&quot;, &quot;awayTeam&quot;:&quot;&quot;}" calcext:value-type="string">
            <text:p>{"__v":0,"day":2,"dateTime":56880000,"duration":"10m","pitch":"12","competition":{"name":"U15", "section":"Girls", "group":"2"},"tag":"10", "homeTeam":"STBGFC Rockets 'B'", "awayTeam":"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12" table:formula="of:=FIRST_GAME_MS + ((DURATION_MS + GAME_GAP_MS) * ([.$B22]-1))" office:value-type="float" office:value="57600000" calcext:value-type="float">
            <text:p>5760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22];TRANSLATED_TEAM_NAMES;['3 x 6 KO P=3'.$E22]+1)">
            <text:p/>
          </table:table-cell>
          <table:table-cell table:style-name="ce16" table:formula="of:=VLOOKUP(['3 x 6 KO P=3'.G22];TRANSLATED_TEAM_NAMES;['3 x 6 KO P=3'.$E22]+1)">
            <text:p/>
          </table:table-cell>
          <table:table-cell table:style-name="ce17" table:formula="of:=IF(MOD([.$C22]; NUM_PITCHES)=0;INDEX(PITCHES;1;NUM_PITCHES);INDEX(PITCHES;1;MOD([.$C2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57600000,&quot;duration&quot;:&quot;10m&quot;,&quot;pitch&quot;:&quot;11&quot;,&quot;competition&quot;:{&quot;name&quot;:&quot;U15&quot;, &quot;section&quot;:&quot;Girls&quot;, &quot;group&quot;:&quot;3&quot;},&quot;tag&quot;:&quot;11&quot;, &quot;homeTeam&quot;:&quot;&quot;, &quot;awayTeam&quot;:&quot;&quot;}" calcext:value-type="string">
            <text:p>{"__v":0,"day":2,"dateTime":57600000,"duration":"10m","pitch":"11","competition":{"name":"U15", "section":"Girls", "group":"3"},"tag":"11", "homeTeam":"", "awayTeam":"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12" table:formula="of:=FIRST_GAME_MS + ((DURATION_MS + GAME_GAP_MS) * ([.$B23]-1))" office:value-type="float" office:value="57600000" calcext:value-type="float">
            <text:p>5760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23];TRANSLATED_TEAM_NAMES;['3 x 6 KO P=3'.$E23]+1)" office:value-type="string" office:string-value="Thatcham Tornadoes Amber" calcext:value-type="string">
            <text:p>Thatcham Tornadoes Amber</text:p>
          </table:table-cell>
          <table:table-cell table:style-name="ce16" table:formula="of:=VLOOKUP(['3 x 6 KO P=3'.G23];TRANSLATED_TEAM_NAMES;['3 x 6 KO P=3'.$E23]+1)" office:value-type="string" office:string-value="Haslemere Town" calcext:value-type="string">
            <text:p>Haslemere Town</text:p>
          </table:table-cell>
          <table:table-cell table:style-name="ce17" table:formula="of:=IF(MOD([.$C23]; NUM_PITCHES)=0;INDEX(PITCHES;1;NUM_PITCHES);INDEX(PITCHES;1;MOD([.$C2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57600000,&quot;duration&quot;:&quot;10m&quot;,&quot;pitch&quot;:&quot;12&quot;,&quot;competition&quot;:{&quot;name&quot;:&quot;U15&quot;, &quot;section&quot;:&quot;Girls&quot;, &quot;group&quot;:&quot;1&quot;},&quot;tag&quot;:&quot;11&quot;, &quot;homeTeam&quot;:&quot;Thatcham Tornadoes Amber&quot;, &quot;awayTeam&quot;:&quot;Haslemere Town&quot;}" calcext:value-type="string">
            <text:p>{"__v":0,"day":2,"dateTime":57600000,"duration":"10m","pitch":"12","competition":{"name":"U15", "section":"Girls", "group":"1"},"tag":"11", "homeTeam":"Thatcham Tornadoes Amber", "awayTeam":"Haslemere Town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12" table:formula="of:=FIRST_GAME_MS + ((DURATION_MS + GAME_GAP_MS) * ([.$B24]-1))" office:value-type="float" office:value="58320000" calcext:value-type="float">
            <text:p>5832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24];TRANSLATED_TEAM_NAMES;['3 x 6 KO P=3'.$E24]+1)" office:value-type="string" office:string-value="Thatcham Tornadoes Black" calcext:value-type="string">
            <text:p>Thatcham Tornadoes Black</text:p>
          </table:table-cell>
          <table:table-cell table:style-name="ce16" table:formula="of:=VLOOKUP(['3 x 6 KO P=3'.G24];TRANSLATED_TEAM_NAMES;['3 x 6 KO P=3'.$E24]+1)" office:value-type="string" office:string-value="Eastleigh Girls" calcext:value-type="string">
            <text:p>Eastleigh Girls</text:p>
          </table:table-cell>
          <table:table-cell table:style-name="ce17" table:formula="of:=IF(MOD([.$C24]; NUM_PITCHES)=0;INDEX(PITCHES;1;NUM_PITCHES);INDEX(PITCHES;1;MOD([.$C2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58320000,&quot;duration&quot;:&quot;10m&quot;,&quot;pitch&quot;:&quot;11&quot;,&quot;competition&quot;:{&quot;name&quot;:&quot;U15&quot;, &quot;section&quot;:&quot;Girls&quot;, &quot;group&quot;:&quot;2&quot;},&quot;tag&quot;:&quot;12&quot;, &quot;homeTeam&quot;:&quot;Thatcham Tornadoes Black&quot;, &quot;awayTeam&quot;:&quot;Eastleigh Girls&quot;}" calcext:value-type="string">
            <text:p>{"__v":0,"day":2,"dateTime":58320000,"duration":"10m","pitch":"11","competition":{"name":"U15", "section":"Girls", "group":"2"},"tag":"12", "homeTeam":"Thatcham Tornadoes Black", "awayTeam":"Eastleigh Girls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12" table:formula="of:=FIRST_GAME_MS + ((DURATION_MS + GAME_GAP_MS) * ([.$B25]-1))" office:value-type="float" office:value="58320000" calcext:value-type="float">
            <text:p>5832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25];TRANSLATED_TEAM_NAMES;['3 x 6 KO P=3'.$E25]+1)">
            <text:p/>
          </table:table-cell>
          <table:table-cell table:style-name="ce16" table:formula="of:=VLOOKUP(['3 x 6 KO P=3'.G25];TRANSLATED_TEAM_NAMES;['3 x 6 KO P=3'.$E25]+1)">
            <text:p/>
          </table:table-cell>
          <table:table-cell table:style-name="ce17" table:formula="of:=IF(MOD([.$C25]; NUM_PITCHES)=0;INDEX(PITCHES;1;NUM_PITCHES);INDEX(PITCHES;1;MOD([.$C2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58320000,&quot;duration&quot;:&quot;10m&quot;,&quot;pitch&quot;:&quot;12&quot;,&quot;competition&quot;:{&quot;name&quot;:&quot;U15&quot;, &quot;section&quot;:&quot;Girls&quot;, &quot;group&quot;:&quot;3&quot;},&quot;tag&quot;:&quot;12&quot;, &quot;homeTeam&quot;:&quot;&quot;, &quot;awayTeam&quot;:&quot;&quot;}" calcext:value-type="string">
            <text:p>{"__v":0,"day":2,"dateTime":58320000,"duration":"10m","pitch":"12","competition":{"name":"U15", "section":"Girls", "group":"3"},"tag":"12", "homeTeam":"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12" table:formula="of:=FIRST_GAME_MS + ((DURATION_MS + GAME_GAP_MS) * ([.$B26]-1))" office:value-type="float" office:value="59040000" calcext:value-type="float">
            <text:p>5904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26];TRANSLATED_TEAM_NAMES;['3 x 6 KO P=3'.$E26]+1)" office:value-type="string" office:string-value="AFC Charvil 'B'" calcext:value-type="string">
            <text:p>AFC Charvil 'B'</text:p>
          </table:table-cell>
          <table:table-cell table:style-name="ce16" table:formula="of:=VLOOKUP(['3 x 6 KO P=3'.G26];TRANSLATED_TEAM_NAMES;['3 x 6 KO P=3'.$E26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26]; NUM_PITCHES)=0;INDEX(PITCHES;1;NUM_PITCHES);INDEX(PITCHES;1;MOD([.$C2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59040000,&quot;duration&quot;:&quot;10m&quot;,&quot;pitch&quot;:&quot;11&quot;,&quot;competition&quot;:{&quot;name&quot;:&quot;U15&quot;, &quot;section&quot;:&quot;Girls&quot;, &quot;group&quot;:&quot;1&quot;},&quot;tag&quot;:&quot;13&quot;, &quot;homeTeam&quot;:&quot;AFC Charvil 'B'&quot;, &quot;awayTeam&quot;:&quot;Maidenhead B&amp;G FC White Sox&quot;}" calcext:value-type="string">
            <text:p>{"__v":0,"day":2,"dateTime":59040000,"duration":"10m","pitch":"11","competition":{"name":"U15", "section":"Girls", "group":"1"},"tag":"13", "homeTeam":"AFC Charvil 'B'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12" table:formula="of:=FIRST_GAME_MS + ((DURATION_MS + GAME_GAP_MS) * ([.$B27]-1))" office:value-type="float" office:value="59040000" calcext:value-type="float">
            <text:p>5904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27];TRANSLATED_TEAM_NAMES;['3 x 6 KO P=3'.$E27]+1)" office:value-type="string" office:string-value="AFC Charvil 'A'" calcext:value-type="string">
            <text:p>AFC Charvil 'A'</text:p>
          </table:table-cell>
          <table:table-cell table:style-name="ce16" table:formula="of:=VLOOKUP(['3 x 6 KO P=3'.G27];TRANSLATED_TEAM_NAMES;['3 x 6 KO P=3'.$E27]+1)" office:value-type="string" office:string-value="Laurel Park Starz" calcext:value-type="string">
            <text:p>Laurel Park Starz</text:p>
          </table:table-cell>
          <table:table-cell table:style-name="ce17" table:formula="of:=IF(MOD([.$C27]; NUM_PITCHES)=0;INDEX(PITCHES;1;NUM_PITCHES);INDEX(PITCHES;1;MOD([.$C2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59040000,&quot;duration&quot;:&quot;10m&quot;,&quot;pitch&quot;:&quot;12&quot;,&quot;competition&quot;:{&quot;name&quot;:&quot;U15&quot;, &quot;section&quot;:&quot;Girls&quot;, &quot;group&quot;:&quot;2&quot;},&quot;tag&quot;:&quot;13&quot;, &quot;homeTeam&quot;:&quot;AFC Charvil 'A'&quot;, &quot;awayTeam&quot;:&quot;Laurel Park Starz&quot;}" calcext:value-type="string">
            <text:p>{"__v":0,"day":2,"dateTime":59040000,"duration":"10m","pitch":"12","competition":{"name":"U15", "section":"Girls", "group":"2"},"tag":"13", "homeTeam":"AFC Charvil 'A'", "awayTeam":"Laurel Park Starz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12" table:formula="of:=FIRST_GAME_MS + ((DURATION_MS + GAME_GAP_MS) * ([.$B28]-1))" office:value-type="float" office:value="59760000" calcext:value-type="float">
            <text:p>5976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table:formula="of:=VLOOKUP(['3 x 6 KO P=3'.F28];TRANSLATED_TEAM_NAMES;['3 x 6 KO P=3'.$E28]+1)">
            <text:p/>
          </table:table-cell>
          <table:table-cell table:style-name="ce16" table:formula="of:=VLOOKUP(['3 x 6 KO P=3'.G28];TRANSLATED_TEAM_NAMES;['3 x 6 KO P=3'.$E28]+1)">
            <text:p/>
          </table:table-cell>
          <table:table-cell table:style-name="ce17" table:formula="of:=IF(MOD([.$C28]; NUM_PITCHES)=0;INDEX(PITCHES;1;NUM_PITCHES);INDEX(PITCHES;1;MOD([.$C2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59760000,&quot;duration&quot;:&quot;10m&quot;,&quot;pitch&quot;:&quot;11&quot;,&quot;competition&quot;:{&quot;name&quot;:&quot;U15&quot;, &quot;section&quot;:&quot;Girls&quot;, &quot;group&quot;:&quot;3&quot;},&quot;tag&quot;:&quot;14&quot;, &quot;homeTeam&quot;:&quot;&quot;, &quot;awayTeam&quot;:&quot;&quot;}" calcext:value-type="string">
            <text:p>{"__v":0,"day":2,"dateTime":59760000,"duration":"10m","pitch":"11","competition":{"name":"U15", "section":"Girls", "group":"3"},"tag":"14", "homeTeam":"", "awayTeam":"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12" table:formula="of:=FIRST_GAME_MS + ((DURATION_MS + GAME_GAP_MS) * ([.$B29]-1))" office:value-type="float" office:value="59760000" calcext:value-type="float">
            <text:p>5976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29];TRANSLATED_TEAM_NAMES;['3 x 6 KO P=3'.$E29]+1)">
            <text:p/>
          </table:table-cell>
          <table:table-cell table:style-name="ce16" table:formula="of:=VLOOKUP(['3 x 6 KO P=3'.G29];TRANSLATED_TEAM_NAMES;['3 x 6 KO P=3'.$E29]+1)" office:value-type="string" office:string-value="Haslemere Town" calcext:value-type="string">
            <text:p>Haslemere Town</text:p>
          </table:table-cell>
          <table:table-cell table:style-name="ce17" table:formula="of:=IF(MOD([.$C29]; NUM_PITCHES)=0;INDEX(PITCHES;1;NUM_PITCHES);INDEX(PITCHES;1;MOD([.$C2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59760000,&quot;duration&quot;:&quot;10m&quot;,&quot;pitch&quot;:&quot;12&quot;,&quot;competition&quot;:{&quot;name&quot;:&quot;U15&quot;, &quot;section&quot;:&quot;Girls&quot;, &quot;group&quot;:&quot;1&quot;},&quot;tag&quot;:&quot;14&quot;, &quot;homeTeam&quot;:&quot;&quot;, &quot;awayTeam&quot;:&quot;Haslemere Town&quot;}" calcext:value-type="string">
            <text:p>{"__v":0,"day":2,"dateTime":59760000,"duration":"10m","pitch":"12","competition":{"name":"U15", "section":"Girls", "group":"1"},"tag":"14", "homeTeam":"", "awayTeam":"Haslemere Town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12" table:formula="of:=FIRST_GAME_MS + ((DURATION_MS + GAME_GAP_MS) * ([.$B30]-1))" office:value-type="float" office:value="60480000" calcext:value-type="float">
            <text:p>6048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30];TRANSLATED_TEAM_NAMES;['3 x 6 KO P=3'.$E30]+1)">
            <text:p/>
          </table:table-cell>
          <table:table-cell table:style-name="ce16" table:formula="of:=VLOOKUP(['3 x 6 KO P=3'.G30];TRANSLATED_TEAM_NAMES;['3 x 6 KO P=3'.$E30]+1)" office:value-type="string" office:string-value="Eastleigh Girls" calcext:value-type="string">
            <text:p>Eastleigh Girls</text:p>
          </table:table-cell>
          <table:table-cell table:style-name="ce17" table:formula="of:=IF(MOD([.$C30]; NUM_PITCHES)=0;INDEX(PITCHES;1;NUM_PITCHES);INDEX(PITCHES;1;MOD([.$C3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60480000,&quot;duration&quot;:&quot;10m&quot;,&quot;pitch&quot;:&quot;11&quot;,&quot;competition&quot;:{&quot;name&quot;:&quot;U15&quot;, &quot;section&quot;:&quot;Girls&quot;, &quot;group&quot;:&quot;2&quot;},&quot;tag&quot;:&quot;15&quot;, &quot;homeTeam&quot;:&quot;&quot;, &quot;awayTeam&quot;:&quot;Eastleigh Girls&quot;}" calcext:value-type="string">
            <text:p>{"__v":0,"day":2,"dateTime":60480000,"duration":"10m","pitch":"11","competition":{"name":"U15", "section":"Girls", "group":"2"},"tag":"15", "homeTeam":"", "awayTeam":"Eastleigh Girls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2" table:formula="of:=FIRST_GAME_MS + ((DURATION_MS + GAME_GAP_MS) * ([.$B31]-1))" office:value-type="float" office:value="60480000" calcext:value-type="float">
            <text:p>6048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5" table:formula="of:=VLOOKUP(['3 x 6 KO P=3'.F31];TRANSLATED_TEAM_NAMES;['3 x 6 KO P=3'.$E31]+1)">
            <text:p/>
          </table:table-cell>
          <table:table-cell table:style-name="ce16" table:formula="of:=VLOOKUP(['3 x 6 KO P=3'.G31];TRANSLATED_TEAM_NAMES;['3 x 6 KO P=3'.$E31]+1)">
            <text:p/>
          </table:table-cell>
          <table:table-cell table:style-name="ce17" table:formula="of:=IF(MOD([.$C31]; NUM_PITCHES)=0;INDEX(PITCHES;1;NUM_PITCHES);INDEX(PITCHES;1;MOD([.$C3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60480000,&quot;duration&quot;:&quot;10m&quot;,&quot;pitch&quot;:&quot;12&quot;,&quot;competition&quot;:{&quot;name&quot;:&quot;U15&quot;, &quot;section&quot;:&quot;Girls&quot;, &quot;group&quot;:&quot;3&quot;},&quot;tag&quot;:&quot;15&quot;, &quot;homeTeam&quot;:&quot;&quot;, &quot;awayTeam&quot;:&quot;&quot;}" calcext:value-type="string">
            <text:p>{"__v":0,"day":2,"dateTime":60480000,"duration":"10m","pitch":"12","competition":{"name":"U15", "section":"Girls", "group":"3"},"tag":"15", "homeTeam":"", "awayTeam":"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16" calcext:value-type="float">
            <text:p>16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12" table:formula="of:=FIRST_GAME_MS + ((DURATION_MS + GAME_GAP_MS) * ([.$B32]-1))" office:value-type="float" office:value="61200000" calcext:value-type="float">
            <text:p>6120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32];TRANSLATED_TEAM_NAMES;['3 x 6 KO P=3'.$E32]+1)" office:value-type="string" office:string-value="STBGFC Rockets 'A'" calcext:value-type="string">
            <text:p>STBGFC Rockets 'A'</text:p>
          </table:table-cell>
          <table:table-cell table:style-name="ce16" table:formula="of:=VLOOKUP(['3 x 6 KO P=3'.G32];TRANSLATED_TEAM_NAMES;['3 x 6 KO P=3'.$E32]+1)" office:value-type="string" office:string-value="AFC Charvil 'B'" calcext:value-type="string">
            <text:p>AFC Charvil 'B'</text:p>
          </table:table-cell>
          <table:table-cell table:style-name="ce17" table:formula="of:=IF(MOD([.$C32]; NUM_PITCHES)=0;INDEX(PITCHES;1;NUM_PITCHES);INDEX(PITCHES;1;MOD([.$C3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61200000,&quot;duration&quot;:&quot;10m&quot;,&quot;pitch&quot;:&quot;11&quot;,&quot;competition&quot;:{&quot;name&quot;:&quot;U15&quot;, &quot;section&quot;:&quot;Girls&quot;, &quot;group&quot;:&quot;1&quot;},&quot;tag&quot;:&quot;16&quot;, &quot;homeTeam&quot;:&quot;STBGFC Rockets 'A'&quot;, &quot;awayTeam&quot;:&quot;AFC Charvil 'B'&quot;}" calcext:value-type="string">
            <text:p>{"__v":0,"day":2,"dateTime":61200000,"duration":"10m","pitch":"11","competition":{"name":"U15", "section":"Girls", "group":"1"},"tag":"16", "homeTeam":"STBGFC Rockets 'A'", "awayTeam":"AFC Charvil 'B'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16" calcext:value-type="float">
            <text:p>16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2" table:formula="of:=FIRST_GAME_MS + ((DURATION_MS + GAME_GAP_MS) * ([.$B33]-1))" office:value-type="float" office:value="61200000" calcext:value-type="float">
            <text:p>6120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33];TRANSLATED_TEAM_NAMES;['3 x 6 KO P=3'.$E33]+1)" office:value-type="string" office:string-value="STBGFC Rockets 'B'" calcext:value-type="string">
            <text:p>STBGFC Rockets 'B'</text:p>
          </table:table-cell>
          <table:table-cell table:style-name="ce16" table:formula="of:=VLOOKUP(['3 x 6 KO P=3'.G33];TRANSLATED_TEAM_NAMES;['3 x 6 KO P=3'.$E33]+1)" office:value-type="string" office:string-value="AFC Charvil 'A'" calcext:value-type="string">
            <text:p>AFC Charvil 'A'</text:p>
          </table:table-cell>
          <table:table-cell table:style-name="ce17" table:formula="of:=IF(MOD([.$C33]; NUM_PITCHES)=0;INDEX(PITCHES;1;NUM_PITCHES);INDEX(PITCHES;1;MOD([.$C3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61200000,&quot;duration&quot;:&quot;10m&quot;,&quot;pitch&quot;:&quot;12&quot;,&quot;competition&quot;:{&quot;name&quot;:&quot;U15&quot;, &quot;section&quot;:&quot;Girls&quot;, &quot;group&quot;:&quot;2&quot;},&quot;tag&quot;:&quot;16&quot;, &quot;homeTeam&quot;:&quot;STBGFC Rockets 'B'&quot;, &quot;awayTeam&quot;:&quot;AFC Charvil 'A'&quot;}" calcext:value-type="string">
            <text:p>{"__v":0,"day":2,"dateTime":61200000,"duration":"10m","pitch":"12","competition":{"name":"U15", "section":"Girls", "group":"2"},"tag":"16", "homeTeam":"STBGFC Rockets 'B'", "awayTeam":"AFC Charvil 'A'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17" calcext:value-type="float">
            <text:p>17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12" table:formula="of:=FIRST_GAME_MS + ((DURATION_MS + GAME_GAP_MS) * ([.$B34]-1))" office:value-type="float" office:value="61920000" calcext:value-type="float">
            <text:p>6192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34];TRANSLATED_TEAM_NAMES;['3 x 6 KO P=3'.$E34]+1)">
            <text:p/>
          </table:table-cell>
          <table:table-cell table:style-name="ce16" table:formula="of:=VLOOKUP(['3 x 6 KO P=3'.G34];TRANSLATED_TEAM_NAMES;['3 x 6 KO P=3'.$E34]+1)">
            <text:p/>
          </table:table-cell>
          <table:table-cell table:style-name="ce17" table:formula="of:=IF(MOD([.$C34]; NUM_PITCHES)=0;INDEX(PITCHES;1;NUM_PITCHES);INDEX(PITCHES;1;MOD([.$C3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61920000,&quot;duration&quot;:&quot;10m&quot;,&quot;pitch&quot;:&quot;11&quot;,&quot;competition&quot;:{&quot;name&quot;:&quot;U15&quot;, &quot;section&quot;:&quot;Girls&quot;, &quot;group&quot;:&quot;3&quot;},&quot;tag&quot;:&quot;17&quot;, &quot;homeTeam&quot;:&quot;&quot;, &quot;awayTeam&quot;:&quot;&quot;}" calcext:value-type="string">
            <text:p>{"__v":0,"day":2,"dateTime":61920000,"duration":"10m","pitch":"11","competition":{"name":"U15", "section":"Girls", "group":"3"},"tag":"17", "homeTeam":"", "awayTeam":"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17" calcext:value-type="float">
            <text:p>17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12" table:formula="of:=FIRST_GAME_MS + ((DURATION_MS + GAME_GAP_MS) * ([.$B35]-1))" office:value-type="float" office:value="61920000" calcext:value-type="float">
            <text:p>6192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35];TRANSLATED_TEAM_NAMES;['3 x 6 KO P=3'.$E35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3 x 6 KO P=3'.G35];TRANSLATED_TEAM_NAMES;['3 x 6 KO P=3'.$E35]+1)" office:value-type="string" office:string-value="Thatcham Tornadoes Amber" calcext:value-type="string">
            <text:p>Thatcham Tornadoes Amber</text:p>
          </table:table-cell>
          <table:table-cell table:style-name="ce17" table:formula="of:=IF(MOD([.$C35]; NUM_PITCHES)=0;INDEX(PITCHES;1;NUM_PITCHES);INDEX(PITCHES;1;MOD([.$C3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61920000,&quot;duration&quot;:&quot;10m&quot;,&quot;pitch&quot;:&quot;12&quot;,&quot;competition&quot;:{&quot;name&quot;:&quot;U15&quot;, &quot;section&quot;:&quot;Girls&quot;, &quot;group&quot;:&quot;1&quot;},&quot;tag&quot;:&quot;17&quot;, &quot;homeTeam&quot;:&quot;Maidenhead B&amp;G FC White Sox&quot;, &quot;awayTeam&quot;:&quot;Thatcham Tornadoes Amber&quot;}" calcext:value-type="string">
            <text:p>{"__v":0,"day":2,"dateTime":61920000,"duration":"10m","pitch":"12","competition":{"name":"U15", "section":"Girls", "group":"1"},"tag":"17", "homeTeam":"Maidenhead B&amp;G FC White Sox", "awayTeam":"Thatcham Tornadoes Amber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18" calcext:value-type="float">
            <text:p>18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12" table:formula="of:=FIRST_GAME_MS + ((DURATION_MS + GAME_GAP_MS) * ([.$B36]-1))" office:value-type="float" office:value="62640000" calcext:value-type="float">
            <text:p>6264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36];TRANSLATED_TEAM_NAMES;['3 x 6 KO P=3'.$E36]+1)" office:value-type="string" office:string-value="Laurel Park Starz" calcext:value-type="string">
            <text:p>Laurel Park Starz</text:p>
          </table:table-cell>
          <table:table-cell table:style-name="ce16" table:formula="of:=VLOOKUP(['3 x 6 KO P=3'.G36];TRANSLATED_TEAM_NAMES;['3 x 6 KO P=3'.$E36]+1)" office:value-type="string" office:string-value="Thatcham Tornadoes Black" calcext:value-type="string">
            <text:p>Thatcham Tornadoes Black</text:p>
          </table:table-cell>
          <table:table-cell table:style-name="ce17" table:formula="of:=IF(MOD([.$C36]; NUM_PITCHES)=0;INDEX(PITCHES;1;NUM_PITCHES);INDEX(PITCHES;1;MOD([.$C3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62640000,&quot;duration&quot;:&quot;10m&quot;,&quot;pitch&quot;:&quot;11&quot;,&quot;competition&quot;:{&quot;name&quot;:&quot;U15&quot;, &quot;section&quot;:&quot;Girls&quot;, &quot;group&quot;:&quot;2&quot;},&quot;tag&quot;:&quot;18&quot;, &quot;homeTeam&quot;:&quot;Laurel Park Starz&quot;, &quot;awayTeam&quot;:&quot;Thatcham Tornadoes Black&quot;}" calcext:value-type="string">
            <text:p>{"__v":0,"day":2,"dateTime":62640000,"duration":"10m","pitch":"11","competition":{"name":"U15", "section":"Girls", "group":"2"},"tag":"18", "homeTeam":"Laurel Park Starz", "awayTeam":"Thatcham Tornadoes Black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18" calcext:value-type="float">
            <text:p>18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12" table:formula="of:=FIRST_GAME_MS + ((DURATION_MS + GAME_GAP_MS) * ([.$B37]-1))" office:value-type="float" office:value="62640000" calcext:value-type="float">
            <text:p>6264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5" table:formula="of:=VLOOKUP(['3 x 6 KO P=3'.F37];TRANSLATED_TEAM_NAMES;['3 x 6 KO P=3'.$E37]+1)">
            <text:p/>
          </table:table-cell>
          <table:table-cell table:style-name="ce16" table:formula="of:=VLOOKUP(['3 x 6 KO P=3'.G37];TRANSLATED_TEAM_NAMES;['3 x 6 KO P=3'.$E37]+1)">
            <text:p/>
          </table:table-cell>
          <table:table-cell table:style-name="ce17" table:formula="of:=IF(MOD([.$C37]; NUM_PITCHES)=0;INDEX(PITCHES;1;NUM_PITCHES);INDEX(PITCHES;1;MOD([.$C3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62640000,&quot;duration&quot;:&quot;10m&quot;,&quot;pitch&quot;:&quot;12&quot;,&quot;competition&quot;:{&quot;name&quot;:&quot;U15&quot;, &quot;section&quot;:&quot;Girls&quot;, &quot;group&quot;:&quot;3&quot;},&quot;tag&quot;:&quot;18&quot;, &quot;homeTeam&quot;:&quot;&quot;, &quot;awayTeam&quot;:&quot;&quot;}" calcext:value-type="string">
            <text:p>{"__v":0,"day":2,"dateTime":62640000,"duration":"10m","pitch":"12","competition":{"name":"U15", "section":"Girls", "group":"3"},"tag":"18", "homeTeam":"", "awayTeam":"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9" calcext:value-type="float">
            <text:p>19</text:p>
          </table:table-cell>
          <table:table-cell table:formula="of:=IF([.$J38]&gt;[.$J37];[.B37];[.B37]+1)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12" table:formula="of:=FIRST_GAME_MS + ((DURATION_MS + GAME_GAP_MS) * ([.$B38]-1))" office:value-type="float" office:value="63360000" calcext:value-type="float">
            <text:p>6336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38];TRANSLATED_TEAM_NAMES;['3 x 6 KO P=3'.$E38]+1)" office:value-type="string" office:string-value="Haslemere Town" calcext:value-type="string">
            <text:p>Haslemere Town</text:p>
          </table:table-cell>
          <table:table-cell table:style-name="ce16" table:formula="of:=VLOOKUP(['3 x 6 KO P=3'.G38];TRANSLATED_TEAM_NAMES;['3 x 6 KO P=3'.$E38]+1)" office:value-type="string" office:string-value="STBGFC Rockets 'A'" calcext:value-type="string">
            <text:p>STBGFC Rockets 'A'</text:p>
          </table:table-cell>
          <table:table-cell table:style-name="ce17" table:formula="of:=IF(MOD([.$C38]; NUM_PITCHES)=0;INDEX(PITCHES;1;NUM_PITCHES);INDEX(PITCHES;1;MOD([.$C3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63360000,&quot;duration&quot;:&quot;10m&quot;,&quot;pitch&quot;:&quot;11&quot;,&quot;competition&quot;:{&quot;name&quot;:&quot;U15&quot;, &quot;section&quot;:&quot;Girls&quot;, &quot;group&quot;:&quot;1&quot;},&quot;tag&quot;:&quot;19&quot;, &quot;homeTeam&quot;:&quot;Haslemere Town&quot;, &quot;awayTeam&quot;:&quot;STBGFC Rockets 'A'&quot;}" calcext:value-type="string">
            <text:p>{"__v":0,"day":2,"dateTime":63360000,"duration":"10m","pitch":"11","competition":{"name":"U15", "section":"Girls", "group":"1"},"tag":"19", "homeTeam":"Haslemere Town", "awayTeam":"STBGFC Rockets 'A'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9" calcext:value-type="float">
            <text:p>19</text:p>
          </table:table-cell>
          <table:table-cell table:formula="of:=IF([.$J39]&gt;[.$J38];[.B38];[.B38]+1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12" table:formula="of:=FIRST_GAME_MS + ((DURATION_MS + GAME_GAP_MS) * ([.$B39]-1))" office:value-type="float" office:value="63360000" calcext:value-type="float">
            <text:p>6336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39];TRANSLATED_TEAM_NAMES;['3 x 6 KO P=3'.$E39]+1)" office:value-type="string" office:string-value="Eastleigh Girls" calcext:value-type="string">
            <text:p>Eastleigh Girls</text:p>
          </table:table-cell>
          <table:table-cell table:style-name="ce16" table:formula="of:=VLOOKUP(['3 x 6 KO P=3'.G39];TRANSLATED_TEAM_NAMES;['3 x 6 KO P=3'.$E39]+1)" office:value-type="string" office:string-value="STBGFC Rockets 'B'" calcext:value-type="string">
            <text:p>STBGFC Rockets 'B'</text:p>
          </table:table-cell>
          <table:table-cell table:style-name="ce17" table:formula="of:=IF(MOD([.$C39]; NUM_PITCHES)=0;INDEX(PITCHES;1;NUM_PITCHES);INDEX(PITCHES;1;MOD([.$C3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63360000,&quot;duration&quot;:&quot;10m&quot;,&quot;pitch&quot;:&quot;12&quot;,&quot;competition&quot;:{&quot;name&quot;:&quot;U15&quot;, &quot;section&quot;:&quot;Girls&quot;, &quot;group&quot;:&quot;2&quot;},&quot;tag&quot;:&quot;19&quot;, &quot;homeTeam&quot;:&quot;Eastleigh Girls&quot;, &quot;awayTeam&quot;:&quot;STBGFC Rockets 'B'&quot;}" calcext:value-type="string">
            <text:p>{"__v":0,"day":2,"dateTime":63360000,"duration":"10m","pitch":"12","competition":{"name":"U15", "section":"Girls", "group":"2"},"tag":"19", "homeTeam":"Eastleigh Girls", "awayTeam":"STBGFC Rockets 'B'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20" calcext:value-type="float">
            <text:p>20</text:p>
          </table:table-cell>
          <table:table-cell table:formula="of:=IF([.$J40]&gt;[.$J39];[.B39];[.B39]+1)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12" table:formula="of:=FIRST_GAME_MS + ((DURATION_MS + GAME_GAP_MS) * ([.$B40]-1))" office:value-type="float" office:value="64080000" calcext:value-type="float">
            <text:p>6408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table:formula="of:=VLOOKUP(['3 x 6 KO P=3'.F40];TRANSLATED_TEAM_NAMES;['3 x 6 KO P=3'.$E40]+1)">
            <text:p/>
          </table:table-cell>
          <table:table-cell table:style-name="ce16" table:formula="of:=VLOOKUP(['3 x 6 KO P=3'.G40];TRANSLATED_TEAM_NAMES;['3 x 6 KO P=3'.$E40]+1)">
            <text:p/>
          </table:table-cell>
          <table:table-cell table:style-name="ce17" table:formula="of:=IF(MOD([.$C40]; NUM_PITCHES)=0;INDEX(PITCHES;1;NUM_PITCHES);INDEX(PITCHES;1;MOD([.$C4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64080000,&quot;duration&quot;:&quot;10m&quot;,&quot;pitch&quot;:&quot;11&quot;,&quot;competition&quot;:{&quot;name&quot;:&quot;U15&quot;, &quot;section&quot;:&quot;Girls&quot;, &quot;group&quot;:&quot;3&quot;},&quot;tag&quot;:&quot;20&quot;, &quot;homeTeam&quot;:&quot;&quot;, &quot;awayTeam&quot;:&quot;&quot;}" calcext:value-type="string">
            <text:p>{"__v":0,"day":2,"dateTime":64080000,"duration":"10m","pitch":"11","competition":{"name":"U15", "section":"Girls", "group":"3"},"tag":"20", "homeTeam":"", "awayTeam":"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20" calcext:value-type="float">
            <text:p>20</text:p>
          </table:table-cell>
          <table:table-cell table:formula="of:=IF([.$J41]&gt;[.$J40];[.B40];[.B40]+1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12" table:formula="of:=FIRST_GAME_MS + ((DURATION_MS + GAME_GAP_MS) * ([.$B41]-1))" office:value-type="float" office:value="64080000" calcext:value-type="float">
            <text:p>6408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41];TRANSLATED_TEAM_NAMES;['3 x 6 KO P=3'.$E41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3 x 6 KO P=3'.G41];TRANSLATED_TEAM_NAMES;['3 x 6 KO P=3'.$E41]+1)">
            <text:p/>
          </table:table-cell>
          <table:table-cell table:style-name="ce17" table:formula="of:=IF(MOD([.$C41]; NUM_PITCHES)=0;INDEX(PITCHES;1;NUM_PITCHES);INDEX(PITCHES;1;MOD([.$C4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64080000,&quot;duration&quot;:&quot;10m&quot;,&quot;pitch&quot;:&quot;12&quot;,&quot;competition&quot;:{&quot;name&quot;:&quot;U15&quot;, &quot;section&quot;:&quot;Girls&quot;, &quot;group&quot;:&quot;1&quot;},&quot;tag&quot;:&quot;20&quot;, &quot;homeTeam&quot;:&quot;Maidenhead B&amp;G FC White Sox&quot;, &quot;awayTeam&quot;:&quot;&quot;}" calcext:value-type="string">
            <text:p>{"__v":0,"day":2,"dateTime":64080000,"duration":"10m","pitch":"12","competition":{"name":"U15", "section":"Girls", "group":"1"},"tag":"20", "homeTeam":"Maidenhead B&amp;G FC White Sox", "awayTeam":"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21" calcext:value-type="float">
            <text:p>21</text:p>
          </table:table-cell>
          <table:table-cell table:formula="of:=IF([.$J42]&gt;[.$J41];[.B41];[.B41]+1)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12" table:formula="of:=FIRST_GAME_MS + ((DURATION_MS + GAME_GAP_MS) * ([.$B42]-1))" office:value-type="float" office:value="64800000" calcext:value-type="float">
            <text:p>6480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42];TRANSLATED_TEAM_NAMES;['3 x 6 KO P=3'.$E42]+1)" office:value-type="string" office:string-value="Laurel Park Starz" calcext:value-type="string">
            <text:p>Laurel Park Starz</text:p>
          </table:table-cell>
          <table:table-cell table:style-name="ce16" table:formula="of:=VLOOKUP(['3 x 6 KO P=3'.G42];TRANSLATED_TEAM_NAMES;['3 x 6 KO P=3'.$E42]+1)">
            <text:p/>
          </table:table-cell>
          <table:table-cell table:style-name="ce17" table:formula="of:=IF(MOD([.$C42]; NUM_PITCHES)=0;INDEX(PITCHES;1;NUM_PITCHES);INDEX(PITCHES;1;MOD([.$C4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64800000,&quot;duration&quot;:&quot;10m&quot;,&quot;pitch&quot;:&quot;11&quot;,&quot;competition&quot;:{&quot;name&quot;:&quot;U15&quot;, &quot;section&quot;:&quot;Girls&quot;, &quot;group&quot;:&quot;2&quot;},&quot;tag&quot;:&quot;21&quot;, &quot;homeTeam&quot;:&quot;Laurel Park Starz&quot;, &quot;awayTeam&quot;:&quot;&quot;}" calcext:value-type="string">
            <text:p>{"__v":0,"day":2,"dateTime":64800000,"duration":"10m","pitch":"11","competition":{"name":"U15", "section":"Girls", "group":"2"},"tag":"21", "homeTeam":"Laurel Park Starz", "awayTeam":"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21" calcext:value-type="float">
            <text:p>21</text:p>
          </table:table-cell>
          <table:table-cell table:formula="of:=IF([.$J43]&gt;[.$J42];[.B42];[.B42]+1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12" table:formula="of:=FIRST_GAME_MS + ((DURATION_MS + GAME_GAP_MS) * ([.$B43]-1))" office:value-type="float" office:value="64800000" calcext:value-type="float">
            <text:p>6480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5" table:formula="of:=VLOOKUP(['3 x 6 KO P=3'.F43];TRANSLATED_TEAM_NAMES;['3 x 6 KO P=3'.$E43]+1)">
            <text:p/>
          </table:table-cell>
          <table:table-cell table:style-name="ce16" table:formula="of:=VLOOKUP(['3 x 6 KO P=3'.G43];TRANSLATED_TEAM_NAMES;['3 x 6 KO P=3'.$E43]+1)">
            <text:p/>
          </table:table-cell>
          <table:table-cell table:style-name="ce17" table:formula="of:=IF(MOD([.$C43]; NUM_PITCHES)=0;INDEX(PITCHES;1;NUM_PITCHES);INDEX(PITCHES;1;MOD([.$C4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64800000,&quot;duration&quot;:&quot;10m&quot;,&quot;pitch&quot;:&quot;12&quot;,&quot;competition&quot;:{&quot;name&quot;:&quot;U15&quot;, &quot;section&quot;:&quot;Girls&quot;, &quot;group&quot;:&quot;3&quot;},&quot;tag&quot;:&quot;21&quot;, &quot;homeTeam&quot;:&quot;&quot;, &quot;awayTeam&quot;:&quot;&quot;}" calcext:value-type="string">
            <text:p>{"__v":0,"day":2,"dateTime":64800000,"duration":"10m","pitch":"12","competition":{"name":"U15", "section":"Girls", "group":"3"},"tag":"21", "homeTeam":"", "awayTeam":"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22" calcext:value-type="float">
            <text:p>22</text:p>
          </table:table-cell>
          <table:table-cell table:formula="of:=IF([.$J44]&gt;[.$J43];[.B43];[.B43]+1)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style-name="ce12" table:formula="of:=FIRST_GAME_MS + ((DURATION_MS + GAME_GAP_MS) * ([.$B44]-1))" office:value-type="float" office:value="65520000" calcext:value-type="float">
            <text:p>65520000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44];TRANSLATED_TEAM_NAMES;['3 x 6 KO P=3'.$E44]+1)" office:value-type="string" office:string-value="Thatcham Tornadoes Amber" calcext:value-type="string">
            <text:p>Thatcham Tornadoes Amber</text:p>
          </table:table-cell>
          <table:table-cell table:style-name="ce16" table:formula="of:=VLOOKUP(['3 x 6 KO P=3'.G44];TRANSLATED_TEAM_NAMES;['3 x 6 KO P=3'.$E44]+1)" office:value-type="string" office:string-value="AFC Charvil 'B'" calcext:value-type="string">
            <text:p>AFC Charvil 'B'</text:p>
          </table:table-cell>
          <table:table-cell table:style-name="ce17" table:formula="of:=IF(MOD([.$C44]; NUM_PITCHES)=0;INDEX(PITCHES;1;NUM_PITCHES);INDEX(PITCHES;1;MOD([.$C4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2,&quot;dateTime&quot;:65520000,&quot;duration&quot;:&quot;10m&quot;,&quot;pitch&quot;:&quot;11&quot;,&quot;competition&quot;:{&quot;name&quot;:&quot;U15&quot;, &quot;section&quot;:&quot;Girls&quot;, &quot;group&quot;:&quot;1&quot;},&quot;tag&quot;:&quot;22&quot;, &quot;homeTeam&quot;:&quot;Thatcham Tornadoes Amber&quot;, &quot;awayTeam&quot;:&quot;AFC Charvil 'B'&quot;}" calcext:value-type="string">
            <text:p>{"__v":0,"day":2,"dateTime":65520000,"duration":"10m","pitch":"11","competition":{"name":"U15", "section":"Girls", "group":"1"},"tag":"22", "homeTeam":"Thatcham Tornadoes Amber", "awayTeam":"AFC Charvil 'B'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22" calcext:value-type="float">
            <text:p>22</text:p>
          </table:table-cell>
          <table:table-cell table:formula="of:=IF([.$J45]&gt;[.$J44];[.B44];[.B44]+1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style-name="ce12" table:formula="of:=FIRST_GAME_MS + ((DURATION_MS + GAME_GAP_MS) * ([.$B45]-1))" office:value-type="float" office:value="65520000" calcext:value-type="float">
            <text:p>65520000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45];TRANSLATED_TEAM_NAMES;['3 x 6 KO P=3'.$E45]+1)" office:value-type="string" office:string-value="Thatcham Tornadoes Black" calcext:value-type="string">
            <text:p>Thatcham Tornadoes Black</text:p>
          </table:table-cell>
          <table:table-cell table:style-name="ce16" table:formula="of:=VLOOKUP(['3 x 6 KO P=3'.G45];TRANSLATED_TEAM_NAMES;['3 x 6 KO P=3'.$E45]+1)" office:value-type="string" office:string-value="AFC Charvil 'A'" calcext:value-type="string">
            <text:p>AFC Charvil 'A'</text:p>
          </table:table-cell>
          <table:table-cell table:style-name="ce17" table:formula="of:=IF(MOD([.$C45]; NUM_PITCHES)=0;INDEX(PITCHES;1;NUM_PITCHES);INDEX(PITCHES;1;MOD([.$C4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2,&quot;dateTime&quot;:65520000,&quot;duration&quot;:&quot;10m&quot;,&quot;pitch&quot;:&quot;12&quot;,&quot;competition&quot;:{&quot;name&quot;:&quot;U15&quot;, &quot;section&quot;:&quot;Girls&quot;, &quot;group&quot;:&quot;2&quot;},&quot;tag&quot;:&quot;22&quot;, &quot;homeTeam&quot;:&quot;Thatcham Tornadoes Black&quot;, &quot;awayTeam&quot;:&quot;AFC Charvil 'A'&quot;}" calcext:value-type="string">
            <text:p>{"__v":0,"day":2,"dateTime":65520000,"duration":"10m","pitch":"12","competition":{"name":"U15", "section":"Girls", "group":"2"},"tag":"22", "homeTeam":"Thatcham Tornadoes Black", "awayTeam":"AFC Charvil 'A'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23" calcext:value-type="float">
            <text:p>23</text:p>
          </table:table-cell>
          <table:table-cell table:formula="of:=IF([.$J46]&gt;[.$J45];[.B45];[.B45]+1)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style-name="ce12" table:formula="of:=FIRST_GAME_MS + ((DURATION_MS + GAME_GAP_MS) * ([.$B46]-1))" office:value-type="float" office:value="66240000" calcext:value-type="float">
            <text:p>66240000</text:p>
          </table:table-cell>
          <table:table-cell table:style-name="ce1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5" table:formula="of:=VLOOKUP(['3 x 6 KO P=3'.F46];TRANSLATED_TEAM_NAMES;['3 x 6 KO P=3'.$E46]+1)">
            <text:p/>
          </table:table-cell>
          <table:table-cell table:style-name="ce16" table:formula="of:=VLOOKUP(['3 x 6 KO P=3'.G46];TRANSLATED_TEAM_NAMES;['3 x 6 KO P=3'.$E46]+1)">
            <text:p/>
          </table:table-cell>
          <table:table-cell table:style-name="ce17" table:formula="of:=IF(MOD([.$C46]; NUM_PITCHES)=0;INDEX(PITCHES;1;NUM_PITCHES);INDEX(PITCHES;1;MOD([.$C4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2,&quot;dateTime&quot;:66240000,&quot;duration&quot;:&quot;10m&quot;,&quot;pitch&quot;:&quot;11&quot;,&quot;competition&quot;:{&quot;name&quot;:&quot;U15&quot;, &quot;section&quot;:&quot;Girls&quot;, &quot;group&quot;:&quot;3&quot;},&quot;tag&quot;:&quot;23&quot;, &quot;homeTeam&quot;:&quot;&quot;, &quot;awayTeam&quot;:&quot;&quot;}" calcext:value-type="string">
            <text:p>{"__v":0,"day":2,"dateTime":66240000,"duration":"10m","pitch":"11","competition":{"name":"U15", "section":"Girls", "group":"3"},"tag":"23", "homeTeam":"", "awayTeam":"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7]&gt;[.$J46];[.B46];[.B46]+1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style-name="ce12" table:formula="of:=FIRST_GAME_MS + ((DURATION_MS + GAME_GAP_MS) * ([.$B47]-1)) + SECTION_GAP_MS" office:value-type="float" office:value="66840000" calcext:value-type="float">
            <text:p>66840000</text:p>
          </table:table-cell>
          <table:table-cell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formula="of:=AGE_GROUP_TRANSLATED&amp;&quot;_&quot;&amp;SECTION_TRANSLATED&amp;&quot;_G1_P1&quot;" office:value-type="string" office:string-value="U15_Girls_G1_P1" calcext:value-type="string">
            <text:p>U15_Girls_G1_P1</text:p>
          </table:table-cell>
          <table:table-cell/>
          <table:table-cell table:style-name="ce13" office:value-type="string" calcext:value-type="string">
            <text:p>Winner Group 1</text:p>
          </table:table-cell>
          <table:table-cell table:style-name="ce16" office:value-type="string" calcext:value-type="string">
            <text:p>Best 3<text:span text:style-name="T1">rd</text:span> Place</text:p>
          </table:table-cell>
          <table:table-cell table:style-name="ce17" table:formula="of:=IF(MOD([.$C47]; NUM_PITCHES)=0;INDEX(PITCHES;1;NUM_PITCHES);INDEX(PITCHES;1;MOD([.$C4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2,&quot;dateTime&quot;:66840000,&quot;duration&quot;:&quot;10m&quot;,&quot;pitch&quot;:&quot;12&quot;,&quot;competition&quot;:{&quot;name&quot;:&quot;U15&quot;, &quot;section&quot;:&quot;Girls&quot;},&quot;tag&quot;:&quot;QF1&quot;, &quot;homeTeam&quot;:&quot;Winner Group 1&quot;, &quot;awayTeam&quot;:&quot;Best 3rd Place&quot;, &quot;homeTeamFrom&quot;:&quot;U15_Girls_G1_P1&quot;, &quot;awayTeamFrom&quot;:&quot;&quot;, &quot;stage2Tag&quot;:&quot;U15_Girls_QF1&quot;}" calcext:value-type="string">
            <text:p>{"__v":0,"day":2,"dateTime":66840000,"duration":"10m","pitch":"12","competition":{"name":"U15", "section":"Girls"},"tag":"QF1", "homeTeam":"Winner Group 1", "awayTeam":"Best 3rd Place", "homeTeamFrom":"U15_Girls_G1_P1", "awayTeamFrom":"", "stage2Tag":"U15_Girls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48]&gt;[.$J47];[.B47];[.B47]+1)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style-name="ce12" table:formula="of:=FIRST_GAME_MS + ((DURATION_MS + GAME_GAP_MS) * ([.$B48]-1)) + SECTION_GAP_MS" office:value-type="float" office:value="67560000" calcext:value-type="float">
            <text:p>67560000</text:p>
          </table:table-cell>
          <table:table-cell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/>
          <table:table-cell table:style-name="ce13" office:value-type="string" calcext:value-type="string">
            <text:p>Winner Group 2</text:p>
          </table:table-cell>
          <table:table-cell table:style-name="ce16" office:value-type="string" calcext:value-type="string">
            <text:p>2<text:span text:style-name="T1">nd</text:span> Best 3<text:span text:style-name="T1">rd</text:span> Place</text:p>
          </table:table-cell>
          <table:table-cell table:style-name="ce17" table:formula="of:=IF(MOD([.$C48]; NUM_PITCHES)=0;INDEX(PITCHES;1;NUM_PITCHES);INDEX(PITCHES;1;MOD([.$C4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50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2,&quot;dateTime&quot;:67560000,&quot;duration&quot;:&quot;10m&quot;,&quot;pitch&quot;:&quot;11&quot;,&quot;competition&quot;:{&quot;name&quot;:&quot;U15&quot;, &quot;section&quot;:&quot;Girls&quot;},&quot;tag&quot;:&quot;QF2&quot;, &quot;homeTeam&quot;:&quot;Winner Group 2&quot;, &quot;awayTeam&quot;:&quot;2nd Group 1&quot;, &quot;homeTeamFrom&quot;:&quot;U15_Girls_G2_P1&quot;, &quot;awayTeamFrom&quot;:&quot;&quot;, &quot;stage2Tag&quot;:&quot;U15_Girls_QF2&quot;}" calcext:value-type="string">
            <text:p>{"__v":0,"day":2,"dateTime":67560000,"duration":"10m","pitch":"11","competition":{"name":"U15", "section":"Girls"},"tag":"QF2", "homeTeam":"Winner Group 2", "awayTeam":"2nd Group 1", "homeTeamFrom":"U15_Girls_G2_P1", "awayTeamFrom":"", "stage2Tag":"U15_Girls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49]&gt;[.$J48];[.B48];[.B48]+1)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ce12" table:formula="of:=FIRST_GAME_MS + ((DURATION_MS + GAME_GAP_MS) * ([.$B49]-1)) + SECTION_GAP_MS" office:value-type="float" office:value="68280000" calcext:value-type="float">
            <text:p>68280000</text:p>
          </table:table-cell>
          <table:table-cell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formula="of:=AGE_GROUP_TRANSLATED&amp;&quot;_&quot;&amp;SECTION_TRANSLATED&amp;&quot;_G3_P1&quot;" office:value-type="string" office:string-value="U15_Girls_G3_P1" calcext:value-type="string">
            <text:p>U15_Girls_G3_P1</text:p>
          </table:table-cell>
          <table:table-cell table:formula="of:=AGE_GROUP_TRANSLATED&amp;&quot;_&quot;&amp;SECTION_TRANSLATED&amp;&quot;_G2_P2&quot;" office:value-type="string" office:string-value="U15_Girls_G2_P2" calcext:value-type="string">
            <text:p>U15_Girls_G2_P2</text:p>
          </table:table-cell>
          <table:table-cell table:style-name="ce13" office:value-type="string" calcext:value-type="string">
            <text:p>Winner Group 3</text:p>
          </table:table-cell>
          <table:table-cell table:style-name="ce16" office:value-type="string" calcext:value-type="string">
            <text:p>2<text:span text:style-name="T1">nd</text:span> Group 2</text:p>
          </table:table-cell>
          <table:table-cell table:style-name="ce17" table:formula="of:=IF(MOD([.$C49]; NUM_PITCHES)=0;INDEX(PITCHES;1;NUM_PITCHES);INDEX(PITCHES;1;MOD([.$C49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2,&quot;dateTime&quot;:68280000,&quot;duration&quot;:&quot;10m&quot;,&quot;pitch&quot;:&quot;11&quot;,&quot;competition&quot;:{&quot;name&quot;:&quot;U15&quot;, &quot;section&quot;:&quot;Girls&quot;},&quot;tag&quot;:&quot;QF3&quot;, &quot;homeTeam&quot;:&quot;Winner Group 3&quot;, &quot;awayTeam&quot;:&quot;2nd Group 2&quot;, &quot;homeTeamFrom&quot;:&quot;U15_Girls_G3_P1&quot;, &quot;awayTeamFrom&quot;:&quot;U15_Girls_G2_P2&quot;, &quot;stage2Tag&quot;:&quot;U15_Girls_QF3&quot;}" calcext:value-type="string">
            <text:p>{"__v":0,"day":2,"dateTime":68280000,"duration":"10m","pitch":"11","competition":{"name":"U15", "section":"Girls"},"tag":"QF3", "homeTeam":"Winner Group 3", "awayTeam":"2nd Group 2", "homeTeamFrom":"U15_Girls_G3_P1", "awayTeamFrom":"U15_Girls_G2_P2", "stage2Tag":"U15_Girl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50]&gt;[.$J49];[.B49];[.B49]+1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12" table:formula="of:=FIRST_GAME_MS + ((DURATION_MS + GAME_GAP_MS) * ([.$B50]-1)) + SECTION_GAP_MS" office:value-type="float" office:value="68280000" calcext:value-type="float">
            <text:p>68280000</text:p>
          </table:table-cell>
          <table:table-cell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formula="of:=AGE_GROUP_TRANSLATED&amp;&quot;_&quot;&amp;SECTION_TRANSLATED&amp;&quot;_G3_P2&quot;" office:value-type="string" office:string-value="U15_Girls_G3_P2" calcext:value-type="string">
            <text:p>U15_Girls_G3_P2</text:p>
          </table:table-cell>
          <table:table-cell table:formula="of:=AGE_GROUP_TRANSLATED&amp;&quot;_&quot;&amp;SECTION_TRANSLATED&amp;&quot;_G1_P2&quot;" office:value-type="string" office:string-value="U15_Girls_G1_P2" calcext:value-type="string">
            <text:p>U15_Girls_G1_P2</text:p>
          </table:table-cell>
          <table:table-cell table:style-name="ce13" office:value-type="string" calcext:value-type="string">
            <text:p>2<text:span text:style-name="T1">nd</text:span> Group 3</text:p>
          </table:table-cell>
          <table:table-cell table:style-name="ce16" office:value-type="string" calcext:value-type="string">
            <text:p>2<text:span text:style-name="T1">nd</text:span> Group 1</text:p>
          </table:table-cell>
          <table:table-cell table:style-name="ce17" table:formula="of:=IF(MOD([.$C50]; NUM_PITCHES)=0;INDEX(PITCHES;1;NUM_PITCHES);INDEX(PITCHES;1;MOD([.$C50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2,&quot;dateTime&quot;:68280000,&quot;duration&quot;:&quot;10m&quot;,&quot;pitch&quot;:&quot;12&quot;,&quot;competition&quot;:{&quot;name&quot;:&quot;U15&quot;, &quot;section&quot;:&quot;Girls&quot;},&quot;tag&quot;:&quot;QF4&quot;, &quot;homeTeam&quot;:&quot;2nd Group 3&quot;, &quot;awayTeam&quot;:&quot;2nd Group 1&quot;, &quot;homeTeamFrom&quot;:&quot;U15_Girls_G3_P2&quot;, &quot;awayTeamFrom&quot;:&quot;U15_Girls_G1_P2&quot;, &quot;stage2Tag&quot;:&quot;U15_Girls_QF4&quot;}" calcext:value-type="string">
            <text:p>{"__v":0,"day":2,"dateTime":68280000,"duration":"10m","pitch":"12","competition":{"name":"U15", "section":"Girls"},"tag":"QF4", "homeTeam":"2nd Group 3", "awayTeam":"2nd Group 1", "homeTeamFrom":"U15_Girls_G3_P2", "awayTeamFrom":"U15_Girls_G1_P2", "stage2Tag":"U15_Girl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51]&gt;[.$J50];[.B50];[.B50]+1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style-name="ce12" table:formula="of:=FIRST_GAME_MS + ((DURATION_MS + GAME_GAP_MS) * ([.$B51]-1)) + SECTION_GAP_MS" office:value-type="float" office:value="69000000" calcext:value-type="float">
            <text:p>69000000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3" office:value-type="string" calcext:value-type="string">
            <text:p>Winner QF1</text:p>
          </table:table-cell>
          <table:table-cell table:style-name="ce16" office:value-type="string" calcext:value-type="string">
            <text:p>Winner QF4</text:p>
          </table:table-cell>
          <table:table-cell table:style-name="ce17" table:formula="of:=IF(MOD([.$C51]; NUM_PITCHES)=0;INDEX(PITCHES;1;NUM_PITCHES);INDEX(PITCHES;1;MOD([.$C5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, &quot;&quot;stage2Tag&quot;&quot;:&quot;&quot;&quot; &amp; [.E51] &amp; &quot;&quot;&quot;}&quot;" office:value-type="string" office:string-value="{&quot;__v&quot;:0,&quot;day&quot;:2,&quot;dateTime&quot;:69000000,&quot;duration&quot;:&quot;10m&quot;,&quot;pitch&quot;:&quot;12&quot;,&quot;competition&quot;:{&quot;name&quot;:&quot;U15&quot;, &quot;section&quot;:&quot;Girls&quot;},&quot;tag&quot;:&quot;SF1&quot;, &quot;homeTeam&quot;:&quot;Winner QF1&quot;, &quot;awayTeam&quot;:&quot;Winner QF4&quot;, &quot;homeTeamFrom&quot;:&quot;U15_Girls_QF1&quot;, &quot;awayTeamFrom&quot;:&quot;U15_Girls_QF4&quot;, &quot;stage2Tag&quot;:&quot;U15_Girls_SF1&quot;}" calcext:value-type="string">
            <text:p>{"__v":0,"day":2,"dateTime":69000000,"duration":"10m","pitch":"12","competition":{"name":"U15", "section":"Girls"},"tag":"SF1", "homeTeam":"Winner QF1", "awayTeam":"Winner QF4", "homeTeamFrom":"U15_Girls_QF1", "awayTeamFrom":"U15_Girls_QF4", "stage2Tag":"U15_Girl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52]&gt;[.$J51];[.B51];[.B51]+1)"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12" table:formula="of:=FIRST_GAME_MS + ((DURATION_MS + GAME_GAP_MS) * ([.$B52]-1)) + SECTION_GAP_MS" office:value-type="float" office:value="69720000" calcext:value-type="float">
            <text:p>69720000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3" office:value-type="string" calcext:value-type="string">
            <text:p>Winner QF2</text:p>
          </table:table-cell>
          <table:table-cell table:style-name="ce16" office:value-type="string" calcext:value-type="string">
            <text:p>Winner QF3</text:p>
          </table:table-cell>
          <table:table-cell table:style-name="ce17" table:formula="of:=IF(MOD([.$C52]; NUM_PITCHES)=0;INDEX(PITCHES;1;NUM_PITCHES);INDEX(PITCHES;1;MOD([.$C5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, &quot;&quot;homeTeamFrom&quot;&quot;:&quot;&quot;&quot; &amp; [.F52] &amp; &quot;&quot;&quot;, &quot;&quot;awayTeamFrom&quot;&quot;:&quot;&quot;&quot; &amp; [.G52] &amp; &quot;&quot;&quot;, &quot;&quot;stage2Tag&quot;&quot;:&quot;&quot;&quot; &amp; [.E52] &amp; &quot;&quot;&quot;}&quot;" office:value-type="string" office:string-value="{&quot;__v&quot;:0,&quot;day&quot;:2,&quot;dateTime&quot;:69720000,&quot;duration&quot;:&quot;10m&quot;,&quot;pitch&quot;:&quot;11&quot;,&quot;competition&quot;:{&quot;name&quot;:&quot;U15&quot;, &quot;section&quot;:&quot;Girls&quot;},&quot;tag&quot;:&quot;SF2&quot;, &quot;homeTeam&quot;:&quot;Winner QF2&quot;, &quot;awayTeam&quot;:&quot;Winner QF3&quot;, &quot;homeTeamFrom&quot;:&quot;U15_Girls_QF2&quot;, &quot;awayTeamFrom&quot;:&quot;U15_Girls_QF3&quot;, &quot;stage2Tag&quot;:&quot;U15_Girls_SF2&quot;}" calcext:value-type="string">
            <text:p>{"__v":0,"day":2,"dateTime":69720000,"duration":"10m","pitch":"11","competition":{"name":"U15", "section":"Girls"},"tag":"SF2", "homeTeam":"Winner QF2", "awayTeam":"Winner QF3", "homeTeamFrom":"U15_Girls_QF2", "awayTeamFrom":"U15_Girls_QF3", "stage2Tag":"U15_Girl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3]&gt;[.$J52];[.B52];[.B52]+1)"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style-name="ce12" table:formula="of:=FIRST_GAME_MS + ((DURATION_MS + GAME_GAP_MS) * ([.$B53]-1)) + SECTION_GAP_MS" office:value-type="float" office:value="70440000" calcext:value-type="float">
            <text:p>70440000</text:p>
          </table:table-cell>
          <table:table-cell table:formula="of:=AGE_GROUP_TRANSLATED&amp;&quot;_&quot;&amp;SECTION_TRANSLATED&amp;&quot;_FNL&quot;" office:value-type="string" office:string-value="U15_Girls_FNL" calcext:value-type="string">
            <text:p>U15_Girls_FNL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3" office:value-type="string" calcext:value-type="string">
            <text:p>Winner SF1</text:p>
          </table:table-cell>
          <table:table-cell table:style-name="ce16" office:value-type="string" calcext:value-type="string">
            <text:p>Winner SF2</text:p>
          </table:table-cell>
          <table:table-cell table:style-name="ce17" table:formula="of:=IF(MOD([.$C53]; NUM_PITCHES)=0;INDEX(PITCHES;1;NUM_PITCHES);INDEX(PITCHES;1;MOD([.$C53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, &quot;&quot;homeTeamFrom&quot;&quot;:&quot;&quot;&quot; &amp; [.F53] &amp; &quot;&quot;&quot;, &quot;&quot;awayTeamFrom&quot;&quot;:&quot;&quot;&quot; &amp; [.G53] &amp; &quot;&quot;&quot;, &quot;&quot;stage2Tag&quot;&quot;:&quot;&quot;&quot; &amp; [.E53] &amp; &quot;&quot;&quot;}&quot;" office:value-type="string" office:string-value="{&quot;__v&quot;:0,&quot;day&quot;:2,&quot;dateTime&quot;:70440000,&quot;duration&quot;:&quot;10m&quot;,&quot;pitch&quot;:&quot;11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day":2,"dateTime":70440000,"duration":"10m","pitch":"11","competition":{"name":"U15", "section":"Girls"},"tag":"FNL", "homeTeam":"Winner SF1", "awayTeam":"Winner SF2", "homeTeamFrom":"U15_Girls_SF1", "awayTeamFrom":"U15_Girls_SF2", "stage2Tag":"U15_Girls_FNL"}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10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10" table:number-columns-repeated="3"/>
          <table:table-cell table:number-columns-repeated="1019"/>
        </table:table-row>
        <table:table-row table:style-name="ro1" table:number-rows-repeated="1048474">
          <table:table-cell table:number-columns-repeated="1024"/>
        </table:table-row>
        <table:table-row table:style-name="ro2" table:number-rows-repeated="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 x 7 KO P=2,4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30" table:default-cell-style-name="ce12"/>
        <table:table-column table:style-name="co5" table:visibility="collapse" table:default-cell-style-name="ce12"/>
        <table:table-column table:style-name="co11" table:visibility="collapse" table:default-cell-style-name="ce12"/>
        <table:table-column table:style-name="co11" table:visibility="collapse" table:default-cell-style-name="ce14"/>
        <table:table-column table:style-name="co11" table:default-cell-style-name="ce14"/>
        <table:table-column table:style-name="co31" table:visibility="collapse" table:default-cell-style-name="ce15"/>
        <table:table-column table:style-name="co31" table:visibility="collapse" table:default-cell-style-name="ce16"/>
        <table:table-column table:style-name="co32" table:default-cell-style-name="ce14"/>
        <table:table-column table:style-name="co32" table:default-cell-style-name="ce19"/>
        <table:table-column table:style-name="co3" table:number-columns-repeated="1015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style-name="ce26"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table:formula="of:=FIRST_GAME_MS" office:value-type="float" office:value="50400000" calcext:value-type="float">
            <text:p>504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2];TRANSLATED_TEAM_NAMES;['2 x 7 KO P=2,4'.$E2]+1)" office:value-type="string" office:string-value="AFC Charvil 'B'" calcext:value-type="string">
            <text:p>AFC Charvil 'B'</text:p>
          </table:table-cell>
          <table:table-cell table:style-name="ce16" table:formula="of:=VLOOKUP(['2 x 7 KO P=2,4'.G2];TRANSLATED_TEAM_NAMES;['2 x 7 KO P=2,4'.$E2]+1)" office:value-type="string" office:string-value="Haslemere Town" calcext:value-type="string">
            <text:p>Haslemere Town</text:p>
          </table:table-cell>
          <table:table-cell table:style-name="ce17" table:formula="of:=IF(MOD([.$C2]; NUM_PITCHES)=0;INDEX(PITCHES;1;NUM_PITCHES);INDEX(PITCHES;1;MOD([.$C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0m&quot;,&quot;pitch&quot;:&quot;11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50400000,"duration":"10m","pitch":"11","competition":{"name":"U15", "section":"Girls", "group":"1"},"tag":"1", "homeTeam":"AFC Charvil 'B'", "awayTeam":"Haslemere Town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table:formula="of:=FIRST_GAME_MS + ((DURATION_MS + GAME_GAP_MS) * ([.$B3]-1))" office:value-type="float" office:value="50400000" calcext:value-type="float">
            <text:p>504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3];TRANSLATED_TEAM_NAMES;['2 x 7 KO P=2,4'.$E3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2 x 7 KO P=2,4'.G3];TRANSLATED_TEAM_NAMES;['2 x 7 KO P=2,4'.$E3]+1)" office:value-type="string" office:string-value="STBGFC Rockets 'A'" calcext:value-type="string">
            <text:p>STBGFC Rockets 'A'</text:p>
          </table:table-cell>
          <table:table-cell table:style-name="ce17" table:formula="of:=IF(MOD([.$C3]; NUM_PITCHES)=0;INDEX(PITCHES;1;NUM_PITCHES);INDEX(PITCHES;1;MOD([.$C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0m&quot;,&quot;pitch&quot;:&quot;12&quot;,&quot;competition&quot;:{&quot;name&quot;:&quot;U15&quot;, &quot;section&quot;:&quot;Girls&quot;, &quot;group&quot;:&quot;1&quot;},&quot;tag&quot;:&quot;1&quot;, &quot;homeTeam&quot;:&quot;Maidenhead B&amp;G FC White Sox&quot;, &quot;awayTeam&quot;:&quot;STBGFC Rockets 'A'&quot;}" calcext:value-type="string">
            <text:p>{"__v":0,"day":2,"dateTime":50400000,"duration":"10m","pitch":"12","competition":{"name":"U15", "section":"Girls", "group":"1"},"tag":"1", "homeTeam":"Maidenhead B&amp;G FC White Sox", "awayTeam":"STBGFC Rockets 'A'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table:formula="of:=FIRST_GAME_MS + ((DURATION_MS + GAME_GAP_MS) * ([.$B4]-1))" office:value-type="float" office:value="51120000" calcext:value-type="float">
            <text:p>511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4];TRANSLATED_TEAM_NAMES;['2 x 7 KO P=2,4'.$E4]+1)" office:value-type="string" office:string-value="AFC Charvil 'A'" calcext:value-type="string">
            <text:p>AFC Charvil 'A'</text:p>
          </table:table-cell>
          <table:table-cell table:style-name="ce16" table:formula="of:=VLOOKUP(['2 x 7 KO P=2,4'.G4];TRANSLATED_TEAM_NAMES;['2 x 7 KO P=2,4'.$E4]+1)" office:value-type="string" office:string-value="Eastleigh Girls" calcext:value-type="string">
            <text:p>Eastleigh Girls</text:p>
          </table:table-cell>
          <table:table-cell table:style-name="ce17" table:formula="of:=IF(MOD([.$C4]; NUM_PITCHES)=0;INDEX(PITCHES;1;NUM_PITCHES);INDEX(PITCHES;1;MOD([.$C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1120000,&quot;duration&quot;:&quot;10m&quot;,&quot;pitch&quot;:&quot;11&quot;,&quot;competition&quot;:{&quot;name&quot;:&quot;U15&quot;, &quot;section&quot;:&quot;Girls&quot;, &quot;group&quot;:&quot;2&quot;},&quot;tag&quot;:&quot;2&quot;, &quot;homeTeam&quot;:&quot;AFC Charvil 'A'&quot;, &quot;awayTeam&quot;:&quot;Eastleigh Girls&quot;}" calcext:value-type="string">
            <text:p>{"__v":0,"day":2,"dateTime":51120000,"duration":"10m","pitch":"11","competition":{"name":"U15", "section":"Girls", "group":"2"},"tag":"2", "homeTeam":"AFC Charvil 'A'", "awayTeam":"Eastleigh Girl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2" table:formula="of:=FIRST_GAME_MS + ((DURATION_MS + GAME_GAP_MS) * ([.$B5]-1))" office:value-type="float" office:value="51120000" calcext:value-type="float">
            <text:p>511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5];TRANSLATED_TEAM_NAMES;['2 x 7 KO P=2,4'.$E5]+1)" office:value-type="string" office:string-value="Laurel Park Starz" calcext:value-type="string">
            <text:p>Laurel Park Starz</text:p>
          </table:table-cell>
          <table:table-cell table:style-name="ce16" table:formula="of:=VLOOKUP(['2 x 7 KO P=2,4'.G5];TRANSLATED_TEAM_NAMES;['2 x 7 KO P=2,4'.$E5]+1)" office:value-type="string" office:string-value="STBGFC Rockets 'B'" calcext:value-type="string">
            <text:p>STBGFC Rockets 'B'</text:p>
          </table:table-cell>
          <table:table-cell table:style-name="ce17" table:formula="of:=IF(MOD([.$C5]; NUM_PITCHES)=0;INDEX(PITCHES;1;NUM_PITCHES);INDEX(PITCHES;1;MOD([.$C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1120000,&quot;duration&quot;:&quot;10m&quot;,&quot;pitch&quot;:&quot;12&quot;,&quot;competition&quot;:{&quot;name&quot;:&quot;U15&quot;, &quot;section&quot;:&quot;Girls&quot;, &quot;group&quot;:&quot;2&quot;},&quot;tag&quot;:&quot;2&quot;, &quot;homeTeam&quot;:&quot;Laurel Park Starz&quot;, &quot;awayTeam&quot;:&quot;STBGFC Rockets 'B'&quot;}" calcext:value-type="string">
            <text:p>{"__v":0,"day":2,"dateTime":51120000,"duration":"10m","pitch":"12","competition":{"name":"U15", "section":"Girls", "group":"2"},"tag":"2", "homeTeam":"Laurel Park Starz", "awayTeam":"STBGFC Rockets 'B'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2" table:formula="of:=FIRST_GAME_MS + ((DURATION_MS + GAME_GAP_MS) * ([.$B6]-1))" office:value-type="float" office:value="51840000" calcext:value-type="float">
            <text:p>518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6];TRANSLATED_TEAM_NAMES;['2 x 7 KO P=2,4'.$E6]+1)">
            <text:p/>
          </table:table-cell>
          <table:table-cell table:style-name="ce16" table:formula="of:=VLOOKUP(['2 x 7 KO P=2,4'.G6];TRANSLATED_TEAM_NAMES;['2 x 7 KO P=2,4'.$E6]+1)" office:value-type="string" office:string-value="AFC Charvil 'B'" calcext:value-type="string">
            <text:p>AFC Charvil 'B'</text:p>
          </table:table-cell>
          <table:table-cell table:style-name="ce17" table:formula="of:=IF(MOD([.$C6]; NUM_PITCHES)=0;INDEX(PITCHES;1;NUM_PITCHES);INDEX(PITCHES;1;MOD([.$C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840000,&quot;duration&quot;:&quot;10m&quot;,&quot;pitch&quot;:&quot;11&quot;,&quot;competition&quot;:{&quot;name&quot;:&quot;U15&quot;, &quot;section&quot;:&quot;Girls&quot;, &quot;group&quot;:&quot;1&quot;},&quot;tag&quot;:&quot;3&quot;, &quot;homeTeam&quot;:&quot;&quot;, &quot;awayTeam&quot;:&quot;AFC Charvil 'B'&quot;}" calcext:value-type="string">
            <text:p>{"__v":0,"day":2,"dateTime":51840000,"duration":"10m","pitch":"11","competition":{"name":"U15", "section":"Girls", "group":"1"},"tag":"3", "homeTeam":"", "awayTeam":"AFC Charvil 'B'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2" table:formula="of:=FIRST_GAME_MS + ((DURATION_MS + GAME_GAP_MS) * ([.$B7]-1))" office:value-type="float" office:value="51840000" calcext:value-type="float">
            <text:p>518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7];TRANSLATED_TEAM_NAMES;['2 x 7 KO P=2,4'.$E7]+1)" office:value-type="string" office:string-value="Thatcham Tornadoes Amber" calcext:value-type="string">
            <text:p>Thatcham Tornadoes Amber</text:p>
          </table:table-cell>
          <table:table-cell table:style-name="ce16" table:formula="of:=VLOOKUP(['2 x 7 KO P=2,4'.G7];TRANSLATED_TEAM_NAMES;['2 x 7 KO P=2,4'.$E7]+1)">
            <text:p/>
          </table:table-cell>
          <table:table-cell table:style-name="ce17" table:formula="of:=IF(MOD([.$C7]; NUM_PITCHES)=0;INDEX(PITCHES;1;NUM_PITCHES);INDEX(PITCHES;1;MOD([.$C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840000,&quot;duration&quot;:&quot;10m&quot;,&quot;pitch&quot;:&quot;12&quot;,&quot;competition&quot;:{&quot;name&quot;:&quot;U15&quot;, &quot;section&quot;:&quot;Girls&quot;, &quot;group&quot;:&quot;1&quot;},&quot;tag&quot;:&quot;3&quot;, &quot;homeTeam&quot;:&quot;Thatcham Tornadoes Amber&quot;, &quot;awayTeam&quot;:&quot;&quot;}" calcext:value-type="string">
            <text:p>{"__v":0,"day":2,"dateTime":51840000,"duration":"10m","pitch":"12","competition":{"name":"U15", "section":"Girls", "group":"1"},"tag":"3", "homeTeam":"Thatcham Tornadoes Amber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2" table:formula="of:=FIRST_GAME_MS + ((DURATION_MS + GAME_GAP_MS) * ([.$B8]-1))" office:value-type="float" office:value="52560000" calcext:value-type="float">
            <text:p>525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8];TRANSLATED_TEAM_NAMES;['2 x 7 KO P=2,4'.$E8]+1)">
            <text:p/>
          </table:table-cell>
          <table:table-cell table:style-name="ce16" table:formula="of:=VLOOKUP(['2 x 7 KO P=2,4'.G8];TRANSLATED_TEAM_NAMES;['2 x 7 KO P=2,4'.$E8]+1)" office:value-type="string" office:string-value="AFC Charvil 'A'" calcext:value-type="string">
            <text:p>AFC Charvil 'A'</text:p>
          </table:table-cell>
          <table:table-cell table:style-name="ce17" table:formula="of:=IF(MOD([.$C8]; NUM_PITCHES)=0;INDEX(PITCHES;1;NUM_PITCHES);INDEX(PITCHES;1;MOD([.$C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2560000,&quot;duration&quot;:&quot;10m&quot;,&quot;pitch&quot;:&quot;11&quot;,&quot;competition&quot;:{&quot;name&quot;:&quot;U15&quot;, &quot;section&quot;:&quot;Girls&quot;, &quot;group&quot;:&quot;2&quot;},&quot;tag&quot;:&quot;4&quot;, &quot;homeTeam&quot;:&quot;&quot;, &quot;awayTeam&quot;:&quot;AFC Charvil 'A'&quot;}" calcext:value-type="string">
            <text:p>{"__v":0,"day":2,"dateTime":52560000,"duration":"10m","pitch":"11","competition":{"name":"U15", "section":"Girls", "group":"2"},"tag":"4", "homeTeam":"", "awayTeam":"AFC Charvil 'A'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2" table:formula="of:=FIRST_GAME_MS + ((DURATION_MS + GAME_GAP_MS) * ([.$B9]-1))" office:value-type="float" office:value="52560000" calcext:value-type="float">
            <text:p>525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9];TRANSLATED_TEAM_NAMES;['2 x 7 KO P=2,4'.$E9]+1)" office:value-type="string" office:string-value="Thatcham Tornadoes Black" calcext:value-type="string">
            <text:p>Thatcham Tornadoes Black</text:p>
          </table:table-cell>
          <table:table-cell table:style-name="ce16" table:formula="of:=VLOOKUP(['2 x 7 KO P=2,4'.G9];TRANSLATED_TEAM_NAMES;['2 x 7 KO P=2,4'.$E9]+1)">
            <text:p/>
          </table:table-cell>
          <table:table-cell table:style-name="ce17" table:formula="of:=IF(MOD([.$C9]; NUM_PITCHES)=0;INDEX(PITCHES;1;NUM_PITCHES);INDEX(PITCHES;1;MOD([.$C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2560000,&quot;duration&quot;:&quot;10m&quot;,&quot;pitch&quot;:&quot;12&quot;,&quot;competition&quot;:{&quot;name&quot;:&quot;U15&quot;, &quot;section&quot;:&quot;Girls&quot;, &quot;group&quot;:&quot;2&quot;},&quot;tag&quot;:&quot;4&quot;, &quot;homeTeam&quot;:&quot;Thatcham Tornadoes Black&quot;, &quot;awayTeam&quot;:&quot;&quot;}" calcext:value-type="string">
            <text:p>{"__v":0,"day":2,"dateTime":52560000,"duration":"10m","pitch":"12","competition":{"name":"U15", "section":"Girls", "group":"2"},"tag":"4", "homeTeam":"Thatcham Tornadoes Black", "awayTeam":"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2" table:formula="of:=FIRST_GAME_MS + ((DURATION_MS + GAME_GAP_MS) * ([.$B10]-1))" office:value-type="float" office:value="53280000" calcext:value-type="float">
            <text:p>532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10];TRANSLATED_TEAM_NAMES;['2 x 7 KO P=2,4'.$E10]+1)" office:value-type="string" office:string-value="Haslemere Town" calcext:value-type="string">
            <text:p>Haslemere Town</text:p>
          </table:table-cell>
          <table:table-cell table:style-name="ce16" table:formula="of:=VLOOKUP(['2 x 7 KO P=2,4'.G10];TRANSLATED_TEAM_NAMES;['2 x 7 KO P=2,4'.$E10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0]; NUM_PITCHES)=0;INDEX(PITCHES;1;NUM_PITCHES);INDEX(PITCHES;1;MOD([.$C1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3280000,&quot;duration&quot;:&quot;10m&quot;,&quot;pitch&quot;:&quot;11&quot;,&quot;competition&quot;:{&quot;name&quot;:&quot;U15&quot;, &quot;section&quot;:&quot;Girls&quot;, &quot;group&quot;:&quot;1&quot;},&quot;tag&quot;:&quot;5&quot;, &quot;homeTeam&quot;:&quot;Haslemere Town&quot;, &quot;awayTeam&quot;:&quot;Maidenhead B&amp;G FC White Sox&quot;}" calcext:value-type="string">
            <text:p>{"__v":0,"day":2,"dateTime":53280000,"duration":"10m","pitch":"11","competition":{"name":"U15", "section":"Girls", "group":"1"},"tag":"5", "homeTeam":"Haslemere Town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2" table:formula="of:=FIRST_GAME_MS + ((DURATION_MS + GAME_GAP_MS) * ([.$B11]-1))" office:value-type="float" office:value="53280000" calcext:value-type="float">
            <text:p>532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11];TRANSLATED_TEAM_NAMES;['2 x 7 KO P=2,4'.$E11]+1)" office:value-type="string" office:string-value="STBGFC Rockets 'A'" calcext:value-type="string">
            <text:p>STBGFC Rockets 'A'</text:p>
          </table:table-cell>
          <table:table-cell table:style-name="ce16" table:formula="of:=VLOOKUP(['2 x 7 KO P=2,4'.G11];TRANSLATED_TEAM_NAMES;['2 x 7 KO P=2,4'.$E11]+1)" office:value-type="string" office:string-value="Thatcham Tornadoes Amber" calcext:value-type="string">
            <text:p>Thatcham Tornadoes Amber</text:p>
          </table:table-cell>
          <table:table-cell table:style-name="ce17" table:formula="of:=IF(MOD([.$C11]; NUM_PITCHES)=0;INDEX(PITCHES;1;NUM_PITCHES);INDEX(PITCHES;1;MOD([.$C1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3280000,&quot;duration&quot;:&quot;10m&quot;,&quot;pitch&quot;:&quot;12&quot;,&quot;competition&quot;:{&quot;name&quot;:&quot;U15&quot;, &quot;section&quot;:&quot;Girls&quot;, &quot;group&quot;:&quot;1&quot;},&quot;tag&quot;:&quot;5&quot;, &quot;homeTeam&quot;:&quot;STBGFC Rockets 'A'&quot;, &quot;awayTeam&quot;:&quot;Thatcham Tornadoes Amber&quot;}" calcext:value-type="string">
            <text:p>{"__v":0,"day":2,"dateTime":53280000,"duration":"10m","pitch":"12","competition":{"name":"U15", "section":"Girls", "group":"1"},"tag":"5", "homeTeam":"STBGFC Rockets 'A'", "awayTeam":"Thatcham Tornadoes Amber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12" table:formula="of:=FIRST_GAME_MS + ((DURATION_MS + GAME_GAP_MS) * ([.$B12]-1))" office:value-type="float" office:value="54000000" calcext:value-type="float">
            <text:p>540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12];TRANSLATED_TEAM_NAMES;['2 x 7 KO P=2,4'.$E12]+1)" office:value-type="string" office:string-value="Eastleigh Girls" calcext:value-type="string">
            <text:p>Eastleigh Girls</text:p>
          </table:table-cell>
          <table:table-cell table:style-name="ce16" table:formula="of:=VLOOKUP(['2 x 7 KO P=2,4'.G12];TRANSLATED_TEAM_NAMES;['2 x 7 KO P=2,4'.$E12]+1)" office:value-type="string" office:string-value="Laurel Park Starz" calcext:value-type="string">
            <text:p>Laurel Park Starz</text:p>
          </table:table-cell>
          <table:table-cell table:style-name="ce17" table:formula="of:=IF(MOD([.$C12]; NUM_PITCHES)=0;INDEX(PITCHES;1;NUM_PITCHES);INDEX(PITCHES;1;MOD([.$C1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4000000,&quot;duration&quot;:&quot;10m&quot;,&quot;pitch&quot;:&quot;11&quot;,&quot;competition&quot;:{&quot;name&quot;:&quot;U15&quot;, &quot;section&quot;:&quot;Girls&quot;, &quot;group&quot;:&quot;2&quot;},&quot;tag&quot;:&quot;6&quot;, &quot;homeTeam&quot;:&quot;Eastleigh Girls&quot;, &quot;awayTeam&quot;:&quot;Laurel Park Starz&quot;}" calcext:value-type="string">
            <text:p>{"__v":0,"day":2,"dateTime":54000000,"duration":"10m","pitch":"11","competition":{"name":"U15", "section":"Girls", "group":"2"},"tag":"6", "homeTeam":"Eastleigh Girls", "awayTeam":"Laurel Park Starz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2" table:formula="of:=FIRST_GAME_MS + ((DURATION_MS + GAME_GAP_MS) * ([.$B13]-1))" office:value-type="float" office:value="54000000" calcext:value-type="float">
            <text:p>540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13];TRANSLATED_TEAM_NAMES;['2 x 7 KO P=2,4'.$E13]+1)" office:value-type="string" office:string-value="STBGFC Rockets 'B'" calcext:value-type="string">
            <text:p>STBGFC Rockets 'B'</text:p>
          </table:table-cell>
          <table:table-cell table:style-name="ce16" table:formula="of:=VLOOKUP(['2 x 7 KO P=2,4'.G13];TRANSLATED_TEAM_NAMES;['2 x 7 KO P=2,4'.$E13]+1)" office:value-type="string" office:string-value="Thatcham Tornadoes Black" calcext:value-type="string">
            <text:p>Thatcham Tornadoes Black</text:p>
          </table:table-cell>
          <table:table-cell table:style-name="ce17" table:formula="of:=IF(MOD([.$C13]; NUM_PITCHES)=0;INDEX(PITCHES;1;NUM_PITCHES);INDEX(PITCHES;1;MOD([.$C1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4000000,&quot;duration&quot;:&quot;10m&quot;,&quot;pitch&quot;:&quot;12&quot;,&quot;competition&quot;:{&quot;name&quot;:&quot;U15&quot;, &quot;section&quot;:&quot;Girls&quot;, &quot;group&quot;:&quot;2&quot;},&quot;tag&quot;:&quot;6&quot;, &quot;homeTeam&quot;:&quot;STBGFC Rockets 'B'&quot;, &quot;awayTeam&quot;:&quot;Thatcham Tornadoes Black&quot;}" calcext:value-type="string">
            <text:p>{"__v":0,"day":2,"dateTime":54000000,"duration":"10m","pitch":"12","competition":{"name":"U15", "section":"Girls", "group":"2"},"tag":"6", "homeTeam":"STBGFC Rockets 'B'", "awayTeam":"Thatcham Tornadoes Black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2" table:formula="of:=FIRST_GAME_MS + ((DURATION_MS + GAME_GAP_MS) * ([.$B14]-1))" office:value-type="float" office:value="54720000" calcext:value-type="float">
            <text:p>547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14];TRANSLATED_TEAM_NAMES;['2 x 7 KO P=2,4'.$E14]+1)">
            <text:p/>
          </table:table-cell>
          <table:table-cell table:style-name="ce16" table:formula="of:=VLOOKUP(['2 x 7 KO P=2,4'.G14];TRANSLATED_TEAM_NAMES;['2 x 7 KO P=2,4'.$E14]+1)">
            <text:p/>
          </table:table-cell>
          <table:table-cell table:style-name="ce17" table:formula="of:=IF(MOD([.$C14]; NUM_PITCHES)=0;INDEX(PITCHES;1;NUM_PITCHES);INDEX(PITCHES;1;MOD([.$C1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54720000,&quot;duration&quot;:&quot;10m&quot;,&quot;pitch&quot;:&quot;11&quot;,&quot;competition&quot;:{&quot;name&quot;:&quot;U15&quot;, &quot;section&quot;:&quot;Girls&quot;, &quot;group&quot;:&quot;1&quot;},&quot;tag&quot;:&quot;7&quot;, &quot;homeTeam&quot;:&quot;&quot;, &quot;awayTeam&quot;:&quot;&quot;}" calcext:value-type="string">
            <text:p>{"__v":0,"day":2,"dateTime":54720000,"duration":"10m","pitch":"11","competition":{"name":"U15", "section":"Girls", "group":"1"},"tag":"7", "homeTeam":"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2" table:formula="of:=FIRST_GAME_MS + ((DURATION_MS + GAME_GAP_MS) * ([.$B15]-1))" office:value-type="float" office:value="54720000" calcext:value-type="float">
            <text:p>547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15];TRANSLATED_TEAM_NAMES;['2 x 7 KO P=2,4'.$E15]+1)" office:value-type="string" office:string-value="STBGFC Rockets 'A'" calcext:value-type="string">
            <text:p>STBGFC Rockets 'A'</text:p>
          </table:table-cell>
          <table:table-cell table:style-name="ce16" table:formula="of:=VLOOKUP(['2 x 7 KO P=2,4'.G15];TRANSLATED_TEAM_NAMES;['2 x 7 KO P=2,4'.$E15]+1)" office:value-type="string" office:string-value="AFC Charvil 'B'" calcext:value-type="string">
            <text:p>AFC Charvil 'B'</text:p>
          </table:table-cell>
          <table:table-cell table:style-name="ce17" table:formula="of:=IF(MOD([.$C15]; NUM_PITCHES)=0;INDEX(PITCHES;1;NUM_PITCHES);INDEX(PITCHES;1;MOD([.$C1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54720000,&quot;duration&quot;:&quot;10m&quot;,&quot;pitch&quot;:&quot;12&quot;,&quot;competition&quot;:{&quot;name&quot;:&quot;U15&quot;, &quot;section&quot;:&quot;Girls&quot;, &quot;group&quot;:&quot;1&quot;},&quot;tag&quot;:&quot;7&quot;, &quot;homeTeam&quot;:&quot;STBGFC Rockets 'A'&quot;, &quot;awayTeam&quot;:&quot;AFC Charvil 'B'&quot;}" calcext:value-type="string">
            <text:p>{"__v":0,"day":2,"dateTime":54720000,"duration":"10m","pitch":"12","competition":{"name":"U15", "section":"Girls", "group":"1"},"tag":"7", "homeTeam":"STBGFC Rockets 'A'", "awayTeam":"AFC Charvil 'B'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12" table:formula="of:=FIRST_GAME_MS + ((DURATION_MS + GAME_GAP_MS) * ([.$B16]-1))" office:value-type="float" office:value="55440000" calcext:value-type="float">
            <text:p>554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16];TRANSLATED_TEAM_NAMES;['2 x 7 KO P=2,4'.$E16]+1)">
            <text:p/>
          </table:table-cell>
          <table:table-cell table:style-name="ce16" table:formula="of:=VLOOKUP(['2 x 7 KO P=2,4'.G16];TRANSLATED_TEAM_NAMES;['2 x 7 KO P=2,4'.$E16]+1)">
            <text:p/>
          </table:table-cell>
          <table:table-cell table:style-name="ce17" table:formula="of:=IF(MOD([.$C16]; NUM_PITCHES)=0;INDEX(PITCHES;1;NUM_PITCHES);INDEX(PITCHES;1;MOD([.$C1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55440000,&quot;duration&quot;:&quot;10m&quot;,&quot;pitch&quot;:&quot;11&quot;,&quot;competition&quot;:{&quot;name&quot;:&quot;U15&quot;, &quot;section&quot;:&quot;Girls&quot;, &quot;group&quot;:&quot;2&quot;},&quot;tag&quot;:&quot;8&quot;, &quot;homeTeam&quot;:&quot;&quot;, &quot;awayTeam&quot;:&quot;&quot;}" calcext:value-type="string">
            <text:p>{"__v":0,"day":2,"dateTime":55440000,"duration":"10m","pitch":"11","competition":{"name":"U15", "section":"Girls", "group":"2"},"tag":"8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2" table:formula="of:=FIRST_GAME_MS + ((DURATION_MS + GAME_GAP_MS) * ([.$B17]-1))" office:value-type="float" office:value="55440000" calcext:value-type="float">
            <text:p>554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17];TRANSLATED_TEAM_NAMES;['2 x 7 KO P=2,4'.$E17]+1)" office:value-type="string" office:string-value="STBGFC Rockets 'B'" calcext:value-type="string">
            <text:p>STBGFC Rockets 'B'</text:p>
          </table:table-cell>
          <table:table-cell table:style-name="ce16" table:formula="of:=VLOOKUP(['2 x 7 KO P=2,4'.G17];TRANSLATED_TEAM_NAMES;['2 x 7 KO P=2,4'.$E17]+1)" office:value-type="string" office:string-value="AFC Charvil 'A'" calcext:value-type="string">
            <text:p>AFC Charvil 'A'</text:p>
          </table:table-cell>
          <table:table-cell table:style-name="ce17" table:formula="of:=IF(MOD([.$C17]; NUM_PITCHES)=0;INDEX(PITCHES;1;NUM_PITCHES);INDEX(PITCHES;1;MOD([.$C1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55440000,&quot;duration&quot;:&quot;10m&quot;,&quot;pitch&quot;:&quot;12&quot;,&quot;competition&quot;:{&quot;name&quot;:&quot;U15&quot;, &quot;section&quot;:&quot;Girls&quot;, &quot;group&quot;:&quot;2&quot;},&quot;tag&quot;:&quot;8&quot;, &quot;homeTeam&quot;:&quot;STBGFC Rockets 'B'&quot;, &quot;awayTeam&quot;:&quot;AFC Charvil 'A'&quot;}" calcext:value-type="string">
            <text:p>{"__v":0,"day":2,"dateTime":55440000,"duration":"10m","pitch":"12","competition":{"name":"U15", "section":"Girls", "group":"2"},"tag":"8", "homeTeam":"STBGFC Rockets 'B'", "awayTeam":"AFC Charvil 'A'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12" table:formula="of:=FIRST_GAME_MS + ((DURATION_MS + GAME_GAP_MS) * ([.$B18]-1))" office:value-type="float" office:value="56160000" calcext:value-type="float">
            <text:p>561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18];TRANSLATED_TEAM_NAMES;['2 x 7 KO P=2,4'.$E18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2 x 7 KO P=2,4'.G18];TRANSLATED_TEAM_NAMES;['2 x 7 KO P=2,4'.$E18]+1)">
            <text:p/>
          </table:table-cell>
          <table:table-cell table:style-name="ce17" table:formula="of:=IF(MOD([.$C18]; NUM_PITCHES)=0;INDEX(PITCHES;1;NUM_PITCHES);INDEX(PITCHES;1;MOD([.$C1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56160000,&quot;duration&quot;:&quot;10m&quot;,&quot;pitch&quot;:&quot;11&quot;,&quot;competition&quot;:{&quot;name&quot;:&quot;U15&quot;, &quot;section&quot;:&quot;Girls&quot;, &quot;group&quot;:&quot;1&quot;},&quot;tag&quot;:&quot;9&quot;, &quot;homeTeam&quot;:&quot;Maidenhead B&amp;G FC White Sox&quot;, &quot;awayTeam&quot;:&quot;&quot;}" calcext:value-type="string">
            <text:p>{"__v":0,"day":2,"dateTime":56160000,"duration":"10m","pitch":"11","competition":{"name":"U15", "section":"Girls", "group":"1"},"tag":"9", "homeTeam":"Maidenhead B&amp;G FC White Sox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12" table:formula="of:=FIRST_GAME_MS + ((DURATION_MS + GAME_GAP_MS) * ([.$B19]-1))" office:value-type="float" office:value="56160000" calcext:value-type="float">
            <text:p>561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19];TRANSLATED_TEAM_NAMES;['2 x 7 KO P=2,4'.$E19]+1)" office:value-type="string" office:string-value="Thatcham Tornadoes Amber" calcext:value-type="string">
            <text:p>Thatcham Tornadoes Amber</text:p>
          </table:table-cell>
          <table:table-cell table:style-name="ce16" table:formula="of:=VLOOKUP(['2 x 7 KO P=2,4'.G19];TRANSLATED_TEAM_NAMES;['2 x 7 KO P=2,4'.$E19]+1)" office:value-type="string" office:string-value="Haslemere Town" calcext:value-type="string">
            <text:p>Haslemere Town</text:p>
          </table:table-cell>
          <table:table-cell table:style-name="ce17" table:formula="of:=IF(MOD([.$C19]; NUM_PITCHES)=0;INDEX(PITCHES;1;NUM_PITCHES);INDEX(PITCHES;1;MOD([.$C1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56160000,&quot;duration&quot;:&quot;10m&quot;,&quot;pitch&quot;:&quot;12&quot;,&quot;competition&quot;:{&quot;name&quot;:&quot;U15&quot;, &quot;section&quot;:&quot;Girls&quot;, &quot;group&quot;:&quot;1&quot;},&quot;tag&quot;:&quot;9&quot;, &quot;homeTeam&quot;:&quot;Thatcham Tornadoes Amber&quot;, &quot;awayTeam&quot;:&quot;Haslemere Town&quot;}" calcext:value-type="string">
            <text:p>{"__v":0,"day":2,"dateTime":56160000,"duration":"10m","pitch":"12","competition":{"name":"U15", "section":"Girls", "group":"1"},"tag":"9", "homeTeam":"Thatcham Tornadoes Amber", "awayTeam":"Haslemere Town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12" table:formula="of:=FIRST_GAME_MS + ((DURATION_MS + GAME_GAP_MS) * ([.$B20]-1))" office:value-type="float" office:value="56880000" calcext:value-type="float">
            <text:p>568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20];TRANSLATED_TEAM_NAMES;['2 x 7 KO P=2,4'.$E20]+1)" office:value-type="string" office:string-value="Laurel Park Starz" calcext:value-type="string">
            <text:p>Laurel Park Starz</text:p>
          </table:table-cell>
          <table:table-cell table:style-name="ce16" table:formula="of:=VLOOKUP(['2 x 7 KO P=2,4'.G20];TRANSLATED_TEAM_NAMES;['2 x 7 KO P=2,4'.$E20]+1)">
            <text:p/>
          </table:table-cell>
          <table:table-cell table:style-name="ce17" table:formula="of:=IF(MOD([.$C20]; NUM_PITCHES)=0;INDEX(PITCHES;1;NUM_PITCHES);INDEX(PITCHES;1;MOD([.$C2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56880000,&quot;duration&quot;:&quot;10m&quot;,&quot;pitch&quot;:&quot;11&quot;,&quot;competition&quot;:{&quot;name&quot;:&quot;U15&quot;, &quot;section&quot;:&quot;Girls&quot;, &quot;group&quot;:&quot;2&quot;},&quot;tag&quot;:&quot;10&quot;, &quot;homeTeam&quot;:&quot;Laurel Park Starz&quot;, &quot;awayTeam&quot;:&quot;&quot;}" calcext:value-type="string">
            <text:p>{"__v":0,"day":2,"dateTime":56880000,"duration":"10m","pitch":"11","competition":{"name":"U15", "section":"Girls", "group":"2"},"tag":"10", "homeTeam":"Laurel Park Starz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2" table:formula="of:=FIRST_GAME_MS + ((DURATION_MS + GAME_GAP_MS) * ([.$B21]-1))" office:value-type="float" office:value="56880000" calcext:value-type="float">
            <text:p>568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21];TRANSLATED_TEAM_NAMES;['2 x 7 KO P=2,4'.$E21]+1)" office:value-type="string" office:string-value="Thatcham Tornadoes Black" calcext:value-type="string">
            <text:p>Thatcham Tornadoes Black</text:p>
          </table:table-cell>
          <table:table-cell table:style-name="ce16" table:formula="of:=VLOOKUP(['2 x 7 KO P=2,4'.G21];TRANSLATED_TEAM_NAMES;['2 x 7 KO P=2,4'.$E21]+1)" office:value-type="string" office:string-value="Eastleigh Girls" calcext:value-type="string">
            <text:p>Eastleigh Girls</text:p>
          </table:table-cell>
          <table:table-cell table:style-name="ce17" table:formula="of:=IF(MOD([.$C21]; NUM_PITCHES)=0;INDEX(PITCHES;1;NUM_PITCHES);INDEX(PITCHES;1;MOD([.$C2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56880000,&quot;duration&quot;:&quot;10m&quot;,&quot;pitch&quot;:&quot;12&quot;,&quot;competition&quot;:{&quot;name&quot;:&quot;U15&quot;, &quot;section&quot;:&quot;Girls&quot;, &quot;group&quot;:&quot;2&quot;},&quot;tag&quot;:&quot;10&quot;, &quot;homeTeam&quot;:&quot;Thatcham Tornadoes Black&quot;, &quot;awayTeam&quot;:&quot;Eastleigh Girls&quot;}" calcext:value-type="string">
            <text:p>{"__v":0,"day":2,"dateTime":56880000,"duration":"10m","pitch":"12","competition":{"name":"U15", "section":"Girls", "group":"2"},"tag":"10", "homeTeam":"Thatcham Tornadoes Black", "awayTeam":"Eastleigh Girls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12" table:formula="of:=FIRST_GAME_MS + ((DURATION_MS + GAME_GAP_MS) * ([.$B22]-1))" office:value-type="float" office:value="57600000" calcext:value-type="float">
            <text:p>576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22];TRANSLATED_TEAM_NAMES;['2 x 7 KO P=2,4'.$E22]+1)" office:value-type="string" office:string-value="AFC Charvil 'B'" calcext:value-type="string">
            <text:p>AFC Charvil 'B'</text:p>
          </table:table-cell>
          <table:table-cell table:style-name="ce16" table:formula="of:=VLOOKUP(['2 x 7 KO P=2,4'.G22];TRANSLATED_TEAM_NAMES;['2 x 7 KO P=2,4'.$E22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22]; NUM_PITCHES)=0;INDEX(PITCHES;1;NUM_PITCHES);INDEX(PITCHES;1;MOD([.$C2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57600000,&quot;duration&quot;:&quot;10m&quot;,&quot;pitch&quot;:&quot;11&quot;,&quot;competition&quot;:{&quot;name&quot;:&quot;U15&quot;, &quot;section&quot;:&quot;Girls&quot;, &quot;group&quot;:&quot;1&quot;},&quot;tag&quot;:&quot;11&quot;, &quot;homeTeam&quot;:&quot;AFC Charvil 'B'&quot;, &quot;awayTeam&quot;:&quot;Maidenhead B&amp;G FC White Sox&quot;}" calcext:value-type="string">
            <text:p>{"__v":0,"day":2,"dateTime":57600000,"duration":"10m","pitch":"11","competition":{"name":"U15", "section":"Girls", "group":"1"},"tag":"11", "homeTeam":"AFC Charvil 'B'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12" table:formula="of:=FIRST_GAME_MS + ((DURATION_MS + GAME_GAP_MS) * ([.$B23]-1))" office:value-type="float" office:value="57600000" calcext:value-type="float">
            <text:p>576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23];TRANSLATED_TEAM_NAMES;['2 x 7 KO P=2,4'.$E23]+1)">
            <text:p/>
          </table:table-cell>
          <table:table-cell table:style-name="ce16" table:formula="of:=VLOOKUP(['2 x 7 KO P=2,4'.G23];TRANSLATED_TEAM_NAMES;['2 x 7 KO P=2,4'.$E23]+1)" office:value-type="string" office:string-value="STBGFC Rockets 'A'" calcext:value-type="string">
            <text:p>STBGFC Rockets 'A'</text:p>
          </table:table-cell>
          <table:table-cell table:style-name="ce17" table:formula="of:=IF(MOD([.$C23]; NUM_PITCHES)=0;INDEX(PITCHES;1;NUM_PITCHES);INDEX(PITCHES;1;MOD([.$C2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57600000,&quot;duration&quot;:&quot;10m&quot;,&quot;pitch&quot;:&quot;12&quot;,&quot;competition&quot;:{&quot;name&quot;:&quot;U15&quot;, &quot;section&quot;:&quot;Girls&quot;, &quot;group&quot;:&quot;1&quot;},&quot;tag&quot;:&quot;11&quot;, &quot;homeTeam&quot;:&quot;&quot;, &quot;awayTeam&quot;:&quot;STBGFC Rockets 'A'&quot;}" calcext:value-type="string">
            <text:p>{"__v":0,"day":2,"dateTime":57600000,"duration":"10m","pitch":"12","competition":{"name":"U15", "section":"Girls", "group":"1"},"tag":"11", "homeTeam":"", "awayTeam":"STBGFC Rockets 'A'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12" table:formula="of:=FIRST_GAME_MS + ((DURATION_MS + GAME_GAP_MS) * ([.$B24]-1))" office:value-type="float" office:value="58320000" calcext:value-type="float">
            <text:p>583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24];TRANSLATED_TEAM_NAMES;['2 x 7 KO P=2,4'.$E24]+1)" office:value-type="string" office:string-value="AFC Charvil 'A'" calcext:value-type="string">
            <text:p>AFC Charvil 'A'</text:p>
          </table:table-cell>
          <table:table-cell table:style-name="ce16" table:formula="of:=VLOOKUP(['2 x 7 KO P=2,4'.G24];TRANSLATED_TEAM_NAMES;['2 x 7 KO P=2,4'.$E24]+1)" office:value-type="string" office:string-value="Laurel Park Starz" calcext:value-type="string">
            <text:p>Laurel Park Starz</text:p>
          </table:table-cell>
          <table:table-cell table:style-name="ce17" table:formula="of:=IF(MOD([.$C24]; NUM_PITCHES)=0;INDEX(PITCHES;1;NUM_PITCHES);INDEX(PITCHES;1;MOD([.$C2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58320000,&quot;duration&quot;:&quot;10m&quot;,&quot;pitch&quot;:&quot;11&quot;,&quot;competition&quot;:{&quot;name&quot;:&quot;U15&quot;, &quot;section&quot;:&quot;Girls&quot;, &quot;group&quot;:&quot;2&quot;},&quot;tag&quot;:&quot;12&quot;, &quot;homeTeam&quot;:&quot;AFC Charvil 'A'&quot;, &quot;awayTeam&quot;:&quot;Laurel Park Starz&quot;}" calcext:value-type="string">
            <text:p>{"__v":0,"day":2,"dateTime":58320000,"duration":"10m","pitch":"11","competition":{"name":"U15", "section":"Girls", "group":"2"},"tag":"12", "homeTeam":"AFC Charvil 'A'", "awayTeam":"Laurel Park Starz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12" table:formula="of:=FIRST_GAME_MS + ((DURATION_MS + GAME_GAP_MS) * ([.$B25]-1))" office:value-type="float" office:value="58320000" calcext:value-type="float">
            <text:p>583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25];TRANSLATED_TEAM_NAMES;['2 x 7 KO P=2,4'.$E25]+1)">
            <text:p/>
          </table:table-cell>
          <table:table-cell table:style-name="ce16" table:formula="of:=VLOOKUP(['2 x 7 KO P=2,4'.G25];TRANSLATED_TEAM_NAMES;['2 x 7 KO P=2,4'.$E25]+1)" office:value-type="string" office:string-value="STBGFC Rockets 'B'" calcext:value-type="string">
            <text:p>STBGFC Rockets 'B'</text:p>
          </table:table-cell>
          <table:table-cell table:style-name="ce17" table:formula="of:=IF(MOD([.$C25]; NUM_PITCHES)=0;INDEX(PITCHES;1;NUM_PITCHES);INDEX(PITCHES;1;MOD([.$C2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58320000,&quot;duration&quot;:&quot;10m&quot;,&quot;pitch&quot;:&quot;12&quot;,&quot;competition&quot;:{&quot;name&quot;:&quot;U15&quot;, &quot;section&quot;:&quot;Girls&quot;, &quot;group&quot;:&quot;2&quot;},&quot;tag&quot;:&quot;12&quot;, &quot;homeTeam&quot;:&quot;&quot;, &quot;awayTeam&quot;:&quot;STBGFC Rockets 'B'&quot;}" calcext:value-type="string">
            <text:p>{"__v":0,"day":2,"dateTime":58320000,"duration":"10m","pitch":"12","competition":{"name":"U15", "section":"Girls", "group":"2"},"tag":"12", "homeTeam":"", "awayTeam":"STBGFC Rockets 'B'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12" table:formula="of:=FIRST_GAME_MS + ((DURATION_MS + GAME_GAP_MS) * ([.$B26]-1))" office:value-type="float" office:value="59040000" calcext:value-type="float">
            <text:p>590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26];TRANSLATED_TEAM_NAMES;['2 x 7 KO P=2,4'.$E26]+1)">
            <text:p/>
          </table:table-cell>
          <table:table-cell table:style-name="ce16" table:formula="of:=VLOOKUP(['2 x 7 KO P=2,4'.G26];TRANSLATED_TEAM_NAMES;['2 x 7 KO P=2,4'.$E26]+1)" office:value-type="string" office:string-value="AFC Charvil 'B'" calcext:value-type="string">
            <text:p>AFC Charvil 'B'</text:p>
          </table:table-cell>
          <table:table-cell table:style-name="ce17" table:formula="of:=IF(MOD([.$C26]; NUM_PITCHES)=0;INDEX(PITCHES;1;NUM_PITCHES);INDEX(PITCHES;1;MOD([.$C2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59040000,&quot;duration&quot;:&quot;10m&quot;,&quot;pitch&quot;:&quot;11&quot;,&quot;competition&quot;:{&quot;name&quot;:&quot;U15&quot;, &quot;section&quot;:&quot;Girls&quot;, &quot;group&quot;:&quot;1&quot;},&quot;tag&quot;:&quot;13&quot;, &quot;homeTeam&quot;:&quot;&quot;, &quot;awayTeam&quot;:&quot;AFC Charvil 'B'&quot;}" calcext:value-type="string">
            <text:p>{"__v":0,"day":2,"dateTime":59040000,"duration":"10m","pitch":"11","competition":{"name":"U15", "section":"Girls", "group":"1"},"tag":"13", "homeTeam":"", "awayTeam":"AFC Charvil 'B'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12" table:formula="of:=FIRST_GAME_MS + ((DURATION_MS + GAME_GAP_MS) * ([.$B27]-1))" office:value-type="float" office:value="59040000" calcext:value-type="float">
            <text:p>590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27];TRANSLATED_TEAM_NAMES;['2 x 7 KO P=2,4'.$E27]+1)" office:value-type="string" office:string-value="Thatcham Tornadoes Amber" calcext:value-type="string">
            <text:p>Thatcham Tornadoes Amber</text:p>
          </table:table-cell>
          <table:table-cell table:style-name="ce16" table:formula="of:=VLOOKUP(['2 x 7 KO P=2,4'.G27];TRANSLATED_TEAM_NAMES;['2 x 7 KO P=2,4'.$E27]+1)">
            <text:p/>
          </table:table-cell>
          <table:table-cell table:style-name="ce17" table:formula="of:=IF(MOD([.$C27]; NUM_PITCHES)=0;INDEX(PITCHES;1;NUM_PITCHES);INDEX(PITCHES;1;MOD([.$C2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59040000,&quot;duration&quot;:&quot;10m&quot;,&quot;pitch&quot;:&quot;12&quot;,&quot;competition&quot;:{&quot;name&quot;:&quot;U15&quot;, &quot;section&quot;:&quot;Girls&quot;, &quot;group&quot;:&quot;1&quot;},&quot;tag&quot;:&quot;13&quot;, &quot;homeTeam&quot;:&quot;Thatcham Tornadoes Amber&quot;, &quot;awayTeam&quot;:&quot;&quot;}" calcext:value-type="string">
            <text:p>{"__v":0,"day":2,"dateTime":59040000,"duration":"10m","pitch":"12","competition":{"name":"U15", "section":"Girls", "group":"1"},"tag":"13", "homeTeam":"Thatcham Tornadoes Amber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12" table:formula="of:=FIRST_GAME_MS + ((DURATION_MS + GAME_GAP_MS) * ([.$B28]-1))" office:value-type="float" office:value="59760000" calcext:value-type="float">
            <text:p>597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7 KO P=2,4'.F28];TRANSLATED_TEAM_NAMES;['2 x 7 KO P=2,4'.$E28]+1)">
            <text:p/>
          </table:table-cell>
          <table:table-cell table:style-name="ce16" table:formula="of:=VLOOKUP(['2 x 7 KO P=2,4'.G28];TRANSLATED_TEAM_NAMES;['2 x 7 KO P=2,4'.$E28]+1)" office:value-type="string" office:string-value="AFC Charvil 'A'" calcext:value-type="string">
            <text:p>AFC Charvil 'A'</text:p>
          </table:table-cell>
          <table:table-cell table:style-name="ce17" table:formula="of:=IF(MOD([.$C28]; NUM_PITCHES)=0;INDEX(PITCHES;1;NUM_PITCHES);INDEX(PITCHES;1;MOD([.$C2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59760000,&quot;duration&quot;:&quot;10m&quot;,&quot;pitch&quot;:&quot;11&quot;,&quot;competition&quot;:{&quot;name&quot;:&quot;U15&quot;, &quot;section&quot;:&quot;Girls&quot;, &quot;group&quot;:&quot;2&quot;},&quot;tag&quot;:&quot;14&quot;, &quot;homeTeam&quot;:&quot;&quot;, &quot;awayTeam&quot;:&quot;AFC Charvil 'A'&quot;}" calcext:value-type="string">
            <text:p>{"__v":0,"day":2,"dateTime":59760000,"duration":"10m","pitch":"11","competition":{"name":"U15", "section":"Girls", "group":"2"},"tag":"14", "homeTeam":"", "awayTeam":"AFC Charvil 'A'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12" table:formula="of:=FIRST_GAME_MS + ((DURATION_MS + GAME_GAP_MS) * ([.$B29]-1))" office:value-type="float" office:value="59760000" calcext:value-type="float">
            <text:p>597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29];TRANSLATED_TEAM_NAMES;['2 x 7 KO P=2,4'.$E29]+1)" office:value-type="string" office:string-value="Thatcham Tornadoes Black" calcext:value-type="string">
            <text:p>Thatcham Tornadoes Black</text:p>
          </table:table-cell>
          <table:table-cell table:style-name="ce16" table:formula="of:=VLOOKUP(['2 x 7 KO P=2,4'.G29];TRANSLATED_TEAM_NAMES;['2 x 7 KO P=2,4'.$E29]+1)">
            <text:p/>
          </table:table-cell>
          <table:table-cell table:style-name="ce17" table:formula="of:=IF(MOD([.$C29]; NUM_PITCHES)=0;INDEX(PITCHES;1;NUM_PITCHES);INDEX(PITCHES;1;MOD([.$C2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59760000,&quot;duration&quot;:&quot;10m&quot;,&quot;pitch&quot;:&quot;12&quot;,&quot;competition&quot;:{&quot;name&quot;:&quot;U15&quot;, &quot;section&quot;:&quot;Girls&quot;, &quot;group&quot;:&quot;2&quot;},&quot;tag&quot;:&quot;14&quot;, &quot;homeTeam&quot;:&quot;Thatcham Tornadoes Black&quot;, &quot;awayTeam&quot;:&quot;&quot;}" calcext:value-type="string">
            <text:p>{"__v":0,"day":2,"dateTime":59760000,"duration":"10m","pitch":"12","competition":{"name":"U15", "section":"Girls", "group":"2"},"tag":"14", "homeTeam":"Thatcham Tornadoes Black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12" table:formula="of:=FIRST_GAME_MS + ((DURATION_MS + GAME_GAP_MS) * ([.$B30]-1))" office:value-type="float" office:value="60480000" calcext:value-type="float">
            <text:p>604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30];TRANSLATED_TEAM_NAMES;['2 x 7 KO P=2,4'.$E30]+1)" office:value-type="string" office:string-value="Haslemere Town" calcext:value-type="string">
            <text:p>Haslemere Town</text:p>
          </table:table-cell>
          <table:table-cell table:style-name="ce16" table:formula="of:=VLOOKUP(['2 x 7 KO P=2,4'.G30];TRANSLATED_TEAM_NAMES;['2 x 7 KO P=2,4'.$E30]+1)">
            <text:p/>
          </table:table-cell>
          <table:table-cell table:style-name="ce17" table:formula="of:=IF(MOD([.$C30]; NUM_PITCHES)=0;INDEX(PITCHES;1;NUM_PITCHES);INDEX(PITCHES;1;MOD([.$C3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60480000,&quot;duration&quot;:&quot;10m&quot;,&quot;pitch&quot;:&quot;11&quot;,&quot;competition&quot;:{&quot;name&quot;:&quot;U15&quot;, &quot;section&quot;:&quot;Girls&quot;, &quot;group&quot;:&quot;1&quot;},&quot;tag&quot;:&quot;15&quot;, &quot;homeTeam&quot;:&quot;Haslemere Town&quot;, &quot;awayTeam&quot;:&quot;&quot;}" calcext:value-type="string">
            <text:p>{"__v":0,"day":2,"dateTime":60480000,"duration":"10m","pitch":"11","competition":{"name":"U15", "section":"Girls", "group":"1"},"tag":"15", "homeTeam":"Haslemere Town", "awayTeam":"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2" table:formula="of:=FIRST_GAME_MS + ((DURATION_MS + GAME_GAP_MS) * ([.$B31]-1))" office:value-type="float" office:value="60480000" calcext:value-type="float">
            <text:p>604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31];TRANSLATED_TEAM_NAMES;['2 x 7 KO P=2,4'.$E31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2 x 7 KO P=2,4'.G31];TRANSLATED_TEAM_NAMES;['2 x 7 KO P=2,4'.$E31]+1)" office:value-type="string" office:string-value="Thatcham Tornadoes Amber" calcext:value-type="string">
            <text:p>Thatcham Tornadoes Amber</text:p>
          </table:table-cell>
          <table:table-cell table:style-name="ce17" table:formula="of:=IF(MOD([.$C31]; NUM_PITCHES)=0;INDEX(PITCHES;1;NUM_PITCHES);INDEX(PITCHES;1;MOD([.$C3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60480000,&quot;duration&quot;:&quot;10m&quot;,&quot;pitch&quot;:&quot;12&quot;,&quot;competition&quot;:{&quot;name&quot;:&quot;U15&quot;, &quot;section&quot;:&quot;Girls&quot;, &quot;group&quot;:&quot;1&quot;},&quot;tag&quot;:&quot;15&quot;, &quot;homeTeam&quot;:&quot;Maidenhead B&amp;G FC White Sox&quot;, &quot;awayTeam&quot;:&quot;Thatcham Tornadoes Amber&quot;}" calcext:value-type="string">
            <text:p>{"__v":0,"day":2,"dateTime":60480000,"duration":"10m","pitch":"12","competition":{"name":"U15", "section":"Girls", "group":"1"},"tag":"15", "homeTeam":"Maidenhead B&amp;G FC White Sox", "awayTeam":"Thatcham Tornadoes Amber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16" calcext:value-type="float">
            <text:p>16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12" table:formula="of:=FIRST_GAME_MS + ((DURATION_MS + GAME_GAP_MS) * ([.$B32]-1))" office:value-type="float" office:value="61200000" calcext:value-type="float">
            <text:p>612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7 KO P=2,4'.F32];TRANSLATED_TEAM_NAMES;['2 x 7 KO P=2,4'.$E32]+1)" office:value-type="string" office:string-value="Eastleigh Girls" calcext:value-type="string">
            <text:p>Eastleigh Girls</text:p>
          </table:table-cell>
          <table:table-cell table:style-name="ce16" table:formula="of:=VLOOKUP(['2 x 7 KO P=2,4'.G32];TRANSLATED_TEAM_NAMES;['2 x 7 KO P=2,4'.$E32]+1)">
            <text:p/>
          </table:table-cell>
          <table:table-cell table:style-name="ce17" table:formula="of:=IF(MOD([.$C32]; NUM_PITCHES)=0;INDEX(PITCHES;1;NUM_PITCHES);INDEX(PITCHES;1;MOD([.$C3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61200000,&quot;duration&quot;:&quot;10m&quot;,&quot;pitch&quot;:&quot;11&quot;,&quot;competition&quot;:{&quot;name&quot;:&quot;U15&quot;, &quot;section&quot;:&quot;Girls&quot;, &quot;group&quot;:&quot;2&quot;},&quot;tag&quot;:&quot;16&quot;, &quot;homeTeam&quot;:&quot;Eastleigh Girls&quot;, &quot;awayTeam&quot;:&quot;&quot;}" calcext:value-type="string">
            <text:p>{"__v":0,"day":2,"dateTime":61200000,"duration":"10m","pitch":"11","competition":{"name":"U15", "section":"Girls", "group":"2"},"tag":"16", "homeTeam":"Eastleigh Girls", "awayTeam":"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16" calcext:value-type="float">
            <text:p>16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2" table:formula="of:=FIRST_GAME_MS + ((DURATION_MS + GAME_GAP_MS) * ([.$B33]-1))" office:value-type="float" office:value="61200000" calcext:value-type="float">
            <text:p>612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33];TRANSLATED_TEAM_NAMES;['2 x 7 KO P=2,4'.$E33]+1)" office:value-type="string" office:string-value="Laurel Park Starz" calcext:value-type="string">
            <text:p>Laurel Park Starz</text:p>
          </table:table-cell>
          <table:table-cell table:style-name="ce16" table:formula="of:=VLOOKUP(['2 x 7 KO P=2,4'.G33];TRANSLATED_TEAM_NAMES;['2 x 7 KO P=2,4'.$E33]+1)" office:value-type="string" office:string-value="Thatcham Tornadoes Black" calcext:value-type="string">
            <text:p>Thatcham Tornadoes Black</text:p>
          </table:table-cell>
          <table:table-cell table:style-name="ce17" table:formula="of:=IF(MOD([.$C33]; NUM_PITCHES)=0;INDEX(PITCHES;1;NUM_PITCHES);INDEX(PITCHES;1;MOD([.$C3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61200000,&quot;duration&quot;:&quot;10m&quot;,&quot;pitch&quot;:&quot;12&quot;,&quot;competition&quot;:{&quot;name&quot;:&quot;U15&quot;, &quot;section&quot;:&quot;Girls&quot;, &quot;group&quot;:&quot;2&quot;},&quot;tag&quot;:&quot;16&quot;, &quot;homeTeam&quot;:&quot;Laurel Park Starz&quot;, &quot;awayTeam&quot;:&quot;Thatcham Tornadoes Black&quot;}" calcext:value-type="string">
            <text:p>{"__v":0,"day":2,"dateTime":61200000,"duration":"10m","pitch":"12","competition":{"name":"U15", "section":"Girls", "group":"2"},"tag":"16", "homeTeam":"Laurel Park Starz", "awayTeam":"Thatcham Tornadoes Black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17" calcext:value-type="float">
            <text:p>17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12" table:formula="of:=FIRST_GAME_MS + ((DURATION_MS + GAME_GAP_MS) * ([.$B34]-1))" office:value-type="float" office:value="61920000" calcext:value-type="float">
            <text:p>619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34];TRANSLATED_TEAM_NAMES;['2 x 7 KO P=2,4'.$E34]+1)" office:value-type="string" office:string-value="STBGFC Rockets 'A'" calcext:value-type="string">
            <text:p>STBGFC Rockets 'A'</text:p>
          </table:table-cell>
          <table:table-cell table:style-name="ce16" table:formula="of:=VLOOKUP(['2 x 7 KO P=2,4'.G34];TRANSLATED_TEAM_NAMES;['2 x 7 KO P=2,4'.$E34]+1)" office:value-type="string" office:string-value="Haslemere Town" calcext:value-type="string">
            <text:p>Haslemere Town</text:p>
          </table:table-cell>
          <table:table-cell table:style-name="ce17" table:formula="of:=IF(MOD([.$C34]; NUM_PITCHES)=0;INDEX(PITCHES;1;NUM_PITCHES);INDEX(PITCHES;1;MOD([.$C3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61920000,&quot;duration&quot;:&quot;10m&quot;,&quot;pitch&quot;:&quot;11&quot;,&quot;competition&quot;:{&quot;name&quot;:&quot;U15&quot;, &quot;section&quot;:&quot;Girls&quot;, &quot;group&quot;:&quot;1&quot;},&quot;tag&quot;:&quot;17&quot;, &quot;homeTeam&quot;:&quot;STBGFC Rockets 'A'&quot;, &quot;awayTeam&quot;:&quot;Haslemere Town&quot;}" calcext:value-type="string">
            <text:p>{"__v":0,"day":2,"dateTime":61920000,"duration":"10m","pitch":"11","competition":{"name":"U15", "section":"Girls", "group":"1"},"tag":"17", "homeTeam":"STBGFC Rockets 'A'", "awayTeam":"Haslemere Town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17" calcext:value-type="float">
            <text:p>17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12" table:formula="of:=FIRST_GAME_MS + ((DURATION_MS + GAME_GAP_MS) * ([.$B35]-1))" office:value-type="float" office:value="61920000" calcext:value-type="float">
            <text:p>619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35];TRANSLATED_TEAM_NAMES;['2 x 7 KO P=2,4'.$E35]+1)">
            <text:p/>
          </table:table-cell>
          <table:table-cell table:style-name="ce16" table:formula="of:=VLOOKUP(['2 x 7 KO P=2,4'.G35];TRANSLATED_TEAM_NAMES;['2 x 7 KO P=2,4'.$E35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35]; NUM_PITCHES)=0;INDEX(PITCHES;1;NUM_PITCHES);INDEX(PITCHES;1;MOD([.$C3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61920000,&quot;duration&quot;:&quot;10m&quot;,&quot;pitch&quot;:&quot;12&quot;,&quot;competition&quot;:{&quot;name&quot;:&quot;U15&quot;, &quot;section&quot;:&quot;Girls&quot;, &quot;group&quot;:&quot;1&quot;},&quot;tag&quot;:&quot;17&quot;, &quot;homeTeam&quot;:&quot;&quot;, &quot;awayTeam&quot;:&quot;Maidenhead B&amp;G FC White Sox&quot;}" calcext:value-type="string">
            <text:p>{"__v":0,"day":2,"dateTime":61920000,"duration":"10m","pitch":"12","competition":{"name":"U15", "section":"Girls", "group":"1"},"tag":"17", "homeTeam":"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18" calcext:value-type="float">
            <text:p>18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12" table:formula="of:=FIRST_GAME_MS + ((DURATION_MS + GAME_GAP_MS) * ([.$B36]-1))" office:value-type="float" office:value="62640000" calcext:value-type="float">
            <text:p>626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7 KO P=2,4'.F36];TRANSLATED_TEAM_NAMES;['2 x 7 KO P=2,4'.$E36]+1)" office:value-type="string" office:string-value="STBGFC Rockets 'B'" calcext:value-type="string">
            <text:p>STBGFC Rockets 'B'</text:p>
          </table:table-cell>
          <table:table-cell table:style-name="ce16" table:formula="of:=VLOOKUP(['2 x 7 KO P=2,4'.G36];TRANSLATED_TEAM_NAMES;['2 x 7 KO P=2,4'.$E36]+1)" office:value-type="string" office:string-value="Eastleigh Girls" calcext:value-type="string">
            <text:p>Eastleigh Girls</text:p>
          </table:table-cell>
          <table:table-cell table:style-name="ce17" table:formula="of:=IF(MOD([.$C36]; NUM_PITCHES)=0;INDEX(PITCHES;1;NUM_PITCHES);INDEX(PITCHES;1;MOD([.$C3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62640000,&quot;duration&quot;:&quot;10m&quot;,&quot;pitch&quot;:&quot;11&quot;,&quot;competition&quot;:{&quot;name&quot;:&quot;U15&quot;, &quot;section&quot;:&quot;Girls&quot;, &quot;group&quot;:&quot;2&quot;},&quot;tag&quot;:&quot;18&quot;, &quot;homeTeam&quot;:&quot;STBGFC Rockets 'B'&quot;, &quot;awayTeam&quot;:&quot;Eastleigh Girls&quot;}" calcext:value-type="string">
            <text:p>{"__v":0,"day":2,"dateTime":62640000,"duration":"10m","pitch":"11","competition":{"name":"U15", "section":"Girls", "group":"2"},"tag":"18", "homeTeam":"STBGFC Rockets 'B'", "awayTeam":"Eastleigh Girls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18" calcext:value-type="float">
            <text:p>18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12" table:formula="of:=FIRST_GAME_MS + ((DURATION_MS + GAME_GAP_MS) * ([.$B37]-1))" office:value-type="float" office:value="62640000" calcext:value-type="float">
            <text:p>626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7 KO P=2,4'.F37];TRANSLATED_TEAM_NAMES;['2 x 7 KO P=2,4'.$E37]+1)">
            <text:p/>
          </table:table-cell>
          <table:table-cell table:style-name="ce16" table:formula="of:=VLOOKUP(['2 x 7 KO P=2,4'.G37];TRANSLATED_TEAM_NAMES;['2 x 7 KO P=2,4'.$E37]+1)" office:value-type="string" office:string-value="Laurel Park Starz" calcext:value-type="string">
            <text:p>Laurel Park Starz</text:p>
          </table:table-cell>
          <table:table-cell table:style-name="ce17" table:formula="of:=IF(MOD([.$C37]; NUM_PITCHES)=0;INDEX(PITCHES;1;NUM_PITCHES);INDEX(PITCHES;1;MOD([.$C3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62640000,&quot;duration&quot;:&quot;10m&quot;,&quot;pitch&quot;:&quot;12&quot;,&quot;competition&quot;:{&quot;name&quot;:&quot;U15&quot;, &quot;section&quot;:&quot;Girls&quot;, &quot;group&quot;:&quot;2&quot;},&quot;tag&quot;:&quot;18&quot;, &quot;homeTeam&quot;:&quot;&quot;, &quot;awayTeam&quot;:&quot;Laurel Park Starz&quot;}" calcext:value-type="string">
            <text:p>{"__v":0,"day":2,"dateTime":62640000,"duration":"10m","pitch":"12","competition":{"name":"U15", "section":"Girls", "group":"2"},"tag":"18", "homeTeam":"", "awayTeam":"Laurel Park Starz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9" calcext:value-type="float">
            <text:p>19</text:p>
          </table:table-cell>
          <table:table-cell table:formula="of:=IF([.$J38]&gt;[.$J37];[.B37];[.B37]+1)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12" table:formula="of:=FIRST_GAME_MS + ((DURATION_MS + GAME_GAP_MS) * ([.$B38]-1))" office:value-type="float" office:value="63360000" calcext:value-type="float">
            <text:p>633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38];TRANSLATED_TEAM_NAMES;['2 x 7 KO P=2,4'.$E38]+1)">
            <text:p/>
          </table:table-cell>
          <table:table-cell table:style-name="ce16" table:formula="of:=VLOOKUP(['2 x 7 KO P=2,4'.G38];TRANSLATED_TEAM_NAMES;['2 x 7 KO P=2,4'.$E38]+1)" office:value-type="string" office:string-value="STBGFC Rockets 'A'" calcext:value-type="string">
            <text:p>STBGFC Rockets 'A'</text:p>
          </table:table-cell>
          <table:table-cell table:style-name="ce17" table:formula="of:=IF(MOD([.$C38]; NUM_PITCHES)=0;INDEX(PITCHES;1;NUM_PITCHES);INDEX(PITCHES;1;MOD([.$C3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63360000,&quot;duration&quot;:&quot;10m&quot;,&quot;pitch&quot;:&quot;11&quot;,&quot;competition&quot;:{&quot;name&quot;:&quot;U15&quot;, &quot;section&quot;:&quot;Girls&quot;, &quot;group&quot;:&quot;1&quot;},&quot;tag&quot;:&quot;19&quot;, &quot;homeTeam&quot;:&quot;&quot;, &quot;awayTeam&quot;:&quot;STBGFC Rockets 'A'&quot;}" calcext:value-type="string">
            <text:p>{"__v":0,"day":2,"dateTime":63360000,"duration":"10m","pitch":"11","competition":{"name":"U15", "section":"Girls", "group":"1"},"tag":"19", "homeTeam":"", "awayTeam":"STBGFC Rockets 'A'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9" calcext:value-type="float">
            <text:p>19</text:p>
          </table:table-cell>
          <table:table-cell table:formula="of:=IF([.$J39]&gt;[.$J38];[.B38];[.B38]+1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12" table:formula="of:=FIRST_GAME_MS + ((DURATION_MS + GAME_GAP_MS) * ([.$B39]-1))" office:value-type="float" office:value="63360000" calcext:value-type="float">
            <text:p>633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39];TRANSLATED_TEAM_NAMES;['2 x 7 KO P=2,4'.$E39]+1)" office:value-type="string" office:string-value="AFC Charvil 'B'" calcext:value-type="string">
            <text:p>AFC Charvil 'B'</text:p>
          </table:table-cell>
          <table:table-cell table:style-name="ce16" table:formula="of:=VLOOKUP(['2 x 7 KO P=2,4'.G39];TRANSLATED_TEAM_NAMES;['2 x 7 KO P=2,4'.$E39]+1)" office:value-type="string" office:string-value="Thatcham Tornadoes Amber" calcext:value-type="string">
            <text:p>Thatcham Tornadoes Amber</text:p>
          </table:table-cell>
          <table:table-cell table:style-name="ce17" table:formula="of:=IF(MOD([.$C39]; NUM_PITCHES)=0;INDEX(PITCHES;1;NUM_PITCHES);INDEX(PITCHES;1;MOD([.$C3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63360000,&quot;duration&quot;:&quot;10m&quot;,&quot;pitch&quot;:&quot;12&quot;,&quot;competition&quot;:{&quot;name&quot;:&quot;U15&quot;, &quot;section&quot;:&quot;Girls&quot;, &quot;group&quot;:&quot;1&quot;},&quot;tag&quot;:&quot;19&quot;, &quot;homeTeam&quot;:&quot;AFC Charvil 'B'&quot;, &quot;awayTeam&quot;:&quot;Thatcham Tornadoes Amber&quot;}" calcext:value-type="string">
            <text:p>{"__v":0,"day":2,"dateTime":63360000,"duration":"10m","pitch":"12","competition":{"name":"U15", "section":"Girls", "group":"1"},"tag":"19", "homeTeam":"AFC Charvil 'B'", "awayTeam":"Thatcham Tornadoes Amber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20" calcext:value-type="float">
            <text:p>20</text:p>
          </table:table-cell>
          <table:table-cell table:formula="of:=IF([.$J40]&gt;[.$J39];[.B39];[.B39]+1)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12" table:formula="of:=FIRST_GAME_MS + ((DURATION_MS + GAME_GAP_MS) * ([.$B40]-1))" office:value-type="float" office:value="64080000" calcext:value-type="float">
            <text:p>640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7 KO P=2,4'.F40];TRANSLATED_TEAM_NAMES;['2 x 7 KO P=2,4'.$E40]+1)">
            <text:p/>
          </table:table-cell>
          <table:table-cell table:style-name="ce16" table:formula="of:=VLOOKUP(['2 x 7 KO P=2,4'.G40];TRANSLATED_TEAM_NAMES;['2 x 7 KO P=2,4'.$E40]+1)" office:value-type="string" office:string-value="STBGFC Rockets 'B'" calcext:value-type="string">
            <text:p>STBGFC Rockets 'B'</text:p>
          </table:table-cell>
          <table:table-cell table:style-name="ce17" table:formula="of:=IF(MOD([.$C40]; NUM_PITCHES)=0;INDEX(PITCHES;1;NUM_PITCHES);INDEX(PITCHES;1;MOD([.$C4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64080000,&quot;duration&quot;:&quot;10m&quot;,&quot;pitch&quot;:&quot;11&quot;,&quot;competition&quot;:{&quot;name&quot;:&quot;U15&quot;, &quot;section&quot;:&quot;Girls&quot;, &quot;group&quot;:&quot;2&quot;},&quot;tag&quot;:&quot;20&quot;, &quot;homeTeam&quot;:&quot;&quot;, &quot;awayTeam&quot;:&quot;STBGFC Rockets 'B'&quot;}" calcext:value-type="string">
            <text:p>{"__v":0,"day":2,"dateTime":64080000,"duration":"10m","pitch":"11","competition":{"name":"U15", "section":"Girls", "group":"2"},"tag":"20", "homeTeam":"", "awayTeam":"STBGFC Rockets 'B'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20" calcext:value-type="float">
            <text:p>20</text:p>
          </table:table-cell>
          <table:table-cell table:formula="of:=IF([.$J41]&gt;[.$J40];[.B40];[.B40]+1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12" table:formula="of:=FIRST_GAME_MS + ((DURATION_MS + GAME_GAP_MS) * ([.$B41]-1))" office:value-type="float" office:value="64080000" calcext:value-type="float">
            <text:p>640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7 KO P=2,4'.F41];TRANSLATED_TEAM_NAMES;['2 x 7 KO P=2,4'.$E41]+1)" office:value-type="string" office:string-value="AFC Charvil 'A'" calcext:value-type="string">
            <text:p>AFC Charvil 'A'</text:p>
          </table:table-cell>
          <table:table-cell table:style-name="ce16" table:formula="of:=VLOOKUP(['2 x 7 KO P=2,4'.G41];TRANSLATED_TEAM_NAMES;['2 x 7 KO P=2,4'.$E41]+1)" office:value-type="string" office:string-value="Thatcham Tornadoes Black" calcext:value-type="string">
            <text:p>Thatcham Tornadoes Black</text:p>
          </table:table-cell>
          <table:table-cell table:style-name="ce17" table:formula="of:=IF(MOD([.$C41]; NUM_PITCHES)=0;INDEX(PITCHES;1;NUM_PITCHES);INDEX(PITCHES;1;MOD([.$C4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64080000,&quot;duration&quot;:&quot;10m&quot;,&quot;pitch&quot;:&quot;12&quot;,&quot;competition&quot;:{&quot;name&quot;:&quot;U15&quot;, &quot;section&quot;:&quot;Girls&quot;, &quot;group&quot;:&quot;2&quot;},&quot;tag&quot;:&quot;20&quot;, &quot;homeTeam&quot;:&quot;AFC Charvil 'A'&quot;, &quot;awayTeam&quot;:&quot;Thatcham Tornadoes Black&quot;}" calcext:value-type="string">
            <text:p>{"__v":0,"day":2,"dateTime":64080000,"duration":"10m","pitch":"12","competition":{"name":"U15", "section":"Girls", "group":"2"},"tag":"20", "homeTeam":"AFC Charvil 'A'", "awayTeam":"Thatcham Tornadoes Black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21" calcext:value-type="float">
            <text:p>21</text:p>
          </table:table-cell>
          <table:table-cell table:formula="of:=IF([.$J42]&gt;[.$J41];[.B41];[.B41]+1)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12" table:formula="of:=FIRST_GAME_MS + ((DURATION_MS + GAME_GAP_MS) * ([.$B42]-1))" office:value-type="float" office:value="64800000" calcext:value-type="float">
            <text:p>648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42];TRANSLATED_TEAM_NAMES;['2 x 7 KO P=2,4'.$E42]+1)" office:value-type="string" office:string-value="Haslemere Town" calcext:value-type="string">
            <text:p>Haslemere Town</text:p>
          </table:table-cell>
          <table:table-cell table:style-name="ce16" table:formula="of:=VLOOKUP(['2 x 7 KO P=2,4'.G42];TRANSLATED_TEAM_NAMES;['2 x 7 KO P=2,4'.$E42]+1)">
            <text:p/>
          </table:table-cell>
          <table:table-cell table:style-name="ce17" table:formula="of:=IF(MOD([.$C42]; NUM_PITCHES)=0;INDEX(PITCHES;1;NUM_PITCHES);INDEX(PITCHES;1;MOD([.$C4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64800000,&quot;duration&quot;:&quot;10m&quot;,&quot;pitch&quot;:&quot;11&quot;,&quot;competition&quot;:{&quot;name&quot;:&quot;U15&quot;, &quot;section&quot;:&quot;Girls&quot;, &quot;group&quot;:&quot;1&quot;},&quot;tag&quot;:&quot;21&quot;, &quot;homeTeam&quot;:&quot;Haslemere Town&quot;, &quot;awayTeam&quot;:&quot;&quot;}" calcext:value-type="string">
            <text:p>{"__v":0,"day":2,"dateTime":64800000,"duration":"10m","pitch":"11","competition":{"name":"U15", "section":"Girls", "group":"1"},"tag":"21", "homeTeam":"Haslemere Town", "awayTeam":"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21" calcext:value-type="float">
            <text:p>21</text:p>
          </table:table-cell>
          <table:table-cell table:formula="of:=IF([.$J43]&gt;[.$J42];[.B42];[.B42]+1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12" table:formula="of:=FIRST_GAME_MS + ((DURATION_MS + GAME_GAP_MS) * ([.$B43]-1))" office:value-type="float" office:value="64800000" calcext:value-type="float">
            <text:p>648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7 KO P=2,4'.F43];TRANSLATED_TEAM_NAMES;['2 x 7 KO P=2,4'.$E43]+1)" office:value-type="string" office:string-value="Eastleigh Girls" calcext:value-type="string">
            <text:p>Eastleigh Girls</text:p>
          </table:table-cell>
          <table:table-cell table:style-name="ce16" table:formula="of:=VLOOKUP(['2 x 7 KO P=2,4'.G43];TRANSLATED_TEAM_NAMES;['2 x 7 KO P=2,4'.$E43]+1)">
            <text:p/>
          </table:table-cell>
          <table:table-cell table:style-name="ce17" table:formula="of:=IF(MOD([.$C43]; NUM_PITCHES)=0;INDEX(PITCHES;1;NUM_PITCHES);INDEX(PITCHES;1;MOD([.$C4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64800000,&quot;duration&quot;:&quot;10m&quot;,&quot;pitch&quot;:&quot;12&quot;,&quot;competition&quot;:{&quot;name&quot;:&quot;U15&quot;, &quot;section&quot;:&quot;Girls&quot;, &quot;group&quot;:&quot;2&quot;},&quot;tag&quot;:&quot;21&quot;, &quot;homeTeam&quot;:&quot;Eastleigh Girls&quot;, &quot;awayTeam&quot;:&quot;&quot;}" calcext:value-type="string">
            <text:p>{"__v":0,"day":2,"dateTime":64800000,"duration":"10m","pitch":"12","competition":{"name":"U15", "section":"Girls", "group":"2"},"tag":"21", "homeTeam":"Eastleigh Girls", "awayTeam":"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44]&gt;[.$J43];[.B43];[.B43]+1)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style-name="ce12" table:formula="of:=FIRST_GAME_MS + ((DURATION_MS + GAME_GAP_MS) * ([.$B44]-1)) + SECTION_GAP_MS" office:value-type="float" office:value="66120000" calcext:value-type="float">
            <text:p>66120000</text:p>
          </table:table-cell>
          <table:table-cell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14" table:formula="of:=AGE_GROUP_TRANSLATED&amp;&quot;_&quot;&amp;SECTION_TRANSLATED&amp;&quot;_G1_P1&quot;" office:value-type="string" office:string-value="U15_Girls_G1_P1" calcext:value-type="string">
            <text:p>U15_Girls_G1_P1</text:p>
          </table:table-cell>
          <table:table-cell table:style-name="ce14" table:formula="of:=AGE_GROUP_TRANSLATED&amp;&quot;_&quot;&amp;SECTION_TRANSLATED&amp;&quot;_G2_P4&quot;" office:value-type="string" office:string-value="U15_Girls_G2_P4" calcext:value-type="string">
            <text:p>U15_Girls_G2_P4</text:p>
          </table:table-cell>
          <table:table-cell table:style-name="ce13" office:value-type="string" calcext:value-type="string">
            <text:p>Winner Group 1</text:p>
          </table:table-cell>
          <table:table-cell table:style-name="ce16" office:value-type="string" calcext:value-type="string">
            <text:p>4<text:span text:style-name="T1">th</text:span> Group 2</text:p>
          </table:table-cell>
          <table:table-cell table:style-name="ce17" table:formula="of:=IF(MOD([.$C44]; NUM_PITCHES)=0;INDEX(PITCHES;1;NUM_PITCHES);INDEX(PITCHES;1;MOD([.$C4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, &quot;&quot;stage2Tag&quot;&quot;:&quot;&quot;&quot; &amp; [.E44] &amp; &quot;&quot;&quot;}&quot;" office:value-type="string" office:string-value="{&quot;__v&quot;:0,&quot;day&quot;:2,&quot;dateTime&quot;:66120000,&quot;duration&quot;:&quot;10m&quot;,&quot;pitch&quot;:&quot;11&quot;,&quot;competition&quot;:{&quot;name&quot;:&quot;U15&quot;, &quot;section&quot;:&quot;Girls&quot;},&quot;tag&quot;:&quot;QF1&quot;, &quot;homeTeam&quot;:&quot;Winner Group 1&quot;, &quot;awayTeam&quot;:&quot;4th Group 2&quot;, &quot;homeTeamFrom&quot;:&quot;U15_Girls_G1_P1&quot;, &quot;awayTeamFrom&quot;:&quot;U15_Girls_G2_P4&quot;, &quot;stage2Tag&quot;:&quot;U15_Girls_QF1&quot;}" calcext:value-type="string">
            <text:p>{"__v":0,"day":2,"dateTime":66120000,"duration":"10m","pitch":"11","competition":{"name":"U15", "section":"Girls"},"tag":"QF1", "homeTeam":"Winner Group 1", "awayTeam":"4th Group 2", "homeTeamFrom":"U15_Girls_G1_P1", "awayTeamFrom":"U15_Girls_G2_P4", "stage2Tag":"U15_Girls_QF1"}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F2</text:p>
          </table:table-cell>
          <table:table-cell table:formula="of:=IF([.$J45]&gt;[.$J44];[.B44];[.B44]+1)"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style-name="ce12" table:formula="of:=FIRST_GAME_MS + ((DURATION_MS + GAME_GAP_MS) * ([.$B45]-1)) + SECTION_GAP_MS" office:value-type="float" office:value="66120000" calcext:value-type="float">
            <text:p>66120000</text:p>
          </table:table-cell>
          <table:table-cell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14" table:formula="of:=AGE_GROUP_TRANSLATED&amp;&quot;_&quot;&amp;SECTION_TRANSLATED&amp;&quot;_G1_P2&quot;" office:value-type="string" office:string-value="U15_Girls_G1_P2" calcext:value-type="string">
            <text:p>U15_Girls_G1_P2</text:p>
          </table:table-cell>
          <table:table-cell table:style-name="ce14" table:formula="of:=AGE_GROUP_TRANSLATED&amp;&quot;_&quot;&amp;SECTION_TRANSLATED&amp;&quot;_G2_P3&quot;" office:value-type="string" office:string-value="U15_Girls_G2_P3" calcext:value-type="string">
            <text:p>U15_Girls_G2_P3</text:p>
          </table:table-cell>
          <table:table-cell table:style-name="ce13" office:value-type="string" calcext:value-type="string">
            <text:p>2<text:span text:style-name="T1">nd</text:span> Group 1</text:p>
          </table:table-cell>
          <table:table-cell table:style-name="ce16" office:value-type="string" calcext:value-type="string">
            <text:p>3<text:span text:style-name="T1">rd</text:span> Group 2</text:p>
          </table:table-cell>
          <table:table-cell table:style-name="ce17" table:formula="of:=IF(MOD([.$C45]; NUM_PITCHES)=0;INDEX(PITCHES;1;NUM_PITCHES);INDEX(PITCHES;1;MOD([.$C4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, &quot;&quot;stage2Tag&quot;&quot;:&quot;&quot;&quot; &amp; [.E45] &amp; &quot;&quot;&quot;}&quot;" office:value-type="string" office:string-value="{&quot;__v&quot;:0,&quot;day&quot;:2,&quot;dateTime&quot;:66120000,&quot;duration&quot;:&quot;10m&quot;,&quot;pitch&quot;:&quot;12&quot;,&quot;competition&quot;:{&quot;name&quot;:&quot;U15&quot;, &quot;section&quot;:&quot;Girls&quot;},&quot;tag&quot;:&quot;QF2&quot;, &quot;homeTeam&quot;:&quot;2nd Group 1&quot;, &quot;awayTeam&quot;:&quot;3rd Group 2&quot;, &quot;homeTeamFrom&quot;:&quot;U15_Girls_G1_P2&quot;, &quot;awayTeamFrom&quot;:&quot;U15_Girls_G2_P3&quot;, &quot;stage2Tag&quot;:&quot;U15_Girls_QF2&quot;}" calcext:value-type="string">
            <text:p>{"__v":0,"day":2,"dateTime":66120000,"duration":"10m","pitch":"12","competition":{"name":"U15", "section":"Girls"},"tag":"QF2", "homeTeam":"2nd Group 1", "awayTeam":"3rd Group 2", "homeTeamFrom":"U15_Girls_G1_P2", "awayTeamFrom":"U15_Girls_G2_P3", "stage2Tag":"U15_Girls_QF2"}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QF3</text:p>
          </table:table-cell>
          <table:table-cell table:formula="of:=IF([.$J46]&gt;[.$J45];[.B45];[.B45]+1)"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table:style-name="ce12" table:formula="of:=FIRST_GAME_MS + ((DURATION_MS + GAME_GAP_MS) * ([.$B46]-1)) + SECTION_GAP_MS" office:value-type="float" office:value="66840000" calcext:value-type="float">
            <text:p>66840000</text:p>
          </table:table-cell>
          <table:table-cell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4"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 table:style-name="ce14" table:formula="of:=AGE_GROUP_TRANSLATED&amp;&quot;_&quot;&amp;SECTION_TRANSLATED&amp;&quot;_G1_P4&quot;" office:value-type="string" office:string-value="U15_Girls_G1_P4" calcext:value-type="string">
            <text:p>U15_Girls_G1_P4</text:p>
          </table:table-cell>
          <table:table-cell table:style-name="ce13" office:value-type="string" calcext:value-type="string">
            <text:p>Winner Group 2</text:p>
          </table:table-cell>
          <table:table-cell table:style-name="ce16" office:value-type="string" calcext:value-type="string">
            <text:p>4<text:span text:style-name="T1">th</text:span> Group 1</text:p>
          </table:table-cell>
          <table:table-cell table:style-name="ce17" table:formula="of:=IF(MOD([.$C46]; NUM_PITCHES)=0;INDEX(PITCHES;1;NUM_PITCHES);INDEX(PITCHES;1;MOD([.$C4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, &quot;&quot;stage2Tag&quot;&quot;:&quot;&quot;&quot; &amp; [.E46] &amp; &quot;&quot;&quot;}&quot;" office:value-type="string" office:string-value="{&quot;__v&quot;:0,&quot;day&quot;:2,&quot;dateTime&quot;:66840000,&quot;duration&quot;:&quot;10m&quot;,&quot;pitch&quot;:&quot;11&quot;,&quot;competition&quot;:{&quot;name&quot;:&quot;U15&quot;, &quot;section&quot;:&quot;Girls&quot;},&quot;tag&quot;:&quot;QF3&quot;, &quot;homeTeam&quot;:&quot;Winner Group 2&quot;, &quot;awayTeam&quot;:&quot;4th Group 1&quot;, &quot;homeTeamFrom&quot;:&quot;U15_Girls_G2_P1&quot;, &quot;awayTeamFrom&quot;:&quot;U15_Girls_G1_P4&quot;, &quot;stage2Tag&quot;:&quot;U15_Girls_QF3&quot;}" calcext:value-type="string">
            <text:p>{"__v":0,"day":2,"dateTime":66840000,"duration":"10m","pitch":"11","competition":{"name":"U15", "section":"Girls"},"tag":"QF3", "homeTeam":"Winner Group 2", "awayTeam":"4th Group 1", "homeTeamFrom":"U15_Girls_G2_P1", "awayTeamFrom":"U15_Girls_G1_P4", "stage2Tag":"U15_Girl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47]&gt;[.$J46];[.B46];[.B46]+1)"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style-name="ce12" table:formula="of:=FIRST_GAME_MS + ((DURATION_MS + GAME_GAP_MS) * ([.$B47]-1)) + SECTION_GAP_MS" office:value-type="float" office:value="66840000" calcext:value-type="float">
            <text:p>66840000</text:p>
          </table:table-cell>
          <table:table-cell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4" table:formula="of:=AGE_GROUP_TRANSLATED&amp;&quot;_&quot;&amp;SECTION_TRANSLATED&amp;&quot;_G2_P2&quot;" office:value-type="string" office:string-value="U15_Girls_G2_P2" calcext:value-type="string">
            <text:p>U15_Girls_G2_P2</text:p>
          </table:table-cell>
          <table:table-cell table:style-name="ce14" table:formula="of:=AGE_GROUP_TRANSLATED&amp;&quot;_&quot;&amp;SECTION_TRANSLATED&amp;&quot;_G1_P3&quot;" office:value-type="string" office:string-value="U15_Girls_G1_P3" calcext:value-type="string">
            <text:p>U15_Girls_G1_P3</text:p>
          </table:table-cell>
          <table:table-cell table:style-name="ce13" office:value-type="string" calcext:value-type="string">
            <text:p>2<text:span text:style-name="T1">nd</text:span> Group 2</text:p>
          </table:table-cell>
          <table:table-cell table:style-name="ce16" office:value-type="string" calcext:value-type="string">
            <text:p>3<text:span text:style-name="T1">rd</text:span> Group 1</text:p>
          </table:table-cell>
          <table:table-cell table:style-name="ce17" table:formula="of:=IF(MOD([.$C47]; NUM_PITCHES)=0;INDEX(PITCHES;1;NUM_PITCHES);INDEX(PITCHES;1;MOD([.$C4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, &quot;&quot;stage2Tag&quot;&quot;:&quot;&quot;&quot; &amp; [.E47] &amp; &quot;&quot;&quot;}&quot;" office:value-type="string" office:string-value="{&quot;__v&quot;:0,&quot;day&quot;:2,&quot;dateTime&quot;:66840000,&quot;duration&quot;:&quot;10m&quot;,&quot;pitch&quot;:&quot;12&quot;,&quot;competition&quot;:{&quot;name&quot;:&quot;U15&quot;, &quot;section&quot;:&quot;Girls&quot;},&quot;tag&quot;:&quot;QF4&quot;, &quot;homeTeam&quot;:&quot;2nd Group 2&quot;, &quot;awayTeam&quot;:&quot;3rd Group 1&quot;, &quot;homeTeamFrom&quot;:&quot;U15_Girls_G2_P2&quot;, &quot;awayTeamFrom&quot;:&quot;U15_Girls_G1_P3&quot;, &quot;stage2Tag&quot;:&quot;U15_Girls_QF4&quot;}" calcext:value-type="string">
            <text:p>{"__v":0,"day":2,"dateTime":66840000,"duration":"10m","pitch":"12","competition":{"name":"U15", "section":"Girls"},"tag":"QF4", "homeTeam":"2nd Group 2", "awayTeam":"3rd Group 1", "homeTeamFrom":"U15_Girls_G2_P2", "awayTeamFrom":"U15_Girls_G1_P3", "stage2Tag":"U15_Girl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48]&gt;[.$J47];[.B47];[.B47]+1)"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table:style-name="ce12" table:formula="of:=FIRST_GAME_MS + ((DURATION_MS + GAME_GAP_MS) * ([.$B48]-1)) + SECTION_GAP_MS" office:value-type="float" office:value="67560000" calcext:value-type="float">
            <text:p>67560000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14"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14"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3" office:value-type="string" calcext:value-type="string">
            <text:p>Winner QF1</text:p>
          </table:table-cell>
          <table:table-cell table:style-name="ce16" office:value-type="string" calcext:value-type="string">
            <text:p>Winner QF4</text:p>
          </table:table-cell>
          <table:table-cell table:style-name="ce17" table:formula="of:=IF(MOD([.$C48]; NUM_PITCHES)=0;INDEX(PITCHES;1;NUM_PITCHES);INDEX(PITCHES;1;MOD([.$C4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, &quot;&quot;stage2Tag&quot;&quot;:&quot;&quot;&quot; &amp; [.E48] &amp; &quot;&quot;&quot;}&quot;" office:value-type="string" office:string-value="{&quot;__v&quot;:0,&quot;day&quot;:2,&quot;dateTime&quot;:67560000,&quot;duration&quot;:&quot;10m&quot;,&quot;pitch&quot;:&quot;11&quot;,&quot;competition&quot;:{&quot;name&quot;:&quot;U15&quot;, &quot;section&quot;:&quot;Girls&quot;},&quot;tag&quot;:&quot;SF1&quot;, &quot;homeTeam&quot;:&quot;Winner QF1&quot;, &quot;awayTeam&quot;:&quot;Winner QF4&quot;, &quot;homeTeamFrom&quot;:&quot;U15_Girls_QF1&quot;, &quot;awayTeamFrom&quot;:&quot;U15_Girls_QF4&quot;, &quot;stage2Tag&quot;:&quot;U15_Girls_SF1&quot;}" calcext:value-type="string">
            <text:p>{"__v":0,"day":2,"dateTime":67560000,"duration":"10m","pitch":"11","competition":{"name":"U15", "section":"Girls"},"tag":"SF1", "homeTeam":"Winner QF1", "awayTeam":"Winner QF4", "homeTeamFrom":"U15_Girls_QF1", "awayTeamFrom":"U15_Girls_QF4", "stage2Tag":"U15_Girl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49]&gt;[.$J48];[.B48];[.B48]+1)"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style-name="ce12" table:formula="of:=FIRST_GAME_MS + ((DURATION_MS + GAME_GAP_MS) * ([.$B49]-1)) + SECTION_GAP_MS" office:value-type="float" office:value="67560000" calcext:value-type="float">
            <text:p>67560000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4"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14"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3" office:value-type="string" calcext:value-type="string">
            <text:p>Winner QF2</text:p>
          </table:table-cell>
          <table:table-cell table:style-name="ce16" office:value-type="string" calcext:value-type="string">
            <text:p>Winner QF3</text:p>
          </table:table-cell>
          <table:table-cell table:style-name="ce17" table:formula="of:=IF(MOD([.$C49]; NUM_PITCHES)=0;INDEX(PITCHES;1;NUM_PITCHES);INDEX(PITCHES;1;MOD([.$C4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, &quot;&quot;stage2Tag&quot;&quot;:&quot;&quot;&quot; &amp; [.E49] &amp; &quot;&quot;&quot;}&quot;" office:value-type="string" office:string-value="{&quot;__v&quot;:0,&quot;day&quot;:2,&quot;dateTime&quot;:67560000,&quot;duration&quot;:&quot;10m&quot;,&quot;pitch&quot;:&quot;12&quot;,&quot;competition&quot;:{&quot;name&quot;:&quot;U15&quot;, &quot;section&quot;:&quot;Girls&quot;},&quot;tag&quot;:&quot;SF2&quot;, &quot;homeTeam&quot;:&quot;Winner QF2&quot;, &quot;awayTeam&quot;:&quot;Winner QF3&quot;, &quot;homeTeamFrom&quot;:&quot;U15_Girls_QF2&quot;, &quot;awayTeamFrom&quot;:&quot;U15_Girls_QF3&quot;, &quot;stage2Tag&quot;:&quot;U15_Girls_SF2&quot;}" calcext:value-type="string">
            <text:p>{"__v":0,"day":2,"dateTime":67560000,"duration":"10m","pitch":"12","competition":{"name":"U15", "section":"Girls"},"tag":"SF2", "homeTeam":"Winner QF2", "awayTeam":"Winner QF3", "homeTeamFrom":"U15_Girls_QF2", "awayTeamFrom":"U15_Girls_QF3", "stage2Tag":"U15_Girl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50]&gt;[.$J49];[.B49];[.B49]+1)"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table:style-name="ce12" table:formula="of:=FIRST_GAME_MS + ((DURATION_MS + GAME_GAP_MS) * ([.$B50]-1)) + SECTION_GAP_MS" office:value-type="float" office:value="68280000" calcext:value-type="float">
            <text:p>68280000</text:p>
          </table:table-cell>
          <table:table-cell table:formula="of:=AGE_GROUP_TRANSLATED&amp;&quot;_&quot;&amp;SECTION_TRANSLATED&amp;&quot;_FNL&quot;" office:value-type="string" office:string-value="U15_Girls_FNL" calcext:value-type="string">
            <text:p>U15_Girls_FNL</text:p>
          </table:table-cell>
          <table:table-cell table:style-name="ce14"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14"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3" office:value-type="string" calcext:value-type="string">
            <text:p>Winner SF1</text:p>
          </table:table-cell>
          <table:table-cell table:style-name="ce16" office:value-type="string" calcext:value-type="string">
            <text:p>Winner SF2</text:p>
          </table:table-cell>
          <table:table-cell table:style-name="ce17" table:formula="of:=IF(MOD([.$C50]; NUM_PITCHES)=0;INDEX(PITCHES;1;NUM_PITCHES);INDEX(PITCHES;1;MOD([.$C5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, &quot;&quot;stage2Tag&quot;&quot;:&quot;&quot;&quot; &amp; [.E50] &amp; &quot;&quot;&quot;}&quot;" office:value-type="string" office:string-value="{&quot;__v&quot;:0,&quot;day&quot;:2,&quot;dateTime&quot;:68280000,&quot;duration&quot;:&quot;10m&quot;,&quot;pitch&quot;:&quot;11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day":2,"dateTime":68280000,"duration":"10m","pitch":"11","competition":{"name":"U15", "section":"Girls"},"tag":"FNL", "homeTeam":"Winner SF1", "awayTeam":"Winner SF2", "homeTeamFrom":"U15_Girls_SF1", "awayTeamFrom":"U15_Girls_SF2", "stage2Tag":"U15_Girls_FNL"}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 table:number-rows-repeated="42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8 KO P=4" table:style-name="ta1" table:protected="true" table:print="false">
        <loext:table-protection loext:select-protected-cells="true" loext:select-unprotected-cells="true"/>
        <office:forms form:automatic-focus="false" form:apply-design-mode="false"/>
        <table:table-column table:style-name="co30" table:default-cell-style-name="ce12"/>
        <table:table-column table:style-name="co5" table:visibility="collapse" table:default-cell-style-name="ce12"/>
        <table:table-column table:style-name="co11" table:visibility="collapse" table:default-cell-style-name="ce12"/>
        <table:table-column table:style-name="co11" table:visibility="collapse" table:default-cell-style-name="ce14"/>
        <table:table-column table:style-name="co11" table:default-cell-style-name="ce14"/>
        <table:table-column table:style-name="co32" table:visibility="collapse" table:default-cell-style-name="ce15"/>
        <table:table-column table:style-name="co32" table:visibility="collapse" table:default-cell-style-name="ce16"/>
        <table:table-column table:style-name="co32" table:default-cell-style-name="ce14"/>
        <table:table-column table:style-name="co32" table:default-cell-style-name="ce19"/>
        <table:table-column table:style-name="co3" table:number-columns-repeated="1015" table:default-cell-style-name="ce18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2" office:value-type="string" calcext:value-type="string">
            <text:p>Home</text:p>
          </table:table-cell>
          <table:table-cell table:style-name="ce22" office:value-type="string" calcext:value-type="string">
            <text:p>Away</text:p>
          </table:table-cell>
          <table:table-cell table:style-name="ce23" office:value-type="string" calcext:value-type="string">
            <text:p>Home</text:p>
          </table:table-cell>
          <table:table-cell table:style-name="ce24" office:value-type="string" calcext:value-type="string">
            <text:p>Away</text:p>
          </table:table-cell>
          <table:table-cell table:style-name="ce22" office:value-type="string" calcext:value-type="string">
            <text:p>Pitch</text:p>
          </table:table-cell>
          <table:table-cell table:style-name="ce25"/>
          <table:table-cell table:number-columns-repeated="1013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table:formula="of:=FIRST_GAME_MS" office:value-type="float" office:value="50400000" calcext:value-type="float">
            <text:p>504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2];TRANSLATED_TEAM_NAMES;['2 x 8 KO P=4'.$E2]+1)" office:value-type="string" office:string-value="AFC Charvil 'B'" calcext:value-type="string">
            <text:p>AFC Charvil 'B'</text:p>
          </table:table-cell>
          <table:table-cell table:style-name="ce16" table:formula="of:=VLOOKUP(['2 x 8 KO P=4'.G2];TRANSLATED_TEAM_NAMES;['2 x 8 KO P=4'.$E2]+1)" office:value-type="string" office:string-value="Haslemere Town" calcext:value-type="string">
            <text:p>Haslemere Town</text:p>
          </table:table-cell>
          <table:table-cell table:style-name="ce17" table:formula="of:=IF(MOD([.$C2]; NUM_PITCHES)=0;INDEX(PITCHES;1;NUM_PITCHES);INDEX(PITCHES;1;MOD([.$C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A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0m&quot;,&quot;pitch&quot;:&quot;11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50400000,"duration":"10m","pitch":"11","competition":{"name":"U15", "section":"Girls", "group":"1"},"tag":"1", "homeTeam":"AFC Charvil 'B'", "awayTeam":"Haslemere Town"}</text:p>
          </table:table-cell>
          <table:table-cell table:number-columns-repeated="1013"/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table:formula="of:=IF([.$J3]&gt;[.$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table:formula="of:=FIRST_GAME_MS + ((DURATION_MS + GAME_GAP_MS) * ([.$B3]-1))" office:value-type="float" office:value="50400000" calcext:value-type="float">
            <text:p>504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3];TRANSLATED_TEAM_NAMES;['2 x 8 KO P=4'.$E3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2 x 8 KO P=4'.G3];TRANSLATED_TEAM_NAMES;['2 x 8 KO P=4'.$E3]+1)" office:value-type="string" office:string-value="STBGFC Rockets 'A'" calcext:value-type="string">
            <text:p>STBGFC Rockets 'A'</text:p>
          </table:table-cell>
          <table:table-cell table:style-name="ce17" table:formula="of:=IF(MOD([.$C3]; NUM_PITCHES)=0;INDEX(PITCHES;1;NUM_PITCHES);INDEX(PITCHES;1;MOD([.$C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A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0m&quot;,&quot;pitch&quot;:&quot;12&quot;,&quot;competition&quot;:{&quot;name&quot;:&quot;U15&quot;, &quot;section&quot;:&quot;Girls&quot;, &quot;group&quot;:&quot;1&quot;},&quot;tag&quot;:&quot;1&quot;, &quot;homeTeam&quot;:&quot;Maidenhead B&amp;G FC White Sox&quot;, &quot;awayTeam&quot;:&quot;STBGFC Rockets 'A'&quot;}" calcext:value-type="string">
            <text:p>{"__v":0,"day":2,"dateTime":50400000,"duration":"10m","pitch":"12","competition":{"name":"U15", "section":"Girls", "group":"1"},"tag":"1", "homeTeam":"Maidenhead B&amp;G FC White Sox", "awayTeam":"STBGFC Rockets 'A'"}</text:p>
          </table:table-cell>
          <table:table-cell table:number-columns-repeated="1013"/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table:formula="of:=IF([.$J4]&gt;[.$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2" table:formula="of:=FIRST_GAME_MS + ((DURATION_MS + GAME_GAP_MS) * ([.$B4]-1))" office:value-type="float" office:value="51120000" calcext:value-type="float">
            <text:p>511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4];TRANSLATED_TEAM_NAMES;['2 x 8 KO P=4'.$E4]+1)" office:value-type="string" office:string-value="AFC Charvil 'A'" calcext:value-type="string">
            <text:p>AFC Charvil 'A'</text:p>
          </table:table-cell>
          <table:table-cell table:style-name="ce16" table:formula="of:=VLOOKUP(['2 x 8 KO P=4'.G4];TRANSLATED_TEAM_NAMES;['2 x 8 KO P=4'.$E4]+1)" office:value-type="string" office:string-value="Eastleigh Girls" calcext:value-type="string">
            <text:p>Eastleigh Girls</text:p>
          </table:table-cell>
          <table:table-cell table:style-name="ce17" table:formula="of:=IF(MOD([.$C4]; NUM_PITCHES)=0;INDEX(PITCHES;1;NUM_PITCHES);INDEX(PITCHES;1;MOD([.$C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A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1120000,&quot;duration&quot;:&quot;10m&quot;,&quot;pitch&quot;:&quot;11&quot;,&quot;competition&quot;:{&quot;name&quot;:&quot;U15&quot;, &quot;section&quot;:&quot;Girls&quot;, &quot;group&quot;:&quot;2&quot;},&quot;tag&quot;:&quot;2&quot;, &quot;homeTeam&quot;:&quot;AFC Charvil 'A'&quot;, &quot;awayTeam&quot;:&quot;Eastleigh Girls&quot;}" calcext:value-type="string">
            <text:p>{"__v":0,"day":2,"dateTime":51120000,"duration":"10m","pitch":"11","competition":{"name":"U15", "section":"Girls", "group":"2"},"tag":"2", "homeTeam":"AFC Charvil 'A'", "awayTeam":"Eastleigh Girls"}</text:p>
          </table:table-cell>
          <table:table-cell table:number-columns-repeated="1013"/>
        </table:table-row>
        <table:table-row table:style-name="ro1">
          <table:table-cell table:formula="of:=[.B5]" office:value-type="float" office:value="2" calcext:value-type="float">
            <text:p>2</text:p>
          </table:table-cell>
          <table:table-cell table:formula="of:=IF([.$J5]&gt;[.$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2" table:formula="of:=FIRST_GAME_MS + ((DURATION_MS + GAME_GAP_MS) * ([.$B5]-1))" office:value-type="float" office:value="51120000" calcext:value-type="float">
            <text:p>511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5];TRANSLATED_TEAM_NAMES;['2 x 8 KO P=4'.$E5]+1)" office:value-type="string" office:string-value="Laurel Park Starz" calcext:value-type="string">
            <text:p>Laurel Park Starz</text:p>
          </table:table-cell>
          <table:table-cell table:style-name="ce16" table:formula="of:=VLOOKUP(['2 x 8 KO P=4'.G5];TRANSLATED_TEAM_NAMES;['2 x 8 KO P=4'.$E5]+1)" office:value-type="string" office:string-value="STBGFC Rockets 'B'" calcext:value-type="string">
            <text:p>STBGFC Rockets 'B'</text:p>
          </table:table-cell>
          <table:table-cell table:style-name="ce17" table:formula="of:=IF(MOD([.$C5]; NUM_PITCHES)=0;INDEX(PITCHES;1;NUM_PITCHES);INDEX(PITCHES;1;MOD([.$C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A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1120000,&quot;duration&quot;:&quot;10m&quot;,&quot;pitch&quot;:&quot;12&quot;,&quot;competition&quot;:{&quot;name&quot;:&quot;U15&quot;, &quot;section&quot;:&quot;Girls&quot;, &quot;group&quot;:&quot;2&quot;},&quot;tag&quot;:&quot;2&quot;, &quot;homeTeam&quot;:&quot;Laurel Park Starz&quot;, &quot;awayTeam&quot;:&quot;STBGFC Rockets 'B'&quot;}" calcext:value-type="string">
            <text:p>{"__v":0,"day":2,"dateTime":51120000,"duration":"10m","pitch":"12","competition":{"name":"U15", "section":"Girls", "group":"2"},"tag":"2", "homeTeam":"Laurel Park Starz", "awayTeam":"STBGFC Rockets 'B'"}</text:p>
          </table:table-cell>
          <table:table-cell table:number-columns-repeated="1013"/>
        </table:table-row>
        <table:table-row table:style-name="ro1">
          <table:table-cell table:formula="of:=[.B6]" office:value-type="float" office:value="3" calcext:value-type="float">
            <text:p>3</text:p>
          </table:table-cell>
          <table:table-cell table:formula="of:=IF([.$J6]&gt;[.$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2" table:formula="of:=FIRST_GAME_MS + ((DURATION_MS + GAME_GAP_MS) * ([.$B6]-1))" office:value-type="float" office:value="51840000" calcext:value-type="float">
            <text:p>518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6];TRANSLATED_TEAM_NAMES;['2 x 8 KO P=4'.$E6]+1)" office:value-type="string" office:string-value="Thatcham Tornadoes Amber" calcext:value-type="string">
            <text:p>Thatcham Tornadoes Amber</text:p>
          </table:table-cell>
          <table:table-cell table:style-name="ce16" table:formula="of:=VLOOKUP(['2 x 8 KO P=4'.G6];TRANSLATED_TEAM_NAMES;['2 x 8 KO P=4'.$E6]+1)">
            <text:p/>
          </table:table-cell>
          <table:table-cell table:style-name="ce17" table:formula="of:=IF(MOD([.$C6]; NUM_PITCHES)=0;INDEX(PITCHES;1;NUM_PITCHES);INDEX(PITCHES;1;MOD([.$C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A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840000,&quot;duration&quot;:&quot;10m&quot;,&quot;pitch&quot;:&quot;11&quot;,&quot;competition&quot;:{&quot;name&quot;:&quot;U15&quot;, &quot;section&quot;:&quot;Girls&quot;, &quot;group&quot;:&quot;1&quot;},&quot;tag&quot;:&quot;3&quot;, &quot;homeTeam&quot;:&quot;Thatcham Tornadoes Amber&quot;, &quot;awayTeam&quot;:&quot;&quot;}" calcext:value-type="string">
            <text:p>{"__v":0,"day":2,"dateTime":51840000,"duration":"10m","pitch":"11","competition":{"name":"U15", "section":"Girls", "group":"1"},"tag":"3", "homeTeam":"Thatcham Tornadoes Amber", "awayTeam":""}</text:p>
          </table:table-cell>
          <table:table-cell table:number-columns-repeated="1013"/>
        </table:table-row>
        <table:table-row table:style-name="ro1">
          <table:table-cell table:formula="of:=[.B7]" office:value-type="float" office:value="3" calcext:value-type="float">
            <text:p>3</text:p>
          </table:table-cell>
          <table:table-cell table:formula="of:=IF([.$J7]&gt;[.$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2" table:formula="of:=FIRST_GAME_MS + ((DURATION_MS + GAME_GAP_MS) * ([.$B7]-1))" office:value-type="float" office:value="51840000" calcext:value-type="float">
            <text:p>518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7];TRANSLATED_TEAM_NAMES;['2 x 8 KO P=4'.$E7]+1)">
            <text:p/>
          </table:table-cell>
          <table:table-cell table:style-name="ce16" table:formula="of:=VLOOKUP(['2 x 8 KO P=4'.G7];TRANSLATED_TEAM_NAMES;['2 x 8 KO P=4'.$E7]+1)">
            <text:p/>
          </table:table-cell>
          <table:table-cell table:style-name="ce17" table:formula="of:=IF(MOD([.$C7]; NUM_PITCHES)=0;INDEX(PITCHES;1;NUM_PITCHES);INDEX(PITCHES;1;MOD([.$C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A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840000,&quot;duration&quot;:&quot;10m&quot;,&quot;pitch&quot;:&quot;12&quot;,&quot;competition&quot;:{&quot;name&quot;:&quot;U15&quot;, &quot;section&quot;:&quot;Girls&quot;, &quot;group&quot;:&quot;1&quot;},&quot;tag&quot;:&quot;3&quot;, &quot;homeTeam&quot;:&quot;&quot;, &quot;awayTeam&quot;:&quot;&quot;}" calcext:value-type="string">
            <text:p>{"__v":0,"day":2,"dateTime":51840000,"duration":"10m","pitch":"12","competition":{"name":"U15", "section":"Girls", "group":"1"},"tag":"3", "homeTeam":"", "awayTeam":""}</text:p>
          </table:table-cell>
          <table:table-cell table:number-columns-repeated="1013"/>
        </table:table-row>
        <table:table-row table:style-name="ro1">
          <table:table-cell table:formula="of:=[.B8]" office:value-type="float" office:value="4" calcext:value-type="float">
            <text:p>4</text:p>
          </table:table-cell>
          <table:table-cell table:formula="of:=IF([.$J8]&gt;[.$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2" table:formula="of:=FIRST_GAME_MS + ((DURATION_MS + GAME_GAP_MS) * ([.$B8]-1))" office:value-type="float" office:value="52560000" calcext:value-type="float">
            <text:p>525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8];TRANSLATED_TEAM_NAMES;['2 x 8 KO P=4'.$E8]+1)" office:value-type="string" office:string-value="Thatcham Tornadoes Black" calcext:value-type="string">
            <text:p>Thatcham Tornadoes Black</text:p>
          </table:table-cell>
          <table:table-cell table:style-name="ce16" table:formula="of:=VLOOKUP(['2 x 8 KO P=4'.G8];TRANSLATED_TEAM_NAMES;['2 x 8 KO P=4'.$E8]+1)">
            <text:p/>
          </table:table-cell>
          <table:table-cell table:style-name="ce17" table:formula="of:=IF(MOD([.$C8]; NUM_PITCHES)=0;INDEX(PITCHES;1;NUM_PITCHES);INDEX(PITCHES;1;MOD([.$C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A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2560000,&quot;duration&quot;:&quot;10m&quot;,&quot;pitch&quot;:&quot;11&quot;,&quot;competition&quot;:{&quot;name&quot;:&quot;U15&quot;, &quot;section&quot;:&quot;Girls&quot;, &quot;group&quot;:&quot;2&quot;},&quot;tag&quot;:&quot;4&quot;, &quot;homeTeam&quot;:&quot;Thatcham Tornadoes Black&quot;, &quot;awayTeam&quot;:&quot;&quot;}" calcext:value-type="string">
            <text:p>{"__v":0,"day":2,"dateTime":52560000,"duration":"10m","pitch":"11","competition":{"name":"U15", "section":"Girls", "group":"2"},"tag":"4", "homeTeam":"Thatcham Tornadoes Black", "awayTeam":""}</text:p>
          </table:table-cell>
          <table:table-cell table:number-columns-repeated="1013"/>
        </table:table-row>
        <table:table-row table:style-name="ro1">
          <table:table-cell table:formula="of:=[.B9]" office:value-type="float" office:value="4" calcext:value-type="float">
            <text:p>4</text:p>
          </table:table-cell>
          <table:table-cell table:formula="of:=IF([.$J9]&gt;[.$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2" table:formula="of:=FIRST_GAME_MS + ((DURATION_MS + GAME_GAP_MS) * ([.$B9]-1))" office:value-type="float" office:value="52560000" calcext:value-type="float">
            <text:p>525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9];TRANSLATED_TEAM_NAMES;['2 x 8 KO P=4'.$E9]+1)">
            <text:p/>
          </table:table-cell>
          <table:table-cell table:style-name="ce16" table:formula="of:=VLOOKUP(['2 x 8 KO P=4'.G9];TRANSLATED_TEAM_NAMES;['2 x 8 KO P=4'.$E9]+1)">
            <text:p/>
          </table:table-cell>
          <table:table-cell table:style-name="ce17" table:formula="of:=IF(MOD([.$C9]; NUM_PITCHES)=0;INDEX(PITCHES;1;NUM_PITCHES);INDEX(PITCHES;1;MOD([.$C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A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2560000,&quot;duration&quot;:&quot;10m&quot;,&quot;pitch&quot;:&quot;12&quot;,&quot;competition&quot;:{&quot;name&quot;:&quot;U15&quot;, &quot;section&quot;:&quot;Girls&quot;, &quot;group&quot;:&quot;2&quot;},&quot;tag&quot;:&quot;4&quot;, &quot;homeTeam&quot;:&quot;&quot;, &quot;awayTeam&quot;:&quot;&quot;}" calcext:value-type="string">
            <text:p>{"__v":0,"day":2,"dateTime":52560000,"duration":"10m","pitch":"12","competition":{"name":"U15", "section":"Girls", "group":"2"},"tag":"4", "homeTeam":"", "awayTeam":""}</text:p>
          </table:table-cell>
          <table:table-cell table:number-columns-repeated="1013"/>
        </table:table-row>
        <table:table-row table:style-name="ro1">
          <table:table-cell table:formula="of:=[.B10]" office:value-type="float" office:value="5" calcext:value-type="float">
            <text:p>5</text:p>
          </table:table-cell>
          <table:table-cell table:formula="of:=IF([.$J10]&gt;[.$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2" table:formula="of:=FIRST_GAME_MS + ((DURATION_MS + GAME_GAP_MS) * ([.$B10]-1))" office:value-type="float" office:value="53280000" calcext:value-type="float">
            <text:p>532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10];TRANSLATED_TEAM_NAMES;['2 x 8 KO P=4'.$E10]+1)" office:value-type="string" office:string-value="STBGFC Rockets 'A'" calcext:value-type="string">
            <text:p>STBGFC Rockets 'A'</text:p>
          </table:table-cell>
          <table:table-cell table:style-name="ce16" table:formula="of:=VLOOKUP(['2 x 8 KO P=4'.G10];TRANSLATED_TEAM_NAMES;['2 x 8 KO P=4'.$E10]+1)" office:value-type="string" office:string-value="Thatcham Tornadoes Amber" calcext:value-type="string">
            <text:p>Thatcham Tornadoes Amber</text:p>
          </table:table-cell>
          <table:table-cell table:style-name="ce17" table:formula="of:=IF(MOD([.$C10]; NUM_PITCHES)=0;INDEX(PITCHES;1;NUM_PITCHES);INDEX(PITCHES;1;MOD([.$C1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A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3280000,&quot;duration&quot;:&quot;10m&quot;,&quot;pitch&quot;:&quot;11&quot;,&quot;competition&quot;:{&quot;name&quot;:&quot;U15&quot;, &quot;section&quot;:&quot;Girls&quot;, &quot;group&quot;:&quot;1&quot;},&quot;tag&quot;:&quot;5&quot;, &quot;homeTeam&quot;:&quot;STBGFC Rockets 'A'&quot;, &quot;awayTeam&quot;:&quot;Thatcham Tornadoes Amber&quot;}" calcext:value-type="string">
            <text:p>{"__v":0,"day":2,"dateTime":53280000,"duration":"10m","pitch":"11","competition":{"name":"U15", "section":"Girls", "group":"1"},"tag":"5", "homeTeam":"STBGFC Rockets 'A'", "awayTeam":"Thatcham Tornadoes Amber"}</text:p>
          </table:table-cell>
          <table:table-cell table:number-columns-repeated="1013"/>
        </table:table-row>
        <table:table-row table:style-name="ro1">
          <table:table-cell table:formula="of:=[.B11]" office:value-type="float" office:value="5" calcext:value-type="float">
            <text:p>5</text:p>
          </table:table-cell>
          <table:table-cell table:formula="of:=IF([.$J11]&gt;[.$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2" table:formula="of:=FIRST_GAME_MS + ((DURATION_MS + GAME_GAP_MS) * ([.$B11]-1))" office:value-type="float" office:value="53280000" calcext:value-type="float">
            <text:p>532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11];TRANSLATED_TEAM_NAMES;['2 x 8 KO P=4'.$E11]+1)">
            <text:p/>
          </table:table-cell>
          <table:table-cell table:style-name="ce16" table:formula="of:=VLOOKUP(['2 x 8 KO P=4'.G11];TRANSLATED_TEAM_NAMES;['2 x 8 KO P=4'.$E11]+1)" office:value-type="string" office:string-value="AFC Charvil 'B'" calcext:value-type="string">
            <text:p>AFC Charvil 'B'</text:p>
          </table:table-cell>
          <table:table-cell table:style-name="ce17" table:formula="of:=IF(MOD([.$C11]; NUM_PITCHES)=0;INDEX(PITCHES;1;NUM_PITCHES);INDEX(PITCHES;1;MOD([.$C1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A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3280000,&quot;duration&quot;:&quot;10m&quot;,&quot;pitch&quot;:&quot;12&quot;,&quot;competition&quot;:{&quot;name&quot;:&quot;U15&quot;, &quot;section&quot;:&quot;Girls&quot;, &quot;group&quot;:&quot;1&quot;},&quot;tag&quot;:&quot;5&quot;, &quot;homeTeam&quot;:&quot;&quot;, &quot;awayTeam&quot;:&quot;AFC Charvil 'B'&quot;}" calcext:value-type="string">
            <text:p>{"__v":0,"day":2,"dateTime":53280000,"duration":"10m","pitch":"12","competition":{"name":"U15", "section":"Girls", "group":"1"},"tag":"5", "homeTeam":"", "awayTeam":"AFC Charvil 'B'"}</text:p>
          </table:table-cell>
          <table:table-cell table:number-columns-repeated="1013"/>
        </table:table-row>
        <table:table-row table:style-name="ro1">
          <table:table-cell table:formula="of:=[.B12]" office:value-type="float" office:value="6" calcext:value-type="float">
            <text:p>6</text:p>
          </table:table-cell>
          <table:table-cell table:formula="of:=IF([.$J12]&gt;[.$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12" table:formula="of:=FIRST_GAME_MS + ((DURATION_MS + GAME_GAP_MS) * ([.$B12]-1))" office:value-type="float" office:value="54000000" calcext:value-type="float">
            <text:p>540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12];TRANSLATED_TEAM_NAMES;['2 x 8 KO P=4'.$E12]+1)" office:value-type="string" office:string-value="STBGFC Rockets 'B'" calcext:value-type="string">
            <text:p>STBGFC Rockets 'B'</text:p>
          </table:table-cell>
          <table:table-cell table:style-name="ce16" table:formula="of:=VLOOKUP(['2 x 8 KO P=4'.G12];TRANSLATED_TEAM_NAMES;['2 x 8 KO P=4'.$E12]+1)" office:value-type="string" office:string-value="Thatcham Tornadoes Black" calcext:value-type="string">
            <text:p>Thatcham Tornadoes Black</text:p>
          </table:table-cell>
          <table:table-cell table:style-name="ce17" table:formula="of:=IF(MOD([.$C12]; NUM_PITCHES)=0;INDEX(PITCHES;1;NUM_PITCHES);INDEX(PITCHES;1;MOD([.$C1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A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4000000,&quot;duration&quot;:&quot;10m&quot;,&quot;pitch&quot;:&quot;11&quot;,&quot;competition&quot;:{&quot;name&quot;:&quot;U15&quot;, &quot;section&quot;:&quot;Girls&quot;, &quot;group&quot;:&quot;2&quot;},&quot;tag&quot;:&quot;6&quot;, &quot;homeTeam&quot;:&quot;STBGFC Rockets 'B'&quot;, &quot;awayTeam&quot;:&quot;Thatcham Tornadoes Black&quot;}" calcext:value-type="string">
            <text:p>{"__v":0,"day":2,"dateTime":54000000,"duration":"10m","pitch":"11","competition":{"name":"U15", "section":"Girls", "group":"2"},"tag":"6", "homeTeam":"STBGFC Rockets 'B'", "awayTeam":"Thatcham Tornadoes Black"}</text:p>
          </table:table-cell>
          <table:table-cell table:number-columns-repeated="1013"/>
        </table:table-row>
        <table:table-row table:style-name="ro1">
          <table:table-cell table:formula="of:=[.B13]" office:value-type="float" office:value="6" calcext:value-type="float">
            <text:p>6</text:p>
          </table:table-cell>
          <table:table-cell table:formula="of:=IF([.$J13]&gt;[.$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2" table:formula="of:=FIRST_GAME_MS + ((DURATION_MS + GAME_GAP_MS) * ([.$B13]-1))" office:value-type="float" office:value="54000000" calcext:value-type="float">
            <text:p>540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13];TRANSLATED_TEAM_NAMES;['2 x 8 KO P=4'.$E13]+1)">
            <text:p/>
          </table:table-cell>
          <table:table-cell table:style-name="ce16" table:formula="of:=VLOOKUP(['2 x 8 KO P=4'.G13];TRANSLATED_TEAM_NAMES;['2 x 8 KO P=4'.$E13]+1)" office:value-type="string" office:string-value="AFC Charvil 'A'" calcext:value-type="string">
            <text:p>AFC Charvil 'A'</text:p>
          </table:table-cell>
          <table:table-cell table:style-name="ce17" table:formula="of:=IF(MOD([.$C13]; NUM_PITCHES)=0;INDEX(PITCHES;1;NUM_PITCHES);INDEX(PITCHES;1;MOD([.$C1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A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4000000,&quot;duration&quot;:&quot;10m&quot;,&quot;pitch&quot;:&quot;12&quot;,&quot;competition&quot;:{&quot;name&quot;:&quot;U15&quot;, &quot;section&quot;:&quot;Girls&quot;, &quot;group&quot;:&quot;2&quot;},&quot;tag&quot;:&quot;6&quot;, &quot;homeTeam&quot;:&quot;&quot;, &quot;awayTeam&quot;:&quot;AFC Charvil 'A'&quot;}" calcext:value-type="string">
            <text:p>{"__v":0,"day":2,"dateTime":54000000,"duration":"10m","pitch":"12","competition":{"name":"U15", "section":"Girls", "group":"2"},"tag":"6", "homeTeam":"", "awayTeam":"AFC Charvil 'A'"}</text:p>
          </table:table-cell>
          <table:table-cell table:number-columns-repeated="1013"/>
        </table:table-row>
        <table:table-row table:style-name="ro1">
          <table:table-cell table:formula="of:=[.B14]" office:value-type="float" office:value="7" calcext:value-type="float">
            <text:p>7</text:p>
          </table:table-cell>
          <table:table-cell table:formula="of:=IF([.$J14]&gt;[.$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2" table:formula="of:=FIRST_GAME_MS + ((DURATION_MS + GAME_GAP_MS) * ([.$B14]-1))" office:value-type="float" office:value="54720000" calcext:value-type="float">
            <text:p>547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14];TRANSLATED_TEAM_NAMES;['2 x 8 KO P=4'.$E14]+1)">
            <text:p/>
          </table:table-cell>
          <table:table-cell table:style-name="ce16" table:formula="of:=VLOOKUP(['2 x 8 KO P=4'.G14];TRANSLATED_TEAM_NAMES;['2 x 8 KO P=4'.$E14]+1)">
            <text:p/>
          </table:table-cell>
          <table:table-cell table:style-name="ce17" table:formula="of:=IF(MOD([.$C14]; NUM_PITCHES)=0;INDEX(PITCHES;1;NUM_PITCHES);INDEX(PITCHES;1;MOD([.$C1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54720000,&quot;duration&quot;:&quot;10m&quot;,&quot;pitch&quot;:&quot;11&quot;,&quot;competition&quot;:{&quot;name&quot;:&quot;U15&quot;, &quot;section&quot;:&quot;Girls&quot;, &quot;group&quot;:&quot;1&quot;},&quot;tag&quot;:&quot;7&quot;, &quot;homeTeam&quot;:&quot;&quot;, &quot;awayTeam&quot;:&quot;&quot;}" calcext:value-type="string">
            <text:p>{"__v":0,"day":2,"dateTime":54720000,"duration":"10m","pitch":"11","competition":{"name":"U15", "section":"Girls", "group":"1"},"tag":"7", "homeTeam":"", "awayTeam":""}</text:p>
          </table:table-cell>
          <table:table-cell table:number-columns-repeated="1013"/>
        </table:table-row>
        <table:table-row table:style-name="ro1">
          <table:table-cell table:formula="of:=[.B15]" office:value-type="float" office:value="7" calcext:value-type="float">
            <text:p>7</text:p>
          </table:table-cell>
          <table:table-cell table:formula="of:=IF([.$J15]&gt;[.$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2" table:formula="of:=FIRST_GAME_MS + ((DURATION_MS + GAME_GAP_MS) * ([.$B15]-1))" office:value-type="float" office:value="54720000" calcext:value-type="float">
            <text:p>547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15];TRANSLATED_TEAM_NAMES;['2 x 8 KO P=4'.$E15]+1)" office:value-type="string" office:string-value="Haslemere Town" calcext:value-type="string">
            <text:p>Haslemere Town</text:p>
          </table:table-cell>
          <table:table-cell table:style-name="ce16" table:formula="of:=VLOOKUP(['2 x 8 KO P=4'.G15];TRANSLATED_TEAM_NAMES;['2 x 8 KO P=4'.$E15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5]; NUM_PITCHES)=0;INDEX(PITCHES;1;NUM_PITCHES);INDEX(PITCHES;1;MOD([.$C1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54720000,&quot;duration&quot;:&quot;10m&quot;,&quot;pitch&quot;:&quot;12&quot;,&quot;competition&quot;:{&quot;name&quot;:&quot;U15&quot;, &quot;section&quot;:&quot;Girls&quot;, &quot;group&quot;:&quot;1&quot;},&quot;tag&quot;:&quot;7&quot;, &quot;homeTeam&quot;:&quot;Haslemere Town&quot;, &quot;awayTeam&quot;:&quot;Maidenhead B&amp;G FC White Sox&quot;}" calcext:value-type="string">
            <text:p>{"__v":0,"day":2,"dateTime":54720000,"duration":"10m","pitch":"12","competition":{"name":"U15", "section":"Girls", "group":"1"},"tag":"7", "homeTeam":"Haslemere Town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16]" office:value-type="float" office:value="8" calcext:value-type="float">
            <text:p>8</text:p>
          </table:table-cell>
          <table:table-cell table:formula="of:=IF([.$J16]&gt;[.$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12" table:formula="of:=FIRST_GAME_MS + ((DURATION_MS + GAME_GAP_MS) * ([.$B16]-1))" office:value-type="float" office:value="55440000" calcext:value-type="float">
            <text:p>554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16];TRANSLATED_TEAM_NAMES;['2 x 8 KO P=4'.$E16]+1)">
            <text:p/>
          </table:table-cell>
          <table:table-cell table:style-name="ce16" table:formula="of:=VLOOKUP(['2 x 8 KO P=4'.G16];TRANSLATED_TEAM_NAMES;['2 x 8 KO P=4'.$E16]+1)">
            <text:p/>
          </table:table-cell>
          <table:table-cell table:style-name="ce17" table:formula="of:=IF(MOD([.$C16]; NUM_PITCHES)=0;INDEX(PITCHES;1;NUM_PITCHES);INDEX(PITCHES;1;MOD([.$C1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55440000,&quot;duration&quot;:&quot;10m&quot;,&quot;pitch&quot;:&quot;11&quot;,&quot;competition&quot;:{&quot;name&quot;:&quot;U15&quot;, &quot;section&quot;:&quot;Girls&quot;, &quot;group&quot;:&quot;2&quot;},&quot;tag&quot;:&quot;8&quot;, &quot;homeTeam&quot;:&quot;&quot;, &quot;awayTeam&quot;:&quot;&quot;}" calcext:value-type="string">
            <text:p>{"__v":0,"day":2,"dateTime":55440000,"duration":"10m","pitch":"11","competition":{"name":"U15", "section":"Girls", "group":"2"},"tag":"8", "homeTeam":"", "awayTeam":""}</text:p>
          </table:table-cell>
          <table:table-cell table:number-columns-repeated="1013"/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table:formula="of:=IF([.$J17]&gt;[.$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2" table:formula="of:=FIRST_GAME_MS + ((DURATION_MS + GAME_GAP_MS) * ([.$B17]-1))" office:value-type="float" office:value="55440000" calcext:value-type="float">
            <text:p>554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17];TRANSLATED_TEAM_NAMES;['2 x 8 KO P=4'.$E17]+1)" office:value-type="string" office:string-value="Eastleigh Girls" calcext:value-type="string">
            <text:p>Eastleigh Girls</text:p>
          </table:table-cell>
          <table:table-cell table:style-name="ce16" table:formula="of:=VLOOKUP(['2 x 8 KO P=4'.G17];TRANSLATED_TEAM_NAMES;['2 x 8 KO P=4'.$E17]+1)" office:value-type="string" office:string-value="Laurel Park Starz" calcext:value-type="string">
            <text:p>Laurel Park Starz</text:p>
          </table:table-cell>
          <table:table-cell table:style-name="ce17" table:formula="of:=IF(MOD([.$C17]; NUM_PITCHES)=0;INDEX(PITCHES;1;NUM_PITCHES);INDEX(PITCHES;1;MOD([.$C1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55440000,&quot;duration&quot;:&quot;10m&quot;,&quot;pitch&quot;:&quot;12&quot;,&quot;competition&quot;:{&quot;name&quot;:&quot;U15&quot;, &quot;section&quot;:&quot;Girls&quot;, &quot;group&quot;:&quot;2&quot;},&quot;tag&quot;:&quot;8&quot;, &quot;homeTeam&quot;:&quot;Eastleigh Girls&quot;, &quot;awayTeam&quot;:&quot;Laurel Park Starz&quot;}" calcext:value-type="string">
            <text:p>{"__v":0,"day":2,"dateTime":55440000,"duration":"10m","pitch":"12","competition":{"name":"U15", "section":"Girls", "group":"2"},"tag":"8", "homeTeam":"Eastleigh Girls", "awayTeam":"Laurel Park Starz"}</text:p>
          </table:table-cell>
          <table:table-cell table:number-columns-repeated="1013"/>
        </table:table-row>
        <table:table-row table:style-name="ro1">
          <table:table-cell table:formula="of:=[.B18]" office:value-type="float" office:value="9" calcext:value-type="float">
            <text:p>9</text:p>
          </table:table-cell>
          <table:table-cell table:formula="of:=IF([.$J18]&gt;[.$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12" table:formula="of:=FIRST_GAME_MS + ((DURATION_MS + GAME_GAP_MS) * ([.$B18]-1))" office:value-type="float" office:value="56160000" calcext:value-type="float">
            <text:p>561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18];TRANSLATED_TEAM_NAMES;['2 x 8 KO P=4'.$E18]+1)" office:value-type="string" office:string-value="Thatcham Tornadoes Amber" calcext:value-type="string">
            <text:p>Thatcham Tornadoes Amber</text:p>
          </table:table-cell>
          <table:table-cell table:style-name="ce16" table:formula="of:=VLOOKUP(['2 x 8 KO P=4'.G18];TRANSLATED_TEAM_NAMES;['2 x 8 KO P=4'.$E18]+1)">
            <text:p/>
          </table:table-cell>
          <table:table-cell table:style-name="ce17" table:formula="of:=IF(MOD([.$C18]; NUM_PITCHES)=0;INDEX(PITCHES;1;NUM_PITCHES);INDEX(PITCHES;1;MOD([.$C1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56160000,&quot;duration&quot;:&quot;10m&quot;,&quot;pitch&quot;:&quot;11&quot;,&quot;competition&quot;:{&quot;name&quot;:&quot;U15&quot;, &quot;section&quot;:&quot;Girls&quot;, &quot;group&quot;:&quot;1&quot;},&quot;tag&quot;:&quot;9&quot;, &quot;homeTeam&quot;:&quot;Thatcham Tornadoes Amber&quot;, &quot;awayTeam&quot;:&quot;&quot;}" calcext:value-type="string">
            <text:p>{"__v":0,"day":2,"dateTime":56160000,"duration":"10m","pitch":"11","competition":{"name":"U15", "section":"Girls", "group":"1"},"tag":"9", "homeTeam":"Thatcham Tornadoes Amber", "awayTeam":""}</text:p>
          </table:table-cell>
          <table:table-cell table:number-columns-repeated="1013"/>
        </table:table-row>
        <table:table-row table:style-name="ro1">
          <table:table-cell table:formula="of:=[.B19]" office:value-type="float" office:value="9" calcext:value-type="float">
            <text:p>9</text:p>
          </table:table-cell>
          <table:table-cell table:formula="of:=IF([.$J19]&gt;[.$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style-name="ce12" table:formula="of:=FIRST_GAME_MS + ((DURATION_MS + GAME_GAP_MS) * ([.$B19]-1))" office:value-type="float" office:value="56160000" calcext:value-type="float">
            <text:p>561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19];TRANSLATED_TEAM_NAMES;['2 x 8 KO P=4'.$E19]+1)" office:value-type="string" office:string-value="AFC Charvil 'B'" calcext:value-type="string">
            <text:p>AFC Charvil 'B'</text:p>
          </table:table-cell>
          <table:table-cell table:style-name="ce16" table:formula="of:=VLOOKUP(['2 x 8 KO P=4'.G19];TRANSLATED_TEAM_NAMES;['2 x 8 KO P=4'.$E19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9]; NUM_PITCHES)=0;INDEX(PITCHES;1;NUM_PITCHES);INDEX(PITCHES;1;MOD([.$C1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56160000,&quot;duration&quot;:&quot;10m&quot;,&quot;pitch&quot;:&quot;12&quot;,&quot;competition&quot;:{&quot;name&quot;:&quot;U15&quot;, &quot;section&quot;:&quot;Girls&quot;, &quot;group&quot;:&quot;1&quot;},&quot;tag&quot;:&quot;9&quot;, &quot;homeTeam&quot;:&quot;AFC Charvil 'B'&quot;, &quot;awayTeam&quot;:&quot;Maidenhead B&amp;G FC White Sox&quot;}" calcext:value-type="string">
            <text:p>{"__v":0,"day":2,"dateTime":56160000,"duration":"10m","pitch":"12","competition":{"name":"U15", "section":"Girls", "group":"1"},"tag":"9", "homeTeam":"AFC Charvil 'B'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20]" office:value-type="float" office:value="10" calcext:value-type="float">
            <text:p>10</text:p>
          </table:table-cell>
          <table:table-cell table:formula="of:=IF([.$J20]&gt;[.$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12" table:formula="of:=FIRST_GAME_MS + ((DURATION_MS + GAME_GAP_MS) * ([.$B20]-1))" office:value-type="float" office:value="56880000" calcext:value-type="float">
            <text:p>568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20];TRANSLATED_TEAM_NAMES;['2 x 8 KO P=4'.$E20]+1)" office:value-type="string" office:string-value="Thatcham Tornadoes Black" calcext:value-type="string">
            <text:p>Thatcham Tornadoes Black</text:p>
          </table:table-cell>
          <table:table-cell table:style-name="ce16" table:formula="of:=VLOOKUP(['2 x 8 KO P=4'.G20];TRANSLATED_TEAM_NAMES;['2 x 8 KO P=4'.$E20]+1)">
            <text:p/>
          </table:table-cell>
          <table:table-cell table:style-name="ce17" table:formula="of:=IF(MOD([.$C20]; NUM_PITCHES)=0;INDEX(PITCHES;1;NUM_PITCHES);INDEX(PITCHES;1;MOD([.$C2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56880000,&quot;duration&quot;:&quot;10m&quot;,&quot;pitch&quot;:&quot;11&quot;,&quot;competition&quot;:{&quot;name&quot;:&quot;U15&quot;, &quot;section&quot;:&quot;Girls&quot;, &quot;group&quot;:&quot;2&quot;},&quot;tag&quot;:&quot;10&quot;, &quot;homeTeam&quot;:&quot;Thatcham Tornadoes Black&quot;, &quot;awayTeam&quot;:&quot;&quot;}" calcext:value-type="string">
            <text:p>{"__v":0,"day":2,"dateTime":56880000,"duration":"10m","pitch":"11","competition":{"name":"U15", "section":"Girls", "group":"2"},"tag":"10", "homeTeam":"Thatcham Tornadoes Black", "awayTeam":""}</text:p>
          </table:table-cell>
          <table:table-cell table:number-columns-repeated="1013"/>
        </table:table-row>
        <table:table-row table:style-name="ro1">
          <table:table-cell table:formula="of:=[.B21]" office:value-type="float" office:value="10" calcext:value-type="float">
            <text:p>10</text:p>
          </table:table-cell>
          <table:table-cell table:formula="of:=IF([.$J21]&gt;[.$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12" table:formula="of:=FIRST_GAME_MS + ((DURATION_MS + GAME_GAP_MS) * ([.$B21]-1))" office:value-type="float" office:value="56880000" calcext:value-type="float">
            <text:p>568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21];TRANSLATED_TEAM_NAMES;['2 x 8 KO P=4'.$E21]+1)" office:value-type="string" office:string-value="AFC Charvil 'A'" calcext:value-type="string">
            <text:p>AFC Charvil 'A'</text:p>
          </table:table-cell>
          <table:table-cell table:style-name="ce16" table:formula="of:=VLOOKUP(['2 x 8 KO P=4'.G21];TRANSLATED_TEAM_NAMES;['2 x 8 KO P=4'.$E21]+1)" office:value-type="string" office:string-value="Laurel Park Starz" calcext:value-type="string">
            <text:p>Laurel Park Starz</text:p>
          </table:table-cell>
          <table:table-cell table:style-name="ce17" table:formula="of:=IF(MOD([.$C21]; NUM_PITCHES)=0;INDEX(PITCHES;1;NUM_PITCHES);INDEX(PITCHES;1;MOD([.$C2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56880000,&quot;duration&quot;:&quot;10m&quot;,&quot;pitch&quot;:&quot;12&quot;,&quot;competition&quot;:{&quot;name&quot;:&quot;U15&quot;, &quot;section&quot;:&quot;Girls&quot;, &quot;group&quot;:&quot;2&quot;},&quot;tag&quot;:&quot;10&quot;, &quot;homeTeam&quot;:&quot;AFC Charvil 'A'&quot;, &quot;awayTeam&quot;:&quot;Laurel Park Starz&quot;}" calcext:value-type="string">
            <text:p>{"__v":0,"day":2,"dateTime":56880000,"duration":"10m","pitch":"12","competition":{"name":"U15", "section":"Girls", "group":"2"},"tag":"10", "homeTeam":"AFC Charvil 'A'", "awayTeam":"Laurel Park Starz"}</text:p>
          </table:table-cell>
          <table:table-cell table:number-columns-repeated="1013"/>
        </table:table-row>
        <table:table-row table:style-name="ro1">
          <table:table-cell table:formula="of:=[.B22]" office:value-type="float" office:value="11" calcext:value-type="float">
            <text:p>11</text:p>
          </table:table-cell>
          <table:table-cell table:formula="of:=IF([.$J22]&gt;[.$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12" table:formula="of:=FIRST_GAME_MS + ((DURATION_MS + GAME_GAP_MS) * ([.$B22]-1))" office:value-type="float" office:value="57600000" calcext:value-type="float">
            <text:p>576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22];TRANSLATED_TEAM_NAMES;['2 x 8 KO P=4'.$E22]+1)" office:value-type="string" office:string-value="Haslemere Town" calcext:value-type="string">
            <text:p>Haslemere Town</text:p>
          </table:table-cell>
          <table:table-cell table:style-name="ce16" table:formula="of:=VLOOKUP(['2 x 8 KO P=4'.G22];TRANSLATED_TEAM_NAMES;['2 x 8 KO P=4'.$E22]+1)" office:value-type="string" office:string-value="STBGFC Rockets 'A'" calcext:value-type="string">
            <text:p>STBGFC Rockets 'A'</text:p>
          </table:table-cell>
          <table:table-cell table:style-name="ce17" table:formula="of:=IF(MOD([.$C22]; NUM_PITCHES)=0;INDEX(PITCHES;1;NUM_PITCHES);INDEX(PITCHES;1;MOD([.$C2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57600000,&quot;duration&quot;:&quot;10m&quot;,&quot;pitch&quot;:&quot;11&quot;,&quot;competition&quot;:{&quot;name&quot;:&quot;U15&quot;, &quot;section&quot;:&quot;Girls&quot;, &quot;group&quot;:&quot;1&quot;},&quot;tag&quot;:&quot;11&quot;, &quot;homeTeam&quot;:&quot;Haslemere Town&quot;, &quot;awayTeam&quot;:&quot;STBGFC Rockets 'A'&quot;}" calcext:value-type="string">
            <text:p>{"__v":0,"day":2,"dateTime":57600000,"duration":"10m","pitch":"11","competition":{"name":"U15", "section":"Girls", "group":"1"},"tag":"11", "homeTeam":"Haslemere Town", "awayTeam":"STBGFC Rockets 'A'"}</text:p>
          </table:table-cell>
          <table:table-cell table:number-columns-repeated="1013"/>
        </table:table-row>
        <table:table-row table:style-name="ro1">
          <table:table-cell table:formula="of:=[.B23]" office:value-type="float" office:value="11" calcext:value-type="float">
            <text:p>11</text:p>
          </table:table-cell>
          <table:table-cell table:formula="of:=IF([.$J23]&gt;[.$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style-name="ce12" table:formula="of:=FIRST_GAME_MS + ((DURATION_MS + GAME_GAP_MS) * ([.$B23]-1))" office:value-type="float" office:value="57600000" calcext:value-type="float">
            <text:p>576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23];TRANSLATED_TEAM_NAMES;['2 x 8 KO P=4'.$E23]+1)">
            <text:p/>
          </table:table-cell>
          <table:table-cell table:style-name="ce16" table:formula="of:=VLOOKUP(['2 x 8 KO P=4'.G23];TRANSLATED_TEAM_NAMES;['2 x 8 KO P=4'.$E23]+1)">
            <text:p/>
          </table:table-cell>
          <table:table-cell table:style-name="ce17" table:formula="of:=IF(MOD([.$C23]; NUM_PITCHES)=0;INDEX(PITCHES;1;NUM_PITCHES);INDEX(PITCHES;1;MOD([.$C2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57600000,&quot;duration&quot;:&quot;10m&quot;,&quot;pitch&quot;:&quot;12&quot;,&quot;competition&quot;:{&quot;name&quot;:&quot;U15&quot;, &quot;section&quot;:&quot;Girls&quot;, &quot;group&quot;:&quot;1&quot;},&quot;tag&quot;:&quot;11&quot;, &quot;homeTeam&quot;:&quot;&quot;, &quot;awayTeam&quot;:&quot;&quot;}" calcext:value-type="string">
            <text:p>{"__v":0,"day":2,"dateTime":57600000,"duration":"10m","pitch":"12","competition":{"name":"U15", "section":"Girls", "group":"1"},"tag":"11", "homeTeam":"", "awayTeam":""}</text:p>
          </table:table-cell>
          <table:table-cell table:number-columns-repeated="1013"/>
        </table:table-row>
        <table:table-row table:style-name="ro1">
          <table:table-cell table:formula="of:=[.B24]" office:value-type="float" office:value="12" calcext:value-type="float">
            <text:p>12</text:p>
          </table:table-cell>
          <table:table-cell table:formula="of:=IF([.$J24]&gt;[.$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12" table:formula="of:=FIRST_GAME_MS + ((DURATION_MS + GAME_GAP_MS) * ([.$B24]-1))" office:value-type="float" office:value="58320000" calcext:value-type="float">
            <text:p>583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24];TRANSLATED_TEAM_NAMES;['2 x 8 KO P=4'.$E24]+1)" office:value-type="string" office:string-value="Eastleigh Girls" calcext:value-type="string">
            <text:p>Eastleigh Girls</text:p>
          </table:table-cell>
          <table:table-cell table:style-name="ce16" table:formula="of:=VLOOKUP(['2 x 8 KO P=4'.G24];TRANSLATED_TEAM_NAMES;['2 x 8 KO P=4'.$E24]+1)" office:value-type="string" office:string-value="STBGFC Rockets 'B'" calcext:value-type="string">
            <text:p>STBGFC Rockets 'B'</text:p>
          </table:table-cell>
          <table:table-cell table:style-name="ce17" table:formula="of:=IF(MOD([.$C24]; NUM_PITCHES)=0;INDEX(PITCHES;1;NUM_PITCHES);INDEX(PITCHES;1;MOD([.$C2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58320000,&quot;duration&quot;:&quot;10m&quot;,&quot;pitch&quot;:&quot;11&quot;,&quot;competition&quot;:{&quot;name&quot;:&quot;U15&quot;, &quot;section&quot;:&quot;Girls&quot;, &quot;group&quot;:&quot;2&quot;},&quot;tag&quot;:&quot;12&quot;, &quot;homeTeam&quot;:&quot;Eastleigh Girls&quot;, &quot;awayTeam&quot;:&quot;STBGFC Rockets 'B'&quot;}" calcext:value-type="string">
            <text:p>{"__v":0,"day":2,"dateTime":58320000,"duration":"10m","pitch":"11","competition":{"name":"U15", "section":"Girls", "group":"2"},"tag":"12", "homeTeam":"Eastleigh Girls", "awayTeam":"STBGFC Rockets 'B'"}</text:p>
          </table:table-cell>
          <table:table-cell table:number-columns-repeated="1013"/>
        </table:table-row>
        <table:table-row table:style-name="ro1">
          <table:table-cell table:formula="of:=[.B25]" office:value-type="float" office:value="12" calcext:value-type="float">
            <text:p>12</text:p>
          </table:table-cell>
          <table:table-cell table:formula="of:=IF([.$J25]&gt;[.$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style-name="ce12" table:formula="of:=FIRST_GAME_MS + ((DURATION_MS + GAME_GAP_MS) * ([.$B25]-1))" office:value-type="float" office:value="58320000" calcext:value-type="float">
            <text:p>583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25];TRANSLATED_TEAM_NAMES;['2 x 8 KO P=4'.$E25]+1)">
            <text:p/>
          </table:table-cell>
          <table:table-cell table:style-name="ce16" table:formula="of:=VLOOKUP(['2 x 8 KO P=4'.G25];TRANSLATED_TEAM_NAMES;['2 x 8 KO P=4'.$E25]+1)">
            <text:p/>
          </table:table-cell>
          <table:table-cell table:style-name="ce17" table:formula="of:=IF(MOD([.$C25]; NUM_PITCHES)=0;INDEX(PITCHES;1;NUM_PITCHES);INDEX(PITCHES;1;MOD([.$C2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58320000,&quot;duration&quot;:&quot;10m&quot;,&quot;pitch&quot;:&quot;12&quot;,&quot;competition&quot;:{&quot;name&quot;:&quot;U15&quot;, &quot;section&quot;:&quot;Girls&quot;, &quot;group&quot;:&quot;2&quot;},&quot;tag&quot;:&quot;12&quot;, &quot;homeTeam&quot;:&quot;&quot;, &quot;awayTeam&quot;:&quot;&quot;}" calcext:value-type="string">
            <text:p>{"__v":0,"day":2,"dateTime":58320000,"duration":"10m","pitch":"12","competition":{"name":"U15", "section":"Girls", "group":"2"},"tag":"12", "homeTeam":"", "awayTeam":""}</text:p>
          </table:table-cell>
          <table:table-cell table:number-columns-repeated="1013"/>
        </table:table-row>
        <table:table-row table:style-name="ro1">
          <table:table-cell table:formula="of:=[.B26]" office:value-type="float" office:value="13" calcext:value-type="float">
            <text:p>13</text:p>
          </table:table-cell>
          <table:table-cell table:formula="of:=IF([.$J26]&gt;[.$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12" table:formula="of:=FIRST_GAME_MS + ((DURATION_MS + GAME_GAP_MS) * ([.$B26]-1))" office:value-type="float" office:value="59040000" calcext:value-type="float">
            <text:p>590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26];TRANSLATED_TEAM_NAMES;['2 x 8 KO P=4'.$E26]+1)" office:value-type="string" office:string-value="STBGFC Rockets 'A'" calcext:value-type="string">
            <text:p>STBGFC Rockets 'A'</text:p>
          </table:table-cell>
          <table:table-cell table:style-name="ce16" table:formula="of:=VLOOKUP(['2 x 8 KO P=4'.G26];TRANSLATED_TEAM_NAMES;['2 x 8 KO P=4'.$E26]+1)">
            <text:p/>
          </table:table-cell>
          <table:table-cell table:style-name="ce17" table:formula="of:=IF(MOD([.$C26]; NUM_PITCHES)=0;INDEX(PITCHES;1;NUM_PITCHES);INDEX(PITCHES;1;MOD([.$C2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}&quot;" office:value-type="string" office:string-value="{&quot;__v&quot;:0,&quot;day&quot;:2,&quot;dateTime&quot;:59040000,&quot;duration&quot;:&quot;10m&quot;,&quot;pitch&quot;:&quot;11&quot;,&quot;competition&quot;:{&quot;name&quot;:&quot;U15&quot;, &quot;section&quot;:&quot;Girls&quot;, &quot;group&quot;:&quot;1&quot;},&quot;tag&quot;:&quot;13&quot;, &quot;homeTeam&quot;:&quot;STBGFC Rockets 'A'&quot;, &quot;awayTeam&quot;:&quot;&quot;}" calcext:value-type="string">
            <text:p>{"__v":0,"day":2,"dateTime":59040000,"duration":"10m","pitch":"11","competition":{"name":"U15", "section":"Girls", "group":"1"},"tag":"13", "homeTeam":"STBGFC Rockets 'A'", "awayTeam":""}</text:p>
          </table:table-cell>
          <table:table-cell table:number-columns-repeated="1013"/>
        </table:table-row>
        <table:table-row table:style-name="ro1">
          <table:table-cell table:formula="of:=[.B27]" office:value-type="float" office:value="13" calcext:value-type="float">
            <text:p>13</text:p>
          </table:table-cell>
          <table:table-cell table:formula="of:=IF([.$J27]&gt;[.$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style-name="ce12" table:formula="of:=FIRST_GAME_MS + ((DURATION_MS + GAME_GAP_MS) * ([.$B27]-1))" office:value-type="float" office:value="59040000" calcext:value-type="float">
            <text:p>590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27];TRANSLATED_TEAM_NAMES;['2 x 8 KO P=4'.$E27]+1)" office:value-type="string" office:string-value="Haslemere Town" calcext:value-type="string">
            <text:p>Haslemere Town</text:p>
          </table:table-cell>
          <table:table-cell table:style-name="ce16" table:formula="of:=VLOOKUP(['2 x 8 KO P=4'.G27];TRANSLATED_TEAM_NAMES;['2 x 8 KO P=4'.$E27]+1)">
            <text:p/>
          </table:table-cell>
          <table:table-cell table:style-name="ce17" table:formula="of:=IF(MOD([.$C27]; NUM_PITCHES)=0;INDEX(PITCHES;1;NUM_PITCHES);INDEX(PITCHES;1;MOD([.$C2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}&quot;" office:value-type="string" office:string-value="{&quot;__v&quot;:0,&quot;day&quot;:2,&quot;dateTime&quot;:59040000,&quot;duration&quot;:&quot;10m&quot;,&quot;pitch&quot;:&quot;12&quot;,&quot;competition&quot;:{&quot;name&quot;:&quot;U15&quot;, &quot;section&quot;:&quot;Girls&quot;, &quot;group&quot;:&quot;1&quot;},&quot;tag&quot;:&quot;13&quot;, &quot;homeTeam&quot;:&quot;Haslemere Town&quot;, &quot;awayTeam&quot;:&quot;&quot;}" calcext:value-type="string">
            <text:p>{"__v":0,"day":2,"dateTime":59040000,"duration":"10m","pitch":"12","competition":{"name":"U15", "section":"Girls", "group":"1"},"tag":"13", "homeTeam":"Haslemere Town", "awayTeam":""}</text:p>
          </table:table-cell>
          <table:table-cell table:number-columns-repeated="1013"/>
        </table:table-row>
        <table:table-row table:style-name="ro1">
          <table:table-cell table:formula="of:=[.B28]" office:value-type="float" office:value="14" calcext:value-type="float">
            <text:p>14</text:p>
          </table:table-cell>
          <table:table-cell table:formula="of:=IF([.$J28]&gt;[.$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12" table:formula="of:=FIRST_GAME_MS + ((DURATION_MS + GAME_GAP_MS) * ([.$B28]-1))" office:value-type="float" office:value="59760000" calcext:value-type="float">
            <text:p>597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28];TRANSLATED_TEAM_NAMES;['2 x 8 KO P=4'.$E28]+1)" office:value-type="string" office:string-value="STBGFC Rockets 'B'" calcext:value-type="string">
            <text:p>STBGFC Rockets 'B'</text:p>
          </table:table-cell>
          <table:table-cell table:style-name="ce16" table:formula="of:=VLOOKUP(['2 x 8 KO P=4'.G28];TRANSLATED_TEAM_NAMES;['2 x 8 KO P=4'.$E28]+1)">
            <text:p/>
          </table:table-cell>
          <table:table-cell table:style-name="ce17" table:formula="of:=IF(MOD([.$C28]; NUM_PITCHES)=0;INDEX(PITCHES;1;NUM_PITCHES);INDEX(PITCHES;1;MOD([.$C2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}&quot;" office:value-type="string" office:string-value="{&quot;__v&quot;:0,&quot;day&quot;:2,&quot;dateTime&quot;:59760000,&quot;duration&quot;:&quot;10m&quot;,&quot;pitch&quot;:&quot;11&quot;,&quot;competition&quot;:{&quot;name&quot;:&quot;U15&quot;, &quot;section&quot;:&quot;Girls&quot;, &quot;group&quot;:&quot;2&quot;},&quot;tag&quot;:&quot;14&quot;, &quot;homeTeam&quot;:&quot;STBGFC Rockets 'B'&quot;, &quot;awayTeam&quot;:&quot;&quot;}" calcext:value-type="string">
            <text:p>{"__v":0,"day":2,"dateTime":59760000,"duration":"10m","pitch":"11","competition":{"name":"U15", "section":"Girls", "group":"2"},"tag":"14", "homeTeam":"STBGFC Rockets 'B'", "awayTeam":""}</text:p>
          </table:table-cell>
          <table:table-cell table:number-columns-repeated="1013"/>
        </table:table-row>
        <table:table-row table:style-name="ro1">
          <table:table-cell table:formula="of:=[.B29]" office:value-type="float" office:value="14" calcext:value-type="float">
            <text:p>14</text:p>
          </table:table-cell>
          <table:table-cell table:formula="of:=IF([.$J29]&gt;[.$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12" table:formula="of:=FIRST_GAME_MS + ((DURATION_MS + GAME_GAP_MS) * ([.$B29]-1))" office:value-type="float" office:value="59760000" calcext:value-type="float">
            <text:p>597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29];TRANSLATED_TEAM_NAMES;['2 x 8 KO P=4'.$E29]+1)" office:value-type="string" office:string-value="Eastleigh Girls" calcext:value-type="string">
            <text:p>Eastleigh Girls</text:p>
          </table:table-cell>
          <table:table-cell table:style-name="ce16" table:formula="of:=VLOOKUP(['2 x 8 KO P=4'.G29];TRANSLATED_TEAM_NAMES;['2 x 8 KO P=4'.$E29]+1)">
            <text:p/>
          </table:table-cell>
          <table:table-cell table:style-name="ce17" table:formula="of:=IF(MOD([.$C29]; NUM_PITCHES)=0;INDEX(PITCHES;1;NUM_PITCHES);INDEX(PITCHES;1;MOD([.$C2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}&quot;" office:value-type="string" office:string-value="{&quot;__v&quot;:0,&quot;day&quot;:2,&quot;dateTime&quot;:59760000,&quot;duration&quot;:&quot;10m&quot;,&quot;pitch&quot;:&quot;12&quot;,&quot;competition&quot;:{&quot;name&quot;:&quot;U15&quot;, &quot;section&quot;:&quot;Girls&quot;, &quot;group&quot;:&quot;2&quot;},&quot;tag&quot;:&quot;14&quot;, &quot;homeTeam&quot;:&quot;Eastleigh Girls&quot;, &quot;awayTeam&quot;:&quot;&quot;}" calcext:value-type="string">
            <text:p>{"__v":0,"day":2,"dateTime":59760000,"duration":"10m","pitch":"12","competition":{"name":"U15", "section":"Girls", "group":"2"},"tag":"14", "homeTeam":"Eastleigh Girls", "awayTeam":""}</text:p>
          </table:table-cell>
          <table:table-cell table:number-columns-repeated="1013"/>
        </table:table-row>
        <table:table-row table:style-name="ro1">
          <table:table-cell table:formula="of:=[.B30]" office:value-type="float" office:value="15" calcext:value-type="float">
            <text:p>15</text:p>
          </table:table-cell>
          <table:table-cell table:formula="of:=IF([.$J30]&gt;[.$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12" table:formula="of:=FIRST_GAME_MS + ((DURATION_MS + GAME_GAP_MS) * ([.$B30]-1))" office:value-type="float" office:value="60480000" calcext:value-type="float">
            <text:p>604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30];TRANSLATED_TEAM_NAMES;['2 x 8 KO P=4'.$E30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2 x 8 KO P=4'.G30];TRANSLATED_TEAM_NAMES;['2 x 8 KO P=4'.$E30]+1)">
            <text:p/>
          </table:table-cell>
          <table:table-cell table:style-name="ce17" table:formula="of:=IF(MOD([.$C30]; NUM_PITCHES)=0;INDEX(PITCHES;1;NUM_PITCHES);INDEX(PITCHES;1;MOD([.$C3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}&quot;" office:value-type="string" office:string-value="{&quot;__v&quot;:0,&quot;day&quot;:2,&quot;dateTime&quot;:60480000,&quot;duration&quot;:&quot;10m&quot;,&quot;pitch&quot;:&quot;11&quot;,&quot;competition&quot;:{&quot;name&quot;:&quot;U15&quot;, &quot;section&quot;:&quot;Girls&quot;, &quot;group&quot;:&quot;1&quot;},&quot;tag&quot;:&quot;15&quot;, &quot;homeTeam&quot;:&quot;Maidenhead B&amp;G FC White Sox&quot;, &quot;awayTeam&quot;:&quot;&quot;}" calcext:value-type="string">
            <text:p>{"__v":0,"day":2,"dateTime":60480000,"duration":"10m","pitch":"11","competition":{"name":"U15", "section":"Girls", "group":"1"},"tag":"15", "homeTeam":"Maidenhead B&amp;G FC White Sox", "awayTeam":""}</text:p>
          </table:table-cell>
          <table:table-cell table:number-columns-repeated="1013"/>
        </table:table-row>
        <table:table-row table:style-name="ro1">
          <table:table-cell table:formula="of:=[.B31]" office:value-type="float" office:value="15" calcext:value-type="float">
            <text:p>15</text:p>
          </table:table-cell>
          <table:table-cell table:formula="of:=IF([.$J31]&gt;[.$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2" table:formula="of:=FIRST_GAME_MS + ((DURATION_MS + GAME_GAP_MS) * ([.$B31]-1))" office:value-type="float" office:value="60480000" calcext:value-type="float">
            <text:p>604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31];TRANSLATED_TEAM_NAMES;['2 x 8 KO P=4'.$E31]+1)" office:value-type="string" office:string-value="AFC Charvil 'B'" calcext:value-type="string">
            <text:p>AFC Charvil 'B'</text:p>
          </table:table-cell>
          <table:table-cell table:style-name="ce16" table:formula="of:=VLOOKUP(['2 x 8 KO P=4'.G31];TRANSLATED_TEAM_NAMES;['2 x 8 KO P=4'.$E31]+1)" office:value-type="string" office:string-value="Thatcham Tornadoes Amber" calcext:value-type="string">
            <text:p>Thatcham Tornadoes Amber</text:p>
          </table:table-cell>
          <table:table-cell table:style-name="ce17" table:formula="of:=IF(MOD([.$C31]; NUM_PITCHES)=0;INDEX(PITCHES;1;NUM_PITCHES);INDEX(PITCHES;1;MOD([.$C3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}&quot;" office:value-type="string" office:string-value="{&quot;__v&quot;:0,&quot;day&quot;:2,&quot;dateTime&quot;:60480000,&quot;duration&quot;:&quot;10m&quot;,&quot;pitch&quot;:&quot;12&quot;,&quot;competition&quot;:{&quot;name&quot;:&quot;U15&quot;, &quot;section&quot;:&quot;Girls&quot;, &quot;group&quot;:&quot;1&quot;},&quot;tag&quot;:&quot;15&quot;, &quot;homeTeam&quot;:&quot;AFC Charvil 'B'&quot;, &quot;awayTeam&quot;:&quot;Thatcham Tornadoes Amber&quot;}" calcext:value-type="string">
            <text:p>{"__v":0,"day":2,"dateTime":60480000,"duration":"10m","pitch":"12","competition":{"name":"U15", "section":"Girls", "group":"1"},"tag":"15", "homeTeam":"AFC Charvil 'B'", "awayTeam":"Thatcham Tornadoes Amber"}</text:p>
          </table:table-cell>
          <table:table-cell table:number-columns-repeated="1013"/>
        </table:table-row>
        <table:table-row table:style-name="ro1">
          <table:table-cell table:formula="of:=[.B32]" office:value-type="float" office:value="16" calcext:value-type="float">
            <text:p>16</text:p>
          </table:table-cell>
          <table:table-cell table:formula="of:=IF([.$J32]&gt;[.$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12" table:formula="of:=FIRST_GAME_MS + ((DURATION_MS + GAME_GAP_MS) * ([.$B32]-1))" office:value-type="float" office:value="61200000" calcext:value-type="float">
            <text:p>612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32];TRANSLATED_TEAM_NAMES;['2 x 8 KO P=4'.$E32]+1)" office:value-type="string" office:string-value="Laurel Park Starz" calcext:value-type="string">
            <text:p>Laurel Park Starz</text:p>
          </table:table-cell>
          <table:table-cell table:style-name="ce16" table:formula="of:=VLOOKUP(['2 x 8 KO P=4'.G32];TRANSLATED_TEAM_NAMES;['2 x 8 KO P=4'.$E32]+1)">
            <text:p/>
          </table:table-cell>
          <table:table-cell table:style-name="ce17" table:formula="of:=IF(MOD([.$C32]; NUM_PITCHES)=0;INDEX(PITCHES;1;NUM_PITCHES);INDEX(PITCHES;1;MOD([.$C3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}&quot;" office:value-type="string" office:string-value="{&quot;__v&quot;:0,&quot;day&quot;:2,&quot;dateTime&quot;:61200000,&quot;duration&quot;:&quot;10m&quot;,&quot;pitch&quot;:&quot;11&quot;,&quot;competition&quot;:{&quot;name&quot;:&quot;U15&quot;, &quot;section&quot;:&quot;Girls&quot;, &quot;group&quot;:&quot;2&quot;},&quot;tag&quot;:&quot;16&quot;, &quot;homeTeam&quot;:&quot;Laurel Park Starz&quot;, &quot;awayTeam&quot;:&quot;&quot;}" calcext:value-type="string">
            <text:p>{"__v":0,"day":2,"dateTime":61200000,"duration":"10m","pitch":"11","competition":{"name":"U15", "section":"Girls", "group":"2"},"tag":"16", "homeTeam":"Laurel Park Starz", "awayTeam":""}</text:p>
          </table:table-cell>
          <table:table-cell table:number-columns-repeated="1013"/>
        </table:table-row>
        <table:table-row table:style-name="ro1">
          <table:table-cell table:formula="of:=[.B33]" office:value-type="float" office:value="16" calcext:value-type="float">
            <text:p>16</text:p>
          </table:table-cell>
          <table:table-cell table:formula="of:=IF([.$J33]&gt;[.$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2" table:formula="of:=FIRST_GAME_MS + ((DURATION_MS + GAME_GAP_MS) * ([.$B33]-1))" office:value-type="float" office:value="61200000" calcext:value-type="float">
            <text:p>612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33];TRANSLATED_TEAM_NAMES;['2 x 8 KO P=4'.$E33]+1)" office:value-type="string" office:string-value="AFC Charvil 'A'" calcext:value-type="string">
            <text:p>AFC Charvil 'A'</text:p>
          </table:table-cell>
          <table:table-cell table:style-name="ce16" table:formula="of:=VLOOKUP(['2 x 8 KO P=4'.G33];TRANSLATED_TEAM_NAMES;['2 x 8 KO P=4'.$E33]+1)" office:value-type="string" office:string-value="Thatcham Tornadoes Black" calcext:value-type="string">
            <text:p>Thatcham Tornadoes Black</text:p>
          </table:table-cell>
          <table:table-cell table:style-name="ce17" table:formula="of:=IF(MOD([.$C33]; NUM_PITCHES)=0;INDEX(PITCHES;1;NUM_PITCHES);INDEX(PITCHES;1;MOD([.$C3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}&quot;" office:value-type="string" office:string-value="{&quot;__v&quot;:0,&quot;day&quot;:2,&quot;dateTime&quot;:61200000,&quot;duration&quot;:&quot;10m&quot;,&quot;pitch&quot;:&quot;12&quot;,&quot;competition&quot;:{&quot;name&quot;:&quot;U15&quot;, &quot;section&quot;:&quot;Girls&quot;, &quot;group&quot;:&quot;2&quot;},&quot;tag&quot;:&quot;16&quot;, &quot;homeTeam&quot;:&quot;AFC Charvil 'A'&quot;, &quot;awayTeam&quot;:&quot;Thatcham Tornadoes Black&quot;}" calcext:value-type="string">
            <text:p>{"__v":0,"day":2,"dateTime":61200000,"duration":"10m","pitch":"12","competition":{"name":"U15", "section":"Girls", "group":"2"},"tag":"16", "homeTeam":"AFC Charvil 'A'", "awayTeam":"Thatcham Tornadoes Black"}</text:p>
          </table:table-cell>
          <table:table-cell table:number-columns-repeated="1013"/>
        </table:table-row>
        <table:table-row table:style-name="ro1">
          <table:table-cell table:formula="of:=[.B34]" office:value-type="float" office:value="17" calcext:value-type="float">
            <text:p>17</text:p>
          </table:table-cell>
          <table:table-cell table:formula="of:=IF([.$J34]&gt;[.$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12" table:formula="of:=FIRST_GAME_MS + ((DURATION_MS + GAME_GAP_MS) * ([.$B34]-1))" office:value-type="float" office:value="61920000" calcext:value-type="float">
            <text:p>619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34];TRANSLATED_TEAM_NAMES;['2 x 8 KO P=4'.$E34]+1)">
            <text:p/>
          </table:table-cell>
          <table:table-cell table:style-name="ce16" table:formula="of:=VLOOKUP(['2 x 8 KO P=4'.G34];TRANSLATED_TEAM_NAMES;['2 x 8 KO P=4'.$E34]+1)" office:value-type="string" office:string-value="Haslemere Town" calcext:value-type="string">
            <text:p>Haslemere Town</text:p>
          </table:table-cell>
          <table:table-cell table:style-name="ce17" table:formula="of:=IF(MOD([.$C34]; NUM_PITCHES)=0;INDEX(PITCHES;1;NUM_PITCHES);INDEX(PITCHES;1;MOD([.$C3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}&quot;" office:value-type="string" office:string-value="{&quot;__v&quot;:0,&quot;day&quot;:2,&quot;dateTime&quot;:61920000,&quot;duration&quot;:&quot;10m&quot;,&quot;pitch&quot;:&quot;11&quot;,&quot;competition&quot;:{&quot;name&quot;:&quot;U15&quot;, &quot;section&quot;:&quot;Girls&quot;, &quot;group&quot;:&quot;1&quot;},&quot;tag&quot;:&quot;17&quot;, &quot;homeTeam&quot;:&quot;&quot;, &quot;awayTeam&quot;:&quot;Haslemere Town&quot;}" calcext:value-type="string">
            <text:p>{"__v":0,"day":2,"dateTime":61920000,"duration":"10m","pitch":"11","competition":{"name":"U15", "section":"Girls", "group":"1"},"tag":"17", "homeTeam":"", "awayTeam":"Haslemere Town"}</text:p>
          </table:table-cell>
          <table:table-cell table:number-columns-repeated="1013"/>
        </table:table-row>
        <table:table-row table:style-name="ro1">
          <table:table-cell table:formula="of:=[.B35]" office:value-type="float" office:value="17" calcext:value-type="float">
            <text:p>17</text:p>
          </table:table-cell>
          <table:table-cell table:formula="of:=IF([.$J35]&gt;[.$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style-name="ce12" table:formula="of:=FIRST_GAME_MS + ((DURATION_MS + GAME_GAP_MS) * ([.$B35]-1))" office:value-type="float" office:value="61920000" calcext:value-type="float">
            <text:p>619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35];TRANSLATED_TEAM_NAMES;['2 x 8 KO P=4'.$E35]+1)">
            <text:p/>
          </table:table-cell>
          <table:table-cell table:style-name="ce16" table:formula="of:=VLOOKUP(['2 x 8 KO P=4'.G35];TRANSLATED_TEAM_NAMES;['2 x 8 KO P=4'.$E35]+1)" office:value-type="string" office:string-value="AFC Charvil 'B'" calcext:value-type="string">
            <text:p>AFC Charvil 'B'</text:p>
          </table:table-cell>
          <table:table-cell table:style-name="ce17" table:formula="of:=IF(MOD([.$C35]; NUM_PITCHES)=0;INDEX(PITCHES;1;NUM_PITCHES);INDEX(PITCHES;1;MOD([.$C3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}&quot;" office:value-type="string" office:string-value="{&quot;__v&quot;:0,&quot;day&quot;:2,&quot;dateTime&quot;:61920000,&quot;duration&quot;:&quot;10m&quot;,&quot;pitch&quot;:&quot;12&quot;,&quot;competition&quot;:{&quot;name&quot;:&quot;U15&quot;, &quot;section&quot;:&quot;Girls&quot;, &quot;group&quot;:&quot;1&quot;},&quot;tag&quot;:&quot;17&quot;, &quot;homeTeam&quot;:&quot;&quot;, &quot;awayTeam&quot;:&quot;AFC Charvil 'B'&quot;}" calcext:value-type="string">
            <text:p>{"__v":0,"day":2,"dateTime":61920000,"duration":"10m","pitch":"12","competition":{"name":"U15", "section":"Girls", "group":"1"},"tag":"17", "homeTeam":"", "awayTeam":"AFC Charvil 'B'"}</text:p>
          </table:table-cell>
          <table:table-cell table:number-columns-repeated="1013"/>
        </table:table-row>
        <table:table-row table:style-name="ro1">
          <table:table-cell table:formula="of:=[.B36]" office:value-type="float" office:value="18" calcext:value-type="float">
            <text:p>18</text:p>
          </table:table-cell>
          <table:table-cell table:formula="of:=IF([.$J36]&gt;[.$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12" table:formula="of:=FIRST_GAME_MS + ((DURATION_MS + GAME_GAP_MS) * ([.$B36]-1))" office:value-type="float" office:value="62640000" calcext:value-type="float">
            <text:p>626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36];TRANSLATED_TEAM_NAMES;['2 x 8 KO P=4'.$E36]+1)">
            <text:p/>
          </table:table-cell>
          <table:table-cell table:style-name="ce16" table:formula="of:=VLOOKUP(['2 x 8 KO P=4'.G36];TRANSLATED_TEAM_NAMES;['2 x 8 KO P=4'.$E36]+1)" office:value-type="string" office:string-value="Eastleigh Girls" calcext:value-type="string">
            <text:p>Eastleigh Girls</text:p>
          </table:table-cell>
          <table:table-cell table:style-name="ce17" table:formula="of:=IF(MOD([.$C36]; NUM_PITCHES)=0;INDEX(PITCHES;1;NUM_PITCHES);INDEX(PITCHES;1;MOD([.$C3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}&quot;" office:value-type="string" office:string-value="{&quot;__v&quot;:0,&quot;day&quot;:2,&quot;dateTime&quot;:62640000,&quot;duration&quot;:&quot;10m&quot;,&quot;pitch&quot;:&quot;11&quot;,&quot;competition&quot;:{&quot;name&quot;:&quot;U15&quot;, &quot;section&quot;:&quot;Girls&quot;, &quot;group&quot;:&quot;2&quot;},&quot;tag&quot;:&quot;18&quot;, &quot;homeTeam&quot;:&quot;&quot;, &quot;awayTeam&quot;:&quot;Eastleigh Girls&quot;}" calcext:value-type="string">
            <text:p>{"__v":0,"day":2,"dateTime":62640000,"duration":"10m","pitch":"11","competition":{"name":"U15", "section":"Girls", "group":"2"},"tag":"18", "homeTeam":"", "awayTeam":"Eastleigh Girls"}</text:p>
          </table:table-cell>
          <table:table-cell table:number-columns-repeated="1013"/>
        </table:table-row>
        <table:table-row table:style-name="ro1">
          <table:table-cell table:formula="of:=[.B37]" office:value-type="float" office:value="18" calcext:value-type="float">
            <text:p>18</text:p>
          </table:table-cell>
          <table:table-cell table:formula="of:=IF([.$J37]&gt;[.$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style-name="ce12" table:formula="of:=FIRST_GAME_MS + ((DURATION_MS + GAME_GAP_MS) * ([.$B37]-1))" office:value-type="float" office:value="62640000" calcext:value-type="float">
            <text:p>626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37];TRANSLATED_TEAM_NAMES;['2 x 8 KO P=4'.$E37]+1)">
            <text:p/>
          </table:table-cell>
          <table:table-cell table:style-name="ce16" table:formula="of:=VLOOKUP(['2 x 8 KO P=4'.G37];TRANSLATED_TEAM_NAMES;['2 x 8 KO P=4'.$E37]+1)" office:value-type="string" office:string-value="AFC Charvil 'A'" calcext:value-type="string">
            <text:p>AFC Charvil 'A'</text:p>
          </table:table-cell>
          <table:table-cell table:style-name="ce17" table:formula="of:=IF(MOD([.$C37]; NUM_PITCHES)=0;INDEX(PITCHES;1;NUM_PITCHES);INDEX(PITCHES;1;MOD([.$C3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}&quot;" office:value-type="string" office:string-value="{&quot;__v&quot;:0,&quot;day&quot;:2,&quot;dateTime&quot;:62640000,&quot;duration&quot;:&quot;10m&quot;,&quot;pitch&quot;:&quot;12&quot;,&quot;competition&quot;:{&quot;name&quot;:&quot;U15&quot;, &quot;section&quot;:&quot;Girls&quot;, &quot;group&quot;:&quot;2&quot;},&quot;tag&quot;:&quot;18&quot;, &quot;homeTeam&quot;:&quot;&quot;, &quot;awayTeam&quot;:&quot;AFC Charvil 'A'&quot;}" calcext:value-type="string">
            <text:p>{"__v":0,"day":2,"dateTime":62640000,"duration":"10m","pitch":"12","competition":{"name":"U15", "section":"Girls", "group":"2"},"tag":"18", "homeTeam":"", "awayTeam":"AFC Charvil 'A'"}</text:p>
          </table:table-cell>
          <table:table-cell table:number-columns-repeated="1013"/>
        </table:table-row>
        <table:table-row table:style-name="ro1">
          <table:table-cell table:formula="of:=[.B38]" office:value-type="float" office:value="19" calcext:value-type="float">
            <text:p>19</text:p>
          </table:table-cell>
          <table:table-cell table:formula="of:=IF([.$J38]&gt;[.$J37];[.B37];[.B37]+1)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ce12" table:formula="of:=FIRST_GAME_MS + ((DURATION_MS + GAME_GAP_MS) * ([.$B38]-1))" office:value-type="float" office:value="63360000" calcext:value-type="float">
            <text:p>633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38];TRANSLATED_TEAM_NAMES;['2 x 8 KO P=4'.$E38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2 x 8 KO P=4'.G38];TRANSLATED_TEAM_NAMES;['2 x 8 KO P=4'.$E38]+1)" office:value-type="string" office:string-value="Thatcham Tornadoes Amber" calcext:value-type="string">
            <text:p>Thatcham Tornadoes Amber</text:p>
          </table:table-cell>
          <table:table-cell table:style-name="ce17" table:formula="of:=IF(MOD([.$C38]; NUM_PITCHES)=0;INDEX(PITCHES;1;NUM_PITCHES);INDEX(PITCHES;1;MOD([.$C3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}&quot;" office:value-type="string" office:string-value="{&quot;__v&quot;:0,&quot;day&quot;:2,&quot;dateTime&quot;:63360000,&quot;duration&quot;:&quot;10m&quot;,&quot;pitch&quot;:&quot;11&quot;,&quot;competition&quot;:{&quot;name&quot;:&quot;U15&quot;, &quot;section&quot;:&quot;Girls&quot;, &quot;group&quot;:&quot;1&quot;},&quot;tag&quot;:&quot;19&quot;, &quot;homeTeam&quot;:&quot;Maidenhead B&amp;G FC White Sox&quot;, &quot;awayTeam&quot;:&quot;Thatcham Tornadoes Amber&quot;}" calcext:value-type="string">
            <text:p>{"__v":0,"day":2,"dateTime":63360000,"duration":"10m","pitch":"11","competition":{"name":"U15", "section":"Girls", "group":"1"},"tag":"19", "homeTeam":"Maidenhead B&amp;G FC White Sox", "awayTeam":"Thatcham Tornadoes Amber"}</text:p>
          </table:table-cell>
          <table:table-cell table:number-columns-repeated="1013"/>
        </table:table-row>
        <table:table-row table:style-name="ro1">
          <table:table-cell table:formula="of:=[.B39]" office:value-type="float" office:value="19" calcext:value-type="float">
            <text:p>19</text:p>
          </table:table-cell>
          <table:table-cell table:formula="of:=IF([.$J39]&gt;[.$J38];[.B38];[.B38]+1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12" table:formula="of:=FIRST_GAME_MS + ((DURATION_MS + GAME_GAP_MS) * ([.$B39]-1))" office:value-type="float" office:value="63360000" calcext:value-type="float">
            <text:p>6336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39];TRANSLATED_TEAM_NAMES;['2 x 8 KO P=4'.$E39]+1)" office:value-type="string" office:string-value="STBGFC Rockets 'A'" calcext:value-type="string">
            <text:p>STBGFC Rockets 'A'</text:p>
          </table:table-cell>
          <table:table-cell table:style-name="ce16" table:formula="of:=VLOOKUP(['2 x 8 KO P=4'.G39];TRANSLATED_TEAM_NAMES;['2 x 8 KO P=4'.$E39]+1)">
            <text:p/>
          </table:table-cell>
          <table:table-cell table:style-name="ce17" table:formula="of:=IF(MOD([.$C39]; NUM_PITCHES)=0;INDEX(PITCHES;1;NUM_PITCHES);INDEX(PITCHES;1;MOD([.$C3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}&quot;" office:value-type="string" office:string-value="{&quot;__v&quot;:0,&quot;day&quot;:2,&quot;dateTime&quot;:63360000,&quot;duration&quot;:&quot;10m&quot;,&quot;pitch&quot;:&quot;12&quot;,&quot;competition&quot;:{&quot;name&quot;:&quot;U15&quot;, &quot;section&quot;:&quot;Girls&quot;, &quot;group&quot;:&quot;1&quot;},&quot;tag&quot;:&quot;19&quot;, &quot;homeTeam&quot;:&quot;STBGFC Rockets 'A'&quot;, &quot;awayTeam&quot;:&quot;&quot;}" calcext:value-type="string">
            <text:p>{"__v":0,"day":2,"dateTime":63360000,"duration":"10m","pitch":"12","competition":{"name":"U15", "section":"Girls", "group":"1"},"tag":"19", "homeTeam":"STBGFC Rockets 'A'", "awayTeam":""}</text:p>
          </table:table-cell>
          <table:table-cell table:number-columns-repeated="1013"/>
        </table:table-row>
        <table:table-row table:style-name="ro1">
          <table:table-cell table:formula="of:=[.B40]" office:value-type="float" office:value="20" calcext:value-type="float">
            <text:p>20</text:p>
          </table:table-cell>
          <table:table-cell table:formula="of:=IF([.$J40]&gt;[.$J39];[.B39];[.B39]+1)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12" table:formula="of:=FIRST_GAME_MS + ((DURATION_MS + GAME_GAP_MS) * ([.$B40]-1))" office:value-type="float" office:value="64080000" calcext:value-type="float">
            <text:p>640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40];TRANSLATED_TEAM_NAMES;['2 x 8 KO P=4'.$E40]+1)" office:value-type="string" office:string-value="Laurel Park Starz" calcext:value-type="string">
            <text:p>Laurel Park Starz</text:p>
          </table:table-cell>
          <table:table-cell table:style-name="ce16" table:formula="of:=VLOOKUP(['2 x 8 KO P=4'.G40];TRANSLATED_TEAM_NAMES;['2 x 8 KO P=4'.$E40]+1)" office:value-type="string" office:string-value="Thatcham Tornadoes Black" calcext:value-type="string">
            <text:p>Thatcham Tornadoes Black</text:p>
          </table:table-cell>
          <table:table-cell table:style-name="ce17" table:formula="of:=IF(MOD([.$C40]; NUM_PITCHES)=0;INDEX(PITCHES;1;NUM_PITCHES);INDEX(PITCHES;1;MOD([.$C4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}&quot;" office:value-type="string" office:string-value="{&quot;__v&quot;:0,&quot;day&quot;:2,&quot;dateTime&quot;:64080000,&quot;duration&quot;:&quot;10m&quot;,&quot;pitch&quot;:&quot;11&quot;,&quot;competition&quot;:{&quot;name&quot;:&quot;U15&quot;, &quot;section&quot;:&quot;Girls&quot;, &quot;group&quot;:&quot;2&quot;},&quot;tag&quot;:&quot;20&quot;, &quot;homeTeam&quot;:&quot;Laurel Park Starz&quot;, &quot;awayTeam&quot;:&quot;Thatcham Tornadoes Black&quot;}" calcext:value-type="string">
            <text:p>{"__v":0,"day":2,"dateTime":64080000,"duration":"10m","pitch":"11","competition":{"name":"U15", "section":"Girls", "group":"2"},"tag":"20", "homeTeam":"Laurel Park Starz", "awayTeam":"Thatcham Tornadoes Black"}</text:p>
          </table:table-cell>
          <table:table-cell table:number-columns-repeated="1013"/>
        </table:table-row>
        <table:table-row table:style-name="ro1">
          <table:table-cell table:formula="of:=[.B41]" office:value-type="float" office:value="20" calcext:value-type="float">
            <text:p>20</text:p>
          </table:table-cell>
          <table:table-cell table:formula="of:=IF([.$J41]&gt;[.$J40];[.B40];[.B40]+1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12" table:formula="of:=FIRST_GAME_MS + ((DURATION_MS + GAME_GAP_MS) * ([.$B41]-1))" office:value-type="float" office:value="64080000" calcext:value-type="float">
            <text:p>6408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41];TRANSLATED_TEAM_NAMES;['2 x 8 KO P=4'.$E41]+1)" office:value-type="string" office:string-value="STBGFC Rockets 'B'" calcext:value-type="string">
            <text:p>STBGFC Rockets 'B'</text:p>
          </table:table-cell>
          <table:table-cell table:style-name="ce16" table:formula="of:=VLOOKUP(['2 x 8 KO P=4'.G41];TRANSLATED_TEAM_NAMES;['2 x 8 KO P=4'.$E41]+1)">
            <text:p/>
          </table:table-cell>
          <table:table-cell table:style-name="ce17" table:formula="of:=IF(MOD([.$C41]; NUM_PITCHES)=0;INDEX(PITCHES;1;NUM_PITCHES);INDEX(PITCHES;1;MOD([.$C4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}&quot;" office:value-type="string" office:string-value="{&quot;__v&quot;:0,&quot;day&quot;:2,&quot;dateTime&quot;:64080000,&quot;duration&quot;:&quot;10m&quot;,&quot;pitch&quot;:&quot;12&quot;,&quot;competition&quot;:{&quot;name&quot;:&quot;U15&quot;, &quot;section&quot;:&quot;Girls&quot;, &quot;group&quot;:&quot;2&quot;},&quot;tag&quot;:&quot;20&quot;, &quot;homeTeam&quot;:&quot;STBGFC Rockets 'B'&quot;, &quot;awayTeam&quot;:&quot;&quot;}" calcext:value-type="string">
            <text:p>{"__v":0,"day":2,"dateTime":64080000,"duration":"10m","pitch":"12","competition":{"name":"U15", "section":"Girls", "group":"2"},"tag":"20", "homeTeam":"STBGFC Rockets 'B'", "awayTeam":""}</text:p>
          </table:table-cell>
          <table:table-cell table:number-columns-repeated="1013"/>
        </table:table-row>
        <table:table-row table:style-name="ro1">
          <table:table-cell table:formula="of:=[.B42]" office:value-type="float" office:value="21" calcext:value-type="float">
            <text:p>21</text:p>
          </table:table-cell>
          <table:table-cell table:formula="of:=IF([.$J42]&gt;[.$J41];[.B41];[.B41]+1)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12" table:formula="of:=FIRST_GAME_MS + ((DURATION_MS + GAME_GAP_MS) * ([.$B42]-1))" office:value-type="float" office:value="64800000" calcext:value-type="float">
            <text:p>648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42];TRANSLATED_TEAM_NAMES;['2 x 8 KO P=4'.$E42]+1)">
            <text:p/>
          </table:table-cell>
          <table:table-cell table:style-name="ce16" table:formula="of:=VLOOKUP(['2 x 8 KO P=4'.G42];TRANSLATED_TEAM_NAMES;['2 x 8 KO P=4'.$E42]+1)" office:value-type="string" office:string-value="AFC Charvil 'B'" calcext:value-type="string">
            <text:p>AFC Charvil 'B'</text:p>
          </table:table-cell>
          <table:table-cell table:style-name="ce17" table:formula="of:=IF(MOD([.$C42]; NUM_PITCHES)=0;INDEX(PITCHES;1;NUM_PITCHES);INDEX(PITCHES;1;MOD([.$C4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}&quot;" office:value-type="string" office:string-value="{&quot;__v&quot;:0,&quot;day&quot;:2,&quot;dateTime&quot;:64800000,&quot;duration&quot;:&quot;10m&quot;,&quot;pitch&quot;:&quot;11&quot;,&quot;competition&quot;:{&quot;name&quot;:&quot;U15&quot;, &quot;section&quot;:&quot;Girls&quot;, &quot;group&quot;:&quot;1&quot;},&quot;tag&quot;:&quot;21&quot;, &quot;homeTeam&quot;:&quot;&quot;, &quot;awayTeam&quot;:&quot;AFC Charvil 'B'&quot;}" calcext:value-type="string">
            <text:p>{"__v":0,"day":2,"dateTime":64800000,"duration":"10m","pitch":"11","competition":{"name":"U15", "section":"Girls", "group":"1"},"tag":"21", "homeTeam":"", "awayTeam":"AFC Charvil 'B'"}</text:p>
          </table:table-cell>
          <table:table-cell table:number-columns-repeated="1013"/>
        </table:table-row>
        <table:table-row table:style-name="ro1">
          <table:table-cell table:formula="of:=[.B43]" office:value-type="float" office:value="21" calcext:value-type="float">
            <text:p>21</text:p>
          </table:table-cell>
          <table:table-cell table:formula="of:=IF([.$J43]&gt;[.$J42];[.B42];[.B42]+1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style-name="ce12" table:formula="of:=FIRST_GAME_MS + ((DURATION_MS + GAME_GAP_MS) * ([.$B43]-1))" office:value-type="float" office:value="64800000" calcext:value-type="float">
            <text:p>6480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43];TRANSLATED_TEAM_NAMES;['2 x 8 KO P=4'.$E43]+1)" office:value-type="string" office:string-value="Haslemere Town" calcext:value-type="string">
            <text:p>Haslemere Town</text:p>
          </table:table-cell>
          <table:table-cell table:style-name="ce16" table:formula="of:=VLOOKUP(['2 x 8 KO P=4'.G43];TRANSLATED_TEAM_NAMES;['2 x 8 KO P=4'.$E43]+1)" office:value-type="string" office:string-value="Thatcham Tornadoes Amber" calcext:value-type="string">
            <text:p>Thatcham Tornadoes Amber</text:p>
          </table:table-cell>
          <table:table-cell table:style-name="ce17" table:formula="of:=IF(MOD([.$C43]; NUM_PITCHES)=0;INDEX(PITCHES;1;NUM_PITCHES);INDEX(PITCHES;1;MOD([.$C4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}&quot;" office:value-type="string" office:string-value="{&quot;__v&quot;:0,&quot;day&quot;:2,&quot;dateTime&quot;:64800000,&quot;duration&quot;:&quot;10m&quot;,&quot;pitch&quot;:&quot;12&quot;,&quot;competition&quot;:{&quot;name&quot;:&quot;U15&quot;, &quot;section&quot;:&quot;Girls&quot;, &quot;group&quot;:&quot;1&quot;},&quot;tag&quot;:&quot;21&quot;, &quot;homeTeam&quot;:&quot;Haslemere Town&quot;, &quot;awayTeam&quot;:&quot;Thatcham Tornadoes Amber&quot;}" calcext:value-type="string">
            <text:p>{"__v":0,"day":2,"dateTime":64800000,"duration":"10m","pitch":"12","competition":{"name":"U15", "section":"Girls", "group":"1"},"tag":"21", "homeTeam":"Haslemere Town", "awayTeam":"Thatcham Tornadoes Amber"}</text:p>
          </table:table-cell>
          <table:table-cell table:number-columns-repeated="1013"/>
        </table:table-row>
        <table:table-row table:style-name="ro1">
          <table:table-cell table:formula="of:=[.B44]" office:value-type="float" office:value="22" calcext:value-type="float">
            <text:p>22</text:p>
          </table:table-cell>
          <table:table-cell table:formula="of:=IF([.$J44]&gt;[.$J43];[.B43];[.B43]+1)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style-name="ce12" table:formula="of:=FIRST_GAME_MS + ((DURATION_MS + GAME_GAP_MS) * ([.$B44]-1))" office:value-type="float" office:value="65520000" calcext:value-type="float">
            <text:p>655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5" table:formula="of:=VLOOKUP(['2 x 8 KO P=4'.F44];TRANSLATED_TEAM_NAMES;['2 x 8 KO P=4'.$E44]+1)">
            <text:p/>
          </table:table-cell>
          <table:table-cell table:style-name="ce16" table:formula="of:=VLOOKUP(['2 x 8 KO P=4'.G44];TRANSLATED_TEAM_NAMES;['2 x 8 KO P=4'.$E44]+1)" office:value-type="string" office:string-value="AFC Charvil 'A'" calcext:value-type="string">
            <text:p>AFC Charvil 'A'</text:p>
          </table:table-cell>
          <table:table-cell table:style-name="ce17" table:formula="of:=IF(MOD([.$C44]; NUM_PITCHES)=0;INDEX(PITCHES;1;NUM_PITCHES);INDEX(PITCHES;1;MOD([.$C4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}&quot;" office:value-type="string" office:string-value="{&quot;__v&quot;:0,&quot;day&quot;:2,&quot;dateTime&quot;:65520000,&quot;duration&quot;:&quot;10m&quot;,&quot;pitch&quot;:&quot;11&quot;,&quot;competition&quot;:{&quot;name&quot;:&quot;U15&quot;, &quot;section&quot;:&quot;Girls&quot;, &quot;group&quot;:&quot;2&quot;},&quot;tag&quot;:&quot;22&quot;, &quot;homeTeam&quot;:&quot;&quot;, &quot;awayTeam&quot;:&quot;AFC Charvil 'A'&quot;}" calcext:value-type="string">
            <text:p>{"__v":0,"day":2,"dateTime":65520000,"duration":"10m","pitch":"11","competition":{"name":"U15", "section":"Girls", "group":"2"},"tag":"22", "homeTeam":"", "awayTeam":"AFC Charvil 'A'"}</text:p>
          </table:table-cell>
          <table:table-cell table:number-columns-repeated="1013"/>
        </table:table-row>
        <table:table-row table:style-name="ro1">
          <table:table-cell table:formula="of:=[.B45]" office:value-type="float" office:value="22" calcext:value-type="float">
            <text:p>22</text:p>
          </table:table-cell>
          <table:table-cell table:formula="of:=IF([.$J45]&gt;[.$J44];[.B44];[.B44]+1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style-name="ce12" table:formula="of:=FIRST_GAME_MS + ((DURATION_MS + GAME_GAP_MS) * ([.$B45]-1))" office:value-type="float" office:value="65520000" calcext:value-type="float">
            <text:p>6552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5" table:formula="of:=VLOOKUP(['2 x 8 KO P=4'.F45];TRANSLATED_TEAM_NAMES;['2 x 8 KO P=4'.$E45]+1)" office:value-type="string" office:string-value="Eastleigh Girls" calcext:value-type="string">
            <text:p>Eastleigh Girls</text:p>
          </table:table-cell>
          <table:table-cell table:style-name="ce16" table:formula="of:=VLOOKUP(['2 x 8 KO P=4'.G45];TRANSLATED_TEAM_NAMES;['2 x 8 KO P=4'.$E45]+1)" office:value-type="string" office:string-value="Thatcham Tornadoes Black" calcext:value-type="string">
            <text:p>Thatcham Tornadoes Black</text:p>
          </table:table-cell>
          <table:table-cell table:style-name="ce17" table:formula="of:=IF(MOD([.$C45]; NUM_PITCHES)=0;INDEX(PITCHES;1;NUM_PITCHES);INDEX(PITCHES;1;MOD([.$C4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}&quot;" office:value-type="string" office:string-value="{&quot;__v&quot;:0,&quot;day&quot;:2,&quot;dateTime&quot;:65520000,&quot;duration&quot;:&quot;10m&quot;,&quot;pitch&quot;:&quot;12&quot;,&quot;competition&quot;:{&quot;name&quot;:&quot;U15&quot;, &quot;section&quot;:&quot;Girls&quot;, &quot;group&quot;:&quot;2&quot;},&quot;tag&quot;:&quot;22&quot;, &quot;homeTeam&quot;:&quot;Eastleigh Girls&quot;, &quot;awayTeam&quot;:&quot;Thatcham Tornadoes Black&quot;}" calcext:value-type="string">
            <text:p>{"__v":0,"day":2,"dateTime":65520000,"duration":"10m","pitch":"12","competition":{"name":"U15", "section":"Girls", "group":"2"},"tag":"22", "homeTeam":"Eastleigh Girls", "awayTeam":"Thatcham Tornadoes Black"}</text:p>
          </table:table-cell>
          <table:table-cell table:number-columns-repeated="1013"/>
        </table:table-row>
        <table:table-row table:style-name="ro1">
          <table:table-cell table:formula="of:=[.B46]" office:value-type="float" office:value="23" calcext:value-type="float">
            <text:p>23</text:p>
          </table:table-cell>
          <table:table-cell table:formula="of:=IF([.$J46]&gt;[.$J45];[.B45];[.B45]+1)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style-name="ce12" table:formula="of:=FIRST_GAME_MS + ((DURATION_MS + GAME_GAP_MS) * ([.$B46]-1))" office:value-type="float" office:value="66240000" calcext:value-type="float">
            <text:p>662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46];TRANSLATED_TEAM_NAMES;['2 x 8 KO P=4'.$E46]+1)">
            <text:p/>
          </table:table-cell>
          <table:table-cell table:style-name="ce16" table:formula="of:=VLOOKUP(['2 x 8 KO P=4'.G46];TRANSLATED_TEAM_NAMES;['2 x 8 KO P=4'.$E46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46]; NUM_PITCHES)=0;INDEX(PITCHES;1;NUM_PITCHES);INDEX(PITCHES;1;MOD([.$C4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}&quot;" office:value-type="string" office:string-value="{&quot;__v&quot;:0,&quot;day&quot;:2,&quot;dateTime&quot;:66240000,&quot;duration&quot;:&quot;10m&quot;,&quot;pitch&quot;:&quot;11&quot;,&quot;competition&quot;:{&quot;name&quot;:&quot;U15&quot;, &quot;section&quot;:&quot;Girls&quot;, &quot;group&quot;:&quot;1&quot;},&quot;tag&quot;:&quot;23&quot;, &quot;homeTeam&quot;:&quot;&quot;, &quot;awayTeam&quot;:&quot;Maidenhead B&amp;G FC White Sox&quot;}" calcext:value-type="string">
            <text:p>{"__v":0,"day":2,"dateTime":66240000,"duration":"10m","pitch":"11","competition":{"name":"U15", "section":"Girls", "group":"1"},"tag":"23", "homeTeam":"", "awayTeam":"Maidenhead B&amp;G FC White Sox"}</text:p>
          </table:table-cell>
          <table:table-cell table:number-columns-repeated="1013"/>
        </table:table-row>
        <table:table-row table:style-name="ro1">
          <table:table-cell table:formula="of:=[.B47]" office:value-type="float" office:value="23" calcext:value-type="float">
            <text:p>23</text:p>
          </table:table-cell>
          <table:table-cell table:formula="of:=IF([.$J47]&gt;[.$J46];[.B46];[.B46]+1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style-name="ce12" table:formula="of:=FIRST_GAME_MS + ((DURATION_MS + GAME_GAP_MS) * ([.$B47]-1))" office:value-type="float" office:value="66240000" calcext:value-type="float">
            <text:p>6624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47];TRANSLATED_TEAM_NAMES;['2 x 8 KO P=4'.$E47]+1)" office:value-type="string" office:string-value="STBGFC Rockets 'A'" calcext:value-type="string">
            <text:p>STBGFC Rockets 'A'</text:p>
          </table:table-cell>
          <table:table-cell table:style-name="ce16" table:formula="of:=VLOOKUP(['2 x 8 KO P=4'.G47];TRANSLATED_TEAM_NAMES;['2 x 8 KO P=4'.$E47]+1)">
            <text:p/>
          </table:table-cell>
          <table:table-cell table:style-name="ce17" table:formula="of:=IF(MOD([.$C47]; NUM_PITCHES)=0;INDEX(PITCHES;1;NUM_PITCHES);INDEX(PITCHES;1;MOD([.$C4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}&quot;" office:value-type="string" office:string-value="{&quot;__v&quot;:0,&quot;day&quot;:2,&quot;dateTime&quot;:66240000,&quot;duration&quot;:&quot;10m&quot;,&quot;pitch&quot;:&quot;12&quot;,&quot;competition&quot;:{&quot;name&quot;:&quot;U15&quot;, &quot;section&quot;:&quot;Girls&quot;, &quot;group&quot;:&quot;1&quot;},&quot;tag&quot;:&quot;23&quot;, &quot;homeTeam&quot;:&quot;STBGFC Rockets 'A'&quot;, &quot;awayTeam&quot;:&quot;&quot;}" calcext:value-type="string">
            <text:p>{"__v":0,"day":2,"dateTime":66240000,"duration":"10m","pitch":"12","competition":{"name":"U15", "section":"Girls", "group":"1"},"tag":"23", "homeTeam":"STBGFC Rockets 'A'", "awayTeam":""}</text:p>
          </table:table-cell>
          <table:table-cell table:number-columns-repeated="1013"/>
        </table:table-row>
        <table:table-row table:style-name="ro1">
          <table:table-cell table:formula="of:=[.B48]" office:value-type="float" office:value="24" calcext:value-type="float">
            <text:p>24</text:p>
          </table:table-cell>
          <table:table-cell table:formula="of:=IF([.$J48]&gt;[.$J47];[.B47];[.B47]+1)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style-name="ce12" table:formula="of:=FIRST_GAME_MS + ((DURATION_MS + GAME_GAP_MS) * ([.$B48]-1))" office:value-type="float" office:value="66960000" calcext:value-type="float">
            <text:p>669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3" calcext:value-type="float">
            <text:p>3</text:p>
          </table:table-cell>
          <table:table-cell table:style-name="ce15" table:formula="of:=VLOOKUP(['2 x 8 KO P=4'.F48];TRANSLATED_TEAM_NAMES;['2 x 8 KO P=4'.$E48]+1)">
            <text:p/>
          </table:table-cell>
          <table:table-cell table:style-name="ce16" table:formula="of:=VLOOKUP(['2 x 8 KO P=4'.G48];TRANSLATED_TEAM_NAMES;['2 x 8 KO P=4'.$E48]+1)" office:value-type="string" office:string-value="Laurel Park Starz" calcext:value-type="string">
            <text:p>Laurel Park Starz</text:p>
          </table:table-cell>
          <table:table-cell table:style-name="ce17" table:formula="of:=IF(MOD([.$C48]; NUM_PITCHES)=0;INDEX(PITCHES;1;NUM_PITCHES);INDEX(PITCHES;1;MOD([.$C4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}&quot;" office:value-type="string" office:string-value="{&quot;__v&quot;:0,&quot;day&quot;:2,&quot;dateTime&quot;:66960000,&quot;duration&quot;:&quot;10m&quot;,&quot;pitch&quot;:&quot;11&quot;,&quot;competition&quot;:{&quot;name&quot;:&quot;U15&quot;, &quot;section&quot;:&quot;Girls&quot;, &quot;group&quot;:&quot;2&quot;},&quot;tag&quot;:&quot;24&quot;, &quot;homeTeam&quot;:&quot;&quot;, &quot;awayTeam&quot;:&quot;Laurel Park Starz&quot;}" calcext:value-type="string">
            <text:p>{"__v":0,"day":2,"dateTime":66960000,"duration":"10m","pitch":"11","competition":{"name":"U15", "section":"Girls", "group":"2"},"tag":"24", "homeTeam":"", "awayTeam":"Laurel Park Starz"}</text:p>
          </table:table-cell>
          <table:table-cell table:number-columns-repeated="1013"/>
        </table:table-row>
        <table:table-row table:style-name="ro1">
          <table:table-cell table:formula="of:=[.B49]" office:value-type="float" office:value="24" calcext:value-type="float">
            <text:p>24</text:p>
          </table:table-cell>
          <table:table-cell table:formula="of:=IF([.$J49]&gt;[.$J48];[.B48];[.B48]+1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style-name="ce12" table:formula="of:=FIRST_GAME_MS + ((DURATION_MS + GAME_GAP_MS) * ([.$B49]-1))" office:value-type="float" office:value="66960000" calcext:value-type="float">
            <text:p>6696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" calcext:value-type="float">
            <text:p>7</text:p>
          </table:table-cell>
          <table:table-cell table:style-name="ce15" table:formula="of:=VLOOKUP(['2 x 8 KO P=4'.F49];TRANSLATED_TEAM_NAMES;['2 x 8 KO P=4'.$E49]+1)" office:value-type="string" office:string-value="STBGFC Rockets 'B'" calcext:value-type="string">
            <text:p>STBGFC Rockets 'B'</text:p>
          </table:table-cell>
          <table:table-cell table:style-name="ce16" table:formula="of:=VLOOKUP(['2 x 8 KO P=4'.G49];TRANSLATED_TEAM_NAMES;['2 x 8 KO P=4'.$E49]+1)">
            <text:p/>
          </table:table-cell>
          <table:table-cell table:style-name="ce17" table:formula="of:=IF(MOD([.$C49]; NUM_PITCHES)=0;INDEX(PITCHES;1;NUM_PITCHES);INDEX(PITCHES;1;MOD([.$C4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}&quot;" office:value-type="string" office:string-value="{&quot;__v&quot;:0,&quot;day&quot;:2,&quot;dateTime&quot;:66960000,&quot;duration&quot;:&quot;10m&quot;,&quot;pitch&quot;:&quot;12&quot;,&quot;competition&quot;:{&quot;name&quot;:&quot;U15&quot;, &quot;section&quot;:&quot;Girls&quot;, &quot;group&quot;:&quot;2&quot;},&quot;tag&quot;:&quot;24&quot;, &quot;homeTeam&quot;:&quot;STBGFC Rockets 'B'&quot;, &quot;awayTeam&quot;:&quot;&quot;}" calcext:value-type="string">
            <text:p>{"__v":0,"day":2,"dateTime":66960000,"duration":"10m","pitch":"12","competition":{"name":"U15", "section":"Girls", "group":"2"},"tag":"24", "homeTeam":"STBGFC Rockets 'B'", "awayTeam":""}</text:p>
          </table:table-cell>
          <table:table-cell table:number-columns-repeated="1013"/>
        </table:table-row>
        <table:table-row table:style-name="ro1">
          <table:table-cell table:formula="of:=[.B50]" office:value-type="float" office:value="25" calcext:value-type="float">
            <text:p>25</text:p>
          </table:table-cell>
          <table:table-cell table:formula="of:=IF([.$J50]&gt;[.$J49];[.B49];[.B49]+1)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ce12" table:formula="of:=FIRST_GAME_MS + ((DURATION_MS + GAME_GAP_MS) * ([.$B50]-1))" office:value-type="float" office:value="67680000" calcext:value-type="float">
            <text:p>676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50];TRANSLATED_TEAM_NAMES;['2 x 8 KO P=4'.$E50]+1)" office:value-type="string" office:string-value="Maidenhead B&amp;G FC White Sox" calcext:value-type="string">
            <text:p>Maidenhead B&amp;G FC White Sox</text:p>
          </table:table-cell>
          <table:table-cell table:style-name="ce16" table:formula="of:=VLOOKUP(['2 x 8 KO P=4'.G50];TRANSLATED_TEAM_NAMES;['2 x 8 KO P=4'.$E50]+1)">
            <text:p/>
          </table:table-cell>
          <table:table-cell table:style-name="ce17" table:formula="of:=IF(MOD([.$C50]; NUM_PITCHES)=0;INDEX(PITCHES;1;NUM_PITCHES);INDEX(PITCHES;1;MOD([.$C5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0]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}&quot;" office:value-type="string" office:string-value="{&quot;__v&quot;:0,&quot;day&quot;:2,&quot;dateTime&quot;:67680000,&quot;duration&quot;:&quot;10m&quot;,&quot;pitch&quot;:&quot;11&quot;,&quot;competition&quot;:{&quot;name&quot;:&quot;U15&quot;, &quot;section&quot;:&quot;Girls&quot;, &quot;group&quot;:&quot;1&quot;},&quot;tag&quot;:&quot;25&quot;, &quot;homeTeam&quot;:&quot;Maidenhead B&amp;G FC White Sox&quot;, &quot;awayTeam&quot;:&quot;&quot;}" calcext:value-type="string">
            <text:p>{"__v":0,"day":2,"dateTime":67680000,"duration":"10m","pitch":"11","competition":{"name":"U15", "section":"Girls", "group":"1"},"tag":"25", "homeTeam":"Maidenhead B&amp;G FC White Sox", "awayTeam":""}</text:p>
          </table:table-cell>
          <table:table-cell table:number-columns-repeated="1013"/>
        </table:table-row>
        <table:table-row table:style-name="ro1">
          <table:table-cell table:formula="of:=[.B51]" office:value-type="float" office:value="25" calcext:value-type="float">
            <text:p>25</text:p>
          </table:table-cell>
          <table:table-cell table:formula="of:=IF([.$J51]&gt;[.$J50];[.B50];[.B50]+1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12" table:formula="of:=FIRST_GAME_MS + ((DURATION_MS + GAME_GAP_MS) * ([.$B51]-1))" office:value-type="float" office:value="67680000" calcext:value-type="float">
            <text:p>6768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51];TRANSLATED_TEAM_NAMES;['2 x 8 KO P=4'.$E51]+1)" office:value-type="string" office:string-value="Thatcham Tornadoes Amber" calcext:value-type="string">
            <text:p>Thatcham Tornadoes Amber</text:p>
          </table:table-cell>
          <table:table-cell table:style-name="ce16" table:formula="of:=VLOOKUP(['2 x 8 KO P=4'.G51];TRANSLATED_TEAM_NAMES;['2 x 8 KO P=4'.$E51]+1)">
            <text:p/>
          </table:table-cell>
          <table:table-cell table:style-name="ce17" table:formula="of:=IF(MOD([.$C51]; NUM_PITCHES)=0;INDEX(PITCHES;1;NUM_PITCHES);INDEX(PITCHES;1;MOD([.$C5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1]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}&quot;" office:value-type="string" office:string-value="{&quot;__v&quot;:0,&quot;day&quot;:2,&quot;dateTime&quot;:67680000,&quot;duration&quot;:&quot;10m&quot;,&quot;pitch&quot;:&quot;12&quot;,&quot;competition&quot;:{&quot;name&quot;:&quot;U15&quot;, &quot;section&quot;:&quot;Girls&quot;, &quot;group&quot;:&quot;1&quot;},&quot;tag&quot;:&quot;25&quot;, &quot;homeTeam&quot;:&quot;Thatcham Tornadoes Amber&quot;, &quot;awayTeam&quot;:&quot;&quot;}" calcext:value-type="string">
            <text:p>{"__v":0,"day":2,"dateTime":67680000,"duration":"10m","pitch":"12","competition":{"name":"U15", "section":"Girls", "group":"1"},"tag":"25", "homeTeam":"Thatcham Tornadoes Amber", "awayTeam":""}</text:p>
          </table:table-cell>
          <table:table-cell table:number-columns-repeated="1013"/>
        </table:table-row>
        <table:table-row table:style-name="ro1">
          <table:table-cell table:formula="of:=[.B52]" office:value-type="float" office:value="26" calcext:value-type="float">
            <text:p>26</text:p>
          </table:table-cell>
          <table:table-cell table:formula="of:=IF([.$J52]&gt;[.$J51];[.B51];[.B51]+1)"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style-name="ce12" table:formula="of:=FIRST_GAME_MS + ((DURATION_MS + GAME_GAP_MS) * ([.$B52]-1))" office:value-type="float" office:value="68400000" calcext:value-type="float">
            <text:p>684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6" calcext:value-type="float">
            <text:p>6</text:p>
          </table:table-cell>
          <table:table-cell table:style-name="ce15" table:formula="of:=VLOOKUP(['2 x 8 KO P=4'.F52];TRANSLATED_TEAM_NAMES;['2 x 8 KO P=4'.$E52]+1)" office:value-type="string" office:string-value="Laurel Park Starz" calcext:value-type="string">
            <text:p>Laurel Park Starz</text:p>
          </table:table-cell>
          <table:table-cell table:style-name="ce16" table:formula="of:=VLOOKUP(['2 x 8 KO P=4'.G52];TRANSLATED_TEAM_NAMES;['2 x 8 KO P=4'.$E52]+1)">
            <text:p/>
          </table:table-cell>
          <table:table-cell table:style-name="ce17" table:formula="of:=IF(MOD([.$C52]; NUM_PITCHES)=0;INDEX(PITCHES;1;NUM_PITCHES);INDEX(PITCHES;1;MOD([.$C5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52] &amp; &quot;,&quot;&quot;duration&quot;&quot;:&quot;&quot;&quot; &amp; MATCH_DURATION &amp; &quot;m&quot;&quot;,&quot;&quot;pitch&quot;&quot;:&quot;&quot;&quot; &amp; [.J5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2] &amp; &quot;&quot;&quot;},&quot;&quot;tag&quot;&quot;:&quot;&quot;&quot; &amp; [.$A52] &amp; &quot;&quot;&quot;, &quot;&quot;homeTeam&quot;&quot;:&quot;&quot;&quot; &amp; [.H52] &amp; &quot;&quot;&quot;, &quot;&quot;awayTeam&quot;&quot;:&quot;&quot;&quot; &amp; [.I52] &amp; &quot;&quot;&quot;}&quot;" office:value-type="string" office:string-value="{&quot;__v&quot;:0,&quot;day&quot;:2,&quot;dateTime&quot;:68400000,&quot;duration&quot;:&quot;10m&quot;,&quot;pitch&quot;:&quot;11&quot;,&quot;competition&quot;:{&quot;name&quot;:&quot;U15&quot;, &quot;section&quot;:&quot;Girls&quot;, &quot;group&quot;:&quot;2&quot;},&quot;tag&quot;:&quot;26&quot;, &quot;homeTeam&quot;:&quot;Laurel Park Starz&quot;, &quot;awayTeam&quot;:&quot;&quot;}" calcext:value-type="string">
            <text:p>{"__v":0,"day":2,"dateTime":68400000,"duration":"10m","pitch":"11","competition":{"name":"U15", "section":"Girls", "group":"2"},"tag":"26", "homeTeam":"Laurel Park Starz", "awayTeam":""}</text:p>
          </table:table-cell>
          <table:table-cell table:number-columns-repeated="1013"/>
        </table:table-row>
        <table:table-row table:style-name="ro1">
          <table:table-cell table:formula="of:=[.B53]" office:value-type="float" office:value="26" calcext:value-type="float">
            <text:p>26</text:p>
          </table:table-cell>
          <table:table-cell table:formula="of:=IF([.$J53]&gt;[.$J52];[.B52];[.B52]+1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table:style-name="ce12" table:formula="of:=FIRST_GAME_MS + ((DURATION_MS + GAME_GAP_MS) * ([.$B53]-1))" office:value-type="float" office:value="68400000" calcext:value-type="float">
            <text:p>6840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5" table:formula="of:=VLOOKUP(['2 x 8 KO P=4'.F53];TRANSLATED_TEAM_NAMES;['2 x 8 KO P=4'.$E53]+1)" office:value-type="string" office:string-value="Thatcham Tornadoes Black" calcext:value-type="string">
            <text:p>Thatcham Tornadoes Black</text:p>
          </table:table-cell>
          <table:table-cell table:style-name="ce16" table:formula="of:=VLOOKUP(['2 x 8 KO P=4'.G53];TRANSLATED_TEAM_NAMES;['2 x 8 KO P=4'.$E53]+1)">
            <text:p/>
          </table:table-cell>
          <table:table-cell table:style-name="ce17" table:formula="of:=IF(MOD([.$C53]; NUM_PITCHES)=0;INDEX(PITCHES;1;NUM_PITCHES);INDEX(PITCHES;1;MOD([.$C5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53] &amp; &quot;,&quot;&quot;duration&quot;&quot;:&quot;&quot;&quot; &amp; MATCH_DURATION &amp; &quot;m&quot;&quot;,&quot;&quot;pitch&quot;&quot;:&quot;&quot;&quot; &amp; [.J5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3] &amp; &quot;&quot;&quot;},&quot;&quot;tag&quot;&quot;:&quot;&quot;&quot; &amp; [.$A53] &amp; &quot;&quot;&quot;, &quot;&quot;homeTeam&quot;&quot;:&quot;&quot;&quot; &amp; [.H53] &amp; &quot;&quot;&quot;, &quot;&quot;awayTeam&quot;&quot;:&quot;&quot;&quot; &amp; [.I53] &amp; &quot;&quot;&quot;}&quot;" office:value-type="string" office:string-value="{&quot;__v&quot;:0,&quot;day&quot;:2,&quot;dateTime&quot;:68400000,&quot;duration&quot;:&quot;10m&quot;,&quot;pitch&quot;:&quot;12&quot;,&quot;competition&quot;:{&quot;name&quot;:&quot;U15&quot;, &quot;section&quot;:&quot;Girls&quot;, &quot;group&quot;:&quot;2&quot;},&quot;tag&quot;:&quot;26&quot;, &quot;homeTeam&quot;:&quot;Thatcham Tornadoes Black&quot;, &quot;awayTeam&quot;:&quot;&quot;}" calcext:value-type="string">
            <text:p>{"__v":0,"day":2,"dateTime":68400000,"duration":"10m","pitch":"12","competition":{"name":"U15", "section":"Girls", "group":"2"},"tag":"26", "homeTeam":"Thatcham Tornadoes Black", "awayTeam":""}</text:p>
          </table:table-cell>
          <table:table-cell table:number-columns-repeated="1013"/>
        </table:table-row>
        <table:table-row table:style-name="ro1">
          <table:table-cell table:formula="of:=[.B54]" office:value-type="float" office:value="27" calcext:value-type="float">
            <text:p>27</text:p>
          </table:table-cell>
          <table:table-cell table:formula="of:=IF([.$J54]&gt;[.$J53];[.B53];[.B53]+1)"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12" table:formula="of:=FIRST_GAME_MS + ((DURATION_MS + GAME_GAP_MS) * ([.$B54]-1))" office:value-type="float" office:value="69120000" calcext:value-type="float">
            <text:p>691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54];TRANSLATED_TEAM_NAMES;['2 x 8 KO P=4'.$E54]+1)" office:value-type="string" office:string-value="AFC Charvil 'B'" calcext:value-type="string">
            <text:p>AFC Charvil 'B'</text:p>
          </table:table-cell>
          <table:table-cell table:style-name="ce16" table:formula="of:=VLOOKUP(['2 x 8 KO P=4'.G54];TRANSLATED_TEAM_NAMES;['2 x 8 KO P=4'.$E54]+1)" office:value-type="string" office:string-value="STBGFC Rockets 'A'" calcext:value-type="string">
            <text:p>STBGFC Rockets 'A'</text:p>
          </table:table-cell>
          <table:table-cell table:style-name="ce17" table:formula="of:=IF(MOD([.$C54]; NUM_PITCHES)=0;INDEX(PITCHES;1;NUM_PITCHES);INDEX(PITCHES;1;MOD([.$C5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54] &amp; &quot;,&quot;&quot;duration&quot;&quot;:&quot;&quot;&quot; &amp; MATCH_DURATION &amp; &quot;m&quot;&quot;,&quot;&quot;pitch&quot;&quot;:&quot;&quot;&quot; &amp; [.J5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4] &amp; &quot;&quot;&quot;},&quot;&quot;tag&quot;&quot;:&quot;&quot;&quot; &amp; [.$A54] &amp; &quot;&quot;&quot;, &quot;&quot;homeTeam&quot;&quot;:&quot;&quot;&quot; &amp; [.H54] &amp; &quot;&quot;&quot;, &quot;&quot;awayTeam&quot;&quot;:&quot;&quot;&quot; &amp; [.I54] &amp; &quot;&quot;&quot;}&quot;" office:value-type="string" office:string-value="{&quot;__v&quot;:0,&quot;day&quot;:2,&quot;dateTime&quot;:69120000,&quot;duration&quot;:&quot;10m&quot;,&quot;pitch&quot;:&quot;11&quot;,&quot;competition&quot;:{&quot;name&quot;:&quot;U15&quot;, &quot;section&quot;:&quot;Girls&quot;, &quot;group&quot;:&quot;1&quot;},&quot;tag&quot;:&quot;27&quot;, &quot;homeTeam&quot;:&quot;AFC Charvil 'B'&quot;, &quot;awayTeam&quot;:&quot;STBGFC Rockets 'A'&quot;}" calcext:value-type="string">
            <text:p>{"__v":0,"day":2,"dateTime":69120000,"duration":"10m","pitch":"11","competition":{"name":"U15", "section":"Girls", "group":"1"},"tag":"27", "homeTeam":"AFC Charvil 'B'", "awayTeam":"STBGFC Rockets 'A'"}</text:p>
          </table:table-cell>
          <table:table-cell table:number-columns-repeated="1013"/>
        </table:table-row>
        <table:table-row table:style-name="ro1">
          <table:table-cell table:formula="of:=[.B55]" office:value-type="float" office:value="27" calcext:value-type="float">
            <text:p>27</text:p>
          </table:table-cell>
          <table:table-cell table:formula="of:=IF([.$J55]&gt;[.$J54];[.B54];[.B54]+1)"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12" table:formula="of:=FIRST_GAME_MS + ((DURATION_MS + GAME_GAP_MS) * ([.$B55]-1))" office:value-type="float" office:value="69120000" calcext:value-type="float">
            <text:p>69120000</text:p>
          </table:table-cell>
          <table:table-cell table:style-name="ce12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55];TRANSLATED_TEAM_NAMES;['2 x 8 KO P=4'.$E55]+1)">
            <text:p/>
          </table:table-cell>
          <table:table-cell table:style-name="ce16" table:formula="of:=VLOOKUP(['2 x 8 KO P=4'.G55];TRANSLATED_TEAM_NAMES;['2 x 8 KO P=4'.$E55]+1)" office:value-type="string" office:string-value="Haslemere Town" calcext:value-type="string">
            <text:p>Haslemere Town</text:p>
          </table:table-cell>
          <table:table-cell table:style-name="ce17" table:formula="of:=IF(MOD([.$C55]; NUM_PITCHES)=0;INDEX(PITCHES;1;NUM_PITCHES);INDEX(PITCHES;1;MOD([.$C5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55] &amp; &quot;,&quot;&quot;duration&quot;&quot;:&quot;&quot;&quot; &amp; MATCH_DURATION &amp; &quot;m&quot;&quot;,&quot;&quot;pitch&quot;&quot;:&quot;&quot;&quot; &amp; [.J5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5] &amp; &quot;&quot;&quot;},&quot;&quot;tag&quot;&quot;:&quot;&quot;&quot; &amp; [.$A55] &amp; &quot;&quot;&quot;, &quot;&quot;homeTeam&quot;&quot;:&quot;&quot;&quot; &amp; [.H55] &amp; &quot;&quot;&quot;, &quot;&quot;awayTeam&quot;&quot;:&quot;&quot;&quot; &amp; [.I55] &amp; &quot;&quot;&quot;}&quot;" office:value-type="string" office:string-value="{&quot;__v&quot;:0,&quot;day&quot;:2,&quot;dateTime&quot;:69120000,&quot;duration&quot;:&quot;10m&quot;,&quot;pitch&quot;:&quot;12&quot;,&quot;competition&quot;:{&quot;name&quot;:&quot;U15&quot;, &quot;section&quot;:&quot;Girls&quot;, &quot;group&quot;:&quot;1&quot;},&quot;tag&quot;:&quot;27&quot;, &quot;homeTeam&quot;:&quot;&quot;, &quot;awayTeam&quot;:&quot;Haslemere Town&quot;}" calcext:value-type="string">
            <text:p>{"__v":0,"day":2,"dateTime":69120000,"duration":"10m","pitch":"12","competition":{"name":"U15", "section":"Girls", "group":"1"},"tag":"27", "homeTeam":"", "awayTeam":"Haslemere Town"}</text:p>
          </table:table-cell>
          <table:table-cell table:number-columns-repeated="1013"/>
        </table:table-row>
        <table:table-row table:style-name="ro1">
          <table:table-cell table:formula="of:=[.B56]" office:value-type="float" office:value="28" calcext:value-type="float">
            <text:p>28</text:p>
          </table:table-cell>
          <table:table-cell table:formula="of:=IF([.$J56]&gt;[.$J55];[.B55];[.B55]+1)"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table:style-name="ce12" table:formula="of:=FIRST_GAME_MS + ((DURATION_MS + GAME_GAP_MS) * ([.$B56]-1))" office:value-type="float" office:value="69840000" calcext:value-type="float">
            <text:p>698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5" table:formula="of:=VLOOKUP(['2 x 8 KO P=4'.F56];TRANSLATED_TEAM_NAMES;['2 x 8 KO P=4'.$E56]+1)" office:value-type="string" office:string-value="AFC Charvil 'A'" calcext:value-type="string">
            <text:p>AFC Charvil 'A'</text:p>
          </table:table-cell>
          <table:table-cell table:style-name="ce16" table:formula="of:=VLOOKUP(['2 x 8 KO P=4'.G56];TRANSLATED_TEAM_NAMES;['2 x 8 KO P=4'.$E56]+1)" office:value-type="string" office:string-value="STBGFC Rockets 'B'" calcext:value-type="string">
            <text:p>STBGFC Rockets 'B'</text:p>
          </table:table-cell>
          <table:table-cell table:style-name="ce17" table:formula="of:=IF(MOD([.$C56]; NUM_PITCHES)=0;INDEX(PITCHES;1;NUM_PITCHES);INDEX(PITCHES;1;MOD([.$C5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56] &amp; &quot;,&quot;&quot;duration&quot;&quot;:&quot;&quot;&quot; &amp; MATCH_DURATION &amp; &quot;m&quot;&quot;,&quot;&quot;pitch&quot;&quot;:&quot;&quot;&quot; &amp; [.J5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6] &amp; &quot;&quot;&quot;},&quot;&quot;tag&quot;&quot;:&quot;&quot;&quot; &amp; [.$A56] &amp; &quot;&quot;&quot;, &quot;&quot;homeTeam&quot;&quot;:&quot;&quot;&quot; &amp; [.H56] &amp; &quot;&quot;&quot;, &quot;&quot;awayTeam&quot;&quot;:&quot;&quot;&quot; &amp; [.I56] &amp; &quot;&quot;&quot;}&quot;" office:value-type="string" office:string-value="{&quot;__v&quot;:0,&quot;day&quot;:2,&quot;dateTime&quot;:69840000,&quot;duration&quot;:&quot;10m&quot;,&quot;pitch&quot;:&quot;11&quot;,&quot;competition&quot;:{&quot;name&quot;:&quot;U15&quot;, &quot;section&quot;:&quot;Girls&quot;, &quot;group&quot;:&quot;2&quot;},&quot;tag&quot;:&quot;28&quot;, &quot;homeTeam&quot;:&quot;AFC Charvil 'A'&quot;, &quot;awayTeam&quot;:&quot;STBGFC Rockets 'B'&quot;}" calcext:value-type="string">
            <text:p>{"__v":0,"day":2,"dateTime":69840000,"duration":"10m","pitch":"11","competition":{"name":"U15", "section":"Girls", "group":"2"},"tag":"28", "homeTeam":"AFC Charvil 'A'", "awayTeam":"STBGFC Rockets 'B'"}</text:p>
          </table:table-cell>
          <table:table-cell table:number-columns-repeated="1013"/>
        </table:table-row>
        <table:table-row table:style-name="ro1">
          <table:table-cell table:formula="of:=[.B57]" office:value-type="float" office:value="28" calcext:value-type="float">
            <text:p>28</text:p>
          </table:table-cell>
          <table:table-cell table:formula="of:=IF([.$J57]&gt;[.$J56];[.B56];[.B56]+1)"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table:style-name="ce12" table:formula="of:=FIRST_GAME_MS + ((DURATION_MS + GAME_GAP_MS) * ([.$B57]-1))" office:value-type="float" office:value="69840000" calcext:value-type="float">
            <text:p>69840000</text:p>
          </table:table-cell>
          <table:table-cell table:style-name="ce12" office:value-type="float" office:value="2" calcext:value-type="float">
            <text:p>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5" table:formula="of:=VLOOKUP(['2 x 8 KO P=4'.F57];TRANSLATED_TEAM_NAMES;['2 x 8 KO P=4'.$E57]+1)">
            <text:p/>
          </table:table-cell>
          <table:table-cell table:style-name="ce16" table:formula="of:=VLOOKUP(['2 x 8 KO P=4'.G57];TRANSLATED_TEAM_NAMES;['2 x 8 KO P=4'.$E57]+1)" office:value-type="string" office:string-value="Eastleigh Girls" calcext:value-type="string">
            <text:p>Eastleigh Girls</text:p>
          </table:table-cell>
          <table:table-cell table:style-name="ce17" table:formula="of:=IF(MOD([.$C57]; NUM_PITCHES)=0;INDEX(PITCHES;1;NUM_PITCHES);INDEX(PITCHES;1;MOD([.$C5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57] &amp; &quot;,&quot;&quot;duration&quot;&quot;:&quot;&quot;&quot; &amp; MATCH_DURATION &amp; &quot;m&quot;&quot;,&quot;&quot;pitch&quot;&quot;:&quot;&quot;&quot; &amp; [.J5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7] &amp; &quot;&quot;&quot;},&quot;&quot;tag&quot;&quot;:&quot;&quot;&quot; &amp; [.$A57] &amp; &quot;&quot;&quot;, &quot;&quot;homeTeam&quot;&quot;:&quot;&quot;&quot; &amp; [.H57] &amp; &quot;&quot;&quot;, &quot;&quot;awayTeam&quot;&quot;:&quot;&quot;&quot; &amp; [.I57] &amp; &quot;&quot;&quot;}&quot;" office:value-type="string" office:string-value="{&quot;__v&quot;:0,&quot;day&quot;:2,&quot;dateTime&quot;:69840000,&quot;duration&quot;:&quot;10m&quot;,&quot;pitch&quot;:&quot;12&quot;,&quot;competition&quot;:{&quot;name&quot;:&quot;U15&quot;, &quot;section&quot;:&quot;Girls&quot;, &quot;group&quot;:&quot;2&quot;},&quot;tag&quot;:&quot;28&quot;, &quot;homeTeam&quot;:&quot;&quot;, &quot;awayTeam&quot;:&quot;Eastleigh Girls&quot;}" calcext:value-type="string">
            <text:p>{"__v":0,"day":2,"dateTime":69840000,"duration":"10m","pitch":"12","competition":{"name":"U15", "section":"Girls", "group":"2"},"tag":"28", "homeTeam":"", "awayTeam":"Eastleigh Girls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1</text:p>
          </table:table-cell>
          <table:table-cell table:formula="of:=IF([.$J58]&gt;[.$J57];[.B57];[.B57]+1)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12" table:formula="of:=FIRST_GAME_MS + ((DURATION_MS + GAME_GAP_MS) * ([.$B58]-1)) + SECTION_GAP_MS" office:value-type="float" office:value="71160000" calcext:value-type="float">
            <text:p>71160000</text:p>
          </table:table-cell>
          <table:table-cell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14" table:formula="of:=AGE_GROUP_TRANSLATED&amp;&quot;_&quot;&amp;SECTION_TRANSLATED&amp;&quot;_G1_P1&quot;" office:value-type="string" office:string-value="U15_Girls_G1_P1" calcext:value-type="string">
            <text:p>U15_Girls_G1_P1</text:p>
          </table:table-cell>
          <table:table-cell table:style-name="ce14" table:formula="of:=AGE_GROUP_TRANSLATED&amp;&quot;_&quot;&amp;SECTION_TRANSLATED&amp;&quot;_G2_P4&quot;" office:value-type="string" office:string-value="U15_Girls_G2_P4" calcext:value-type="string">
            <text:p>U15_Girls_G2_P4</text:p>
          </table:table-cell>
          <table:table-cell table:style-name="ce13" office:value-type="string" calcext:value-type="string">
            <text:p>Winner Group 1</text:p>
          </table:table-cell>
          <table:table-cell table:style-name="ce16" office:value-type="string" calcext:value-type="string">
            <text:p>4<text:span text:style-name="T1">th</text:span> Group 2</text:p>
          </table:table-cell>
          <table:table-cell table:style-name="ce17" table:formula="of:=IF(MOD([.$C58]; NUM_PITCHES)=0;INDEX(PITCHES;1;NUM_PITCHES);INDEX(PITCHES;1;MOD([.$C5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58] &amp; &quot;,&quot;&quot;duration&quot;&quot;:&quot;&quot;&quot; &amp; MATCH_DURATION &amp; &quot;m&quot;&quot;,&quot;&quot;pitch&quot;&quot;:&quot;&quot;&quot; &amp; [.J58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8] &amp; &quot;&quot;&quot;, &quot;&quot;homeTeam&quot;&quot;:&quot;&quot;&quot; &amp; [.H58] &amp; &quot;&quot;&quot;, &quot;&quot;awayTeam&quot;&quot;:&quot;&quot;&quot; &amp; [.I58] &amp; &quot;&quot;&quot;, &quot;&quot;homeTeamFrom&quot;&quot;:&quot;&quot;&quot; &amp; [.F58] &amp; &quot;&quot;&quot;, &quot;&quot;awayTeamFrom&quot;&quot;:&quot;&quot;&quot; &amp; [.G58] &amp; &quot;&quot;&quot;, &quot;&quot;stage2Tag&quot;&quot;:&quot;&quot;&quot; &amp; [.E58] &amp; &quot;&quot;&quot;}&quot;" office:value-type="string" office:string-value="{&quot;__v&quot;:0,&quot;day&quot;:2,&quot;dateTime&quot;:71160000,&quot;duration&quot;:&quot;10m&quot;,&quot;pitch&quot;:&quot;11&quot;,&quot;competition&quot;:{&quot;name&quot;:&quot;U15&quot;, &quot;section&quot;:&quot;Girls&quot;},&quot;tag&quot;:&quot;QF1&quot;, &quot;homeTeam&quot;:&quot;Winner Group 1&quot;, &quot;awayTeam&quot;:&quot;4th Group 2&quot;, &quot;homeTeamFrom&quot;:&quot;U15_Girls_G1_P1&quot;, &quot;awayTeamFrom&quot;:&quot;U15_Girls_G2_P4&quot;, &quot;stage2Tag&quot;:&quot;U15_Girls_QF1&quot;}" calcext:value-type="string">
            <text:p>{"__v":0,"day":2,"dateTime":71160000,"duration":"10m","pitch":"11","competition":{"name":"U15", "section":"Girls"},"tag":"QF1", "homeTeam":"Winner Group 1", "awayTeam":"4th Group 2", "homeTeamFrom":"U15_Girls_G1_P1", "awayTeamFrom":"U15_Girls_G2_P4", "stage2Tag":"U15_Girls_Q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2</text:p>
          </table:table-cell>
          <table:table-cell table:formula="of:=IF([.$J59]&gt;[.$J58];[.B58];[.B58]+1)"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style-name="ce12" table:formula="of:=FIRST_GAME_MS + ((DURATION_MS + GAME_GAP_MS) * ([.$B59]-1)) + SECTION_GAP_MS" office:value-type="float" office:value="71160000" calcext:value-type="float">
            <text:p>71160000</text:p>
          </table:table-cell>
          <table:table-cell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14" table:formula="of:=AGE_GROUP_TRANSLATED&amp;&quot;_&quot;&amp;SECTION_TRANSLATED&amp;&quot;_G2_P1&quot;" office:value-type="string" office:string-value="U15_Girls_G2_P1" calcext:value-type="string">
            <text:p>U15_Girls_G2_P1</text:p>
          </table:table-cell>
          <table:table-cell table:style-name="ce14" table:formula="of:=AGE_GROUP_TRANSLATED&amp;&quot;_&quot;&amp;SECTION_TRANSLATED&amp;&quot;_G1_P4&quot;" office:value-type="string" office:string-value="U15_Girls_G1_P4" calcext:value-type="string">
            <text:p>U15_Girls_G1_P4</text:p>
          </table:table-cell>
          <table:table-cell table:style-name="ce13" office:value-type="string" calcext:value-type="string">
            <text:p>Winner Group 2</text:p>
          </table:table-cell>
          <table:table-cell table:style-name="ce16" office:value-type="string" calcext:value-type="string">
            <text:p>4<text:span text:style-name="T1">th</text:span> Group 1</text:p>
          </table:table-cell>
          <table:table-cell table:style-name="ce17" table:formula="of:=IF(MOD([.$C59]; NUM_PITCHES)=0;INDEX(PITCHES;1;NUM_PITCHES);INDEX(PITCHES;1;MOD([.$C5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59] &amp; &quot;,&quot;&quot;duration&quot;&quot;:&quot;&quot;&quot; &amp; MATCH_DURATION &amp; &quot;m&quot;&quot;,&quot;&quot;pitch&quot;&quot;:&quot;&quot;&quot; &amp; [.J59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59] &amp; &quot;&quot;&quot;, &quot;&quot;homeTeam&quot;&quot;:&quot;&quot;&quot; &amp; [.H59] &amp; &quot;&quot;&quot;, &quot;&quot;awayTeam&quot;&quot;:&quot;&quot;&quot; &amp; [.I59] &amp; &quot;&quot;&quot;, &quot;&quot;homeTeamFrom&quot;&quot;:&quot;&quot;&quot; &amp; [.F59] &amp; &quot;&quot;&quot;, &quot;&quot;awayTeamFrom&quot;&quot;:&quot;&quot;&quot; &amp; [.G59] &amp; &quot;&quot;&quot;, &quot;&quot;stage2Tag&quot;&quot;:&quot;&quot;&quot; &amp; [.E59] &amp; &quot;&quot;&quot;}&quot;" office:value-type="string" office:string-value="{&quot;__v&quot;:0,&quot;day&quot;:2,&quot;dateTime&quot;:71160000,&quot;duration&quot;:&quot;10m&quot;,&quot;pitch&quot;:&quot;12&quot;,&quot;competition&quot;:{&quot;name&quot;:&quot;U15&quot;, &quot;section&quot;:&quot;Girls&quot;},&quot;tag&quot;:&quot;QF2&quot;, &quot;homeTeam&quot;:&quot;Winner Group 2&quot;, &quot;awayTeam&quot;:&quot;4th Group 1&quot;, &quot;homeTeamFrom&quot;:&quot;U15_Girls_G2_P1&quot;, &quot;awayTeamFrom&quot;:&quot;U15_Girls_G1_P4&quot;, &quot;stage2Tag&quot;:&quot;U15_Girls_QF2&quot;}" calcext:value-type="string">
            <text:p>{"__v":0,"day":2,"dateTime":71160000,"duration":"10m","pitch":"12","competition":{"name":"U15", "section":"Girls"},"tag":"QF2", "homeTeam":"Winner Group 2", "awayTeam":"4th Group 1", "homeTeamFrom":"U15_Girls_G2_P1", "awayTeamFrom":"U15_Girls_G1_P4", "stage2Tag":"U15_Girls_Q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3</text:p>
          </table:table-cell>
          <table:table-cell table:formula="of:=IF([.$J60]&gt;[.$J59];[.B59];[.B59]+1)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style-name="ce12" table:formula="of:=FIRST_GAME_MS + ((DURATION_MS + GAME_GAP_MS) * ([.$B60]-1)) + SECTION_GAP_MS" office:value-type="float" office:value="71880000" calcext:value-type="float">
            <text:p>71880000</text:p>
          </table:table-cell>
          <table:table-cell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4" table:formula="of:=AGE_GROUP_TRANSLATED&amp;&quot;_&quot;&amp;SECTION_TRANSLATED&amp;&quot;_G1_P2&quot;" office:value-type="string" office:string-value="U15_Girls_G1_P2" calcext:value-type="string">
            <text:p>U15_Girls_G1_P2</text:p>
          </table:table-cell>
          <table:table-cell table:style-name="ce14" table:formula="of:=AGE_GROUP_TRANSLATED&amp;&quot;_&quot;&amp;SECTION_TRANSLATED&amp;&quot;_G2_P3&quot;" office:value-type="string" office:string-value="U15_Girls_G2_P3" calcext:value-type="string">
            <text:p>U15_Girls_G2_P3</text:p>
          </table:table-cell>
          <table:table-cell table:style-name="ce13" office:value-type="string" calcext:value-type="string">
            <text:p>2<text:span text:style-name="T1">nd</text:span> Group 1</text:p>
          </table:table-cell>
          <table:table-cell table:style-name="ce16" office:value-type="string" calcext:value-type="string">
            <text:p>3<text:span text:style-name="T1">rd</text:span> Group 2</text:p>
          </table:table-cell>
          <table:table-cell table:style-name="ce17" table:formula="of:=IF(MOD([.$C60]; NUM_PITCHES)=0;INDEX(PITCHES;1;NUM_PITCHES);INDEX(PITCHES;1;MOD([.$C6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60] &amp; &quot;,&quot;&quot;duration&quot;&quot;:&quot;&quot;&quot; &amp; MATCH_DURATION &amp; &quot;m&quot;&quot;,&quot;&quot;pitch&quot;&quot;:&quot;&quot;&quot; &amp; [.J60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0] &amp; &quot;&quot;&quot;, &quot;&quot;homeTeam&quot;&quot;:&quot;&quot;&quot; &amp; [.H60] &amp; &quot;&quot;&quot;, &quot;&quot;awayTeam&quot;&quot;:&quot;&quot;&quot; &amp; [.I60] &amp; &quot;&quot;&quot;, &quot;&quot;homeTeamFrom&quot;&quot;:&quot;&quot;&quot; &amp; [.F60] &amp; &quot;&quot;&quot;, &quot;&quot;awayTeamFrom&quot;&quot;:&quot;&quot;&quot; &amp; [.G60] &amp; &quot;&quot;&quot;, &quot;&quot;stage2Tag&quot;&quot;:&quot;&quot;&quot; &amp; [.E60] &amp; &quot;&quot;&quot;}&quot;" office:value-type="string" office:string-value="{&quot;__v&quot;:0,&quot;day&quot;:2,&quot;dateTime&quot;:71880000,&quot;duration&quot;:&quot;10m&quot;,&quot;pitch&quot;:&quot;11&quot;,&quot;competition&quot;:{&quot;name&quot;:&quot;U15&quot;, &quot;section&quot;:&quot;Girls&quot;},&quot;tag&quot;:&quot;QF3&quot;, &quot;homeTeam&quot;:&quot;2nd Group 1&quot;, &quot;awayTeam&quot;:&quot;3rd Group 2&quot;, &quot;homeTeamFrom&quot;:&quot;U15_Girls_G1_P2&quot;, &quot;awayTeamFrom&quot;:&quot;U15_Girls_G2_P3&quot;, &quot;stage2Tag&quot;:&quot;U15_Girls_QF3&quot;}" calcext:value-type="string">
            <text:p>{"__v":0,"day":2,"dateTime":71880000,"duration":"10m","pitch":"11","competition":{"name":"U15", "section":"Girls"},"tag":"QF3", "homeTeam":"2nd Group 1", "awayTeam":"3rd Group 2", "homeTeamFrom":"U15_Girls_G1_P2", "awayTeamFrom":"U15_Girls_G2_P3", "stage2Tag":"U15_Girls_QF3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F4</text:p>
          </table:table-cell>
          <table:table-cell table:formula="of:=IF([.$J61]&gt;[.$J60];[.B60];[.B60]+1)"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style-name="ce12" table:formula="of:=FIRST_GAME_MS + ((DURATION_MS + GAME_GAP_MS) * ([.$B61]-1)) + SECTION_GAP_MS" office:value-type="float" office:value="71880000" calcext:value-type="float">
            <text:p>71880000</text:p>
          </table:table-cell>
          <table:table-cell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4" table:formula="of:=AGE_GROUP_TRANSLATED&amp;&quot;_&quot;&amp;SECTION_TRANSLATED&amp;&quot;_G2_P2&quot;" office:value-type="string" office:string-value="U15_Girls_G2_P2" calcext:value-type="string">
            <text:p>U15_Girls_G2_P2</text:p>
          </table:table-cell>
          <table:table-cell table:style-name="ce14" table:formula="of:=AGE_GROUP_TRANSLATED&amp;&quot;_&quot;&amp;SECTION_TRANSLATED&amp;&quot;_G1_P3&quot;" office:value-type="string" office:string-value="U15_Girls_G1_P3" calcext:value-type="string">
            <text:p>U15_Girls_G1_P3</text:p>
          </table:table-cell>
          <table:table-cell table:style-name="ce13" office:value-type="string" calcext:value-type="string">
            <text:p>2<text:span text:style-name="T1">nd</text:span> Group 2</text:p>
          </table:table-cell>
          <table:table-cell table:style-name="ce16" office:value-type="string" calcext:value-type="string">
            <text:p>3<text:span text:style-name="T1">rd</text:span> Group 1</text:p>
          </table:table-cell>
          <table:table-cell table:style-name="ce17" table:formula="of:=IF(MOD([.$C61]; NUM_PITCHES)=0;INDEX(PITCHES;1;NUM_PITCHES);INDEX(PITCHES;1;MOD([.$C6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61] &amp; &quot;,&quot;&quot;duration&quot;&quot;:&quot;&quot;&quot; &amp; MATCH_DURATION &amp; &quot;m&quot;&quot;,&quot;&quot;pitch&quot;&quot;:&quot;&quot;&quot; &amp; [.J61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1] &amp; &quot;&quot;&quot;, &quot;&quot;homeTeam&quot;&quot;:&quot;&quot;&quot; &amp; [.H61] &amp; &quot;&quot;&quot;, &quot;&quot;awayTeam&quot;&quot;:&quot;&quot;&quot; &amp; [.I61] &amp; &quot;&quot;&quot;, &quot;&quot;homeTeamFrom&quot;&quot;:&quot;&quot;&quot; &amp; [.F61] &amp; &quot;&quot;&quot;, &quot;&quot;awayTeamFrom&quot;&quot;:&quot;&quot;&quot; &amp; [.G61] &amp; &quot;&quot;&quot;, &quot;&quot;stage2Tag&quot;&quot;:&quot;&quot;&quot; &amp; [.E61] &amp; &quot;&quot;&quot;}&quot;" office:value-type="string" office:string-value="{&quot;__v&quot;:0,&quot;day&quot;:2,&quot;dateTime&quot;:71880000,&quot;duration&quot;:&quot;10m&quot;,&quot;pitch&quot;:&quot;12&quot;,&quot;competition&quot;:{&quot;name&quot;:&quot;U15&quot;, &quot;section&quot;:&quot;Girls&quot;},&quot;tag&quot;:&quot;QF4&quot;, &quot;homeTeam&quot;:&quot;2nd Group 2&quot;, &quot;awayTeam&quot;:&quot;3rd Group 1&quot;, &quot;homeTeamFrom&quot;:&quot;U15_Girls_G2_P2&quot;, &quot;awayTeamFrom&quot;:&quot;U15_Girls_G1_P3&quot;, &quot;stage2Tag&quot;:&quot;U15_Girls_QF4&quot;}" calcext:value-type="string">
            <text:p>{"__v":0,"day":2,"dateTime":71880000,"duration":"10m","pitch":"12","competition":{"name":"U15", "section":"Girls"},"tag":"QF4", "homeTeam":"2nd Group 2", "awayTeam":"3rd Group 1", "homeTeamFrom":"U15_Girls_G2_P2", "awayTeamFrom":"U15_Girls_G1_P3", "stage2Tag":"U15_Girls_QF4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1</text:p>
          </table:table-cell>
          <table:table-cell table:formula="of:=IF([.$J62]&gt;[.$J61];[.B61];[.B61]+1)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style-name="ce12" table:formula="of:=FIRST_GAME_MS + ((DURATION_MS + GAME_GAP_MS) * ([.$B62]-1)) + SECTION_GAP_MS" office:value-type="float" office:value="72600000" calcext:value-type="float">
            <text:p>72600000</text:p>
          </table:table-cell>
          <table:table-cell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14" table:formula="of:=AGE_GROUP_TRANSLATED&amp;&quot;_&quot;&amp;SECTION_TRANSLATED&amp;&quot;_QF1&quot;" office:value-type="string" office:string-value="U15_Girls_QF1" calcext:value-type="string">
            <text:p>U15_Girls_QF1</text:p>
          </table:table-cell>
          <table:table-cell table:style-name="ce14" table:formula="of:=AGE_GROUP_TRANSLATED&amp;&quot;_&quot;&amp;SECTION_TRANSLATED&amp;&quot;_QF4&quot;" office:value-type="string" office:string-value="U15_Girls_QF4" calcext:value-type="string">
            <text:p>U15_Girls_QF4</text:p>
          </table:table-cell>
          <table:table-cell table:style-name="ce13" office:value-type="string" calcext:value-type="string">
            <text:p>Winner QF1</text:p>
          </table:table-cell>
          <table:table-cell table:style-name="ce16" office:value-type="string" calcext:value-type="string">
            <text:p>Winner QF4</text:p>
          </table:table-cell>
          <table:table-cell table:style-name="ce17" table:formula="of:=IF(MOD([.$C62]; NUM_PITCHES)=0;INDEX(PITCHES;1;NUM_PITCHES);INDEX(PITCHES;1;MOD([.$C6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62] &amp; &quot;,&quot;&quot;duration&quot;&quot;:&quot;&quot;&quot; &amp; MATCH_DURATION &amp; &quot;m&quot;&quot;,&quot;&quot;pitch&quot;&quot;:&quot;&quot;&quot; &amp; [.J62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2] &amp; &quot;&quot;&quot;, &quot;&quot;homeTeam&quot;&quot;:&quot;&quot;&quot; &amp; [.H62] &amp; &quot;&quot;&quot;, &quot;&quot;awayTeam&quot;&quot;:&quot;&quot;&quot; &amp; [.I62] &amp; &quot;&quot;&quot;, &quot;&quot;homeTeamFrom&quot;&quot;:&quot;&quot;&quot; &amp; [.F62] &amp; &quot;&quot;&quot;, &quot;&quot;awayTeamFrom&quot;&quot;:&quot;&quot;&quot; &amp; [.G62] &amp; &quot;&quot;&quot;, &quot;&quot;stage2Tag&quot;&quot;:&quot;&quot;&quot; &amp; [.E62] &amp; &quot;&quot;&quot;}&quot;" office:value-type="string" office:string-value="{&quot;__v&quot;:0,&quot;day&quot;:2,&quot;dateTime&quot;:72600000,&quot;duration&quot;:&quot;10m&quot;,&quot;pitch&quot;:&quot;11&quot;,&quot;competition&quot;:{&quot;name&quot;:&quot;U15&quot;, &quot;section&quot;:&quot;Girls&quot;},&quot;tag&quot;:&quot;SF1&quot;, &quot;homeTeam&quot;:&quot;Winner QF1&quot;, &quot;awayTeam&quot;:&quot;Winner QF4&quot;, &quot;homeTeamFrom&quot;:&quot;U15_Girls_QF1&quot;, &quot;awayTeamFrom&quot;:&quot;U15_Girls_QF4&quot;, &quot;stage2Tag&quot;:&quot;U15_Girls_SF1&quot;}" calcext:value-type="string">
            <text:p>{"__v":0,"day":2,"dateTime":72600000,"duration":"10m","pitch":"11","competition":{"name":"U15", "section":"Girls"},"tag":"SF1", "homeTeam":"Winner QF1", "awayTeam":"Winner QF4", "homeTeamFrom":"U15_Girls_QF1", "awayTeamFrom":"U15_Girls_QF4", "stage2Tag":"U15_Girls_SF1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F2</text:p>
          </table:table-cell>
          <table:table-cell table:formula="of:=IF([.$J63]&gt;[.$J62];[.B62];[.B62]+1)"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style-name="ce12" table:formula="of:=FIRST_GAME_MS + ((DURATION_MS + GAME_GAP_MS) * ([.$B63]-1)) + SECTION_GAP_MS" office:value-type="float" office:value="72600000" calcext:value-type="float">
            <text:p>72600000</text:p>
          </table:table-cell>
          <table:table-cell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4" table:formula="of:=AGE_GROUP_TRANSLATED&amp;&quot;_&quot;&amp;SECTION_TRANSLATED&amp;&quot;_QF2&quot;" office:value-type="string" office:string-value="U15_Girls_QF2" calcext:value-type="string">
            <text:p>U15_Girls_QF2</text:p>
          </table:table-cell>
          <table:table-cell table:style-name="ce14" table:formula="of:=AGE_GROUP_TRANSLATED&amp;&quot;_&quot;&amp;SECTION_TRANSLATED&amp;&quot;_QF3&quot;" office:value-type="string" office:string-value="U15_Girls_QF3" calcext:value-type="string">
            <text:p>U15_Girls_QF3</text:p>
          </table:table-cell>
          <table:table-cell table:style-name="ce13" office:value-type="string" calcext:value-type="string">
            <text:p>Winner QF2</text:p>
          </table:table-cell>
          <table:table-cell table:style-name="ce16" office:value-type="string" calcext:value-type="string">
            <text:p>Winner QF3</text:p>
          </table:table-cell>
          <table:table-cell table:style-name="ce17" table:formula="of:=IF(MOD([.$C63]; NUM_PITCHES)=0;INDEX(PITCHES;1;NUM_PITCHES);INDEX(PITCHES;1;MOD([.$C6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63] &amp; &quot;,&quot;&quot;duration&quot;&quot;:&quot;&quot;&quot; &amp; MATCH_DURATION &amp; &quot;m&quot;&quot;,&quot;&quot;pitch&quot;&quot;:&quot;&quot;&quot; &amp; [.J63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3] &amp; &quot;&quot;&quot;, &quot;&quot;homeTeam&quot;&quot;:&quot;&quot;&quot; &amp; [.H63] &amp; &quot;&quot;&quot;, &quot;&quot;awayTeam&quot;&quot;:&quot;&quot;&quot; &amp; [.I63] &amp; &quot;&quot;&quot;, &quot;&quot;homeTeamFrom&quot;&quot;:&quot;&quot;&quot; &amp; [.F63] &amp; &quot;&quot;&quot;, &quot;&quot;awayTeamFrom&quot;&quot;:&quot;&quot;&quot; &amp; [.G63] &amp; &quot;&quot;&quot;, &quot;&quot;stage2Tag&quot;&quot;:&quot;&quot;&quot; &amp; [.E63] &amp; &quot;&quot;&quot;}&quot;" office:value-type="string" office:string-value="{&quot;__v&quot;:0,&quot;day&quot;:2,&quot;dateTime&quot;:72600000,&quot;duration&quot;:&quot;10m&quot;,&quot;pitch&quot;:&quot;12&quot;,&quot;competition&quot;:{&quot;name&quot;:&quot;U15&quot;, &quot;section&quot;:&quot;Girls&quot;},&quot;tag&quot;:&quot;SF2&quot;, &quot;homeTeam&quot;:&quot;Winner QF2&quot;, &quot;awayTeam&quot;:&quot;Winner QF3&quot;, &quot;homeTeamFrom&quot;:&quot;U15_Girls_QF2&quot;, &quot;awayTeamFrom&quot;:&quot;U15_Girls_QF3&quot;, &quot;stage2Tag&quot;:&quot;U15_Girls_SF2&quot;}" calcext:value-type="string">
            <text:p>{"__v":0,"day":2,"dateTime":72600000,"duration":"10m","pitch":"12","competition":{"name":"U15", "section":"Girls"},"tag":"SF2", "homeTeam":"Winner QF2", "awayTeam":"Winner QF3", "homeTeamFrom":"U15_Girls_QF2", "awayTeamFrom":"U15_Girls_QF3", "stage2Tag":"U15_Girls_SF2"}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NL</text:p>
          </table:table-cell>
          <table:table-cell table:formula="of:=IF([.$J64]&gt;[.$J63];[.B63];[.B63]+1)"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table:style-name="ce12" table:formula="of:=FIRST_GAME_MS + ((DURATION_MS + GAME_GAP_MS) * ([.$B64]-1)) + SECTION_GAP_MS" office:value-type="float" office:value="73320000" calcext:value-type="float">
            <text:p>73320000</text:p>
          </table:table-cell>
          <table:table-cell table:formula="of:=AGE_GROUP_TRANSLATED&amp;&quot;_&quot;&amp;SECTION_TRANSLATED&amp;&quot;_FNL&quot;" office:value-type="string" office:string-value="U15_Girls_FNL" calcext:value-type="string">
            <text:p>U15_Girls_FNL</text:p>
          </table:table-cell>
          <table:table-cell table:style-name="ce14" table:formula="of:=AGE_GROUP_TRANSLATED&amp;&quot;_&quot;&amp;SECTION_TRANSLATED&amp;&quot;_SF1&quot;" office:value-type="string" office:string-value="U15_Girls_SF1" calcext:value-type="string">
            <text:p>U15_Girls_SF1</text:p>
          </table:table-cell>
          <table:table-cell table:style-name="ce14" table:formula="of:=AGE_GROUP_TRANSLATED&amp;&quot;_&quot;&amp;SECTION_TRANSLATED&amp;&quot;_SF2&quot;" office:value-type="string" office:string-value="U15_Girls_SF2" calcext:value-type="string">
            <text:p>U15_Girls_SF2</text:p>
          </table:table-cell>
          <table:table-cell table:style-name="ce13" office:value-type="string" calcext:value-type="string">
            <text:p>Winner SF1</text:p>
          </table:table-cell>
          <table:table-cell table:style-name="ce16" office:value-type="string" calcext:value-type="string">
            <text:p>Winner SF2</text:p>
          </table:table-cell>
          <table:table-cell table:style-name="ce17" table:formula="of:=IF(MOD([.$C64]; NUM_PITCHES)=0;INDEX(PITCHES;1;NUM_PITCHES);INDEX(PITCHES;1;MOD([.$C6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64] &amp; &quot;,&quot;&quot;duration&quot;&quot;:&quot;&quot;&quot; &amp; MATCH_DURATION &amp; &quot;m&quot;&quot;,&quot;&quot;pitch&quot;&quot;:&quot;&quot;&quot; &amp; [.J64] &amp; &quot;&quot;&quot;,&quot;&quot;competition&quot;&quot;:{&quot;&quot;name&quot;&quot;:&quot;&quot;&quot; &amp; AGE_GROUP &amp; &quot;&quot;&quot;, &quot;&quot;section&quot;&quot;:&quot;&quot;&quot; &amp; SECTION &amp; &quot;&quot;&quot;},&quot;&quot;tag&quot;&quot;:&quot;&quot;&quot; &amp; [.$A64] &amp; &quot;&quot;&quot;, &quot;&quot;homeTeam&quot;&quot;:&quot;&quot;&quot; &amp; [.H64] &amp; &quot;&quot;&quot;, &quot;&quot;awayTeam&quot;&quot;:&quot;&quot;&quot; &amp; [.I64] &amp; &quot;&quot;&quot;, &quot;&quot;homeTeamFrom&quot;&quot;:&quot;&quot;&quot; &amp; [.F64] &amp; &quot;&quot;&quot;, &quot;&quot;awayTeamFrom&quot;&quot;:&quot;&quot;&quot; &amp; [.G64] &amp; &quot;&quot;&quot;, &quot;&quot;stage2Tag&quot;&quot;:&quot;&quot;&quot; &amp; [.E64] &amp; &quot;&quot;&quot;}&quot;" office:value-type="string" office:string-value="{&quot;__v&quot;:0,&quot;day&quot;:2,&quot;dateTime&quot;:73320000,&quot;duration&quot;:&quot;10m&quot;,&quot;pitch&quot;:&quot;11&quot;,&quot;competition&quot;:{&quot;name&quot;:&quot;U15&quot;, &quot;section&quot;:&quot;Girls&quot;},&quot;tag&quot;:&quot;FNL&quot;, &quot;homeTeam&quot;:&quot;Winner SF1&quot;, &quot;awayTeam&quot;:&quot;Winner SF2&quot;, &quot;homeTeamFrom&quot;:&quot;U15_Girls_SF1&quot;, &quot;awayTeamFrom&quot;:&quot;U15_Girls_SF2&quot;, &quot;stage2Tag&quot;:&quot;U15_Girls_FNL&quot;}" calcext:value-type="string">
            <text:p>{"__v":0,"day":2,"dateTime":73320000,"duration":"10m","pitch":"11","competition":{"name":"U15", "section":"Girls"},"tag":"FNL", "homeTeam":"Winner SF1", "awayTeam":"Winner SF2", "homeTeamFrom":"U15_Girls_SF1", "awayTeamFrom":"U15_Girls_SF2", "stage2Tag":"U15_Girls_FNL"}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6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 x 4 x 2 P=2" table:style-name="ta1">
        <office:forms form:automatic-focus="false" form:apply-design-mode="false"/>
        <table:table-column table:style-name="co30" table:default-cell-style-name="ce10"/>
        <table:table-column table:style-name="co30" table:default-cell-style-name="ce12"/>
        <table:table-column table:style-name="co5" table:default-cell-style-name="ce12"/>
        <table:table-column table:style-name="co17" table:default-cell-style-name="ce12"/>
        <table:table-column table:style-name="co5" table:default-cell-style-name="ce12"/>
        <table:table-column table:style-name="co33" table:number-columns-repeated="2" table:default-cell-style-name="ce12"/>
        <table:table-column table:style-name="co34" table:default-cell-style-name="ce13"/>
        <table:table-column table:style-name="co34" table:default-cell-style-name="ce27"/>
        <table:table-column table:style-name="co10" table:default-cell-style-name="ce25"/>
        <table:table-column table:style-name="co3" table:number-columns-repeated="1012" table:default-cell-style-name="ce33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 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Away</text:p>
          </table:table-cell>
          <table:table-cell table:style-name="ce21" office:value-type="string" calcext:value-type="string">
            <text:p>Home</text:p>
          </table:table-cell>
          <table:table-cell table:style-name="ce28" office:value-type="string" calcext:value-type="string">
            <text:p>Away</text:p>
          </table:table-cell>
          <table:table-cell table:style-name="ce20" office:value-type="string" calcext:value-type="string">
            <text:p>Pitch</text:p>
          </table:table-cell>
          <table:table-cell table:style-name="ce20"/>
          <table:table-cell table:style-name="ce29" table:number-columns-repeated="1011"/>
        </table:table-row>
        <table:table-row table:style-name="ro1">
          <table:table-cell table:style-name="ce12"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50400000" calcext:value-type="float">
            <text:p>50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2];TRANSLATED_TEAM_NAMES;[.$E2]+1)" office:value-type="string" office:string-value="AFC Charvil 'B'" calcext:value-type="string">
            <text:p>AFC Charvil 'B'</text:p>
          </table:table-cell>
          <table:table-cell table:formula="of:=VLOOKUP([.$G2];TRANSLATED_TEAM_NAMES;[.$E2]+1)" office:value-type="string" office:string-value="Haslemere Town" calcext:value-type="string">
            <text:p>Haslemere Town</text:p>
          </table:table-cell>
          <table:table-cell table:style-name="ce17" table:formula="of:=IF(MOD([.$C2]; NUM_PITCHES)=0;INDEX(PITCHES;1;NUM_PITCHES);INDEX(PITCHES;1;MOD([.$C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B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0m&quot;,&quot;pitch&quot;:&quot;11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50400000,"duration":"10m","pitch":"11","competition":{"name":"U15", "section":"Girls", "group":"1"},"tag":"1", "homeTeam":"AFC Charvil 'B'", "awayTeam":"Haslemere Town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3]" office:value-type="float" office:value="1" calcext:value-type="float">
            <text:p>1</text:p>
          </table:table-cell>
          <table:table-cell table:formula="of:=IF([.J3]&gt;[.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B3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3];TRANSLATED_TEAM_NAMES;[.$E3]+1)" office:value-type="string" office:string-value="Maidenhead B&amp;G FC White Sox" calcext:value-type="string">
            <text:p>Maidenhead B&amp;G FC White Sox</text:p>
          </table:table-cell>
          <table:table-cell table:formula="of:=VLOOKUP([.$G3];TRANSLATED_TEAM_NAMES;[.$E3]+1)" office:value-type="string" office:string-value="STBGFC Rockets 'A'" calcext:value-type="string">
            <text:p>STBGFC Rockets 'A'</text:p>
          </table:table-cell>
          <table:table-cell table:style-name="ce17" table:formula="of:=IF(MOD([.$C3]; NUM_PITCHES)=0;INDEX(PITCHES;1;NUM_PITCHES);INDEX(PITCHES;1;MOD([.$C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B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0m&quot;,&quot;pitch&quot;:&quot;12&quot;,&quot;competition&quot;:{&quot;name&quot;:&quot;U15&quot;, &quot;section&quot;:&quot;Girls&quot;, &quot;group&quot;:&quot;1&quot;},&quot;tag&quot;:&quot;1&quot;, &quot;homeTeam&quot;:&quot;Maidenhead B&amp;G FC White Sox&quot;, &quot;awayTeam&quot;:&quot;STBGFC Rockets 'A'&quot;}" calcext:value-type="string">
            <text:p>{"__v":0,"day":2,"dateTime":50400000,"duration":"10m","pitch":"12","competition":{"name":"U15", "section":"Girls", "group":"1"},"tag":"1", "homeTeam":"Maidenhead B&amp;G FC White Sox", "awayTeam":"STBGFC Rockets 'A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4]" office:value-type="float" office:value="2" calcext:value-type="float">
            <text:p>2</text:p>
          </table:table-cell>
          <table:table-cell table:formula="of:=IF([.J4]&gt;[.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B4]-1))" office:value-type="float" office:value="51120000" calcext:value-type="float">
            <text:p>5112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4];TRANSLATED_TEAM_NAMES;[.$E4]+1)" office:value-type="string" office:string-value="AFC Charvil 'A'" calcext:value-type="string">
            <text:p>AFC Charvil 'A'</text:p>
          </table:table-cell>
          <table:table-cell table:formula="of:=VLOOKUP([.$G4];TRANSLATED_TEAM_NAMES;[.$E4]+1)" office:value-type="string" office:string-value="Eastleigh Girls" calcext:value-type="string">
            <text:p>Eastleigh Girls</text:p>
          </table:table-cell>
          <table:table-cell table:style-name="ce17" table:formula="of:=IF(MOD([.$C4]; NUM_PITCHES)=0;INDEX(PITCHES;1;NUM_PITCHES);INDEX(PITCHES;1;MOD([.$C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B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1120000,&quot;duration&quot;:&quot;10m&quot;,&quot;pitch&quot;:&quot;11&quot;,&quot;competition&quot;:{&quot;name&quot;:&quot;U15&quot;, &quot;section&quot;:&quot;Girls&quot;, &quot;group&quot;:&quot;2&quot;},&quot;tag&quot;:&quot;2&quot;, &quot;homeTeam&quot;:&quot;AFC Charvil 'A'&quot;, &quot;awayTeam&quot;:&quot;Eastleigh Girls&quot;}" calcext:value-type="string">
            <text:p>{"__v":0,"day":2,"dateTime":51120000,"duration":"10m","pitch":"11","competition":{"name":"U15", "section":"Girls", "group":"2"},"tag":"2", "homeTeam":"AFC Charvil 'A'", "awayTeam":"Eastleigh Girls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5]" office:value-type="float" office:value="2" calcext:value-type="float">
            <text:p>2</text:p>
          </table:table-cell>
          <table:table-cell table:formula="of:=IF([.J5]&gt;[.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B5]-1))" office:value-type="float" office:value="51120000" calcext:value-type="float">
            <text:p>511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5];TRANSLATED_TEAM_NAMES;[.$E5]+1)" office:value-type="string" office:string-value="Laurel Park Starz" calcext:value-type="string">
            <text:p>Laurel Park Starz</text:p>
          </table:table-cell>
          <table:table-cell table:formula="of:=VLOOKUP([.$G5];TRANSLATED_TEAM_NAMES;[.$E5]+1)" office:value-type="string" office:string-value="STBGFC Rockets 'B'" calcext:value-type="string">
            <text:p>STBGFC Rockets 'B'</text:p>
          </table:table-cell>
          <table:table-cell table:style-name="ce17" table:formula="of:=IF(MOD([.$C5]; NUM_PITCHES)=0;INDEX(PITCHES;1;NUM_PITCHES);INDEX(PITCHES;1;MOD([.$C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B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1120000,&quot;duration&quot;:&quot;10m&quot;,&quot;pitch&quot;:&quot;12&quot;,&quot;competition&quot;:{&quot;name&quot;:&quot;U15&quot;, &quot;section&quot;:&quot;Girls&quot;, &quot;group&quot;:&quot;2&quot;},&quot;tag&quot;:&quot;2&quot;, &quot;homeTeam&quot;:&quot;Laurel Park Starz&quot;, &quot;awayTeam&quot;:&quot;STBGFC Rockets 'B'&quot;}" calcext:value-type="string">
            <text:p>{"__v":0,"day":2,"dateTime":51120000,"duration":"10m","pitch":"12","competition":{"name":"U15", "section":"Girls", "group":"2"},"tag":"2", "homeTeam":"Laurel Park Starz", "awayTeam":"STBGFC Rockets 'B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6]" office:value-type="float" office:value="3" calcext:value-type="float">
            <text:p>3</text:p>
          </table:table-cell>
          <table:table-cell table:formula="of:=IF([.J6]&gt;[.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B6]-1))" office:value-type="float" office:value="51840000" calcext:value-type="float">
            <text:p>5184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6];TRANSLATED_TEAM_NAMES;[.$E6]+1)" office:value-type="string" office:string-value="Maidenhead B&amp;G FC White Sox" calcext:value-type="string">
            <text:p>Maidenhead B&amp;G FC White Sox</text:p>
          </table:table-cell>
          <table:table-cell table:formula="of:=VLOOKUP([.$G6];TRANSLATED_TEAM_NAMES;[.$E6]+1)" office:value-type="string" office:string-value="AFC Charvil 'B'" calcext:value-type="string">
            <text:p>AFC Charvil 'B'</text:p>
          </table:table-cell>
          <table:table-cell table:style-name="ce17" table:formula="of:=IF(MOD([.$C6]; NUM_PITCHES)=0;INDEX(PITCHES;1;NUM_PITCHES);INDEX(PITCHES;1;MOD([.$C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B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840000,&quot;duration&quot;:&quot;10m&quot;,&quot;pitch&quot;:&quot;11&quot;,&quot;competition&quot;:{&quot;name&quot;:&quot;U15&quot;, &quot;section&quot;:&quot;Girls&quot;, &quot;group&quot;:&quot;1&quot;},&quot;tag&quot;:&quot;3&quot;, &quot;homeTeam&quot;:&quot;Maidenhead B&amp;G FC White Sox&quot;, &quot;awayTeam&quot;:&quot;AFC Charvil 'B'&quot;}" calcext:value-type="string">
            <text:p>{"__v":0,"day":2,"dateTime":51840000,"duration":"10m","pitch":"11","competition":{"name":"U15", "section":"Girls", "group":"1"},"tag":"3", "homeTeam":"Maidenhead B&amp;G FC White Sox", "awayTeam":"AFC Charvil 'B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7]" office:value-type="float" office:value="3" calcext:value-type="float">
            <text:p>3</text:p>
          </table:table-cell>
          <table:table-cell table:formula="of:=IF([.J7]&gt;[.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B7]-1))" office:value-type="float" office:value="51840000" calcext:value-type="float">
            <text:p>518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7];TRANSLATED_TEAM_NAMES;[.$E7]+1)" office:value-type="string" office:string-value="Haslemere Town" calcext:value-type="string">
            <text:p>Haslemere Town</text:p>
          </table:table-cell>
          <table:table-cell table:formula="of:=VLOOKUP([.$G7];TRANSLATED_TEAM_NAMES;[.$E7]+1)" office:value-type="string" office:string-value="STBGFC Rockets 'A'" calcext:value-type="string">
            <text:p>STBGFC Rockets 'A'</text:p>
          </table:table-cell>
          <table:table-cell table:style-name="ce17" table:formula="of:=IF(MOD([.$C7]; NUM_PITCHES)=0;INDEX(PITCHES;1;NUM_PITCHES);INDEX(PITCHES;1;MOD([.$C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B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840000,&quot;duration&quot;:&quot;10m&quot;,&quot;pitch&quot;:&quot;12&quot;,&quot;competition&quot;:{&quot;name&quot;:&quot;U15&quot;, &quot;section&quot;:&quot;Girls&quot;, &quot;group&quot;:&quot;1&quot;},&quot;tag&quot;:&quot;3&quot;, &quot;homeTeam&quot;:&quot;Haslemere Town&quot;, &quot;awayTeam&quot;:&quot;STBGFC Rockets 'A'&quot;}" calcext:value-type="string">
            <text:p>{"__v":0,"day":2,"dateTime":51840000,"duration":"10m","pitch":"12","competition":{"name":"U15", "section":"Girls", "group":"1"},"tag":"3", "homeTeam":"Haslemere Town", "awayTeam":"STBGFC Rockets 'A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8]" office:value-type="float" office:value="4" calcext:value-type="float">
            <text:p>4</text:p>
          </table:table-cell>
          <table:table-cell table:formula="of:=IF([.J8]&gt;[.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B8]-1))" office:value-type="float" office:value="52560000" calcext:value-type="float">
            <text:p>5256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8];TRANSLATED_TEAM_NAMES;[.$E8]+1)" office:value-type="string" office:string-value="Laurel Park Starz" calcext:value-type="string">
            <text:p>Laurel Park Starz</text:p>
          </table:table-cell>
          <table:table-cell table:formula="of:=VLOOKUP([.$G8];TRANSLATED_TEAM_NAMES;[.$E8]+1)" office:value-type="string" office:string-value="AFC Charvil 'A'" calcext:value-type="string">
            <text:p>AFC Charvil 'A'</text:p>
          </table:table-cell>
          <table:table-cell table:style-name="ce17" table:formula="of:=IF(MOD([.$C8]; NUM_PITCHES)=0;INDEX(PITCHES;1;NUM_PITCHES);INDEX(PITCHES;1;MOD([.$C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B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2560000,&quot;duration&quot;:&quot;10m&quot;,&quot;pitch&quot;:&quot;11&quot;,&quot;competition&quot;:{&quot;name&quot;:&quot;U15&quot;, &quot;section&quot;:&quot;Girls&quot;, &quot;group&quot;:&quot;2&quot;},&quot;tag&quot;:&quot;4&quot;, &quot;homeTeam&quot;:&quot;Laurel Park Starz&quot;, &quot;awayTeam&quot;:&quot;AFC Charvil 'A'&quot;}" calcext:value-type="string">
            <text:p>{"__v":0,"day":2,"dateTime":52560000,"duration":"10m","pitch":"11","competition":{"name":"U15", "section":"Girls", "group":"2"},"tag":"4", "homeTeam":"Laurel Park Starz", "awayTeam":"AFC Charvil 'A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9]" office:value-type="float" office:value="4" calcext:value-type="float">
            <text:p>4</text:p>
          </table:table-cell>
          <table:table-cell table:formula="of:=IF([.J9]&gt;[.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B9]-1))" office:value-type="float" office:value="52560000" calcext:value-type="float">
            <text:p>5256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9];TRANSLATED_TEAM_NAMES;[.$E9]+1)" office:value-type="string" office:string-value="Eastleigh Girls" calcext:value-type="string">
            <text:p>Eastleigh Girls</text:p>
          </table:table-cell>
          <table:table-cell table:formula="of:=VLOOKUP([.$G9];TRANSLATED_TEAM_NAMES;[.$E9]+1)" office:value-type="string" office:string-value="STBGFC Rockets 'B'" calcext:value-type="string">
            <text:p>STBGFC Rockets 'B'</text:p>
          </table:table-cell>
          <table:table-cell table:style-name="ce17" table:formula="of:=IF(MOD([.$C9]; NUM_PITCHES)=0;INDEX(PITCHES;1;NUM_PITCHES);INDEX(PITCHES;1;MOD([.$C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B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2560000,&quot;duration&quot;:&quot;10m&quot;,&quot;pitch&quot;:&quot;12&quot;,&quot;competition&quot;:{&quot;name&quot;:&quot;U15&quot;, &quot;section&quot;:&quot;Girls&quot;, &quot;group&quot;:&quot;2&quot;},&quot;tag&quot;:&quot;4&quot;, &quot;homeTeam&quot;:&quot;Eastleigh Girls&quot;, &quot;awayTeam&quot;:&quot;STBGFC Rockets 'B'&quot;}" calcext:value-type="string">
            <text:p>{"__v":0,"day":2,"dateTime":52560000,"duration":"10m","pitch":"12","competition":{"name":"U15", "section":"Girls", "group":"2"},"tag":"4", "homeTeam":"Eastleigh Girls", "awayTeam":"STBGFC Rockets 'B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0]" office:value-type="float" office:value="5" calcext:value-type="float">
            <text:p>5</text:p>
          </table:table-cell>
          <table:table-cell table:formula="of:=IF([.J10]&gt;[.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B10]-1))" office:value-type="float" office:value="53280000" calcext:value-type="float">
            <text:p>5328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0];TRANSLATED_TEAM_NAMES;[.$E10]+1)" office:value-type="string" office:string-value="STBGFC Rockets 'A'" calcext:value-type="string">
            <text:p>STBGFC Rockets 'A'</text:p>
          </table:table-cell>
          <table:table-cell table:formula="of:=VLOOKUP([.$G10];TRANSLATED_TEAM_NAMES;[.$E10]+1)" office:value-type="string" office:string-value="AFC Charvil 'B'" calcext:value-type="string">
            <text:p>AFC Charvil 'B'</text:p>
          </table:table-cell>
          <table:table-cell table:style-name="ce17" table:formula="of:=IF(MOD([.$C10]; NUM_PITCHES)=0;INDEX(PITCHES;1;NUM_PITCHES);INDEX(PITCHES;1;MOD([.$C1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B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3280000,&quot;duration&quot;:&quot;10m&quot;,&quot;pitch&quot;:&quot;11&quot;,&quot;competition&quot;:{&quot;name&quot;:&quot;U15&quot;, &quot;section&quot;:&quot;Girls&quot;, &quot;group&quot;:&quot;1&quot;},&quot;tag&quot;:&quot;5&quot;, &quot;homeTeam&quot;:&quot;STBGFC Rockets 'A'&quot;, &quot;awayTeam&quot;:&quot;AFC Charvil 'B'&quot;}" calcext:value-type="string">
            <text:p>{"__v":0,"day":2,"dateTime":53280000,"duration":"10m","pitch":"11","competition":{"name":"U15", "section":"Girls", "group":"1"},"tag":"5", "homeTeam":"STBGFC Rockets 'A'", "awayTeam":"AFC Charvil 'B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1]" office:value-type="float" office:value="5" calcext:value-type="float">
            <text:p>5</text:p>
          </table:table-cell>
          <table:table-cell table:formula="of:=IF([.J11]&gt;[.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B11]-1))" office:value-type="float" office:value="53280000" calcext:value-type="float">
            <text:p>532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1];TRANSLATED_TEAM_NAMES;[.$E11]+1)" office:value-type="string" office:string-value="Haslemere Town" calcext:value-type="string">
            <text:p>Haslemere Town</text:p>
          </table:table-cell>
          <table:table-cell table:formula="of:=VLOOKUP([.$G11];TRANSLATED_TEAM_NAMES;[.$E11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1]; NUM_PITCHES)=0;INDEX(PITCHES;1;NUM_PITCHES);INDEX(PITCHES;1;MOD([.$C1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B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3280000,&quot;duration&quot;:&quot;10m&quot;,&quot;pitch&quot;:&quot;12&quot;,&quot;competition&quot;:{&quot;name&quot;:&quot;U15&quot;, &quot;section&quot;:&quot;Girls&quot;, &quot;group&quot;:&quot;1&quot;},&quot;tag&quot;:&quot;5&quot;, &quot;homeTeam&quot;:&quot;Haslemere Town&quot;, &quot;awayTeam&quot;:&quot;Maidenhead B&amp;G FC White Sox&quot;}" calcext:value-type="string">
            <text:p>{"__v":0,"day":2,"dateTime":53280000,"duration":"10m","pitch":"12","competition":{"name":"U15", "section":"Girls", "group":"1"},"tag":"5", "homeTeam":"Haslemere Town", "awayTeam":"Maidenhead B&amp;G FC White Sox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2]" office:value-type="float" office:value="6" calcext:value-type="float">
            <text:p>6</text:p>
          </table:table-cell>
          <table:table-cell table:formula="of:=IF([.J12]&gt;[.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B12]-1))" office:value-type="float" office:value="54000000" calcext:value-type="float">
            <text:p>540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2];TRANSLATED_TEAM_NAMES;[.$E12]+1)" office:value-type="string" office:string-value="STBGFC Rockets 'B'" calcext:value-type="string">
            <text:p>STBGFC Rockets 'B'</text:p>
          </table:table-cell>
          <table:table-cell table:formula="of:=VLOOKUP([.$G12];TRANSLATED_TEAM_NAMES;[.$E12]+1)" office:value-type="string" office:string-value="AFC Charvil 'A'" calcext:value-type="string">
            <text:p>AFC Charvil 'A'</text:p>
          </table:table-cell>
          <table:table-cell table:style-name="ce17" table:formula="of:=IF(MOD([.$C12]; NUM_PITCHES)=0;INDEX(PITCHES;1;NUM_PITCHES);INDEX(PITCHES;1;MOD([.$C1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B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4000000,&quot;duration&quot;:&quot;10m&quot;,&quot;pitch&quot;:&quot;11&quot;,&quot;competition&quot;:{&quot;name&quot;:&quot;U15&quot;, &quot;section&quot;:&quot;Girls&quot;, &quot;group&quot;:&quot;2&quot;},&quot;tag&quot;:&quot;6&quot;, &quot;homeTeam&quot;:&quot;STBGFC Rockets 'B'&quot;, &quot;awayTeam&quot;:&quot;AFC Charvil 'A'&quot;}" calcext:value-type="string">
            <text:p>{"__v":0,"day":2,"dateTime":54000000,"duration":"10m","pitch":"11","competition":{"name":"U15", "section":"Girls", "group":"2"},"tag":"6", "homeTeam":"STBGFC Rockets 'B'", "awayTeam":"AFC Charvil 'A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3]" office:value-type="float" office:value="6" calcext:value-type="float">
            <text:p>6</text:p>
          </table:table-cell>
          <table:table-cell table:formula="of:=IF([.J13]&gt;[.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B13]-1))" office:value-type="float" office:value="54000000" calcext:value-type="float">
            <text:p>540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3];TRANSLATED_TEAM_NAMES;[.$E13]+1)" office:value-type="string" office:string-value="Eastleigh Girls" calcext:value-type="string">
            <text:p>Eastleigh Girls</text:p>
          </table:table-cell>
          <table:table-cell table:formula="of:=VLOOKUP([.$G13];TRANSLATED_TEAM_NAMES;[.$E13]+1)" office:value-type="string" office:string-value="Laurel Park Starz" calcext:value-type="string">
            <text:p>Laurel Park Starz</text:p>
          </table:table-cell>
          <table:table-cell table:style-name="ce17" table:formula="of:=IF(MOD([.$C13]; NUM_PITCHES)=0;INDEX(PITCHES;1;NUM_PITCHES);INDEX(PITCHES;1;MOD([.$C1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B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4000000,&quot;duration&quot;:&quot;10m&quot;,&quot;pitch&quot;:&quot;12&quot;,&quot;competition&quot;:{&quot;name&quot;:&quot;U15&quot;, &quot;section&quot;:&quot;Girls&quot;, &quot;group&quot;:&quot;2&quot;},&quot;tag&quot;:&quot;6&quot;, &quot;homeTeam&quot;:&quot;Eastleigh Girls&quot;, &quot;awayTeam&quot;:&quot;Laurel Park Starz&quot;}" calcext:value-type="string">
            <text:p>{"__v":0,"day":2,"dateTime":54000000,"duration":"10m","pitch":"12","competition":{"name":"U15", "section":"Girls", "group":"2"},"tag":"6", "homeTeam":"Eastleigh Girls", "awayTeam":"Laurel Park Starz"}</text:p>
          </table:table-cell>
          <table:table-cell table:style-name="ce30" table:number-columns-repeated="1011"/>
        </table:table-row>
        <table:table-row table:style-name="ro3">
          <table:table-cell table:style-name="ce12" table:formula="of:=[.B14]" office:value-type="float" office:value="7" calcext:value-type="float">
            <text:p>7</text:p>
          </table:table-cell>
          <table:table-cell table:formula="of:=IF([.J14]&gt;[.J13];[.B13];[.B13]+1)"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B14]-1)) + SECTION_GAP_MS" office:value-type="float" office:value="55320000" calcext:value-type="float">
            <text:p>553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17" table:formula="of:=IF(MOD([.$C14]; NUM_PITCHES)=0;INDEX(PITCHES;1;NUM_PITCHES);INDEX(PITCHES;1;MOD([.$C1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4] &amp; &quot;&quot;&quot;},&quot;&quot;tag&quot;&quot;:&quot;&quot;&quot; &amp; [.$A14] &amp; &quot;&quot;&quot;, &quot;&quot;homeTeam&quot;&quot;:&quot;&quot;&quot; &amp; [.H14] &amp; &quot;&quot;&quot;, &quot;&quot;awayTeam&quot;&quot;:&quot;&quot;&quot; &amp; [.I14] &amp; &quot;&quot;&quot;, &quot;&quot;homeTeamFrom&quot;&quot;:&quot;&quot;&quot; &amp; [.F14] &amp; &quot;&quot;&quot;, &quot;&quot;awayTeamFrom&quot;&quot;:&quot;&quot;&quot; &amp; [.G14] &amp; &quot;&quot;&quot;}&quot;" office:value-type="string" office:string-value="{&quot;__v&quot;:0,&quot;day&quot;:2,&quot;dateTime&quot;:55320000,&quot;duration&quot;:&quot;10m&quot;,&quot;pitch&quot;:&quot;11&quot;,&quot;competition&quot;:{&quot;name&quot;:&quot;U15&quot;, &quot;section&quot;:&quot;Girls Champions League&quot;, &quot;group&quot;:&quot;1&quot;},&quot;tag&quot;:&quot;7&quot;, &quot;homeTeam&quot;:&quot;Winner Group 1&quot;, &quot;awayTeam&quot;:&quot;2nd Group 2&quot;, &quot;homeTeamFrom&quot;:&quot;U15_Girls_G1_P1&quot;, &quot;awayTeamFrom&quot;:&quot;U15_Girls_G2_P2&quot;}" calcext:value-type="string">
            <text:p>{"__v":0,"day":2,"dateTime":55320000,"duration":"10m","pitch":"11","competition":{"name":"U15", "section":"Girls Champions League", "group":"1"},"tag":"7", "homeTeam":"Winner Group 1", "awayTeam":"2nd Group 2", "homeTeamFrom":"U15_Girls_G1_P1", "awayTeamFrom":"U15_Girls_G2_P2"}</text:p>
          </table:table-cell>
          <table:table-cell table:number-columns-repeated="1011"/>
        </table:table-row>
        <table:table-row table:style-name="ro3">
          <table:table-cell table:style-name="ce12" table:formula="of:=[.B15]" office:value-type="float" office:value="7" calcext:value-type="float">
            <text:p>7</text:p>
          </table:table-cell>
          <table:table-cell table:formula="of:=IF([.J15]&gt;[.J14];[.B14];[.B14]+1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B15]-1)) + SECTION_GAP_MS" office:value-type="float" office:value="55320000" calcext:value-type="float">
            <text:p>553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17" table:formula="of:=IF(MOD([.$C15]; NUM_PITCHES)=0;INDEX(PITCHES;1;NUM_PITCHES);INDEX(PITCHES;1;MOD([.$C1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5] &amp; &quot;&quot;&quot;},&quot;&quot;tag&quot;&quot;:&quot;&quot;&quot; &amp; [.$A15] &amp; &quot;&quot;&quot;, &quot;&quot;homeTeam&quot;&quot;:&quot;&quot;&quot; &amp; [.H15] &amp; &quot;&quot;&quot;, &quot;&quot;awayTeam&quot;&quot;:&quot;&quot;&quot; &amp; [.I15] &amp; &quot;&quot;&quot;, &quot;&quot;homeTeamFrom&quot;&quot;:&quot;&quot;&quot; &amp; [.F15] &amp; &quot;&quot;&quot;, &quot;&quot;awayTeamFrom&quot;&quot;:&quot;&quot;&quot; &amp; [.G15] &amp; &quot;&quot;&quot;}&quot;" office:value-type="string" office:string-value="{&quot;__v&quot;:0,&quot;day&quot;:2,&quot;dateTime&quot;:55320000,&quot;duration&quot;:&quot;10m&quot;,&quot;pitch&quot;:&quot;12&quot;,&quot;competition&quot;:{&quot;name&quot;:&quot;U15&quot;, &quot;section&quot;:&quot;Girls Champions League&quot;, &quot;group&quot;:&quot;1&quot;},&quot;tag&quot;:&quot;7&quot;, &quot;homeTeam&quot;:&quot;Winner Group 2&quot;, &quot;awayTeam&quot;:&quot;2nd Group 1&quot;, &quot;homeTeamFrom&quot;:&quot;U15_Girls_G2_P1&quot;, &quot;awayTeamFrom&quot;:&quot;U15_Girls_G1_P2&quot;}" calcext:value-type="string">
            <text:p>{"__v":0,"day":2,"dateTime":55320000,"duration":"10m","pitch":"12","competition":{"name":"U15", "section":"Girls Champions League", "group":"1"},"tag":"7", "homeTeam":"Winner Group 2", "awayTeam":"2nd Group 1", "homeTeamFrom":"U15_Girls_G2_P1", "awayTeamFrom":"U15_Girls_G1_P2"}</text:p>
          </table:table-cell>
          <table:table-cell table:number-columns-repeated="1011"/>
        </table:table-row>
        <table:table-row table:style-name="ro1">
          <table:table-cell table:style-name="ce12" table:formula="of:=[.B16]" office:value-type="float" office:value="8" calcext:value-type="float">
            <text:p>8</text:p>
          </table:table-cell>
          <table:table-cell table:formula="of:=IF([.J16]&gt;[.J15];[.B15];[.B15]+1)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B16]-1)) + SECTION_GAP_MS" office:value-type="float" office:value="56040000" calcext:value-type="float">
            <text:p>560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office:value-type="string" calcext:value-type="string">
            <text:p>3rd Group 1</text:p>
          </table:table-cell>
          <table:table-cell office:value-type="string" calcext:value-type="string">
            <text:p>4th Group 2</text:p>
          </table:table-cell>
          <table:table-cell table:style-name="ce17" table:formula="of:=IF(MOD([.$C16]; NUM_PITCHES)=0;INDEX(PITCHES;1;NUM_PITCHES);INDEX(PITCHES;1;MOD([.$C1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6] &amp; &quot;&quot;&quot;},&quot;&quot;tag&quot;&quot;:&quot;&quot;&quot; &amp; [.$A16] &amp; &quot;&quot;&quot;, &quot;&quot;homeTeam&quot;&quot;:&quot;&quot;&quot; &amp; [.H16] &amp; &quot;&quot;&quot;, &quot;&quot;awayTeam&quot;&quot;:&quot;&quot;&quot; &amp; [.I16] &amp; &quot;&quot;&quot;, &quot;&quot;homeTeamFrom&quot;&quot;:&quot;&quot;&quot; &amp; [.F16] &amp; &quot;&quot;&quot;, &quot;&quot;awayTeamFrom&quot;&quot;:&quot;&quot;&quot; &amp; [.G16] &amp; &quot;&quot;&quot;}&quot;" office:value-type="string" office:string-value="{&quot;__v&quot;:0,&quot;day&quot;:2,&quot;dateTime&quot;:56040000,&quot;duration&quot;:&quot;10m&quot;,&quot;pitch&quot;:&quot;11&quot;,&quot;competition&quot;:{&quot;name&quot;:&quot;U15&quot;, &quot;section&quot;:&quot;Girls Europa League&quot;, &quot;group&quot;:&quot;1&quot;},&quot;tag&quot;:&quot;8&quot;, &quot;homeTeam&quot;:&quot;3rd Group 1&quot;, &quot;awayTeam&quot;:&quot;4th Group 2&quot;, &quot;homeTeamFrom&quot;:&quot;U15_Girls_G1_P3&quot;, &quot;awayTeamFrom&quot;:&quot;U15_Girls_G2_P4&quot;}" calcext:value-type="string">
            <text:p>{"__v":0,"day":2,"dateTime":56040000,"duration":"10m","pitch":"11","competition":{"name":"U15", "section":"Girls Europa League", "group":"1"},"tag":"8", "homeTeam":"3rd Group 1", "awayTeam":"4th Group 2", "homeTeamFrom":"U15_Girls_G1_P3", "awayTeamFrom":"U15_Girls_G2_P4"}</text:p>
          </table:table-cell>
          <table:table-cell table:number-columns-repeated="1011"/>
        </table:table-row>
        <table:table-row table:style-name="ro1">
          <table:table-cell table:style-name="ce12" table:formula="of:=[.B17]" office:value-type="float" office:value="8" calcext:value-type="float">
            <text:p>8</text:p>
          </table:table-cell>
          <table:table-cell table:formula="of:=IF([.J17]&gt;[.J16];[.B16];[.B16]+1)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B17]-1)) + SECTION_GAP_MS" office:value-type="float" office:value="56040000" calcext:value-type="float">
            <text:p>560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4th Group 1</text:p>
          </table:table-cell>
          <table:table-cell table:style-name="ce17" table:formula="of:=IF(MOD([.$C17]; NUM_PITCHES)=0;INDEX(PITCHES;1;NUM_PITCHES);INDEX(PITCHES;1;MOD([.$C1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17] &amp; &quot;&quot;&quot;},&quot;&quot;tag&quot;&quot;:&quot;&quot;&quot; &amp; [.$A17] &amp; &quot;&quot;&quot;, &quot;&quot;homeTeam&quot;&quot;:&quot;&quot;&quot; &amp; [.H17] &amp; &quot;&quot;&quot;, &quot;&quot;awayTeam&quot;&quot;:&quot;&quot;&quot; &amp; [.I17] &amp; &quot;&quot;&quot;, &quot;&quot;homeTeamFrom&quot;&quot;:&quot;&quot;&quot; &amp; [.F17] &amp; &quot;&quot;&quot;, &quot;&quot;awayTeamFrom&quot;&quot;:&quot;&quot;&quot; &amp; [.G17] &amp; &quot;&quot;&quot;}&quot;" office:value-type="string" office:string-value="{&quot;__v&quot;:0,&quot;day&quot;:2,&quot;dateTime&quot;:56040000,&quot;duration&quot;:&quot;10m&quot;,&quot;pitch&quot;:&quot;12&quot;,&quot;competition&quot;:{&quot;name&quot;:&quot;U15&quot;, &quot;section&quot;:&quot;Girls Europa League&quot;, &quot;group&quot;:&quot;1&quot;},&quot;tag&quot;:&quot;8&quot;, &quot;homeTeam&quot;:&quot;3rd Group 2&quot;, &quot;awayTeam&quot;:&quot;4th Group 1&quot;, &quot;homeTeamFrom&quot;:&quot;U15_Girls_G2_P3&quot;, &quot;awayTeamFrom&quot;:&quot;U15_Girls_G1_P4&quot;}" calcext:value-type="string">
            <text:p>{"__v":0,"day":2,"dateTime":56040000,"duration":"10m","pitch":"12","competition":{"name":"U15", "section":"Girls Europa League", "group":"1"},"tag":"8", "homeTeam":"3rd Group 2", "awayTeam":"4th Group 1", "homeTeamFrom":"U15_Girls_G2_P3", "awayTeamFrom":"U15_Girls_G1_P4"}</text:p>
          </table:table-cell>
          <table:table-cell table:number-columns-repeated="1011"/>
        </table:table-row>
        <table:table-row table:style-name="ro1">
          <table:table-cell table:style-name="ce12" table:formula="of:=[.B18]" office:value-type="float" office:value="9" calcext:value-type="float">
            <text:p>9</text:p>
          </table:table-cell>
          <table:table-cell table:formula="of:=IF([.J18]&gt;[.J17];[.B17];[.B17]+1)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B18]-1)) + SECTION_GAP_MS" office:value-type="float" office:value="56760000" calcext:value-type="float">
            <text:p>567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Winner Group 1</text:p>
          </table:table-cell>
          <table:table-cell table:style-name="ce17" table:formula="of:=IF(MOD([.$C18]; NUM_PITCHES)=0;INDEX(PITCHES;1;NUM_PITCHES);INDEX(PITCHES;1;MOD([.$C1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8] &amp; &quot;&quot;&quot;},&quot;&quot;tag&quot;&quot;:&quot;&quot;&quot; &amp; [.$A18] &amp; &quot;&quot;&quot;, &quot;&quot;homeTeam&quot;&quot;:&quot;&quot;&quot; &amp; [.H18] &amp; &quot;&quot;&quot;, &quot;&quot;awayTeam&quot;&quot;:&quot;&quot;&quot; &amp; [.I18] &amp; &quot;&quot;&quot;, &quot;&quot;homeTeamFrom&quot;&quot;:&quot;&quot;&quot; &amp; [.F18] &amp; &quot;&quot;&quot;, &quot;&quot;awayTeamFrom&quot;&quot;:&quot;&quot;&quot; &amp; [.G18] &amp; &quot;&quot;&quot;}&quot;" office:value-type="string" office:string-value="{&quot;__v&quot;:0,&quot;day&quot;:2,&quot;dateTime&quot;:56760000,&quot;duration&quot;:&quot;10m&quot;,&quot;pitch&quot;:&quot;11&quot;,&quot;competition&quot;:{&quot;name&quot;:&quot;U15&quot;, &quot;section&quot;:&quot;Girls Champions League&quot;, &quot;group&quot;:&quot;1&quot;},&quot;tag&quot;:&quot;9&quot;, &quot;homeTeam&quot;:&quot;Winner Group 2&quot;, &quot;awayTeam&quot;:&quot;Winner Group 1&quot;, &quot;homeTeamFrom&quot;:&quot;U15_Girls_G2_P1&quot;, &quot;awayTeamFrom&quot;:&quot;U15_Girls_G1_P1&quot;}" calcext:value-type="string">
            <text:p>{"__v":0,"day":2,"dateTime":56760000,"duration":"10m","pitch":"11","competition":{"name":"U15", "section":"Girls Champions League", "group":"1"},"tag":"9", "homeTeam":"Winner Group 2", "awayTeam":"Winner Group 1", "homeTeamFrom":"U15_Girls_G2_P1", "awayTeamFrom":"U15_Girls_G1_P1"}</text:p>
          </table:table-cell>
          <table:table-cell table:number-columns-repeated="1011"/>
        </table:table-row>
        <table:table-row table:style-name="ro3">
          <table:table-cell table:style-name="ce12" table:formula="of:=[.B19]" office:value-type="float" office:value="9" calcext:value-type="float">
            <text:p>9</text:p>
          </table:table-cell>
          <table:table-cell table:formula="of:=IF([.J19]&gt;[.J18];[.B18];[.B18]+1)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B19]-1)) + SECTION_GAP_MS" office:value-type="float" office:value="56760000" calcext:value-type="float">
            <text:p>567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17" table:formula="of:=IF(MOD([.$C19]; NUM_PITCHES)=0;INDEX(PITCHES;1;NUM_PITCHES);INDEX(PITCHES;1;MOD([.$C1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19] &amp; &quot;&quot;&quot;},&quot;&quot;tag&quot;&quot;:&quot;&quot;&quot; &amp; [.$A19] &amp; &quot;&quot;&quot;, &quot;&quot;homeTeam&quot;&quot;:&quot;&quot;&quot; &amp; [.H19] &amp; &quot;&quot;&quot;, &quot;&quot;awayTeam&quot;&quot;:&quot;&quot;&quot; &amp; [.I19] &amp; &quot;&quot;&quot;, &quot;&quot;homeTeamFrom&quot;&quot;:&quot;&quot;&quot; &amp; [.F19] &amp; &quot;&quot;&quot;, &quot;&quot;awayTeamFrom&quot;&quot;:&quot;&quot;&quot; &amp; [.G19] &amp; &quot;&quot;&quot;}&quot;" office:value-type="string" office:string-value="{&quot;__v&quot;:0,&quot;day&quot;:2,&quot;dateTime&quot;:56760000,&quot;duration&quot;:&quot;10m&quot;,&quot;pitch&quot;:&quot;12&quot;,&quot;competition&quot;:{&quot;name&quot;:&quot;U15&quot;, &quot;section&quot;:&quot;Girls Champions League&quot;, &quot;group&quot;:&quot;1&quot;},&quot;tag&quot;:&quot;9&quot;, &quot;homeTeam&quot;:&quot;2nd Group 2&quot;, &quot;awayTeam&quot;:&quot;2nd Group 1&quot;, &quot;homeTeamFrom&quot;:&quot;U15_Girls_G2_P2&quot;, &quot;awayTeamFrom&quot;:&quot;U15_Girls_G1_P2&quot;}" calcext:value-type="string">
            <text:p>{"__v":0,"day":2,"dateTime":56760000,"duration":"10m","pitch":"12","competition":{"name":"U15", "section":"Girls Champions League", "group":"1"},"tag":"9", "homeTeam":"2nd Group 2", "awayTeam":"2nd Group 1", "homeTeamFrom":"U15_Girls_G2_P2", "awayTeamFrom":"U15_Girls_G1_P2"}</text:p>
          </table:table-cell>
          <table:table-cell table:number-columns-repeated="1011"/>
        </table:table-row>
        <table:table-row table:style-name="ro1">
          <table:table-cell table:style-name="ce12" table:formula="of:=[.B20]" office:value-type="float" office:value="10" calcext:value-type="float">
            <text:p>10</text:p>
          </table:table-cell>
          <table:table-cell table:formula="of:=IF([.J20]&gt;[.J19];[.B19];[.B19]+1)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B20]-1)) + SECTION_GAP_MS" office:value-type="float" office:value="57480000" calcext:value-type="float">
            <text:p>574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3rd Group 1</text:p>
          </table:table-cell>
          <table:table-cell table:style-name="ce17" table:formula="of:=IF(MOD([.$C20]; NUM_PITCHES)=0;INDEX(PITCHES;1;NUM_PITCHES);INDEX(PITCHES;1;MOD([.$C2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0] &amp; &quot;&quot;&quot;},&quot;&quot;tag&quot;&quot;:&quot;&quot;&quot; &amp; [.$A20] &amp; &quot;&quot;&quot;, &quot;&quot;homeTeam&quot;&quot;:&quot;&quot;&quot; &amp; [.H20] &amp; &quot;&quot;&quot;, &quot;&quot;awayTeam&quot;&quot;:&quot;&quot;&quot; &amp; [.I20] &amp; &quot;&quot;&quot;, &quot;&quot;homeTeamFrom&quot;&quot;:&quot;&quot;&quot; &amp; [.F20] &amp; &quot;&quot;&quot;, &quot;&quot;awayTeamFrom&quot;&quot;:&quot;&quot;&quot; &amp; [.G20] &amp; &quot;&quot;&quot;}&quot;" office:value-type="string" office:string-value="{&quot;__v&quot;:0,&quot;day&quot;:2,&quot;dateTime&quot;:57480000,&quot;duration&quot;:&quot;10m&quot;,&quot;pitch&quot;:&quot;11&quot;,&quot;competition&quot;:{&quot;name&quot;:&quot;U15&quot;, &quot;section&quot;:&quot;Girls Europa League&quot;, &quot;group&quot;:&quot;1&quot;},&quot;tag&quot;:&quot;10&quot;, &quot;homeTeam&quot;:&quot;3rd Group 2&quot;, &quot;awayTeam&quot;:&quot;3rd Group 1&quot;, &quot;homeTeamFrom&quot;:&quot;U15_Girls_G2_P3&quot;, &quot;awayTeamFrom&quot;:&quot;U15_Girls_G1_P3&quot;}" calcext:value-type="string">
            <text:p>{"__v":0,"day":2,"dateTime":57480000,"duration":"10m","pitch":"11","competition":{"name":"U15", "section":"Girls Europa League", "group":"1"},"tag":"10", "homeTeam":"3rd Group 2", "awayTeam":"3rd Group 1", "homeTeamFrom":"U15_Girls_G2_P3", "awayTeamFrom":"U15_Girls_G1_P3"}</text:p>
          </table:table-cell>
          <table:table-cell table:number-columns-repeated="1011"/>
        </table:table-row>
        <table:table-row table:style-name="ro1">
          <table:table-cell table:style-name="ce12" table:formula="of:=[.B21]" office:value-type="float" office:value="10" calcext:value-type="float">
            <text:p>10</text:p>
          </table:table-cell>
          <table:table-cell table:formula="of:=IF([.J21]&gt;[.J20];[.B20];[.B20]+1)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B21]-1)) + SECTION_GAP_MS" office:value-type="float" office:value="57480000" calcext:value-type="float">
            <text:p>5748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1</text:p>
          </table:table-cell>
          <table:table-cell table:style-name="ce17" table:formula="of:=IF(MOD([.$C21]; NUM_PITCHES)=0;INDEX(PITCHES;1;NUM_PITCHES);INDEX(PITCHES;1;MOD([.$C2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1] &amp; &quot;&quot;&quot;},&quot;&quot;tag&quot;&quot;:&quot;&quot;&quot; &amp; [.$A21] &amp; &quot;&quot;&quot;, &quot;&quot;homeTeam&quot;&quot;:&quot;&quot;&quot; &amp; [.H21] &amp; &quot;&quot;&quot;, &quot;&quot;awayTeam&quot;&quot;:&quot;&quot;&quot; &amp; [.I21] &amp; &quot;&quot;&quot;, &quot;&quot;homeTeamFrom&quot;&quot;:&quot;&quot;&quot; &amp; [.F21] &amp; &quot;&quot;&quot;, &quot;&quot;awayTeamFrom&quot;&quot;:&quot;&quot;&quot; &amp; [.G21] &amp; &quot;&quot;&quot;}&quot;" office:value-type="string" office:string-value="{&quot;__v&quot;:0,&quot;day&quot;:2,&quot;dateTime&quot;:57480000,&quot;duration&quot;:&quot;10m&quot;,&quot;pitch&quot;:&quot;12&quot;,&quot;competition&quot;:{&quot;name&quot;:&quot;U15&quot;, &quot;section&quot;:&quot;Girls Europa League&quot;, &quot;group&quot;:&quot;1&quot;},&quot;tag&quot;:&quot;10&quot;, &quot;homeTeam&quot;:&quot;4th Group 2&quot;, &quot;awayTeam&quot;:&quot;4th Group 1&quot;, &quot;homeTeamFrom&quot;:&quot;U15_Girls_G2_P4&quot;, &quot;awayTeamFrom&quot;:&quot;U15_Girls_G1_P4&quot;}" calcext:value-type="string">
            <text:p>{"__v":0,"day":2,"dateTime":57480000,"duration":"10m","pitch":"12","competition":{"name":"U15", "section":"Girls Europa League", "group":"1"},"tag":"10", "homeTeam":"4th Group 2", "awayTeam":"4th Group 1", "homeTeamFrom":"U15_Girls_G2_P4", "awayTeamFrom":"U15_Girls_G1_P4"}</text:p>
          </table:table-cell>
          <table:table-cell table:number-columns-repeated="1011"/>
        </table:table-row>
        <table:table-row table:style-name="ro3">
          <table:table-cell table:style-name="ce12" table:formula="of:=[.B22]" office:value-type="float" office:value="11" calcext:value-type="float">
            <text:p>11</text:p>
          </table:table-cell>
          <table:table-cell table:formula="of:=IF([.J22]&gt;[.J21];[.B21];[.B21]+1)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B22]-1)) + SECTION_GAP_MS" office:value-type="float" office:value="58200000" calcext:value-type="float">
            <text:p>582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1</text:p>
          </table:table-cell>
          <table:table-cell table:style-name="ce17" table:formula="of:=IF(MOD([.$C22]; NUM_PITCHES)=0;INDEX(PITCHES;1;NUM_PITCHES);INDEX(PITCHES;1;MOD([.$C2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2] &amp; &quot;&quot;&quot;},&quot;&quot;tag&quot;&quot;:&quot;&quot;&quot; &amp; [.$A22] &amp; &quot;&quot;&quot;, &quot;&quot;homeTeam&quot;&quot;:&quot;&quot;&quot; &amp; [.H22] &amp; &quot;&quot;&quot;, &quot;&quot;awayTeam&quot;&quot;:&quot;&quot;&quot; &amp; [.I22] &amp; &quot;&quot;&quot;, &quot;&quot;homeTeamFrom&quot;&quot;:&quot;&quot;&quot; &amp; [.F22] &amp; &quot;&quot;&quot;, &quot;&quot;awayTeamFrom&quot;&quot;:&quot;&quot;&quot; &amp; [.G22] &amp; &quot;&quot;&quot;}&quot;" office:value-type="string" office:string-value="{&quot;__v&quot;:0,&quot;day&quot;:2,&quot;dateTime&quot;:58200000,&quot;duration&quot;:&quot;10m&quot;,&quot;pitch&quot;:&quot;11&quot;,&quot;competition&quot;:{&quot;name&quot;:&quot;U15&quot;, &quot;section&quot;:&quot;Girls Champions League&quot;, &quot;group&quot;:&quot;1&quot;},&quot;tag&quot;:&quot;11&quot;, &quot;homeTeam&quot;:&quot;2nd Group 1&quot;, &quot;awayTeam&quot;:&quot;Winner Group 1&quot;, &quot;homeTeamFrom&quot;:&quot;U15_Girls_G1_P2&quot;, &quot;awayTeamFrom&quot;:&quot;U15_Girls_G1_P1&quot;}" calcext:value-type="string">
            <text:p>{"__v":0,"day":2,"dateTime":58200000,"duration":"10m","pitch":"11","competition":{"name":"U15", "section":"Girls Champions League", "group":"1"},"tag":"11", "homeTeam":"2nd Group 1", "awayTeam":"Winner Group 1", "homeTeamFrom":"U15_Girls_G1_P2", "awayTeamFrom":"U15_Girls_G1_P1"}</text:p>
          </table:table-cell>
          <table:table-cell table:number-columns-repeated="1011"/>
        </table:table-row>
        <table:table-row table:style-name="ro3">
          <table:table-cell table:style-name="ce12" table:formula="of:=[.B23]" office:value-type="float" office:value="11" calcext:value-type="float">
            <text:p>11</text:p>
          </table:table-cell>
          <table:table-cell table:formula="of:=IF([.J23]&gt;[.J22];[.B22];[.B22]+1)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B23]-1)) + SECTION_GAP_MS" office:value-type="float" office:value="58200000" calcext:value-type="float">
            <text:p>582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2</text:p>
          </table:table-cell>
          <table:table-cell table:style-name="ce17" table:formula="of:=IF(MOD([.$C23]; NUM_PITCHES)=0;INDEX(PITCHES;1;NUM_PITCHES);INDEX(PITCHES;1;MOD([.$C2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3] &amp; &quot;&quot;&quot;},&quot;&quot;tag&quot;&quot;:&quot;&quot;&quot; &amp; [.$A23] &amp; &quot;&quot;&quot;, &quot;&quot;homeTeam&quot;&quot;:&quot;&quot;&quot; &amp; [.H23] &amp; &quot;&quot;&quot;, &quot;&quot;awayTeam&quot;&quot;:&quot;&quot;&quot; &amp; [.I23] &amp; &quot;&quot;&quot;, &quot;&quot;homeTeamFrom&quot;&quot;:&quot;&quot;&quot; &amp; [.F23] &amp; &quot;&quot;&quot;, &quot;&quot;awayTeamFrom&quot;&quot;:&quot;&quot;&quot; &amp; [.G23] &amp; &quot;&quot;&quot;}&quot;" office:value-type="string" office:string-value="{&quot;__v&quot;:0,&quot;day&quot;:2,&quot;dateTime&quot;:58200000,&quot;duration&quot;:&quot;10m&quot;,&quot;pitch&quot;:&quot;12&quot;,&quot;competition&quot;:{&quot;name&quot;:&quot;U15&quot;, &quot;section&quot;:&quot;Girls Champions League&quot;, &quot;group&quot;:&quot;1&quot;},&quot;tag&quot;:&quot;11&quot;, &quot;homeTeam&quot;:&quot;2nd Group 2&quot;, &quot;awayTeam&quot;:&quot;Winner Group 2&quot;, &quot;homeTeamFrom&quot;:&quot;U15_Girls_G2_P2&quot;, &quot;awayTeamFrom&quot;:&quot;U15_Girls_G2_P1&quot;}" calcext:value-type="string">
            <text:p>{"__v":0,"day":2,"dateTime":58200000,"duration":"10m","pitch":"12","competition":{"name":"U15", "section":"Girls Champions League", "group":"1"},"tag":"11", "homeTeam":"2nd Group 2", "awayTeam":"Winner Group 2", "homeTeamFrom":"U15_Girls_G2_P2", "awayTeamFrom":"U15_Girls_G2_P1"}</text:p>
          </table:table-cell>
          <table:table-cell table:number-columns-repeated="1011"/>
        </table:table-row>
        <table:table-row table:style-name="ro1">
          <table:table-cell table:style-name="ce12" table:formula="of:=[.B24]" office:value-type="float" office:value="12" calcext:value-type="float">
            <text:p>12</text:p>
          </table:table-cell>
          <table:table-cell table:formula="of:=IF([.J24]&gt;[.J23];[.B23];[.B23]+1)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B24]-1)) + SECTION_GAP_MS" office:value-type="float" office:value="58920000" calcext:value-type="float">
            <text:p>589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1</text:p>
          </table:table-cell>
          <table:table-cell table:style-name="ce17" table:formula="of:=IF(MOD([.$C24]; NUM_PITCHES)=0;INDEX(PITCHES;1;NUM_PITCHES);INDEX(PITCHES;1;MOD([.$C2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4] &amp; &quot;&quot;&quot;},&quot;&quot;tag&quot;&quot;:&quot;&quot;&quot; &amp; [.$A24] &amp; &quot;&quot;&quot;, &quot;&quot;homeTeam&quot;&quot;:&quot;&quot;&quot; &amp; [.H24] &amp; &quot;&quot;&quot;, &quot;&quot;awayTeam&quot;&quot;:&quot;&quot;&quot; &amp; [.I24] &amp; &quot;&quot;&quot;, &quot;&quot;homeTeamFrom&quot;&quot;:&quot;&quot;&quot; &amp; [.F24] &amp; &quot;&quot;&quot;, &quot;&quot;awayTeamFrom&quot;&quot;:&quot;&quot;&quot; &amp; [.G24] &amp; &quot;&quot;&quot;}&quot;" office:value-type="string" office:string-value="{&quot;__v&quot;:0,&quot;day&quot;:2,&quot;dateTime&quot;:58920000,&quot;duration&quot;:&quot;10m&quot;,&quot;pitch&quot;:&quot;11&quot;,&quot;competition&quot;:{&quot;name&quot;:&quot;U15&quot;, &quot;section&quot;:&quot;Girls Europa League&quot;, &quot;group&quot;:&quot;1&quot;},&quot;tag&quot;:&quot;12&quot;, &quot;homeTeam&quot;:&quot;4th Group 1&quot;, &quot;awayTeam&quot;:&quot;3rd Group 1&quot;, &quot;homeTeamFrom&quot;:&quot;U15_Girls_G1_P4&quot;, &quot;awayTeamFrom&quot;:&quot;U15_Girls_G1_P3&quot;}" calcext:value-type="string">
            <text:p>{"__v":0,"day":2,"dateTime":58920000,"duration":"10m","pitch":"11","competition":{"name":"U15", "section":"Girls Europa League", "group":"1"},"tag":"12", "homeTeam":"4th Group 1", "awayTeam":"3rd Group 1", "homeTeamFrom":"U15_Girls_G1_P4", "awayTeamFrom":"U15_Girls_G1_P3"}</text:p>
          </table:table-cell>
          <table:table-cell table:number-columns-repeated="1011"/>
        </table:table-row>
        <table:table-row table:style-name="ro1">
          <table:table-cell table:style-name="ce12" table:formula="of:=[.B25]" office:value-type="float" office:value="12" calcext:value-type="float">
            <text:p>12</text:p>
          </table:table-cell>
          <table:table-cell table:formula="of:=IF([.J25]&gt;[.J24];[.B24];[.B24]+1)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B25]-1)) + SECTION_GAP_MS" office:value-type="float" office:value="58920000" calcext:value-type="float">
            <text:p>589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2</text:p>
          </table:table-cell>
          <table:table-cell table:style-name="ce17" table:formula="of:=IF(MOD([.$C25]; NUM_PITCHES)=0;INDEX(PITCHES;1;NUM_PITCHES);INDEX(PITCHES;1;MOD([.$C2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5] &amp; &quot;&quot;&quot;},&quot;&quot;tag&quot;&quot;:&quot;&quot;&quot; &amp; [.$A25] &amp; &quot;&quot;&quot;, &quot;&quot;homeTeam&quot;&quot;:&quot;&quot;&quot; &amp; [.H25] &amp; &quot;&quot;&quot;, &quot;&quot;awayTeam&quot;&quot;:&quot;&quot;&quot; &amp; [.I25] &amp; &quot;&quot;&quot;, &quot;&quot;homeTeamFrom&quot;&quot;:&quot;&quot;&quot; &amp; [.F25] &amp; &quot;&quot;&quot;, &quot;&quot;awayTeamFrom&quot;&quot;:&quot;&quot;&quot; &amp; [.G25] &amp; &quot;&quot;&quot;}&quot;" office:value-type="string" office:string-value="{&quot;__v&quot;:0,&quot;day&quot;:2,&quot;dateTime&quot;:58920000,&quot;duration&quot;:&quot;10m&quot;,&quot;pitch&quot;:&quot;12&quot;,&quot;competition&quot;:{&quot;name&quot;:&quot;U15&quot;, &quot;section&quot;:&quot;Girls Europa League&quot;, &quot;group&quot;:&quot;1&quot;},&quot;tag&quot;:&quot;12&quot;, &quot;homeTeam&quot;:&quot;4th Group 2&quot;, &quot;awayTeam&quot;:&quot;3rd Group 2&quot;, &quot;homeTeamFrom&quot;:&quot;U15_Girls_G2_P4&quot;, &quot;awayTeamFrom&quot;:&quot;U15_Girls_G2_P3&quot;}" calcext:value-type="string">
            <text:p>{"__v":0,"day":2,"dateTime":58920000,"duration":"10m","pitch":"12","competition":{"name":"U15", "section":"Girls Europa League", "group":"1"},"tag":"12", "homeTeam":"4th Group 2", "awayTeam":"3rd Group 2", "homeTeamFrom":"U15_Girls_G2_P4", "awayTeamFrom":"U15_Girls_G2_P3"}</text:p>
          </table:table-cell>
          <table:table-cell table:number-columns-repeated="1011"/>
        </table:table-row>
        <table:table-row table:style-name="ro1" table:number-rows-repeated="23">
          <table:table-cell table:number-columns-repeated="1022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style-name="ce31"/>
          <table:table-cell table:style-name="ce32"/>
          <table:table-cell table:number-columns-repeated="1013"/>
        </table:table-row>
        <table:table-row table:style-name="ro1" table:number-rows-repeated="104852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4 x 4 x 2 KO P=4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30" table:default-cell-style-name="ce10"/>
        <table:table-column table:style-name="co30" table:visibility="collapse" table:default-cell-style-name="ce12"/>
        <table:table-column table:style-name="co5" table:visibility="collapse" table:default-cell-style-name="ce12"/>
        <table:table-column table:style-name="co17" table:visibility="collapse" table:default-cell-style-name="ce12"/>
        <table:table-column table:style-name="co5" table:default-cell-style-name="ce12"/>
        <table:table-column table:style-name="co33" table:visibility="collapse" table:number-columns-repeated="2" table:default-cell-style-name="ce12"/>
        <table:table-column table:style-name="co34" table:default-cell-style-name="ce13"/>
        <table:table-column table:style-name="co34" table:default-cell-style-name="ce27"/>
        <table:table-column table:style-name="co10" table:default-cell-style-name="ce25"/>
        <table:table-column table:style-name="co3" table:number-columns-repeated="1012" table:default-cell-style-name="ce33"/>
        <table:table-row table:style-name="ro1">
          <table:table-cell table:style-name="ce20" office:value-type="string" calcext:value-type="string">
            <text:p>Tag</text:p>
          </table:table-cell>
          <table:table-cell table:style-name="ce20" office:value-type="string" calcext:value-type="string">
            <text:p>Game #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Time</text:p>
          </table:table-cell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Home</text:p>
          </table:table-cell>
          <table:table-cell table:style-name="ce20" office:value-type="string" calcext:value-type="string">
            <text:p>Away</text:p>
          </table:table-cell>
          <table:table-cell table:style-name="ce21" office:value-type="string" calcext:value-type="string">
            <text:p>Home</text:p>
          </table:table-cell>
          <table:table-cell table:style-name="ce28" office:value-type="string" calcext:value-type="string">
            <text:p>Away</text:p>
          </table:table-cell>
          <table:table-cell table:style-name="ce20" office:value-type="string" calcext:value-type="string">
            <text:p>Pitch</text:p>
          </table:table-cell>
          <table:table-cell table:style-name="ce20"/>
          <table:table-cell table:style-name="ce29" table:number-columns-repeated="1011"/>
        </table:table-row>
        <table:table-row table:style-name="ro1">
          <table:table-cell table:style-name="ce12" table:formula="of:=[.B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FIRST_GAME_MS" office:value-type="float" office:value="50400000" calcext:value-type="float">
            <text:p>5040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2];TRANSLATED_TEAM_NAMES;[.$E2]+1)" office:value-type="string" office:string-value="AFC Charvil 'B'" calcext:value-type="string">
            <text:p>AFC Charvil 'B'</text:p>
          </table:table-cell>
          <table:table-cell table:formula="of:=VLOOKUP([.$G2];TRANSLATED_TEAM_NAMES;[.$E2]+1)" office:value-type="string" office:string-value="Haslemere Town" calcext:value-type="string">
            <text:p>Haslemere Town</text:p>
          </table:table-cell>
          <table:table-cell table:style-name="ce17" table:formula="of:=IF(MOD([.$C2]; NUM_PITCHES)=0;INDEX(PITCHES;1;NUM_PITCHES);INDEX(PITCHES;1;MOD([.$C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] &amp; &quot;,&quot;&quot;duration&quot;&quot;:&quot;&quot;&quot; &amp; MATCH_DURATION &amp; &quot;m&quot;&quot;,&quot;&quot;pitch&quot;&quot;:&quot;&quot;&quot; &amp; [.J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] &amp; &quot;&quot;&quot;},&quot;&quot;tag&quot;&quot;:&quot;&quot;&quot; &amp; [.$B2] &amp; &quot;&quot;&quot;, &quot;&quot;homeTeam&quot;&quot;:&quot;&quot;&quot; &amp; [.H2] &amp; &quot;&quot;&quot;, &quot;&quot;awayTeam&quot;&quot;:&quot;&quot;&quot; &amp; [.I2] &amp; &quot;&quot;&quot;}&quot;" office:value-type="string" office:string-value="{&quot;__v&quot;:0,&quot;day&quot;:2,&quot;dateTime&quot;:50400000,&quot;duration&quot;:&quot;10m&quot;,&quot;pitch&quot;:&quot;11&quot;,&quot;competition&quot;:{&quot;name&quot;:&quot;U15&quot;, &quot;section&quot;:&quot;Girls&quot;, &quot;group&quot;:&quot;1&quot;},&quot;tag&quot;:&quot;1&quot;, &quot;homeTeam&quot;:&quot;AFC Charvil 'B'&quot;, &quot;awayTeam&quot;:&quot;Haslemere Town&quot;}" calcext:value-type="string">
            <text:p>{"__v":0,"day":2,"dateTime":50400000,"duration":"10m","pitch":"11","competition":{"name":"U15", "section":"Girls", "group":"1"},"tag":"1", "homeTeam":"AFC Charvil 'B'", "awayTeam":"Haslemere Town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3]" office:value-type="float" office:value="1" calcext:value-type="float">
            <text:p>1</text:p>
          </table:table-cell>
          <table:table-cell table:formula="of:=IF([.J3]&gt;[.J2];[.B2];[.B2]+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FIRST_GAME_MS + ((DURATION_MS + GAME_GAP_MS) * ([.B3]-1))" office:value-type="float" office:value="50400000" calcext:value-type="float">
            <text:p>5040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3];TRANSLATED_TEAM_NAMES;[.$E3]+1)" office:value-type="string" office:string-value="Maidenhead B&amp;G FC White Sox" calcext:value-type="string">
            <text:p>Maidenhead B&amp;G FC White Sox</text:p>
          </table:table-cell>
          <table:table-cell table:formula="of:=VLOOKUP([.$G3];TRANSLATED_TEAM_NAMES;[.$E3]+1)" office:value-type="string" office:string-value="STBGFC Rockets 'A'" calcext:value-type="string">
            <text:p>STBGFC Rockets 'A'</text:p>
          </table:table-cell>
          <table:table-cell table:style-name="ce17" table:formula="of:=IF(MOD([.$C3]; NUM_PITCHES)=0;INDEX(PITCHES;1;NUM_PITCHES);INDEX(PITCHES;1;MOD([.$C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] &amp; &quot;,&quot;&quot;duration&quot;&quot;:&quot;&quot;&quot; &amp; MATCH_DURATION &amp; &quot;m&quot;&quot;,&quot;&quot;pitch&quot;&quot;:&quot;&quot;&quot; &amp; [.J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3] &amp; &quot;&quot;&quot;},&quot;&quot;tag&quot;&quot;:&quot;&quot;&quot; &amp; [.$B3] &amp; &quot;&quot;&quot;, &quot;&quot;homeTeam&quot;&quot;:&quot;&quot;&quot; &amp; [.H3] &amp; &quot;&quot;&quot;, &quot;&quot;awayTeam&quot;&quot;:&quot;&quot;&quot; &amp; [.I3] &amp; &quot;&quot;&quot;}&quot;" office:value-type="string" office:string-value="{&quot;__v&quot;:0,&quot;day&quot;:2,&quot;dateTime&quot;:50400000,&quot;duration&quot;:&quot;10m&quot;,&quot;pitch&quot;:&quot;12&quot;,&quot;competition&quot;:{&quot;name&quot;:&quot;U15&quot;, &quot;section&quot;:&quot;Girls&quot;, &quot;group&quot;:&quot;1&quot;},&quot;tag&quot;:&quot;1&quot;, &quot;homeTeam&quot;:&quot;Maidenhead B&amp;G FC White Sox&quot;, &quot;awayTeam&quot;:&quot;STBGFC Rockets 'A'&quot;}" calcext:value-type="string">
            <text:p>{"__v":0,"day":2,"dateTime":50400000,"duration":"10m","pitch":"12","competition":{"name":"U15", "section":"Girls", "group":"1"},"tag":"1", "homeTeam":"Maidenhead B&amp;G FC White Sox", "awayTeam":"STBGFC Rockets 'A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4]" office:value-type="float" office:value="2" calcext:value-type="float">
            <text:p>2</text:p>
          </table:table-cell>
          <table:table-cell table:formula="of:=IF([.J4]&gt;[.J3];[.B3];[.B3]+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FIRST_GAME_MS + ((DURATION_MS + GAME_GAP_MS) * ([.B4]-1))" office:value-type="float" office:value="51120000" calcext:value-type="float">
            <text:p>5112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4];TRANSLATED_TEAM_NAMES;[.$E4]+1)">
            <text:p/>
          </table:table-cell>
          <table:table-cell table:formula="of:=VLOOKUP([.$G4];TRANSLATED_TEAM_NAMES;[.$E4]+1)">
            <text:p/>
          </table:table-cell>
          <table:table-cell table:style-name="ce17" table:formula="of:=IF(MOD([.$C4]; NUM_PITCHES)=0;INDEX(PITCHES;1;NUM_PITCHES);INDEX(PITCHES;1;MOD([.$C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] &amp; &quot;,&quot;&quot;duration&quot;&quot;:&quot;&quot;&quot; &amp; MATCH_DURATION &amp; &quot;m&quot;&quot;,&quot;&quot;pitch&quot;&quot;:&quot;&quot;&quot; &amp; [.J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4] &amp; &quot;&quot;&quot;},&quot;&quot;tag&quot;&quot;:&quot;&quot;&quot; &amp; [.$B4] &amp; &quot;&quot;&quot;, &quot;&quot;homeTeam&quot;&quot;:&quot;&quot;&quot; &amp; [.H4] &amp; &quot;&quot;&quot;, &quot;&quot;awayTeam&quot;&quot;:&quot;&quot;&quot; &amp; [.I4] &amp; &quot;&quot;&quot;}&quot;" office:value-type="string" office:string-value="{&quot;__v&quot;:0,&quot;day&quot;:2,&quot;dateTime&quot;:51120000,&quot;duration&quot;:&quot;10m&quot;,&quot;pitch&quot;:&quot;11&quot;,&quot;competition&quot;:{&quot;name&quot;:&quot;U15&quot;, &quot;section&quot;:&quot;Girls&quot;, &quot;group&quot;:&quot;3&quot;},&quot;tag&quot;:&quot;2&quot;, &quot;homeTeam&quot;:&quot;&quot;, &quot;awayTeam&quot;:&quot;&quot;}" calcext:value-type="string">
            <text:p>{"__v":0,"day":2,"dateTime":51120000,"duration":"10m","pitch":"11","competition":{"name":"U15", "section":"Girls", "group":"3"},"tag":"2", "homeTeam":"", "awayTeam":"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5]" office:value-type="float" office:value="2" calcext:value-type="float">
            <text:p>2</text:p>
          </table:table-cell>
          <table:table-cell table:formula="of:=IF([.J5]&gt;[.J4];[.B4];[.B4]+1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FIRST_GAME_MS + ((DURATION_MS + GAME_GAP_MS) * ([.B5]-1))" office:value-type="float" office:value="51120000" calcext:value-type="float">
            <text:p>5112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5];TRANSLATED_TEAM_NAMES;[.$E5]+1)">
            <text:p/>
          </table:table-cell>
          <table:table-cell table:formula="of:=VLOOKUP([.$G5];TRANSLATED_TEAM_NAMES;[.$E5]+1)">
            <text:p/>
          </table:table-cell>
          <table:table-cell table:style-name="ce17" table:formula="of:=IF(MOD([.$C5]; NUM_PITCHES)=0;INDEX(PITCHES;1;NUM_PITCHES);INDEX(PITCHES;1;MOD([.$C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5] &amp; &quot;,&quot;&quot;duration&quot;&quot;:&quot;&quot;&quot; &amp; MATCH_DURATION &amp; &quot;m&quot;&quot;,&quot;&quot;pitch&quot;&quot;:&quot;&quot;&quot; &amp; [.J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5] &amp; &quot;&quot;&quot;},&quot;&quot;tag&quot;&quot;:&quot;&quot;&quot; &amp; [.$B5] &amp; &quot;&quot;&quot;, &quot;&quot;homeTeam&quot;&quot;:&quot;&quot;&quot; &amp; [.H5] &amp; &quot;&quot;&quot;, &quot;&quot;awayTeam&quot;&quot;:&quot;&quot;&quot; &amp; [.I5] &amp; &quot;&quot;&quot;}&quot;" office:value-type="string" office:string-value="{&quot;__v&quot;:0,&quot;day&quot;:2,&quot;dateTime&quot;:51120000,&quot;duration&quot;:&quot;10m&quot;,&quot;pitch&quot;:&quot;12&quot;,&quot;competition&quot;:{&quot;name&quot;:&quot;U15&quot;, &quot;section&quot;:&quot;Girls&quot;, &quot;group&quot;:&quot;3&quot;},&quot;tag&quot;:&quot;2&quot;, &quot;homeTeam&quot;:&quot;&quot;, &quot;awayTeam&quot;:&quot;&quot;}" calcext:value-type="string">
            <text:p>{"__v":0,"day":2,"dateTime":51120000,"duration":"10m","pitch":"12","competition":{"name":"U15", "section":"Girls", "group":"3"},"tag":"2", "homeTeam":"", "awayTeam":"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6]" office:value-type="float" office:value="3" calcext:value-type="float">
            <text:p>3</text:p>
          </table:table-cell>
          <table:table-cell table:formula="of:=IF([.J6]&gt;[.J5];[.B5];[.B5]+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FIRST_GAME_MS + ((DURATION_MS + GAME_GAP_MS) * ([.B6]-1))" office:value-type="float" office:value="51840000" calcext:value-type="float">
            <text:p>518400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6];TRANSLATED_TEAM_NAMES;[.$E6]+1)" office:value-type="string" office:string-value="AFC Charvil 'A'" calcext:value-type="string">
            <text:p>AFC Charvil 'A'</text:p>
          </table:table-cell>
          <table:table-cell table:formula="of:=VLOOKUP([.$G6];TRANSLATED_TEAM_NAMES;[.$E6]+1)" office:value-type="string" office:string-value="Eastleigh Girls" calcext:value-type="string">
            <text:p>Eastleigh Girls</text:p>
          </table:table-cell>
          <table:table-cell table:style-name="ce17" table:formula="of:=IF(MOD([.$C6]; NUM_PITCHES)=0;INDEX(PITCHES;1;NUM_PITCHES);INDEX(PITCHES;1;MOD([.$C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6] &amp; &quot;,&quot;&quot;duration&quot;&quot;:&quot;&quot;&quot; &amp; MATCH_DURATION &amp; &quot;m&quot;&quot;,&quot;&quot;pitch&quot;&quot;:&quot;&quot;&quot; &amp; [.J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6] &amp; &quot;&quot;&quot;},&quot;&quot;tag&quot;&quot;:&quot;&quot;&quot; &amp; [.$B6] &amp; &quot;&quot;&quot;, &quot;&quot;homeTeam&quot;&quot;:&quot;&quot;&quot; &amp; [.H6] &amp; &quot;&quot;&quot;, &quot;&quot;awayTeam&quot;&quot;:&quot;&quot;&quot; &amp; [.I6] &amp; &quot;&quot;&quot;}&quot;" office:value-type="string" office:string-value="{&quot;__v&quot;:0,&quot;day&quot;:2,&quot;dateTime&quot;:51840000,&quot;duration&quot;:&quot;10m&quot;,&quot;pitch&quot;:&quot;11&quot;,&quot;competition&quot;:{&quot;name&quot;:&quot;U15&quot;, &quot;section&quot;:&quot;Girls&quot;, &quot;group&quot;:&quot;2&quot;},&quot;tag&quot;:&quot;3&quot;, &quot;homeTeam&quot;:&quot;AFC Charvil 'A'&quot;, &quot;awayTeam&quot;:&quot;Eastleigh Girls&quot;}" calcext:value-type="string">
            <text:p>{"__v":0,"day":2,"dateTime":51840000,"duration":"10m","pitch":"11","competition":{"name":"U15", "section":"Girls", "group":"2"},"tag":"3", "homeTeam":"AFC Charvil 'A'", "awayTeam":"Eastleigh Girls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7]" office:value-type="float" office:value="3" calcext:value-type="float">
            <text:p>3</text:p>
          </table:table-cell>
          <table:table-cell table:formula="of:=IF([.J7]&gt;[.J6];[.B6];[.B6]+1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FIRST_GAME_MS + ((DURATION_MS + GAME_GAP_MS) * ([.B7]-1))" office:value-type="float" office:value="51840000" calcext:value-type="float">
            <text:p>5184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7];TRANSLATED_TEAM_NAMES;[.$E7]+1)" office:value-type="string" office:string-value="Laurel Park Starz" calcext:value-type="string">
            <text:p>Laurel Park Starz</text:p>
          </table:table-cell>
          <table:table-cell table:formula="of:=VLOOKUP([.$G7];TRANSLATED_TEAM_NAMES;[.$E7]+1)" office:value-type="string" office:string-value="STBGFC Rockets 'B'" calcext:value-type="string">
            <text:p>STBGFC Rockets 'B'</text:p>
          </table:table-cell>
          <table:table-cell table:style-name="ce17" table:formula="of:=IF(MOD([.$C7]; NUM_PITCHES)=0;INDEX(PITCHES;1;NUM_PITCHES);INDEX(PITCHES;1;MOD([.$C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7] &amp; &quot;,&quot;&quot;duration&quot;&quot;:&quot;&quot;&quot; &amp; MATCH_DURATION &amp; &quot;m&quot;&quot;,&quot;&quot;pitch&quot;&quot;:&quot;&quot;&quot; &amp; [.J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7] &amp; &quot;&quot;&quot;},&quot;&quot;tag&quot;&quot;:&quot;&quot;&quot; &amp; [.$B7] &amp; &quot;&quot;&quot;, &quot;&quot;homeTeam&quot;&quot;:&quot;&quot;&quot; &amp; [.H7] &amp; &quot;&quot;&quot;, &quot;&quot;awayTeam&quot;&quot;:&quot;&quot;&quot; &amp; [.I7] &amp; &quot;&quot;&quot;}&quot;" office:value-type="string" office:string-value="{&quot;__v&quot;:0,&quot;day&quot;:2,&quot;dateTime&quot;:51840000,&quot;duration&quot;:&quot;10m&quot;,&quot;pitch&quot;:&quot;12&quot;,&quot;competition&quot;:{&quot;name&quot;:&quot;U15&quot;, &quot;section&quot;:&quot;Girls&quot;, &quot;group&quot;:&quot;2&quot;},&quot;tag&quot;:&quot;3&quot;, &quot;homeTeam&quot;:&quot;Laurel Park Starz&quot;, &quot;awayTeam&quot;:&quot;STBGFC Rockets 'B'&quot;}" calcext:value-type="string">
            <text:p>{"__v":0,"day":2,"dateTime":51840000,"duration":"10m","pitch":"12","competition":{"name":"U15", "section":"Girls", "group":"2"},"tag":"3", "homeTeam":"Laurel Park Starz", "awayTeam":"STBGFC Rockets 'B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8]" office:value-type="float" office:value="4" calcext:value-type="float">
            <text:p>4</text:p>
          </table:table-cell>
          <table:table-cell table:formula="of:=IF([.J8]&gt;[.J7];[.B7];[.B7]+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FIRST_GAME_MS + ((DURATION_MS + GAME_GAP_MS) * ([.B8]-1))" office:value-type="float" office:value="52560000" calcext:value-type="float">
            <text:p>52560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VLOOKUP([.$F8];TRANSLATED_TEAM_NAMES;[.$E8]+1)">
            <text:p/>
          </table:table-cell>
          <table:table-cell table:formula="of:=VLOOKUP([.$G8];TRANSLATED_TEAM_NAMES;[.$E8]+1)">
            <text:p/>
          </table:table-cell>
          <table:table-cell table:style-name="ce17" table:formula="of:=IF(MOD([.$C8]; NUM_PITCHES)=0;INDEX(PITCHES;1;NUM_PITCHES);INDEX(PITCHES;1;MOD([.$C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8] &amp; &quot;,&quot;&quot;duration&quot;&quot;:&quot;&quot;&quot; &amp; MATCH_DURATION &amp; &quot;m&quot;&quot;,&quot;&quot;pitch&quot;&quot;:&quot;&quot;&quot; &amp; [.J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8] &amp; &quot;&quot;&quot;},&quot;&quot;tag&quot;&quot;:&quot;&quot;&quot; &amp; [.$B8] &amp; &quot;&quot;&quot;, &quot;&quot;homeTeam&quot;&quot;:&quot;&quot;&quot; &amp; [.H8] &amp; &quot;&quot;&quot;, &quot;&quot;awayTeam&quot;&quot;:&quot;&quot;&quot; &amp; [.I8] &amp; &quot;&quot;&quot;}&quot;" office:value-type="string" office:string-value="{&quot;__v&quot;:0,&quot;day&quot;:2,&quot;dateTime&quot;:52560000,&quot;duration&quot;:&quot;10m&quot;,&quot;pitch&quot;:&quot;11&quot;,&quot;competition&quot;:{&quot;name&quot;:&quot;U15&quot;, &quot;section&quot;:&quot;Girls&quot;, &quot;group&quot;:&quot;4&quot;},&quot;tag&quot;:&quot;4&quot;, &quot;homeTeam&quot;:&quot;&quot;, &quot;awayTeam&quot;:&quot;&quot;}" calcext:value-type="string">
            <text:p>{"__v":0,"day":2,"dateTime":52560000,"duration":"10m","pitch":"11","competition":{"name":"U15", "section":"Girls", "group":"4"},"tag":"4", "homeTeam":"", "awayTeam":"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9]" office:value-type="float" office:value="4" calcext:value-type="float">
            <text:p>4</text:p>
          </table:table-cell>
          <table:table-cell table:formula="of:=IF([.J9]&gt;[.J8];[.B8];[.B8]+1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FIRST_GAME_MS + ((DURATION_MS + GAME_GAP_MS) * ([.B9]-1))" office:value-type="float" office:value="52560000" calcext:value-type="float">
            <text:p>5256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VLOOKUP([.$F9];TRANSLATED_TEAM_NAMES;[.$E9]+1)">
            <text:p/>
          </table:table-cell>
          <table:table-cell table:formula="of:=VLOOKUP([.$G9];TRANSLATED_TEAM_NAMES;[.$E9]+1)">
            <text:p/>
          </table:table-cell>
          <table:table-cell table:style-name="ce17" table:formula="of:=IF(MOD([.$C9]; NUM_PITCHES)=0;INDEX(PITCHES;1;NUM_PITCHES);INDEX(PITCHES;1;MOD([.$C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9] &amp; &quot;,&quot;&quot;duration&quot;&quot;:&quot;&quot;&quot; &amp; MATCH_DURATION &amp; &quot;m&quot;&quot;,&quot;&quot;pitch&quot;&quot;:&quot;&quot;&quot; &amp; [.J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9] &amp; &quot;&quot;&quot;},&quot;&quot;tag&quot;&quot;:&quot;&quot;&quot; &amp; [.$B9] &amp; &quot;&quot;&quot;, &quot;&quot;homeTeam&quot;&quot;:&quot;&quot;&quot; &amp; [.H9] &amp; &quot;&quot;&quot;, &quot;&quot;awayTeam&quot;&quot;:&quot;&quot;&quot; &amp; [.I9] &amp; &quot;&quot;&quot;}&quot;" office:value-type="string" office:string-value="{&quot;__v&quot;:0,&quot;day&quot;:2,&quot;dateTime&quot;:52560000,&quot;duration&quot;:&quot;10m&quot;,&quot;pitch&quot;:&quot;12&quot;,&quot;competition&quot;:{&quot;name&quot;:&quot;U15&quot;, &quot;section&quot;:&quot;Girls&quot;, &quot;group&quot;:&quot;4&quot;},&quot;tag&quot;:&quot;4&quot;, &quot;homeTeam&quot;:&quot;&quot;, &quot;awayTeam&quot;:&quot;&quot;}" calcext:value-type="string">
            <text:p>{"__v":0,"day":2,"dateTime":52560000,"duration":"10m","pitch":"12","competition":{"name":"U15", "section":"Girls", "group":"4"},"tag":"4", "homeTeam":"", "awayTeam":"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0]" office:value-type="float" office:value="5" calcext:value-type="float">
            <text:p>5</text:p>
          </table:table-cell>
          <table:table-cell table:formula="of:=IF([.J10]&gt;[.J9];[.B9];[.B9]+1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FIRST_GAME_MS + ((DURATION_MS + GAME_GAP_MS) * ([.B10]-1))" office:value-type="float" office:value="53280000" calcext:value-type="float">
            <text:p>5328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0];TRANSLATED_TEAM_NAMES;[.$E10]+1)" office:value-type="string" office:string-value="Maidenhead B&amp;G FC White Sox" calcext:value-type="string">
            <text:p>Maidenhead B&amp;G FC White Sox</text:p>
          </table:table-cell>
          <table:table-cell table:formula="of:=VLOOKUP([.$G10];TRANSLATED_TEAM_NAMES;[.$E10]+1)" office:value-type="string" office:string-value="AFC Charvil 'B'" calcext:value-type="string">
            <text:p>AFC Charvil 'B'</text:p>
          </table:table-cell>
          <table:table-cell table:style-name="ce17" table:formula="of:=IF(MOD([.$C10]; NUM_PITCHES)=0;INDEX(PITCHES;1;NUM_PITCHES);INDEX(PITCHES;1;MOD([.$C1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0] &amp; &quot;,&quot;&quot;duration&quot;&quot;:&quot;&quot;&quot; &amp; MATCH_DURATION &amp; &quot;m&quot;&quot;,&quot;&quot;pitch&quot;&quot;:&quot;&quot;&quot; &amp; [.J1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0] &amp; &quot;&quot;&quot;},&quot;&quot;tag&quot;&quot;:&quot;&quot;&quot; &amp; [.$B10] &amp; &quot;&quot;&quot;, &quot;&quot;homeTeam&quot;&quot;:&quot;&quot;&quot; &amp; [.H10] &amp; &quot;&quot;&quot;, &quot;&quot;awayTeam&quot;&quot;:&quot;&quot;&quot; &amp; [.I10] &amp; &quot;&quot;&quot;}&quot;" office:value-type="string" office:string-value="{&quot;__v&quot;:0,&quot;day&quot;:2,&quot;dateTime&quot;:53280000,&quot;duration&quot;:&quot;10m&quot;,&quot;pitch&quot;:&quot;11&quot;,&quot;competition&quot;:{&quot;name&quot;:&quot;U15&quot;, &quot;section&quot;:&quot;Girls&quot;, &quot;group&quot;:&quot;1&quot;},&quot;tag&quot;:&quot;5&quot;, &quot;homeTeam&quot;:&quot;Maidenhead B&amp;G FC White Sox&quot;, &quot;awayTeam&quot;:&quot;AFC Charvil 'B'&quot;}" calcext:value-type="string">
            <text:p>{"__v":0,"day":2,"dateTime":53280000,"duration":"10m","pitch":"11","competition":{"name":"U15", "section":"Girls", "group":"1"},"tag":"5", "homeTeam":"Maidenhead B&amp;G FC White Sox", "awayTeam":"AFC Charvil 'B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1]" office:value-type="float" office:value="5" calcext:value-type="float">
            <text:p>5</text:p>
          </table:table-cell>
          <table:table-cell table:formula="of:=IF([.J11]&gt;[.J10];[.B10];[.B10]+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FIRST_GAME_MS + ((DURATION_MS + GAME_GAP_MS) * ([.B11]-1))" office:value-type="float" office:value="53280000" calcext:value-type="float">
            <text:p>5328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1];TRANSLATED_TEAM_NAMES;[.$E11]+1)" office:value-type="string" office:string-value="Haslemere Town" calcext:value-type="string">
            <text:p>Haslemere Town</text:p>
          </table:table-cell>
          <table:table-cell table:formula="of:=VLOOKUP([.$G11];TRANSLATED_TEAM_NAMES;[.$E11]+1)" office:value-type="string" office:string-value="STBGFC Rockets 'A'" calcext:value-type="string">
            <text:p>STBGFC Rockets 'A'</text:p>
          </table:table-cell>
          <table:table-cell table:style-name="ce17" table:formula="of:=IF(MOD([.$C11]; NUM_PITCHES)=0;INDEX(PITCHES;1;NUM_PITCHES);INDEX(PITCHES;1;MOD([.$C1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1] &amp; &quot;,&quot;&quot;duration&quot;&quot;:&quot;&quot;&quot; &amp; MATCH_DURATION &amp; &quot;m&quot;&quot;,&quot;&quot;pitch&quot;&quot;:&quot;&quot;&quot; &amp; [.J1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1] &amp; &quot;&quot;&quot;},&quot;&quot;tag&quot;&quot;:&quot;&quot;&quot; &amp; [.$B11] &amp; &quot;&quot;&quot;, &quot;&quot;homeTeam&quot;&quot;:&quot;&quot;&quot; &amp; [.H11] &amp; &quot;&quot;&quot;, &quot;&quot;awayTeam&quot;&quot;:&quot;&quot;&quot; &amp; [.I11] &amp; &quot;&quot;&quot;}&quot;" office:value-type="string" office:string-value="{&quot;__v&quot;:0,&quot;day&quot;:2,&quot;dateTime&quot;:53280000,&quot;duration&quot;:&quot;10m&quot;,&quot;pitch&quot;:&quot;12&quot;,&quot;competition&quot;:{&quot;name&quot;:&quot;U15&quot;, &quot;section&quot;:&quot;Girls&quot;, &quot;group&quot;:&quot;1&quot;},&quot;tag&quot;:&quot;5&quot;, &quot;homeTeam&quot;:&quot;Haslemere Town&quot;, &quot;awayTeam&quot;:&quot;STBGFC Rockets 'A'&quot;}" calcext:value-type="string">
            <text:p>{"__v":0,"day":2,"dateTime":53280000,"duration":"10m","pitch":"12","competition":{"name":"U15", "section":"Girls", "group":"1"},"tag":"5", "homeTeam":"Haslemere Town", "awayTeam":"STBGFC Rockets 'A'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2]" office:value-type="float" office:value="6" calcext:value-type="float">
            <text:p>6</text:p>
          </table:table-cell>
          <table:table-cell table:formula="of:=IF([.J12]&gt;[.J11];[.B11];[.B11]+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FIRST_GAME_MS + ((DURATION_MS + GAME_GAP_MS) * ([.B12]-1))" office:value-type="float" office:value="54000000" calcext:value-type="float">
            <text:p>54000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2];TRANSLATED_TEAM_NAMES;[.$E12]+1)">
            <text:p/>
          </table:table-cell>
          <table:table-cell table:formula="of:=VLOOKUP([.$G12];TRANSLATED_TEAM_NAMES;[.$E12]+1)">
            <text:p/>
          </table:table-cell>
          <table:table-cell table:style-name="ce17" table:formula="of:=IF(MOD([.$C12]; NUM_PITCHES)=0;INDEX(PITCHES;1;NUM_PITCHES);INDEX(PITCHES;1;MOD([.$C1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2] &amp; &quot;,&quot;&quot;duration&quot;&quot;:&quot;&quot;&quot; &amp; MATCH_DURATION &amp; &quot;m&quot;&quot;,&quot;&quot;pitch&quot;&quot;:&quot;&quot;&quot; &amp; [.J1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2] &amp; &quot;&quot;&quot;},&quot;&quot;tag&quot;&quot;:&quot;&quot;&quot; &amp; [.$B12] &amp; &quot;&quot;&quot;, &quot;&quot;homeTeam&quot;&quot;:&quot;&quot;&quot; &amp; [.H12] &amp; &quot;&quot;&quot;, &quot;&quot;awayTeam&quot;&quot;:&quot;&quot;&quot; &amp; [.I12] &amp; &quot;&quot;&quot;}&quot;" office:value-type="string" office:string-value="{&quot;__v&quot;:0,&quot;day&quot;:2,&quot;dateTime&quot;:54000000,&quot;duration&quot;:&quot;10m&quot;,&quot;pitch&quot;:&quot;11&quot;,&quot;competition&quot;:{&quot;name&quot;:&quot;U15&quot;, &quot;section&quot;:&quot;Girls&quot;, &quot;group&quot;:&quot;3&quot;},&quot;tag&quot;:&quot;6&quot;, &quot;homeTeam&quot;:&quot;&quot;, &quot;awayTeam&quot;:&quot;&quot;}" calcext:value-type="string">
            <text:p>{"__v":0,"day":2,"dateTime":54000000,"duration":"10m","pitch":"11","competition":{"name":"U15", "section":"Girls", "group":"3"},"tag":"6", "homeTeam":"", "awayTeam":"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3]" office:value-type="float" office:value="6" calcext:value-type="float">
            <text:p>6</text:p>
          </table:table-cell>
          <table:table-cell table:formula="of:=IF([.J13]&gt;[.J12];[.B12];[.B12]+1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FIRST_GAME_MS + ((DURATION_MS + GAME_GAP_MS) * ([.B13]-1))" office:value-type="float" office:value="54000000" calcext:value-type="float">
            <text:p>5400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3];TRANSLATED_TEAM_NAMES;[.$E13]+1)">
            <text:p/>
          </table:table-cell>
          <table:table-cell table:formula="of:=VLOOKUP([.$G13];TRANSLATED_TEAM_NAMES;[.$E13]+1)">
            <text:p/>
          </table:table-cell>
          <table:table-cell table:style-name="ce17" table:formula="of:=IF(MOD([.$C13]; NUM_PITCHES)=0;INDEX(PITCHES;1;NUM_PITCHES);INDEX(PITCHES;1;MOD([.$C1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3] &amp; &quot;,&quot;&quot;duration&quot;&quot;:&quot;&quot;&quot; &amp; MATCH_DURATION &amp; &quot;m&quot;&quot;,&quot;&quot;pitch&quot;&quot;:&quot;&quot;&quot; &amp; [.J1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3] &amp; &quot;&quot;&quot;},&quot;&quot;tag&quot;&quot;:&quot;&quot;&quot; &amp; [.$B13] &amp; &quot;&quot;&quot;, &quot;&quot;homeTeam&quot;&quot;:&quot;&quot;&quot; &amp; [.H13] &amp; &quot;&quot;&quot;, &quot;&quot;awayTeam&quot;&quot;:&quot;&quot;&quot; &amp; [.I13] &amp; &quot;&quot;&quot;}&quot;" office:value-type="string" office:string-value="{&quot;__v&quot;:0,&quot;day&quot;:2,&quot;dateTime&quot;:54000000,&quot;duration&quot;:&quot;10m&quot;,&quot;pitch&quot;:&quot;12&quot;,&quot;competition&quot;:{&quot;name&quot;:&quot;U15&quot;, &quot;section&quot;:&quot;Girls&quot;, &quot;group&quot;:&quot;3&quot;},&quot;tag&quot;:&quot;6&quot;, &quot;homeTeam&quot;:&quot;&quot;, &quot;awayTeam&quot;:&quot;&quot;}" calcext:value-type="string">
            <text:p>{"__v":0,"day":2,"dateTime":54000000,"duration":"10m","pitch":"12","competition":{"name":"U15", "section":"Girls", "group":"3"},"tag":"6", "homeTeam":"", "awayTeam":""}</text:p>
          </table:table-cell>
          <table:table-cell table:style-name="ce30" table:number-columns-repeated="1011"/>
        </table:table-row>
        <table:table-row table:style-name="ro1">
          <table:table-cell table:style-name="ce12" table:formula="of:=[.B14]" office:value-type="float" office:value="7" calcext:value-type="float">
            <text:p>7</text:p>
          </table:table-cell>
          <table:table-cell table:formula="of:=IF([.J14]&gt;[.J13];[.B13];[.B13]+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FIRST_GAME_MS + ((DURATION_MS + GAME_GAP_MS) * ([.B14]-1))" office:value-type="float" office:value="54720000" calcext:value-type="float">
            <text:p>54720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4];TRANSLATED_TEAM_NAMES;[.$E14]+1)" office:value-type="string" office:string-value="Laurel Park Starz" calcext:value-type="string">
            <text:p>Laurel Park Starz</text:p>
          </table:table-cell>
          <table:table-cell table:formula="of:=VLOOKUP([.$G14];TRANSLATED_TEAM_NAMES;[.$E14]+1)" office:value-type="string" office:string-value="AFC Charvil 'A'" calcext:value-type="string">
            <text:p>AFC Charvil 'A'</text:p>
          </table:table-cell>
          <table:table-cell table:style-name="ce17" table:formula="of:=IF(MOD([.$C14]; NUM_PITCHES)=0;INDEX(PITCHES;1;NUM_PITCHES);INDEX(PITCHES;1;MOD([.$C1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4] &amp; &quot;,&quot;&quot;duration&quot;&quot;:&quot;&quot;&quot; &amp; MATCH_DURATION &amp; &quot;m&quot;&quot;,&quot;&quot;pitch&quot;&quot;:&quot;&quot;&quot; &amp; [.J1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4] &amp; &quot;&quot;&quot;},&quot;&quot;tag&quot;&quot;:&quot;&quot;&quot; &amp; [.$B14] &amp; &quot;&quot;&quot;, &quot;&quot;homeTeam&quot;&quot;:&quot;&quot;&quot; &amp; [.H14] &amp; &quot;&quot;&quot;, &quot;&quot;awayTeam&quot;&quot;:&quot;&quot;&quot; &amp; [.I14] &amp; &quot;&quot;&quot;}&quot;" office:value-type="string" office:string-value="{&quot;__v&quot;:0,&quot;day&quot;:2,&quot;dateTime&quot;:54720000,&quot;duration&quot;:&quot;10m&quot;,&quot;pitch&quot;:&quot;11&quot;,&quot;competition&quot;:{&quot;name&quot;:&quot;U15&quot;, &quot;section&quot;:&quot;Girls&quot;, &quot;group&quot;:&quot;2&quot;},&quot;tag&quot;:&quot;7&quot;, &quot;homeTeam&quot;:&quot;Laurel Park Starz&quot;, &quot;awayTeam&quot;:&quot;AFC Charvil 'A'&quot;}" calcext:value-type="string">
            <text:p>{"__v":0,"day":2,"dateTime":54720000,"duration":"10m","pitch":"11","competition":{"name":"U15", "section":"Girls", "group":"2"},"tag":"7", "homeTeam":"Laurel Park Starz", "awayTeam":"AFC Charvil 'A'"}</text:p>
          </table:table-cell>
          <table:table-cell table:number-columns-repeated="1011"/>
        </table:table-row>
        <table:table-row table:style-name="ro1">
          <table:table-cell table:style-name="ce12" table:formula="of:=[.B15]" office:value-type="float" office:value="7" calcext:value-type="float">
            <text:p>7</text:p>
          </table:table-cell>
          <table:table-cell table:formula="of:=IF([.J15]&gt;[.J14];[.B14];[.B14]+1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FIRST_GAME_MS + ((DURATION_MS + GAME_GAP_MS) * ([.B15]-1))" office:value-type="float" office:value="54720000" calcext:value-type="float">
            <text:p>5472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5];TRANSLATED_TEAM_NAMES;[.$E15]+1)" office:value-type="string" office:string-value="Eastleigh Girls" calcext:value-type="string">
            <text:p>Eastleigh Girls</text:p>
          </table:table-cell>
          <table:table-cell table:formula="of:=VLOOKUP([.$G15];TRANSLATED_TEAM_NAMES;[.$E15]+1)" office:value-type="string" office:string-value="STBGFC Rockets 'B'" calcext:value-type="string">
            <text:p>STBGFC Rockets 'B'</text:p>
          </table:table-cell>
          <table:table-cell table:style-name="ce17" table:formula="of:=IF(MOD([.$C15]; NUM_PITCHES)=0;INDEX(PITCHES;1;NUM_PITCHES);INDEX(PITCHES;1;MOD([.$C1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5] &amp; &quot;,&quot;&quot;duration&quot;&quot;:&quot;&quot;&quot; &amp; MATCH_DURATION &amp; &quot;m&quot;&quot;,&quot;&quot;pitch&quot;&quot;:&quot;&quot;&quot; &amp; [.J1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5] &amp; &quot;&quot;&quot;},&quot;&quot;tag&quot;&quot;:&quot;&quot;&quot; &amp; [.$B15] &amp; &quot;&quot;&quot;, &quot;&quot;homeTeam&quot;&quot;:&quot;&quot;&quot; &amp; [.H15] &amp; &quot;&quot;&quot;, &quot;&quot;awayTeam&quot;&quot;:&quot;&quot;&quot; &amp; [.I15] &amp; &quot;&quot;&quot;}&quot;" office:value-type="string" office:string-value="{&quot;__v&quot;:0,&quot;day&quot;:2,&quot;dateTime&quot;:54720000,&quot;duration&quot;:&quot;10m&quot;,&quot;pitch&quot;:&quot;12&quot;,&quot;competition&quot;:{&quot;name&quot;:&quot;U15&quot;, &quot;section&quot;:&quot;Girls&quot;, &quot;group&quot;:&quot;2&quot;},&quot;tag&quot;:&quot;7&quot;, &quot;homeTeam&quot;:&quot;Eastleigh Girls&quot;, &quot;awayTeam&quot;:&quot;STBGFC Rockets 'B'&quot;}" calcext:value-type="string">
            <text:p>{"__v":0,"day":2,"dateTime":54720000,"duration":"10m","pitch":"12","competition":{"name":"U15", "section":"Girls", "group":"2"},"tag":"7", "homeTeam":"Eastleigh Girls", "awayTeam":"STBGFC Rockets 'B'"}</text:p>
          </table:table-cell>
          <table:table-cell table:number-columns-repeated="1011"/>
        </table:table-row>
        <table:table-row table:style-name="ro1">
          <table:table-cell table:style-name="ce12" table:formula="of:=[.B16]" office:value-type="float" office:value="8" calcext:value-type="float">
            <text:p>8</text:p>
          </table:table-cell>
          <table:table-cell table:formula="of:=IF([.J16]&gt;[.J15];[.B15];[.B15]+1)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FIRST_GAME_MS + ((DURATION_MS + GAME_GAP_MS) * ([.B16]-1))" office:value-type="float" office:value="55440000" calcext:value-type="float">
            <text:p>55440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VLOOKUP([.$F16];TRANSLATED_TEAM_NAMES;[.$E16]+1)">
            <text:p/>
          </table:table-cell>
          <table:table-cell table:formula="of:=VLOOKUP([.$G16];TRANSLATED_TEAM_NAMES;[.$E16]+1)">
            <text:p/>
          </table:table-cell>
          <table:table-cell table:style-name="ce17" table:formula="of:=IF(MOD([.$C16]; NUM_PITCHES)=0;INDEX(PITCHES;1;NUM_PITCHES);INDEX(PITCHES;1;MOD([.$C1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6] &amp; &quot;,&quot;&quot;duration&quot;&quot;:&quot;&quot;&quot; &amp; MATCH_DURATION &amp; &quot;m&quot;&quot;,&quot;&quot;pitch&quot;&quot;:&quot;&quot;&quot; &amp; [.J16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6] &amp; &quot;&quot;&quot;},&quot;&quot;tag&quot;&quot;:&quot;&quot;&quot; &amp; [.$B16] &amp; &quot;&quot;&quot;, &quot;&quot;homeTeam&quot;&quot;:&quot;&quot;&quot; &amp; [.H16] &amp; &quot;&quot;&quot;, &quot;&quot;awayTeam&quot;&quot;:&quot;&quot;&quot; &amp; [.I16] &amp; &quot;&quot;&quot;}&quot;" office:value-type="string" office:string-value="{&quot;__v&quot;:0,&quot;day&quot;:2,&quot;dateTime&quot;:55440000,&quot;duration&quot;:&quot;10m&quot;,&quot;pitch&quot;:&quot;11&quot;,&quot;competition&quot;:{&quot;name&quot;:&quot;U15&quot;, &quot;section&quot;:&quot;Girls&quot;, &quot;group&quot;:&quot;4&quot;},&quot;tag&quot;:&quot;8&quot;, &quot;homeTeam&quot;:&quot;&quot;, &quot;awayTeam&quot;:&quot;&quot;}" calcext:value-type="string">
            <text:p>{"__v":0,"day":2,"dateTime":55440000,"duration":"10m","pitch":"11","competition":{"name":"U15", "section":"Girls", "group":"4"},"tag":"8", "homeTeam":"", "awayTeam":""}</text:p>
          </table:table-cell>
          <table:table-cell table:number-columns-repeated="1011"/>
        </table:table-row>
        <table:table-row table:style-name="ro1">
          <table:table-cell table:style-name="ce12" table:formula="of:=[.B17]" office:value-type="float" office:value="8" calcext:value-type="float">
            <text:p>8</text:p>
          </table:table-cell>
          <table:table-cell table:formula="of:=IF([.J17]&gt;[.J16];[.B16];[.B16]+1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FIRST_GAME_MS + ((DURATION_MS + GAME_GAP_MS) * ([.B17]-1))" office:value-type="float" office:value="55440000" calcext:value-type="float">
            <text:p>5544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VLOOKUP([.$F17];TRANSLATED_TEAM_NAMES;[.$E17]+1)">
            <text:p/>
          </table:table-cell>
          <table:table-cell table:formula="of:=VLOOKUP([.$G17];TRANSLATED_TEAM_NAMES;[.$E17]+1)">
            <text:p/>
          </table:table-cell>
          <table:table-cell table:style-name="ce17" table:formula="of:=IF(MOD([.$C17]; NUM_PITCHES)=0;INDEX(PITCHES;1;NUM_PITCHES);INDEX(PITCHES;1;MOD([.$C1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7] &amp; &quot;,&quot;&quot;duration&quot;&quot;:&quot;&quot;&quot; &amp; MATCH_DURATION &amp; &quot;m&quot;&quot;,&quot;&quot;pitch&quot;&quot;:&quot;&quot;&quot; &amp; [.J17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7] &amp; &quot;&quot;&quot;},&quot;&quot;tag&quot;&quot;:&quot;&quot;&quot; &amp; [.$B17] &amp; &quot;&quot;&quot;, &quot;&quot;homeTeam&quot;&quot;:&quot;&quot;&quot; &amp; [.H17] &amp; &quot;&quot;&quot;, &quot;&quot;awayTeam&quot;&quot;:&quot;&quot;&quot; &amp; [.I17] &amp; &quot;&quot;&quot;}&quot;" office:value-type="string" office:string-value="{&quot;__v&quot;:0,&quot;day&quot;:2,&quot;dateTime&quot;:55440000,&quot;duration&quot;:&quot;10m&quot;,&quot;pitch&quot;:&quot;12&quot;,&quot;competition&quot;:{&quot;name&quot;:&quot;U15&quot;, &quot;section&quot;:&quot;Girls&quot;, &quot;group&quot;:&quot;4&quot;},&quot;tag&quot;:&quot;8&quot;, &quot;homeTeam&quot;:&quot;&quot;, &quot;awayTeam&quot;:&quot;&quot;}" calcext:value-type="string">
            <text:p>{"__v":0,"day":2,"dateTime":55440000,"duration":"10m","pitch":"12","competition":{"name":"U15", "section":"Girls", "group":"4"},"tag":"8", "homeTeam":"", "awayTeam":""}</text:p>
          </table:table-cell>
          <table:table-cell table:number-columns-repeated="1011"/>
        </table:table-row>
        <table:table-row table:style-name="ro1">
          <table:table-cell table:style-name="ce12" table:formula="of:=[.B18]" office:value-type="float" office:value="9" calcext:value-type="float">
            <text:p>9</text:p>
          </table:table-cell>
          <table:table-cell table:formula="of:=IF([.J18]&gt;[.J17];[.B17];[.B17]+1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FIRST_GAME_MS + ((DURATION_MS + GAME_GAP_MS) * ([.B18]-1))" office:value-type="float" office:value="56160000" calcext:value-type="float">
            <text:p>5616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18];TRANSLATED_TEAM_NAMES;[.$E18]+1)" office:value-type="string" office:string-value="STBGFC Rockets 'A'" calcext:value-type="string">
            <text:p>STBGFC Rockets 'A'</text:p>
          </table:table-cell>
          <table:table-cell table:formula="of:=VLOOKUP([.$G18];TRANSLATED_TEAM_NAMES;[.$E18]+1)" office:value-type="string" office:string-value="AFC Charvil 'B'" calcext:value-type="string">
            <text:p>AFC Charvil 'B'</text:p>
          </table:table-cell>
          <table:table-cell table:style-name="ce17" table:formula="of:=IF(MOD([.$C18]; NUM_PITCHES)=0;INDEX(PITCHES;1;NUM_PITCHES);INDEX(PITCHES;1;MOD([.$C1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18] &amp; &quot;,&quot;&quot;duration&quot;&quot;:&quot;&quot;&quot; &amp; MATCH_DURATION &amp; &quot;m&quot;&quot;,&quot;&quot;pitch&quot;&quot;:&quot;&quot;&quot; &amp; [.J18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8] &amp; &quot;&quot;&quot;},&quot;&quot;tag&quot;&quot;:&quot;&quot;&quot; &amp; [.$B18] &amp; &quot;&quot;&quot;, &quot;&quot;homeTeam&quot;&quot;:&quot;&quot;&quot; &amp; [.H18] &amp; &quot;&quot;&quot;, &quot;&quot;awayTeam&quot;&quot;:&quot;&quot;&quot; &amp; [.I18] &amp; &quot;&quot;&quot;}&quot;" office:value-type="string" office:string-value="{&quot;__v&quot;:0,&quot;day&quot;:2,&quot;dateTime&quot;:56160000,&quot;duration&quot;:&quot;10m&quot;,&quot;pitch&quot;:&quot;11&quot;,&quot;competition&quot;:{&quot;name&quot;:&quot;U15&quot;, &quot;section&quot;:&quot;Girls&quot;, &quot;group&quot;:&quot;1&quot;},&quot;tag&quot;:&quot;9&quot;, &quot;homeTeam&quot;:&quot;STBGFC Rockets 'A'&quot;, &quot;awayTeam&quot;:&quot;AFC Charvil 'B'&quot;}" calcext:value-type="string">
            <text:p>{"__v":0,"day":2,"dateTime":56160000,"duration":"10m","pitch":"11","competition":{"name":"U15", "section":"Girls", "group":"1"},"tag":"9", "homeTeam":"STBGFC Rockets 'A'", "awayTeam":"AFC Charvil 'B'"}</text:p>
          </table:table-cell>
          <table:table-cell table:number-columns-repeated="1011"/>
        </table:table-row>
        <table:table-row table:style-name="ro1">
          <table:table-cell table:style-name="ce12" table:formula="of:=[.B19]" office:value-type="float" office:value="9" calcext:value-type="float">
            <text:p>9</text:p>
          </table:table-cell>
          <table:table-cell table:formula="of:=IF([.J19]&gt;[.J18];[.B18];[.B18]+1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FIRST_GAME_MS + ((DURATION_MS + GAME_GAP_MS) * ([.B19]-1))" office:value-type="float" office:value="56160000" calcext:value-type="float">
            <text:p>5616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19];TRANSLATED_TEAM_NAMES;[.$E19]+1)" office:value-type="string" office:string-value="Haslemere Town" calcext:value-type="string">
            <text:p>Haslemere Town</text:p>
          </table:table-cell>
          <table:table-cell table:formula="of:=VLOOKUP([.$G19];TRANSLATED_TEAM_NAMES;[.$E19]+1)" office:value-type="string" office:string-value="Maidenhead B&amp;G FC White Sox" calcext:value-type="string">
            <text:p>Maidenhead B&amp;G FC White Sox</text:p>
          </table:table-cell>
          <table:table-cell table:style-name="ce17" table:formula="of:=IF(MOD([.$C19]; NUM_PITCHES)=0;INDEX(PITCHES;1;NUM_PITCHES);INDEX(PITCHES;1;MOD([.$C1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19] &amp; &quot;,&quot;&quot;duration&quot;&quot;:&quot;&quot;&quot; &amp; MATCH_DURATION &amp; &quot;m&quot;&quot;,&quot;&quot;pitch&quot;&quot;:&quot;&quot;&quot; &amp; [.J19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19] &amp; &quot;&quot;&quot;},&quot;&quot;tag&quot;&quot;:&quot;&quot;&quot; &amp; [.$B19] &amp; &quot;&quot;&quot;, &quot;&quot;homeTeam&quot;&quot;:&quot;&quot;&quot; &amp; [.H19] &amp; &quot;&quot;&quot;, &quot;&quot;awayTeam&quot;&quot;:&quot;&quot;&quot; &amp; [.I19] &amp; &quot;&quot;&quot;}&quot;" office:value-type="string" office:string-value="{&quot;__v&quot;:0,&quot;day&quot;:2,&quot;dateTime&quot;:56160000,&quot;duration&quot;:&quot;10m&quot;,&quot;pitch&quot;:&quot;12&quot;,&quot;competition&quot;:{&quot;name&quot;:&quot;U15&quot;, &quot;section&quot;:&quot;Girls&quot;, &quot;group&quot;:&quot;1&quot;},&quot;tag&quot;:&quot;9&quot;, &quot;homeTeam&quot;:&quot;Haslemere Town&quot;, &quot;awayTeam&quot;:&quot;Maidenhead B&amp;G FC White Sox&quot;}" calcext:value-type="string">
            <text:p>{"__v":0,"day":2,"dateTime":56160000,"duration":"10m","pitch":"12","competition":{"name":"U15", "section":"Girls", "group":"1"},"tag":"9", "homeTeam":"Haslemere Town", "awayTeam":"Maidenhead B&amp;G FC White Sox"}</text:p>
          </table:table-cell>
          <table:table-cell table:number-columns-repeated="1011"/>
        </table:table-row>
        <table:table-row table:style-name="ro1">
          <table:table-cell table:style-name="ce12" table:formula="of:=[.B20]" office:value-type="float" office:value="10" calcext:value-type="float">
            <text:p>10</text:p>
          </table:table-cell>
          <table:table-cell table:formula="of:=IF([.J20]&gt;[.J19];[.B19];[.B19]+1)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FIRST_GAME_MS + ((DURATION_MS + GAME_GAP_MS) * ([.B20]-1))" office:value-type="float" office:value="56880000" calcext:value-type="float">
            <text:p>56880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0];TRANSLATED_TEAM_NAMES;[.$E20]+1)">
            <text:p/>
          </table:table-cell>
          <table:table-cell table:formula="of:=VLOOKUP([.$G20];TRANSLATED_TEAM_NAMES;[.$E20]+1)">
            <text:p/>
          </table:table-cell>
          <table:table-cell table:style-name="ce17" table:formula="of:=IF(MOD([.$C20]; NUM_PITCHES)=0;INDEX(PITCHES;1;NUM_PITCHES);INDEX(PITCHES;1;MOD([.$C2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0] &amp; &quot;,&quot;&quot;duration&quot;&quot;:&quot;&quot;&quot; &amp; MATCH_DURATION &amp; &quot;m&quot;&quot;,&quot;&quot;pitch&quot;&quot;:&quot;&quot;&quot; &amp; [.J20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0] &amp; &quot;&quot;&quot;},&quot;&quot;tag&quot;&quot;:&quot;&quot;&quot; &amp; [.$B20] &amp; &quot;&quot;&quot;, &quot;&quot;homeTeam&quot;&quot;:&quot;&quot;&quot; &amp; [.H20] &amp; &quot;&quot;&quot;, &quot;&quot;awayTeam&quot;&quot;:&quot;&quot;&quot; &amp; [.I20] &amp; &quot;&quot;&quot;}&quot;" office:value-type="string" office:string-value="{&quot;__v&quot;:0,&quot;day&quot;:2,&quot;dateTime&quot;:56880000,&quot;duration&quot;:&quot;10m&quot;,&quot;pitch&quot;:&quot;11&quot;,&quot;competition&quot;:{&quot;name&quot;:&quot;U15&quot;, &quot;section&quot;:&quot;Girls&quot;, &quot;group&quot;:&quot;3&quot;},&quot;tag&quot;:&quot;10&quot;, &quot;homeTeam&quot;:&quot;&quot;, &quot;awayTeam&quot;:&quot;&quot;}" calcext:value-type="string">
            <text:p>{"__v":0,"day":2,"dateTime":56880000,"duration":"10m","pitch":"11","competition":{"name":"U15", "section":"Girls", "group":"3"},"tag":"10", "homeTeam":"", "awayTeam":""}</text:p>
          </table:table-cell>
          <table:table-cell table:number-columns-repeated="1011"/>
        </table:table-row>
        <table:table-row table:style-name="ro1">
          <table:table-cell table:style-name="ce12" table:formula="of:=[.B21]" office:value-type="float" office:value="10" calcext:value-type="float">
            <text:p>10</text:p>
          </table:table-cell>
          <table:table-cell table:formula="of:=IF([.J21]&gt;[.J20];[.B20];[.B20]+1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FIRST_GAME_MS + ((DURATION_MS + GAME_GAP_MS) * ([.B21]-1))" office:value-type="float" office:value="56880000" calcext:value-type="float">
            <text:p>56880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1];TRANSLATED_TEAM_NAMES;[.$E21]+1)">
            <text:p/>
          </table:table-cell>
          <table:table-cell table:formula="of:=VLOOKUP([.$G21];TRANSLATED_TEAM_NAMES;[.$E21]+1)">
            <text:p/>
          </table:table-cell>
          <table:table-cell table:style-name="ce17" table:formula="of:=IF(MOD([.$C21]; NUM_PITCHES)=0;INDEX(PITCHES;1;NUM_PITCHES);INDEX(PITCHES;1;MOD([.$C2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1] &amp; &quot;,&quot;&quot;duration&quot;&quot;:&quot;&quot;&quot; &amp; MATCH_DURATION &amp; &quot;m&quot;&quot;,&quot;&quot;pitch&quot;&quot;:&quot;&quot;&quot; &amp; [.J21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1] &amp; &quot;&quot;&quot;},&quot;&quot;tag&quot;&quot;:&quot;&quot;&quot; &amp; [.$B21] &amp; &quot;&quot;&quot;, &quot;&quot;homeTeam&quot;&quot;:&quot;&quot;&quot; &amp; [.H21] &amp; &quot;&quot;&quot;, &quot;&quot;awayTeam&quot;&quot;:&quot;&quot;&quot; &amp; [.I21] &amp; &quot;&quot;&quot;}&quot;" office:value-type="string" office:string-value="{&quot;__v&quot;:0,&quot;day&quot;:2,&quot;dateTime&quot;:56880000,&quot;duration&quot;:&quot;10m&quot;,&quot;pitch&quot;:&quot;12&quot;,&quot;competition&quot;:{&quot;name&quot;:&quot;U15&quot;, &quot;section&quot;:&quot;Girls&quot;, &quot;group&quot;:&quot;3&quot;},&quot;tag&quot;:&quot;10&quot;, &quot;homeTeam&quot;:&quot;&quot;, &quot;awayTeam&quot;:&quot;&quot;}" calcext:value-type="string">
            <text:p>{"__v":0,"day":2,"dateTime":56880000,"duration":"10m","pitch":"12","competition":{"name":"U15", "section":"Girls", "group":"3"},"tag":"10", "homeTeam":"", "awayTeam":""}</text:p>
          </table:table-cell>
          <table:table-cell table:number-columns-repeated="1011"/>
        </table:table-row>
        <table:table-row table:style-name="ro1">
          <table:table-cell table:style-name="ce12" table:formula="of:=[.B22]" office:value-type="float" office:value="11" calcext:value-type="float">
            <text:p>11</text:p>
          </table:table-cell>
          <table:table-cell table:formula="of:=IF([.J22]&gt;[.J21];[.B21];[.B21]+1)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formula="of:=FIRST_GAME_MS + ((DURATION_MS + GAME_GAP_MS) * ([.B22]-1))" office:value-type="float" office:value="57600000" calcext:value-type="float">
            <text:p>57600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2];TRANSLATED_TEAM_NAMES;[.$E22]+1)" office:value-type="string" office:string-value="STBGFC Rockets 'B'" calcext:value-type="string">
            <text:p>STBGFC Rockets 'B'</text:p>
          </table:table-cell>
          <table:table-cell table:formula="of:=VLOOKUP([.$G22];TRANSLATED_TEAM_NAMES;[.$E22]+1)" office:value-type="string" office:string-value="AFC Charvil 'A'" calcext:value-type="string">
            <text:p>AFC Charvil 'A'</text:p>
          </table:table-cell>
          <table:table-cell table:style-name="ce17" table:formula="of:=IF(MOD([.$C22]; NUM_PITCHES)=0;INDEX(PITCHES;1;NUM_PITCHES);INDEX(PITCHES;1;MOD([.$C2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2] &amp; &quot;,&quot;&quot;duration&quot;&quot;:&quot;&quot;&quot; &amp; MATCH_DURATION &amp; &quot;m&quot;&quot;,&quot;&quot;pitch&quot;&quot;:&quot;&quot;&quot; &amp; [.J22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2] &amp; &quot;&quot;&quot;},&quot;&quot;tag&quot;&quot;:&quot;&quot;&quot; &amp; [.$B22] &amp; &quot;&quot;&quot;, &quot;&quot;homeTeam&quot;&quot;:&quot;&quot;&quot; &amp; [.H22] &amp; &quot;&quot;&quot;, &quot;&quot;awayTeam&quot;&quot;:&quot;&quot;&quot; &amp; [.I22] &amp; &quot;&quot;&quot;}&quot;" office:value-type="string" office:string-value="{&quot;__v&quot;:0,&quot;day&quot;:2,&quot;dateTime&quot;:57600000,&quot;duration&quot;:&quot;10m&quot;,&quot;pitch&quot;:&quot;11&quot;,&quot;competition&quot;:{&quot;name&quot;:&quot;U15&quot;, &quot;section&quot;:&quot;Girls&quot;, &quot;group&quot;:&quot;2&quot;},&quot;tag&quot;:&quot;11&quot;, &quot;homeTeam&quot;:&quot;STBGFC Rockets 'B'&quot;, &quot;awayTeam&quot;:&quot;AFC Charvil 'A'&quot;}" calcext:value-type="string">
            <text:p>{"__v":0,"day":2,"dateTime":57600000,"duration":"10m","pitch":"11","competition":{"name":"U15", "section":"Girls", "group":"2"},"tag":"11", "homeTeam":"STBGFC Rockets 'B'", "awayTeam":"AFC Charvil 'A'"}</text:p>
          </table:table-cell>
          <table:table-cell table:number-columns-repeated="1011"/>
        </table:table-row>
        <table:table-row table:style-name="ro1">
          <table:table-cell table:style-name="ce12" table:formula="of:=[.B23]" office:value-type="float" office:value="11" calcext:value-type="float">
            <text:p>11</text:p>
          </table:table-cell>
          <table:table-cell table:formula="of:=IF([.J23]&gt;[.J22];[.B22];[.B22]+1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FIRST_GAME_MS + ((DURATION_MS + GAME_GAP_MS) * ([.B23]-1))" office:value-type="float" office:value="57600000" calcext:value-type="float">
            <text:p>576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3];TRANSLATED_TEAM_NAMES;[.$E23]+1)" office:value-type="string" office:string-value="Eastleigh Girls" calcext:value-type="string">
            <text:p>Eastleigh Girls</text:p>
          </table:table-cell>
          <table:table-cell table:formula="of:=VLOOKUP([.$G23];TRANSLATED_TEAM_NAMES;[.$E23]+1)" office:value-type="string" office:string-value="Laurel Park Starz" calcext:value-type="string">
            <text:p>Laurel Park Starz</text:p>
          </table:table-cell>
          <table:table-cell table:style-name="ce17" table:formula="of:=IF(MOD([.$C23]; NUM_PITCHES)=0;INDEX(PITCHES;1;NUM_PITCHES);INDEX(PITCHES;1;MOD([.$C2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3] &amp; &quot;,&quot;&quot;duration&quot;&quot;:&quot;&quot;&quot; &amp; MATCH_DURATION &amp; &quot;m&quot;&quot;,&quot;&quot;pitch&quot;&quot;:&quot;&quot;&quot; &amp; [.J23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3] &amp; &quot;&quot;&quot;},&quot;&quot;tag&quot;&quot;:&quot;&quot;&quot; &amp; [.$B23] &amp; &quot;&quot;&quot;, &quot;&quot;homeTeam&quot;&quot;:&quot;&quot;&quot; &amp; [.H23] &amp; &quot;&quot;&quot;, &quot;&quot;awayTeam&quot;&quot;:&quot;&quot;&quot; &amp; [.I23] &amp; &quot;&quot;&quot;}&quot;" office:value-type="string" office:string-value="{&quot;__v&quot;:0,&quot;day&quot;:2,&quot;dateTime&quot;:57600000,&quot;duration&quot;:&quot;10m&quot;,&quot;pitch&quot;:&quot;12&quot;,&quot;competition&quot;:{&quot;name&quot;:&quot;U15&quot;, &quot;section&quot;:&quot;Girls&quot;, &quot;group&quot;:&quot;2&quot;},&quot;tag&quot;:&quot;11&quot;, &quot;homeTeam&quot;:&quot;Eastleigh Girls&quot;, &quot;awayTeam&quot;:&quot;Laurel Park Starz&quot;}" calcext:value-type="string">
            <text:p>{"__v":0,"day":2,"dateTime":57600000,"duration":"10m","pitch":"12","competition":{"name":"U15", "section":"Girls", "group":"2"},"tag":"11", "homeTeam":"Eastleigh Girls", "awayTeam":"Laurel Park Starz"}</text:p>
          </table:table-cell>
          <table:table-cell table:number-columns-repeated="1011"/>
        </table:table-row>
        <table:table-row table:style-name="ro1">
          <table:table-cell table:style-name="ce12" table:formula="of:=[.B24]" office:value-type="float" office:value="12" calcext:value-type="float">
            <text:p>12</text:p>
          </table:table-cell>
          <table:table-cell table:formula="of:=IF([.J24]&gt;[.J23];[.B23];[.B23]+1)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FIRST_GAME_MS + ((DURATION_MS + GAME_GAP_MS) * ([.B24]-1))" office:value-type="float" office:value="58320000" calcext:value-type="float">
            <text:p>5832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VLOOKUP([.$F24];TRANSLATED_TEAM_NAMES;[.$E24]+1)">
            <text:p/>
          </table:table-cell>
          <table:table-cell table:formula="of:=VLOOKUP([.$G24];TRANSLATED_TEAM_NAMES;[.$E24]+1)">
            <text:p/>
          </table:table-cell>
          <table:table-cell table:style-name="ce17" table:formula="of:=IF(MOD([.$C24]; NUM_PITCHES)=0;INDEX(PITCHES;1;NUM_PITCHES);INDEX(PITCHES;1;MOD([.$C2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4] &amp; &quot;,&quot;&quot;duration&quot;&quot;:&quot;&quot;&quot; &amp; MATCH_DURATION &amp; &quot;m&quot;&quot;,&quot;&quot;pitch&quot;&quot;:&quot;&quot;&quot; &amp; [.J24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4] &amp; &quot;&quot;&quot;},&quot;&quot;tag&quot;&quot;:&quot;&quot;&quot; &amp; [.$B24] &amp; &quot;&quot;&quot;, &quot;&quot;homeTeam&quot;&quot;:&quot;&quot;&quot; &amp; [.H24] &amp; &quot;&quot;&quot;, &quot;&quot;awayTeam&quot;&quot;:&quot;&quot;&quot; &amp; [.I24] &amp; &quot;&quot;&quot;}&quot;" office:value-type="string" office:string-value="{&quot;__v&quot;:0,&quot;day&quot;:2,&quot;dateTime&quot;:58320000,&quot;duration&quot;:&quot;10m&quot;,&quot;pitch&quot;:&quot;11&quot;,&quot;competition&quot;:{&quot;name&quot;:&quot;U15&quot;, &quot;section&quot;:&quot;Girls&quot;, &quot;group&quot;:&quot;4&quot;},&quot;tag&quot;:&quot;12&quot;, &quot;homeTeam&quot;:&quot;&quot;, &quot;awayTeam&quot;:&quot;&quot;}" calcext:value-type="string">
            <text:p>{"__v":0,"day":2,"dateTime":58320000,"duration":"10m","pitch":"11","competition":{"name":"U15", "section":"Girls", "group":"4"},"tag":"12", "homeTeam":"", "awayTeam":""}</text:p>
          </table:table-cell>
          <table:table-cell table:number-columns-repeated="1011"/>
        </table:table-row>
        <table:table-row table:style-name="ro1">
          <table:table-cell table:style-name="ce12" table:formula="of:=[.B25]" office:value-type="float" office:value="12" calcext:value-type="float">
            <text:p>12</text:p>
          </table:table-cell>
          <table:table-cell table:formula="of:=IF([.J25]&gt;[.J24];[.B24];[.B24]+1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FIRST_GAME_MS + ((DURATION_MS + GAME_GAP_MS) * ([.B25]-1))" office:value-type="float" office:value="58320000" calcext:value-type="float">
            <text:p>58320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VLOOKUP([.$F25];TRANSLATED_TEAM_NAMES;[.$E25]+1)">
            <text:p/>
          </table:table-cell>
          <table:table-cell table:formula="of:=VLOOKUP([.$G25];TRANSLATED_TEAM_NAMES;[.$E25]+1)">
            <text:p/>
          </table:table-cell>
          <table:table-cell table:style-name="ce17" table:formula="of:=IF(MOD([.$C25]; NUM_PITCHES)=0;INDEX(PITCHES;1;NUM_PITCHES);INDEX(PITCHES;1;MOD([.$C2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5] &amp; &quot;,&quot;&quot;duration&quot;&quot;:&quot;&quot;&quot; &amp; MATCH_DURATION &amp; &quot;m&quot;&quot;,&quot;&quot;pitch&quot;&quot;:&quot;&quot;&quot; &amp; [.J25] &amp; &quot;&quot;&quot;,&quot;&quot;competition&quot;&quot;:{&quot;&quot;name&quot;&quot;:&quot;&quot;&quot; &amp; AGE_GROUP &amp; &quot;&quot;&quot;, &quot;&quot;section&quot;&quot;:&quot;&quot;&quot; &amp; SECTION &amp; &quot;&quot;&quot;, &quot;&quot;group&quot;&quot;:&quot;&quot;&quot; &amp; [.E25] &amp; &quot;&quot;&quot;},&quot;&quot;tag&quot;&quot;:&quot;&quot;&quot; &amp; [.$B25] &amp; &quot;&quot;&quot;, &quot;&quot;homeTeam&quot;&quot;:&quot;&quot;&quot; &amp; [.H25] &amp; &quot;&quot;&quot;, &quot;&quot;awayTeam&quot;&quot;:&quot;&quot;&quot; &amp; [.I25] &amp; &quot;&quot;&quot;}&quot;" office:value-type="string" office:string-value="{&quot;__v&quot;:0,&quot;day&quot;:2,&quot;dateTime&quot;:58320000,&quot;duration&quot;:&quot;10m&quot;,&quot;pitch&quot;:&quot;12&quot;,&quot;competition&quot;:{&quot;name&quot;:&quot;U15&quot;, &quot;section&quot;:&quot;Girls&quot;, &quot;group&quot;:&quot;4&quot;},&quot;tag&quot;:&quot;12&quot;, &quot;homeTeam&quot;:&quot;&quot;, &quot;awayTeam&quot;:&quot;&quot;}" calcext:value-type="string">
            <text:p>{"__v":0,"day":2,"dateTime":58320000,"duration":"10m","pitch":"12","competition":{"name":"U15", "section":"Girls", "group":"4"},"tag":"12", "homeTeam":"", "awayTeam":""}</text:p>
          </table:table-cell>
          <table:table-cell table:number-columns-repeated="1011"/>
        </table:table-row>
        <table:table-row table:style-name="ro3">
          <table:table-cell table:style-name="ce12" table:formula="of:=[.B26]" office:value-type="float" office:value="13" calcext:value-type="float">
            <text:p>13</text:p>
          </table:table-cell>
          <table:table-cell table:formula="of:=IF([.J26]&gt;[.J25];[.B25];[.B25]+1)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formula="of:=FIRST_GAME_MS + ((DURATION_MS + GAME_GAP_MS) * ([.B26]-1)) + SECTION_GAP_MS" office:value-type="float" office:value="59640000" calcext:value-type="float">
            <text:p>596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2<text:span text:style-name="T1">nd</text:span> Group 2</text:p>
          </table:table-cell>
          <table:table-cell table:style-name="ce17" table:formula="of:=IF(MOD([.$C26]; NUM_PITCHES)=0;INDEX(PITCHES;1;NUM_PITCHES);INDEX(PITCHES;1;MOD([.$C2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6] &amp; &quot;,&quot;&quot;duration&quot;&quot;:&quot;&quot;&quot; &amp; MATCH_DURATION &amp; &quot;m&quot;&quot;,&quot;&quot;pitch&quot;&quot;:&quot;&quot;&quot; &amp; [.J2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6] &amp; &quot;&quot;&quot;},&quot;&quot;tag&quot;&quot;:&quot;&quot;&quot; &amp; [.$A26] &amp; &quot;&quot;&quot;, &quot;&quot;homeTeam&quot;&quot;:&quot;&quot;&quot; &amp; [.H26] &amp; &quot;&quot;&quot;, &quot;&quot;awayTeam&quot;&quot;:&quot;&quot;&quot; &amp; [.I26] &amp; &quot;&quot;&quot;, &quot;&quot;homeTeamFrom&quot;&quot;:&quot;&quot;&quot; &amp; [.F26] &amp; &quot;&quot;&quot;, &quot;&quot;awayTeamFrom&quot;&quot;:&quot;&quot;&quot; &amp; [.G26] &amp; &quot;&quot;&quot;}&quot;" office:value-type="string" office:string-value="{&quot;__v&quot;:0,&quot;day&quot;:2,&quot;dateTime&quot;:59640000,&quot;duration&quot;:&quot;10m&quot;,&quot;pitch&quot;:&quot;11&quot;,&quot;competition&quot;:{&quot;name&quot;:&quot;U15&quot;, &quot;section&quot;:&quot;Girls Champions League&quot;, &quot;group&quot;:&quot;1&quot;},&quot;tag&quot;:&quot;13&quot;, &quot;homeTeam&quot;:&quot;Winner Group 1&quot;, &quot;awayTeam&quot;:&quot;2nd Group 2&quot;, &quot;homeTeamFrom&quot;:&quot;U15_Girls_G1_P1&quot;, &quot;awayTeamFrom&quot;:&quot;U15_Girls_G2_P2&quot;}" calcext:value-type="string">
            <text:p>{"__v":0,"day":2,"dateTime":59640000,"duration":"10m","pitch":"11","competition":{"name":"U15", "section":"Girls Champions League", "group":"1"},"tag":"13", "homeTeam":"Winner Group 1", "awayTeam":"2nd Group 2", "homeTeamFrom":"U15_Girls_G1_P1", "awayTeamFrom":"U15_Girls_G2_P2"}</text:p>
          </table:table-cell>
          <table:table-cell table:number-columns-repeated="1011"/>
        </table:table-row>
        <table:table-row table:style-name="ro3">
          <table:table-cell table:style-name="ce12" table:formula="of:=[.B27]" office:value-type="float" office:value="13" calcext:value-type="float">
            <text:p>13</text:p>
          </table:table-cell>
          <table:table-cell table:formula="of:=IF([.J27]&gt;[.J26];[.B26];[.B26]+1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formula="of:=FIRST_GAME_MS + ((DURATION_MS + GAME_GAP_MS) * ([.B27]-1)) + SECTION_GAP_MS" office:value-type="float" office:value="59640000" calcext:value-type="float">
            <text:p>596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1&quot;" office:value-type="string" office:string-value="U15_Girls_G3_P1" calcext:value-type="string">
            <text:p>U15_Girls_G3_P1</text:p>
          </table:table-cell>
          <table:table-cell table:formula="of:=AGE_GROUP_TRANSLATED &amp; &quot;_&quot; &amp;SECTION_TRANSLATED &amp; &quot;_G4_P2&quot;" office:value-type="string" office:string-value="U15_Girls_G4_P2" calcext:value-type="string">
            <text:p>U15_Girls_G4_P2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2<text:span text:style-name="T1">nd</text:span> Group 4</text:p>
          </table:table-cell>
          <table:table-cell table:style-name="ce17" table:formula="of:=IF(MOD([.$C27]; NUM_PITCHES)=0;INDEX(PITCHES;1;NUM_PITCHES);INDEX(PITCHES;1;MOD([.$C2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7] &amp; &quot;,&quot;&quot;duration&quot;&quot;:&quot;&quot;&quot; &amp; MATCH_DURATION &amp; &quot;m&quot;&quot;,&quot;&quot;pitch&quot;&quot;:&quot;&quot;&quot; &amp; [.J2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27] &amp; &quot;&quot;&quot;},&quot;&quot;tag&quot;&quot;:&quot;&quot;&quot; &amp; [.$A27] &amp; &quot;&quot;&quot;, &quot;&quot;homeTeam&quot;&quot;:&quot;&quot;&quot; &amp; [.H27] &amp; &quot;&quot;&quot;, &quot;&quot;awayTeam&quot;&quot;:&quot;&quot;&quot; &amp; [.I27] &amp; &quot;&quot;&quot;, &quot;&quot;homeTeamFrom&quot;&quot;:&quot;&quot;&quot; &amp; [.F27] &amp; &quot;&quot;&quot;, &quot;&quot;awayTeamFrom&quot;&quot;:&quot;&quot;&quot; &amp; [.G27] &amp; &quot;&quot;&quot;}&quot;" office:value-type="string" office:string-value="{&quot;__v&quot;:0,&quot;day&quot;:2,&quot;dateTime&quot;:59640000,&quot;duration&quot;:&quot;10m&quot;,&quot;pitch&quot;:&quot;12&quot;,&quot;competition&quot;:{&quot;name&quot;:&quot;U15&quot;, &quot;section&quot;:&quot;Girls Champions League&quot;, &quot;group&quot;:&quot;1&quot;},&quot;tag&quot;:&quot;13&quot;, &quot;homeTeam&quot;:&quot;Winner Group 3&quot;, &quot;awayTeam&quot;:&quot;2nd Group 4&quot;, &quot;homeTeamFrom&quot;:&quot;U15_Girls_G3_P1&quot;, &quot;awayTeamFrom&quot;:&quot;U15_Girls_G4_P2&quot;}" calcext:value-type="string">
            <text:p>{"__v":0,"day":2,"dateTime":59640000,"duration":"10m","pitch":"12","competition":{"name":"U15", "section":"Girls Champions League", "group":"1"},"tag":"13", "homeTeam":"Winner Group 3", "awayTeam":"2nd Group 4", "homeTeamFrom":"U15_Girls_G3_P1", "awayTeamFrom":"U15_Girls_G4_P2"}</text:p>
          </table:table-cell>
          <table:table-cell table:number-columns-repeated="1011"/>
        </table:table-row>
        <table:table-row table:style-name="ro1">
          <table:table-cell table:style-name="ce12" table:formula="of:=[.B28]" office:value-type="float" office:value="14" calcext:value-type="float">
            <text:p>14</text:p>
          </table:table-cell>
          <table:table-cell table:formula="of:=IF([.J28]&gt;[.J27];[.B27];[.B27]+1)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FIRST_GAME_MS + ((DURATION_MS + GAME_GAP_MS) * ([.B28]-1)) + SECTION_GAP_MS" office:value-type="float" office:value="60360000" calcext:value-type="float">
            <text:p>603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office:value-type="string" calcext:value-type="string">
            <text:p>3rd Group 1</text:p>
          </table:table-cell>
          <table:table-cell office:value-type="string" calcext:value-type="string">
            <text:p>4th Group 2</text:p>
          </table:table-cell>
          <table:table-cell table:style-name="ce17" table:formula="of:=IF(MOD([.$C28]; NUM_PITCHES)=0;INDEX(PITCHES;1;NUM_PITCHES);INDEX(PITCHES;1;MOD([.$C2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28] &amp; &quot;,&quot;&quot;duration&quot;&quot;:&quot;&quot;&quot; &amp; MATCH_DURATION &amp; &quot;m&quot;&quot;,&quot;&quot;pitch&quot;&quot;:&quot;&quot;&quot; &amp; [.J2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8] &amp; &quot;&quot;&quot;},&quot;&quot;tag&quot;&quot;:&quot;&quot;&quot; &amp; [.$A28] &amp; &quot;&quot;&quot;, &quot;&quot;homeTeam&quot;&quot;:&quot;&quot;&quot; &amp; [.H28] &amp; &quot;&quot;&quot;, &quot;&quot;awayTeam&quot;&quot;:&quot;&quot;&quot; &amp; [.I28] &amp; &quot;&quot;&quot;, &quot;&quot;homeTeamFrom&quot;&quot;:&quot;&quot;&quot; &amp; [.F28] &amp; &quot;&quot;&quot;, &quot;&quot;awayTeamFrom&quot;&quot;:&quot;&quot;&quot; &amp; [.G28] &amp; &quot;&quot;&quot;}&quot;" office:value-type="string" office:string-value="{&quot;__v&quot;:0,&quot;day&quot;:2,&quot;dateTime&quot;:60360000,&quot;duration&quot;:&quot;10m&quot;,&quot;pitch&quot;:&quot;11&quot;,&quot;competition&quot;:{&quot;name&quot;:&quot;U15&quot;, &quot;section&quot;:&quot;Girls Europa League&quot;, &quot;group&quot;:&quot;1&quot;},&quot;tag&quot;:&quot;14&quot;, &quot;homeTeam&quot;:&quot;3rd Group 1&quot;, &quot;awayTeam&quot;:&quot;4th Group 2&quot;, &quot;homeTeamFrom&quot;:&quot;U15_Girls_G1_P3&quot;, &quot;awayTeamFrom&quot;:&quot;U15_Girls_G2_P4&quot;}" calcext:value-type="string">
            <text:p>{"__v":0,"day":2,"dateTime":60360000,"duration":"10m","pitch":"11","competition":{"name":"U15", "section":"Girls Europa League", "group":"1"},"tag":"14", "homeTeam":"3rd Group 1", "awayTeam":"4th Group 2", "homeTeamFrom":"U15_Girls_G1_P3", "awayTeamFrom":"U15_Girls_G2_P4"}</text:p>
          </table:table-cell>
          <table:table-cell table:number-columns-repeated="1011"/>
        </table:table-row>
        <table:table-row table:style-name="ro1">
          <table:table-cell table:style-name="ce12" table:formula="of:=[.B29]" office:value-type="float" office:value="14" calcext:value-type="float">
            <text:p>14</text:p>
          </table:table-cell>
          <table:table-cell table:formula="of:=IF([.J29]&gt;[.J28];[.B28];[.B28]+1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FIRST_GAME_MS + ((DURATION_MS + GAME_GAP_MS) * ([.B29]-1)) + SECTION_GAP_MS" office:value-type="float" office:value="60360000" calcext:value-type="float">
            <text:p>6036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3&quot;" office:value-type="string" office:string-value="U15_Girls_G3_P3" calcext:value-type="string">
            <text:p>U15_Girls_G3_P3</text:p>
          </table:table-cell>
          <table:table-cell table:formula="of:=AGE_GROUP_TRANSLATED &amp; &quot;_&quot; &amp;SECTION_TRANSLATED &amp; &quot;_G4_P4&quot;" office:value-type="string" office:string-value="U15_Girls_G4_P4" calcext:value-type="string">
            <text:p>U15_Girls_G4_P4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4th Group 4</text:p>
          </table:table-cell>
          <table:table-cell table:style-name="ce17" table:formula="of:=IF(MOD([.$C29]; NUM_PITCHES)=0;INDEX(PITCHES;1;NUM_PITCHES);INDEX(PITCHES;1;MOD([.$C2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29] &amp; &quot;,&quot;&quot;duration&quot;&quot;:&quot;&quot;&quot; &amp; MATCH_DURATION &amp; &quot;m&quot;&quot;,&quot;&quot;pitch&quot;&quot;:&quot;&quot;&quot; &amp; [.J2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29] &amp; &quot;&quot;&quot;},&quot;&quot;tag&quot;&quot;:&quot;&quot;&quot; &amp; [.$A29] &amp; &quot;&quot;&quot;, &quot;&quot;homeTeam&quot;&quot;:&quot;&quot;&quot; &amp; [.H29] &amp; &quot;&quot;&quot;, &quot;&quot;awayTeam&quot;&quot;:&quot;&quot;&quot; &amp; [.I29] &amp; &quot;&quot;&quot;, &quot;&quot;homeTeamFrom&quot;&quot;:&quot;&quot;&quot; &amp; [.F29] &amp; &quot;&quot;&quot;, &quot;&quot;awayTeamFrom&quot;&quot;:&quot;&quot;&quot; &amp; [.G29] &amp; &quot;&quot;&quot;}&quot;" office:value-type="string" office:string-value="{&quot;__v&quot;:0,&quot;day&quot;:2,&quot;dateTime&quot;:60360000,&quot;duration&quot;:&quot;10m&quot;,&quot;pitch&quot;:&quot;12&quot;,&quot;competition&quot;:{&quot;name&quot;:&quot;U15&quot;, &quot;section&quot;:&quot;Girls Europa League&quot;, &quot;group&quot;:&quot;1&quot;},&quot;tag&quot;:&quot;14&quot;, &quot;homeTeam&quot;:&quot;3rd Group 3&quot;, &quot;awayTeam&quot;:&quot;4th Group 4&quot;, &quot;homeTeamFrom&quot;:&quot;U15_Girls_G3_P3&quot;, &quot;awayTeamFrom&quot;:&quot;U15_Girls_G4_P4&quot;}" calcext:value-type="string">
            <text:p>{"__v":0,"day":2,"dateTime":60360000,"duration":"10m","pitch":"12","competition":{"name":"U15", "section":"Girls Europa League", "group":"1"},"tag":"14", "homeTeam":"3rd Group 3", "awayTeam":"4th Group 4", "homeTeamFrom":"U15_Girls_G3_P3", "awayTeamFrom":"U15_Girls_G4_P4"}</text:p>
          </table:table-cell>
          <table:table-cell table:number-columns-repeated="1011"/>
        </table:table-row>
        <table:table-row table:style-name="ro3">
          <table:table-cell table:style-name="ce12" table:formula="of:=[.B30]" office:value-type="float" office:value="15" calcext:value-type="float">
            <text:p>15</text:p>
          </table:table-cell>
          <table:table-cell table:formula="of:=IF([.J30]&gt;[.J29];[.B29];[.B29]+1)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formula="of:=FIRST_GAME_MS + ((DURATION_MS + GAME_GAP_MS) * ([.B30]-1)) + SECTION_GAP_MS" office:value-type="float" office:value="61080000" calcext:value-type="float">
            <text:p>6108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table:formula="of:=AGE_GROUP_TRANSLATED &amp; &quot;_&quot; &amp;SECTION_TRANSLATED &amp; &quot;_G3_P2&quot;" office:value-type="string" office:string-value="U15_Girls_G3_P2" calcext:value-type="string">
            <text:p>U15_Girls_G3_P2</text:p>
          </table:table-cell>
          <table:table-cell office:value-type="string" calcext:value-type="string">
            <text:p>Winner Group 2</text:p>
          </table:table-cell>
          <table:table-cell office:value-type="string" calcext:value-type="string">
            <text:p>2<text:span text:style-name="T1">nd</text:span> Group 3</text:p>
          </table:table-cell>
          <table:table-cell table:style-name="ce17" table:formula="of:=IF(MOD([.$C30]; NUM_PITCHES)=0;INDEX(PITCHES;1;NUM_PITCHES);INDEX(PITCHES;1;MOD([.$C3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0] &amp; &quot;,&quot;&quot;duration&quot;&quot;:&quot;&quot;&quot; &amp; MATCH_DURATION &amp; &quot;m&quot;&quot;,&quot;&quot;pitch&quot;&quot;:&quot;&quot;&quot; &amp; [.J30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0] &amp; &quot;&quot;&quot;},&quot;&quot;tag&quot;&quot;:&quot;&quot;&quot; &amp; [.$A30] &amp; &quot;&quot;&quot;, &quot;&quot;homeTeam&quot;&quot;:&quot;&quot;&quot; &amp; [.H30] &amp; &quot;&quot;&quot;, &quot;&quot;awayTeam&quot;&quot;:&quot;&quot;&quot; &amp; [.I30] &amp; &quot;&quot;&quot;, &quot;&quot;homeTeamFrom&quot;&quot;:&quot;&quot;&quot; &amp; [.F30] &amp; &quot;&quot;&quot;, &quot;&quot;awayTeamFrom&quot;&quot;:&quot;&quot;&quot; &amp; [.G30] &amp; &quot;&quot;&quot;}&quot;" office:value-type="string" office:string-value="{&quot;__v&quot;:0,&quot;day&quot;:2,&quot;dateTime&quot;:61080000,&quot;duration&quot;:&quot;10m&quot;,&quot;pitch&quot;:&quot;11&quot;,&quot;competition&quot;:{&quot;name&quot;:&quot;U15&quot;, &quot;section&quot;:&quot;Girls Champions League&quot;, &quot;group&quot;:&quot;2&quot;},&quot;tag&quot;:&quot;15&quot;, &quot;homeTeam&quot;:&quot;Winner Group 2&quot;, &quot;awayTeam&quot;:&quot;2nd Group 3&quot;, &quot;homeTeamFrom&quot;:&quot;U15_Girls_G2_P1&quot;, &quot;awayTeamFrom&quot;:&quot;U15_Girls_G3_P2&quot;}" calcext:value-type="string">
            <text:p>{"__v":0,"day":2,"dateTime":61080000,"duration":"10m","pitch":"11","competition":{"name":"U15", "section":"Girls Champions League", "group":"2"},"tag":"15", "homeTeam":"Winner Group 2", "awayTeam":"2nd Group 3", "homeTeamFrom":"U15_Girls_G2_P1", "awayTeamFrom":"U15_Girls_G3_P2"}</text:p>
          </table:table-cell>
          <table:table-cell table:number-columns-repeated="1011"/>
        </table:table-row>
        <table:table-row table:style-name="ro3">
          <table:table-cell table:style-name="ce12" table:formula="of:=[.B31]" office:value-type="float" office:value="15" calcext:value-type="float">
            <text:p>15</text:p>
          </table:table-cell>
          <table:table-cell table:formula="of:=IF([.J31]&gt;[.J30];[.B30];[.B30]+1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formula="of:=FIRST_GAME_MS + ((DURATION_MS + GAME_GAP_MS) * ([.B31]-1)) + SECTION_GAP_MS" office:value-type="float" office:value="61080000" calcext:value-type="float">
            <text:p>6108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1&quot;" office:value-type="string" office:string-value="U15_Girls_G4_P1" calcext:value-type="string">
            <text:p>U15_Girls_G4_P1</text:p>
          </table:table-cell>
          <table:table-cell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17" table:formula="of:=IF(MOD([.$C31]; NUM_PITCHES)=0;INDEX(PITCHES;1;NUM_PITCHES);INDEX(PITCHES;1;MOD([.$C3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1] &amp; &quot;,&quot;&quot;duration&quot;&quot;:&quot;&quot;&quot; &amp; MATCH_DURATION &amp; &quot;m&quot;&quot;,&quot;&quot;pitch&quot;&quot;:&quot;&quot;&quot; &amp; [.J31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1] &amp; &quot;&quot;&quot;},&quot;&quot;tag&quot;&quot;:&quot;&quot;&quot; &amp; [.$A31] &amp; &quot;&quot;&quot;, &quot;&quot;homeTeam&quot;&quot;:&quot;&quot;&quot; &amp; [.H31] &amp; &quot;&quot;&quot;, &quot;&quot;awayTeam&quot;&quot;:&quot;&quot;&quot; &amp; [.I31] &amp; &quot;&quot;&quot;, &quot;&quot;homeTeamFrom&quot;&quot;:&quot;&quot;&quot; &amp; [.F31] &amp; &quot;&quot;&quot;, &quot;&quot;awayTeamFrom&quot;&quot;:&quot;&quot;&quot; &amp; [.G31] &amp; &quot;&quot;&quot;}&quot;" office:value-type="string" office:string-value="{&quot;__v&quot;:0,&quot;day&quot;:2,&quot;dateTime&quot;:61080000,&quot;duration&quot;:&quot;10m&quot;,&quot;pitch&quot;:&quot;12&quot;,&quot;competition&quot;:{&quot;name&quot;:&quot;U15&quot;, &quot;section&quot;:&quot;Girls Champions League&quot;, &quot;group&quot;:&quot;2&quot;},&quot;tag&quot;:&quot;15&quot;, &quot;homeTeam&quot;:&quot;Winner Group 4&quot;, &quot;awayTeam&quot;:&quot;2nd Group 1&quot;, &quot;homeTeamFrom&quot;:&quot;U15_Girls_G4_P1&quot;, &quot;awayTeamFrom&quot;:&quot;U15_Girls_G1_P2&quot;}" calcext:value-type="string">
            <text:p>{"__v":0,"day":2,"dateTime":61080000,"duration":"10m","pitch":"12","competition":{"name":"U15", "section":"Girls Champions League", "group":"2"},"tag":"15", "homeTeam":"Winner Group 4", "awayTeam":"2nd Group 1", "homeTeamFrom":"U15_Girls_G4_P1", "awayTeamFrom":"U15_Girls_G1_P2"}</text:p>
          </table:table-cell>
          <table:table-cell table:number-columns-repeated="1011"/>
        </table:table-row>
        <table:table-row table:style-name="ro1">
          <table:table-cell table:style-name="ce12" table:formula="of:=[.B32]" office:value-type="float" office:value="16" calcext:value-type="float">
            <text:p>16</text:p>
          </table:table-cell>
          <table:table-cell table:formula="of:=IF([.J32]&gt;[.J31];[.B31];[.B31]+1)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FIRST_GAME_MS + ((DURATION_MS + GAME_GAP_MS) * ([.B32]-1)) + SECTION_GAP_MS" office:value-type="float" office:value="61800000" calcext:value-type="float">
            <text:p>618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table:formula="of:=AGE_GROUP_TRANSLATED &amp; &quot;_&quot; &amp;SECTION_TRANSLATED &amp; &quot;_G3_P4&quot;" office:value-type="string" office:string-value="U15_Girls_G3_P4" calcext:value-type="string">
            <text:p>U15_Girls_G3_P4</text:p>
          </table:table-cell>
          <table:table-cell office:value-type="string" calcext:value-type="string">
            <text:p>3rd Group 2</text:p>
          </table:table-cell>
          <table:table-cell office:value-type="string" calcext:value-type="string">
            <text:p>4th Group 3</text:p>
          </table:table-cell>
          <table:table-cell table:style-name="ce17" table:formula="of:=IF(MOD([.$C32]; NUM_PITCHES)=0;INDEX(PITCHES;1;NUM_PITCHES);INDEX(PITCHES;1;MOD([.$C3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2] &amp; &quot;,&quot;&quot;duration&quot;&quot;:&quot;&quot;&quot; &amp; MATCH_DURATION &amp; &quot;m&quot;&quot;,&quot;&quot;pitch&quot;&quot;:&quot;&quot;&quot; &amp; [.J32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2] &amp; &quot;&quot;&quot;},&quot;&quot;tag&quot;&quot;:&quot;&quot;&quot; &amp; [.$A32] &amp; &quot;&quot;&quot;, &quot;&quot;homeTeam&quot;&quot;:&quot;&quot;&quot; &amp; [.H32] &amp; &quot;&quot;&quot;, &quot;&quot;awayTeam&quot;&quot;:&quot;&quot;&quot; &amp; [.I32] &amp; &quot;&quot;&quot;, &quot;&quot;homeTeamFrom&quot;&quot;:&quot;&quot;&quot; &amp; [.F32] &amp; &quot;&quot;&quot;, &quot;&quot;awayTeamFrom&quot;&quot;:&quot;&quot;&quot; &amp; [.G32] &amp; &quot;&quot;&quot;}&quot;" office:value-type="string" office:string-value="{&quot;__v&quot;:0,&quot;day&quot;:2,&quot;dateTime&quot;:61800000,&quot;duration&quot;:&quot;10m&quot;,&quot;pitch&quot;:&quot;11&quot;,&quot;competition&quot;:{&quot;name&quot;:&quot;U15&quot;, &quot;section&quot;:&quot;Girls Europa League&quot;, &quot;group&quot;:&quot;2&quot;},&quot;tag&quot;:&quot;16&quot;, &quot;homeTeam&quot;:&quot;3rd Group 2&quot;, &quot;awayTeam&quot;:&quot;4th Group 3&quot;, &quot;homeTeamFrom&quot;:&quot;U15_Girls_G2_P3&quot;, &quot;awayTeamFrom&quot;:&quot;U15_Girls_G3_P4&quot;}" calcext:value-type="string">
            <text:p>{"__v":0,"day":2,"dateTime":61800000,"duration":"10m","pitch":"11","competition":{"name":"U15", "section":"Girls Europa League", "group":"2"},"tag":"16", "homeTeam":"3rd Group 2", "awayTeam":"4th Group 3", "homeTeamFrom":"U15_Girls_G2_P3", "awayTeamFrom":"U15_Girls_G3_P4"}</text:p>
          </table:table-cell>
          <table:table-cell table:number-columns-repeated="1011"/>
        </table:table-row>
        <table:table-row table:style-name="ro1">
          <table:table-cell table:style-name="ce12" table:formula="of:=[.B33]" office:value-type="float" office:value="16" calcext:value-type="float">
            <text:p>16</text:p>
          </table:table-cell>
          <table:table-cell table:formula="of:=IF([.J33]&gt;[.J32];[.B32];[.B32]+1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FIRST_GAME_MS + ((DURATION_MS + GAME_GAP_MS) * ([.B33]-1)) + SECTION_GAP_MS" office:value-type="float" office:value="61800000" calcext:value-type="float">
            <text:p>6180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3&quot;" office:value-type="string" office:string-value="U15_Girls_G4_P3" calcext:value-type="string">
            <text:p>U15_Girls_G4_P3</text:p>
          </table:table-cell>
          <table:table-cell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4th Group 1</text:p>
          </table:table-cell>
          <table:table-cell table:style-name="ce17" table:formula="of:=IF(MOD([.$C33]; NUM_PITCHES)=0;INDEX(PITCHES;1;NUM_PITCHES);INDEX(PITCHES;1;MOD([.$C3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3] &amp; &quot;,&quot;&quot;duration&quot;&quot;:&quot;&quot;&quot; &amp; MATCH_DURATION &amp; &quot;m&quot;&quot;,&quot;&quot;pitch&quot;&quot;:&quot;&quot;&quot; &amp; [.J33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3] &amp; &quot;&quot;&quot;},&quot;&quot;tag&quot;&quot;:&quot;&quot;&quot; &amp; [.$A33] &amp; &quot;&quot;&quot;, &quot;&quot;homeTeam&quot;&quot;:&quot;&quot;&quot; &amp; [.H33] &amp; &quot;&quot;&quot;, &quot;&quot;awayTeam&quot;&quot;:&quot;&quot;&quot; &amp; [.I33] &amp; &quot;&quot;&quot;, &quot;&quot;homeTeamFrom&quot;&quot;:&quot;&quot;&quot; &amp; [.F33] &amp; &quot;&quot;&quot;, &quot;&quot;awayTeamFrom&quot;&quot;:&quot;&quot;&quot; &amp; [.G33] &amp; &quot;&quot;&quot;}&quot;" office:value-type="string" office:string-value="{&quot;__v&quot;:0,&quot;day&quot;:2,&quot;dateTime&quot;:61800000,&quot;duration&quot;:&quot;10m&quot;,&quot;pitch&quot;:&quot;12&quot;,&quot;competition&quot;:{&quot;name&quot;:&quot;U15&quot;, &quot;section&quot;:&quot;Girls Europa League&quot;, &quot;group&quot;:&quot;2&quot;},&quot;tag&quot;:&quot;16&quot;, &quot;homeTeam&quot;:&quot;3rd Group 4&quot;, &quot;awayTeam&quot;:&quot;4th Group 1&quot;, &quot;homeTeamFrom&quot;:&quot;U15_Girls_G4_P3&quot;, &quot;awayTeamFrom&quot;:&quot;U15_Girls_G1_P4&quot;}" calcext:value-type="string">
            <text:p>{"__v":0,"day":2,"dateTime":61800000,"duration":"10m","pitch":"12","competition":{"name":"U15", "section":"Girls Europa League", "group":"2"},"tag":"16", "homeTeam":"3rd Group 4", "awayTeam":"4th Group 1", "homeTeamFrom":"U15_Girls_G4_P3", "awayTeamFrom":"U15_Girls_G1_P4"}</text:p>
          </table:table-cell>
          <table:table-cell table:number-columns-repeated="1011"/>
        </table:table-row>
        <table:table-row table:style-name="ro1">
          <table:table-cell table:style-name="ce12" table:formula="of:=[.B34]" office:value-type="float" office:value="17" calcext:value-type="float">
            <text:p>17</text:p>
          </table:table-cell>
          <table:table-cell table:formula="of:=IF([.J34]&gt;[.J33];[.B33];[.B33]+1)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formula="of:=FIRST_GAME_MS + ((DURATION_MS + GAME_GAP_MS) * ([.B34]-1)) + SECTION_GAP_MS" office:value-type="float" office:value="62520000" calcext:value-type="float">
            <text:p>625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1&quot;" office:value-type="string" office:string-value="U15_Girls_G3_P1" calcext:value-type="string">
            <text:p>U15_Girls_G3_P1</text:p>
          </table:table-cell>
          <table:table-cell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string" calcext:value-type="string">
            <text:p>Winner Group 3</text:p>
          </table:table-cell>
          <table:table-cell office:value-type="string" calcext:value-type="string">
            <text:p>Winner Group 1</text:p>
          </table:table-cell>
          <table:table-cell table:style-name="ce17" table:formula="of:=IF(MOD([.$C34]; NUM_PITCHES)=0;INDEX(PITCHES;1;NUM_PITCHES);INDEX(PITCHES;1;MOD([.$C3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4] &amp; &quot;,&quot;&quot;duration&quot;&quot;:&quot;&quot;&quot; &amp; MATCH_DURATION &amp; &quot;m&quot;&quot;,&quot;&quot;pitch&quot;&quot;:&quot;&quot;&quot; &amp; [.J34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4] &amp; &quot;&quot;&quot;},&quot;&quot;tag&quot;&quot;:&quot;&quot;&quot; &amp; [.$A34] &amp; &quot;&quot;&quot;, &quot;&quot;homeTeam&quot;&quot;:&quot;&quot;&quot; &amp; [.H34] &amp; &quot;&quot;&quot;, &quot;&quot;awayTeam&quot;&quot;:&quot;&quot;&quot; &amp; [.I34] &amp; &quot;&quot;&quot;, &quot;&quot;homeTeamFrom&quot;&quot;:&quot;&quot;&quot; &amp; [.F34] &amp; &quot;&quot;&quot;, &quot;&quot;awayTeamFrom&quot;&quot;:&quot;&quot;&quot; &amp; [.G34] &amp; &quot;&quot;&quot;}&quot;" office:value-type="string" office:string-value="{&quot;__v&quot;:0,&quot;day&quot;:2,&quot;dateTime&quot;:62520000,&quot;duration&quot;:&quot;10m&quot;,&quot;pitch&quot;:&quot;11&quot;,&quot;competition&quot;:{&quot;name&quot;:&quot;U15&quot;, &quot;section&quot;:&quot;Girls Champions League&quot;, &quot;group&quot;:&quot;1&quot;},&quot;tag&quot;:&quot;17&quot;, &quot;homeTeam&quot;:&quot;Winner Group 3&quot;, &quot;awayTeam&quot;:&quot;Winner Group 1&quot;, &quot;homeTeamFrom&quot;:&quot;U15_Girls_G3_P1&quot;, &quot;awayTeamFrom&quot;:&quot;U15_Girls_G1_P1&quot;}" calcext:value-type="string">
            <text:p>{"__v":0,"day":2,"dateTime":62520000,"duration":"10m","pitch":"11","competition":{"name":"U15", "section":"Girls Champions League", "group":"1"},"tag":"17", "homeTeam":"Winner Group 3", "awayTeam":"Winner Group 1", "homeTeamFrom":"U15_Girls_G3_P1", "awayTeamFrom":"U15_Girls_G1_P1"}</text:p>
          </table:table-cell>
          <table:table-cell table:number-columns-repeated="1011"/>
        </table:table-row>
        <table:table-row table:style-name="ro3">
          <table:table-cell table:style-name="ce12" table:formula="of:=[.B35]" office:value-type="float" office:value="17" calcext:value-type="float">
            <text:p>17</text:p>
          </table:table-cell>
          <table:table-cell table:formula="of:=IF([.J35]&gt;[.J34];[.B34];[.B34]+1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formula="of:=FIRST_GAME_MS + ((DURATION_MS + GAME_GAP_MS) * ([.B35]-1)) + SECTION_GAP_MS" office:value-type="float" office:value="62520000" calcext:value-type="float">
            <text:p>625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formula="of:=AGE_GROUP_TRANSLATED &amp; &quot;_&quot; &amp;SECTION_TRANSLATED &amp; &quot;_G4_P2&quot;" office:value-type="string" office:string-value="U15_Girls_G4_P2" calcext:value-type="string">
            <text:p>U15_Girls_G4_P2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2<text:span text:style-name="T1">nd</text:span> Group 4</text:p>
          </table:table-cell>
          <table:table-cell table:style-name="ce17" table:formula="of:=IF(MOD([.$C35]; NUM_PITCHES)=0;INDEX(PITCHES;1;NUM_PITCHES);INDEX(PITCHES;1;MOD([.$C3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5] &amp; &quot;,&quot;&quot;duration&quot;&quot;:&quot;&quot;&quot; &amp; MATCH_DURATION &amp; &quot;m&quot;&quot;,&quot;&quot;pitch&quot;&quot;:&quot;&quot;&quot; &amp; [.J35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5] &amp; &quot;&quot;&quot;},&quot;&quot;tag&quot;&quot;:&quot;&quot;&quot; &amp; [.$A35] &amp; &quot;&quot;&quot;, &quot;&quot;homeTeam&quot;&quot;:&quot;&quot;&quot; &amp; [.H35] &amp; &quot;&quot;&quot;, &quot;&quot;awayTeam&quot;&quot;:&quot;&quot;&quot; &amp; [.I35] &amp; &quot;&quot;&quot;, &quot;&quot;homeTeamFrom&quot;&quot;:&quot;&quot;&quot; &amp; [.F35] &amp; &quot;&quot;&quot;, &quot;&quot;awayTeamFrom&quot;&quot;:&quot;&quot;&quot; &amp; [.G35] &amp; &quot;&quot;&quot;}&quot;" office:value-type="string" office:string-value="{&quot;__v&quot;:0,&quot;day&quot;:2,&quot;dateTime&quot;:62520000,&quot;duration&quot;:&quot;10m&quot;,&quot;pitch&quot;:&quot;12&quot;,&quot;competition&quot;:{&quot;name&quot;:&quot;U15&quot;, &quot;section&quot;:&quot;Girls Champions League&quot;, &quot;group&quot;:&quot;1&quot;},&quot;tag&quot;:&quot;17&quot;, &quot;homeTeam&quot;:&quot;2nd Group 2&quot;, &quot;awayTeam&quot;:&quot;2nd Group 4&quot;, &quot;homeTeamFrom&quot;:&quot;U15_Girls_G2_P2&quot;, &quot;awayTeamFrom&quot;:&quot;U15_Girls_G4_P2&quot;}" calcext:value-type="string">
            <text:p>{"__v":0,"day":2,"dateTime":62520000,"duration":"10m","pitch":"12","competition":{"name":"U15", "section":"Girls Champions League", "group":"1"},"tag":"17", "homeTeam":"2nd Group 2", "awayTeam":"2nd Group 4", "homeTeamFrom":"U15_Girls_G2_P2", "awayTeamFrom":"U15_Girls_G4_P2"}</text:p>
          </table:table-cell>
          <table:table-cell table:number-columns-repeated="1011"/>
        </table:table-row>
        <table:table-row table:style-name="ro1">
          <table:table-cell table:style-name="ce12" table:formula="of:=[.B36]" office:value-type="float" office:value="18" calcext:value-type="float">
            <text:p>18</text:p>
          </table:table-cell>
          <table:table-cell table:formula="of:=IF([.J36]&gt;[.J35];[.B35];[.B35]+1)"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FIRST_GAME_MS + ((DURATION_MS + GAME_GAP_MS) * ([.B36]-1)) + SECTION_GAP_MS" office:value-type="float" office:value="63240000" calcext:value-type="float">
            <text:p>632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3_P3&quot;" office:value-type="string" office:string-value="U15_Girls_G3_P3" calcext:value-type="string">
            <text:p>U15_Girls_G3_P3</text:p>
          </table:table-cell>
          <table:table-cell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string" calcext:value-type="string">
            <text:p>3rd Group 3</text:p>
          </table:table-cell>
          <table:table-cell office:value-type="string" calcext:value-type="string">
            <text:p>3rd Group 1</text:p>
          </table:table-cell>
          <table:table-cell table:style-name="ce17" table:formula="of:=IF(MOD([.$C36]; NUM_PITCHES)=0;INDEX(PITCHES;1;NUM_PITCHES);INDEX(PITCHES;1;MOD([.$C3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6] &amp; &quot;,&quot;&quot;duration&quot;&quot;:&quot;&quot;&quot; &amp; MATCH_DURATION &amp; &quot;m&quot;&quot;,&quot;&quot;pitch&quot;&quot;:&quot;&quot;&quot; &amp; [.J36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6] &amp; &quot;&quot;&quot;},&quot;&quot;tag&quot;&quot;:&quot;&quot;&quot; &amp; [.$A36] &amp; &quot;&quot;&quot;, &quot;&quot;homeTeam&quot;&quot;:&quot;&quot;&quot; &amp; [.H36] &amp; &quot;&quot;&quot;, &quot;&quot;awayTeam&quot;&quot;:&quot;&quot;&quot; &amp; [.I36] &amp; &quot;&quot;&quot;, &quot;&quot;homeTeamFrom&quot;&quot;:&quot;&quot;&quot; &amp; [.F36] &amp; &quot;&quot;&quot;, &quot;&quot;awayTeamFrom&quot;&quot;:&quot;&quot;&quot; &amp; [.G36] &amp; &quot;&quot;&quot;}&quot;" office:value-type="string" office:string-value="{&quot;__v&quot;:0,&quot;day&quot;:2,&quot;dateTime&quot;:63240000,&quot;duration&quot;:&quot;10m&quot;,&quot;pitch&quot;:&quot;11&quot;,&quot;competition&quot;:{&quot;name&quot;:&quot;U15&quot;, &quot;section&quot;:&quot;Girls Europa League&quot;, &quot;group&quot;:&quot;1&quot;},&quot;tag&quot;:&quot;18&quot;, &quot;homeTeam&quot;:&quot;3rd Group 3&quot;, &quot;awayTeam&quot;:&quot;3rd Group 1&quot;, &quot;homeTeamFrom&quot;:&quot;U15_Girls_G3_P3&quot;, &quot;awayTeamFrom&quot;:&quot;U15_Girls_G1_P3&quot;}" calcext:value-type="string">
            <text:p>{"__v":0,"day":2,"dateTime":63240000,"duration":"10m","pitch":"11","competition":{"name":"U15", "section":"Girls Europa League", "group":"1"},"tag":"18", "homeTeam":"3rd Group 3", "awayTeam":"3rd Group 1", "homeTeamFrom":"U15_Girls_G3_P3", "awayTeamFrom":"U15_Girls_G1_P3"}</text:p>
          </table:table-cell>
          <table:table-cell table:number-columns-repeated="1011"/>
        </table:table-row>
        <table:table-row table:style-name="ro1">
          <table:table-cell table:style-name="ce12" table:formula="of:=[.B37]" office:value-type="float" office:value="18" calcext:value-type="float">
            <text:p>18</text:p>
          </table:table-cell>
          <table:table-cell table:formula="of:=IF([.J37]&gt;[.J36];[.B36];[.B36]+1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FIRST_GAME_MS + ((DURATION_MS + GAME_GAP_MS) * ([.B37]-1)) + SECTION_GAP_MS" office:value-type="float" office:value="63240000" calcext:value-type="float">
            <text:p>6324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formula="of:=AGE_GROUP_TRANSLATED &amp; &quot;_&quot; &amp;SECTION_TRANSLATED &amp; &quot;_G4_P4&quot;" office:value-type="string" office:string-value="U15_Girls_G4_P4" calcext:value-type="string">
            <text:p>U15_Girls_G4_P4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4th Group 4</text:p>
          </table:table-cell>
          <table:table-cell table:style-name="ce17" table:formula="of:=IF(MOD([.$C37]; NUM_PITCHES)=0;INDEX(PITCHES;1;NUM_PITCHES);INDEX(PITCHES;1;MOD([.$C3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7] &amp; &quot;,&quot;&quot;duration&quot;&quot;:&quot;&quot;&quot; &amp; MATCH_DURATION &amp; &quot;m&quot;&quot;,&quot;&quot;pitch&quot;&quot;:&quot;&quot;&quot; &amp; [.J37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37] &amp; &quot;&quot;&quot;},&quot;&quot;tag&quot;&quot;:&quot;&quot;&quot; &amp; [.$A37] &amp; &quot;&quot;&quot;, &quot;&quot;homeTeam&quot;&quot;:&quot;&quot;&quot; &amp; [.H37] &amp; &quot;&quot;&quot;, &quot;&quot;awayTeam&quot;&quot;:&quot;&quot;&quot; &amp; [.I37] &amp; &quot;&quot;&quot;, &quot;&quot;homeTeamFrom&quot;&quot;:&quot;&quot;&quot; &amp; [.F37] &amp; &quot;&quot;&quot;, &quot;&quot;awayTeamFrom&quot;&quot;:&quot;&quot;&quot; &amp; [.G37] &amp; &quot;&quot;&quot;}&quot;" office:value-type="string" office:string-value="{&quot;__v&quot;:0,&quot;day&quot;:2,&quot;dateTime&quot;:63240000,&quot;duration&quot;:&quot;10m&quot;,&quot;pitch&quot;:&quot;12&quot;,&quot;competition&quot;:{&quot;name&quot;:&quot;U15&quot;, &quot;section&quot;:&quot;Girls Europa League&quot;, &quot;group&quot;:&quot;1&quot;},&quot;tag&quot;:&quot;18&quot;, &quot;homeTeam&quot;:&quot;4th Group 2&quot;, &quot;awayTeam&quot;:&quot;4th Group 4&quot;, &quot;homeTeamFrom&quot;:&quot;U15_Girls_G2_P4&quot;, &quot;awayTeamFrom&quot;:&quot;U15_Girls_G4_P4&quot;}" calcext:value-type="string">
            <text:p>{"__v":0,"day":2,"dateTime":63240000,"duration":"10m","pitch":"12","competition":{"name":"U15", "section":"Girls Europa League", "group":"1"},"tag":"18", "homeTeam":"4th Group 2", "awayTeam":"4th Group 4", "homeTeamFrom":"U15_Girls_G2_P4", "awayTeamFrom":"U15_Girls_G4_P4"}</text:p>
          </table:table-cell>
          <table:table-cell table:number-columns-repeated="1011"/>
        </table:table-row>
        <table:table-row table:style-name="ro1">
          <table:table-cell table:style-name="ce12" table:formula="of:=[.B38]" office:value-type="float" office:value="19" calcext:value-type="float">
            <text:p>19</text:p>
          </table:table-cell>
          <table:table-cell table:formula="of:=IF([.J38]&gt;[.J37];[.B37];[.B37]+1)"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formula="of:=FIRST_GAME_MS + ((DURATION_MS + GAME_GAP_MS) * ([.B38]-1)) + SECTION_GAP_MS" office:value-type="float" office:value="63960000" calcext:value-type="float">
            <text:p>639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1&quot;" office:value-type="string" office:string-value="U15_Girls_G4_P1" calcext:value-type="string">
            <text:p>U15_Girls_G4_P1</text:p>
          </table:table-cell>
          <table:table-cell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office:value-type="string" calcext:value-type="string">
            <text:p>Winner Group 4</text:p>
          </table:table-cell>
          <table:table-cell office:value-type="string" calcext:value-type="string">
            <text:p>Winner Group 2</text:p>
          </table:table-cell>
          <table:table-cell table:style-name="ce17" table:formula="of:=IF(MOD([.$C38]; NUM_PITCHES)=0;INDEX(PITCHES;1;NUM_PITCHES);INDEX(PITCHES;1;MOD([.$C3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38] &amp; &quot;,&quot;&quot;duration&quot;&quot;:&quot;&quot;&quot; &amp; MATCH_DURATION &amp; &quot;m&quot;&quot;,&quot;&quot;pitch&quot;&quot;:&quot;&quot;&quot; &amp; [.J38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8] &amp; &quot;&quot;&quot;},&quot;&quot;tag&quot;&quot;:&quot;&quot;&quot; &amp; [.$A38] &amp; &quot;&quot;&quot;, &quot;&quot;homeTeam&quot;&quot;:&quot;&quot;&quot; &amp; [.H38] &amp; &quot;&quot;&quot;, &quot;&quot;awayTeam&quot;&quot;:&quot;&quot;&quot; &amp; [.I38] &amp; &quot;&quot;&quot;, &quot;&quot;homeTeamFrom&quot;&quot;:&quot;&quot;&quot; &amp; [.F38] &amp; &quot;&quot;&quot;, &quot;&quot;awayTeamFrom&quot;&quot;:&quot;&quot;&quot; &amp; [.G38] &amp; &quot;&quot;&quot;}&quot;" office:value-type="string" office:string-value="{&quot;__v&quot;:0,&quot;day&quot;:2,&quot;dateTime&quot;:63960000,&quot;duration&quot;:&quot;10m&quot;,&quot;pitch&quot;:&quot;11&quot;,&quot;competition&quot;:{&quot;name&quot;:&quot;U15&quot;, &quot;section&quot;:&quot;Girls Champions League&quot;, &quot;group&quot;:&quot;2&quot;},&quot;tag&quot;:&quot;19&quot;, &quot;homeTeam&quot;:&quot;Winner Group 4&quot;, &quot;awayTeam&quot;:&quot;Winner Group 2&quot;, &quot;homeTeamFrom&quot;:&quot;U15_Girls_G4_P1&quot;, &quot;awayTeamFrom&quot;:&quot;U15_Girls_G2_P1&quot;}" calcext:value-type="string">
            <text:p>{"__v":0,"day":2,"dateTime":63960000,"duration":"10m","pitch":"11","competition":{"name":"U15", "section":"Girls Champions League", "group":"2"},"tag":"19", "homeTeam":"Winner Group 4", "awayTeam":"Winner Group 2", "homeTeamFrom":"U15_Girls_G4_P1", "awayTeamFrom":"U15_Girls_G2_P1"}</text:p>
          </table:table-cell>
          <table:table-cell table:style-name="ce34" table:number-columns-repeated="1011"/>
        </table:table-row>
        <table:table-row table:style-name="ro3">
          <table:table-cell table:style-name="ce12" table:formula="of:=[.B39]" office:value-type="float" office:value="19" calcext:value-type="float">
            <text:p>19</text:p>
          </table:table-cell>
          <table:table-cell table:formula="of:=IF([.J39]&gt;[.J38];[.B38];[.B38]+1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formula="of:=FIRST_GAME_MS + ((DURATION_MS + GAME_GAP_MS) * ([.B39]-1)) + SECTION_GAP_MS" office:value-type="float" office:value="63960000" calcext:value-type="float">
            <text:p>639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15_Girls_G3_P2" calcext:value-type="string">
            <text:p>U15_Girls_G3_P2</text:p>
          </table:table-cell>
          <table:table-cell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2<text:span text:style-name="T1">nd</text:span> Group 1</text:p>
          </table:table-cell>
          <table:table-cell table:style-name="ce17" table:formula="of:=IF(MOD([.$C39]; NUM_PITCHES)=0;INDEX(PITCHES;1;NUM_PITCHES);INDEX(PITCHES;1;MOD([.$C3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39] &amp; &quot;,&quot;&quot;duration&quot;&quot;:&quot;&quot;&quot; &amp; MATCH_DURATION &amp; &quot;m&quot;&quot;,&quot;&quot;pitch&quot;&quot;:&quot;&quot;&quot; &amp; [.J39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39] &amp; &quot;&quot;&quot;},&quot;&quot;tag&quot;&quot;:&quot;&quot;&quot; &amp; [.$A39] &amp; &quot;&quot;&quot;, &quot;&quot;homeTeam&quot;&quot;:&quot;&quot;&quot; &amp; [.H39] &amp; &quot;&quot;&quot;, &quot;&quot;awayTeam&quot;&quot;:&quot;&quot;&quot; &amp; [.I39] &amp; &quot;&quot;&quot;, &quot;&quot;homeTeamFrom&quot;&quot;:&quot;&quot;&quot; &amp; [.F39] &amp; &quot;&quot;&quot;, &quot;&quot;awayTeamFrom&quot;&quot;:&quot;&quot;&quot; &amp; [.G39] &amp; &quot;&quot;&quot;}&quot;" office:value-type="string" office:string-value="{&quot;__v&quot;:0,&quot;day&quot;:2,&quot;dateTime&quot;:63960000,&quot;duration&quot;:&quot;10m&quot;,&quot;pitch&quot;:&quot;12&quot;,&quot;competition&quot;:{&quot;name&quot;:&quot;U15&quot;, &quot;section&quot;:&quot;Girls Champions League&quot;, &quot;group&quot;:&quot;2&quot;},&quot;tag&quot;:&quot;19&quot;, &quot;homeTeam&quot;:&quot;2nd Group 3&quot;, &quot;awayTeam&quot;:&quot;2nd Group 1&quot;, &quot;homeTeamFrom&quot;:&quot;U15_Girls_G3_P2&quot;, &quot;awayTeamFrom&quot;:&quot;U15_Girls_G1_P2&quot;}" calcext:value-type="string">
            <text:p>{"__v":0,"day":2,"dateTime":63960000,"duration":"10m","pitch":"12","competition":{"name":"U15", "section":"Girls Champions League", "group":"2"},"tag":"19", "homeTeam":"2nd Group 3", "awayTeam":"2nd Group 1", "homeTeamFrom":"U15_Girls_G3_P2", "awayTeamFrom":"U15_Girls_G1_P2"}</text:p>
          </table:table-cell>
          <table:table-cell table:number-columns-repeated="1011"/>
        </table:table-row>
        <table:table-row table:style-name="ro1">
          <table:table-cell table:style-name="ce12" table:formula="of:=[.B40]" office:value-type="float" office:value="20" calcext:value-type="float">
            <text:p>20</text:p>
          </table:table-cell>
          <table:table-cell table:formula="of:=IF([.J40]&gt;[.J39];[.B39];[.B39]+1)"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formula="of:=FIRST_GAME_MS + ((DURATION_MS + GAME_GAP_MS) * ([.B40]-1)) + SECTION_GAP_MS" office:value-type="float" office:value="64680000" calcext:value-type="float">
            <text:p>6468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4_P3&quot;" office:value-type="string" office:string-value="U15_Girls_G4_P3" calcext:value-type="string">
            <text:p>U15_Girls_G4_P3</text:p>
          </table:table-cell>
          <table:table-cell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office:value-type="string" calcext:value-type="string">
            <text:p>3rd Group 4</text:p>
          </table:table-cell>
          <table:table-cell office:value-type="string" calcext:value-type="string">
            <text:p>3rd Group 2</text:p>
          </table:table-cell>
          <table:table-cell table:style-name="ce17" table:formula="of:=IF(MOD([.$C40]; NUM_PITCHES)=0;INDEX(PITCHES;1;NUM_PITCHES);INDEX(PITCHES;1;MOD([.$C4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0] &amp; &quot;,&quot;&quot;duration&quot;&quot;:&quot;&quot;&quot; &amp; MATCH_DURATION &amp; &quot;m&quot;&quot;,&quot;&quot;pitch&quot;&quot;:&quot;&quot;&quot; &amp; [.J40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0] &amp; &quot;&quot;&quot;},&quot;&quot;tag&quot;&quot;:&quot;&quot;&quot; &amp; [.$A40] &amp; &quot;&quot;&quot;, &quot;&quot;homeTeam&quot;&quot;:&quot;&quot;&quot; &amp; [.H40] &amp; &quot;&quot;&quot;, &quot;&quot;awayTeam&quot;&quot;:&quot;&quot;&quot; &amp; [.I40] &amp; &quot;&quot;&quot;, &quot;&quot;homeTeamFrom&quot;&quot;:&quot;&quot;&quot; &amp; [.F40] &amp; &quot;&quot;&quot;, &quot;&quot;awayTeamFrom&quot;&quot;:&quot;&quot;&quot; &amp; [.G40] &amp; &quot;&quot;&quot;}&quot;" office:value-type="string" office:string-value="{&quot;__v&quot;:0,&quot;day&quot;:2,&quot;dateTime&quot;:64680000,&quot;duration&quot;:&quot;10m&quot;,&quot;pitch&quot;:&quot;11&quot;,&quot;competition&quot;:{&quot;name&quot;:&quot;U15&quot;, &quot;section&quot;:&quot;Girls Europa League&quot;, &quot;group&quot;:&quot;2&quot;},&quot;tag&quot;:&quot;20&quot;, &quot;homeTeam&quot;:&quot;3rd Group 4&quot;, &quot;awayTeam&quot;:&quot;3rd Group 2&quot;, &quot;homeTeamFrom&quot;:&quot;U15_Girls_G4_P3&quot;, &quot;awayTeamFrom&quot;:&quot;U15_Girls_G2_P3&quot;}" calcext:value-type="string">
            <text:p>{"__v":0,"day":2,"dateTime":64680000,"duration":"10m","pitch":"11","competition":{"name":"U15", "section":"Girls Europa League", "group":"2"},"tag":"20", "homeTeam":"3rd Group 4", "awayTeam":"3rd Group 2", "homeTeamFrom":"U15_Girls_G4_P3", "awayTeamFrom":"U15_Girls_G2_P3"}</text:p>
          </table:table-cell>
          <table:table-cell table:number-columns-repeated="1011"/>
        </table:table-row>
        <table:table-row table:style-name="ro1">
          <table:table-cell table:style-name="ce12" table:formula="of:=[.B41]" office:value-type="float" office:value="20" calcext:value-type="float">
            <text:p>20</text:p>
          </table:table-cell>
          <table:table-cell table:formula="of:=IF([.J41]&gt;[.J40];[.B40];[.B40]+1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FIRST_GAME_MS + ((DURATION_MS + GAME_GAP_MS) * ([.B41]-1)) + SECTION_GAP_MS" office:value-type="float" office:value="64680000" calcext:value-type="float">
            <text:p>6468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15_Girls_G3_P4" calcext:value-type="string">
            <text:p>U15_Girls_G3_P4</text:p>
          </table:table-cell>
          <table:table-cell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4th Group 1</text:p>
          </table:table-cell>
          <table:table-cell table:style-name="ce17" table:formula="of:=IF(MOD([.$C41]; NUM_PITCHES)=0;INDEX(PITCHES;1;NUM_PITCHES);INDEX(PITCHES;1;MOD([.$C41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1] &amp; &quot;,&quot;&quot;duration&quot;&quot;:&quot;&quot;&quot; &amp; MATCH_DURATION &amp; &quot;m&quot;&quot;,&quot;&quot;pitch&quot;&quot;:&quot;&quot;&quot; &amp; [.J41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1] &amp; &quot;&quot;&quot;},&quot;&quot;tag&quot;&quot;:&quot;&quot;&quot; &amp; [.$A41] &amp; &quot;&quot;&quot;, &quot;&quot;homeTeam&quot;&quot;:&quot;&quot;&quot; &amp; [.H41] &amp; &quot;&quot;&quot;, &quot;&quot;awayTeam&quot;&quot;:&quot;&quot;&quot; &amp; [.I41] &amp; &quot;&quot;&quot;, &quot;&quot;homeTeamFrom&quot;&quot;:&quot;&quot;&quot; &amp; [.F41] &amp; &quot;&quot;&quot;, &quot;&quot;awayTeamFrom&quot;&quot;:&quot;&quot;&quot; &amp; [.G41] &amp; &quot;&quot;&quot;}&quot;" office:value-type="string" office:string-value="{&quot;__v&quot;:0,&quot;day&quot;:2,&quot;dateTime&quot;:64680000,&quot;duration&quot;:&quot;10m&quot;,&quot;pitch&quot;:&quot;12&quot;,&quot;competition&quot;:{&quot;name&quot;:&quot;U15&quot;, &quot;section&quot;:&quot;Girls Europa League&quot;, &quot;group&quot;:&quot;2&quot;},&quot;tag&quot;:&quot;20&quot;, &quot;homeTeam&quot;:&quot;4th Group 3&quot;, &quot;awayTeam&quot;:&quot;4th Group 1&quot;, &quot;homeTeamFrom&quot;:&quot;U15_Girls_G3_P4&quot;, &quot;awayTeamFrom&quot;:&quot;U15_Girls_G1_P4&quot;}" calcext:value-type="string">
            <text:p>{"__v":0,"day":2,"dateTime":64680000,"duration":"10m","pitch":"12","competition":{"name":"U15", "section":"Girls Europa League", "group":"2"},"tag":"20", "homeTeam":"4th Group 3", "awayTeam":"4th Group 1", "homeTeamFrom":"U15_Girls_G3_P4", "awayTeamFrom":"U15_Girls_G1_P4"}</text:p>
          </table:table-cell>
          <table:table-cell table:number-columns-repeated="1011"/>
        </table:table-row>
        <table:table-row table:style-name="ro3">
          <table:table-cell table:style-name="ce12" table:formula="of:=[.B42]" office:value-type="float" office:value="21" calcext:value-type="float">
            <text:p>21</text:p>
          </table:table-cell>
          <table:table-cell table:formula="of:=IF([.J42]&gt;[.J41];[.B41];[.B41]+1)"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formula="of:=FIRST_GAME_MS + ((DURATION_MS + GAME_GAP_MS) * ([.B42]-1)) + SECTION_GAP_MS" office:value-type="float" office:value="65400000" calcext:value-type="float">
            <text:p>65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4_P2&quot;" office:value-type="string" office:string-value="U15_Girls_G4_P2" calcext:value-type="string">
            <text:p>U15_Girls_G4_P2</text:p>
          </table:table-cell>
          <table:table-cell table:formula="of:=AGE_GROUP_TRANSLATED &amp; &quot;_&quot; &amp;SECTION_TRANSLATED &amp; &quot;_G1_P1&quot;" office:value-type="string" office:string-value="U15_Girls_G1_P1" calcext:value-type="string">
            <text:p>U15_Girls_G1_P1</text:p>
          </table:table-cell>
          <table:table-cell office:value-type="string" calcext:value-type="string">
            <text:p>2<text:span text:style-name="T1">nd</text:span> Group 4</text:p>
          </table:table-cell>
          <table:table-cell office:value-type="string" calcext:value-type="string">
            <text:p>Winner Group 1</text:p>
          </table:table-cell>
          <table:table-cell table:style-name="ce17" table:formula="of:=IF(MOD([.$C42]; NUM_PITCHES)=0;INDEX(PITCHES;1;NUM_PITCHES);INDEX(PITCHES;1;MOD([.$C42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2] &amp; &quot;,&quot;&quot;duration&quot;&quot;:&quot;&quot;&quot; &amp; MATCH_DURATION &amp; &quot;m&quot;&quot;,&quot;&quot;pitch&quot;&quot;:&quot;&quot;&quot; &amp; [.J42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2] &amp; &quot;&quot;&quot;},&quot;&quot;tag&quot;&quot;:&quot;&quot;&quot; &amp; [.$A42] &amp; &quot;&quot;&quot;, &quot;&quot;homeTeam&quot;&quot;:&quot;&quot;&quot; &amp; [.H42] &amp; &quot;&quot;&quot;, &quot;&quot;awayTeam&quot;&quot;:&quot;&quot;&quot; &amp; [.I42] &amp; &quot;&quot;&quot;, &quot;&quot;homeTeamFrom&quot;&quot;:&quot;&quot;&quot; &amp; [.F42] &amp; &quot;&quot;&quot;, &quot;&quot;awayTeamFrom&quot;&quot;:&quot;&quot;&quot; &amp; [.G42] &amp; &quot;&quot;&quot;}&quot;" office:value-type="string" office:string-value="{&quot;__v&quot;:0,&quot;day&quot;:2,&quot;dateTime&quot;:65400000,&quot;duration&quot;:&quot;10m&quot;,&quot;pitch&quot;:&quot;11&quot;,&quot;competition&quot;:{&quot;name&quot;:&quot;U15&quot;, &quot;section&quot;:&quot;Girls Champions League&quot;, &quot;group&quot;:&quot;1&quot;},&quot;tag&quot;:&quot;21&quot;, &quot;homeTeam&quot;:&quot;2nd Group 4&quot;, &quot;awayTeam&quot;:&quot;Winner Group 1&quot;, &quot;homeTeamFrom&quot;:&quot;U15_Girls_G4_P2&quot;, &quot;awayTeamFrom&quot;:&quot;U15_Girls_G1_P1&quot;}" calcext:value-type="string">
            <text:p>{"__v":0,"day":2,"dateTime":65400000,"duration":"10m","pitch":"11","competition":{"name":"U15", "section":"Girls Champions League", "group":"1"},"tag":"21", "homeTeam":"2nd Group 4", "awayTeam":"Winner Group 1", "homeTeamFrom":"U15_Girls_G4_P2", "awayTeamFrom":"U15_Girls_G1_P1"}</text:p>
          </table:table-cell>
          <table:table-cell table:number-columns-repeated="1011"/>
        </table:table-row>
        <table:table-row table:style-name="ro3">
          <table:table-cell table:style-name="ce12" table:formula="of:=[.B43]" office:value-type="float" office:value="21" calcext:value-type="float">
            <text:p>21</text:p>
          </table:table-cell>
          <table:table-cell table:formula="of:=IF([.J43]&gt;[.J42];[.B42];[.B42]+1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FIRST_GAME_MS + ((DURATION_MS + GAME_GAP_MS) * ([.B43]-1)) + SECTION_GAP_MS" office:value-type="float" office:value="65400000" calcext:value-type="float">
            <text:p>6540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2&quot;" office:value-type="string" office:string-value="U15_Girls_G2_P2" calcext:value-type="string">
            <text:p>U15_Girls_G2_P2</text:p>
          </table:table-cell>
          <table:table-cell table:formula="of:=AGE_GROUP_TRANSLATED &amp; &quot;_&quot; &amp;SECTION_TRANSLATED &amp; &quot;_G3_P1&quot;" office:value-type="string" office:string-value="U15_Girls_G3_P1" calcext:value-type="string">
            <text:p>U15_Girls_G3_P1</text:p>
          </table:table-cell>
          <table:table-cell office:value-type="string" calcext:value-type="string">
            <text:p>2<text:span text:style-name="T1">nd</text:span> Group 2</text:p>
          </table:table-cell>
          <table:table-cell office:value-type="string" calcext:value-type="string">
            <text:p>Winner Group 3</text:p>
          </table:table-cell>
          <table:table-cell table:style-name="ce17" table:formula="of:=IF(MOD([.$C43]; NUM_PITCHES)=0;INDEX(PITCHES;1;NUM_PITCHES);INDEX(PITCHES;1;MOD([.$C43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3] &amp; &quot;,&quot;&quot;duration&quot;&quot;:&quot;&quot;&quot; &amp; MATCH_DURATION &amp; &quot;m&quot;&quot;,&quot;&quot;pitch&quot;&quot;:&quot;&quot;&quot; &amp; [.J43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3] &amp; &quot;&quot;&quot;},&quot;&quot;tag&quot;&quot;:&quot;&quot;&quot; &amp; [.$A43] &amp; &quot;&quot;&quot;, &quot;&quot;homeTeam&quot;&quot;:&quot;&quot;&quot; &amp; [.H43] &amp; &quot;&quot;&quot;, &quot;&quot;awayTeam&quot;&quot;:&quot;&quot;&quot; &amp; [.I43] &amp; &quot;&quot;&quot;, &quot;&quot;homeTeamFrom&quot;&quot;:&quot;&quot;&quot; &amp; [.F43] &amp; &quot;&quot;&quot;, &quot;&quot;awayTeamFrom&quot;&quot;:&quot;&quot;&quot; &amp; [.G43] &amp; &quot;&quot;&quot;}&quot;" office:value-type="string" office:string-value="{&quot;__v&quot;:0,&quot;day&quot;:2,&quot;dateTime&quot;:65400000,&quot;duration&quot;:&quot;10m&quot;,&quot;pitch&quot;:&quot;12&quot;,&quot;competition&quot;:{&quot;name&quot;:&quot;U15&quot;, &quot;section&quot;:&quot;Girls Champions League&quot;, &quot;group&quot;:&quot;1&quot;},&quot;tag&quot;:&quot;21&quot;, &quot;homeTeam&quot;:&quot;2nd Group 2&quot;, &quot;awayTeam&quot;:&quot;Winner Group 3&quot;, &quot;homeTeamFrom&quot;:&quot;U15_Girls_G2_P2&quot;, &quot;awayTeamFrom&quot;:&quot;U15_Girls_G3_P1&quot;}" calcext:value-type="string">
            <text:p>{"__v":0,"day":2,"dateTime":65400000,"duration":"10m","pitch":"12","competition":{"name":"U15", "section":"Girls Champions League", "group":"1"},"tag":"21", "homeTeam":"2nd Group 2", "awayTeam":"Winner Group 3", "homeTeamFrom":"U15_Girls_G2_P2", "awayTeamFrom":"U15_Girls_G3_P1"}</text:p>
          </table:table-cell>
          <table:table-cell table:number-columns-repeated="1011"/>
        </table:table-row>
        <table:table-row table:style-name="ro1">
          <table:table-cell table:style-name="ce12" table:formula="of:=[.B44]" office:value-type="float" office:value="22" calcext:value-type="float">
            <text:p>22</text:p>
          </table:table-cell>
          <table:table-cell table:formula="of:=IF([.J44]&gt;[.J43];[.B43];[.B43]+1)"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FIRST_GAME_MS + ((DURATION_MS + GAME_GAP_MS) * ([.B44]-1)) + SECTION_GAP_MS" office:value-type="float" office:value="66120000" calcext:value-type="float">
            <text:p>661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4_P4&quot;" office:value-type="string" office:string-value="U15_Girls_G4_P4" calcext:value-type="string">
            <text:p>U15_Girls_G4_P4</text:p>
          </table:table-cell>
          <table:table-cell table:formula="of:=AGE_GROUP_TRANSLATED &amp; &quot;_&quot; &amp;SECTION_TRANSLATED &amp; &quot;_G1_P3&quot;" office:value-type="string" office:string-value="U15_Girls_G1_P3" calcext:value-type="string">
            <text:p>U15_Girls_G1_P3</text:p>
          </table:table-cell>
          <table:table-cell office:value-type="string" calcext:value-type="string">
            <text:p>4th Group 4</text:p>
          </table:table-cell>
          <table:table-cell office:value-type="string" calcext:value-type="string">
            <text:p>3rd Group 1</text:p>
          </table:table-cell>
          <table:table-cell table:style-name="ce17" table:formula="of:=IF(MOD([.$C44]; NUM_PITCHES)=0;INDEX(PITCHES;1;NUM_PITCHES);INDEX(PITCHES;1;MOD([.$C44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4] &amp; &quot;,&quot;&quot;duration&quot;&quot;:&quot;&quot;&quot; &amp; MATCH_DURATION &amp; &quot;m&quot;&quot;,&quot;&quot;pitch&quot;&quot;:&quot;&quot;&quot; &amp; [.J44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4] &amp; &quot;&quot;&quot;},&quot;&quot;tag&quot;&quot;:&quot;&quot;&quot; &amp; [.$A44] &amp; &quot;&quot;&quot;, &quot;&quot;homeTeam&quot;&quot;:&quot;&quot;&quot; &amp; [.H44] &amp; &quot;&quot;&quot;, &quot;&quot;awayTeam&quot;&quot;:&quot;&quot;&quot; &amp; [.I44] &amp; &quot;&quot;&quot;, &quot;&quot;homeTeamFrom&quot;&quot;:&quot;&quot;&quot; &amp; [.F44] &amp; &quot;&quot;&quot;, &quot;&quot;awayTeamFrom&quot;&quot;:&quot;&quot;&quot; &amp; [.G44] &amp; &quot;&quot;&quot;}&quot;" office:value-type="string" office:string-value="{&quot;__v&quot;:0,&quot;day&quot;:2,&quot;dateTime&quot;:66120000,&quot;duration&quot;:&quot;10m&quot;,&quot;pitch&quot;:&quot;11&quot;,&quot;competition&quot;:{&quot;name&quot;:&quot;U15&quot;, &quot;section&quot;:&quot;Girls Europa League&quot;, &quot;group&quot;:&quot;1&quot;},&quot;tag&quot;:&quot;22&quot;, &quot;homeTeam&quot;:&quot;4th Group 4&quot;, &quot;awayTeam&quot;:&quot;3rd Group 1&quot;, &quot;homeTeamFrom&quot;:&quot;U15_Girls_G4_P4&quot;, &quot;awayTeamFrom&quot;:&quot;U15_Girls_G1_P3&quot;}" calcext:value-type="string">
            <text:p>{"__v":0,"day":2,"dateTime":66120000,"duration":"10m","pitch":"11","competition":{"name":"U15", "section":"Girls Europa League", "group":"1"},"tag":"22", "homeTeam":"4th Group 4", "awayTeam":"3rd Group 1", "homeTeamFrom":"U15_Girls_G4_P4", "awayTeamFrom":"U15_Girls_G1_P3"}</text:p>
          </table:table-cell>
          <table:table-cell table:number-columns-repeated="1011"/>
        </table:table-row>
        <table:table-row table:style-name="ro1">
          <table:table-cell table:style-name="ce12" table:formula="of:=[.B45]" office:value-type="float" office:value="22" calcext:value-type="float">
            <text:p>22</text:p>
          </table:table-cell>
          <table:table-cell table:formula="of:=IF([.J45]&gt;[.J44];[.B44];[.B44]+1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FIRST_GAME_MS + ((DURATION_MS + GAME_GAP_MS) * ([.B45]-1)) + SECTION_GAP_MS" office:value-type="float" office:value="66120000" calcext:value-type="float">
            <text:p>66120000</text:p>
          </table:table-cell>
          <table:table-cell office:value-type="float" office:value="1" calcext:value-type="float">
            <text:p>1</text:p>
          </table:table-cell>
          <table:table-cell table:formula="of:=AGE_GROUP_TRANSLATED &amp; &quot;_&quot; &amp;SECTION_TRANSLATED &amp; &quot;_G2_P4&quot;" office:value-type="string" office:string-value="U15_Girls_G2_P4" calcext:value-type="string">
            <text:p>U15_Girls_G2_P4</text:p>
          </table:table-cell>
          <table:table-cell table:formula="of:=AGE_GROUP_TRANSLATED &amp; &quot;_&quot; &amp;SECTION_TRANSLATED &amp; &quot;_G3_P3&quot;" office:value-type="string" office:string-value="U15_Girls_G3_P3" calcext:value-type="string">
            <text:p>U15_Girls_G3_P3</text:p>
          </table:table-cell>
          <table:table-cell office:value-type="string" calcext:value-type="string">
            <text:p>4th Group 2</text:p>
          </table:table-cell>
          <table:table-cell office:value-type="string" calcext:value-type="string">
            <text:p>3rd Group 3</text:p>
          </table:table-cell>
          <table:table-cell table:style-name="ce17" table:formula="of:=IF(MOD([.$C45]; NUM_PITCHES)=0;INDEX(PITCHES;1;NUM_PITCHES);INDEX(PITCHES;1;MOD([.$C45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5] &amp; &quot;,&quot;&quot;duration&quot;&quot;:&quot;&quot;&quot; &amp; MATCH_DURATION &amp; &quot;m&quot;&quot;,&quot;&quot;pitch&quot;&quot;:&quot;&quot;&quot; &amp; [.J45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5] &amp; &quot;&quot;&quot;},&quot;&quot;tag&quot;&quot;:&quot;&quot;&quot; &amp; [.$A45] &amp; &quot;&quot;&quot;, &quot;&quot;homeTeam&quot;&quot;:&quot;&quot;&quot; &amp; [.H45] &amp; &quot;&quot;&quot;, &quot;&quot;awayTeam&quot;&quot;:&quot;&quot;&quot; &amp; [.I45] &amp; &quot;&quot;&quot;, &quot;&quot;homeTeamFrom&quot;&quot;:&quot;&quot;&quot; &amp; [.F45] &amp; &quot;&quot;&quot;, &quot;&quot;awayTeamFrom&quot;&quot;:&quot;&quot;&quot; &amp; [.G45] &amp; &quot;&quot;&quot;}&quot;" office:value-type="string" office:string-value="{&quot;__v&quot;:0,&quot;day&quot;:2,&quot;dateTime&quot;:66120000,&quot;duration&quot;:&quot;10m&quot;,&quot;pitch&quot;:&quot;12&quot;,&quot;competition&quot;:{&quot;name&quot;:&quot;U15&quot;, &quot;section&quot;:&quot;Girls Europa League&quot;, &quot;group&quot;:&quot;1&quot;},&quot;tag&quot;:&quot;22&quot;, &quot;homeTeam&quot;:&quot;4th Group 2&quot;, &quot;awayTeam&quot;:&quot;3rd Group 3&quot;, &quot;homeTeamFrom&quot;:&quot;U15_Girls_G2_P4&quot;, &quot;awayTeamFrom&quot;:&quot;U15_Girls_G3_P3&quot;}" calcext:value-type="string">
            <text:p>{"__v":0,"day":2,"dateTime":66120000,"duration":"10m","pitch":"12","competition":{"name":"U15", "section":"Girls Europa League", "group":"1"},"tag":"22", "homeTeam":"4th Group 2", "awayTeam":"3rd Group 3", "homeTeamFrom":"U15_Girls_G2_P4", "awayTeamFrom":"U15_Girls_G3_P3"}</text:p>
          </table:table-cell>
          <table:table-cell table:number-columns-repeated="1011"/>
        </table:table-row>
        <table:table-row table:style-name="ro3">
          <table:table-cell table:style-name="ce12" table:formula="of:=[.B46]" office:value-type="float" office:value="23" calcext:value-type="float">
            <text:p>23</text:p>
          </table:table-cell>
          <table:table-cell table:formula="of:=IF([.J46]&gt;[.J45];[.B45];[.B45]+1)"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formula="of:=FIRST_GAME_MS + ((DURATION_MS + GAME_GAP_MS) * ([.B46]-1)) + SECTION_GAP_MS" office:value-type="float" office:value="66840000" calcext:value-type="float">
            <text:p>6684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1_P2&quot;" office:value-type="string" office:string-value="U15_Girls_G1_P2" calcext:value-type="string">
            <text:p>U15_Girls_G1_P2</text:p>
          </table:table-cell>
          <table:table-cell table:formula="of:=AGE_GROUP_TRANSLATED &amp; &quot;_&quot; &amp;SECTION_TRANSLATED &amp; &quot;_G2_P1&quot;" office:value-type="string" office:string-value="U15_Girls_G2_P1" calcext:value-type="string">
            <text:p>U15_Girls_G2_P1</text:p>
          </table:table-cell>
          <table:table-cell office:value-type="string" calcext:value-type="string">
            <text:p>2<text:span text:style-name="T1">nd</text:span> Group 1</text:p>
          </table:table-cell>
          <table:table-cell office:value-type="string" calcext:value-type="string">
            <text:p>Winner Group 2</text:p>
          </table:table-cell>
          <table:table-cell table:style-name="ce17" table:formula="of:=IF(MOD([.$C46]; NUM_PITCHES)=0;INDEX(PITCHES;1;NUM_PITCHES);INDEX(PITCHES;1;MOD([.$C46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6] &amp; &quot;,&quot;&quot;duration&quot;&quot;:&quot;&quot;&quot; &amp; MATCH_DURATION &amp; &quot;m&quot;&quot;,&quot;&quot;pitch&quot;&quot;:&quot;&quot;&quot; &amp; [.J46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6] &amp; &quot;&quot;&quot;},&quot;&quot;tag&quot;&quot;:&quot;&quot;&quot; &amp; [.$A46] &amp; &quot;&quot;&quot;, &quot;&quot;homeTeam&quot;&quot;:&quot;&quot;&quot; &amp; [.H46] &amp; &quot;&quot;&quot;, &quot;&quot;awayTeam&quot;&quot;:&quot;&quot;&quot; &amp; [.I46] &amp; &quot;&quot;&quot;, &quot;&quot;homeTeamFrom&quot;&quot;:&quot;&quot;&quot; &amp; [.F46] &amp; &quot;&quot;&quot;, &quot;&quot;awayTeamFrom&quot;&quot;:&quot;&quot;&quot; &amp; [.G46] &amp; &quot;&quot;&quot;}&quot;" office:value-type="string" office:string-value="{&quot;__v&quot;:0,&quot;day&quot;:2,&quot;dateTime&quot;:66840000,&quot;duration&quot;:&quot;10m&quot;,&quot;pitch&quot;:&quot;11&quot;,&quot;competition&quot;:{&quot;name&quot;:&quot;U15&quot;, &quot;section&quot;:&quot;Girls Champions League&quot;, &quot;group&quot;:&quot;2&quot;},&quot;tag&quot;:&quot;23&quot;, &quot;homeTeam&quot;:&quot;2nd Group 1&quot;, &quot;awayTeam&quot;:&quot;Winner Group 2&quot;, &quot;homeTeamFrom&quot;:&quot;U15_Girls_G1_P2&quot;, &quot;awayTeamFrom&quot;:&quot;U15_Girls_G2_P1&quot;}" calcext:value-type="string">
            <text:p>{"__v":0,"day":2,"dateTime":66840000,"duration":"10m","pitch":"11","competition":{"name":"U15", "section":"Girls Champions League", "group":"2"},"tag":"23", "homeTeam":"2nd Group 1", "awayTeam":"Winner Group 2", "homeTeamFrom":"U15_Girls_G1_P2", "awayTeamFrom":"U15_Girls_G2_P1"}</text:p>
          </table:table-cell>
          <table:table-cell table:number-columns-repeated="1011"/>
        </table:table-row>
        <table:table-row table:style-name="ro3">
          <table:table-cell table:style-name="ce12" table:formula="of:=[.B47]" office:value-type="float" office:value="23" calcext:value-type="float">
            <text:p>23</text:p>
          </table:table-cell>
          <table:table-cell table:formula="of:=IF([.J47]&gt;[.J46];[.B46];[.B46]+1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table:formula="of:=FIRST_GAME_MS + ((DURATION_MS + GAME_GAP_MS) * ([.B47]-1)) + SECTION_GAP_MS" office:value-type="float" office:value="66840000" calcext:value-type="float">
            <text:p>6684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2&quot;" office:value-type="string" office:string-value="U15_Girls_G3_P2" calcext:value-type="string">
            <text:p>U15_Girls_G3_P2</text:p>
          </table:table-cell>
          <table:table-cell table:formula="of:=AGE_GROUP_TRANSLATED &amp; &quot;_&quot; &amp;SECTION_TRANSLATED &amp; &quot;_G4_P1&quot;" office:value-type="string" office:string-value="U15_Girls_G4_P1" calcext:value-type="string">
            <text:p>U15_Girls_G4_P1</text:p>
          </table:table-cell>
          <table:table-cell office:value-type="string" calcext:value-type="string">
            <text:p>2<text:span text:style-name="T1">nd</text:span> Group 3</text:p>
          </table:table-cell>
          <table:table-cell office:value-type="string" calcext:value-type="string">
            <text:p>Winner Group 4</text:p>
          </table:table-cell>
          <table:table-cell table:style-name="ce17" table:formula="of:=IF(MOD([.$C47]; NUM_PITCHES)=0;INDEX(PITCHES;1;NUM_PITCHES);INDEX(PITCHES;1;MOD([.$C47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7] &amp; &quot;,&quot;&quot;duration&quot;&quot;:&quot;&quot;&quot; &amp; MATCH_DURATION &amp; &quot;m&quot;&quot;,&quot;&quot;pitch&quot;&quot;:&quot;&quot;&quot; &amp; [.J47] &amp; &quot;&quot;&quot;,&quot;&quot;competition&quot;&quot;:{&quot;&quot;name&quot;&quot;:&quot;&quot;&quot; &amp; AGE_GROUP &amp; &quot;&quot;&quot;, &quot;&quot;section&quot;&quot;:&quot;&quot;&quot; &amp; S2_SEC1 &amp; &quot;&quot;&quot;, &quot;&quot;group&quot;&quot;:&quot;&quot;&quot; &amp; [.E47] &amp; &quot;&quot;&quot;},&quot;&quot;tag&quot;&quot;:&quot;&quot;&quot; &amp; [.$A47] &amp; &quot;&quot;&quot;, &quot;&quot;homeTeam&quot;&quot;:&quot;&quot;&quot; &amp; [.H47] &amp; &quot;&quot;&quot;, &quot;&quot;awayTeam&quot;&quot;:&quot;&quot;&quot; &amp; [.I47] &amp; &quot;&quot;&quot;, &quot;&quot;homeTeamFrom&quot;&quot;:&quot;&quot;&quot; &amp; [.F47] &amp; &quot;&quot;&quot;, &quot;&quot;awayTeamFrom&quot;&quot;:&quot;&quot;&quot; &amp; [.G47] &amp; &quot;&quot;&quot;}&quot;" office:value-type="string" office:string-value="{&quot;__v&quot;:0,&quot;day&quot;:2,&quot;dateTime&quot;:66840000,&quot;duration&quot;:&quot;10m&quot;,&quot;pitch&quot;:&quot;12&quot;,&quot;competition&quot;:{&quot;name&quot;:&quot;U15&quot;, &quot;section&quot;:&quot;Girls Champions League&quot;, &quot;group&quot;:&quot;2&quot;},&quot;tag&quot;:&quot;23&quot;, &quot;homeTeam&quot;:&quot;2nd Group 3&quot;, &quot;awayTeam&quot;:&quot;Winner Group 4&quot;, &quot;homeTeamFrom&quot;:&quot;U15_Girls_G3_P2&quot;, &quot;awayTeamFrom&quot;:&quot;U15_Girls_G4_P1&quot;}" calcext:value-type="string">
            <text:p>{"__v":0,"day":2,"dateTime":66840000,"duration":"10m","pitch":"12","competition":{"name":"U15", "section":"Girls Champions League", "group":"2"},"tag":"23", "homeTeam":"2nd Group 3", "awayTeam":"Winner Group 4", "homeTeamFrom":"U15_Girls_G3_P2", "awayTeamFrom":"U15_Girls_G4_P1"}</text:p>
          </table:table-cell>
          <table:table-cell table:number-columns-repeated="1011"/>
        </table:table-row>
        <table:table-row table:style-name="ro1">
          <table:table-cell table:style-name="ce12" table:formula="of:=[.B48]" office:value-type="float" office:value="24" calcext:value-type="float">
            <text:p>24</text:p>
          </table:table-cell>
          <table:table-cell table:formula="of:=IF([.J48]&gt;[.J47];[.B47];[.B47]+1)"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formula="of:=FIRST_GAME_MS + ((DURATION_MS + GAME_GAP_MS) * ([.B48]-1)) + SECTION_GAP_MS" office:value-type="float" office:value="67560000" calcext:value-type="float">
            <text:p>675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1_P4&quot;" office:value-type="string" office:string-value="U15_Girls_G1_P4" calcext:value-type="string">
            <text:p>U15_Girls_G1_P4</text:p>
          </table:table-cell>
          <table:table-cell table:formula="of:=AGE_GROUP_TRANSLATED &amp; &quot;_&quot; &amp;SECTION_TRANSLATED &amp; &quot;_G2_P3&quot;" office:value-type="string" office:string-value="U15_Girls_G2_P3" calcext:value-type="string">
            <text:p>U15_Girls_G2_P3</text:p>
          </table:table-cell>
          <table:table-cell office:value-type="string" calcext:value-type="string">
            <text:p>4th Group 1</text:p>
          </table:table-cell>
          <table:table-cell office:value-type="string" calcext:value-type="string">
            <text:p>3rd Group 2</text:p>
          </table:table-cell>
          <table:table-cell table:style-name="ce17" table:formula="of:=IF(MOD([.$C48]; NUM_PITCHES)=0;INDEX(PITCHES;1;NUM_PITCHES);INDEX(PITCHES;1;MOD([.$C48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48] &amp; &quot;,&quot;&quot;duration&quot;&quot;:&quot;&quot;&quot; &amp; MATCH_DURATION &amp; &quot;m&quot;&quot;,&quot;&quot;pitch&quot;&quot;:&quot;&quot;&quot; &amp; [.J48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8] &amp; &quot;&quot;&quot;},&quot;&quot;tag&quot;&quot;:&quot;&quot;&quot; &amp; [.$A48] &amp; &quot;&quot;&quot;, &quot;&quot;homeTeam&quot;&quot;:&quot;&quot;&quot; &amp; [.H48] &amp; &quot;&quot;&quot;, &quot;&quot;awayTeam&quot;&quot;:&quot;&quot;&quot; &amp; [.I48] &amp; &quot;&quot;&quot;, &quot;&quot;homeTeamFrom&quot;&quot;:&quot;&quot;&quot; &amp; [.F48] &amp; &quot;&quot;&quot;, &quot;&quot;awayTeamFrom&quot;&quot;:&quot;&quot;&quot; &amp; [.G48] &amp; &quot;&quot;&quot;}&quot;" office:value-type="string" office:string-value="{&quot;__v&quot;:0,&quot;day&quot;:2,&quot;dateTime&quot;:67560000,&quot;duration&quot;:&quot;10m&quot;,&quot;pitch&quot;:&quot;11&quot;,&quot;competition&quot;:{&quot;name&quot;:&quot;U15&quot;, &quot;section&quot;:&quot;Girls Europa League&quot;, &quot;group&quot;:&quot;2&quot;},&quot;tag&quot;:&quot;24&quot;, &quot;homeTeam&quot;:&quot;4th Group 1&quot;, &quot;awayTeam&quot;:&quot;3rd Group 2&quot;, &quot;homeTeamFrom&quot;:&quot;U15_Girls_G1_P4&quot;, &quot;awayTeamFrom&quot;:&quot;U15_Girls_G2_P3&quot;}" calcext:value-type="string">
            <text:p>{"__v":0,"day":2,"dateTime":67560000,"duration":"10m","pitch":"11","competition":{"name":"U15", "section":"Girls Europa League", "group":"2"},"tag":"24", "homeTeam":"4th Group 1", "awayTeam":"3rd Group 2", "homeTeamFrom":"U15_Girls_G1_P4", "awayTeamFrom":"U15_Girls_G2_P3"}</text:p>
          </table:table-cell>
          <table:table-cell table:number-columns-repeated="1011"/>
        </table:table-row>
        <table:table-row table:style-name="ro1">
          <table:table-cell table:style-name="ce12" table:formula="of:=[.B49]" office:value-type="float" office:value="24" calcext:value-type="float">
            <text:p>24</text:p>
          </table:table-cell>
          <table:table-cell table:formula="of:=IF([.J49]&gt;[.J48];[.B48];[.B48]+1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FIRST_GAME_MS + ((DURATION_MS + GAME_GAP_MS) * ([.B49]-1)) + SECTION_GAP_MS" office:value-type="float" office:value="67560000" calcext:value-type="float">
            <text:p>67560000</text:p>
          </table:table-cell>
          <table:table-cell office:value-type="float" office:value="2" calcext:value-type="float">
            <text:p>2</text:p>
          </table:table-cell>
          <table:table-cell table:formula="of:=AGE_GROUP_TRANSLATED &amp; &quot;_&quot; &amp;SECTION_TRANSLATED &amp; &quot;_G3_P4&quot;" office:value-type="string" office:string-value="U15_Girls_G3_P4" calcext:value-type="string">
            <text:p>U15_Girls_G3_P4</text:p>
          </table:table-cell>
          <table:table-cell table:formula="of:=AGE_GROUP_TRANSLATED &amp; &quot;_&quot; &amp;SECTION_TRANSLATED &amp; &quot;_G4_P3&quot;" office:value-type="string" office:string-value="U15_Girls_G4_P3" calcext:value-type="string">
            <text:p>U15_Girls_G4_P3</text:p>
          </table:table-cell>
          <table:table-cell office:value-type="string" calcext:value-type="string">
            <text:p>4th Group 3</text:p>
          </table:table-cell>
          <table:table-cell office:value-type="string" calcext:value-type="string">
            <text:p>3rd Group 4</text:p>
          </table:table-cell>
          <table:table-cell table:style-name="ce17" table:formula="of:=IF(MOD([.$C49]; NUM_PITCHES)=0;INDEX(PITCHES;1;NUM_PITCHES);INDEX(PITCHES;1;MOD([.$C49];NUM_PITCHES)))" office:value-type="float" office:value="12" calcext:value-type="float">
            <text:p>12</text:p>
          </table:table-cell>
          <table:table-cell table:style-name="ce19" table:formula="of:=&quot;{&quot;&quot;__v&quot;&quot;:0,&quot;&quot;day&quot;&quot;:&quot; &amp; MATCH_DAY &amp; &quot;,&quot;&quot;dateTime&quot;&quot;:&quot; &amp; [.$D49] &amp; &quot;,&quot;&quot;duration&quot;&quot;:&quot;&quot;&quot; &amp; MATCH_DURATION &amp; &quot;m&quot;&quot;,&quot;&quot;pitch&quot;&quot;:&quot;&quot;&quot; &amp; [.J49] &amp; &quot;&quot;&quot;,&quot;&quot;competition&quot;&quot;:{&quot;&quot;name&quot;&quot;:&quot;&quot;&quot; &amp; AGE_GROUP &amp; &quot;&quot;&quot;, &quot;&quot;section&quot;&quot;:&quot;&quot;&quot; &amp; S2_SEC2 &amp; &quot;&quot;&quot;, &quot;&quot;group&quot;&quot;:&quot;&quot;&quot; &amp; [.E49] &amp; &quot;&quot;&quot;},&quot;&quot;tag&quot;&quot;:&quot;&quot;&quot; &amp; [.$A49] &amp; &quot;&quot;&quot;, &quot;&quot;homeTeam&quot;&quot;:&quot;&quot;&quot; &amp; [.H49] &amp; &quot;&quot;&quot;, &quot;&quot;awayTeam&quot;&quot;:&quot;&quot;&quot; &amp; [.I49] &amp; &quot;&quot;&quot;, &quot;&quot;homeTeamFrom&quot;&quot;:&quot;&quot;&quot; &amp; [.F49] &amp; &quot;&quot;&quot;, &quot;&quot;awayTeamFrom&quot;&quot;:&quot;&quot;&quot; &amp; [.G49] &amp; &quot;&quot;&quot;}&quot;" office:value-type="string" office:string-value="{&quot;__v&quot;:0,&quot;day&quot;:2,&quot;dateTime&quot;:67560000,&quot;duration&quot;:&quot;10m&quot;,&quot;pitch&quot;:&quot;12&quot;,&quot;competition&quot;:{&quot;name&quot;:&quot;U15&quot;, &quot;section&quot;:&quot;Girls Europa League&quot;, &quot;group&quot;:&quot;2&quot;},&quot;tag&quot;:&quot;24&quot;, &quot;homeTeam&quot;:&quot;4th Group 3&quot;, &quot;awayTeam&quot;:&quot;3rd Group 4&quot;, &quot;homeTeamFrom&quot;:&quot;U15_Girls_G3_P4&quot;, &quot;awayTeamFrom&quot;:&quot;U15_Girls_G4_P3&quot;}" calcext:value-type="string">
            <text:p>{"__v":0,"day":2,"dateTime":67560000,"duration":"10m","pitch":"12","competition":{"name":"U15", "section":"Girls Europa League", "group":"2"},"tag":"24", "homeTeam":"4th Group 3", "awayTeam":"3rd Group 4", "homeTeamFrom":"U15_Girls_G3_P4", "awayTeamFrom":"U15_Girls_G4_P3"}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FIN</text:p>
          </table:table-cell>
          <table:table-cell table:formula="of:=IF([.J50]&gt;[.J49];[.B49];[.B49]+1)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FIRST_GAME_MS + ((DURATION_MS + GAME_GAP_MS) * ([.B50]-1)) + SECTION_GAP_MS * 2" office:value-type="float" office:value="68880000" calcext:value-type="float">
            <text:p>68880000</text:p>
          </table:table-cell>
          <table:table-cell/>
          <table:table-cell table:formula="of:=AGE_GROUP_TRANSLATED&amp;&quot;_&quot;&amp;S2_SEC1_TRANSLATED&amp;&quot;_G1_P1&quot;" office:value-type="string" office:string-value="U15_GirlsChampionsLeague_G1_P1" calcext:value-type="string">
            <text:p>U15_GirlsChampionsLeague_G1_P1</text:p>
          </table:table-cell>
          <table:table-cell table:formula="of:=AGE_GROUP_TRANSLATED&amp;&quot;_&quot;&amp;S2_SEC1_TRANSLATED&amp;&quot;_G2_P1&quot;" office:value-type="string" office:string-value="U15_GirlsChampionsLeague_G2_P1" calcext:value-type="string">
            <text:p>U15_GirlsChampions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17" table:formula="of:=IF(MOD([.$C50]; NUM_PITCHES)=0;INDEX(PITCHES;1;NUM_PITCHES);INDEX(PITCHES;1;MOD([.$C50];NUM_PITCHES)))" office:value-type="float" office:value="11" calcext:value-type="float">
            <text:p>11</text:p>
          </table:table-cell>
          <table:table-cell table:style-name="ce19" table:formula="of:=&quot;{&quot;&quot;__v&quot;&quot;:0,&quot;&quot;day&quot;&quot;:&quot; &amp; MATCH_DAY &amp; &quot;,&quot;&quot;dateTime&quot;&quot;:&quot; &amp; [.$D50] &amp; &quot;,&quot;&quot;duration&quot;&quot;:&quot;&quot;&quot; &amp; MATCH_DURATION &amp; &quot;m&quot;&quot;,&quot;&quot;pitch&quot;&quot;:&quot;&quot;&quot; &amp; [.J50] &amp; &quot;&quot;&quot;,&quot;&quot;competition&quot;&quot;:{&quot;&quot;name&quot;&quot;:&quot;&quot;&quot; &amp; AGE_GROUP &amp; &quot;&quot;&quot;, &quot;&quot;section&quot;&quot;:&quot;&quot;&quot; &amp; S2_SEC1 &amp; &quot;&quot;&quot;},&quot;&quot;tag&quot;&quot;:&quot;&quot;&quot; &amp; [.$A50] &amp; &quot;&quot;&quot;, &quot;&quot;homeTeam&quot;&quot;:&quot;&quot;&quot; &amp; [.H50] &amp; &quot;&quot;&quot;, &quot;&quot;awayTeam&quot;&quot;:&quot;&quot;&quot; &amp; [.I50] &amp; &quot;&quot;&quot;, &quot;&quot;homeTeamFrom&quot;&quot;:&quot;&quot;&quot; &amp; [.F50] &amp; &quot;&quot;&quot;, &quot;&quot;awayTeamFrom&quot;&quot;:&quot;&quot;&quot; &amp; [.G50] &amp; &quot;&quot;&quot;}&quot;" office:value-type="string" office:string-value="{&quot;__v&quot;:0,&quot;day&quot;:2,&quot;dateTime&quot;:68880000,&quot;duration&quot;:&quot;10m&quot;,&quot;pitch&quot;:&quot;11&quot;,&quot;competition&quot;:{&quot;name&quot;:&quot;U15&quot;, &quot;section&quot;:&quot;Girls Champions League&quot;},&quot;tag&quot;:&quot;FIN&quot;, &quot;homeTeam&quot;:&quot;Winner Group 1&quot;, &quot;awayTeam&quot;:&quot;Winner Group 2&quot;, &quot;homeTeamFrom&quot;:&quot;U15_GirlsChampionsLeague_G1_P1&quot;, &quot;awayTeamFrom&quot;:&quot;U15_GirlsChampionsLeague_G2_P1&quot;}" calcext:value-type="string">
            <text:p>{"__v":0,"day":2,"dateTime":68880000,"duration":"10m","pitch":"11","competition":{"name":"U15", "section":"Girls Champions League"},"tag":"FIN", "homeTeam":"Winner Group 1", "awayTeam":"Winner Group 2", "homeTeamFrom":"U15_GirlsChampionsLeague_G1_P1", "awayTeamFrom":"U15_GirlsChampionsLeague_G2_P1"}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FIN</text:p>
          </table:table-cell>
          <table:table-cell table:formula="of:=IF([.J51]&gt;[.J50];[.B50];[.B50]+1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FIRST_GAME_MS + ((DURATION_MS + GAME_GAP_MS) * ([.B51]-1)) + SECTION_GAP_MS * 2" office:value-type="float" office:value="68880000" calcext:value-type="float">
            <text:p>68880000</text:p>
          </table:table-cell>
          <table:table-cell/>
          <table:table-cell table:formula="of:=AGE_GROUP_TRANSLATED&amp;&quot;_&quot;&amp;S2_SEC2_TRANSLATED&amp;&quot;_G1_P1&quot;" office:value-type="string" office:string-value="U15_GirlsEuropaLeague_G1_P1" calcext:value-type="string">
            <text:p>U15_GirlsEuropaLeague_G1_P1</text:p>
          </table:table-cell>
          <table:table-cell table:formula="of:=AGE_GROUP_TRANSLATED&amp;&quot;_&quot;&amp;S2_SEC2_TRANSLATED&amp;&quot;_G2_P1&quot;" office:value-type="string" office:string-value="U15_GirlsEuropaLeague_G2_P1" calcext:value-type="string">
            <text:p>U15_GirlsEuropaLeague_G2_P1</text:p>
          </table:table-cell>
          <table:table-cell office:value-type="string" calcext:value-type="string">
            <text:p>Winner Group 1</text:p>
          </table:table-cell>
          <table:table-cell office:value-type="string" calcext:value-type="string">
            <text:p>Winner Group 2</text:p>
          </table:table-cell>
          <table:table-cell table:style-name="ce17" table:formula="of:=IF(MOD([.$C51]; NUM_PITCHES)=0;INDEX(PITCHES;1;NUM_PITCHES);INDEX(PITCHES;1;MOD([.$C51];NUM_PITCHES)))+1" office:value-type="float" office:value="13" calcext:value-type="float">
            <text:p>13</text:p>
          </table:table-cell>
          <table:table-cell table:style-name="ce19" table:formula="of:=&quot;{&quot;&quot;__v&quot;&quot;:0,&quot;&quot;day&quot;&quot;:&quot; &amp; MATCH_DAY &amp; &quot;,&quot;&quot;dateTime&quot;&quot;:&quot; &amp; [.$D51] &amp; &quot;,&quot;&quot;duration&quot;&quot;:&quot;&quot;&quot; &amp; MATCH_DURATION &amp; &quot;m&quot;&quot;,&quot;&quot;pitch&quot;&quot;:&quot;&quot;&quot; &amp; [.J51] &amp; &quot;&quot;&quot;,&quot;&quot;competition&quot;&quot;:{&quot;&quot;name&quot;&quot;:&quot;&quot;&quot; &amp; AGE_GROUP &amp; &quot;&quot;&quot;, &quot;&quot;section&quot;&quot;:&quot;&quot;&quot; &amp; S2_SEC2 &amp; &quot;&quot;&quot;},&quot;&quot;tag&quot;&quot;:&quot;&quot;&quot; &amp; [.$A51] &amp; &quot;&quot;&quot;, &quot;&quot;homeTeam&quot;&quot;:&quot;&quot;&quot; &amp; [.H51] &amp; &quot;&quot;&quot;, &quot;&quot;awayTeam&quot;&quot;:&quot;&quot;&quot; &amp; [.I51] &amp; &quot;&quot;&quot;, &quot;&quot;homeTeamFrom&quot;&quot;:&quot;&quot;&quot; &amp; [.F51] &amp; &quot;&quot;&quot;, &quot;&quot;awayTeamFrom&quot;&quot;:&quot;&quot;&quot; &amp; [.G51] &amp; &quot;&quot;&quot;}&quot;" office:value-type="string" office:string-value="{&quot;__v&quot;:0,&quot;day&quot;:2,&quot;dateTime&quot;:68880000,&quot;duration&quot;:&quot;10m&quot;,&quot;pitch&quot;:&quot;13&quot;,&quot;competition&quot;:{&quot;name&quot;:&quot;U15&quot;, &quot;section&quot;:&quot;Girls Europa League&quot;},&quot;tag&quot;:&quot;FIN&quot;, &quot;homeTeam&quot;:&quot;Winner Group 1&quot;, &quot;awayTeam&quot;:&quot;Winner Group 2&quot;, &quot;homeTeamFrom&quot;:&quot;U15_GirlsEuropaLeague_G1_P1&quot;, &quot;awayTeamFrom&quot;:&quot;U15_GirlsEuropaLeague_G2_P1&quot;}" calcext:value-type="string">
            <text:p>{"__v":0,"day":2,"dateTime":68880000,"duration":"10m","pitch":"13","competition":{"name":"U15", "section":"Girls Europa League"},"tag":"FIN", "homeTeam":"Winner Group 1", "awayTeam":"Winner Group 2", "homeTeamFrom":"U15_GirlsEuropaLeague_G1_P1", "awayTeamFrom":"U15_GirlsEuropaLeague_G2_P1"}</text:p>
          </table:table-cell>
          <table:table-cell table:number-columns-repeated="1011"/>
        </table:table-row>
        <table:table-row table:style-name="ro1" table:number-rows-repeated="23">
          <table:table-cell table:number-columns-repeated="1022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style-name="ce31"/>
          <table:table-cell table:style-name="ce32"/>
          <table:table-cell table:number-columns-repeated="1013"/>
        </table:table-row>
        <table:table-row table:style-name="ro1" table:number-rows-repeated="104849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>
        <table:named-range table:name="AGE_GROUP" table:base-cell-address="$'TEAM NAMES'.$B$2" table:cell-range-address="$'TEAM NAMES'.$B$2"/>
        <table:named-range table:name="AGE_GROUP_TRANSLATED" table:base-cell-address="$'TEAM NAMES'.$B$26" table:cell-range-address="$'TEAM NAMES'.$B$30"/>
        <table:named-range table:name="DURATION_MS" table:base-cell-address="$'TEAM NAMES'.$B$28" table:cell-range-address="$'TEAM NAMES'.$B$36"/>
        <table:named-range table:name="FIRST_GAME_MS" table:base-cell-address="$'TEAM NAMES'.$B$27" table:cell-range-address="$'TEAM NAMES'.$B$35"/>
        <table:named-range table:name="GAME_GAP" table:base-cell-address="$'TEAM NAMES'.$H$2" table:cell-range-address="$'TEAM NAMES'.$B$17"/>
        <table:named-range table:name="GAME_GAP_MS" table:base-cell-address="$'TEAM NAMES'.$B$29" table:cell-range-address="$'TEAM NAMES'.$B$37"/>
        <table:named-range table:name="HH" table:base-cell-address="$'TEAM NAMES'.$B$26" table:cell-range-address="$'TEAM NAMES'.$B$34"/>
        <table:named-range table:name="HH_START" table:base-cell-address="$'TEAM NAMES'.$B$26" table:cell-range-address="$'TEAM NAMES'.$B$34"/>
        <table:named-range table:name="MATCH_DAY" table:base-cell-address="$'TEAM NAMES'.$E$2" table:cell-range-address="$'TEAM NAMES'.$B$15"/>
        <table:named-range table:name="MATCH_DURATION" table:base-cell-address="$'TEAM NAMES'.$F$3" table:cell-range-address="$'TEAM NAMES'.$C$16"/>
        <table:named-range table:name="MM_START" table:base-cell-address="$'TEAM NAMES'.$C$26" table:cell-range-address="$'TEAM NAMES'.$C$34"/>
        <table:named-range table:name="NUM_PITCHES" table:base-cell-address="$'TEAM NAMES'.$B$37" table:cell-range-address="$'TEAM NAMES'.$B$39"/>
        <table:named-range table:name="PITCHES" table:base-cell-address="$'TEAM NAMES'.$B$17" table:cell-range-address="$'TEAM NAMES'.$B$18:.$E$18"/>
        <table:named-range table:name="S2_SEC1" table:base-cell-address="$'TEAM NAMES'.$D$2" table:cell-range-address="$'TEAM NAMES'.$C$2"/>
        <table:named-range table:name="S2_SEC1_TRANSLATED" table:base-cell-address="$'TEAM NAMES'.$B$28" table:cell-range-address="$'TEAM NAMES'.$B$32"/>
        <table:named-range table:name="S2_SEC2" table:base-cell-address="$'TEAM NAMES'.$D$3" table:cell-range-address="$'TEAM NAMES'.$C$3"/>
        <table:named-range table:name="S2_SEC2_TRANSLATED" table:base-cell-address="$'TEAM NAMES'.$B$29" table:cell-range-address="$'TEAM NAMES'.$B$33"/>
        <table:named-range table:name="SECTION" table:base-cell-address="$'TEAM NAMES'.$B$2" table:cell-range-address="$'TEAM NAMES'.$B$3"/>
        <table:named-range table:name="SECTION_GAP" table:base-cell-address="$'TEAM NAMES'.$H$3" table:cell-range-address="$'TEAM NAMES'.$C$17"/>
        <table:named-range table:name="SECTION_GAP_MS" table:base-cell-address="$'TEAM NAMES'.$B$30" table:cell-range-address="$'TEAM NAMES'.$B$38"/>
        <table:named-range table:name="SECTION_TRANSLATED" table:base-cell-address="$'TEAM NAMES'.$B$27" table:cell-range-address="$'TEAM NAMES'.$B$31"/>
        <table:named-range table:name="START_TIME" table:base-cell-address="$'TEAM NAMES'.$F$2" table:cell-range-address="$'TEAM NAMES'.$B$16"/>
        <table:named-range table:name="TRANSLATED_TEAM_NAMES" table:base-cell-address="$'TEAM NAMES'.$A$21" table:cell-range-address="$'TEAM NAMES'.$A$21:.$E$2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£</loext:text>
      <loext:fill-character> </loext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0" loext:min-decimal-places="0" number:min-integer-digits="0"/>
    </number:number-style>
    <number:number-style style:name="N144P0" style:volatile="true">
      <number:text>£</number:text>
      <number:number number:decimal-places="0" loext:min-decimal-places="0" number:min-integer-digits="1" number:grouping="true"/>
    </number:number-style>
    <number:number-style style:name="N144">
      <number:text>-£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loext:min-decimal-places="0" number:min-integer-digits="1" number:grouping="true"/>
    </number:number-style>
    <number:number-style style:name="N14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text>£</number:text>
      <number:number number:decimal-places="2" loext:min-decimal-places="2" number:min-integer-digits="1" number:grouping="true"/>
    </number:number-style>
    <number:number-style style:name="N146">
      <number:text>-£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2" loext:min-decimal-places="2" number:min-integer-digits="1" number:grouping="true"/>
    </number:number-style>
    <number:number-style style:name="N14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£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5f_Sheet3" style:display-name="Normal_Sheet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1496.99mm" fo:page-height="1297.01mm" style:num-format="1" style:print-orientation="landscape" style:shadow="none" fo:background-color="transparent" style:first-page-number="continue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 style:data-style-name="N2" text:time-value="01:07:46.012589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04:19:03</meta:creation-date>
    <dc:date>2018-04-29T20:15:23.772569250</dc:date>
    <meta:generator>LibreOffice/5.1.6.2$Linux_X86_64 LibreOffice_project/10m0$Build-2</meta:generator>
    <meta:editing-duration>P4DT2H7M42S</meta:editing-duration>
    <meta:editing-cycles>115</meta:editing-cycles>
    <dc:creator>Darren Davison</dc:creator>
    <meta:document-statistic meta:table-count="14" meta:cell-count="5350" meta:object-count="0"/>
  </office:meta>
</office:document-meta>
</file>